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0717in"/>
    </style:style>
    <style:style style:name="co10" style:family="table-column">
      <style:table-column-properties fo:break-before="auto" style:column-width="1.1008in"/>
    </style:style>
    <style:style style:name="co11" style:family="table-column">
      <style:table-column-properties fo:break-before="auto" style:column-width="3.9075in"/>
    </style:style>
    <style:style style:name="co12" style:family="table-column">
      <style:table-column-properties fo:break-before="auto" style:column-width="3.2035in"/>
    </style:style>
    <style:style style:name="co6" style:family="table-column">
      <style:table-column-properties fo:break-before="auto" style:column-width="0.9in"/>
    </style:style>
    <style:style style:name="co7" style:family="table-column">
      <style:table-column-properties fo:break-before="auto" style:column-width="0.8827in"/>
    </style:style>
    <style:style style:name="co13" style:family="table-column">
      <style:table-column-properties fo:break-before="auto" style:column-width="2.8228in"/>
    </style:style>
    <style:style style:name="co14" style:family="table-column">
      <style:table-column-properties fo:break-before="auto" style:column-width="1.4189in"/>
    </style:style>
    <style:style style:name="co15" style:family="table-column">
      <style:table-column-properties fo:break-before="auto" style:column-width="0.7874in"/>
    </style:style>
    <style:style style:name="co16" style:family="table-column">
      <style:table-column-properties fo:break-before="auto" style:column-width="0.9929in"/>
    </style:style>
    <style:style style:name="co17" style:family="table-column">
      <style:table-column-properties fo:break-before="auto" style:column-width="3.0807in"/>
    </style:style>
    <style:style style:name="co18" style:family="table-column">
      <style:table-column-properties fo:break-before="auto" style:column-width="0.5717in"/>
    </style:style>
    <style:style style:name="co19" style:family="table-column">
      <style:table-column-properties fo:break-before="auto" style:column-width="3.902in"/>
    </style:style>
    <style:style style:name="co20" style:family="table-column">
      <style:table-column-properties fo:break-before="auto" style:column-width="3.4236in"/>
    </style:style>
    <style:style style:name="co21" style:family="table-column">
      <style:table-column-properties fo:break-before="auto" style:column-width="0.5465in"/>
    </style:style>
    <style:style style:name="co22" style:family="table-column">
      <style:table-column-properties fo:break-before="auto" style:column-width="0.0693in"/>
    </style:style>
    <style:style style:name="co23" style:family="table-column">
      <style:table-column-properties fo:break-before="auto" style:column-width="3.3in"/>
    </style:style>
    <style:style style:name="co24" style:family="table-column">
      <style:table-column-properties fo:break-before="auto" style:column-width="3.9701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>
      <style:table-cell-properties fo:border-bottom="none" fo:background-color="#ff950e" style:text-align-source="fix" style:repeat-content="false" fo:border-left="0.79pt solid #000000" fo:border-right="none" fo:border-top="0.79pt solid #000000"/>
      <style:paragraph-properties fo:text-align="start" fo:margin-left="0in"/>
      <style:text-properties style:text-position="" fo:font-size="12pt" style:font-size-asian="12pt" style:font-size-complex="12pt"/>
    </style:style>
    <style:style style:name="ce12" style:family="table-cell" style:parent-style-name="Default">
      <style:table-cell-properties fo:border-bottom="none" fo:background-color="#ff950e" style:text-align-source="fix" style:repeat-content="false" fo:border-left="0.79pt solid #000000" fo:border-right="none" fo:border-top="none"/>
      <style:paragraph-properties fo:text-align="start" fo:margin-left="0in"/>
      <style:text-properties style:text-position="" fo:font-size="12pt" style:font-size-asian="12pt" style:font-size-complex="12pt"/>
    </style:style>
    <style:style style:name="ce13" style:family="table-cell" style:parent-style-name="Default">
      <style:table-cell-properties fo:border-bottom="0.79pt solid #000000" fo:background-color="#ff950e" fo:border-left="0.79pt solid #000000" fo:border-right="none" fo:border-top="none"/>
      <style:text-properties style:text-position="" fo:font-size="12pt" style:font-size-asian="12pt" style:font-size-complex="12pt"/>
    </style:style>
    <style:style style:name="ce14" style:family="table-cell" style:parent-style-name="Default">
      <style:table-cell-properties fo:border-bottom="none" fo:background-color="#ff950e" fo:border-left="0.79pt solid #000000" fo:border-right="none" fo:border-top="none"/>
      <style:text-properties style:text-position="" fo:font-size="12pt" style:font-size-asian="12pt" style:font-size-complex="12pt"/>
    </style:style>
    <style:style style:name="ce15" style:family="table-cell" style:parent-style-name="Default">
      <style:table-cell-properties fo:border-bottom="none" fo:background-color="#ff950e" fo:border-left="0.79pt solid #000000" fo:border-right="none" fo:border-top="none"/>
      <style:text-properties style:text-position="" style:font-name="Arial" fo:font-size="12pt" style:font-name-asian="WenQuanYi Micro Hei" style:font-size-asian="12pt" style:font-name-complex="Lohit Hindi" style:font-size-complex="12pt"/>
    </style:style>
    <style:style style:name="ce16" style:family="table-cell" style:parent-style-name="Default">
      <style:table-cell-properties fo:border-bottom="none" fo:background-color="#83caff" style:text-align-source="fix" style:repeat-content="false" fo:border-left="none" fo:border-right="0.79pt solid #000000" fo:border-top="0.79pt solid #000000"/>
      <style:paragraph-properties fo:text-align="end" fo:margin-left="0in"/>
      <style:text-properties style:text-position="" fo:font-size="10pt" style:font-size-asian="10pt" style:font-size-complex="10pt"/>
    </style:style>
    <style:style style:name="ce17" style:family="table-cell" style:parent-style-name="Default">
      <style:table-cell-properties fo:border-bottom="none" fo:background-color="#83caff" style:text-align-source="fix" style:repeat-content="false" fo:border-left="none" fo:border-right="0.79pt solid #000000" fo:border-top="none"/>
      <style:paragraph-properties fo:text-align="end" fo:margin-left="0in"/>
      <style:text-properties style:text-position="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style:text-position=""/>
    </style:style>
    <style:style style:name="ce21" style:family="table-cell" style:parent-style-name="Default">
      <style:table-cell-properties fo:background-color="#ffff99"/>
      <style:text-properties style:text-position="" style:font-name="Arial" fo:font-size="10pt" style:font-name-asian="WenQuanYi Micro Hei" style:font-size-asian="10pt" style:font-name-complex="Lohit Hindi" style:font-size-complex="10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3" style:family="table-cell" style:parent-style-name="Default">
      <style:text-properties style:text-position="" style:font-name="Arial" fo:font-size="10pt" style:font-name-asian="WenQuanYi Micro Hei" style:font-size-asian="10pt" style:font-name-complex="Lohit Hindi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size="12pt" style:font-size-asian="12pt" style:font-size-complex="12pt"/>
    </style:style>
    <style:style style:name="ce24" style:family="table-cell" style:parent-style-name="Default" style:data-style-name="N100">
      <style:text-properties style:text-position="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0.54pt double #ff3333" style:border-line-width-bottom="0.0075in 0.0138in 0.0075in" fo:border-left="none" fo:border-right="none" fo:border-top="none"/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0.54pt double #ff3333" style:border-line-width-bottom="0.0075in 0.0138in 0.0075in" style:text-align-source="fix" style:repeat-content="false" fo:border-left="none" fo:border-right="none" fo:border-top="none"/>
      <style:paragraph-properties fo:text-align="start" fo:margin-left="0in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34" style:family="table-cell" style:parent-style-name="Default">
      <style:table-cell-properties fo:border-bottom="0.54pt double #ff3333" style:border-line-width-bottom="0.0075in 0.0138in 0.0075in" style:text-align-source="fix" style:repeat-content="false" fo:border-left="none" fo:border-right="none" fo:border-top="none"/>
      <style:paragraph-properties fo:text-align="start" fo:margin-left="0in"/>
      <style:text-properties fo:font-size="10pt" style:font-size-asian="10pt" style:font-size-complex="10pt"/>
    </style:style>
    <style:style style:name="ce35" style:family="table-cell" style:parent-style-name="Default">
      <style:table-cell-properties fo:border-bottom="0.54pt double #ff3333" style:border-line-width-bottom="0.0075in 0.0138in 0.0075in" fo:border-left="none" fo:border-right="none" fo:border-top="none"/>
      <style:text-properties fo:font-size="10pt" style:font-size-asian="10pt" style:font-size-complex="10pt"/>
    </style:style>
    <style:style style:name="ce36" style:family="table-cell" style:parent-style-name="Default">
      <style:table-cell-properties fo:background-color="#c0c0c0"/>
    </style:style>
    <style:style style:name="ce37" style:family="table-cell" style:parent-style-name="Default">
      <style:table-cell-properties fo:background-color="#33cc66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fo:background-color="#ffff00"/>
    </style:style>
    <style:style style:name="ce40" style:family="table-cell" style:parent-style-name="Default">
      <style:table-cell-properties fo:background-color="#ff8080"/>
    </style:style>
  </office:automatic-styles>
  <office:body>
    <office:spreadsheet>
      <table:table table:name="data" table:style-name="ta1">
        <table:table-column table:style-name="co6" table:default-cell-style-name="ce27"/>
        <table:table-column table:style-name="co7" table:default-cell-style-name="ce27"/>
        <table:table-column table:style-name="co13" table:default-cell-style-name="ce27"/>
        <table:table-column table:style-name="co14" table:default-cell-style-name="ce30"/>
        <table:table-column table:style-name="co15" table:number-columns-repeated="2" table:default-cell-style-name="ce30"/>
        <table:table-column table:style-name="co16" table:default-cell-style-name="ce30"/>
        <table:table-column table:style-name="co17" table:default-cell-style-name="ce27"/>
        <table:table-column table:style-name="co8" table:default-cell-style-name="Default"/>
        <table:table-row table:style-name="ro1">
          <table:table-cell/>
          <table:table-cell office:value-type="string">
            <text:p>Prefix</text:p>
          </table:table-cell>
          <table:table-cell table:style-name="ce29" office:value-type="string">
            <text:p>Feature</text:p>
          </table:table-cell>
          <table:table-cell office:value-type="string">
            <text:p>Size</text:p>
          </table:table-cell>
          <table:table-cell office:value-type="string">
            <text:p>Zdescr</text:p>
          </table:table-cell>
          <table:table-cell office:value-type="string">
            <text:p>subfolder</text:p>
          </table:table-cell>
          <table:table-cell office:value-type="string">
            <text:p>size</text:p>
          </table:table-cell>
          <table:table-cell office:value-type="string">
            <text:p>File Group</text:p>
          </table:table-cell>
          <table:table-cell office:value-type="string">
            <text:p>Type</text:p>
          </table:table-cell>
        </table:table-row>
        <table:table-row table:style-name="ro1">
          <table:table-cell/>
          <table:table-cell office:value-type="string">
            <text:p>GAF</text:p>
          </table:table-cell>
          <table:table-cell table:style-name="ce30" office:value-type="string">
            <text:p>ADD_ATTRIBUTE</text:p>
          </table:table-cell>
          <table:table-cell office:value-type="string">
            <text:p>TINY</text:p>
          </table:table-cell>
          <table:table-cell table:style-name="ce33" table:formula="of:=IF(ISERROR(VLOOKUP([.D2];[subfolders.$B$2:.$E$19];4;0));&quot;&quot;;VLOOKUP([.D2];[subfolders.$B$2:.$E$19];4;0))" office:value-type="string" office:string-value="TINY">
            <text:p>TINY</text:p>
          </table:table-cell>
          <table:table-cell table:style-name="Default" table:formula="of:=IF(ISERROR(VLOOKUP([.D2];[subfolders.$B$2:.$C$19];2;0));&quot;&quot;;VLOOKUP([.D2];[subfolders.$B$2:.$C$19];2;0))" office:value-type="string" office:string-value="22x22">
            <text:p>22x22</text:p>
          </table:table-cell>
          <table:table-cell table:style-name="Default" table:formula="of:=IF(ISERROR(VLOOKUP([.D2];[subfolders.$B$2:.$D$19];3;0));&quot;&quot;;VLOOKUP([.D2];[subfolders.$B$2:.$D$19];3;0))" office:value-type="string" office:string-value="22x22">
            <text:p>22x22</text:p>
          </table:table-cell>
          <table:table-cell table:formula="of:=IF([.G2]&lt;&gt;&quot;&quot;;LOWER([.B2])&amp;&quot;_&quot;&amp;LOWER([.C2])&amp;&quot;_&quot;&amp;[.G2]&amp;&quot;.&quot;&amp;[.I2];LOWER([.B2])&amp;&quot;_&quot;&amp;LOWER([.C2])&amp;&quot;_&quot;&amp;LOWER([.D2])&amp;&quot;.&quot;&amp;[.I2])" office:value-type="string" office:string-value="gaf_add_attribute_22x22.png">
            <text:p>gaf_add_attribute_22x2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AF</text:p>
          </table:table-cell>
          <table:table-cell table:style-name="ce30" office:value-type="string">
            <text:p>ADD_ATTRIBUTE</text:p>
          </table:table-cell>
          <table:table-cell office:value-type="string">
            <text:p>SMALL</text:p>
          </table:table-cell>
          <table:table-cell table:style-name="ce33" table:formula="of:=IF(ISERROR(VLOOKUP([.D3];[subfolders.$B$2:.$E$19];4;0));&quot;&quot;;VLOOKUP([.D3];[subfolders.$B$2:.$E$19];4;0))" office:value-type="string" office:string-value="SMALL">
            <text:p>SMALL</text:p>
          </table:table-cell>
          <table:table-cell table:style-name="Default" table:formula="of:=IF(ISERROR(VLOOKUP([.D3];[subfolders.$B$2:.$C$19];2;0));&quot;&quot;;VLOOKUP([.D3];[subfolders.$B$2:.$C$19];2;0))" office:value-type="string" office:string-value="24x24">
            <text:p>24x24</text:p>
          </table:table-cell>
          <table:table-cell table:style-name="Default" table:formula="of:=IF(ISERROR(VLOOKUP([.D3];[subfolders.$B$2:.$D$19];3;0));&quot;&quot;;VLOOKUP([.D3];[subfolders.$B$2:.$D$19];3;0))" office:value-type="string" office:string-value="24x24">
            <text:p>24x24</text:p>
          </table:table-cell>
          <table:table-cell table:formula="of:=IF([.G3]&lt;&gt;&quot;&quot;;LOWER([.B3])&amp;&quot;_&quot;&amp;LOWER([.C3])&amp;&quot;_&quot;&amp;[.G3]&amp;&quot;.&quot;&amp;[.I3];LOWER([.B3])&amp;&quot;_&quot;&amp;LOWER([.C3])&amp;&quot;_&quot;&amp;LOWER([.D3])&amp;&quot;.&quot;&amp;[.I3])" office:value-type="string" office:string-value="gaf_add_attribute_24x24.png">
            <text:p>gaf_add_attribute_24x24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AF</text:p>
          </table:table-cell>
          <table:table-cell table:style-name="ce30" office:value-type="string">
            <text:p>ADD_ATTRIBUTE</text:p>
          </table:table-cell>
          <table:table-cell office:value-type="string">
            <text:p>MEDIUM</text:p>
          </table:table-cell>
          <table:table-cell table:style-name="ce33" table:formula="of:=IF(ISERROR(VLOOKUP([.D4];[subfolders.$B$2:.$E$19];4;0));&quot;&quot;;VLOOKUP([.D4];[subfolders.$B$2:.$E$19];4;0))" office:value-type="string" office:string-value="MEDIUM">
            <text:p>MEDIUM</text:p>
          </table:table-cell>
          <table:table-cell table:style-name="Default" table:formula="of:=IF(ISERROR(VLOOKUP([.D4];[subfolders.$B$2:.$C$19];2;0));&quot;&quot;;VLOOKUP([.D4];[subfolders.$B$2:.$C$19];2;0))" office:value-type="string" office:string-value="26x26">
            <text:p>26x26</text:p>
          </table:table-cell>
          <table:table-cell table:style-name="Default" table:formula="of:=IF(ISERROR(VLOOKUP([.D4];[subfolders.$B$2:.$D$19];3;0));&quot;&quot;;VLOOKUP([.D4];[subfolders.$B$2:.$D$19];3;0))" office:value-type="string" office:string-value="26x26">
            <text:p>26x26</text:p>
          </table:table-cell>
          <table:table-cell table:formula="of:=IF([.G4]&lt;&gt;&quot;&quot;;LOWER([.B4])&amp;&quot;_&quot;&amp;LOWER([.C4])&amp;&quot;_&quot;&amp;[.G4]&amp;&quot;.&quot;&amp;[.I4];LOWER([.B4])&amp;&quot;_&quot;&amp;LOWER([.C4])&amp;&quot;_&quot;&amp;LOWER([.D4])&amp;&quot;.&quot;&amp;[.I4])" office:value-type="string" office:string-value="gaf_add_attribute_26x26.png">
            <text:p>gaf_add_attribute_2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AF</text:p>
          </table:table-cell>
          <table:table-cell table:style-name="ce30" office:value-type="string">
            <text:p>ADD_ATTRIBUTE</text:p>
          </table:table-cell>
          <table:table-cell office:value-type="string">
            <text:p>LARGE</text:p>
          </table:table-cell>
          <table:table-cell table:style-name="ce33" table:formula="of:=IF(ISERROR(VLOOKUP([.D5];[subfolders.$B$2:.$E$19];4;0));&quot;&quot;;VLOOKUP([.D5];[subfolders.$B$2:.$E$19];4;0))" office:value-type="string" office:string-value="LARGE">
            <text:p>LARGE</text:p>
          </table:table-cell>
          <table:table-cell table:style-name="Default" table:formula="of:=IF(ISERROR(VLOOKUP([.D5];[subfolders.$B$2:.$C$19];2;0));&quot;&quot;;VLOOKUP([.D5];[subfolders.$B$2:.$C$19];2;0))" office:value-type="string" office:string-value="28x28">
            <text:p>28x28</text:p>
          </table:table-cell>
          <table:table-cell table:style-name="Default" table:formula="of:=IF(ISERROR(VLOOKUP([.D5];[subfolders.$B$2:.$D$19];3;0));&quot;&quot;;VLOOKUP([.D5];[subfolders.$B$2:.$D$19];3;0))" office:value-type="string" office:string-value="28x28">
            <text:p>28x28</text:p>
          </table:table-cell>
          <table:table-cell table:formula="of:=IF([.G5]&lt;&gt;&quot;&quot;;LOWER([.B5])&amp;&quot;_&quot;&amp;LOWER([.C5])&amp;&quot;_&quot;&amp;[.G5]&amp;&quot;.&quot;&amp;[.I5];LOWER([.B5])&amp;&quot;_&quot;&amp;LOWER([.C5])&amp;&quot;_&quot;&amp;LOWER([.D5])&amp;&quot;.&quot;&amp;[.I5])" office:value-type="string" office:string-value="gaf_add_attribute_28x28.png">
            <text:p>gaf_add_attribute_28x2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AF</text:p>
          </table:table-cell>
          <table:table-cell table:style-name="ce30" office:value-type="string">
            <text:p>ADD_ATTRIBUTE</text:p>
          </table:table-cell>
          <table:table-cell office:value-type="string">
            <text:p>XLARGE</text:p>
          </table:table-cell>
          <table:table-cell table:style-name="ce33" table:formula="of:=IF(ISERROR(VLOOKUP([.D6];[subfolders.$B$2:.$E$19];4;0));&quot;&quot;;VLOOKUP([.D6];[subfolders.$B$2:.$E$19];4;0))" office:value-type="string" office:string-value="XLARGE">
            <text:p>XLARGE</text:p>
          </table:table-cell>
          <table:table-cell table:style-name="Default" table:formula="of:=IF(ISERROR(VLOOKUP([.D6];[subfolders.$B$2:.$C$19];2;0));&quot;&quot;;VLOOKUP([.D6];[subfolders.$B$2:.$C$19];2;0))" office:value-type="string" office:string-value="32x32">
            <text:p>32x32</text:p>
          </table:table-cell>
          <table:table-cell table:style-name="Default" table:formula="of:=IF(ISERROR(VLOOKUP([.D6];[subfolders.$B$2:.$D$19];3;0));&quot;&quot;;VLOOKUP([.D6];[subfolders.$B$2:.$D$19];3;0))" office:value-type="string" office:string-value="32x32">
            <text:p>32x32</text:p>
          </table:table-cell>
          <table:table-cell table:formula="of:=IF([.G6]&lt;&gt;&quot;&quot;;LOWER([.B6])&amp;&quot;_&quot;&amp;LOWER([.C6])&amp;&quot;_&quot;&amp;[.G6]&amp;&quot;.&quot;&amp;[.I6];LOWER([.B6])&amp;&quot;_&quot;&amp;LOWER([.C6])&amp;&quot;_&quot;&amp;LOWER([.D6])&amp;&quot;.&quot;&amp;[.I6])" office:value-type="string" office:string-value="gaf_add_attribute_32x32.png">
            <text:p>gaf_add_attribute_32x3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AF</text:p>
          </table:table-cell>
          <table:table-cell table:style-name="ce30" office:value-type="string">
            <text:p>DEMOTE</text:p>
          </table:table-cell>
          <table:table-cell office:value-type="string">
            <text:p>TINY</text:p>
          </table:table-cell>
          <table:table-cell table:style-name="ce33" table:formula="of:=IF(ISERROR(VLOOKUP([.D7];[subfolders.$B$2:.$E$19];4;0));&quot;&quot;;VLOOKUP([.D7];[subfolders.$B$2:.$E$19];4;0))" office:value-type="string" office:string-value="TINY">
            <text:p>TINY</text:p>
          </table:table-cell>
          <table:table-cell table:style-name="Default" table:formula="of:=IF(ISERROR(VLOOKUP([.D7];[subfolders.$B$2:.$C$19];2;0));&quot;&quot;;VLOOKUP([.D7];[subfolders.$B$2:.$C$19];2;0))" office:value-type="string" office:string-value="22x22">
            <text:p>22x22</text:p>
          </table:table-cell>
          <table:table-cell table:style-name="Default" table:formula="of:=IF(ISERROR(VLOOKUP([.D7];[subfolders.$B$2:.$D$19];3;0));&quot;&quot;;VLOOKUP([.D7];[subfolders.$B$2:.$D$19];3;0))" office:value-type="string" office:string-value="22x22">
            <text:p>22x22</text:p>
          </table:table-cell>
          <table:table-cell table:formula="of:=IF([.G7]&lt;&gt;&quot;&quot;;LOWER([.B7])&amp;&quot;_&quot;&amp;LOWER([.C7])&amp;&quot;_&quot;&amp;[.G7]&amp;&quot;.&quot;&amp;[.I7];LOWER([.B7])&amp;&quot;_&quot;&amp;LOWER([.C7])&amp;&quot;_&quot;&amp;LOWER([.D7])&amp;&quot;.&quot;&amp;[.I7])" office:value-type="string" office:string-value="gaf_demote_22x22.png">
            <text:p>gaf_demote_22x2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AF</text:p>
          </table:table-cell>
          <table:table-cell table:style-name="ce30" office:value-type="string">
            <text:p>DEMOTE</text:p>
          </table:table-cell>
          <table:table-cell office:value-type="string">
            <text:p>SMALL</text:p>
          </table:table-cell>
          <table:table-cell table:style-name="ce33" table:formula="of:=IF(ISERROR(VLOOKUP([.D8];[subfolders.$B$2:.$E$19];4;0));&quot;&quot;;VLOOKUP([.D8];[subfolders.$B$2:.$E$19];4;0))" office:value-type="string" office:string-value="SMALL">
            <text:p>SMALL</text:p>
          </table:table-cell>
          <table:table-cell table:style-name="Default" table:formula="of:=IF(ISERROR(VLOOKUP([.D8];[subfolders.$B$2:.$C$19];2;0));&quot;&quot;;VLOOKUP([.D8];[subfolders.$B$2:.$C$19];2;0))" office:value-type="string" office:string-value="24x24">
            <text:p>24x24</text:p>
          </table:table-cell>
          <table:table-cell table:style-name="Default" table:formula="of:=IF(ISERROR(VLOOKUP([.D8];[subfolders.$B$2:.$D$19];3;0));&quot;&quot;;VLOOKUP([.D8];[subfolders.$B$2:.$D$19];3;0))" office:value-type="string" office:string-value="24x24">
            <text:p>24x24</text:p>
          </table:table-cell>
          <table:table-cell table:formula="of:=IF([.G8]&lt;&gt;&quot;&quot;;LOWER([.B8])&amp;&quot;_&quot;&amp;LOWER([.C8])&amp;&quot;_&quot;&amp;[.G8]&amp;&quot;.&quot;&amp;[.I8];LOWER([.B8])&amp;&quot;_&quot;&amp;LOWER([.C8])&amp;&quot;_&quot;&amp;LOWER([.D8])&amp;&quot;.&quot;&amp;[.I8])" office:value-type="string" office:string-value="gaf_demote_24x24.png">
            <text:p>gaf_demote_24x24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AF</text:p>
          </table:table-cell>
          <table:table-cell table:style-name="ce30" office:value-type="string">
            <text:p>DEMOTE</text:p>
          </table:table-cell>
          <table:table-cell office:value-type="string">
            <text:p>MEDIUM</text:p>
          </table:table-cell>
          <table:table-cell table:style-name="ce33" table:formula="of:=IF(ISERROR(VLOOKUP([.D9];[subfolders.$B$2:.$E$19];4;0));&quot;&quot;;VLOOKUP([.D9];[subfolders.$B$2:.$E$19];4;0))" office:value-type="string" office:string-value="MEDIUM">
            <text:p>MEDIUM</text:p>
          </table:table-cell>
          <table:table-cell table:style-name="Default" table:formula="of:=IF(ISERROR(VLOOKUP([.D9];[subfolders.$B$2:.$C$19];2;0));&quot;&quot;;VLOOKUP([.D9];[subfolders.$B$2:.$C$19];2;0))" office:value-type="string" office:string-value="26x26">
            <text:p>26x26</text:p>
          </table:table-cell>
          <table:table-cell table:style-name="Default" table:formula="of:=IF(ISERROR(VLOOKUP([.D9];[subfolders.$B$2:.$D$19];3;0));&quot;&quot;;VLOOKUP([.D9];[subfolders.$B$2:.$D$19];3;0))" office:value-type="string" office:string-value="26x26">
            <text:p>26x26</text:p>
          </table:table-cell>
          <table:table-cell table:formula="of:=IF([.G9]&lt;&gt;&quot;&quot;;LOWER([.B9])&amp;&quot;_&quot;&amp;LOWER([.C9])&amp;&quot;_&quot;&amp;[.G9]&amp;&quot;.&quot;&amp;[.I9];LOWER([.B9])&amp;&quot;_&quot;&amp;LOWER([.C9])&amp;&quot;_&quot;&amp;LOWER([.D9])&amp;&quot;.&quot;&amp;[.I9])" office:value-type="string" office:string-value="gaf_demote_26x26.png">
            <text:p>gaf_demote_2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AF</text:p>
          </table:table-cell>
          <table:table-cell table:style-name="ce30" office:value-type="string">
            <text:p>DEMOTE</text:p>
          </table:table-cell>
          <table:table-cell office:value-type="string">
            <text:p>LARGE</text:p>
          </table:table-cell>
          <table:table-cell table:style-name="ce33" table:formula="of:=IF(ISERROR(VLOOKUP([.D10];[subfolders.$B$2:.$E$19];4;0));&quot;&quot;;VLOOKUP([.D10];[subfolders.$B$2:.$E$19];4;0))" office:value-type="string" office:string-value="LARGE">
            <text:p>LARGE</text:p>
          </table:table-cell>
          <table:table-cell table:style-name="Default" table:formula="of:=IF(ISERROR(VLOOKUP([.D10];[subfolders.$B$2:.$C$19];2;0));&quot;&quot;;VLOOKUP([.D10];[subfolders.$B$2:.$C$19];2;0))" office:value-type="string" office:string-value="28x28">
            <text:p>28x28</text:p>
          </table:table-cell>
          <table:table-cell table:style-name="Default" table:formula="of:=IF(ISERROR(VLOOKUP([.D10];[subfolders.$B$2:.$D$19];3;0));&quot;&quot;;VLOOKUP([.D10];[subfolders.$B$2:.$D$19];3;0))" office:value-type="string" office:string-value="28x28">
            <text:p>28x28</text:p>
          </table:table-cell>
          <table:table-cell table:formula="of:=IF([.G10]&lt;&gt;&quot;&quot;;LOWER([.B10])&amp;&quot;_&quot;&amp;LOWER([.C10])&amp;&quot;_&quot;&amp;[.G10]&amp;&quot;.&quot;&amp;[.I10];LOWER([.B10])&amp;&quot;_&quot;&amp;LOWER([.C10])&amp;&quot;_&quot;&amp;LOWER([.D10])&amp;&quot;.&quot;&amp;[.I10])" office:value-type="string" office:string-value="gaf_demote_28x28.png">
            <text:p>gaf_demote_28x2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AF</text:p>
          </table:table-cell>
          <table:table-cell table:style-name="ce30" office:value-type="string">
            <text:p>DEMOTE</text:p>
          </table:table-cell>
          <table:table-cell office:value-type="string">
            <text:p>XLARGE</text:p>
          </table:table-cell>
          <table:table-cell table:style-name="ce33" table:formula="of:=IF(ISERROR(VLOOKUP([.D11];[subfolders.$B$2:.$E$19];4;0));&quot;&quot;;VLOOKUP([.D11];[subfolders.$B$2:.$E$19];4;0))" office:value-type="string" office:string-value="XLARGE">
            <text:p>XLARGE</text:p>
          </table:table-cell>
          <table:table-cell table:style-name="Default" table:formula="of:=IF(ISERROR(VLOOKUP([.D11];[subfolders.$B$2:.$C$19];2;0));&quot;&quot;;VLOOKUP([.D11];[subfolders.$B$2:.$C$19];2;0))" office:value-type="string" office:string-value="32x32">
            <text:p>32x32</text:p>
          </table:table-cell>
          <table:table-cell table:style-name="Default" table:formula="of:=IF(ISERROR(VLOOKUP([.D11];[subfolders.$B$2:.$D$19];3;0));&quot;&quot;;VLOOKUP([.D11];[subfolders.$B$2:.$D$19];3;0))" office:value-type="string" office:string-value="32x32">
            <text:p>32x32</text:p>
          </table:table-cell>
          <table:table-cell table:formula="of:=IF([.G11]&lt;&gt;&quot;&quot;;LOWER([.B11])&amp;&quot;_&quot;&amp;LOWER([.C11])&amp;&quot;_&quot;&amp;[.G11]&amp;&quot;.&quot;&amp;[.I11];LOWER([.B11])&amp;&quot;_&quot;&amp;LOWER([.C11])&amp;&quot;_&quot;&amp;LOWER([.D11])&amp;&quot;.&quot;&amp;[.I11])" office:value-type="string" office:string-value="gaf_demote_32x32.png">
            <text:p>gaf_demote_32x3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AF</text:p>
          </table:table-cell>
          <table:table-cell office:value-type="string">
            <text:p>PDF</text:p>
          </table:table-cell>
          <table:table-cell office:value-type="string">
            <text:p>TINY</text:p>
          </table:table-cell>
          <table:table-cell table:style-name="ce33" table:formula="of:=IF(ISERROR(VLOOKUP([.D12];[subfolders.$B$2:.$E$19];4;0));&quot;&quot;;VLOOKUP([.D12];[subfolders.$B$2:.$E$19];4;0))" office:value-type="string" office:string-value="TINY">
            <text:p>TINY</text:p>
          </table:table-cell>
          <table:table-cell table:style-name="Default" table:formula="of:=IF(ISERROR(VLOOKUP([.D12];[subfolders.$B$2:.$C$19];2;0));&quot;&quot;;VLOOKUP([.D12];[subfolders.$B$2:.$C$19];2;0))" office:value-type="string" office:string-value="22x22">
            <text:p>22x22</text:p>
          </table:table-cell>
          <table:table-cell table:style-name="Default" table:formula="of:=IF(ISERROR(VLOOKUP([.D12];[subfolders.$B$2:.$D$19];3;0));&quot;&quot;;VLOOKUP([.D12];[subfolders.$B$2:.$D$19];3;0))" office:value-type="string" office:string-value="22x22">
            <text:p>22x22</text:p>
          </table:table-cell>
          <table:table-cell table:formula="of:=IF([.G12]&lt;&gt;&quot;&quot;;LOWER([.B12])&amp;&quot;_&quot;&amp;LOWER([.C12])&amp;&quot;_&quot;&amp;[.G12]&amp;&quot;.&quot;&amp;[.I12];LOWER([.B12])&amp;&quot;_&quot;&amp;LOWER([.C12])&amp;&quot;_&quot;&amp;LOWER([.D12])&amp;&quot;.&quot;&amp;[.I12])" office:value-type="string" office:string-value="gaf_pdf_22x22.xpm">
            <text:p>gaf_pdf_22x2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AF</text:p>
          </table:table-cell>
          <table:table-cell office:value-type="string">
            <text:p>PDF</text:p>
          </table:table-cell>
          <table:table-cell office:value-type="string">
            <text:p>SMALL</text:p>
          </table:table-cell>
          <table:table-cell table:style-name="ce33" table:formula="of:=IF(ISERROR(VLOOKUP([.D13];[subfolders.$B$2:.$E$19];4;0));&quot;&quot;;VLOOKUP([.D13];[subfolders.$B$2:.$E$19];4;0))" office:value-type="string" office:string-value="SMALL">
            <text:p>SMALL</text:p>
          </table:table-cell>
          <table:table-cell table:style-name="Default" table:formula="of:=IF(ISERROR(VLOOKUP([.D13];[subfolders.$B$2:.$C$19];2;0));&quot;&quot;;VLOOKUP([.D13];[subfolders.$B$2:.$C$19];2;0))" office:value-type="string" office:string-value="24x24">
            <text:p>24x24</text:p>
          </table:table-cell>
          <table:table-cell table:style-name="Default" table:formula="of:=IF(ISERROR(VLOOKUP([.D13];[subfolders.$B$2:.$D$19];3;0));&quot;&quot;;VLOOKUP([.D13];[subfolders.$B$2:.$D$19];3;0))" office:value-type="string" office:string-value="24x24">
            <text:p>24x24</text:p>
          </table:table-cell>
          <table:table-cell table:formula="of:=IF([.G13]&lt;&gt;&quot;&quot;;LOWER([.B13])&amp;&quot;_&quot;&amp;LOWER([.C13])&amp;&quot;_&quot;&amp;[.G13]&amp;&quot;.&quot;&amp;[.I13];LOWER([.B13])&amp;&quot;_&quot;&amp;LOWER([.C13])&amp;&quot;_&quot;&amp;LOWER([.D13])&amp;&quot;.&quot;&amp;[.I13])" office:value-type="string" office:string-value="gaf_pdf_24x24.xpm">
            <text:p>gaf_pdf_24x24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AF</text:p>
          </table:table-cell>
          <table:table-cell office:value-type="string">
            <text:p>PDF</text:p>
          </table:table-cell>
          <table:table-cell office:value-type="string">
            <text:p>MEDIUM</text:p>
          </table:table-cell>
          <table:table-cell table:style-name="ce33" table:formula="of:=IF(ISERROR(VLOOKUP([.D14];[subfolders.$B$2:.$E$19];4;0));&quot;&quot;;VLOOKUP([.D14];[subfolders.$B$2:.$E$19];4;0))" office:value-type="string" office:string-value="MEDIUM">
            <text:p>MEDIUM</text:p>
          </table:table-cell>
          <table:table-cell table:style-name="Default" table:formula="of:=IF(ISERROR(VLOOKUP([.D14];[subfolders.$B$2:.$C$19];2;0));&quot;&quot;;VLOOKUP([.D14];[subfolders.$B$2:.$C$19];2;0))" office:value-type="string" office:string-value="26x26">
            <text:p>26x26</text:p>
          </table:table-cell>
          <table:table-cell table:style-name="Default" table:formula="of:=IF(ISERROR(VLOOKUP([.D14];[subfolders.$B$2:.$D$19];3;0));&quot;&quot;;VLOOKUP([.D14];[subfolders.$B$2:.$D$19];3;0))" office:value-type="string" office:string-value="26x26">
            <text:p>26x26</text:p>
          </table:table-cell>
          <table:table-cell table:formula="of:=IF([.G14]&lt;&gt;&quot;&quot;;LOWER([.B14])&amp;&quot;_&quot;&amp;LOWER([.C14])&amp;&quot;_&quot;&amp;[.G14]&amp;&quot;.&quot;&amp;[.I14];LOWER([.B14])&amp;&quot;_&quot;&amp;LOWER([.C14])&amp;&quot;_&quot;&amp;LOWER([.D14])&amp;&quot;.&quot;&amp;[.I14])" office:value-type="string" office:string-value="gaf_pdf_26x26.xpm">
            <text:p>gaf_pdf_26x2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AF</text:p>
          </table:table-cell>
          <table:table-cell office:value-type="string">
            <text:p>PDF</text:p>
          </table:table-cell>
          <table:table-cell office:value-type="string">
            <text:p>LARGE</text:p>
          </table:table-cell>
          <table:table-cell table:style-name="ce33" table:formula="of:=IF(ISERROR(VLOOKUP([.D15];[subfolders.$B$2:.$E$19];4;0));&quot;&quot;;VLOOKUP([.D15];[subfolders.$B$2:.$E$19];4;0))" office:value-type="string" office:string-value="LARGE">
            <text:p>LARGE</text:p>
          </table:table-cell>
          <table:table-cell table:style-name="Default" table:formula="of:=IF(ISERROR(VLOOKUP([.D15];[subfolders.$B$2:.$C$19];2;0));&quot;&quot;;VLOOKUP([.D15];[subfolders.$B$2:.$C$19];2;0))" office:value-type="string" office:string-value="28x28">
            <text:p>28x28</text:p>
          </table:table-cell>
          <table:table-cell table:style-name="Default" table:formula="of:=IF(ISERROR(VLOOKUP([.D15];[subfolders.$B$2:.$D$19];3;0));&quot;&quot;;VLOOKUP([.D15];[subfolders.$B$2:.$D$19];3;0))" office:value-type="string" office:string-value="28x28">
            <text:p>28x28</text:p>
          </table:table-cell>
          <table:table-cell table:formula="of:=IF([.G15]&lt;&gt;&quot;&quot;;LOWER([.B15])&amp;&quot;_&quot;&amp;LOWER([.C15])&amp;&quot;_&quot;&amp;[.G15]&amp;&quot;.&quot;&amp;[.I15];LOWER([.B15])&amp;&quot;_&quot;&amp;LOWER([.C15])&amp;&quot;_&quot;&amp;LOWER([.D15])&amp;&quot;.&quot;&amp;[.I15])" office:value-type="string" office:string-value="gaf_pdf_28x28.xpm">
            <text:p>gaf_pdf_28x28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AF</text:p>
          </table:table-cell>
          <table:table-cell office:value-type="string">
            <text:p>PDF</text:p>
          </table:table-cell>
          <table:table-cell office:value-type="string">
            <text:p>XLARGE</text:p>
          </table:table-cell>
          <table:table-cell table:style-name="ce33" table:formula="of:=IF(ISERROR(VLOOKUP([.D16];[subfolders.$B$2:.$E$19];4;0));&quot;&quot;;VLOOKUP([.D16];[subfolders.$B$2:.$E$19];4;0))" office:value-type="string" office:string-value="XLARGE">
            <text:p>XLARGE</text:p>
          </table:table-cell>
          <table:table-cell table:style-name="Default" table:formula="of:=IF(ISERROR(VLOOKUP([.D16];[subfolders.$B$2:.$C$19];2;0));&quot;&quot;;VLOOKUP([.D16];[subfolders.$B$2:.$C$19];2;0))" office:value-type="string" office:string-value="32x32">
            <text:p>32x32</text:p>
          </table:table-cell>
          <table:table-cell table:style-name="Default" table:formula="of:=IF(ISERROR(VLOOKUP([.D16];[subfolders.$B$2:.$D$19];3;0));&quot;&quot;;VLOOKUP([.D16];[subfolders.$B$2:.$D$19];3;0))" office:value-type="string" office:string-value="32x32">
            <text:p>32x32</text:p>
          </table:table-cell>
          <table:table-cell table:formula="of:=IF([.G16]&lt;&gt;&quot;&quot;;LOWER([.B16])&amp;&quot;_&quot;&amp;LOWER([.C16])&amp;&quot;_&quot;&amp;[.G16]&amp;&quot;.&quot;&amp;[.I16];LOWER([.B16])&amp;&quot;_&quot;&amp;LOWER([.C16])&amp;&quot;_&quot;&amp;LOWER([.D16])&amp;&quot;.&quot;&amp;[.I16])" office:value-type="string" office:string-value="gaf_pdf_32x32.xpm">
            <text:p>gaf_pdf_32x3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AF</text:p>
          </table:table-cell>
          <table:table-cell office:value-type="string">
            <text:p>PDF</text:p>
          </table:table-cell>
          <table:table-cell office:value-type="string">
            <text:p>JUMBO</text:p>
          </table:table-cell>
          <table:table-cell table:style-name="ce33" table:formula="of:=IF(ISERROR(VLOOKUP([.D17];[subfolders.$B$2:.$E$19];4;0));&quot;&quot;;VLOOKUP([.D17];[subfolders.$B$2:.$E$19];4;0))" office:value-type="string" office:string-value="JUMBO">
            <text:p>JUMBO</text:p>
          </table:table-cell>
          <table:table-cell table:style-name="Default" table:formula="of:=IF(ISERROR(VLOOKUP([.D17];[subfolders.$B$2:.$C$19];2;0));&quot;&quot;;VLOOKUP([.D17];[subfolders.$B$2:.$C$19];2;0))" office:value-type="string" office:string-value="128x128">
            <text:p>128x128</text:p>
          </table:table-cell>
          <table:table-cell table:style-name="Default" table:formula="of:=IF(ISERROR(VLOOKUP([.D17];[subfolders.$B$2:.$D$19];3;0));&quot;&quot;;VLOOKUP([.D17];[subfolders.$B$2:.$D$19];3;0))" office:value-type="string" office:string-value="128x128">
            <text:p>128x128</text:p>
          </table:table-cell>
          <table:table-cell table:formula="of:=IF([.G17]&lt;&gt;&quot;&quot;;LOWER([.B17])&amp;&quot;_&quot;&amp;LOWER([.C17])&amp;&quot;_&quot;&amp;[.G17]&amp;&quot;.&quot;&amp;[.I17];LOWER([.B17])&amp;&quot;_&quot;&amp;LOWER([.C17])&amp;&quot;_&quot;&amp;LOWER([.D17])&amp;&quot;.&quot;&amp;[.I17])" office:value-type="string" office:string-value="gaf_pdf_128x128.xpm">
            <text:p>gaf_pdf_128x128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AF</text:p>
          </table:table-cell>
          <table:table-cell office:value-type="string">
            <text:p>PROMOTE</text:p>
          </table:table-cell>
          <table:table-cell office:value-type="string">
            <text:p>TINY</text:p>
          </table:table-cell>
          <table:table-cell table:style-name="ce33" table:formula="of:=IF(ISERROR(VLOOKUP([.D18];[subfolders.$B$2:.$E$19];4;0));&quot;&quot;;VLOOKUP([.D18];[subfolders.$B$2:.$E$19];4;0))" office:value-type="string" office:string-value="TINY">
            <text:p>TINY</text:p>
          </table:table-cell>
          <table:table-cell table:style-name="Default" table:formula="of:=IF(ISERROR(VLOOKUP([.D18];[subfolders.$B$2:.$C$19];2;0));&quot;&quot;;VLOOKUP([.D18];[subfolders.$B$2:.$C$19];2;0))" office:value-type="string" office:string-value="22x22">
            <text:p>22x22</text:p>
          </table:table-cell>
          <table:table-cell table:style-name="Default" table:formula="of:=IF(ISERROR(VLOOKUP([.D18];[subfolders.$B$2:.$D$19];3;0));&quot;&quot;;VLOOKUP([.D18];[subfolders.$B$2:.$D$19];3;0))" office:value-type="string" office:string-value="22x22">
            <text:p>22x22</text:p>
          </table:table-cell>
          <table:table-cell table:formula="of:=IF([.G18]&lt;&gt;&quot;&quot;;LOWER([.B18])&amp;&quot;_&quot;&amp;LOWER([.C18])&amp;&quot;_&quot;&amp;[.G18]&amp;&quot;.&quot;&amp;[.I18];LOWER([.B18])&amp;&quot;_&quot;&amp;LOWER([.C18])&amp;&quot;_&quot;&amp;LOWER([.D18])&amp;&quot;.&quot;&amp;[.I18])" office:value-type="string" office:string-value="gaf_promote_22x22.png">
            <text:p>gaf_promote_22x2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AF</text:p>
          </table:table-cell>
          <table:table-cell office:value-type="string">
            <text:p>PROMOTE</text:p>
          </table:table-cell>
          <table:table-cell office:value-type="string">
            <text:p>SMALL</text:p>
          </table:table-cell>
          <table:table-cell table:style-name="ce33" table:formula="of:=IF(ISERROR(VLOOKUP([.D19];[subfolders.$B$2:.$E$19];4;0));&quot;&quot;;VLOOKUP([.D19];[subfolders.$B$2:.$E$19];4;0))" office:value-type="string" office:string-value="SMALL">
            <text:p>SMALL</text:p>
          </table:table-cell>
          <table:table-cell table:style-name="Default" table:formula="of:=IF(ISERROR(VLOOKUP([.D19];[subfolders.$B$2:.$C$19];2;0));&quot;&quot;;VLOOKUP([.D19];[subfolders.$B$2:.$C$19];2;0))" office:value-type="string" office:string-value="24x24">
            <text:p>24x24</text:p>
          </table:table-cell>
          <table:table-cell table:style-name="Default" table:formula="of:=IF(ISERROR(VLOOKUP([.D19];[subfolders.$B$2:.$D$19];3;0));&quot;&quot;;VLOOKUP([.D19];[subfolders.$B$2:.$D$19];3;0))" office:value-type="string" office:string-value="24x24">
            <text:p>24x24</text:p>
          </table:table-cell>
          <table:table-cell table:formula="of:=IF([.G19]&lt;&gt;&quot;&quot;;LOWER([.B19])&amp;&quot;_&quot;&amp;LOWER([.C19])&amp;&quot;_&quot;&amp;[.G19]&amp;&quot;.&quot;&amp;[.I19];LOWER([.B19])&amp;&quot;_&quot;&amp;LOWER([.C19])&amp;&quot;_&quot;&amp;LOWER([.D19])&amp;&quot;.&quot;&amp;[.I19])" office:value-type="string" office:string-value="gaf_promote_24x24.png">
            <text:p>gaf_promote_24x24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AF</text:p>
          </table:table-cell>
          <table:table-cell office:value-type="string">
            <text:p>PROMOTE</text:p>
          </table:table-cell>
          <table:table-cell office:value-type="string">
            <text:p>MEDIUM</text:p>
          </table:table-cell>
          <table:table-cell table:style-name="ce33" table:formula="of:=IF(ISERROR(VLOOKUP([.D20];[subfolders.$B$2:.$E$19];4;0));&quot;&quot;;VLOOKUP([.D20];[subfolders.$B$2:.$E$19];4;0))" office:value-type="string" office:string-value="MEDIUM">
            <text:p>MEDIUM</text:p>
          </table:table-cell>
          <table:table-cell table:style-name="Default" table:formula="of:=IF(ISERROR(VLOOKUP([.D20];[subfolders.$B$2:.$C$19];2;0));&quot;&quot;;VLOOKUP([.D20];[subfolders.$B$2:.$C$19];2;0))" office:value-type="string" office:string-value="26x26">
            <text:p>26x26</text:p>
          </table:table-cell>
          <table:table-cell table:style-name="Default" table:formula="of:=IF(ISERROR(VLOOKUP([.D20];[subfolders.$B$2:.$D$19];3;0));&quot;&quot;;VLOOKUP([.D20];[subfolders.$B$2:.$D$19];3;0))" office:value-type="string" office:string-value="26x26">
            <text:p>26x26</text:p>
          </table:table-cell>
          <table:table-cell table:formula="of:=IF([.G20]&lt;&gt;&quot;&quot;;LOWER([.B20])&amp;&quot;_&quot;&amp;LOWER([.C20])&amp;&quot;_&quot;&amp;[.G20]&amp;&quot;.&quot;&amp;[.I20];LOWER([.B20])&amp;&quot;_&quot;&amp;LOWER([.C20])&amp;&quot;_&quot;&amp;LOWER([.D20])&amp;&quot;.&quot;&amp;[.I20])" office:value-type="string" office:string-value="gaf_promote_26x26.png">
            <text:p>gaf_promote_2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AF</text:p>
          </table:table-cell>
          <table:table-cell office:value-type="string">
            <text:p>PROMOTE</text:p>
          </table:table-cell>
          <table:table-cell office:value-type="string">
            <text:p>LARGE</text:p>
          </table:table-cell>
          <table:table-cell table:style-name="ce33" table:formula="of:=IF(ISERROR(VLOOKUP([.D21];[subfolders.$B$2:.$E$19];4;0));&quot;&quot;;VLOOKUP([.D21];[subfolders.$B$2:.$E$19];4;0))" office:value-type="string" office:string-value="LARGE">
            <text:p>LARGE</text:p>
          </table:table-cell>
          <table:table-cell table:style-name="Default" table:formula="of:=IF(ISERROR(VLOOKUP([.D21];[subfolders.$B$2:.$C$19];2;0));&quot;&quot;;VLOOKUP([.D21];[subfolders.$B$2:.$C$19];2;0))" office:value-type="string" office:string-value="28x28">
            <text:p>28x28</text:p>
          </table:table-cell>
          <table:table-cell table:style-name="Default" table:formula="of:=IF(ISERROR(VLOOKUP([.D21];[subfolders.$B$2:.$D$19];3;0));&quot;&quot;;VLOOKUP([.D21];[subfolders.$B$2:.$D$19];3;0))" office:value-type="string" office:string-value="28x28">
            <text:p>28x28</text:p>
          </table:table-cell>
          <table:table-cell table:formula="of:=IF([.G21]&lt;&gt;&quot;&quot;;LOWER([.B21])&amp;&quot;_&quot;&amp;LOWER([.C21])&amp;&quot;_&quot;&amp;[.G21]&amp;&quot;.&quot;&amp;[.I21];LOWER([.B21])&amp;&quot;_&quot;&amp;LOWER([.C21])&amp;&quot;_&quot;&amp;LOWER([.D21])&amp;&quot;.&quot;&amp;[.I21])" office:value-type="string" office:string-value="gaf_promote_28x28.png">
            <text:p>gaf_promote_28x2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AF</text:p>
          </table:table-cell>
          <table:table-cell office:value-type="string">
            <text:p>PROMOTE</text:p>
          </table:table-cell>
          <table:table-cell office:value-type="string">
            <text:p>XLARGE</text:p>
          </table:table-cell>
          <table:table-cell table:style-name="ce33" table:formula="of:=IF(ISERROR(VLOOKUP([.D22];[subfolders.$B$2:.$E$19];4;0));&quot;&quot;;VLOOKUP([.D22];[subfolders.$B$2:.$E$19];4;0))" office:value-type="string" office:string-value="XLARGE">
            <text:p>XLARGE</text:p>
          </table:table-cell>
          <table:table-cell table:style-name="Default" table:formula="of:=IF(ISERROR(VLOOKUP([.D22];[subfolders.$B$2:.$C$19];2;0));&quot;&quot;;VLOOKUP([.D22];[subfolders.$B$2:.$C$19];2;0))" office:value-type="string" office:string-value="32x32">
            <text:p>32x32</text:p>
          </table:table-cell>
          <table:table-cell table:style-name="Default" table:formula="of:=IF(ISERROR(VLOOKUP([.D22];[subfolders.$B$2:.$D$19];3;0));&quot;&quot;;VLOOKUP([.D22];[subfolders.$B$2:.$D$19];3;0))" office:value-type="string" office:string-value="32x32">
            <text:p>32x32</text:p>
          </table:table-cell>
          <table:table-cell table:formula="of:=IF([.G22]&lt;&gt;&quot;&quot;;LOWER([.B22])&amp;&quot;_&quot;&amp;LOWER([.C22])&amp;&quot;_&quot;&amp;[.G22]&amp;&quot;.&quot;&amp;[.I22];LOWER([.B22])&amp;&quot;_&quot;&amp;LOWER([.C22])&amp;&quot;_&quot;&amp;LOWER([.D22])&amp;&quot;.&quot;&amp;[.I22])" office:value-type="string" office:string-value="gaf_promote_32x32.png">
            <text:p>gaf_promote_32x3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AF</text:p>
          </table:table-cell>
          <table:table-cell office:value-type="string">
            <text:p>SEE_NOTES</text:p>
          </table:table-cell>
          <table:table-cell office:value-type="string">
            <text:p>32x23</text:p>
          </table:table-cell>
          <table:table-cell table:style-name="ce33" table:formula="of:=IF(ISERROR(VLOOKUP([.D23];[subfolders.$B$2:.$E$19];4;0));&quot;&quot;;VLOOKUP([.D23];[subfolders.$B$2:.$E$19];4;0))" office:value-type="string" office:string-value="LARGE">
            <text:p>LARGE</text:p>
          </table:table-cell>
          <table:table-cell table:style-name="Default" table:formula="of:=IF(ISERROR(VLOOKUP([.D23];[subfolders.$B$2:.$C$19];2;0));&quot;&quot;;VLOOKUP([.D23];[subfolders.$B$2:.$C$19];2;0))" office:value-type="string" office:string-value="32x32">
            <text:p>32x32</text:p>
          </table:table-cell>
          <table:table-cell table:style-name="Default" table:formula="of:=IF(ISERROR(VLOOKUP([.D23];[subfolders.$B$2:.$D$19];3;0));&quot;&quot;;VLOOKUP([.D23];[subfolders.$B$2:.$D$19];3;0))" office:value-type="string" office:string-value="32x23">
            <text:p>32x23</text:p>
          </table:table-cell>
          <table:table-cell table:formula="of:=IF([.G23]&lt;&gt;&quot;&quot;;LOWER([.B23])&amp;&quot;_&quot;&amp;LOWER([.C23])&amp;&quot;_&quot;&amp;[.G23]&amp;&quot;.&quot;&amp;[.I23];LOWER([.B23])&amp;&quot;_&quot;&amp;LOWER([.C23])&amp;&quot;_&quot;&amp;LOWER([.D23])&amp;&quot;.&quot;&amp;[.I23])" office:value-type="string" office:string-value="gaf_see_notes_32x23.png">
            <text:p>gaf_see_notes_32x23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AF</text:p>
          </table:table-cell>
          <table:table-cell office:value-type="string">
            <text:p>SEE_NOTES</text:p>
          </table:table-cell>
          <table:table-cell office:value-type="string">
            <text:p>36x26</text:p>
          </table:table-cell>
          <table:table-cell table:style-name="ce33" table:formula="of:=IF(ISERROR(VLOOKUP([.D24];[subfolders.$B$2:.$E$19];4;0));&quot;&quot;;VLOOKUP([.D24];[subfolders.$B$2:.$E$19];4;0))" office:value-type="string" office:string-value="XLARGE">
            <text:p>XLARGE</text:p>
          </table:table-cell>
          <table:table-cell table:style-name="Default" table:formula="of:=IF(ISERROR(VLOOKUP([.D24];[subfolders.$B$2:.$C$19];2;0));&quot;&quot;;VLOOKUP([.D24];[subfolders.$B$2:.$C$19];2;0))" office:value-type="string" office:string-value="36x36">
            <text:p>36x36</text:p>
          </table:table-cell>
          <table:table-cell table:style-name="Default" table:formula="of:=IF(ISERROR(VLOOKUP([.D24];[subfolders.$B$2:.$D$19];3;0));&quot;&quot;;VLOOKUP([.D24];[subfolders.$B$2:.$D$19];3;0))" office:value-type="string" office:string-value="36x26">
            <text:p>36x26</text:p>
          </table:table-cell>
          <table:table-cell table:formula="of:=IF([.G24]&lt;&gt;&quot;&quot;;LOWER([.B24])&amp;&quot;_&quot;&amp;LOWER([.C24])&amp;&quot;_&quot;&amp;[.G24]&amp;&quot;.&quot;&amp;[.I24];LOWER([.B24])&amp;&quot;_&quot;&amp;LOWER([.C24])&amp;&quot;_&quot;&amp;LOWER([.D24])&amp;&quot;.&quot;&amp;[.I24])" office:value-type="string" office:string-value="gaf_see_notes_36x26.png">
            <text:p>gaf_see_notes_3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AF</text:p>
          </table:table-cell>
          <table:table-cell office:value-type="string">
            <text:p>TOOLS</text:p>
          </table:table-cell>
          <table:table-cell office:value-type="string">
            <text:p>TINY</text:p>
          </table:table-cell>
          <table:table-cell table:style-name="ce33" table:formula="of:=IF(ISERROR(VLOOKUP([.D25];[subfolders.$B$2:.$E$19];4;0));&quot;&quot;;VLOOKUP([.D25];[subfolders.$B$2:.$E$19];4;0))" office:value-type="string" office:string-value="TINY">
            <text:p>TINY</text:p>
          </table:table-cell>
          <table:table-cell table:style-name="Default" table:formula="of:=IF(ISERROR(VLOOKUP([.D25];[subfolders.$B$2:.$C$19];2;0));&quot;&quot;;VLOOKUP([.D25];[subfolders.$B$2:.$C$19];2;0))" office:value-type="string" office:string-value="22x22">
            <text:p>22x22</text:p>
          </table:table-cell>
          <table:table-cell table:style-name="Default" table:formula="of:=IF(ISERROR(VLOOKUP([.D25];[subfolders.$B$2:.$D$19];3;0));&quot;&quot;;VLOOKUP([.D25];[subfolders.$B$2:.$D$19];3;0))" office:value-type="string" office:string-value="22x22">
            <text:p>22x22</text:p>
          </table:table-cell>
          <table:table-cell table:formula="of:=IF([.G25]&lt;&gt;&quot;&quot;;LOWER([.B25])&amp;&quot;_&quot;&amp;LOWER([.C25])&amp;&quot;_&quot;&amp;[.G25]&amp;&quot;.&quot;&amp;[.I25];LOWER([.B25])&amp;&quot;_&quot;&amp;LOWER([.C25])&amp;&quot;_&quot;&amp;LOWER([.D25])&amp;&quot;.&quot;&amp;[.I25])" office:value-type="string" office:string-value="gaf_tools_22x22.xpm">
            <text:p>gaf_tools_22x2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AF</text:p>
          </table:table-cell>
          <table:table-cell office:value-type="string">
            <text:p>TOOLS</text:p>
          </table:table-cell>
          <table:table-cell office:value-type="string">
            <text:p>SMALL</text:p>
          </table:table-cell>
          <table:table-cell table:style-name="ce33" table:formula="of:=IF(ISERROR(VLOOKUP([.D26];[subfolders.$B$2:.$E$19];4;0));&quot;&quot;;VLOOKUP([.D26];[subfolders.$B$2:.$E$19];4;0))" office:value-type="string" office:string-value="SMALL">
            <text:p>SMALL</text:p>
          </table:table-cell>
          <table:table-cell table:style-name="Default" table:formula="of:=IF(ISERROR(VLOOKUP([.D26];[subfolders.$B$2:.$C$19];2;0));&quot;&quot;;VLOOKUP([.D26];[subfolders.$B$2:.$C$19];2;0))" office:value-type="string" office:string-value="24x24">
            <text:p>24x24</text:p>
          </table:table-cell>
          <table:table-cell table:style-name="Default" table:formula="of:=IF(ISERROR(VLOOKUP([.D26];[subfolders.$B$2:.$D$19];3;0));&quot;&quot;;VLOOKUP([.D26];[subfolders.$B$2:.$D$19];3;0))" office:value-type="string" office:string-value="24x24">
            <text:p>24x24</text:p>
          </table:table-cell>
          <table:table-cell table:formula="of:=IF([.G26]&lt;&gt;&quot;&quot;;LOWER([.B26])&amp;&quot;_&quot;&amp;LOWER([.C26])&amp;&quot;_&quot;&amp;[.G26]&amp;&quot;.&quot;&amp;[.I26];LOWER([.B26])&amp;&quot;_&quot;&amp;LOWER([.C26])&amp;&quot;_&quot;&amp;LOWER([.D26])&amp;&quot;.&quot;&amp;[.I26])" office:value-type="string" office:string-value="gaf_tools_24x24.xpm">
            <text:p>gaf_tools_24x24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AF</text:p>
          </table:table-cell>
          <table:table-cell office:value-type="string">
            <text:p>TOOLS</text:p>
          </table:table-cell>
          <table:table-cell office:value-type="string">
            <text:p>MEDIUM</text:p>
          </table:table-cell>
          <table:table-cell table:style-name="ce33" table:formula="of:=IF(ISERROR(VLOOKUP([.D27];[subfolders.$B$2:.$E$19];4;0));&quot;&quot;;VLOOKUP([.D27];[subfolders.$B$2:.$E$19];4;0))" office:value-type="string" office:string-value="MEDIUM">
            <text:p>MEDIUM</text:p>
          </table:table-cell>
          <table:table-cell table:style-name="Default" table:formula="of:=IF(ISERROR(VLOOKUP([.D27];[subfolders.$B$2:.$C$19];2;0));&quot;&quot;;VLOOKUP([.D27];[subfolders.$B$2:.$C$19];2;0))" office:value-type="string" office:string-value="26x26">
            <text:p>26x26</text:p>
          </table:table-cell>
          <table:table-cell table:style-name="Default" table:formula="of:=IF(ISERROR(VLOOKUP([.D27];[subfolders.$B$2:.$D$19];3;0));&quot;&quot;;VLOOKUP([.D27];[subfolders.$B$2:.$D$19];3;0))" office:value-type="string" office:string-value="26x26">
            <text:p>26x26</text:p>
          </table:table-cell>
          <table:table-cell table:formula="of:=IF([.G27]&lt;&gt;&quot;&quot;;LOWER([.B27])&amp;&quot;_&quot;&amp;LOWER([.C27])&amp;&quot;_&quot;&amp;[.G27]&amp;&quot;.&quot;&amp;[.I27];LOWER([.B27])&amp;&quot;_&quot;&amp;LOWER([.C27])&amp;&quot;_&quot;&amp;LOWER([.D27])&amp;&quot;.&quot;&amp;[.I27])" office:value-type="string" office:string-value="gaf_tools_26x26.xpm">
            <text:p>gaf_tools_26x2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AF</text:p>
          </table:table-cell>
          <table:table-cell office:value-type="string">
            <text:p>TOOLS</text:p>
          </table:table-cell>
          <table:table-cell office:value-type="string">
            <text:p>LARGE</text:p>
          </table:table-cell>
          <table:table-cell table:style-name="ce33" table:formula="of:=IF(ISERROR(VLOOKUP([.D28];[subfolders.$B$2:.$E$19];4;0));&quot;&quot;;VLOOKUP([.D28];[subfolders.$B$2:.$E$19];4;0))" office:value-type="string" office:string-value="LARGE">
            <text:p>LARGE</text:p>
          </table:table-cell>
          <table:table-cell table:style-name="Default" table:formula="of:=IF(ISERROR(VLOOKUP([.D28];[subfolders.$B$2:.$C$19];2;0));&quot;&quot;;VLOOKUP([.D28];[subfolders.$B$2:.$C$19];2;0))" office:value-type="string" office:string-value="28x28">
            <text:p>28x28</text:p>
          </table:table-cell>
          <table:table-cell table:style-name="Default" table:formula="of:=IF(ISERROR(VLOOKUP([.D28];[subfolders.$B$2:.$D$19];3;0));&quot;&quot;;VLOOKUP([.D28];[subfolders.$B$2:.$D$19];3;0))" office:value-type="string" office:string-value="28x28">
            <text:p>28x28</text:p>
          </table:table-cell>
          <table:table-cell table:formula="of:=IF([.G28]&lt;&gt;&quot;&quot;;LOWER([.B28])&amp;&quot;_&quot;&amp;LOWER([.C28])&amp;&quot;_&quot;&amp;[.G28]&amp;&quot;.&quot;&amp;[.I28];LOWER([.B28])&amp;&quot;_&quot;&amp;LOWER([.C28])&amp;&quot;_&quot;&amp;LOWER([.D28])&amp;&quot;.&quot;&amp;[.I28])" office:value-type="string" office:string-value="gaf_tools_28x28.xpm">
            <text:p>gaf_tools_28x28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AF</text:p>
          </table:table-cell>
          <table:table-cell office:value-type="string">
            <text:p>TOOLS</text:p>
          </table:table-cell>
          <table:table-cell office:value-type="string">
            <text:p>XLARGE</text:p>
          </table:table-cell>
          <table:table-cell table:style-name="ce33" table:formula="of:=IF(ISERROR(VLOOKUP([.D29];[subfolders.$B$2:.$E$19];4;0));&quot;&quot;;VLOOKUP([.D29];[subfolders.$B$2:.$E$19];4;0))" office:value-type="string" office:string-value="XLARGE">
            <text:p>XLARGE</text:p>
          </table:table-cell>
          <table:table-cell table:style-name="Default" table:formula="of:=IF(ISERROR(VLOOKUP([.D29];[subfolders.$B$2:.$C$19];2;0));&quot;&quot;;VLOOKUP([.D29];[subfolders.$B$2:.$C$19];2;0))" office:value-type="string" office:string-value="32x32">
            <text:p>32x32</text:p>
          </table:table-cell>
          <table:table-cell table:style-name="Default" table:formula="of:=IF(ISERROR(VLOOKUP([.D29];[subfolders.$B$2:.$D$19];3;0));&quot;&quot;;VLOOKUP([.D29];[subfolders.$B$2:.$D$19];3;0))" office:value-type="string" office:string-value="32x32">
            <text:p>32x32</text:p>
          </table:table-cell>
          <table:table-cell table:formula="of:=IF([.G29]&lt;&gt;&quot;&quot;;LOWER([.B29])&amp;&quot;_&quot;&amp;LOWER([.C29])&amp;&quot;_&quot;&amp;[.G29]&amp;&quot;.&quot;&amp;[.I29];LOWER([.B29])&amp;&quot;_&quot;&amp;LOWER([.C29])&amp;&quot;_&quot;&amp;LOWER([.D29])&amp;&quot;.&quot;&amp;[.I29])" office:value-type="string" office:string-value="gaf_tools_32x32.xpm">
            <text:p>gaf_tools_32x32.xpm</text:p>
          </table:table-cell>
          <table:table-cell office:value-type="string">
            <text:p>xpm</text:p>
          </table:table-cell>
        </table:table-row>
        <table:table-row table:style-name="ro1">
          <table:table-cell table:style-name="ce28"/>
          <table:table-cell table:style-name="ce28" office:value-type="string">
            <text:p>GAF</text:p>
          </table:table-cell>
          <table:table-cell table:style-name="ce28" office:value-type="string">
            <text:p>TOOLS</text:p>
          </table:table-cell>
          <table:table-cell table:style-name="ce31" office:value-type="string">
            <text:p>JUMBO</text:p>
          </table:table-cell>
          <table:table-cell table:style-name="ce34" table:formula="of:=IF(ISERROR(VLOOKUP([.D30];[subfolders.$B$2:.$E$19];4;0));&quot;&quot;;VLOOKUP([.D30];[subfolders.$B$2:.$E$19];4;0))" office:value-type="string" office:string-value="JUMBO">
            <text:p>JUMBO</text:p>
          </table:table-cell>
          <table:table-cell table:style-name="ce35" table:formula="of:=IF(ISERROR(VLOOKUP([.D30];[subfolders.$B$2:.$C$19];2;0));&quot;&quot;;VLOOKUP([.D30];[subfolders.$B$2:.$C$19];2;0))" office:value-type="string" office:string-value="128x128">
            <text:p>128x128</text:p>
          </table:table-cell>
          <table:table-cell table:style-name="ce35" table:formula="of:=IF(ISERROR(VLOOKUP([.D30];[subfolders.$B$2:.$D$19];3;0));&quot;&quot;;VLOOKUP([.D30];[subfolders.$B$2:.$D$19];3;0))" office:value-type="string" office:string-value="128x128">
            <text:p>128x128</text:p>
          </table:table-cell>
          <table:table-cell table:style-name="ce35" table:formula="of:=IF([.G30]&lt;&gt;&quot;&quot;;LOWER([.B30])&amp;&quot;_&quot;&amp;LOWER([.C30])&amp;&quot;_&quot;&amp;[.G30]&amp;&quot;.&quot;&amp;[.I30];LOWER([.B30])&amp;&quot;_&quot;&amp;LOWER([.C30])&amp;&quot;_&quot;&amp;LOWER([.D30])&amp;&quot;.&quot;&amp;[.I30])" office:value-type="string" office:string-value="gaf_tools_128x128.xpm">
            <text:p>gaf_tools_128x128.xpm</text:p>
          </table:table-cell>
          <table:table-cell table:style-name="ce34"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ARC</text:p>
          </table:table-cell>
          <table:table-cell office:value-type="string">
            <text:p>TINY</text:p>
          </table:table-cell>
          <table:table-cell table:style-name="ce33" table:formula="of:=IF(ISERROR(VLOOKUP([.D31];[subfolders.$B$2:.$E$19];4;0));&quot;&quot;;VLOOKUP([.D31];[subfolders.$B$2:.$E$19];4;0))" office:value-type="string" office:string-value="TINY">
            <text:p>TINY</text:p>
          </table:table-cell>
          <table:table-cell table:style-name="Default" table:formula="of:=IF(ISERROR(VLOOKUP([.D31];[subfolders.$B$2:.$C$19];2;0));&quot;&quot;;VLOOKUP([.D31];[subfolders.$B$2:.$C$19];2;0))" office:value-type="string" office:string-value="22x22">
            <text:p>22x22</text:p>
          </table:table-cell>
          <table:table-cell table:style-name="Default" table:formula="of:=IF(ISERROR(VLOOKUP([.D31];[subfolders.$B$2:.$D$19];3;0));&quot;&quot;;VLOOKUP([.D31];[subfolders.$B$2:.$D$19];3;0))" office:value-type="string" office:string-value="22x22">
            <text:p>22x22</text:p>
          </table:table-cell>
          <table:table-cell table:formula="of:=IF([.G31]&lt;&gt;&quot;&quot;;LOWER([.B31])&amp;&quot;_&quot;&amp;LOWER([.C31])&amp;&quot;_&quot;&amp;[.G31]&amp;&quot;.&quot;&amp;[.I31];LOWER([.B31])&amp;&quot;_&quot;&amp;LOWER([.C31])&amp;&quot;_&quot;&amp;LOWER([.D31])&amp;&quot;.&quot;&amp;[.I31])" office:value-type="string" office:string-value="geda_arc_22x22.xpm">
            <text:p>geda_arc_22x2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ARC</text:p>
          </table:table-cell>
          <table:table-cell office:value-type="string">
            <text:p>SMALL</text:p>
          </table:table-cell>
          <table:table-cell table:style-name="ce33" table:formula="of:=IF(ISERROR(VLOOKUP([.D32];[subfolders.$B$2:.$E$19];4;0));&quot;&quot;;VLOOKUP([.D32];[subfolders.$B$2:.$E$19];4;0))" office:value-type="string" office:string-value="SMALL">
            <text:p>SMALL</text:p>
          </table:table-cell>
          <table:table-cell table:style-name="Default" table:formula="of:=IF(ISERROR(VLOOKUP([.D32];[subfolders.$B$2:.$C$19];2;0));&quot;&quot;;VLOOKUP([.D32];[subfolders.$B$2:.$C$19];2;0))" office:value-type="string" office:string-value="24x24">
            <text:p>24x24</text:p>
          </table:table-cell>
          <table:table-cell table:style-name="Default" table:formula="of:=IF(ISERROR(VLOOKUP([.D32];[subfolders.$B$2:.$D$19];3;0));&quot;&quot;;VLOOKUP([.D32];[subfolders.$B$2:.$D$19];3;0))" office:value-type="string" office:string-value="24x24">
            <text:p>24x24</text:p>
          </table:table-cell>
          <table:table-cell table:formula="of:=IF([.G32]&lt;&gt;&quot;&quot;;LOWER([.B32])&amp;&quot;_&quot;&amp;LOWER([.C32])&amp;&quot;_&quot;&amp;[.G32]&amp;&quot;.&quot;&amp;[.I32];LOWER([.B32])&amp;&quot;_&quot;&amp;LOWER([.C32])&amp;&quot;_&quot;&amp;LOWER([.D32])&amp;&quot;.&quot;&amp;[.I32])" office:value-type="string" office:string-value="geda_arc_24x24.xpm">
            <text:p>geda_arc_24x24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ARC</text:p>
          </table:table-cell>
          <table:table-cell office:value-type="string">
            <text:p>MEDIUM</text:p>
          </table:table-cell>
          <table:table-cell table:style-name="ce33" table:formula="of:=IF(ISERROR(VLOOKUP([.D33];[subfolders.$B$2:.$E$19];4;0));&quot;&quot;;VLOOKUP([.D33];[subfolders.$B$2:.$E$19];4;0))" office:value-type="string" office:string-value="MEDIUM">
            <text:p>MEDIUM</text:p>
          </table:table-cell>
          <table:table-cell table:style-name="Default" table:formula="of:=IF(ISERROR(VLOOKUP([.D33];[subfolders.$B$2:.$C$19];2;0));&quot;&quot;;VLOOKUP([.D33];[subfolders.$B$2:.$C$19];2;0))" office:value-type="string" office:string-value="26x26">
            <text:p>26x26</text:p>
          </table:table-cell>
          <table:table-cell table:style-name="Default" table:formula="of:=IF(ISERROR(VLOOKUP([.D33];[subfolders.$B$2:.$D$19];3;0));&quot;&quot;;VLOOKUP([.D33];[subfolders.$B$2:.$D$19];3;0))" office:value-type="string" office:string-value="26x26">
            <text:p>26x26</text:p>
          </table:table-cell>
          <table:table-cell table:formula="of:=IF([.G33]&lt;&gt;&quot;&quot;;LOWER([.B33])&amp;&quot;_&quot;&amp;LOWER([.C33])&amp;&quot;_&quot;&amp;[.G33]&amp;&quot;.&quot;&amp;[.I33];LOWER([.B33])&amp;&quot;_&quot;&amp;LOWER([.C33])&amp;&quot;_&quot;&amp;LOWER([.D33])&amp;&quot;.&quot;&amp;[.I33])" office:value-type="string" office:string-value="geda_arc_26x26.xpm">
            <text:p>geda_arc_26x2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ARC</text:p>
          </table:table-cell>
          <table:table-cell office:value-type="string">
            <text:p>LARGE</text:p>
          </table:table-cell>
          <table:table-cell table:style-name="ce33" table:formula="of:=IF(ISERROR(VLOOKUP([.D34];[subfolders.$B$2:.$E$19];4;0));&quot;&quot;;VLOOKUP([.D34];[subfolders.$B$2:.$E$19];4;0))" office:value-type="string" office:string-value="LARGE">
            <text:p>LARGE</text:p>
          </table:table-cell>
          <table:table-cell table:style-name="Default" table:formula="of:=IF(ISERROR(VLOOKUP([.D34];[subfolders.$B$2:.$C$19];2;0));&quot;&quot;;VLOOKUP([.D34];[subfolders.$B$2:.$C$19];2;0))" office:value-type="string" office:string-value="28x28">
            <text:p>28x28</text:p>
          </table:table-cell>
          <table:table-cell table:style-name="Default" table:formula="of:=IF(ISERROR(VLOOKUP([.D34];[subfolders.$B$2:.$D$19];3;0));&quot;&quot;;VLOOKUP([.D34];[subfolders.$B$2:.$D$19];3;0))" office:value-type="string" office:string-value="28x28">
            <text:p>28x28</text:p>
          </table:table-cell>
          <table:table-cell table:formula="of:=IF([.G34]&lt;&gt;&quot;&quot;;LOWER([.B34])&amp;&quot;_&quot;&amp;LOWER([.C34])&amp;&quot;_&quot;&amp;[.G34]&amp;&quot;.&quot;&amp;[.I34];LOWER([.B34])&amp;&quot;_&quot;&amp;LOWER([.C34])&amp;&quot;_&quot;&amp;LOWER([.D34])&amp;&quot;.&quot;&amp;[.I34])" office:value-type="string" office:string-value="geda_arc_28x28.xpm">
            <text:p>geda_arc_28x28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ARC</text:p>
          </table:table-cell>
          <table:table-cell office:value-type="string">
            <text:p>XLARGE</text:p>
          </table:table-cell>
          <table:table-cell table:style-name="ce33" table:formula="of:=IF(ISERROR(VLOOKUP([.D35];[subfolders.$B$2:.$E$19];4;0));&quot;&quot;;VLOOKUP([.D35];[subfolders.$B$2:.$E$19];4;0))" office:value-type="string" office:string-value="XLARGE">
            <text:p>XLARGE</text:p>
          </table:table-cell>
          <table:table-cell table:style-name="Default" table:formula="of:=IF(ISERROR(VLOOKUP([.D35];[subfolders.$B$2:.$C$19];2;0));&quot;&quot;;VLOOKUP([.D35];[subfolders.$B$2:.$C$19];2;0))" office:value-type="string" office:string-value="32x32">
            <text:p>32x32</text:p>
          </table:table-cell>
          <table:table-cell table:style-name="Default" table:formula="of:=IF(ISERROR(VLOOKUP([.D35];[subfolders.$B$2:.$D$19];3;0));&quot;&quot;;VLOOKUP([.D35];[subfolders.$B$2:.$D$19];3;0))" office:value-type="string" office:string-value="32x32">
            <text:p>32x32</text:p>
          </table:table-cell>
          <table:table-cell table:formula="of:=IF([.G35]&lt;&gt;&quot;&quot;;LOWER([.B35])&amp;&quot;_&quot;&amp;LOWER([.C35])&amp;&quot;_&quot;&amp;[.G35]&amp;&quot;.&quot;&amp;[.I35];LOWER([.B35])&amp;&quot;_&quot;&amp;LOWER([.C35])&amp;&quot;_&quot;&amp;LOWER([.D35])&amp;&quot;.&quot;&amp;[.I35])" office:value-type="string" office:string-value="geda_arc_32x32.xpm">
            <text:p>geda_arc_32x3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COPY</text:p>
          </table:table-cell>
          <table:table-cell office:value-type="string">
            <text:p>TINY</text:p>
          </table:table-cell>
          <table:table-cell table:style-name="ce33" table:formula="of:=IF(ISERROR(VLOOKUP([.D36];[subfolders.$B$2:.$E$19];4;0));&quot;&quot;;VLOOKUP([.D36];[subfolders.$B$2:.$E$19];4;0))" office:value-type="string" office:string-value="TINY">
            <text:p>TINY</text:p>
          </table:table-cell>
          <table:table-cell table:style-name="Default" table:formula="of:=IF(ISERROR(VLOOKUP([.D36];[subfolders.$B$2:.$C$19];2;0));&quot;&quot;;VLOOKUP([.D36];[subfolders.$B$2:.$C$19];2;0))" office:value-type="string" office:string-value="22x22">
            <text:p>22x22</text:p>
          </table:table-cell>
          <table:table-cell table:style-name="Default" table:formula="of:=IF(ISERROR(VLOOKUP([.D36];[subfolders.$B$2:.$D$19];3;0));&quot;&quot;;VLOOKUP([.D36];[subfolders.$B$2:.$D$19];3;0))" office:value-type="string" office:string-value="22x22">
            <text:p>22x22</text:p>
          </table:table-cell>
          <table:table-cell table:formula="of:=IF([.G36]&lt;&gt;&quot;&quot;;LOWER([.B36])&amp;&quot;_&quot;&amp;LOWER([.C36])&amp;&quot;_&quot;&amp;[.G36]&amp;&quot;.&quot;&amp;[.I36];LOWER([.B36])&amp;&quot;_&quot;&amp;LOWER([.C36])&amp;&quot;_&quot;&amp;LOWER([.D36])&amp;&quot;.&quot;&amp;[.I36])" office:value-type="string" office:string-value="geda_copy_22x22.png">
            <text:p>geda_copy_22x2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COPY</text:p>
          </table:table-cell>
          <table:table-cell office:value-type="string">
            <text:p>SMALL</text:p>
          </table:table-cell>
          <table:table-cell table:style-name="ce33" table:formula="of:=IF(ISERROR(VLOOKUP([.D37];[subfolders.$B$2:.$E$19];4;0));&quot;&quot;;VLOOKUP([.D37];[subfolders.$B$2:.$E$19];4;0))" office:value-type="string" office:string-value="SMALL">
            <text:p>SMALL</text:p>
          </table:table-cell>
          <table:table-cell table:style-name="Default" table:formula="of:=IF(ISERROR(VLOOKUP([.D37];[subfolders.$B$2:.$C$19];2;0));&quot;&quot;;VLOOKUP([.D37];[subfolders.$B$2:.$C$19];2;0))" office:value-type="string" office:string-value="24x24">
            <text:p>24x24</text:p>
          </table:table-cell>
          <table:table-cell table:style-name="Default" table:formula="of:=IF(ISERROR(VLOOKUP([.D37];[subfolders.$B$2:.$D$19];3;0));&quot;&quot;;VLOOKUP([.D37];[subfolders.$B$2:.$D$19];3;0))" office:value-type="string" office:string-value="24x24">
            <text:p>24x24</text:p>
          </table:table-cell>
          <table:table-cell table:formula="of:=IF([.G37]&lt;&gt;&quot;&quot;;LOWER([.B37])&amp;&quot;_&quot;&amp;LOWER([.C37])&amp;&quot;_&quot;&amp;[.G37]&amp;&quot;.&quot;&amp;[.I37];LOWER([.B37])&amp;&quot;_&quot;&amp;LOWER([.C37])&amp;&quot;_&quot;&amp;LOWER([.D37])&amp;&quot;.&quot;&amp;[.I37])" office:value-type="string" office:string-value="geda_copy_24x24.png">
            <text:p>geda_copy_24x24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COPY</text:p>
          </table:table-cell>
          <table:table-cell office:value-type="string">
            <text:p>MEDIUM</text:p>
          </table:table-cell>
          <table:table-cell table:style-name="ce33" table:formula="of:=IF(ISERROR(VLOOKUP([.D38];[subfolders.$B$2:.$E$19];4;0));&quot;&quot;;VLOOKUP([.D38];[subfolders.$B$2:.$E$19];4;0))" office:value-type="string" office:string-value="MEDIUM">
            <text:p>MEDIUM</text:p>
          </table:table-cell>
          <table:table-cell table:style-name="Default" table:formula="of:=IF(ISERROR(VLOOKUP([.D38];[subfolders.$B$2:.$C$19];2;0));&quot;&quot;;VLOOKUP([.D38];[subfolders.$B$2:.$C$19];2;0))" office:value-type="string" office:string-value="26x26">
            <text:p>26x26</text:p>
          </table:table-cell>
          <table:table-cell table:style-name="Default" table:formula="of:=IF(ISERROR(VLOOKUP([.D38];[subfolders.$B$2:.$D$19];3;0));&quot;&quot;;VLOOKUP([.D38];[subfolders.$B$2:.$D$19];3;0))" office:value-type="string" office:string-value="26x26">
            <text:p>26x26</text:p>
          </table:table-cell>
          <table:table-cell table:formula="of:=IF([.G38]&lt;&gt;&quot;&quot;;LOWER([.B38])&amp;&quot;_&quot;&amp;LOWER([.C38])&amp;&quot;_&quot;&amp;[.G38]&amp;&quot;.&quot;&amp;[.I38];LOWER([.B38])&amp;&quot;_&quot;&amp;LOWER([.C38])&amp;&quot;_&quot;&amp;LOWER([.D38])&amp;&quot;.&quot;&amp;[.I38])" office:value-type="string" office:string-value="geda_copy_26x26.png">
            <text:p>geda_copy_2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COPY</text:p>
          </table:table-cell>
          <table:table-cell office:value-type="string">
            <text:p>LARGE</text:p>
          </table:table-cell>
          <table:table-cell table:style-name="ce33" table:formula="of:=IF(ISERROR(VLOOKUP([.D39];[subfolders.$B$2:.$E$19];4;0));&quot;&quot;;VLOOKUP([.D39];[subfolders.$B$2:.$E$19];4;0))" office:value-type="string" office:string-value="LARGE">
            <text:p>LARGE</text:p>
          </table:table-cell>
          <table:table-cell table:style-name="Default" table:formula="of:=IF(ISERROR(VLOOKUP([.D39];[subfolders.$B$2:.$C$19];2;0));&quot;&quot;;VLOOKUP([.D39];[subfolders.$B$2:.$C$19];2;0))" office:value-type="string" office:string-value="28x28">
            <text:p>28x28</text:p>
          </table:table-cell>
          <table:table-cell table:style-name="Default" table:formula="of:=IF(ISERROR(VLOOKUP([.D39];[subfolders.$B$2:.$D$19];3;0));&quot;&quot;;VLOOKUP([.D39];[subfolders.$B$2:.$D$19];3;0))" office:value-type="string" office:string-value="28x28">
            <text:p>28x28</text:p>
          </table:table-cell>
          <table:table-cell table:formula="of:=IF([.G39]&lt;&gt;&quot;&quot;;LOWER([.B39])&amp;&quot;_&quot;&amp;LOWER([.C39])&amp;&quot;_&quot;&amp;[.G39]&amp;&quot;.&quot;&amp;[.I39];LOWER([.B39])&amp;&quot;_&quot;&amp;LOWER([.C39])&amp;&quot;_&quot;&amp;LOWER([.D39])&amp;&quot;.&quot;&amp;[.I39])" office:value-type="string" office:string-value="geda_copy_28x28.png">
            <text:p>geda_copy_28x2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COPY</text:p>
          </table:table-cell>
          <table:table-cell office:value-type="string">
            <text:p>XLARGE</text:p>
          </table:table-cell>
          <table:table-cell table:style-name="ce33" table:formula="of:=IF(ISERROR(VLOOKUP([.D40];[subfolders.$B$2:.$E$19];4;0));&quot;&quot;;VLOOKUP([.D40];[subfolders.$B$2:.$E$19];4;0))" office:value-type="string" office:string-value="XLARGE">
            <text:p>XLARGE</text:p>
          </table:table-cell>
          <table:table-cell table:style-name="Default" table:formula="of:=IF(ISERROR(VLOOKUP([.D40];[subfolders.$B$2:.$C$19];2;0));&quot;&quot;;VLOOKUP([.D40];[subfolders.$B$2:.$C$19];2;0))" office:value-type="string" office:string-value="32x32">
            <text:p>32x32</text:p>
          </table:table-cell>
          <table:table-cell table:style-name="Default" table:formula="of:=IF(ISERROR(VLOOKUP([.D40];[subfolders.$B$2:.$D$19];3;0));&quot;&quot;;VLOOKUP([.D40];[subfolders.$B$2:.$D$19];3;0))" office:value-type="string" office:string-value="32x32">
            <text:p>32x32</text:p>
          </table:table-cell>
          <table:table-cell table:formula="of:=IF([.G40]&lt;&gt;&quot;&quot;;LOWER([.B40])&amp;&quot;_&quot;&amp;LOWER([.C40])&amp;&quot;_&quot;&amp;[.G40]&amp;&quot;.&quot;&amp;[.I40];LOWER([.B40])&amp;&quot;_&quot;&amp;LOWER([.C40])&amp;&quot;_&quot;&amp;LOWER([.D40])&amp;&quot;.&quot;&amp;[.I40])" office:value-type="string" office:string-value="geda_copy_32x32.png">
            <text:p>geda_copy_32x3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BOX</text:p>
          </table:table-cell>
          <table:table-cell office:value-type="string">
            <text:p>TINY</text:p>
          </table:table-cell>
          <table:table-cell table:style-name="ce33" table:formula="of:=IF(ISERROR(VLOOKUP([.D41];[subfolders.$B$2:.$E$19];4;0));&quot;&quot;;VLOOKUP([.D41];[subfolders.$B$2:.$E$19];4;0))" office:value-type="string" office:string-value="TINY">
            <text:p>TINY</text:p>
          </table:table-cell>
          <table:table-cell table:style-name="Default" table:formula="of:=IF(ISERROR(VLOOKUP([.D41];[subfolders.$B$2:.$C$19];2;0));&quot;&quot;;VLOOKUP([.D41];[subfolders.$B$2:.$C$19];2;0))" office:value-type="string" office:string-value="22x22">
            <text:p>22x22</text:p>
          </table:table-cell>
          <table:table-cell table:style-name="Default" table:formula="of:=IF(ISERROR(VLOOKUP([.D41];[subfolders.$B$2:.$D$19];3;0));&quot;&quot;;VLOOKUP([.D41];[subfolders.$B$2:.$D$19];3;0))" office:value-type="string" office:string-value="22x22">
            <text:p>22x22</text:p>
          </table:table-cell>
          <table:table-cell table:formula="of:=IF([.G41]&lt;&gt;&quot;&quot;;LOWER([.B41])&amp;&quot;_&quot;&amp;LOWER([.C41])&amp;&quot;_&quot;&amp;[.G41]&amp;&quot;.&quot;&amp;[.I41];LOWER([.B41])&amp;&quot;_&quot;&amp;LOWER([.C41])&amp;&quot;_&quot;&amp;LOWER([.D41])&amp;&quot;.&quot;&amp;[.I41])" office:value-type="string" office:string-value="geda_box_22x22.xpm">
            <text:p>geda_box_22x2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BOX</text:p>
          </table:table-cell>
          <table:table-cell office:value-type="string">
            <text:p>SMALL</text:p>
          </table:table-cell>
          <table:table-cell table:style-name="ce33" table:formula="of:=IF(ISERROR(VLOOKUP([.D42];[subfolders.$B$2:.$E$19];4;0));&quot;&quot;;VLOOKUP([.D42];[subfolders.$B$2:.$E$19];4;0))" office:value-type="string" office:string-value="SMALL">
            <text:p>SMALL</text:p>
          </table:table-cell>
          <table:table-cell table:style-name="Default" table:formula="of:=IF(ISERROR(VLOOKUP([.D42];[subfolders.$B$2:.$C$19];2;0));&quot;&quot;;VLOOKUP([.D42];[subfolders.$B$2:.$C$19];2;0))" office:value-type="string" office:string-value="24x24">
            <text:p>24x24</text:p>
          </table:table-cell>
          <table:table-cell table:style-name="Default" table:formula="of:=IF(ISERROR(VLOOKUP([.D42];[subfolders.$B$2:.$D$19];3;0));&quot;&quot;;VLOOKUP([.D42];[subfolders.$B$2:.$D$19];3;0))" office:value-type="string" office:string-value="24x24">
            <text:p>24x24</text:p>
          </table:table-cell>
          <table:table-cell table:formula="of:=IF([.G42]&lt;&gt;&quot;&quot;;LOWER([.B42])&amp;&quot;_&quot;&amp;LOWER([.C42])&amp;&quot;_&quot;&amp;[.G42]&amp;&quot;.&quot;&amp;[.I42];LOWER([.B42])&amp;&quot;_&quot;&amp;LOWER([.C42])&amp;&quot;_&quot;&amp;LOWER([.D42])&amp;&quot;.&quot;&amp;[.I42])" office:value-type="string" office:string-value="geda_box_24x24.xpm">
            <text:p>geda_box_24x24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BOX</text:p>
          </table:table-cell>
          <table:table-cell office:value-type="string">
            <text:p>MEDIUM</text:p>
          </table:table-cell>
          <table:table-cell table:style-name="ce33" table:formula="of:=IF(ISERROR(VLOOKUP([.D43];[subfolders.$B$2:.$E$19];4;0));&quot;&quot;;VLOOKUP([.D43];[subfolders.$B$2:.$E$19];4;0))" office:value-type="string" office:string-value="MEDIUM">
            <text:p>MEDIUM</text:p>
          </table:table-cell>
          <table:table-cell table:style-name="Default" table:formula="of:=IF(ISERROR(VLOOKUP([.D43];[subfolders.$B$2:.$C$19];2;0));&quot;&quot;;VLOOKUP([.D43];[subfolders.$B$2:.$C$19];2;0))" office:value-type="string" office:string-value="26x26">
            <text:p>26x26</text:p>
          </table:table-cell>
          <table:table-cell table:style-name="Default" table:formula="of:=IF(ISERROR(VLOOKUP([.D43];[subfolders.$B$2:.$D$19];3;0));&quot;&quot;;VLOOKUP([.D43];[subfolders.$B$2:.$D$19];3;0))" office:value-type="string" office:string-value="26x26">
            <text:p>26x26</text:p>
          </table:table-cell>
          <table:table-cell table:formula="of:=IF([.G43]&lt;&gt;&quot;&quot;;LOWER([.B43])&amp;&quot;_&quot;&amp;LOWER([.C43])&amp;&quot;_&quot;&amp;[.G43]&amp;&quot;.&quot;&amp;[.I43];LOWER([.B43])&amp;&quot;_&quot;&amp;LOWER([.C43])&amp;&quot;_&quot;&amp;LOWER([.D43])&amp;&quot;.&quot;&amp;[.I43])" office:value-type="string" office:string-value="geda_box_26x26.xpm">
            <text:p>geda_box_26x2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BOX</text:p>
          </table:table-cell>
          <table:table-cell office:value-type="string">
            <text:p>LARGE</text:p>
          </table:table-cell>
          <table:table-cell table:style-name="ce33" table:formula="of:=IF(ISERROR(VLOOKUP([.D44];[subfolders.$B$2:.$E$19];4;0));&quot;&quot;;VLOOKUP([.D44];[subfolders.$B$2:.$E$19];4;0))" office:value-type="string" office:string-value="LARGE">
            <text:p>LARGE</text:p>
          </table:table-cell>
          <table:table-cell table:style-name="Default" table:formula="of:=IF(ISERROR(VLOOKUP([.D44];[subfolders.$B$2:.$C$19];2;0));&quot;&quot;;VLOOKUP([.D44];[subfolders.$B$2:.$C$19];2;0))" office:value-type="string" office:string-value="28x28">
            <text:p>28x28</text:p>
          </table:table-cell>
          <table:table-cell table:style-name="Default" table:formula="of:=IF(ISERROR(VLOOKUP([.D44];[subfolders.$B$2:.$D$19];3;0));&quot;&quot;;VLOOKUP([.D44];[subfolders.$B$2:.$D$19];3;0))" office:value-type="string" office:string-value="28x28">
            <text:p>28x28</text:p>
          </table:table-cell>
          <table:table-cell table:formula="of:=IF([.G44]&lt;&gt;&quot;&quot;;LOWER([.B44])&amp;&quot;_&quot;&amp;LOWER([.C44])&amp;&quot;_&quot;&amp;[.G44]&amp;&quot;.&quot;&amp;[.I44];LOWER([.B44])&amp;&quot;_&quot;&amp;LOWER([.C44])&amp;&quot;_&quot;&amp;LOWER([.D44])&amp;&quot;.&quot;&amp;[.I44])" office:value-type="string" office:string-value="geda_box_28x28.xpm">
            <text:p>geda_box_28x28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BOX</text:p>
          </table:table-cell>
          <table:table-cell office:value-type="string">
            <text:p>XLARGE</text:p>
          </table:table-cell>
          <table:table-cell table:style-name="ce33" table:formula="of:=IF(ISERROR(VLOOKUP([.D45];[subfolders.$B$2:.$E$19];4;0));&quot;&quot;;VLOOKUP([.D45];[subfolders.$B$2:.$E$19];4;0))" office:value-type="string" office:string-value="XLARGE">
            <text:p>XLARGE</text:p>
          </table:table-cell>
          <table:table-cell table:style-name="Default" table:formula="of:=IF(ISERROR(VLOOKUP([.D45];[subfolders.$B$2:.$C$19];2;0));&quot;&quot;;VLOOKUP([.D45];[subfolders.$B$2:.$C$19];2;0))" office:value-type="string" office:string-value="32x32">
            <text:p>32x32</text:p>
          </table:table-cell>
          <table:table-cell table:style-name="Default" table:formula="of:=IF(ISERROR(VLOOKUP([.D45];[subfolders.$B$2:.$D$19];3;0));&quot;&quot;;VLOOKUP([.D45];[subfolders.$B$2:.$D$19];3;0))" office:value-type="string" office:string-value="32x32">
            <text:p>32x32</text:p>
          </table:table-cell>
          <table:table-cell table:formula="of:=IF([.G45]&lt;&gt;&quot;&quot;;LOWER([.B45])&amp;&quot;_&quot;&amp;LOWER([.C45])&amp;&quot;_&quot;&amp;[.G45]&amp;&quot;.&quot;&amp;[.I45];LOWER([.B45])&amp;&quot;_&quot;&amp;LOWER([.C45])&amp;&quot;_&quot;&amp;LOWER([.D45])&amp;&quot;.&quot;&amp;[.I45])" office:value-type="string" office:string-value="geda_box_32x32.xpm">
            <text:p>geda_box_32x3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BULB</text:p>
          </table:table-cell>
          <table:table-cell office:value-type="string">
            <text:p>OFF</text:p>
          </table:table-cell>
          <table:table-cell table:style-name="ce33" table:formula="of:=IF(ISERROR(VLOOKUP([.D46];[subfolders.$B$2:.$E$19];4;0));&quot;&quot;;VLOOKUP([.D46];[subfolders.$B$2:.$E$19];4;0))" office:value-type="string" office:string-value="OFF">
            <text:p>OFF</text:p>
          </table:table-cell>
          <table:table-cell table:style-name="Default" table:formula="of:=IF(ISERROR(VLOOKUP([.D46];[subfolders.$B$2:.$C$19];2;0));&quot;&quot;;VLOOKUP([.D46];[subfolders.$B$2:.$C$19];2;0))" office:value-type="float" office:value="0">
            <text:p/>
          </table:table-cell>
          <table:table-cell table:style-name="Default" table:formula="of:=IF(ISERROR(VLOOKUP([.D46];[subfolders.$B$2:.$D$19];3;0));&quot;&quot;;VLOOKUP([.D46];[subfolders.$B$2:.$D$19];3;0))" office:value-type="float" office:value="0">
            <text:p/>
          </table:table-cell>
          <table:table-cell table:formula="of:=IF([.G46]&lt;&gt;&quot;&quot;;LOWER([.B46])&amp;&quot;_&quot;&amp;LOWER([.C46])&amp;&quot;_&quot;&amp;[.G46]&amp;&quot;.&quot;&amp;[.I46];LOWER([.B46])&amp;&quot;_&quot;&amp;LOWER([.C46])&amp;&quot;_&quot;&amp;LOWER([.D46])&amp;&quot;.&quot;&amp;[.I46])" office:value-type="string" office:string-value="geda_bulb_off.png">
            <text:p>geda_bulb_off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BULB</text:p>
          </table:table-cell>
          <table:table-cell office:value-type="string">
            <text:p>ON</text:p>
          </table:table-cell>
          <table:table-cell table:style-name="ce33" table:formula="of:=IF(ISERROR(VLOOKUP([.D47];[subfolders.$B$2:.$E$19];4;0));&quot;&quot;;VLOOKUP([.D47];[subfolders.$B$2:.$E$19];4;0))" office:value-type="string" office:string-value="ON">
            <text:p>ON</text:p>
          </table:table-cell>
          <table:table-cell table:style-name="Default" table:formula="of:=IF(ISERROR(VLOOKUP([.D47];[subfolders.$B$2:.$C$19];2;0));&quot;&quot;;VLOOKUP([.D47];[subfolders.$B$2:.$C$19];2;0))" office:value-type="float" office:value="0">
            <text:p/>
          </table:table-cell>
          <table:table-cell table:style-name="Default" table:formula="of:=IF(ISERROR(VLOOKUP([.D47];[subfolders.$B$2:.$D$19];3;0));&quot;&quot;;VLOOKUP([.D47];[subfolders.$B$2:.$D$19];3;0))" office:value-type="float" office:value="0">
            <text:p/>
          </table:table-cell>
          <table:table-cell table:formula="of:=IF([.G47]&lt;&gt;&quot;&quot;;LOWER([.B47])&amp;&quot;_&quot;&amp;LOWER([.C47])&amp;&quot;_&quot;&amp;[.G47]&amp;&quot;.&quot;&amp;[.I47];LOWER([.B47])&amp;&quot;_&quot;&amp;LOWER([.C47])&amp;&quot;_&quot;&amp;LOWER([.D47])&amp;&quot;.&quot;&amp;[.I47])" office:value-type="string" office:string-value="geda_bulb_on.png">
            <text:p>geda_bulb_on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CIRCLE</text:p>
          </table:table-cell>
          <table:table-cell office:value-type="string">
            <text:p>TINY</text:p>
          </table:table-cell>
          <table:table-cell table:style-name="ce33" table:formula="of:=IF(ISERROR(VLOOKUP([.D48];[subfolders.$B$2:.$E$19];4;0));&quot;&quot;;VLOOKUP([.D48];[subfolders.$B$2:.$E$19];4;0))" office:value-type="string" office:string-value="TINY">
            <text:p>TINY</text:p>
          </table:table-cell>
          <table:table-cell table:style-name="Default" table:formula="of:=IF(ISERROR(VLOOKUP([.D48];[subfolders.$B$2:.$C$19];2;0));&quot;&quot;;VLOOKUP([.D48];[subfolders.$B$2:.$C$19];2;0))" office:value-type="string" office:string-value="22x22">
            <text:p>22x22</text:p>
          </table:table-cell>
          <table:table-cell table:style-name="Default" table:formula="of:=IF(ISERROR(VLOOKUP([.D48];[subfolders.$B$2:.$D$19];3;0));&quot;&quot;;VLOOKUP([.D48];[subfolders.$B$2:.$D$19];3;0))" office:value-type="string" office:string-value="22x22">
            <text:p>22x22</text:p>
          </table:table-cell>
          <table:table-cell table:formula="of:=IF([.G48]&lt;&gt;&quot;&quot;;LOWER([.B48])&amp;&quot;_&quot;&amp;LOWER([.C48])&amp;&quot;_&quot;&amp;[.G48]&amp;&quot;.&quot;&amp;[.I48];LOWER([.B48])&amp;&quot;_&quot;&amp;LOWER([.C48])&amp;&quot;_&quot;&amp;LOWER([.D48])&amp;&quot;.&quot;&amp;[.I48])" office:value-type="string" office:string-value="geda_circle_22x22.xpm">
            <text:p>geda_circle_22x2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CIRCLE</text:p>
          </table:table-cell>
          <table:table-cell office:value-type="string">
            <text:p>SMALL</text:p>
          </table:table-cell>
          <table:table-cell table:style-name="ce33" table:formula="of:=IF(ISERROR(VLOOKUP([.D49];[subfolders.$B$2:.$E$19];4;0));&quot;&quot;;VLOOKUP([.D49];[subfolders.$B$2:.$E$19];4;0))" office:value-type="string" office:string-value="SMALL">
            <text:p>SMALL</text:p>
          </table:table-cell>
          <table:table-cell table:style-name="Default" table:formula="of:=IF(ISERROR(VLOOKUP([.D49];[subfolders.$B$2:.$C$19];2;0));&quot;&quot;;VLOOKUP([.D49];[subfolders.$B$2:.$C$19];2;0))" office:value-type="string" office:string-value="24x24">
            <text:p>24x24</text:p>
          </table:table-cell>
          <table:table-cell table:style-name="Default" table:formula="of:=IF(ISERROR(VLOOKUP([.D49];[subfolders.$B$2:.$D$19];3;0));&quot;&quot;;VLOOKUP([.D49];[subfolders.$B$2:.$D$19];3;0))" office:value-type="string" office:string-value="24x24">
            <text:p>24x24</text:p>
          </table:table-cell>
          <table:table-cell table:formula="of:=IF([.G49]&lt;&gt;&quot;&quot;;LOWER([.B49])&amp;&quot;_&quot;&amp;LOWER([.C49])&amp;&quot;_&quot;&amp;[.G49]&amp;&quot;.&quot;&amp;[.I49];LOWER([.B49])&amp;&quot;_&quot;&amp;LOWER([.C49])&amp;&quot;_&quot;&amp;LOWER([.D49])&amp;&quot;.&quot;&amp;[.I49])" office:value-type="string" office:string-value="geda_circle_24x24.xpm">
            <text:p>geda_circle_24x24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CIRCLE</text:p>
          </table:table-cell>
          <table:table-cell office:value-type="string">
            <text:p>MEDIUM</text:p>
          </table:table-cell>
          <table:table-cell table:style-name="ce33" table:formula="of:=IF(ISERROR(VLOOKUP([.D50];[subfolders.$B$2:.$E$19];4;0));&quot;&quot;;VLOOKUP([.D50];[subfolders.$B$2:.$E$19];4;0))" office:value-type="string" office:string-value="MEDIUM">
            <text:p>MEDIUM</text:p>
          </table:table-cell>
          <table:table-cell table:style-name="Default" table:formula="of:=IF(ISERROR(VLOOKUP([.D50];[subfolders.$B$2:.$C$19];2;0));&quot;&quot;;VLOOKUP([.D50];[subfolders.$B$2:.$C$19];2;0))" office:value-type="string" office:string-value="26x26">
            <text:p>26x26</text:p>
          </table:table-cell>
          <table:table-cell table:style-name="Default" table:formula="of:=IF(ISERROR(VLOOKUP([.D50];[subfolders.$B$2:.$D$19];3;0));&quot;&quot;;VLOOKUP([.D50];[subfolders.$B$2:.$D$19];3;0))" office:value-type="string" office:string-value="26x26">
            <text:p>26x26</text:p>
          </table:table-cell>
          <table:table-cell table:formula="of:=IF([.G50]&lt;&gt;&quot;&quot;;LOWER([.B50])&amp;&quot;_&quot;&amp;LOWER([.C50])&amp;&quot;_&quot;&amp;[.G50]&amp;&quot;.&quot;&amp;[.I50];LOWER([.B50])&amp;&quot;_&quot;&amp;LOWER([.C50])&amp;&quot;_&quot;&amp;LOWER([.D50])&amp;&quot;.&quot;&amp;[.I50])" office:value-type="string" office:string-value="geda_circle_26x26.xpm">
            <text:p>geda_circle_26x2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CIRCLE</text:p>
          </table:table-cell>
          <table:table-cell office:value-type="string">
            <text:p>LARGE</text:p>
          </table:table-cell>
          <table:table-cell table:style-name="ce33" table:formula="of:=IF(ISERROR(VLOOKUP([.D51];[subfolders.$B$2:.$E$19];4;0));&quot;&quot;;VLOOKUP([.D51];[subfolders.$B$2:.$E$19];4;0))" office:value-type="string" office:string-value="LARGE">
            <text:p>LARGE</text:p>
          </table:table-cell>
          <table:table-cell table:style-name="Default" table:formula="of:=IF(ISERROR(VLOOKUP([.D51];[subfolders.$B$2:.$C$19];2;0));&quot;&quot;;VLOOKUP([.D51];[subfolders.$B$2:.$C$19];2;0))" office:value-type="string" office:string-value="28x28">
            <text:p>28x28</text:p>
          </table:table-cell>
          <table:table-cell table:style-name="Default" table:formula="of:=IF(ISERROR(VLOOKUP([.D51];[subfolders.$B$2:.$D$19];3;0));&quot;&quot;;VLOOKUP([.D51];[subfolders.$B$2:.$D$19];3;0))" office:value-type="string" office:string-value="28x28">
            <text:p>28x28</text:p>
          </table:table-cell>
          <table:table-cell table:formula="of:=IF([.G51]&lt;&gt;&quot;&quot;;LOWER([.B51])&amp;&quot;_&quot;&amp;LOWER([.C51])&amp;&quot;_&quot;&amp;[.G51]&amp;&quot;.&quot;&amp;[.I51];LOWER([.B51])&amp;&quot;_&quot;&amp;LOWER([.C51])&amp;&quot;_&quot;&amp;LOWER([.D51])&amp;&quot;.&quot;&amp;[.I51])" office:value-type="string" office:string-value="geda_circle_28x28.xpm">
            <text:p>geda_circle_28x28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CIRCLE</text:p>
          </table:table-cell>
          <table:table-cell office:value-type="string">
            <text:p>XLARGE</text:p>
          </table:table-cell>
          <table:table-cell table:style-name="ce33" table:formula="of:=IF(ISERROR(VLOOKUP([.D52];[subfolders.$B$2:.$E$19];4;0));&quot;&quot;;VLOOKUP([.D52];[subfolders.$B$2:.$E$19];4;0))" office:value-type="string" office:string-value="XLARGE">
            <text:p>XLARGE</text:p>
          </table:table-cell>
          <table:table-cell table:style-name="Default" table:formula="of:=IF(ISERROR(VLOOKUP([.D52];[subfolders.$B$2:.$C$19];2;0));&quot;&quot;;VLOOKUP([.D52];[subfolders.$B$2:.$C$19];2;0))" office:value-type="string" office:string-value="32x32">
            <text:p>32x32</text:p>
          </table:table-cell>
          <table:table-cell table:style-name="Default" table:formula="of:=IF(ISERROR(VLOOKUP([.D52];[subfolders.$B$2:.$D$19];3;0));&quot;&quot;;VLOOKUP([.D52];[subfolders.$B$2:.$D$19];3;0))" office:value-type="string" office:string-value="32x32">
            <text:p>32x32</text:p>
          </table:table-cell>
          <table:table-cell table:formula="of:=IF([.G52]&lt;&gt;&quot;&quot;;LOWER([.B52])&amp;&quot;_&quot;&amp;LOWER([.C52])&amp;&quot;_&quot;&amp;[.G52]&amp;&quot;.&quot;&amp;[.I52];LOWER([.B52])&amp;&quot;_&quot;&amp;LOWER([.C52])&amp;&quot;_&quot;&amp;LOWER([.D52])&amp;&quot;.&quot;&amp;[.I52])" office:value-type="string" office:string-value="geda_circle_32x32.xpm">
            <text:p>geda_circle_32x3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CIRCLES</text:p>
          </table:table-cell>
          <table:table-cell office:value-type="string">
            <text:p>TINY</text:p>
          </table:table-cell>
          <table:table-cell table:style-name="ce33" table:formula="of:=IF(ISERROR(VLOOKUP([.D53];[subfolders.$B$2:.$E$19];4;0));&quot;&quot;;VLOOKUP([.D53];[subfolders.$B$2:.$E$19];4;0))" office:value-type="string" office:string-value="TINY">
            <text:p>TINY</text:p>
          </table:table-cell>
          <table:table-cell table:style-name="Default" table:formula="of:=IF(ISERROR(VLOOKUP([.D53];[subfolders.$B$2:.$C$19];2;0));&quot;&quot;;VLOOKUP([.D53];[subfolders.$B$2:.$C$19];2;0))" office:value-type="string" office:string-value="22x22">
            <text:p>22x22</text:p>
          </table:table-cell>
          <table:table-cell table:style-name="Default" table:formula="of:=IF(ISERROR(VLOOKUP([.D53];[subfolders.$B$2:.$D$19];3;0));&quot;&quot;;VLOOKUP([.D53];[subfolders.$B$2:.$D$19];3;0))" office:value-type="string" office:string-value="22x22">
            <text:p>22x22</text:p>
          </table:table-cell>
          <table:table-cell table:formula="of:=IF([.G53]&lt;&gt;&quot;&quot;;LOWER([.B53])&amp;&quot;_&quot;&amp;LOWER([.C53])&amp;&quot;_&quot;&amp;[.G53]&amp;&quot;.&quot;&amp;[.I53];LOWER([.B53])&amp;&quot;_&quot;&amp;LOWER([.C53])&amp;&quot;_&quot;&amp;LOWER([.D53])&amp;&quot;.&quot;&amp;[.I53])" office:value-type="string" office:string-value="geda_circles_22x22.png">
            <text:p>geda_circles_22x2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CIRCLES</text:p>
          </table:table-cell>
          <table:table-cell office:value-type="string">
            <text:p>SMALL</text:p>
          </table:table-cell>
          <table:table-cell table:style-name="ce33" table:formula="of:=IF(ISERROR(VLOOKUP([.D54];[subfolders.$B$2:.$E$19];4;0));&quot;&quot;;VLOOKUP([.D54];[subfolders.$B$2:.$E$19];4;0))" office:value-type="string" office:string-value="SMALL">
            <text:p>SMALL</text:p>
          </table:table-cell>
          <table:table-cell table:style-name="Default" table:formula="of:=IF(ISERROR(VLOOKUP([.D54];[subfolders.$B$2:.$C$19];2;0));&quot;&quot;;VLOOKUP([.D54];[subfolders.$B$2:.$C$19];2;0))" office:value-type="string" office:string-value="24x24">
            <text:p>24x24</text:p>
          </table:table-cell>
          <table:table-cell table:style-name="Default" table:formula="of:=IF(ISERROR(VLOOKUP([.D54];[subfolders.$B$2:.$D$19];3;0));&quot;&quot;;VLOOKUP([.D54];[subfolders.$B$2:.$D$19];3;0))" office:value-type="string" office:string-value="24x24">
            <text:p>24x24</text:p>
          </table:table-cell>
          <table:table-cell table:formula="of:=IF([.G54]&lt;&gt;&quot;&quot;;LOWER([.B54])&amp;&quot;_&quot;&amp;LOWER([.C54])&amp;&quot;_&quot;&amp;[.G54]&amp;&quot;.&quot;&amp;[.I54];LOWER([.B54])&amp;&quot;_&quot;&amp;LOWER([.C54])&amp;&quot;_&quot;&amp;LOWER([.D54])&amp;&quot;.&quot;&amp;[.I54])" office:value-type="string" office:string-value="geda_circles_24x24.png">
            <text:p>geda_circles_24x24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CIRCLES</text:p>
          </table:table-cell>
          <table:table-cell office:value-type="string">
            <text:p>MEDIUM</text:p>
          </table:table-cell>
          <table:table-cell table:style-name="ce33" table:formula="of:=IF(ISERROR(VLOOKUP([.D55];[subfolders.$B$2:.$E$19];4;0));&quot;&quot;;VLOOKUP([.D55];[subfolders.$B$2:.$E$19];4;0))" office:value-type="string" office:string-value="MEDIUM">
            <text:p>MEDIUM</text:p>
          </table:table-cell>
          <table:table-cell table:style-name="Default" table:formula="of:=IF(ISERROR(VLOOKUP([.D55];[subfolders.$B$2:.$C$19];2;0));&quot;&quot;;VLOOKUP([.D55];[subfolders.$B$2:.$C$19];2;0))" office:value-type="string" office:string-value="26x26">
            <text:p>26x26</text:p>
          </table:table-cell>
          <table:table-cell table:style-name="Default" table:formula="of:=IF(ISERROR(VLOOKUP([.D55];[subfolders.$B$2:.$D$19];3;0));&quot;&quot;;VLOOKUP([.D55];[subfolders.$B$2:.$D$19];3;0))" office:value-type="string" office:string-value="26x26">
            <text:p>26x26</text:p>
          </table:table-cell>
          <table:table-cell table:formula="of:=IF([.G55]&lt;&gt;&quot;&quot;;LOWER([.B55])&amp;&quot;_&quot;&amp;LOWER([.C55])&amp;&quot;_&quot;&amp;[.G55]&amp;&quot;.&quot;&amp;[.I55];LOWER([.B55])&amp;&quot;_&quot;&amp;LOWER([.C55])&amp;&quot;_&quot;&amp;LOWER([.D55])&amp;&quot;.&quot;&amp;[.I55])" office:value-type="string" office:string-value="geda_circles_26x26.png">
            <text:p>geda_circles_2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CIRCLES</text:p>
          </table:table-cell>
          <table:table-cell office:value-type="string">
            <text:p>LARGE</text:p>
          </table:table-cell>
          <table:table-cell table:style-name="ce33" table:formula="of:=IF(ISERROR(VLOOKUP([.D56];[subfolders.$B$2:.$E$19];4;0));&quot;&quot;;VLOOKUP([.D56];[subfolders.$B$2:.$E$19];4;0))" office:value-type="string" office:string-value="LARGE">
            <text:p>LARGE</text:p>
          </table:table-cell>
          <table:table-cell table:style-name="Default" table:formula="of:=IF(ISERROR(VLOOKUP([.D56];[subfolders.$B$2:.$C$19];2;0));&quot;&quot;;VLOOKUP([.D56];[subfolders.$B$2:.$C$19];2;0))" office:value-type="string" office:string-value="28x28">
            <text:p>28x28</text:p>
          </table:table-cell>
          <table:table-cell table:style-name="Default" table:formula="of:=IF(ISERROR(VLOOKUP([.D56];[subfolders.$B$2:.$D$19];3;0));&quot;&quot;;VLOOKUP([.D56];[subfolders.$B$2:.$D$19];3;0))" office:value-type="string" office:string-value="28x28">
            <text:p>28x28</text:p>
          </table:table-cell>
          <table:table-cell table:formula="of:=IF([.G56]&lt;&gt;&quot;&quot;;LOWER([.B56])&amp;&quot;_&quot;&amp;LOWER([.C56])&amp;&quot;_&quot;&amp;[.G56]&amp;&quot;.&quot;&amp;[.I56];LOWER([.B56])&amp;&quot;_&quot;&amp;LOWER([.C56])&amp;&quot;_&quot;&amp;LOWER([.D56])&amp;&quot;.&quot;&amp;[.I56])" office:value-type="string" office:string-value="geda_circles_28x28.png">
            <text:p>geda_circles_28x2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CIRCLES</text:p>
          </table:table-cell>
          <table:table-cell office:value-type="string">
            <text:p>XLARGE</text:p>
          </table:table-cell>
          <table:table-cell table:style-name="ce33" table:formula="of:=IF(ISERROR(VLOOKUP([.D57];[subfolders.$B$2:.$E$19];4;0));&quot;&quot;;VLOOKUP([.D57];[subfolders.$B$2:.$E$19];4;0))" office:value-type="string" office:string-value="XLARGE">
            <text:p>XLARGE</text:p>
          </table:table-cell>
          <table:table-cell table:style-name="Default" table:formula="of:=IF(ISERROR(VLOOKUP([.D57];[subfolders.$B$2:.$C$19];2;0));&quot;&quot;;VLOOKUP([.D57];[subfolders.$B$2:.$C$19];2;0))" office:value-type="string" office:string-value="32x32">
            <text:p>32x32</text:p>
          </table:table-cell>
          <table:table-cell table:style-name="Default" table:formula="of:=IF(ISERROR(VLOOKUP([.D57];[subfolders.$B$2:.$D$19];3;0));&quot;&quot;;VLOOKUP([.D57];[subfolders.$B$2:.$D$19];3;0))" office:value-type="string" office:string-value="32x32">
            <text:p>32x32</text:p>
          </table:table-cell>
          <table:table-cell table:formula="of:=IF([.G57]&lt;&gt;&quot;&quot;;LOWER([.B57])&amp;&quot;_&quot;&amp;LOWER([.C57])&amp;&quot;_&quot;&amp;[.G57]&amp;&quot;.&quot;&amp;[.I57];LOWER([.B57])&amp;&quot;_&quot;&amp;LOWER([.C57])&amp;&quot;_&quot;&amp;LOWER([.D57])&amp;&quot;.&quot;&amp;[.I57])" office:value-type="string" office:string-value="geda_circles_32x32.png">
            <text:p>geda_circles_32x3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DEMOTE</text:p>
          </table:table-cell>
          <table:table-cell office:value-type="string">
            <text:p>TINY</text:p>
          </table:table-cell>
          <table:table-cell table:style-name="ce33" table:formula="of:=IF(ISERROR(VLOOKUP([.D58];[subfolders.$B$2:.$E$19];4;0));&quot;&quot;;VLOOKUP([.D58];[subfolders.$B$2:.$E$19];4;0))" office:value-type="string" office:string-value="TINY">
            <text:p>TINY</text:p>
          </table:table-cell>
          <table:table-cell table:style-name="Default" table:formula="of:=IF(ISERROR(VLOOKUP([.D58];[subfolders.$B$2:.$C$19];2;0));&quot;&quot;;VLOOKUP([.D58];[subfolders.$B$2:.$C$19];2;0))" office:value-type="string" office:string-value="22x22">
            <text:p>22x22</text:p>
          </table:table-cell>
          <table:table-cell table:style-name="Default" table:formula="of:=IF(ISERROR(VLOOKUP([.D58];[subfolders.$B$2:.$D$19];3;0));&quot;&quot;;VLOOKUP([.D58];[subfolders.$B$2:.$D$19];3;0))" office:value-type="string" office:string-value="22x22">
            <text:p>22x22</text:p>
          </table:table-cell>
          <table:table-cell table:formula="of:=IF([.G58]&lt;&gt;&quot;&quot;;LOWER([.B58])&amp;&quot;_&quot;&amp;LOWER([.C58])&amp;&quot;_&quot;&amp;[.G58]&amp;&quot;.&quot;&amp;[.I58];LOWER([.B58])&amp;&quot;_&quot;&amp;LOWER([.C58])&amp;&quot;_&quot;&amp;LOWER([.D58])&amp;&quot;.&quot;&amp;[.I58])" office:value-type="string" office:string-value="geda_demote_22x22.png">
            <text:p>geda_demote_22x2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DEMOTE</text:p>
          </table:table-cell>
          <table:table-cell office:value-type="string">
            <text:p>SMALL</text:p>
          </table:table-cell>
          <table:table-cell table:style-name="ce33" table:formula="of:=IF(ISERROR(VLOOKUP([.D59];[subfolders.$B$2:.$E$19];4;0));&quot;&quot;;VLOOKUP([.D59];[subfolders.$B$2:.$E$19];4;0))" office:value-type="string" office:string-value="SMALL">
            <text:p>SMALL</text:p>
          </table:table-cell>
          <table:table-cell table:style-name="Default" table:formula="of:=IF(ISERROR(VLOOKUP([.D59];[subfolders.$B$2:.$C$19];2;0));&quot;&quot;;VLOOKUP([.D59];[subfolders.$B$2:.$C$19];2;0))" office:value-type="string" office:string-value="24x24">
            <text:p>24x24</text:p>
          </table:table-cell>
          <table:table-cell table:style-name="Default" table:formula="of:=IF(ISERROR(VLOOKUP([.D59];[subfolders.$B$2:.$D$19];3;0));&quot;&quot;;VLOOKUP([.D59];[subfolders.$B$2:.$D$19];3;0))" office:value-type="string" office:string-value="24x24">
            <text:p>24x24</text:p>
          </table:table-cell>
          <table:table-cell table:formula="of:=IF([.G59]&lt;&gt;&quot;&quot;;LOWER([.B59])&amp;&quot;_&quot;&amp;LOWER([.C59])&amp;&quot;_&quot;&amp;[.G59]&amp;&quot;.&quot;&amp;[.I59];LOWER([.B59])&amp;&quot;_&quot;&amp;LOWER([.C59])&amp;&quot;_&quot;&amp;LOWER([.D59])&amp;&quot;.&quot;&amp;[.I59])" office:value-type="string" office:string-value="geda_demote_24x24.png">
            <text:p>geda_demote_24x24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DEMOTE</text:p>
          </table:table-cell>
          <table:table-cell office:value-type="string">
            <text:p>MEDIUM</text:p>
          </table:table-cell>
          <table:table-cell table:style-name="ce33" table:formula="of:=IF(ISERROR(VLOOKUP([.D60];[subfolders.$B$2:.$E$19];4;0));&quot;&quot;;VLOOKUP([.D60];[subfolders.$B$2:.$E$19];4;0))" office:value-type="string" office:string-value="MEDIUM">
            <text:p>MEDIUM</text:p>
          </table:table-cell>
          <table:table-cell table:style-name="Default" table:formula="of:=IF(ISERROR(VLOOKUP([.D60];[subfolders.$B$2:.$C$19];2;0));&quot;&quot;;VLOOKUP([.D60];[subfolders.$B$2:.$C$19];2;0))" office:value-type="string" office:string-value="26x26">
            <text:p>26x26</text:p>
          </table:table-cell>
          <table:table-cell table:style-name="Default" table:formula="of:=IF(ISERROR(VLOOKUP([.D60];[subfolders.$B$2:.$D$19];3;0));&quot;&quot;;VLOOKUP([.D60];[subfolders.$B$2:.$D$19];3;0))" office:value-type="string" office:string-value="26x26">
            <text:p>26x26</text:p>
          </table:table-cell>
          <table:table-cell table:formula="of:=IF([.G60]&lt;&gt;&quot;&quot;;LOWER([.B60])&amp;&quot;_&quot;&amp;LOWER([.C60])&amp;&quot;_&quot;&amp;[.G60]&amp;&quot;.&quot;&amp;[.I60];LOWER([.B60])&amp;&quot;_&quot;&amp;LOWER([.C60])&amp;&quot;_&quot;&amp;LOWER([.D60])&amp;&quot;.&quot;&amp;[.I60])" office:value-type="string" office:string-value="geda_demote_26x26.png">
            <text:p>geda_demote_2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DEMOTE</text:p>
          </table:table-cell>
          <table:table-cell office:value-type="string">
            <text:p>LARGE</text:p>
          </table:table-cell>
          <table:table-cell table:style-name="ce33" table:formula="of:=IF(ISERROR(VLOOKUP([.D61];[subfolders.$B$2:.$E$19];4;0));&quot;&quot;;VLOOKUP([.D61];[subfolders.$B$2:.$E$19];4;0))" office:value-type="string" office:string-value="LARGE">
            <text:p>LARGE</text:p>
          </table:table-cell>
          <table:table-cell table:style-name="Default" table:formula="of:=IF(ISERROR(VLOOKUP([.D61];[subfolders.$B$2:.$C$19];2;0));&quot;&quot;;VLOOKUP([.D61];[subfolders.$B$2:.$C$19];2;0))" office:value-type="string" office:string-value="28x28">
            <text:p>28x28</text:p>
          </table:table-cell>
          <table:table-cell table:style-name="Default" table:formula="of:=IF(ISERROR(VLOOKUP([.D61];[subfolders.$B$2:.$D$19];3;0));&quot;&quot;;VLOOKUP([.D61];[subfolders.$B$2:.$D$19];3;0))" office:value-type="string" office:string-value="28x28">
            <text:p>28x28</text:p>
          </table:table-cell>
          <table:table-cell table:formula="of:=IF([.G61]&lt;&gt;&quot;&quot;;LOWER([.B61])&amp;&quot;_&quot;&amp;LOWER([.C61])&amp;&quot;_&quot;&amp;[.G61]&amp;&quot;.&quot;&amp;[.I61];LOWER([.B61])&amp;&quot;_&quot;&amp;LOWER([.C61])&amp;&quot;_&quot;&amp;LOWER([.D61])&amp;&quot;.&quot;&amp;[.I61])" office:value-type="string" office:string-value="geda_demote_28x28.png">
            <text:p>geda_demote_28x2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DEMOTE</text:p>
          </table:table-cell>
          <table:table-cell office:value-type="string">
            <text:p>XLARGE</text:p>
          </table:table-cell>
          <table:table-cell table:style-name="ce33" table:formula="of:=IF(ISERROR(VLOOKUP([.D62];[subfolders.$B$2:.$E$19];4;0));&quot;&quot;;VLOOKUP([.D62];[subfolders.$B$2:.$E$19];4;0))" office:value-type="string" office:string-value="XLARGE">
            <text:p>XLARGE</text:p>
          </table:table-cell>
          <table:table-cell table:style-name="Default" table:formula="of:=IF(ISERROR(VLOOKUP([.D62];[subfolders.$B$2:.$C$19];2;0));&quot;&quot;;VLOOKUP([.D62];[subfolders.$B$2:.$C$19];2;0))" office:value-type="string" office:string-value="32x32">
            <text:p>32x32</text:p>
          </table:table-cell>
          <table:table-cell table:style-name="Default" table:formula="of:=IF(ISERROR(VLOOKUP([.D62];[subfolders.$B$2:.$D$19];3;0));&quot;&quot;;VLOOKUP([.D62];[subfolders.$B$2:.$D$19];3;0))" office:value-type="string" office:string-value="32x32">
            <text:p>32x32</text:p>
          </table:table-cell>
          <table:table-cell table:formula="of:=IF([.G62]&lt;&gt;&quot;&quot;;LOWER([.B62])&amp;&quot;_&quot;&amp;LOWER([.C62])&amp;&quot;_&quot;&amp;[.G62]&amp;&quot;.&quot;&amp;[.I62];LOWER([.B62])&amp;&quot;_&quot;&amp;LOWER([.C62])&amp;&quot;_&quot;&amp;LOWER([.D62])&amp;&quot;.&quot;&amp;[.I62])" office:value-type="string" office:string-value="geda_demote_32x32.png">
            <text:p>geda_demote_32x3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DESELECT</text:p>
          </table:table-cell>
          <table:table-cell office:value-type="string">
            <text:p>TINY</text:p>
          </table:table-cell>
          <table:table-cell table:style-name="ce33" table:formula="of:=IF(ISERROR(VLOOKUP([.D63];[subfolders.$B$2:.$E$19];4;0));&quot;&quot;;VLOOKUP([.D63];[subfolders.$B$2:.$E$19];4;0))" office:value-type="string" office:string-value="TINY">
            <text:p>TINY</text:p>
          </table:table-cell>
          <table:table-cell table:style-name="Default" table:formula="of:=IF(ISERROR(VLOOKUP([.D63];[subfolders.$B$2:.$C$19];2;0));&quot;&quot;;VLOOKUP([.D63];[subfolders.$B$2:.$C$19];2;0))" office:value-type="string" office:string-value="22x22">
            <text:p>22x22</text:p>
          </table:table-cell>
          <table:table-cell table:style-name="Default" table:formula="of:=IF(ISERROR(VLOOKUP([.D63];[subfolders.$B$2:.$D$19];3;0));&quot;&quot;;VLOOKUP([.D63];[subfolders.$B$2:.$D$19];3;0))" office:value-type="string" office:string-value="22x22">
            <text:p>22x22</text:p>
          </table:table-cell>
          <table:table-cell table:formula="of:=IF([.G63]&lt;&gt;&quot;&quot;;LOWER([.B63])&amp;&quot;_&quot;&amp;LOWER([.C63])&amp;&quot;_&quot;&amp;[.G63]&amp;&quot;.&quot;&amp;[.I63];LOWER([.B63])&amp;&quot;_&quot;&amp;LOWER([.C63])&amp;&quot;_&quot;&amp;LOWER([.D63])&amp;&quot;.&quot;&amp;[.I63])" office:value-type="string" office:string-value="geda_deselect_22x22.png">
            <text:p>geda_deselect_22x2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DESELECT</text:p>
          </table:table-cell>
          <table:table-cell office:value-type="string">
            <text:p>SMALL</text:p>
          </table:table-cell>
          <table:table-cell table:style-name="ce33" table:formula="of:=IF(ISERROR(VLOOKUP([.D64];[subfolders.$B$2:.$E$19];4;0));&quot;&quot;;VLOOKUP([.D64];[subfolders.$B$2:.$E$19];4;0))" office:value-type="string" office:string-value="SMALL">
            <text:p>SMALL</text:p>
          </table:table-cell>
          <table:table-cell table:style-name="Default" table:formula="of:=IF(ISERROR(VLOOKUP([.D64];[subfolders.$B$2:.$C$19];2;0));&quot;&quot;;VLOOKUP([.D64];[subfolders.$B$2:.$C$19];2;0))" office:value-type="string" office:string-value="24x24">
            <text:p>24x24</text:p>
          </table:table-cell>
          <table:table-cell table:style-name="Default" table:formula="of:=IF(ISERROR(VLOOKUP([.D64];[subfolders.$B$2:.$D$19];3;0));&quot;&quot;;VLOOKUP([.D64];[subfolders.$B$2:.$D$19];3;0))" office:value-type="string" office:string-value="24x24">
            <text:p>24x24</text:p>
          </table:table-cell>
          <table:table-cell table:formula="of:=IF([.G64]&lt;&gt;&quot;&quot;;LOWER([.B64])&amp;&quot;_&quot;&amp;LOWER([.C64])&amp;&quot;_&quot;&amp;[.G64]&amp;&quot;.&quot;&amp;[.I64];LOWER([.B64])&amp;&quot;_&quot;&amp;LOWER([.C64])&amp;&quot;_&quot;&amp;LOWER([.D64])&amp;&quot;.&quot;&amp;[.I64])" office:value-type="string" office:string-value="geda_deselect_24x24.png">
            <text:p>geda_deselect_24x24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DESELECT</text:p>
          </table:table-cell>
          <table:table-cell office:value-type="string">
            <text:p>MEDIUM</text:p>
          </table:table-cell>
          <table:table-cell table:style-name="ce33" table:formula="of:=IF(ISERROR(VLOOKUP([.D65];[subfolders.$B$2:.$E$19];4;0));&quot;&quot;;VLOOKUP([.D65];[subfolders.$B$2:.$E$19];4;0))" office:value-type="string" office:string-value="MEDIUM">
            <text:p>MEDIUM</text:p>
          </table:table-cell>
          <table:table-cell table:style-name="Default" table:formula="of:=IF(ISERROR(VLOOKUP([.D65];[subfolders.$B$2:.$C$19];2;0));&quot;&quot;;VLOOKUP([.D65];[subfolders.$B$2:.$C$19];2;0))" office:value-type="string" office:string-value="26x26">
            <text:p>26x26</text:p>
          </table:table-cell>
          <table:table-cell table:style-name="Default" table:formula="of:=IF(ISERROR(VLOOKUP([.D65];[subfolders.$B$2:.$D$19];3;0));&quot;&quot;;VLOOKUP([.D65];[subfolders.$B$2:.$D$19];3;0))" office:value-type="string" office:string-value="26x26">
            <text:p>26x26</text:p>
          </table:table-cell>
          <table:table-cell table:formula="of:=IF([.G65]&lt;&gt;&quot;&quot;;LOWER([.B65])&amp;&quot;_&quot;&amp;LOWER([.C65])&amp;&quot;_&quot;&amp;[.G65]&amp;&quot;.&quot;&amp;[.I65];LOWER([.B65])&amp;&quot;_&quot;&amp;LOWER([.C65])&amp;&quot;_&quot;&amp;LOWER([.D65])&amp;&quot;.&quot;&amp;[.I65])" office:value-type="string" office:string-value="geda_deselect_26x26.png">
            <text:p>geda_deselect_2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DESELECT</text:p>
          </table:table-cell>
          <table:table-cell office:value-type="string">
            <text:p>LARGE</text:p>
          </table:table-cell>
          <table:table-cell table:style-name="ce33" table:formula="of:=IF(ISERROR(VLOOKUP([.D66];[subfolders.$B$2:.$E$19];4;0));&quot;&quot;;VLOOKUP([.D66];[subfolders.$B$2:.$E$19];4;0))" office:value-type="string" office:string-value="LARGE">
            <text:p>LARGE</text:p>
          </table:table-cell>
          <table:table-cell table:style-name="Default" table:formula="of:=IF(ISERROR(VLOOKUP([.D66];[subfolders.$B$2:.$C$19];2;0));&quot;&quot;;VLOOKUP([.D66];[subfolders.$B$2:.$C$19];2;0))" office:value-type="string" office:string-value="28x28">
            <text:p>28x28</text:p>
          </table:table-cell>
          <table:table-cell table:style-name="Default" table:formula="of:=IF(ISERROR(VLOOKUP([.D66];[subfolders.$B$2:.$D$19];3;0));&quot;&quot;;VLOOKUP([.D66];[subfolders.$B$2:.$D$19];3;0))" office:value-type="string" office:string-value="28x28">
            <text:p>28x28</text:p>
          </table:table-cell>
          <table:table-cell table:formula="of:=IF([.G66]&lt;&gt;&quot;&quot;;LOWER([.B66])&amp;&quot;_&quot;&amp;LOWER([.C66])&amp;&quot;_&quot;&amp;[.G66]&amp;&quot;.&quot;&amp;[.I66];LOWER([.B66])&amp;&quot;_&quot;&amp;LOWER([.C66])&amp;&quot;_&quot;&amp;LOWER([.D66])&amp;&quot;.&quot;&amp;[.I66])" office:value-type="string" office:string-value="geda_deselect_28x28.png">
            <text:p>geda_deselect_28x2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DESELECT</text:p>
          </table:table-cell>
          <table:table-cell office:value-type="string">
            <text:p>XLARGE</text:p>
          </table:table-cell>
          <table:table-cell table:style-name="ce33" table:formula="of:=IF(ISERROR(VLOOKUP([.D67];[subfolders.$B$2:.$E$19];4;0));&quot;&quot;;VLOOKUP([.D67];[subfolders.$B$2:.$E$19];4;0))" office:value-type="string" office:string-value="XLARGE">
            <text:p>XLARGE</text:p>
          </table:table-cell>
          <table:table-cell table:style-name="Default" table:formula="of:=IF(ISERROR(VLOOKUP([.D67];[subfolders.$B$2:.$C$19];2;0));&quot;&quot;;VLOOKUP([.D67];[subfolders.$B$2:.$C$19];2;0))" office:value-type="string" office:string-value="32x32">
            <text:p>32x32</text:p>
          </table:table-cell>
          <table:table-cell table:style-name="Default" table:formula="of:=IF(ISERROR(VLOOKUP([.D67];[subfolders.$B$2:.$D$19];3;0));&quot;&quot;;VLOOKUP([.D67];[subfolders.$B$2:.$D$19];3;0))" office:value-type="string" office:string-value="32x32">
            <text:p>32x32</text:p>
          </table:table-cell>
          <table:table-cell table:formula="of:=IF([.G67]&lt;&gt;&quot;&quot;;LOWER([.B67])&amp;&quot;_&quot;&amp;LOWER([.C67])&amp;&quot;_&quot;&amp;[.G67]&amp;&quot;.&quot;&amp;[.I67];LOWER([.B67])&amp;&quot;_&quot;&amp;LOWER([.C67])&amp;&quot;_&quot;&amp;LOWER([.D67])&amp;&quot;.&quot;&amp;[.I67])" office:value-type="string" office:string-value="geda_deselect_32x32.png">
            <text:p>geda_deselect_32x3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DISPLAY_COLOR</text:p>
          </table:table-cell>
          <table:table-cell office:value-type="string">
            <text:p>TINY</text:p>
          </table:table-cell>
          <table:table-cell table:style-name="ce33" table:formula="of:=IF(ISERROR(VLOOKUP([.D68];[subfolders.$B$2:.$E$19];4;0));&quot;&quot;;VLOOKUP([.D68];[subfolders.$B$2:.$E$19];4;0))" office:value-type="string" office:string-value="TINY">
            <text:p>TINY</text:p>
          </table:table-cell>
          <table:table-cell table:style-name="Default" table:formula="of:=IF(ISERROR(VLOOKUP([.D68];[subfolders.$B$2:.$C$19];2;0));&quot;&quot;;VLOOKUP([.D68];[subfolders.$B$2:.$C$19];2;0))" office:value-type="string" office:string-value="22x22">
            <text:p>22x22</text:p>
          </table:table-cell>
          <table:table-cell table:style-name="Default" table:formula="of:=IF(ISERROR(VLOOKUP([.D68];[subfolders.$B$2:.$D$19];3;0));&quot;&quot;;VLOOKUP([.D68];[subfolders.$B$2:.$D$19];3;0))" office:value-type="string" office:string-value="22x22">
            <text:p>22x22</text:p>
          </table:table-cell>
          <table:table-cell table:formula="of:=IF([.G68]&lt;&gt;&quot;&quot;;LOWER([.B68])&amp;&quot;_&quot;&amp;LOWER([.C68])&amp;&quot;_&quot;&amp;[.G68]&amp;&quot;.&quot;&amp;[.I68];LOWER([.B68])&amp;&quot;_&quot;&amp;LOWER([.C68])&amp;&quot;_&quot;&amp;LOWER([.D68])&amp;&quot;.&quot;&amp;[.I68])" office:value-type="string" office:string-value="geda_display_color_22x22.xpm">
            <text:p>geda_display_color_22x2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DISPLAY_COLOR</text:p>
          </table:table-cell>
          <table:table-cell office:value-type="string">
            <text:p>SMALL</text:p>
          </table:table-cell>
          <table:table-cell table:style-name="ce33" table:formula="of:=IF(ISERROR(VLOOKUP([.D69];[subfolders.$B$2:.$E$19];4;0));&quot;&quot;;VLOOKUP([.D69];[subfolders.$B$2:.$E$19];4;0))" office:value-type="string" office:string-value="SMALL">
            <text:p>SMALL</text:p>
          </table:table-cell>
          <table:table-cell table:style-name="Default" table:formula="of:=IF(ISERROR(VLOOKUP([.D69];[subfolders.$B$2:.$C$19];2;0));&quot;&quot;;VLOOKUP([.D69];[subfolders.$B$2:.$C$19];2;0))" office:value-type="string" office:string-value="24x24">
            <text:p>24x24</text:p>
          </table:table-cell>
          <table:table-cell table:style-name="Default" table:formula="of:=IF(ISERROR(VLOOKUP([.D69];[subfolders.$B$2:.$D$19];3;0));&quot;&quot;;VLOOKUP([.D69];[subfolders.$B$2:.$D$19];3;0))" office:value-type="string" office:string-value="24x24">
            <text:p>24x24</text:p>
          </table:table-cell>
          <table:table-cell table:formula="of:=IF([.G69]&lt;&gt;&quot;&quot;;LOWER([.B69])&amp;&quot;_&quot;&amp;LOWER([.C69])&amp;&quot;_&quot;&amp;[.G69]&amp;&quot;.&quot;&amp;[.I69];LOWER([.B69])&amp;&quot;_&quot;&amp;LOWER([.C69])&amp;&quot;_&quot;&amp;LOWER([.D69])&amp;&quot;.&quot;&amp;[.I69])" office:value-type="string" office:string-value="geda_display_color_24x24.xpm">
            <text:p>geda_display_color_24x24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DISPLAY_COLOR</text:p>
          </table:table-cell>
          <table:table-cell office:value-type="string">
            <text:p>MEDIUM</text:p>
          </table:table-cell>
          <table:table-cell table:style-name="ce33" table:formula="of:=IF(ISERROR(VLOOKUP([.D70];[subfolders.$B$2:.$E$19];4;0));&quot;&quot;;VLOOKUP([.D70];[subfolders.$B$2:.$E$19];4;0))" office:value-type="string" office:string-value="MEDIUM">
            <text:p>MEDIUM</text:p>
          </table:table-cell>
          <table:table-cell table:style-name="Default" table:formula="of:=IF(ISERROR(VLOOKUP([.D70];[subfolders.$B$2:.$C$19];2;0));&quot;&quot;;VLOOKUP([.D70];[subfolders.$B$2:.$C$19];2;0))" office:value-type="string" office:string-value="26x26">
            <text:p>26x26</text:p>
          </table:table-cell>
          <table:table-cell table:style-name="Default" table:formula="of:=IF(ISERROR(VLOOKUP([.D70];[subfolders.$B$2:.$D$19];3;0));&quot;&quot;;VLOOKUP([.D70];[subfolders.$B$2:.$D$19];3;0))" office:value-type="string" office:string-value="26x26">
            <text:p>26x26</text:p>
          </table:table-cell>
          <table:table-cell table:formula="of:=IF([.G70]&lt;&gt;&quot;&quot;;LOWER([.B70])&amp;&quot;_&quot;&amp;LOWER([.C70])&amp;&quot;_&quot;&amp;[.G70]&amp;&quot;.&quot;&amp;[.I70];LOWER([.B70])&amp;&quot;_&quot;&amp;LOWER([.C70])&amp;&quot;_&quot;&amp;LOWER([.D70])&amp;&quot;.&quot;&amp;[.I70])" office:value-type="string" office:string-value="geda_display_color_26x26.xpm">
            <text:p>geda_display_color_26x2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DISPLAY_COLOR</text:p>
          </table:table-cell>
          <table:table-cell office:value-type="string">
            <text:p>LARGE</text:p>
          </table:table-cell>
          <table:table-cell table:style-name="ce33" table:formula="of:=IF(ISERROR(VLOOKUP([.D71];[subfolders.$B$2:.$E$19];4;0));&quot;&quot;;VLOOKUP([.D71];[subfolders.$B$2:.$E$19];4;0))" office:value-type="string" office:string-value="LARGE">
            <text:p>LARGE</text:p>
          </table:table-cell>
          <table:table-cell table:style-name="Default" table:formula="of:=IF(ISERROR(VLOOKUP([.D71];[subfolders.$B$2:.$C$19];2;0));&quot;&quot;;VLOOKUP([.D71];[subfolders.$B$2:.$C$19];2;0))" office:value-type="string" office:string-value="28x28">
            <text:p>28x28</text:p>
          </table:table-cell>
          <table:table-cell table:style-name="Default" table:formula="of:=IF(ISERROR(VLOOKUP([.D71];[subfolders.$B$2:.$D$19];3;0));&quot;&quot;;VLOOKUP([.D71];[subfolders.$B$2:.$D$19];3;0))" office:value-type="string" office:string-value="28x28">
            <text:p>28x28</text:p>
          </table:table-cell>
          <table:table-cell table:formula="of:=IF([.G71]&lt;&gt;&quot;&quot;;LOWER([.B71])&amp;&quot;_&quot;&amp;LOWER([.C71])&amp;&quot;_&quot;&amp;[.G71]&amp;&quot;.&quot;&amp;[.I71];LOWER([.B71])&amp;&quot;_&quot;&amp;LOWER([.C71])&amp;&quot;_&quot;&amp;LOWER([.D71])&amp;&quot;.&quot;&amp;[.I71])" office:value-type="string" office:string-value="geda_display_color_28x28.xpm">
            <text:p>geda_display_color_28x28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DISPLAY_COLOR</text:p>
          </table:table-cell>
          <table:table-cell office:value-type="string">
            <text:p>XLARGE</text:p>
          </table:table-cell>
          <table:table-cell table:style-name="ce33" table:formula="of:=IF(ISERROR(VLOOKUP([.D72];[subfolders.$B$2:.$E$19];4;0));&quot;&quot;;VLOOKUP([.D72];[subfolders.$B$2:.$E$19];4;0))" office:value-type="string" office:string-value="XLARGE">
            <text:p>XLARGE</text:p>
          </table:table-cell>
          <table:table-cell table:style-name="Default" table:formula="of:=IF(ISERROR(VLOOKUP([.D72];[subfolders.$B$2:.$C$19];2;0));&quot;&quot;;VLOOKUP([.D72];[subfolders.$B$2:.$C$19];2;0))" office:value-type="string" office:string-value="32x32">
            <text:p>32x32</text:p>
          </table:table-cell>
          <table:table-cell table:style-name="Default" table:formula="of:=IF(ISERROR(VLOOKUP([.D72];[subfolders.$B$2:.$D$19];3;0));&quot;&quot;;VLOOKUP([.D72];[subfolders.$B$2:.$D$19];3;0))" office:value-type="string" office:string-value="32x32">
            <text:p>32x32</text:p>
          </table:table-cell>
          <table:table-cell table:formula="of:=IF([.G72]&lt;&gt;&quot;&quot;;LOWER([.B72])&amp;&quot;_&quot;&amp;LOWER([.C72])&amp;&quot;_&quot;&amp;[.G72]&amp;&quot;.&quot;&amp;[.I72];LOWER([.B72])&amp;&quot;_&quot;&amp;LOWER([.C72])&amp;&quot;_&quot;&amp;LOWER([.D72])&amp;&quot;.&quot;&amp;[.I72])" office:value-type="string" office:string-value="geda_display_color_32x32.xpm">
            <text:p>geda_display_color_32x3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DISPLAY_COLOR</text:p>
          </table:table-cell>
          <table:table-cell office:value-type="string">
            <text:p>JUMBO</text:p>
          </table:table-cell>
          <table:table-cell table:style-name="ce33" table:formula="of:=IF(ISERROR(VLOOKUP([.D73];[subfolders.$B$2:.$E$19];4;0));&quot;&quot;;VLOOKUP([.D73];[subfolders.$B$2:.$E$19];4;0))" office:value-type="string" office:string-value="JUMBO">
            <text:p>JUMBO</text:p>
          </table:table-cell>
          <table:table-cell table:style-name="Default" table:formula="of:=IF(ISERROR(VLOOKUP([.D73];[subfolders.$B$2:.$C$19];2;0));&quot;&quot;;VLOOKUP([.D73];[subfolders.$B$2:.$C$19];2;0))" office:value-type="string" office:string-value="128x128">
            <text:p>128x128</text:p>
          </table:table-cell>
          <table:table-cell table:style-name="Default" table:formula="of:=IF(ISERROR(VLOOKUP([.D73];[subfolders.$B$2:.$D$19];3;0));&quot;&quot;;VLOOKUP([.D73];[subfolders.$B$2:.$D$19];3;0))" office:value-type="string" office:string-value="128x128">
            <text:p>128x128</text:p>
          </table:table-cell>
          <table:table-cell table:formula="of:=IF([.G73]&lt;&gt;&quot;&quot;;LOWER([.B73])&amp;&quot;_&quot;&amp;LOWER([.C73])&amp;&quot;_&quot;&amp;[.G73]&amp;&quot;.&quot;&amp;[.I73];LOWER([.B73])&amp;&quot;_&quot;&amp;LOWER([.C73])&amp;&quot;_&quot;&amp;LOWER([.D73])&amp;&quot;.&quot;&amp;[.I73])" office:value-type="string" office:string-value="geda_display_color_128x128.xpm">
            <text:p>geda_display_color_128x128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EYE_GLASSES</text:p>
          </table:table-cell>
          <table:table-cell office:value-type="string">
            <text:p>28x20</text:p>
          </table:table-cell>
          <table:table-cell table:style-name="ce33" table:formula="of:=IF(ISERROR(VLOOKUP([.D74];[subfolders.$B$2:.$E$19];4;0));&quot;&quot;;VLOOKUP([.D74];[subfolders.$B$2:.$E$19];4;0))" office:value-type="string" office:string-value="MEDIUM">
            <text:p>MEDIUM</text:p>
          </table:table-cell>
          <table:table-cell table:style-name="Default" table:formula="of:=IF(ISERROR(VLOOKUP([.D74];[subfolders.$B$2:.$C$19];2;0));&quot;&quot;;VLOOKUP([.D74];[subfolders.$B$2:.$C$19];2;0))" office:value-type="string" office:string-value="28x28">
            <text:p>28x28</text:p>
          </table:table-cell>
          <table:table-cell table:style-name="Default" table:formula="of:=IF(ISERROR(VLOOKUP([.D74];[subfolders.$B$2:.$D$19];3;0));&quot;&quot;;VLOOKUP([.D74];[subfolders.$B$2:.$D$19];3;0))" office:value-type="string" office:string-value="28x20">
            <text:p>28x20</text:p>
          </table:table-cell>
          <table:table-cell table:formula="of:=IF([.G74]&lt;&gt;&quot;&quot;;LOWER([.B74])&amp;&quot;_&quot;&amp;LOWER([.C74])&amp;&quot;_&quot;&amp;[.G74]&amp;&quot;.&quot;&amp;[.I74];LOWER([.B74])&amp;&quot;_&quot;&amp;LOWER([.C74])&amp;&quot;_&quot;&amp;LOWER([.D74])&amp;&quot;.&quot;&amp;[.I74])" office:value-type="string" office:string-value="geda_eye_glasses_28x20.png">
            <text:p>geda_eye_glasses_28x20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EYE_GLASSES</text:p>
          </table:table-cell>
          <table:table-cell office:value-type="string">
            <text:p>32x23</text:p>
          </table:table-cell>
          <table:table-cell table:style-name="ce33" table:formula="of:=IF(ISERROR(VLOOKUP([.D75];[subfolders.$B$2:.$E$19];4;0));&quot;&quot;;VLOOKUP([.D75];[subfolders.$B$2:.$E$19];4;0))" office:value-type="string" office:string-value="LARGE">
            <text:p>LARGE</text:p>
          </table:table-cell>
          <table:table-cell table:style-name="Default" table:formula="of:=IF(ISERROR(VLOOKUP([.D75];[subfolders.$B$2:.$C$19];2;0));&quot;&quot;;VLOOKUP([.D75];[subfolders.$B$2:.$C$19];2;0))" office:value-type="string" office:string-value="32x32">
            <text:p>32x32</text:p>
          </table:table-cell>
          <table:table-cell table:style-name="Default" table:formula="of:=IF(ISERROR(VLOOKUP([.D75];[subfolders.$B$2:.$D$19];3;0));&quot;&quot;;VLOOKUP([.D75];[subfolders.$B$2:.$D$19];3;0))" office:value-type="string" office:string-value="32x23">
            <text:p>32x23</text:p>
          </table:table-cell>
          <table:table-cell table:formula="of:=IF([.G75]&lt;&gt;&quot;&quot;;LOWER([.B75])&amp;&quot;_&quot;&amp;LOWER([.C75])&amp;&quot;_&quot;&amp;[.G75]&amp;&quot;.&quot;&amp;[.I75];LOWER([.B75])&amp;&quot;_&quot;&amp;LOWER([.C75])&amp;&quot;_&quot;&amp;LOWER([.D75])&amp;&quot;.&quot;&amp;[.I75])" office:value-type="string" office:string-value="geda_eye_glasses_32x23.png">
            <text:p>geda_eye_glasses_32x23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EYE_GLASSES</text:p>
          </table:table-cell>
          <table:table-cell office:value-type="string">
            <text:p>36x26</text:p>
          </table:table-cell>
          <table:table-cell table:style-name="ce33" table:formula="of:=IF(ISERROR(VLOOKUP([.D76];[subfolders.$B$2:.$E$19];4;0));&quot;&quot;;VLOOKUP([.D76];[subfolders.$B$2:.$E$19];4;0))" office:value-type="string" office:string-value="XLARGE">
            <text:p>XLARGE</text:p>
          </table:table-cell>
          <table:table-cell table:style-name="Default" table:formula="of:=IF(ISERROR(VLOOKUP([.D76];[subfolders.$B$2:.$C$19];2;0));&quot;&quot;;VLOOKUP([.D76];[subfolders.$B$2:.$C$19];2;0))" office:value-type="string" office:string-value="36x36">
            <text:p>36x36</text:p>
          </table:table-cell>
          <table:table-cell table:style-name="Default" table:formula="of:=IF(ISERROR(VLOOKUP([.D76];[subfolders.$B$2:.$D$19];3;0));&quot;&quot;;VLOOKUP([.D76];[subfolders.$B$2:.$D$19];3;0))" office:value-type="string" office:string-value="36x26">
            <text:p>36x26</text:p>
          </table:table-cell>
          <table:table-cell table:formula="of:=IF([.G76]&lt;&gt;&quot;&quot;;LOWER([.B76])&amp;&quot;_&quot;&amp;LOWER([.C76])&amp;&quot;_&quot;&amp;[.G76]&amp;&quot;.&quot;&amp;[.I76];LOWER([.B76])&amp;&quot;_&quot;&amp;LOWER([.C76])&amp;&quot;_&quot;&amp;LOWER([.D76])&amp;&quot;.&quot;&amp;[.I76])" office:value-type="string" office:string-value="geda_eye_glasses_36x26.png">
            <text:p>geda_eye_glasses_3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LM_ROLL</text:p>
          </table:table-cell>
          <table:table-cell office:value-type="string">
            <text:p>JUMBO</text:p>
          </table:table-cell>
          <table:table-cell table:style-name="ce33" table:formula="of:=IF(ISERROR(VLOOKUP([.D77];[subfolders.$B$2:.$E$19];4;0));&quot;&quot;;VLOOKUP([.D77];[subfolders.$B$2:.$E$19];4;0))" office:value-type="string" office:string-value="JUMBO">
            <text:p>JUMBO</text:p>
          </table:table-cell>
          <table:table-cell table:style-name="Default" table:formula="of:=IF(ISERROR(VLOOKUP([.D77];[subfolders.$B$2:.$C$19];2;0));&quot;&quot;;VLOOKUP([.D77];[subfolders.$B$2:.$C$19];2;0))" office:value-type="string" office:string-value="128x128">
            <text:p>128x128</text:p>
          </table:table-cell>
          <table:table-cell table:style-name="Default" table:formula="of:=IF(ISERROR(VLOOKUP([.D77];[subfolders.$B$2:.$D$19];3;0));&quot;&quot;;VLOOKUP([.D77];[subfolders.$B$2:.$D$19];3;0))" office:value-type="string" office:string-value="128x128">
            <text:p>128x128</text:p>
          </table:table-cell>
          <table:table-cell table:formula="of:=IF([.G77]&lt;&gt;&quot;&quot;;LOWER([.B77])&amp;&quot;_&quot;&amp;LOWER([.C77])&amp;&quot;_&quot;&amp;[.G77]&amp;&quot;.&quot;&amp;[.I77];LOWER([.B77])&amp;&quot;_&quot;&amp;LOWER([.C77])&amp;&quot;_&quot;&amp;LOWER([.D77])&amp;&quot;.&quot;&amp;[.I77])" office:value-type="string" office:string-value="geda_film_roll_128x128.xpm">
            <text:p>geda_film_roll_128x128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LM_ROLL</text:p>
          </table:table-cell>
          <table:table-cell office:value-type="string">
            <text:p>SMALL</text:p>
          </table:table-cell>
          <table:table-cell table:style-name="ce33" table:formula="of:=IF(ISERROR(VLOOKUP([.D78];[subfolders.$B$2:.$E$19];4;0));&quot;&quot;;VLOOKUP([.D78];[subfolders.$B$2:.$E$19];4;0))" office:value-type="string" office:string-value="SMALL">
            <text:p>SMALL</text:p>
          </table:table-cell>
          <table:table-cell table:style-name="Default" table:formula="of:=IF(ISERROR(VLOOKUP([.D78];[subfolders.$B$2:.$C$19];2;0));&quot;&quot;;VLOOKUP([.D78];[subfolders.$B$2:.$C$19];2;0))" office:value-type="string" office:string-value="24x24">
            <text:p>24x24</text:p>
          </table:table-cell>
          <table:table-cell table:style-name="Default" table:formula="of:=IF(ISERROR(VLOOKUP([.D78];[subfolders.$B$2:.$D$19];3;0));&quot;&quot;;VLOOKUP([.D78];[subfolders.$B$2:.$D$19];3;0))" office:value-type="string" office:string-value="24x24">
            <text:p>24x24</text:p>
          </table:table-cell>
          <table:table-cell table:formula="of:=IF([.G78]&lt;&gt;&quot;&quot;;LOWER([.B78])&amp;&quot;_&quot;&amp;LOWER([.C78])&amp;&quot;_&quot;&amp;[.G78]&amp;&quot;.&quot;&amp;[.I78];LOWER([.B78])&amp;&quot;_&quot;&amp;LOWER([.C78])&amp;&quot;_&quot;&amp;LOWER([.D78])&amp;&quot;.&quot;&amp;[.I78])" office:value-type="string" office:string-value="geda_film_roll_24x24.xpm">
            <text:p>geda_film_roll_24x24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LM_ROLL</text:p>
          </table:table-cell>
          <table:table-cell office:value-type="string">
            <text:p>MEDIUM</text:p>
          </table:table-cell>
          <table:table-cell table:style-name="ce33" table:formula="of:=IF(ISERROR(VLOOKUP([.D79];[subfolders.$B$2:.$E$19];4;0));&quot;&quot;;VLOOKUP([.D79];[subfolders.$B$2:.$E$19];4;0))" office:value-type="string" office:string-value="MEDIUM">
            <text:p>MEDIUM</text:p>
          </table:table-cell>
          <table:table-cell table:style-name="Default" table:formula="of:=IF(ISERROR(VLOOKUP([.D79];[subfolders.$B$2:.$C$19];2;0));&quot;&quot;;VLOOKUP([.D79];[subfolders.$B$2:.$C$19];2;0))" office:value-type="string" office:string-value="26x26">
            <text:p>26x26</text:p>
          </table:table-cell>
          <table:table-cell table:style-name="Default" table:formula="of:=IF(ISERROR(VLOOKUP([.D79];[subfolders.$B$2:.$D$19];3;0));&quot;&quot;;VLOOKUP([.D79];[subfolders.$B$2:.$D$19];3;0))" office:value-type="string" office:string-value="26x26">
            <text:p>26x26</text:p>
          </table:table-cell>
          <table:table-cell table:formula="of:=IF([.G79]&lt;&gt;&quot;&quot;;LOWER([.B79])&amp;&quot;_&quot;&amp;LOWER([.C79])&amp;&quot;_&quot;&amp;[.G79]&amp;&quot;.&quot;&amp;[.I79];LOWER([.B79])&amp;&quot;_&quot;&amp;LOWER([.C79])&amp;&quot;_&quot;&amp;LOWER([.D79])&amp;&quot;.&quot;&amp;[.I79])" office:value-type="string" office:string-value="geda_film_roll_26x26.xpm">
            <text:p>geda_film_roll_26x2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LM_ROLL</text:p>
          </table:table-cell>
          <table:table-cell office:value-type="string">
            <text:p>LARGE</text:p>
          </table:table-cell>
          <table:table-cell table:style-name="ce33" table:formula="of:=IF(ISERROR(VLOOKUP([.D80];[subfolders.$B$2:.$E$19];4;0));&quot;&quot;;VLOOKUP([.D80];[subfolders.$B$2:.$E$19];4;0))" office:value-type="string" office:string-value="LARGE">
            <text:p>LARGE</text:p>
          </table:table-cell>
          <table:table-cell table:style-name="Default" table:formula="of:=IF(ISERROR(VLOOKUP([.D80];[subfolders.$B$2:.$C$19];2;0));&quot;&quot;;VLOOKUP([.D80];[subfolders.$B$2:.$C$19];2;0))" office:value-type="string" office:string-value="28x28">
            <text:p>28x28</text:p>
          </table:table-cell>
          <table:table-cell table:style-name="Default" table:formula="of:=IF(ISERROR(VLOOKUP([.D80];[subfolders.$B$2:.$D$19];3;0));&quot;&quot;;VLOOKUP([.D80];[subfolders.$B$2:.$D$19];3;0))" office:value-type="string" office:string-value="28x28">
            <text:p>28x28</text:p>
          </table:table-cell>
          <table:table-cell table:formula="of:=IF([.G80]&lt;&gt;&quot;&quot;;LOWER([.B80])&amp;&quot;_&quot;&amp;LOWER([.C80])&amp;&quot;_&quot;&amp;[.G80]&amp;&quot;.&quot;&amp;[.I80];LOWER([.B80])&amp;&quot;_&quot;&amp;LOWER([.C80])&amp;&quot;_&quot;&amp;LOWER([.D80])&amp;&quot;.&quot;&amp;[.I80])" office:value-type="string" office:string-value="geda_film_roll_28x28.xpm">
            <text:p>geda_film_roll_28x28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LM_ROLL</text:p>
          </table:table-cell>
          <table:table-cell office:value-type="string">
            <text:p>XLARGE</text:p>
          </table:table-cell>
          <table:table-cell table:style-name="ce33" table:formula="of:=IF(ISERROR(VLOOKUP([.D81];[subfolders.$B$2:.$E$19];4;0));&quot;&quot;;VLOOKUP([.D81];[subfolders.$B$2:.$E$19];4;0))" office:value-type="string" office:string-value="XLARGE">
            <text:p>XLARGE</text:p>
          </table:table-cell>
          <table:table-cell table:style-name="Default" table:formula="of:=IF(ISERROR(VLOOKUP([.D81];[subfolders.$B$2:.$C$19];2;0));&quot;&quot;;VLOOKUP([.D81];[subfolders.$B$2:.$C$19];2;0))" office:value-type="string" office:string-value="32x32">
            <text:p>32x32</text:p>
          </table:table-cell>
          <table:table-cell table:style-name="Default" table:formula="of:=IF(ISERROR(VLOOKUP([.D81];[subfolders.$B$2:.$D$19];3;0));&quot;&quot;;VLOOKUP([.D81];[subfolders.$B$2:.$D$19];3;0))" office:value-type="string" office:string-value="32x32">
            <text:p>32x32</text:p>
          </table:table-cell>
          <table:table-cell table:formula="of:=IF([.G81]&lt;&gt;&quot;&quot;;LOWER([.B81])&amp;&quot;_&quot;&amp;LOWER([.C81])&amp;&quot;_&quot;&amp;[.G81]&amp;&quot;.&quot;&amp;[.I81];LOWER([.B81])&amp;&quot;_&quot;&amp;LOWER([.C81])&amp;&quot;_&quot;&amp;LOWER([.D81])&amp;&quot;.&quot;&amp;[.I81])" office:value-type="string" office:string-value="geda_film_roll_32x32.xpm">
            <text:p>geda_film_roll_32x3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ND</text:p>
          </table:table-cell>
          <table:table-cell office:value-type="string">
            <text:p>JUMBO</text:p>
          </table:table-cell>
          <table:table-cell table:style-name="ce33" table:formula="of:=IF(ISERROR(VLOOKUP([.D82];[subfolders.$B$2:.$E$19];4;0));&quot;&quot;;VLOOKUP([.D82];[subfolders.$B$2:.$E$19];4;0))" office:value-type="string" office:string-value="JUMBO">
            <text:p>JUMBO</text:p>
          </table:table-cell>
          <table:table-cell table:style-name="Default" table:formula="of:=IF(ISERROR(VLOOKUP([.D82];[subfolders.$B$2:.$C$19];2;0));&quot;&quot;;VLOOKUP([.D82];[subfolders.$B$2:.$C$19];2;0))" office:value-type="string" office:string-value="128x128">
            <text:p>128x128</text:p>
          </table:table-cell>
          <table:table-cell table:style-name="Default" table:formula="of:=IF(ISERROR(VLOOKUP([.D82];[subfolders.$B$2:.$D$19];3;0));&quot;&quot;;VLOOKUP([.D82];[subfolders.$B$2:.$D$19];3;0))" office:value-type="string" office:string-value="128x128">
            <text:p>128x128</text:p>
          </table:table-cell>
          <table:table-cell table:formula="of:=IF([.G82]&lt;&gt;&quot;&quot;;LOWER([.B82])&amp;&quot;_&quot;&amp;LOWER([.C82])&amp;&quot;_&quot;&amp;[.G82]&amp;&quot;.&quot;&amp;[.I82];LOWER([.B82])&amp;&quot;_&quot;&amp;LOWER([.C82])&amp;&quot;_&quot;&amp;LOWER([.D82])&amp;&quot;.&quot;&amp;[.I82])" office:value-type="string" office:string-value="geda_find_128x128.xpm">
            <text:p>geda_find_128x128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ND</text:p>
          </table:table-cell>
          <table:table-cell office:value-type="string">
            <text:p>MINI</text:p>
          </table:table-cell>
          <table:table-cell table:style-name="ce33" table:formula="of:=IF(ISERROR(VLOOKUP([.D83];[subfolders.$B$2:.$E$19];4;0));&quot;&quot;;VLOOKUP([.D83];[subfolders.$B$2:.$E$19];4;0))" office:value-type="string" office:string-value="MINI">
            <text:p>MINI</text:p>
          </table:table-cell>
          <table:table-cell table:style-name="Default" table:formula="of:=IF(ISERROR(VLOOKUP([.D83];[subfolders.$B$2:.$C$19];2;0));&quot;&quot;;VLOOKUP([.D83];[subfolders.$B$2:.$C$19];2;0))" office:value-type="string" office:string-value="16x16">
            <text:p>16x16</text:p>
          </table:table-cell>
          <table:table-cell table:style-name="Default" table:formula="of:=IF(ISERROR(VLOOKUP([.D83];[subfolders.$B$2:.$D$19];3;0));&quot;&quot;;VLOOKUP([.D83];[subfolders.$B$2:.$D$19];3;0))" office:value-type="string" office:string-value="16x16">
            <text:p>16x16</text:p>
          </table:table-cell>
          <table:table-cell table:formula="of:=IF([.G83]&lt;&gt;&quot;&quot;;LOWER([.B83])&amp;&quot;_&quot;&amp;LOWER([.C83])&amp;&quot;_&quot;&amp;[.G83]&amp;&quot;.&quot;&amp;[.I83];LOWER([.B83])&amp;&quot;_&quot;&amp;LOWER([.C83])&amp;&quot;_&quot;&amp;LOWER([.D83])&amp;&quot;.&quot;&amp;[.I83])" office:value-type="string" office:string-value="geda_find_16x16.xpm">
            <text:p>geda_find_16x1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ND</text:p>
          </table:table-cell>
          <table:table-cell office:value-type="string">
            <text:p>TINY</text:p>
          </table:table-cell>
          <table:table-cell table:style-name="ce33" table:formula="of:=IF(ISERROR(VLOOKUP([.D84];[subfolders.$B$2:.$E$19];4;0));&quot;&quot;;VLOOKUP([.D84];[subfolders.$B$2:.$E$19];4;0))" office:value-type="string" office:string-value="TINY">
            <text:p>TINY</text:p>
          </table:table-cell>
          <table:table-cell table:style-name="Default" table:formula="of:=IF(ISERROR(VLOOKUP([.D84];[subfolders.$B$2:.$C$19];2;0));&quot;&quot;;VLOOKUP([.D84];[subfolders.$B$2:.$C$19];2;0))" office:value-type="string" office:string-value="22x22">
            <text:p>22x22</text:p>
          </table:table-cell>
          <table:table-cell table:style-name="Default" table:formula="of:=IF(ISERROR(VLOOKUP([.D84];[subfolders.$B$2:.$D$19];3;0));&quot;&quot;;VLOOKUP([.D84];[subfolders.$B$2:.$D$19];3;0))" office:value-type="string" office:string-value="22x22">
            <text:p>22x22</text:p>
          </table:table-cell>
          <table:table-cell table:formula="of:=IF([.G84]&lt;&gt;&quot;&quot;;LOWER([.B84])&amp;&quot;_&quot;&amp;LOWER([.C84])&amp;&quot;_&quot;&amp;[.G84]&amp;&quot;.&quot;&amp;[.I84];LOWER([.B84])&amp;&quot;_&quot;&amp;LOWER([.C84])&amp;&quot;_&quot;&amp;LOWER([.D84])&amp;&quot;.&quot;&amp;[.I84])" office:value-type="string" office:string-value="geda_find_22x22.xpm">
            <text:p>geda_find_22x2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ND</text:p>
          </table:table-cell>
          <table:table-cell office:value-type="string">
            <text:p>SMALL</text:p>
          </table:table-cell>
          <table:table-cell table:style-name="ce33" table:formula="of:=IF(ISERROR(VLOOKUP([.D85];[subfolders.$B$2:.$E$19];4;0));&quot;&quot;;VLOOKUP([.D85];[subfolders.$B$2:.$E$19];4;0))" office:value-type="string" office:string-value="SMALL">
            <text:p>SMALL</text:p>
          </table:table-cell>
          <table:table-cell table:style-name="Default" table:formula="of:=IF(ISERROR(VLOOKUP([.D85];[subfolders.$B$2:.$C$19];2;0));&quot;&quot;;VLOOKUP([.D85];[subfolders.$B$2:.$C$19];2;0))" office:value-type="string" office:string-value="24x24">
            <text:p>24x24</text:p>
          </table:table-cell>
          <table:table-cell table:style-name="Default" table:formula="of:=IF(ISERROR(VLOOKUP([.D85];[subfolders.$B$2:.$D$19];3;0));&quot;&quot;;VLOOKUP([.D85];[subfolders.$B$2:.$D$19];3;0))" office:value-type="string" office:string-value="24x24">
            <text:p>24x24</text:p>
          </table:table-cell>
          <table:table-cell table:formula="of:=IF([.G85]&lt;&gt;&quot;&quot;;LOWER([.B85])&amp;&quot;_&quot;&amp;LOWER([.C85])&amp;&quot;_&quot;&amp;[.G85]&amp;&quot;.&quot;&amp;[.I85];LOWER([.B85])&amp;&quot;_&quot;&amp;LOWER([.C85])&amp;&quot;_&quot;&amp;LOWER([.D85])&amp;&quot;.&quot;&amp;[.I85])" office:value-type="string" office:string-value="geda_find_24x24.xpm">
            <text:p>geda_find_24x24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ND</text:p>
          </table:table-cell>
          <table:table-cell office:value-type="string">
            <text:p>MEDIUM</text:p>
          </table:table-cell>
          <table:table-cell table:style-name="ce33" table:formula="of:=IF(ISERROR(VLOOKUP([.D86];[subfolders.$B$2:.$E$19];4;0));&quot;&quot;;VLOOKUP([.D86];[subfolders.$B$2:.$E$19];4;0))" office:value-type="string" office:string-value="MEDIUM">
            <text:p>MEDIUM</text:p>
          </table:table-cell>
          <table:table-cell table:style-name="Default" table:formula="of:=IF(ISERROR(VLOOKUP([.D86];[subfolders.$B$2:.$C$19];2;0));&quot;&quot;;VLOOKUP([.D86];[subfolders.$B$2:.$C$19];2;0))" office:value-type="string" office:string-value="26x26">
            <text:p>26x26</text:p>
          </table:table-cell>
          <table:table-cell table:style-name="Default" table:formula="of:=IF(ISERROR(VLOOKUP([.D86];[subfolders.$B$2:.$D$19];3;0));&quot;&quot;;VLOOKUP([.D86];[subfolders.$B$2:.$D$19];3;0))" office:value-type="string" office:string-value="26x26">
            <text:p>26x26</text:p>
          </table:table-cell>
          <table:table-cell table:formula="of:=IF([.G86]&lt;&gt;&quot;&quot;;LOWER([.B86])&amp;&quot;_&quot;&amp;LOWER([.C86])&amp;&quot;_&quot;&amp;[.G86]&amp;&quot;.&quot;&amp;[.I86];LOWER([.B86])&amp;&quot;_&quot;&amp;LOWER([.C86])&amp;&quot;_&quot;&amp;LOWER([.D86])&amp;&quot;.&quot;&amp;[.I86])" office:value-type="string" office:string-value="geda_find_26x26.xpm">
            <text:p>geda_find_26x2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ND</text:p>
          </table:table-cell>
          <table:table-cell office:value-type="string">
            <text:p>LARGE</text:p>
          </table:table-cell>
          <table:table-cell table:style-name="ce33" table:formula="of:=IF(ISERROR(VLOOKUP([.D87];[subfolders.$B$2:.$E$19];4;0));&quot;&quot;;VLOOKUP([.D87];[subfolders.$B$2:.$E$19];4;0))" office:value-type="string" office:string-value="LARGE">
            <text:p>LARGE</text:p>
          </table:table-cell>
          <table:table-cell table:style-name="Default" table:formula="of:=IF(ISERROR(VLOOKUP([.D87];[subfolders.$B$2:.$C$19];2;0));&quot;&quot;;VLOOKUP([.D87];[subfolders.$B$2:.$C$19];2;0))" office:value-type="string" office:string-value="28x28">
            <text:p>28x28</text:p>
          </table:table-cell>
          <table:table-cell table:style-name="Default" table:formula="of:=IF(ISERROR(VLOOKUP([.D87];[subfolders.$B$2:.$D$19];3;0));&quot;&quot;;VLOOKUP([.D87];[subfolders.$B$2:.$D$19];3;0))" office:value-type="string" office:string-value="28x28">
            <text:p>28x28</text:p>
          </table:table-cell>
          <table:table-cell table:formula="of:=IF([.G87]&lt;&gt;&quot;&quot;;LOWER([.B87])&amp;&quot;_&quot;&amp;LOWER([.C87])&amp;&quot;_&quot;&amp;[.G87]&amp;&quot;.&quot;&amp;[.I87];LOWER([.B87])&amp;&quot;_&quot;&amp;LOWER([.C87])&amp;&quot;_&quot;&amp;LOWER([.D87])&amp;&quot;.&quot;&amp;[.I87])" office:value-type="string" office:string-value="geda_find_28x28.xpm">
            <text:p>geda_find_28x28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ND</text:p>
          </table:table-cell>
          <table:table-cell office:value-type="string">
            <text:p>XLARGE</text:p>
          </table:table-cell>
          <table:table-cell table:style-name="ce33" table:formula="of:=IF(ISERROR(VLOOKUP([.D88];[subfolders.$B$2:.$E$19];4;0));&quot;&quot;;VLOOKUP([.D88];[subfolders.$B$2:.$E$19];4;0))" office:value-type="string" office:string-value="XLARGE">
            <text:p>XLARGE</text:p>
          </table:table-cell>
          <table:table-cell table:style-name="Default" table:formula="of:=IF(ISERROR(VLOOKUP([.D88];[subfolders.$B$2:.$C$19];2;0));&quot;&quot;;VLOOKUP([.D88];[subfolders.$B$2:.$C$19];2;0))" office:value-type="string" office:string-value="32x32">
            <text:p>32x32</text:p>
          </table:table-cell>
          <table:table-cell table:style-name="Default" table:formula="of:=IF(ISERROR(VLOOKUP([.D88];[subfolders.$B$2:.$D$19];3;0));&quot;&quot;;VLOOKUP([.D88];[subfolders.$B$2:.$D$19];3;0))" office:value-type="string" office:string-value="32x32">
            <text:p>32x32</text:p>
          </table:table-cell>
          <table:table-cell table:formula="of:=IF([.G88]&lt;&gt;&quot;&quot;;LOWER([.B88])&amp;&quot;_&quot;&amp;LOWER([.C88])&amp;&quot;_&quot;&amp;[.G88]&amp;&quot;.&quot;&amp;[.I88];LOWER([.B88])&amp;&quot;_&quot;&amp;LOWER([.C88])&amp;&quot;_&quot;&amp;LOWER([.D88])&amp;&quot;.&quot;&amp;[.I88])" office:value-type="string" office:string-value="geda_find_32x32.xpm">
            <text:p>geda_find_32x3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ND</text:p>
          </table:table-cell>
          <table:table-cell office:value-type="string">
            <text:p>XXLARGE</text:p>
          </table:table-cell>
          <table:table-cell table:style-name="ce33" table:formula="of:=IF(ISERROR(VLOOKUP([.D89];[subfolders.$B$2:.$E$19];4;0));&quot;&quot;;VLOOKUP([.D89];[subfolders.$B$2:.$E$19];4;0))" office:value-type="string" office:string-value="XXLARGE">
            <text:p>XXLARGE</text:p>
          </table:table-cell>
          <table:table-cell table:style-name="Default" table:formula="of:=IF(ISERROR(VLOOKUP([.D89];[subfolders.$B$2:.$C$19];2;0));&quot;&quot;;VLOOKUP([.D89];[subfolders.$B$2:.$C$19];2;0))" office:value-type="string" office:string-value="36x36">
            <text:p>36x36</text:p>
          </table:table-cell>
          <table:table-cell table:style-name="Default" table:formula="of:=IF(ISERROR(VLOOKUP([.D89];[subfolders.$B$2:.$D$19];3;0));&quot;&quot;;VLOOKUP([.D89];[subfolders.$B$2:.$D$19];3;0))" office:value-type="string" office:string-value="36x36">
            <text:p>36x36</text:p>
          </table:table-cell>
          <table:table-cell table:formula="of:=IF([.G89]&lt;&gt;&quot;&quot;;LOWER([.B89])&amp;&quot;_&quot;&amp;LOWER([.C89])&amp;&quot;_&quot;&amp;[.G89]&amp;&quot;.&quot;&amp;[.I89];LOWER([.B89])&amp;&quot;_&quot;&amp;LOWER([.C89])&amp;&quot;_&quot;&amp;LOWER([.D89])&amp;&quot;.&quot;&amp;[.I89])" office:value-type="string" office:string-value="geda_find_36x36.xpm">
            <text:p>geda_find_36x3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ND</text:p>
          </table:table-cell>
          <table:table-cell office:value-type="string">
            <text:p>XXXLARGE</text:p>
          </table:table-cell>
          <table:table-cell table:style-name="ce33" table:formula="of:=IF(ISERROR(VLOOKUP([.D90];[subfolders.$B$2:.$E$19];4;0));&quot;&quot;;VLOOKUP([.D90];[subfolders.$B$2:.$E$19];4;0))" office:value-type="string" office:string-value="XXXLARGE">
            <text:p>XXXLARGE</text:p>
          </table:table-cell>
          <table:table-cell table:style-name="Default" table:formula="of:=IF(ISERROR(VLOOKUP([.D90];[subfolders.$B$2:.$C$19];2;0));&quot;&quot;;VLOOKUP([.D90];[subfolders.$B$2:.$C$19];2;0))" office:value-type="string" office:string-value="48x48">
            <text:p>48x48</text:p>
          </table:table-cell>
          <table:table-cell table:style-name="Default" table:formula="of:=IF(ISERROR(VLOOKUP([.D90];[subfolders.$B$2:.$D$19];3;0));&quot;&quot;;VLOOKUP([.D90];[subfolders.$B$2:.$D$19];3;0))" office:value-type="string" office:string-value="48x48">
            <text:p>48x48</text:p>
          </table:table-cell>
          <table:table-cell table:formula="of:=IF([.G90]&lt;&gt;&quot;&quot;;LOWER([.B90])&amp;&quot;_&quot;&amp;LOWER([.C90])&amp;&quot;_&quot;&amp;[.G90]&amp;&quot;.&quot;&amp;[.I90];LOWER([.B90])&amp;&quot;_&quot;&amp;LOWER([.C90])&amp;&quot;_&quot;&amp;LOWER([.D90])&amp;&quot;.&quot;&amp;[.I90])" office:value-type="string" office:string-value="geda_find_48x48.xpm">
            <text:p>geda_find_48x48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ND</text:p>
          </table:table-cell>
          <table:table-cell office:value-type="string">
            <text:p>HUGE</text:p>
          </table:table-cell>
          <table:table-cell table:style-name="ce33" table:formula="of:=IF(ISERROR(VLOOKUP([.D91];[subfolders.$B$2:.$E$19];4;0));&quot;&quot;;VLOOKUP([.D91];[subfolders.$B$2:.$E$19];4;0))" office:value-type="string" office:string-value="HUGE">
            <text:p>HUGE</text:p>
          </table:table-cell>
          <table:table-cell table:style-name="Default" table:formula="of:=IF(ISERROR(VLOOKUP([.D91];[subfolders.$B$2:.$C$19];2;0));&quot;&quot;;VLOOKUP([.D91];[subfolders.$B$2:.$C$19];2;0))" office:value-type="string" office:string-value="64x64">
            <text:p>64x64</text:p>
          </table:table-cell>
          <table:table-cell table:style-name="Default" table:formula="of:=IF(ISERROR(VLOOKUP([.D91];[subfolders.$B$2:.$D$19];3;0));&quot;&quot;;VLOOKUP([.D91];[subfolders.$B$2:.$D$19];3;0))" office:value-type="string" office:string-value="64x64">
            <text:p>64x64</text:p>
          </table:table-cell>
          <table:table-cell table:formula="of:=IF([.G91]&lt;&gt;&quot;&quot;;LOWER([.B91])&amp;&quot;_&quot;&amp;LOWER([.C91])&amp;&quot;_&quot;&amp;[.G91]&amp;&quot;.&quot;&amp;[.I91];LOWER([.B91])&amp;&quot;_&quot;&amp;LOWER([.C91])&amp;&quot;_&quot;&amp;LOWER([.D91])&amp;&quot;.&quot;&amp;[.I91])" office:value-type="string" office:string-value="geda_find_64x64.xpm">
            <text:p>geda_find_64x64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ND</text:p>
          </table:table-cell>
          <table:table-cell office:value-type="string">
            <text:p>XHUGE</text:p>
          </table:table-cell>
          <table:table-cell table:style-name="ce33" table:formula="of:=IF(ISERROR(VLOOKUP([.D92];[subfolders.$B$2:.$E$19];4;0));&quot;&quot;;VLOOKUP([.D92];[subfolders.$B$2:.$E$19];4;0))" office:value-type="string" office:string-value="XHUGE">
            <text:p>XHUGE</text:p>
          </table:table-cell>
          <table:table-cell table:style-name="Default" table:formula="of:=IF(ISERROR(VLOOKUP([.D92];[subfolders.$B$2:.$C$19];2;0));&quot;&quot;;VLOOKUP([.D92];[subfolders.$B$2:.$C$19];2;0))" office:value-type="string" office:string-value="96x96">
            <text:p>96x96</text:p>
          </table:table-cell>
          <table:table-cell table:style-name="Default" table:formula="of:=IF(ISERROR(VLOOKUP([.D92];[subfolders.$B$2:.$D$19];3;0));&quot;&quot;;VLOOKUP([.D92];[subfolders.$B$2:.$D$19];3;0))" office:value-type="string" office:string-value="96x96">
            <text:p>96x96</text:p>
          </table:table-cell>
          <table:table-cell table:formula="of:=IF([.G92]&lt;&gt;&quot;&quot;;LOWER([.B92])&amp;&quot;_&quot;&amp;LOWER([.C92])&amp;&quot;_&quot;&amp;[.G92]&amp;&quot;.&quot;&amp;[.I92];LOWER([.B92])&amp;&quot;_&quot;&amp;LOWER([.C92])&amp;&quot;_&quot;&amp;LOWER([.D92])&amp;&quot;.&quot;&amp;[.I92])" office:value-type="string" office:string-value="geda_find_96x96.xpm">
            <text:p>geda_find_96x9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ND_REPLACE</text:p>
          </table:table-cell>
          <table:table-cell office:value-type="string">
            <text:p>JUMBO</text:p>
          </table:table-cell>
          <table:table-cell table:style-name="ce33" table:formula="of:=IF(ISERROR(VLOOKUP([.D93];[subfolders.$B$2:.$E$19];4;0));&quot;&quot;;VLOOKUP([.D93];[subfolders.$B$2:.$E$19];4;0))" office:value-type="string" office:string-value="JUMBO">
            <text:p>JUMBO</text:p>
          </table:table-cell>
          <table:table-cell table:style-name="Default" table:formula="of:=IF(ISERROR(VLOOKUP([.D93];[subfolders.$B$2:.$C$19];2;0));&quot;&quot;;VLOOKUP([.D93];[subfolders.$B$2:.$C$19];2;0))" office:value-type="string" office:string-value="128x128">
            <text:p>128x128</text:p>
          </table:table-cell>
          <table:table-cell table:style-name="Default" table:formula="of:=IF(ISERROR(VLOOKUP([.D93];[subfolders.$B$2:.$D$19];3;0));&quot;&quot;;VLOOKUP([.D93];[subfolders.$B$2:.$D$19];3;0))" office:value-type="string" office:string-value="128x128">
            <text:p>128x128</text:p>
          </table:table-cell>
          <table:table-cell table:formula="of:=IF([.G93]&lt;&gt;&quot;&quot;;LOWER([.B93])&amp;&quot;_&quot;&amp;LOWER([.C93])&amp;&quot;_&quot;&amp;[.G93]&amp;&quot;.&quot;&amp;[.I93];LOWER([.B93])&amp;&quot;_&quot;&amp;LOWER([.C93])&amp;&quot;_&quot;&amp;LOWER([.D93])&amp;&quot;.&quot;&amp;[.I93])" office:value-type="string" office:string-value="geda_find_replace_128x128.xpm">
            <text:p>geda_find_replace_128x128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ND_REPLACE</text:p>
          </table:table-cell>
          <table:table-cell office:value-type="string">
            <text:p>MINI</text:p>
          </table:table-cell>
          <table:table-cell table:style-name="ce33" table:formula="of:=IF(ISERROR(VLOOKUP([.D94];[subfolders.$B$2:.$E$19];4;0));&quot;&quot;;VLOOKUP([.D94];[subfolders.$B$2:.$E$19];4;0))" office:value-type="string" office:string-value="MINI">
            <text:p>MINI</text:p>
          </table:table-cell>
          <table:table-cell table:style-name="Default" table:formula="of:=IF(ISERROR(VLOOKUP([.D94];[subfolders.$B$2:.$C$19];2;0));&quot;&quot;;VLOOKUP([.D94];[subfolders.$B$2:.$C$19];2;0))" office:value-type="string" office:string-value="16x16">
            <text:p>16x16</text:p>
          </table:table-cell>
          <table:table-cell table:style-name="Default" table:formula="of:=IF(ISERROR(VLOOKUP([.D94];[subfolders.$B$2:.$D$19];3;0));&quot;&quot;;VLOOKUP([.D94];[subfolders.$B$2:.$D$19];3;0))" office:value-type="string" office:string-value="16x16">
            <text:p>16x16</text:p>
          </table:table-cell>
          <table:table-cell table:formula="of:=IF([.G94]&lt;&gt;&quot;&quot;;LOWER([.B94])&amp;&quot;_&quot;&amp;LOWER([.C94])&amp;&quot;_&quot;&amp;[.G94]&amp;&quot;.&quot;&amp;[.I94];LOWER([.B94])&amp;&quot;_&quot;&amp;LOWER([.C94])&amp;&quot;_&quot;&amp;LOWER([.D94])&amp;&quot;.&quot;&amp;[.I94])" office:value-type="string" office:string-value="geda_find_replace_16x16.xpm">
            <text:p>geda_find_replace_16x1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ND_REPLACE</text:p>
          </table:table-cell>
          <table:table-cell office:value-type="string">
            <text:p>TINY</text:p>
          </table:table-cell>
          <table:table-cell table:style-name="ce33" table:formula="of:=IF(ISERROR(VLOOKUP([.D95];[subfolders.$B$2:.$E$19];4;0));&quot;&quot;;VLOOKUP([.D95];[subfolders.$B$2:.$E$19];4;0))" office:value-type="string" office:string-value="TINY">
            <text:p>TINY</text:p>
          </table:table-cell>
          <table:table-cell table:style-name="Default" table:formula="of:=IF(ISERROR(VLOOKUP([.D95];[subfolders.$B$2:.$C$19];2;0));&quot;&quot;;VLOOKUP([.D95];[subfolders.$B$2:.$C$19];2;0))" office:value-type="string" office:string-value="22x22">
            <text:p>22x22</text:p>
          </table:table-cell>
          <table:table-cell table:style-name="Default" table:formula="of:=IF(ISERROR(VLOOKUP([.D95];[subfolders.$B$2:.$D$19];3;0));&quot;&quot;;VLOOKUP([.D95];[subfolders.$B$2:.$D$19];3;0))" office:value-type="string" office:string-value="22x22">
            <text:p>22x22</text:p>
          </table:table-cell>
          <table:table-cell table:formula="of:=IF([.G95]&lt;&gt;&quot;&quot;;LOWER([.B95])&amp;&quot;_&quot;&amp;LOWER([.C95])&amp;&quot;_&quot;&amp;[.G95]&amp;&quot;.&quot;&amp;[.I95];LOWER([.B95])&amp;&quot;_&quot;&amp;LOWER([.C95])&amp;&quot;_&quot;&amp;LOWER([.D95])&amp;&quot;.&quot;&amp;[.I95])" office:value-type="string" office:string-value="geda_find_replace_22x22.xpm">
            <text:p>geda_find_replace_22x2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ND_REPLACE</text:p>
          </table:table-cell>
          <table:table-cell office:value-type="string">
            <text:p>SMALL</text:p>
          </table:table-cell>
          <table:table-cell table:style-name="ce33" table:formula="of:=IF(ISERROR(VLOOKUP([.D96];[subfolders.$B$2:.$E$19];4;0));&quot;&quot;;VLOOKUP([.D96];[subfolders.$B$2:.$E$19];4;0))" office:value-type="string" office:string-value="SMALL">
            <text:p>SMALL</text:p>
          </table:table-cell>
          <table:table-cell table:style-name="Default" table:formula="of:=IF(ISERROR(VLOOKUP([.D96];[subfolders.$B$2:.$C$19];2;0));&quot;&quot;;VLOOKUP([.D96];[subfolders.$B$2:.$C$19];2;0))" office:value-type="string" office:string-value="24x24">
            <text:p>24x24</text:p>
          </table:table-cell>
          <table:table-cell table:style-name="Default" table:formula="of:=IF(ISERROR(VLOOKUP([.D96];[subfolders.$B$2:.$D$19];3;0));&quot;&quot;;VLOOKUP([.D96];[subfolders.$B$2:.$D$19];3;0))" office:value-type="string" office:string-value="24x24">
            <text:p>24x24</text:p>
          </table:table-cell>
          <table:table-cell table:formula="of:=IF([.G96]&lt;&gt;&quot;&quot;;LOWER([.B96])&amp;&quot;_&quot;&amp;LOWER([.C96])&amp;&quot;_&quot;&amp;[.G96]&amp;&quot;.&quot;&amp;[.I96];LOWER([.B96])&amp;&quot;_&quot;&amp;LOWER([.C96])&amp;&quot;_&quot;&amp;LOWER([.D96])&amp;&quot;.&quot;&amp;[.I96])" office:value-type="string" office:string-value="geda_find_replace_24x24.xpm">
            <text:p>geda_find_replace_24x24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ND_REPLACE</text:p>
          </table:table-cell>
          <table:table-cell office:value-type="string">
            <text:p>MEDIUM</text:p>
          </table:table-cell>
          <table:table-cell table:style-name="ce33" table:formula="of:=IF(ISERROR(VLOOKUP([.D97];[subfolders.$B$2:.$E$19];4;0));&quot;&quot;;VLOOKUP([.D97];[subfolders.$B$2:.$E$19];4;0))" office:value-type="string" office:string-value="MEDIUM">
            <text:p>MEDIUM</text:p>
          </table:table-cell>
          <table:table-cell table:style-name="Default" table:formula="of:=IF(ISERROR(VLOOKUP([.D97];[subfolders.$B$2:.$C$19];2;0));&quot;&quot;;VLOOKUP([.D97];[subfolders.$B$2:.$C$19];2;0))" office:value-type="string" office:string-value="26x26">
            <text:p>26x26</text:p>
          </table:table-cell>
          <table:table-cell table:style-name="Default" table:formula="of:=IF(ISERROR(VLOOKUP([.D97];[subfolders.$B$2:.$D$19];3;0));&quot;&quot;;VLOOKUP([.D97];[subfolders.$B$2:.$D$19];3;0))" office:value-type="string" office:string-value="26x26">
            <text:p>26x26</text:p>
          </table:table-cell>
          <table:table-cell table:formula="of:=IF([.G97]&lt;&gt;&quot;&quot;;LOWER([.B97])&amp;&quot;_&quot;&amp;LOWER([.C97])&amp;&quot;_&quot;&amp;[.G97]&amp;&quot;.&quot;&amp;[.I97];LOWER([.B97])&amp;&quot;_&quot;&amp;LOWER([.C97])&amp;&quot;_&quot;&amp;LOWER([.D97])&amp;&quot;.&quot;&amp;[.I97])" office:value-type="string" office:string-value="geda_find_replace_26x26.xpm">
            <text:p>geda_find_replace_26x2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ND_REPLACE</text:p>
          </table:table-cell>
          <table:table-cell office:value-type="string">
            <text:p>LARGE</text:p>
          </table:table-cell>
          <table:table-cell table:style-name="ce33" table:formula="of:=IF(ISERROR(VLOOKUP([.D98];[subfolders.$B$2:.$E$19];4;0));&quot;&quot;;VLOOKUP([.D98];[subfolders.$B$2:.$E$19];4;0))" office:value-type="string" office:string-value="LARGE">
            <text:p>LARGE</text:p>
          </table:table-cell>
          <table:table-cell table:style-name="Default" table:formula="of:=IF(ISERROR(VLOOKUP([.D98];[subfolders.$B$2:.$C$19];2;0));&quot;&quot;;VLOOKUP([.D98];[subfolders.$B$2:.$C$19];2;0))" office:value-type="string" office:string-value="28x28">
            <text:p>28x28</text:p>
          </table:table-cell>
          <table:table-cell table:style-name="Default" table:formula="of:=IF(ISERROR(VLOOKUP([.D98];[subfolders.$B$2:.$D$19];3;0));&quot;&quot;;VLOOKUP([.D98];[subfolders.$B$2:.$D$19];3;0))" office:value-type="string" office:string-value="28x28">
            <text:p>28x28</text:p>
          </table:table-cell>
          <table:table-cell table:formula="of:=IF([.G98]&lt;&gt;&quot;&quot;;LOWER([.B98])&amp;&quot;_&quot;&amp;LOWER([.C98])&amp;&quot;_&quot;&amp;[.G98]&amp;&quot;.&quot;&amp;[.I98];LOWER([.B98])&amp;&quot;_&quot;&amp;LOWER([.C98])&amp;&quot;_&quot;&amp;LOWER([.D98])&amp;&quot;.&quot;&amp;[.I98])" office:value-type="string" office:string-value="geda_find_replace_28x28.xpm">
            <text:p>geda_find_replace_28x28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ND_REPLACE</text:p>
          </table:table-cell>
          <table:table-cell office:value-type="string">
            <text:p>XLARGE</text:p>
          </table:table-cell>
          <table:table-cell table:style-name="ce33" table:formula="of:=IF(ISERROR(VLOOKUP([.D99];[subfolders.$B$2:.$E$19];4;0));&quot;&quot;;VLOOKUP([.D99];[subfolders.$B$2:.$E$19];4;0))" office:value-type="string" office:string-value="XLARGE">
            <text:p>XLARGE</text:p>
          </table:table-cell>
          <table:table-cell table:style-name="Default" table:formula="of:=IF(ISERROR(VLOOKUP([.D99];[subfolders.$B$2:.$C$19];2;0));&quot;&quot;;VLOOKUP([.D99];[subfolders.$B$2:.$C$19];2;0))" office:value-type="string" office:string-value="32x32">
            <text:p>32x32</text:p>
          </table:table-cell>
          <table:table-cell table:style-name="Default" table:formula="of:=IF(ISERROR(VLOOKUP([.D99];[subfolders.$B$2:.$D$19];3;0));&quot;&quot;;VLOOKUP([.D99];[subfolders.$B$2:.$D$19];3;0))" office:value-type="string" office:string-value="32x32">
            <text:p>32x32</text:p>
          </table:table-cell>
          <table:table-cell table:formula="of:=IF([.G99]&lt;&gt;&quot;&quot;;LOWER([.B99])&amp;&quot;_&quot;&amp;LOWER([.C99])&amp;&quot;_&quot;&amp;[.G99]&amp;&quot;.&quot;&amp;[.I99];LOWER([.B99])&amp;&quot;_&quot;&amp;LOWER([.C99])&amp;&quot;_&quot;&amp;LOWER([.D99])&amp;&quot;.&quot;&amp;[.I99])" office:value-type="string" office:string-value="geda_find_replace_32x32.xpm">
            <text:p>geda_find_replace_32x3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ND_REPLACE</text:p>
          </table:table-cell>
          <table:table-cell office:value-type="string">
            <text:p>XXLARGE</text:p>
          </table:table-cell>
          <table:table-cell table:style-name="ce33" table:formula="of:=IF(ISERROR(VLOOKUP([.D100];[subfolders.$B$2:.$E$19];4;0));&quot;&quot;;VLOOKUP([.D100];[subfolders.$B$2:.$E$19];4;0))" office:value-type="string" office:string-value="XXLARGE">
            <text:p>XXLARGE</text:p>
          </table:table-cell>
          <table:table-cell table:style-name="Default" table:formula="of:=IF(ISERROR(VLOOKUP([.D100];[subfolders.$B$2:.$C$19];2;0));&quot;&quot;;VLOOKUP([.D100];[subfolders.$B$2:.$C$19];2;0))" office:value-type="string" office:string-value="36x36">
            <text:p>36x36</text:p>
          </table:table-cell>
          <table:table-cell table:style-name="Default" table:formula="of:=IF(ISERROR(VLOOKUP([.D100];[subfolders.$B$2:.$D$19];3;0));&quot;&quot;;VLOOKUP([.D100];[subfolders.$B$2:.$D$19];3;0))" office:value-type="string" office:string-value="36x36">
            <text:p>36x36</text:p>
          </table:table-cell>
          <table:table-cell table:formula="of:=IF([.G100]&lt;&gt;&quot;&quot;;LOWER([.B100])&amp;&quot;_&quot;&amp;LOWER([.C100])&amp;&quot;_&quot;&amp;[.G100]&amp;&quot;.&quot;&amp;[.I100];LOWER([.B100])&amp;&quot;_&quot;&amp;LOWER([.C100])&amp;&quot;_&quot;&amp;LOWER([.D100])&amp;&quot;.&quot;&amp;[.I100])" office:value-type="string" office:string-value="geda_find_replace_36x36.xpm">
            <text:p>geda_find_replace_36x3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ND_REPLACE</text:p>
          </table:table-cell>
          <table:table-cell office:value-type="string">
            <text:p>XXXLARGE</text:p>
          </table:table-cell>
          <table:table-cell table:style-name="ce33" table:formula="of:=IF(ISERROR(VLOOKUP([.D101];[subfolders.$B$2:.$E$19];4;0));&quot;&quot;;VLOOKUP([.D101];[subfolders.$B$2:.$E$19];4;0))" office:value-type="string" office:string-value="XXXLARGE">
            <text:p>XXXLARGE</text:p>
          </table:table-cell>
          <table:table-cell table:style-name="Default" table:formula="of:=IF(ISERROR(VLOOKUP([.D101];[subfolders.$B$2:.$C$19];2;0));&quot;&quot;;VLOOKUP([.D101];[subfolders.$B$2:.$C$19];2;0))" office:value-type="string" office:string-value="48x48">
            <text:p>48x48</text:p>
          </table:table-cell>
          <table:table-cell table:style-name="Default" table:formula="of:=IF(ISERROR(VLOOKUP([.D101];[subfolders.$B$2:.$D$19];3;0));&quot;&quot;;VLOOKUP([.D101];[subfolders.$B$2:.$D$19];3;0))" office:value-type="string" office:string-value="48x48">
            <text:p>48x48</text:p>
          </table:table-cell>
          <table:table-cell table:formula="of:=IF([.G101]&lt;&gt;&quot;&quot;;LOWER([.B101])&amp;&quot;_&quot;&amp;LOWER([.C101])&amp;&quot;_&quot;&amp;[.G101]&amp;&quot;.&quot;&amp;[.I101];LOWER([.B101])&amp;&quot;_&quot;&amp;LOWER([.C101])&amp;&quot;_&quot;&amp;LOWER([.D101])&amp;&quot;.&quot;&amp;[.I101])" office:value-type="string" office:string-value="geda_find_replace_48x48.xpm">
            <text:p>geda_find_replace_48x48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ND_REPLACE</text:p>
          </table:table-cell>
          <table:table-cell office:value-type="string">
            <text:p>HUGE</text:p>
          </table:table-cell>
          <table:table-cell table:style-name="ce33" table:formula="of:=IF(ISERROR(VLOOKUP([.D102];[subfolders.$B$2:.$E$19];4;0));&quot;&quot;;VLOOKUP([.D102];[subfolders.$B$2:.$E$19];4;0))" office:value-type="string" office:string-value="HUGE">
            <text:p>HUGE</text:p>
          </table:table-cell>
          <table:table-cell table:style-name="Default" table:formula="of:=IF(ISERROR(VLOOKUP([.D102];[subfolders.$B$2:.$C$19];2;0));&quot;&quot;;VLOOKUP([.D102];[subfolders.$B$2:.$C$19];2;0))" office:value-type="string" office:string-value="64x64">
            <text:p>64x64</text:p>
          </table:table-cell>
          <table:table-cell table:style-name="Default" table:formula="of:=IF(ISERROR(VLOOKUP([.D102];[subfolders.$B$2:.$D$19];3;0));&quot;&quot;;VLOOKUP([.D102];[subfolders.$B$2:.$D$19];3;0))" office:value-type="string" office:string-value="64x64">
            <text:p>64x64</text:p>
          </table:table-cell>
          <table:table-cell table:formula="of:=IF([.G102]&lt;&gt;&quot;&quot;;LOWER([.B102])&amp;&quot;_&quot;&amp;LOWER([.C102])&amp;&quot;_&quot;&amp;[.G102]&amp;&quot;.&quot;&amp;[.I102];LOWER([.B102])&amp;&quot;_&quot;&amp;LOWER([.C102])&amp;&quot;_&quot;&amp;LOWER([.D102])&amp;&quot;.&quot;&amp;[.I102])" office:value-type="string" office:string-value="geda_find_replace_64x64.xpm">
            <text:p>geda_find_replace_64x64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ND_REPLACE</text:p>
          </table:table-cell>
          <table:table-cell office:value-type="string">
            <text:p>XHUGE</text:p>
          </table:table-cell>
          <table:table-cell table:style-name="ce33" table:formula="of:=IF(ISERROR(VLOOKUP([.D103];[subfolders.$B$2:.$E$19];4;0));&quot;&quot;;VLOOKUP([.D103];[subfolders.$B$2:.$E$19];4;0))" office:value-type="string" office:string-value="XHUGE">
            <text:p>XHUGE</text:p>
          </table:table-cell>
          <table:table-cell table:style-name="Default" table:formula="of:=IF(ISERROR(VLOOKUP([.D103];[subfolders.$B$2:.$C$19];2;0));&quot;&quot;;VLOOKUP([.D103];[subfolders.$B$2:.$C$19];2;0))" office:value-type="string" office:string-value="96x96">
            <text:p>96x96</text:p>
          </table:table-cell>
          <table:table-cell table:style-name="Default" table:formula="of:=IF(ISERROR(VLOOKUP([.D103];[subfolders.$B$2:.$D$19];3;0));&quot;&quot;;VLOOKUP([.D103];[subfolders.$B$2:.$D$19];3;0))" office:value-type="string" office:string-value="96x96">
            <text:p>96x96</text:p>
          </table:table-cell>
          <table:table-cell table:formula="of:=IF([.G103]&lt;&gt;&quot;&quot;;LOWER([.B103])&amp;&quot;_&quot;&amp;LOWER([.C103])&amp;&quot;_&quot;&amp;[.G103]&amp;&quot;.&quot;&amp;[.I103];LOWER([.B103])&amp;&quot;_&quot;&amp;LOWER([.C103])&amp;&quot;_&quot;&amp;LOWER([.D103])&amp;&quot;.&quot;&amp;[.I103])" office:value-type="string" office:string-value="geda_find_replace_96x96.xpm">
            <text:p>geda_find_replace_96x9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ND_ATTRIBUTE</text:p>
          </table:table-cell>
          <table:table-cell office:value-type="string">
            <text:p>TINY</text:p>
          </table:table-cell>
          <table:table-cell table:style-name="ce33" table:formula="of:=IF(ISERROR(VLOOKUP([.D104];[subfolders.$B$2:.$E$19];4;0));&quot;&quot;;VLOOKUP([.D104];[subfolders.$B$2:.$E$19];4;0))" office:value-type="string" office:string-value="TINY">
            <text:p>TINY</text:p>
          </table:table-cell>
          <table:table-cell table:style-name="Default" table:formula="of:=IF(ISERROR(VLOOKUP([.D104];[subfolders.$B$2:.$C$19];2;0));&quot;&quot;;VLOOKUP([.D104];[subfolders.$B$2:.$C$19];2;0))" office:value-type="string" office:string-value="22x22">
            <text:p>22x22</text:p>
          </table:table-cell>
          <table:table-cell table:style-name="Default" table:formula="of:=IF(ISERROR(VLOOKUP([.D104];[subfolders.$B$2:.$D$19];3;0));&quot;&quot;;VLOOKUP([.D104];[subfolders.$B$2:.$D$19];3;0))" office:value-type="string" office:string-value="22x22">
            <text:p>22x22</text:p>
          </table:table-cell>
          <table:table-cell table:formula="of:=IF([.G104]&lt;&gt;&quot;&quot;;LOWER([.B104])&amp;&quot;_&quot;&amp;LOWER([.C104])&amp;&quot;_&quot;&amp;[.G104]&amp;&quot;.&quot;&amp;[.I104];LOWER([.B104])&amp;&quot;_&quot;&amp;LOWER([.C104])&amp;&quot;_&quot;&amp;LOWER([.D104])&amp;&quot;.&quot;&amp;[.I104])" office:value-type="string" office:string-value="geda_find_attribute_22x22.png">
            <text:p>geda_find_attribute_22x2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ND_ATTRIBUTE</text:p>
          </table:table-cell>
          <table:table-cell office:value-type="string">
            <text:p>SMALL</text:p>
          </table:table-cell>
          <table:table-cell table:style-name="ce33" table:formula="of:=IF(ISERROR(VLOOKUP([.D105];[subfolders.$B$2:.$E$19];4;0));&quot;&quot;;VLOOKUP([.D105];[subfolders.$B$2:.$E$19];4;0))" office:value-type="string" office:string-value="SMALL">
            <text:p>SMALL</text:p>
          </table:table-cell>
          <table:table-cell table:style-name="Default" table:formula="of:=IF(ISERROR(VLOOKUP([.D105];[subfolders.$B$2:.$C$19];2;0));&quot;&quot;;VLOOKUP([.D105];[subfolders.$B$2:.$C$19];2;0))" office:value-type="string" office:string-value="24x24">
            <text:p>24x24</text:p>
          </table:table-cell>
          <table:table-cell table:style-name="Default" table:formula="of:=IF(ISERROR(VLOOKUP([.D105];[subfolders.$B$2:.$D$19];3;0));&quot;&quot;;VLOOKUP([.D105];[subfolders.$B$2:.$D$19];3;0))" office:value-type="string" office:string-value="24x24">
            <text:p>24x24</text:p>
          </table:table-cell>
          <table:table-cell table:formula="of:=IF([.G105]&lt;&gt;&quot;&quot;;LOWER([.B105])&amp;&quot;_&quot;&amp;LOWER([.C105])&amp;&quot;_&quot;&amp;[.G105]&amp;&quot;.&quot;&amp;[.I105];LOWER([.B105])&amp;&quot;_&quot;&amp;LOWER([.C105])&amp;&quot;_&quot;&amp;LOWER([.D105])&amp;&quot;.&quot;&amp;[.I105])" office:value-type="string" office:string-value="geda_find_attribute_24x24.png">
            <text:p>geda_find_attribute_24x24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ND_ATTRIBUTE</text:p>
          </table:table-cell>
          <table:table-cell office:value-type="string">
            <text:p>MEDIUM</text:p>
          </table:table-cell>
          <table:table-cell table:style-name="ce33" table:formula="of:=IF(ISERROR(VLOOKUP([.D106];[subfolders.$B$2:.$E$19];4;0));&quot;&quot;;VLOOKUP([.D106];[subfolders.$B$2:.$E$19];4;0))" office:value-type="string" office:string-value="MEDIUM">
            <text:p>MEDIUM</text:p>
          </table:table-cell>
          <table:table-cell table:style-name="Default" table:formula="of:=IF(ISERROR(VLOOKUP([.D106];[subfolders.$B$2:.$C$19];2;0));&quot;&quot;;VLOOKUP([.D106];[subfolders.$B$2:.$C$19];2;0))" office:value-type="string" office:string-value="26x26">
            <text:p>26x26</text:p>
          </table:table-cell>
          <table:table-cell table:style-name="Default" table:formula="of:=IF(ISERROR(VLOOKUP([.D106];[subfolders.$B$2:.$D$19];3;0));&quot;&quot;;VLOOKUP([.D106];[subfolders.$B$2:.$D$19];3;0))" office:value-type="string" office:string-value="26x26">
            <text:p>26x26</text:p>
          </table:table-cell>
          <table:table-cell table:formula="of:=IF([.G106]&lt;&gt;&quot;&quot;;LOWER([.B106])&amp;&quot;_&quot;&amp;LOWER([.C106])&amp;&quot;_&quot;&amp;[.G106]&amp;&quot;.&quot;&amp;[.I106];LOWER([.B106])&amp;&quot;_&quot;&amp;LOWER([.C106])&amp;&quot;_&quot;&amp;LOWER([.D106])&amp;&quot;.&quot;&amp;[.I106])" office:value-type="string" office:string-value="geda_find_attribute_26x26.png">
            <text:p>geda_find_attribute_2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ND_ATTRIBUTE</text:p>
          </table:table-cell>
          <table:table-cell office:value-type="string">
            <text:p>LARGE</text:p>
          </table:table-cell>
          <table:table-cell table:style-name="ce33" table:formula="of:=IF(ISERROR(VLOOKUP([.D107];[subfolders.$B$2:.$E$19];4;0));&quot;&quot;;VLOOKUP([.D107];[subfolders.$B$2:.$E$19];4;0))" office:value-type="string" office:string-value="LARGE">
            <text:p>LARGE</text:p>
          </table:table-cell>
          <table:table-cell table:style-name="Default" table:formula="of:=IF(ISERROR(VLOOKUP([.D107];[subfolders.$B$2:.$C$19];2;0));&quot;&quot;;VLOOKUP([.D107];[subfolders.$B$2:.$C$19];2;0))" office:value-type="string" office:string-value="28x28">
            <text:p>28x28</text:p>
          </table:table-cell>
          <table:table-cell table:style-name="Default" table:formula="of:=IF(ISERROR(VLOOKUP([.D107];[subfolders.$B$2:.$D$19];3;0));&quot;&quot;;VLOOKUP([.D107];[subfolders.$B$2:.$D$19];3;0))" office:value-type="string" office:string-value="28x28">
            <text:p>28x28</text:p>
          </table:table-cell>
          <table:table-cell table:formula="of:=IF([.G107]&lt;&gt;&quot;&quot;;LOWER([.B107])&amp;&quot;_&quot;&amp;LOWER([.C107])&amp;&quot;_&quot;&amp;[.G107]&amp;&quot;.&quot;&amp;[.I107];LOWER([.B107])&amp;&quot;_&quot;&amp;LOWER([.C107])&amp;&quot;_&quot;&amp;LOWER([.D107])&amp;&quot;.&quot;&amp;[.I107])" office:value-type="string" office:string-value="geda_find_attribute_28x28.png">
            <text:p>geda_find_attribute_28x2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FIND_ATTRIBUTE</text:p>
          </table:table-cell>
          <table:table-cell office:value-type="string">
            <text:p>XLARGE</text:p>
          </table:table-cell>
          <table:table-cell table:style-name="ce33" table:formula="of:=IF(ISERROR(VLOOKUP([.D108];[subfolders.$B$2:.$E$19];4;0));&quot;&quot;;VLOOKUP([.D108];[subfolders.$B$2:.$E$19];4;0))" office:value-type="string" office:string-value="XLARGE">
            <text:p>XLARGE</text:p>
          </table:table-cell>
          <table:table-cell table:style-name="Default" table:formula="of:=IF(ISERROR(VLOOKUP([.D108];[subfolders.$B$2:.$C$19];2;0));&quot;&quot;;VLOOKUP([.D108];[subfolders.$B$2:.$C$19];2;0))" office:value-type="string" office:string-value="32x32">
            <text:p>32x32</text:p>
          </table:table-cell>
          <table:table-cell table:style-name="Default" table:formula="of:=IF(ISERROR(VLOOKUP([.D108];[subfolders.$B$2:.$D$19];3;0));&quot;&quot;;VLOOKUP([.D108];[subfolders.$B$2:.$D$19];3;0))" office:value-type="string" office:string-value="32x32">
            <text:p>32x32</text:p>
          </table:table-cell>
          <table:table-cell table:formula="of:=IF([.G108]&lt;&gt;&quot;&quot;;LOWER([.B108])&amp;&quot;_&quot;&amp;LOWER([.C108])&amp;&quot;_&quot;&amp;[.G108]&amp;&quot;.&quot;&amp;[.I108];LOWER([.B108])&amp;&quot;_&quot;&amp;LOWER([.C108])&amp;&quot;_&quot;&amp;LOWER([.D108])&amp;&quot;.&quot;&amp;[.I108])" office:value-type="string" office:string-value="geda_find_attribute_32x32.png">
            <text:p>geda_find_attribute_32x3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LINE</text:p>
          </table:table-cell>
          <table:table-cell office:value-type="string">
            <text:p>TINY</text:p>
          </table:table-cell>
          <table:table-cell table:style-name="ce33" table:formula="of:=IF(ISERROR(VLOOKUP([.D109];[subfolders.$B$2:.$E$19];4;0));&quot;&quot;;VLOOKUP([.D109];[subfolders.$B$2:.$E$19];4;0))" office:value-type="string" office:string-value="TINY">
            <text:p>TINY</text:p>
          </table:table-cell>
          <table:table-cell table:style-name="Default" table:formula="of:=IF(ISERROR(VLOOKUP([.D109];[subfolders.$B$2:.$C$19];2;0));&quot;&quot;;VLOOKUP([.D109];[subfolders.$B$2:.$C$19];2;0))" office:value-type="string" office:string-value="22x22">
            <text:p>22x22</text:p>
          </table:table-cell>
          <table:table-cell table:style-name="Default" table:formula="of:=IF(ISERROR(VLOOKUP([.D109];[subfolders.$B$2:.$D$19];3;0));&quot;&quot;;VLOOKUP([.D109];[subfolders.$B$2:.$D$19];3;0))" office:value-type="string" office:string-value="22x22">
            <text:p>22x22</text:p>
          </table:table-cell>
          <table:table-cell table:formula="of:=IF([.G109]&lt;&gt;&quot;&quot;;LOWER([.B109])&amp;&quot;_&quot;&amp;LOWER([.C109])&amp;&quot;_&quot;&amp;[.G109]&amp;&quot;.&quot;&amp;[.I109];LOWER([.B109])&amp;&quot;_&quot;&amp;LOWER([.C109])&amp;&quot;_&quot;&amp;LOWER([.D109])&amp;&quot;.&quot;&amp;[.I109])" office:value-type="string" office:string-value="geda_line_22x22.xpm">
            <text:p>geda_line_22x2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LINE</text:p>
          </table:table-cell>
          <table:table-cell office:value-type="string">
            <text:p>SMALL</text:p>
          </table:table-cell>
          <table:table-cell table:style-name="ce33" table:formula="of:=IF(ISERROR(VLOOKUP([.D110];[subfolders.$B$2:.$E$19];4;0));&quot;&quot;;VLOOKUP([.D110];[subfolders.$B$2:.$E$19];4;0))" office:value-type="string" office:string-value="SMALL">
            <text:p>SMALL</text:p>
          </table:table-cell>
          <table:table-cell table:style-name="Default" table:formula="of:=IF(ISERROR(VLOOKUP([.D110];[subfolders.$B$2:.$C$19];2;0));&quot;&quot;;VLOOKUP([.D110];[subfolders.$B$2:.$C$19];2;0))" office:value-type="string" office:string-value="24x24">
            <text:p>24x24</text:p>
          </table:table-cell>
          <table:table-cell table:style-name="Default" table:formula="of:=IF(ISERROR(VLOOKUP([.D110];[subfolders.$B$2:.$D$19];3;0));&quot;&quot;;VLOOKUP([.D110];[subfolders.$B$2:.$D$19];3;0))" office:value-type="string" office:string-value="24x24">
            <text:p>24x24</text:p>
          </table:table-cell>
          <table:table-cell table:formula="of:=IF([.G110]&lt;&gt;&quot;&quot;;LOWER([.B110])&amp;&quot;_&quot;&amp;LOWER([.C110])&amp;&quot;_&quot;&amp;[.G110]&amp;&quot;.&quot;&amp;[.I110];LOWER([.B110])&amp;&quot;_&quot;&amp;LOWER([.C110])&amp;&quot;_&quot;&amp;LOWER([.D110])&amp;&quot;.&quot;&amp;[.I110])" office:value-type="string" office:string-value="geda_line_24x24.xpm">
            <text:p>geda_line_24x24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LINE</text:p>
          </table:table-cell>
          <table:table-cell office:value-type="string">
            <text:p>MEDIUM</text:p>
          </table:table-cell>
          <table:table-cell table:style-name="ce33" table:formula="of:=IF(ISERROR(VLOOKUP([.D111];[subfolders.$B$2:.$E$19];4;0));&quot;&quot;;VLOOKUP([.D111];[subfolders.$B$2:.$E$19];4;0))" office:value-type="string" office:string-value="MEDIUM">
            <text:p>MEDIUM</text:p>
          </table:table-cell>
          <table:table-cell table:style-name="Default" table:formula="of:=IF(ISERROR(VLOOKUP([.D111];[subfolders.$B$2:.$C$19];2;0));&quot;&quot;;VLOOKUP([.D111];[subfolders.$B$2:.$C$19];2;0))" office:value-type="string" office:string-value="26x26">
            <text:p>26x26</text:p>
          </table:table-cell>
          <table:table-cell table:style-name="Default" table:formula="of:=IF(ISERROR(VLOOKUP([.D111];[subfolders.$B$2:.$D$19];3;0));&quot;&quot;;VLOOKUP([.D111];[subfolders.$B$2:.$D$19];3;0))" office:value-type="string" office:string-value="26x26">
            <text:p>26x26</text:p>
          </table:table-cell>
          <table:table-cell table:formula="of:=IF([.G111]&lt;&gt;&quot;&quot;;LOWER([.B111])&amp;&quot;_&quot;&amp;LOWER([.C111])&amp;&quot;_&quot;&amp;[.G111]&amp;&quot;.&quot;&amp;[.I111];LOWER([.B111])&amp;&quot;_&quot;&amp;LOWER([.C111])&amp;&quot;_&quot;&amp;LOWER([.D111])&amp;&quot;.&quot;&amp;[.I111])" office:value-type="string" office:string-value="geda_line_26x26.xpm">
            <text:p>geda_line_26x2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LINE</text:p>
          </table:table-cell>
          <table:table-cell office:value-type="string">
            <text:p>LARGE</text:p>
          </table:table-cell>
          <table:table-cell table:style-name="ce33" table:formula="of:=IF(ISERROR(VLOOKUP([.D112];[subfolders.$B$2:.$E$19];4;0));&quot;&quot;;VLOOKUP([.D112];[subfolders.$B$2:.$E$19];4;0))" office:value-type="string" office:string-value="LARGE">
            <text:p>LARGE</text:p>
          </table:table-cell>
          <table:table-cell table:style-name="Default" table:formula="of:=IF(ISERROR(VLOOKUP([.D112];[subfolders.$B$2:.$C$19];2;0));&quot;&quot;;VLOOKUP([.D112];[subfolders.$B$2:.$C$19];2;0))" office:value-type="string" office:string-value="28x28">
            <text:p>28x28</text:p>
          </table:table-cell>
          <table:table-cell table:style-name="Default" table:formula="of:=IF(ISERROR(VLOOKUP([.D112];[subfolders.$B$2:.$D$19];3;0));&quot;&quot;;VLOOKUP([.D112];[subfolders.$B$2:.$D$19];3;0))" office:value-type="string" office:string-value="28x28">
            <text:p>28x28</text:p>
          </table:table-cell>
          <table:table-cell table:formula="of:=IF([.G112]&lt;&gt;&quot;&quot;;LOWER([.B112])&amp;&quot;_&quot;&amp;LOWER([.C112])&amp;&quot;_&quot;&amp;[.G112]&amp;&quot;.&quot;&amp;[.I112];LOWER([.B112])&amp;&quot;_&quot;&amp;LOWER([.C112])&amp;&quot;_&quot;&amp;LOWER([.D112])&amp;&quot;.&quot;&amp;[.I112])" office:value-type="string" office:string-value="geda_line_28x28.xpm">
            <text:p>geda_line_28x28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LINE</text:p>
          </table:table-cell>
          <table:table-cell office:value-type="string">
            <text:p>XLARGE</text:p>
          </table:table-cell>
          <table:table-cell table:style-name="ce33" table:formula="of:=IF(ISERROR(VLOOKUP([.D113];[subfolders.$B$2:.$E$19];4;0));&quot;&quot;;VLOOKUP([.D113];[subfolders.$B$2:.$E$19];4;0))" office:value-type="string" office:string-value="XLARGE">
            <text:p>XLARGE</text:p>
          </table:table-cell>
          <table:table-cell table:style-name="Default" table:formula="of:=IF(ISERROR(VLOOKUP([.D113];[subfolders.$B$2:.$C$19];2;0));&quot;&quot;;VLOOKUP([.D113];[subfolders.$B$2:.$C$19];2;0))" office:value-type="string" office:string-value="32x32">
            <text:p>32x32</text:p>
          </table:table-cell>
          <table:table-cell table:style-name="Default" table:formula="of:=IF(ISERROR(VLOOKUP([.D113];[subfolders.$B$2:.$D$19];3;0));&quot;&quot;;VLOOKUP([.D113];[subfolders.$B$2:.$D$19];3;0))" office:value-type="string" office:string-value="32x32">
            <text:p>32x32</text:p>
          </table:table-cell>
          <table:table-cell table:formula="of:=IF([.G113]&lt;&gt;&quot;&quot;;LOWER([.B113])&amp;&quot;_&quot;&amp;LOWER([.C113])&amp;&quot;_&quot;&amp;[.G113]&amp;&quot;.&quot;&amp;[.I113];LOWER([.B113])&amp;&quot;_&quot;&amp;LOWER([.C113])&amp;&quot;_&quot;&amp;LOWER([.D113])&amp;&quot;.&quot;&amp;[.I113])" office:value-type="string" office:string-value="geda_line_32x32.xpm">
            <text:p>geda_line_32x3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LINE_TYPE</text:p>
          </table:table-cell>
          <table:table-cell office:value-type="string">
            <text:p>TINY</text:p>
          </table:table-cell>
          <table:table-cell table:style-name="ce33" table:formula="of:=IF(ISERROR(VLOOKUP([.D114];[subfolders.$B$2:.$E$19];4;0));&quot;&quot;;VLOOKUP([.D114];[subfolders.$B$2:.$E$19];4;0))" office:value-type="string" office:string-value="TINY">
            <text:p>TINY</text:p>
          </table:table-cell>
          <table:table-cell table:style-name="Default" table:formula="of:=IF(ISERROR(VLOOKUP([.D114];[subfolders.$B$2:.$C$19];2;0));&quot;&quot;;VLOOKUP([.D114];[subfolders.$B$2:.$C$19];2;0))" office:value-type="string" office:string-value="22x22">
            <text:p>22x22</text:p>
          </table:table-cell>
          <table:table-cell table:style-name="Default" table:formula="of:=IF(ISERROR(VLOOKUP([.D114];[subfolders.$B$2:.$D$19];3;0));&quot;&quot;;VLOOKUP([.D114];[subfolders.$B$2:.$D$19];3;0))" office:value-type="string" office:string-value="22x22">
            <text:p>22x22</text:p>
          </table:table-cell>
          <table:table-cell table:formula="of:=IF([.G114]&lt;&gt;&quot;&quot;;LOWER([.B114])&amp;&quot;_&quot;&amp;LOWER([.C114])&amp;&quot;_&quot;&amp;[.G114]&amp;&quot;.&quot;&amp;[.I114];LOWER([.B114])&amp;&quot;_&quot;&amp;LOWER([.C114])&amp;&quot;_&quot;&amp;LOWER([.D114])&amp;&quot;.&quot;&amp;[.I114])" office:value-type="string" office:string-value="geda_line_type_22x22.png">
            <text:p>geda_line_type_22x2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LINE_TYPE</text:p>
          </table:table-cell>
          <table:table-cell office:value-type="string">
            <text:p>SMALL</text:p>
          </table:table-cell>
          <table:table-cell table:style-name="ce33" table:formula="of:=IF(ISERROR(VLOOKUP([.D115];[subfolders.$B$2:.$E$19];4;0));&quot;&quot;;VLOOKUP([.D115];[subfolders.$B$2:.$E$19];4;0))" office:value-type="string" office:string-value="SMALL">
            <text:p>SMALL</text:p>
          </table:table-cell>
          <table:table-cell table:style-name="Default" table:formula="of:=IF(ISERROR(VLOOKUP([.D115];[subfolders.$B$2:.$C$19];2;0));&quot;&quot;;VLOOKUP([.D115];[subfolders.$B$2:.$C$19];2;0))" office:value-type="string" office:string-value="24x24">
            <text:p>24x24</text:p>
          </table:table-cell>
          <table:table-cell table:style-name="Default" table:formula="of:=IF(ISERROR(VLOOKUP([.D115];[subfolders.$B$2:.$D$19];3;0));&quot;&quot;;VLOOKUP([.D115];[subfolders.$B$2:.$D$19];3;0))" office:value-type="string" office:string-value="24x24">
            <text:p>24x24</text:p>
          </table:table-cell>
          <table:table-cell table:formula="of:=IF([.G115]&lt;&gt;&quot;&quot;;LOWER([.B115])&amp;&quot;_&quot;&amp;LOWER([.C115])&amp;&quot;_&quot;&amp;[.G115]&amp;&quot;.&quot;&amp;[.I115];LOWER([.B115])&amp;&quot;_&quot;&amp;LOWER([.C115])&amp;&quot;_&quot;&amp;LOWER([.D115])&amp;&quot;.&quot;&amp;[.I115])" office:value-type="string" office:string-value="geda_line_type_24x24.png">
            <text:p>geda_line_type_24x24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LINE_TYPE</text:p>
          </table:table-cell>
          <table:table-cell office:value-type="string">
            <text:p>MEDIUM</text:p>
          </table:table-cell>
          <table:table-cell table:style-name="ce33" table:formula="of:=IF(ISERROR(VLOOKUP([.D116];[subfolders.$B$2:.$E$19];4;0));&quot;&quot;;VLOOKUP([.D116];[subfolders.$B$2:.$E$19];4;0))" office:value-type="string" office:string-value="MEDIUM">
            <text:p>MEDIUM</text:p>
          </table:table-cell>
          <table:table-cell table:style-name="Default" table:formula="of:=IF(ISERROR(VLOOKUP([.D116];[subfolders.$B$2:.$C$19];2;0));&quot;&quot;;VLOOKUP([.D116];[subfolders.$B$2:.$C$19];2;0))" office:value-type="string" office:string-value="26x26">
            <text:p>26x26</text:p>
          </table:table-cell>
          <table:table-cell table:style-name="Default" table:formula="of:=IF(ISERROR(VLOOKUP([.D116];[subfolders.$B$2:.$D$19];3;0));&quot;&quot;;VLOOKUP([.D116];[subfolders.$B$2:.$D$19];3;0))" office:value-type="string" office:string-value="26x26">
            <text:p>26x26</text:p>
          </table:table-cell>
          <table:table-cell table:formula="of:=IF([.G116]&lt;&gt;&quot;&quot;;LOWER([.B116])&amp;&quot;_&quot;&amp;LOWER([.C116])&amp;&quot;_&quot;&amp;[.G116]&amp;&quot;.&quot;&amp;[.I116];LOWER([.B116])&amp;&quot;_&quot;&amp;LOWER([.C116])&amp;&quot;_&quot;&amp;LOWER([.D116])&amp;&quot;.&quot;&amp;[.I116])" office:value-type="string" office:string-value="geda_line_type_26x26.png">
            <text:p>geda_line_type_2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LINE_TYPE</text:p>
          </table:table-cell>
          <table:table-cell office:value-type="string">
            <text:p>LARGE</text:p>
          </table:table-cell>
          <table:table-cell table:style-name="ce33" table:formula="of:=IF(ISERROR(VLOOKUP([.D117];[subfolders.$B$2:.$E$19];4;0));&quot;&quot;;VLOOKUP([.D117];[subfolders.$B$2:.$E$19];4;0))" office:value-type="string" office:string-value="LARGE">
            <text:p>LARGE</text:p>
          </table:table-cell>
          <table:table-cell table:style-name="Default" table:formula="of:=IF(ISERROR(VLOOKUP([.D117];[subfolders.$B$2:.$C$19];2;0));&quot;&quot;;VLOOKUP([.D117];[subfolders.$B$2:.$C$19];2;0))" office:value-type="string" office:string-value="28x28">
            <text:p>28x28</text:p>
          </table:table-cell>
          <table:table-cell table:style-name="Default" table:formula="of:=IF(ISERROR(VLOOKUP([.D117];[subfolders.$B$2:.$D$19];3;0));&quot;&quot;;VLOOKUP([.D117];[subfolders.$B$2:.$D$19];3;0))" office:value-type="string" office:string-value="28x28">
            <text:p>28x28</text:p>
          </table:table-cell>
          <table:table-cell table:formula="of:=IF([.G117]&lt;&gt;&quot;&quot;;LOWER([.B117])&amp;&quot;_&quot;&amp;LOWER([.C117])&amp;&quot;_&quot;&amp;[.G117]&amp;&quot;.&quot;&amp;[.I117];LOWER([.B117])&amp;&quot;_&quot;&amp;LOWER([.C117])&amp;&quot;_&quot;&amp;LOWER([.D117])&amp;&quot;.&quot;&amp;[.I117])" office:value-type="string" office:string-value="geda_line_type_28x28.png">
            <text:p>geda_line_type_28x2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LINE_TYPE</text:p>
          </table:table-cell>
          <table:table-cell office:value-type="string">
            <text:p>XLARGE</text:p>
          </table:table-cell>
          <table:table-cell table:style-name="ce33" table:formula="of:=IF(ISERROR(VLOOKUP([.D118];[subfolders.$B$2:.$E$19];4;0));&quot;&quot;;VLOOKUP([.D118];[subfolders.$B$2:.$E$19];4;0))" office:value-type="string" office:string-value="XLARGE">
            <text:p>XLARGE</text:p>
          </table:table-cell>
          <table:table-cell table:style-name="Default" table:formula="of:=IF(ISERROR(VLOOKUP([.D118];[subfolders.$B$2:.$C$19];2;0));&quot;&quot;;VLOOKUP([.D118];[subfolders.$B$2:.$C$19];2;0))" office:value-type="string" office:string-value="32x32">
            <text:p>32x32</text:p>
          </table:table-cell>
          <table:table-cell table:style-name="Default" table:formula="of:=IF(ISERROR(VLOOKUP([.D118];[subfolders.$B$2:.$D$19];3;0));&quot;&quot;;VLOOKUP([.D118];[subfolders.$B$2:.$D$19];3;0))" office:value-type="string" office:string-value="32x32">
            <text:p>32x32</text:p>
          </table:table-cell>
          <table:table-cell table:formula="of:=IF([.G118]&lt;&gt;&quot;&quot;;LOWER([.B118])&amp;&quot;_&quot;&amp;LOWER([.C118])&amp;&quot;_&quot;&amp;[.G118]&amp;&quot;.&quot;&amp;[.I118];LOWER([.B118])&amp;&quot;_&quot;&amp;LOWER([.C118])&amp;&quot;_&quot;&amp;LOWER([.D118])&amp;&quot;.&quot;&amp;[.I118])" office:value-type="string" office:string-value="geda_line_type_32x32.png">
            <text:p>geda_line_type_32x3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LOCATE_REFERENCE</text:p>
          </table:table-cell>
          <table:table-cell office:value-type="string">
            <text:p>TINY</text:p>
          </table:table-cell>
          <table:table-cell table:style-name="ce33" table:formula="of:=IF(ISERROR(VLOOKUP([.D119];[subfolders.$B$2:.$E$19];4;0));&quot;&quot;;VLOOKUP([.D119];[subfolders.$B$2:.$E$19];4;0))" office:value-type="string" office:string-value="TINY">
            <text:p>TINY</text:p>
          </table:table-cell>
          <table:table-cell table:style-name="Default" table:formula="of:=IF(ISERROR(VLOOKUP([.D119];[subfolders.$B$2:.$C$19];2;0));&quot;&quot;;VLOOKUP([.D119];[subfolders.$B$2:.$C$19];2;0))" office:value-type="string" office:string-value="22x22">
            <text:p>22x22</text:p>
          </table:table-cell>
          <table:table-cell table:style-name="Default" table:formula="of:=IF(ISERROR(VLOOKUP([.D119];[subfolders.$B$2:.$D$19];3;0));&quot;&quot;;VLOOKUP([.D119];[subfolders.$B$2:.$D$19];3;0))" office:value-type="string" office:string-value="22x22">
            <text:p>22x22</text:p>
          </table:table-cell>
          <table:table-cell table:formula="of:=IF([.G119]&lt;&gt;&quot;&quot;;LOWER([.B119])&amp;&quot;_&quot;&amp;LOWER([.C119])&amp;&quot;_&quot;&amp;[.G119]&amp;&quot;.&quot;&amp;[.I119];LOWER([.B119])&amp;&quot;_&quot;&amp;LOWER([.C119])&amp;&quot;_&quot;&amp;LOWER([.D119])&amp;&quot;.&quot;&amp;[.I119])" office:value-type="string" office:string-value="geda_locate_reference_22x22.xpm">
            <text:p>geda_locate_reference_22x2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LOCATE_REFERENCE</text:p>
          </table:table-cell>
          <table:table-cell office:value-type="string">
            <text:p>SMALL</text:p>
          </table:table-cell>
          <table:table-cell table:style-name="ce33" table:formula="of:=IF(ISERROR(VLOOKUP([.D120];[subfolders.$B$2:.$E$19];4;0));&quot;&quot;;VLOOKUP([.D120];[subfolders.$B$2:.$E$19];4;0))" office:value-type="string" office:string-value="SMALL">
            <text:p>SMALL</text:p>
          </table:table-cell>
          <table:table-cell table:style-name="Default" table:formula="of:=IF(ISERROR(VLOOKUP([.D120];[subfolders.$B$2:.$C$19];2;0));&quot;&quot;;VLOOKUP([.D120];[subfolders.$B$2:.$C$19];2;0))" office:value-type="string" office:string-value="24x24">
            <text:p>24x24</text:p>
          </table:table-cell>
          <table:table-cell table:style-name="Default" table:formula="of:=IF(ISERROR(VLOOKUP([.D120];[subfolders.$B$2:.$D$19];3;0));&quot;&quot;;VLOOKUP([.D120];[subfolders.$B$2:.$D$19];3;0))" office:value-type="string" office:string-value="24x24">
            <text:p>24x24</text:p>
          </table:table-cell>
          <table:table-cell table:formula="of:=IF([.G120]&lt;&gt;&quot;&quot;;LOWER([.B120])&amp;&quot;_&quot;&amp;LOWER([.C120])&amp;&quot;_&quot;&amp;[.G120]&amp;&quot;.&quot;&amp;[.I120];LOWER([.B120])&amp;&quot;_&quot;&amp;LOWER([.C120])&amp;&quot;_&quot;&amp;LOWER([.D120])&amp;&quot;.&quot;&amp;[.I120])" office:value-type="string" office:string-value="geda_locate_reference_24x24.xpm">
            <text:p>geda_locate_reference_24x24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LOCATE_REFERENCE</text:p>
          </table:table-cell>
          <table:table-cell office:value-type="string">
            <text:p>MEDIUM</text:p>
          </table:table-cell>
          <table:table-cell table:style-name="ce33" table:formula="of:=IF(ISERROR(VLOOKUP([.D121];[subfolders.$B$2:.$E$19];4;0));&quot;&quot;;VLOOKUP([.D121];[subfolders.$B$2:.$E$19];4;0))" office:value-type="string" office:string-value="MEDIUM">
            <text:p>MEDIUM</text:p>
          </table:table-cell>
          <table:table-cell table:style-name="Default" table:formula="of:=IF(ISERROR(VLOOKUP([.D121];[subfolders.$B$2:.$C$19];2;0));&quot;&quot;;VLOOKUP([.D121];[subfolders.$B$2:.$C$19];2;0))" office:value-type="string" office:string-value="26x26">
            <text:p>26x26</text:p>
          </table:table-cell>
          <table:table-cell table:style-name="Default" table:formula="of:=IF(ISERROR(VLOOKUP([.D121];[subfolders.$B$2:.$D$19];3;0));&quot;&quot;;VLOOKUP([.D121];[subfolders.$B$2:.$D$19];3;0))" office:value-type="string" office:string-value="26x26">
            <text:p>26x26</text:p>
          </table:table-cell>
          <table:table-cell table:formula="of:=IF([.G121]&lt;&gt;&quot;&quot;;LOWER([.B121])&amp;&quot;_&quot;&amp;LOWER([.C121])&amp;&quot;_&quot;&amp;[.G121]&amp;&quot;.&quot;&amp;[.I121];LOWER([.B121])&amp;&quot;_&quot;&amp;LOWER([.C121])&amp;&quot;_&quot;&amp;LOWER([.D121])&amp;&quot;.&quot;&amp;[.I121])" office:value-type="string" office:string-value="geda_locate_reference_26x26.xpm">
            <text:p>geda_locate_reference_26x2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LOCATE_REFERENCE</text:p>
          </table:table-cell>
          <table:table-cell office:value-type="string">
            <text:p>LARGE</text:p>
          </table:table-cell>
          <table:table-cell table:style-name="ce33" table:formula="of:=IF(ISERROR(VLOOKUP([.D122];[subfolders.$B$2:.$E$19];4;0));&quot;&quot;;VLOOKUP([.D122];[subfolders.$B$2:.$E$19];4;0))" office:value-type="string" office:string-value="LARGE">
            <text:p>LARGE</text:p>
          </table:table-cell>
          <table:table-cell table:style-name="Default" table:formula="of:=IF(ISERROR(VLOOKUP([.D122];[subfolders.$B$2:.$C$19];2;0));&quot;&quot;;VLOOKUP([.D122];[subfolders.$B$2:.$C$19];2;0))" office:value-type="string" office:string-value="28x28">
            <text:p>28x28</text:p>
          </table:table-cell>
          <table:table-cell table:style-name="Default" table:formula="of:=IF(ISERROR(VLOOKUP([.D122];[subfolders.$B$2:.$D$19];3;0));&quot;&quot;;VLOOKUP([.D122];[subfolders.$B$2:.$D$19];3;0))" office:value-type="string" office:string-value="28x28">
            <text:p>28x28</text:p>
          </table:table-cell>
          <table:table-cell table:formula="of:=IF([.G122]&lt;&gt;&quot;&quot;;LOWER([.B122])&amp;&quot;_&quot;&amp;LOWER([.C122])&amp;&quot;_&quot;&amp;[.G122]&amp;&quot;.&quot;&amp;[.I122];LOWER([.B122])&amp;&quot;_&quot;&amp;LOWER([.C122])&amp;&quot;_&quot;&amp;LOWER([.D122])&amp;&quot;.&quot;&amp;[.I122])" office:value-type="string" office:string-value="geda_locate_reference_28x28.xpm">
            <text:p>geda_locate_reference_28x28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LOCATE_REFERENCE</text:p>
          </table:table-cell>
          <table:table-cell office:value-type="string">
            <text:p>XLARGE</text:p>
          </table:table-cell>
          <table:table-cell table:style-name="ce33" table:formula="of:=IF(ISERROR(VLOOKUP([.D123];[subfolders.$B$2:.$E$19];4;0));&quot;&quot;;VLOOKUP([.D123];[subfolders.$B$2:.$E$19];4;0))" office:value-type="string" office:string-value="XLARGE">
            <text:p>XLARGE</text:p>
          </table:table-cell>
          <table:table-cell table:style-name="Default" table:formula="of:=IF(ISERROR(VLOOKUP([.D123];[subfolders.$B$2:.$C$19];2;0));&quot;&quot;;VLOOKUP([.D123];[subfolders.$B$2:.$C$19];2;0))" office:value-type="string" office:string-value="32x32">
            <text:p>32x32</text:p>
          </table:table-cell>
          <table:table-cell table:style-name="Default" table:formula="of:=IF(ISERROR(VLOOKUP([.D123];[subfolders.$B$2:.$D$19];3;0));&quot;&quot;;VLOOKUP([.D123];[subfolders.$B$2:.$D$19];3;0))" office:value-type="string" office:string-value="32x32">
            <text:p>32x32</text:p>
          </table:table-cell>
          <table:table-cell table:formula="of:=IF([.G123]&lt;&gt;&quot;&quot;;LOWER([.B123])&amp;&quot;_&quot;&amp;LOWER([.C123])&amp;&quot;_&quot;&amp;[.G123]&amp;&quot;.&quot;&amp;[.I123];LOWER([.B123])&amp;&quot;_&quot;&amp;LOWER([.C123])&amp;&quot;_&quot;&amp;LOWER([.D123])&amp;&quot;.&quot;&amp;[.I123])" office:value-type="string" office:string-value="geda_locate_reference_32x32.xpm">
            <text:p>geda_locate_reference_32x3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LOCK</text:p>
          </table:table-cell>
          <table:table-cell office:value-type="string">
            <text:p>TINY</text:p>
          </table:table-cell>
          <table:table-cell table:style-name="ce33" table:formula="of:=IF(ISERROR(VLOOKUP([.D124];[subfolders.$B$2:.$E$19];4;0));&quot;&quot;;VLOOKUP([.D124];[subfolders.$B$2:.$E$19];4;0))" office:value-type="string" office:string-value="TINY">
            <text:p>TINY</text:p>
          </table:table-cell>
          <table:table-cell table:style-name="Default" table:formula="of:=IF(ISERROR(VLOOKUP([.D124];[subfolders.$B$2:.$C$19];2;0));&quot;&quot;;VLOOKUP([.D124];[subfolders.$B$2:.$C$19];2;0))" office:value-type="string" office:string-value="22x22">
            <text:p>22x22</text:p>
          </table:table-cell>
          <table:table-cell table:style-name="Default" table:formula="of:=IF(ISERROR(VLOOKUP([.D124];[subfolders.$B$2:.$D$19];3;0));&quot;&quot;;VLOOKUP([.D124];[subfolders.$B$2:.$D$19];3;0))" office:value-type="string" office:string-value="22x22">
            <text:p>22x22</text:p>
          </table:table-cell>
          <table:table-cell table:formula="of:=IF([.G124]&lt;&gt;&quot;&quot;;LOWER([.B124])&amp;&quot;_&quot;&amp;LOWER([.C124])&amp;&quot;_&quot;&amp;[.G124]&amp;&quot;.&quot;&amp;[.I124];LOWER([.B124])&amp;&quot;_&quot;&amp;LOWER([.C124])&amp;&quot;_&quot;&amp;LOWER([.D124])&amp;&quot;.&quot;&amp;[.I124])" office:value-type="string" office:string-value="geda_lock_22x22.png">
            <text:p>geda_lock_22x2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LOCK</text:p>
          </table:table-cell>
          <table:table-cell office:value-type="string">
            <text:p>SMALL</text:p>
          </table:table-cell>
          <table:table-cell table:style-name="ce33" table:formula="of:=IF(ISERROR(VLOOKUP([.D125];[subfolders.$B$2:.$E$19];4;0));&quot;&quot;;VLOOKUP([.D125];[subfolders.$B$2:.$E$19];4;0))" office:value-type="string" office:string-value="SMALL">
            <text:p>SMALL</text:p>
          </table:table-cell>
          <table:table-cell table:style-name="Default" table:formula="of:=IF(ISERROR(VLOOKUP([.D125];[subfolders.$B$2:.$C$19];2;0));&quot;&quot;;VLOOKUP([.D125];[subfolders.$B$2:.$C$19];2;0))" office:value-type="string" office:string-value="24x24">
            <text:p>24x24</text:p>
          </table:table-cell>
          <table:table-cell table:style-name="Default" table:formula="of:=IF(ISERROR(VLOOKUP([.D125];[subfolders.$B$2:.$D$19];3;0));&quot;&quot;;VLOOKUP([.D125];[subfolders.$B$2:.$D$19];3;0))" office:value-type="string" office:string-value="24x24">
            <text:p>24x24</text:p>
          </table:table-cell>
          <table:table-cell table:formula="of:=IF([.G125]&lt;&gt;&quot;&quot;;LOWER([.B125])&amp;&quot;_&quot;&amp;LOWER([.C125])&amp;&quot;_&quot;&amp;[.G125]&amp;&quot;.&quot;&amp;[.I125];LOWER([.B125])&amp;&quot;_&quot;&amp;LOWER([.C125])&amp;&quot;_&quot;&amp;LOWER([.D125])&amp;&quot;.&quot;&amp;[.I125])" office:value-type="string" office:string-value="geda_lock_24x24.png">
            <text:p>geda_lock_24x24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LOCK</text:p>
          </table:table-cell>
          <table:table-cell office:value-type="string">
            <text:p>MEDIUM</text:p>
          </table:table-cell>
          <table:table-cell table:style-name="ce33" table:formula="of:=IF(ISERROR(VLOOKUP([.D126];[subfolders.$B$2:.$E$19];4;0));&quot;&quot;;VLOOKUP([.D126];[subfolders.$B$2:.$E$19];4;0))" office:value-type="string" office:string-value="MEDIUM">
            <text:p>MEDIUM</text:p>
          </table:table-cell>
          <table:table-cell table:style-name="Default" table:formula="of:=IF(ISERROR(VLOOKUP([.D126];[subfolders.$B$2:.$C$19];2;0));&quot;&quot;;VLOOKUP([.D126];[subfolders.$B$2:.$C$19];2;0))" office:value-type="string" office:string-value="26x26">
            <text:p>26x26</text:p>
          </table:table-cell>
          <table:table-cell table:style-name="Default" table:formula="of:=IF(ISERROR(VLOOKUP([.D126];[subfolders.$B$2:.$D$19];3;0));&quot;&quot;;VLOOKUP([.D126];[subfolders.$B$2:.$D$19];3;0))" office:value-type="string" office:string-value="26x26">
            <text:p>26x26</text:p>
          </table:table-cell>
          <table:table-cell table:formula="of:=IF([.G126]&lt;&gt;&quot;&quot;;LOWER([.B126])&amp;&quot;_&quot;&amp;LOWER([.C126])&amp;&quot;_&quot;&amp;[.G126]&amp;&quot;.&quot;&amp;[.I126];LOWER([.B126])&amp;&quot;_&quot;&amp;LOWER([.C126])&amp;&quot;_&quot;&amp;LOWER([.D126])&amp;&quot;.&quot;&amp;[.I126])" office:value-type="string" office:string-value="geda_lock_26x26.png">
            <text:p>geda_lock_2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LOCK</text:p>
          </table:table-cell>
          <table:table-cell office:value-type="string">
            <text:p>LARGE</text:p>
          </table:table-cell>
          <table:table-cell table:style-name="ce33" table:formula="of:=IF(ISERROR(VLOOKUP([.D127];[subfolders.$B$2:.$E$19];4;0));&quot;&quot;;VLOOKUP([.D127];[subfolders.$B$2:.$E$19];4;0))" office:value-type="string" office:string-value="LARGE">
            <text:p>LARGE</text:p>
          </table:table-cell>
          <table:table-cell table:style-name="Default" table:formula="of:=IF(ISERROR(VLOOKUP([.D127];[subfolders.$B$2:.$C$19];2;0));&quot;&quot;;VLOOKUP([.D127];[subfolders.$B$2:.$C$19];2;0))" office:value-type="string" office:string-value="28x28">
            <text:p>28x28</text:p>
          </table:table-cell>
          <table:table-cell table:style-name="Default" table:formula="of:=IF(ISERROR(VLOOKUP([.D127];[subfolders.$B$2:.$D$19];3;0));&quot;&quot;;VLOOKUP([.D127];[subfolders.$B$2:.$D$19];3;0))" office:value-type="string" office:string-value="28x28">
            <text:p>28x28</text:p>
          </table:table-cell>
          <table:table-cell table:formula="of:=IF([.G127]&lt;&gt;&quot;&quot;;LOWER([.B127])&amp;&quot;_&quot;&amp;LOWER([.C127])&amp;&quot;_&quot;&amp;[.G127]&amp;&quot;.&quot;&amp;[.I127];LOWER([.B127])&amp;&quot;_&quot;&amp;LOWER([.C127])&amp;&quot;_&quot;&amp;LOWER([.D127])&amp;&quot;.&quot;&amp;[.I127])" office:value-type="string" office:string-value="geda_lock_28x28.png">
            <text:p>geda_lock_28x2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LOCK</text:p>
          </table:table-cell>
          <table:table-cell office:value-type="string">
            <text:p>XLARGE</text:p>
          </table:table-cell>
          <table:table-cell table:style-name="ce33" table:formula="of:=IF(ISERROR(VLOOKUP([.D128];[subfolders.$B$2:.$E$19];4;0));&quot;&quot;;VLOOKUP([.D128];[subfolders.$B$2:.$E$19];4;0))" office:value-type="string" office:string-value="XLARGE">
            <text:p>XLARGE</text:p>
          </table:table-cell>
          <table:table-cell table:style-name="Default" table:formula="of:=IF(ISERROR(VLOOKUP([.D128];[subfolders.$B$2:.$C$19];2;0));&quot;&quot;;VLOOKUP([.D128];[subfolders.$B$2:.$C$19];2;0))" office:value-type="string" office:string-value="32x32">
            <text:p>32x32</text:p>
          </table:table-cell>
          <table:table-cell table:style-name="Default" table:formula="of:=IF(ISERROR(VLOOKUP([.D128];[subfolders.$B$2:.$D$19];3;0));&quot;&quot;;VLOOKUP([.D128];[subfolders.$B$2:.$D$19];3;0))" office:value-type="string" office:string-value="32x32">
            <text:p>32x32</text:p>
          </table:table-cell>
          <table:table-cell table:formula="of:=IF([.G128]&lt;&gt;&quot;&quot;;LOWER([.B128])&amp;&quot;_&quot;&amp;LOWER([.C128])&amp;&quot;_&quot;&amp;[.G128]&amp;&quot;.&quot;&amp;[.I128];LOWER([.B128])&amp;&quot;_&quot;&amp;LOWER([.C128])&amp;&quot;_&quot;&amp;LOWER([.D128])&amp;&quot;.&quot;&amp;[.I128])" office:value-type="string" office:string-value="geda_lock_32x32.png">
            <text:p>geda_lock_32x3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MESH</text:p>
          </table:table-cell>
          <table:table-cell office:value-type="string">
            <text:p>TINY</text:p>
          </table:table-cell>
          <table:table-cell table:style-name="ce33" table:formula="of:=IF(ISERROR(VLOOKUP([.D129];[subfolders.$B$2:.$E$19];4;0));&quot;&quot;;VLOOKUP([.D129];[subfolders.$B$2:.$E$19];4;0))" office:value-type="string" office:string-value="TINY">
            <text:p>TINY</text:p>
          </table:table-cell>
          <table:table-cell table:style-name="Default" table:formula="of:=IF(ISERROR(VLOOKUP([.D129];[subfolders.$B$2:.$C$19];2;0));&quot;&quot;;VLOOKUP([.D129];[subfolders.$B$2:.$C$19];2;0))" office:value-type="string" office:string-value="22x22">
            <text:p>22x22</text:p>
          </table:table-cell>
          <table:table-cell table:style-name="Default" table:formula="of:=IF(ISERROR(VLOOKUP([.D129];[subfolders.$B$2:.$D$19];3;0));&quot;&quot;;VLOOKUP([.D129];[subfolders.$B$2:.$D$19];3;0))" office:value-type="string" office:string-value="22x22">
            <text:p>22x22</text:p>
          </table:table-cell>
          <table:table-cell table:formula="of:=IF([.G129]&lt;&gt;&quot;&quot;;LOWER([.B129])&amp;&quot;_&quot;&amp;LOWER([.C129])&amp;&quot;_&quot;&amp;[.G129]&amp;&quot;.&quot;&amp;[.I129];LOWER([.B129])&amp;&quot;_&quot;&amp;LOWER([.C129])&amp;&quot;_&quot;&amp;LOWER([.D129])&amp;&quot;.&quot;&amp;[.I129])" office:value-type="string" office:string-value="geda_mesh_22x22.png">
            <text:p>geda_mesh_22x2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MESH</text:p>
          </table:table-cell>
          <table:table-cell office:value-type="string">
            <text:p>SMALL</text:p>
          </table:table-cell>
          <table:table-cell table:style-name="ce33" table:formula="of:=IF(ISERROR(VLOOKUP([.D130];[subfolders.$B$2:.$E$19];4;0));&quot;&quot;;VLOOKUP([.D130];[subfolders.$B$2:.$E$19];4;0))" office:value-type="string" office:string-value="SMALL">
            <text:p>SMALL</text:p>
          </table:table-cell>
          <table:table-cell table:style-name="Default" table:formula="of:=IF(ISERROR(VLOOKUP([.D130];[subfolders.$B$2:.$C$19];2;0));&quot;&quot;;VLOOKUP([.D130];[subfolders.$B$2:.$C$19];2;0))" office:value-type="string" office:string-value="24x24">
            <text:p>24x24</text:p>
          </table:table-cell>
          <table:table-cell table:style-name="Default" table:formula="of:=IF(ISERROR(VLOOKUP([.D130];[subfolders.$B$2:.$D$19];3;0));&quot;&quot;;VLOOKUP([.D130];[subfolders.$B$2:.$D$19];3;0))" office:value-type="string" office:string-value="24x24">
            <text:p>24x24</text:p>
          </table:table-cell>
          <table:table-cell table:formula="of:=IF([.G130]&lt;&gt;&quot;&quot;;LOWER([.B130])&amp;&quot;_&quot;&amp;LOWER([.C130])&amp;&quot;_&quot;&amp;[.G130]&amp;&quot;.&quot;&amp;[.I130];LOWER([.B130])&amp;&quot;_&quot;&amp;LOWER([.C130])&amp;&quot;_&quot;&amp;LOWER([.D130])&amp;&quot;.&quot;&amp;[.I130])" office:value-type="string" office:string-value="geda_mesh_24x24.png">
            <text:p>geda_mesh_24x24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MESH</text:p>
          </table:table-cell>
          <table:table-cell office:value-type="string">
            <text:p>MEDIUM</text:p>
          </table:table-cell>
          <table:table-cell table:style-name="ce33" table:formula="of:=IF(ISERROR(VLOOKUP([.D131];[subfolders.$B$2:.$E$19];4;0));&quot;&quot;;VLOOKUP([.D131];[subfolders.$B$2:.$E$19];4;0))" office:value-type="string" office:string-value="MEDIUM">
            <text:p>MEDIUM</text:p>
          </table:table-cell>
          <table:table-cell table:style-name="Default" table:formula="of:=IF(ISERROR(VLOOKUP([.D131];[subfolders.$B$2:.$C$19];2;0));&quot;&quot;;VLOOKUP([.D131];[subfolders.$B$2:.$C$19];2;0))" office:value-type="string" office:string-value="26x26">
            <text:p>26x26</text:p>
          </table:table-cell>
          <table:table-cell table:style-name="Default" table:formula="of:=IF(ISERROR(VLOOKUP([.D131];[subfolders.$B$2:.$D$19];3;0));&quot;&quot;;VLOOKUP([.D131];[subfolders.$B$2:.$D$19];3;0))" office:value-type="string" office:string-value="26x26">
            <text:p>26x26</text:p>
          </table:table-cell>
          <table:table-cell table:formula="of:=IF([.G131]&lt;&gt;&quot;&quot;;LOWER([.B131])&amp;&quot;_&quot;&amp;LOWER([.C131])&amp;&quot;_&quot;&amp;[.G131]&amp;&quot;.&quot;&amp;[.I131];LOWER([.B131])&amp;&quot;_&quot;&amp;LOWER([.C131])&amp;&quot;_&quot;&amp;LOWER([.D131])&amp;&quot;.&quot;&amp;[.I131])" office:value-type="string" office:string-value="geda_mesh_26x26.png">
            <text:p>geda_mesh_2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MESH</text:p>
          </table:table-cell>
          <table:table-cell office:value-type="string">
            <text:p>LARGE</text:p>
          </table:table-cell>
          <table:table-cell table:style-name="ce33" table:formula="of:=IF(ISERROR(VLOOKUP([.D132];[subfolders.$B$2:.$E$19];4;0));&quot;&quot;;VLOOKUP([.D132];[subfolders.$B$2:.$E$19];4;0))" office:value-type="string" office:string-value="LARGE">
            <text:p>LARGE</text:p>
          </table:table-cell>
          <table:table-cell table:style-name="Default" table:formula="of:=IF(ISERROR(VLOOKUP([.D132];[subfolders.$B$2:.$C$19];2;0));&quot;&quot;;VLOOKUP([.D132];[subfolders.$B$2:.$C$19];2;0))" office:value-type="string" office:string-value="28x28">
            <text:p>28x28</text:p>
          </table:table-cell>
          <table:table-cell table:style-name="Default" table:formula="of:=IF(ISERROR(VLOOKUP([.D132];[subfolders.$B$2:.$D$19];3;0));&quot;&quot;;VLOOKUP([.D132];[subfolders.$B$2:.$D$19];3;0))" office:value-type="string" office:string-value="28x28">
            <text:p>28x28</text:p>
          </table:table-cell>
          <table:table-cell table:formula="of:=IF([.G132]&lt;&gt;&quot;&quot;;LOWER([.B132])&amp;&quot;_&quot;&amp;LOWER([.C132])&amp;&quot;_&quot;&amp;[.G132]&amp;&quot;.&quot;&amp;[.I132];LOWER([.B132])&amp;&quot;_&quot;&amp;LOWER([.C132])&amp;&quot;_&quot;&amp;LOWER([.D132])&amp;&quot;.&quot;&amp;[.I132])" office:value-type="string" office:string-value="geda_mesh_28x28.png">
            <text:p>geda_mesh_28x2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MESH</text:p>
          </table:table-cell>
          <table:table-cell office:value-type="string">
            <text:p>XLARGE</text:p>
          </table:table-cell>
          <table:table-cell table:style-name="ce33" table:formula="of:=IF(ISERROR(VLOOKUP([.D133];[subfolders.$B$2:.$E$19];4;0));&quot;&quot;;VLOOKUP([.D133];[subfolders.$B$2:.$E$19];4;0))" office:value-type="string" office:string-value="XLARGE">
            <text:p>XLARGE</text:p>
          </table:table-cell>
          <table:table-cell table:style-name="Default" table:formula="of:=IF(ISERROR(VLOOKUP([.D133];[subfolders.$B$2:.$C$19];2;0));&quot;&quot;;VLOOKUP([.D133];[subfolders.$B$2:.$C$19];2;0))" office:value-type="string" office:string-value="32x32">
            <text:p>32x32</text:p>
          </table:table-cell>
          <table:table-cell table:style-name="Default" table:formula="of:=IF(ISERROR(VLOOKUP([.D133];[subfolders.$B$2:.$D$19];3;0));&quot;&quot;;VLOOKUP([.D133];[subfolders.$B$2:.$D$19];3;0))" office:value-type="string" office:string-value="32x32">
            <text:p>32x32</text:p>
          </table:table-cell>
          <table:table-cell table:formula="of:=IF([.G133]&lt;&gt;&quot;&quot;;LOWER([.B133])&amp;&quot;_&quot;&amp;LOWER([.C133])&amp;&quot;_&quot;&amp;[.G133]&amp;&quot;.&quot;&amp;[.I133];LOWER([.B133])&amp;&quot;_&quot;&amp;LOWER([.C133])&amp;&quot;_&quot;&amp;LOWER([.D133])&amp;&quot;.&quot;&amp;[.I133])" office:value-type="string" office:string-value="geda_mesh_32x32.png">
            <text:p>geda_mesh_32x3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MIRROR</text:p>
          </table:table-cell>
          <table:table-cell office:value-type="string">
            <text:p>TINY</text:p>
          </table:table-cell>
          <table:table-cell table:style-name="ce33" table:formula="of:=IF(ISERROR(VLOOKUP([.D134];[subfolders.$B$2:.$E$19];4;0));&quot;&quot;;VLOOKUP([.D134];[subfolders.$B$2:.$E$19];4;0))" office:value-type="string" office:string-value="TINY">
            <text:p>TINY</text:p>
          </table:table-cell>
          <table:table-cell table:style-name="Default" table:formula="of:=IF(ISERROR(VLOOKUP([.D134];[subfolders.$B$2:.$C$19];2;0));&quot;&quot;;VLOOKUP([.D134];[subfolders.$B$2:.$C$19];2;0))" office:value-type="string" office:string-value="22x22">
            <text:p>22x22</text:p>
          </table:table-cell>
          <table:table-cell table:style-name="Default" table:formula="of:=IF(ISERROR(VLOOKUP([.D134];[subfolders.$B$2:.$D$19];3;0));&quot;&quot;;VLOOKUP([.D134];[subfolders.$B$2:.$D$19];3;0))" office:value-type="string" office:string-value="22x22">
            <text:p>22x22</text:p>
          </table:table-cell>
          <table:table-cell table:formula="of:=IF([.G134]&lt;&gt;&quot;&quot;;LOWER([.B134])&amp;&quot;_&quot;&amp;LOWER([.C134])&amp;&quot;_&quot;&amp;[.G134]&amp;&quot;.&quot;&amp;[.I134];LOWER([.B134])&amp;&quot;_&quot;&amp;LOWER([.C134])&amp;&quot;_&quot;&amp;LOWER([.D134])&amp;&quot;.&quot;&amp;[.I134])" office:value-type="string" office:string-value="geda_mirror_22x22.png">
            <text:p>geda_mirror_22x2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MIRROR</text:p>
          </table:table-cell>
          <table:table-cell office:value-type="string">
            <text:p>SMALL</text:p>
          </table:table-cell>
          <table:table-cell table:style-name="ce33" table:formula="of:=IF(ISERROR(VLOOKUP([.D135];[subfolders.$B$2:.$E$19];4;0));&quot;&quot;;VLOOKUP([.D135];[subfolders.$B$2:.$E$19];4;0))" office:value-type="string" office:string-value="SMALL">
            <text:p>SMALL</text:p>
          </table:table-cell>
          <table:table-cell table:style-name="Default" table:formula="of:=IF(ISERROR(VLOOKUP([.D135];[subfolders.$B$2:.$C$19];2;0));&quot;&quot;;VLOOKUP([.D135];[subfolders.$B$2:.$C$19];2;0))" office:value-type="string" office:string-value="24x24">
            <text:p>24x24</text:p>
          </table:table-cell>
          <table:table-cell table:style-name="Default" table:formula="of:=IF(ISERROR(VLOOKUP([.D135];[subfolders.$B$2:.$D$19];3;0));&quot;&quot;;VLOOKUP([.D135];[subfolders.$B$2:.$D$19];3;0))" office:value-type="string" office:string-value="24x24">
            <text:p>24x24</text:p>
          </table:table-cell>
          <table:table-cell table:formula="of:=IF([.G135]&lt;&gt;&quot;&quot;;LOWER([.B135])&amp;&quot;_&quot;&amp;LOWER([.C135])&amp;&quot;_&quot;&amp;[.G135]&amp;&quot;.&quot;&amp;[.I135];LOWER([.B135])&amp;&quot;_&quot;&amp;LOWER([.C135])&amp;&quot;_&quot;&amp;LOWER([.D135])&amp;&quot;.&quot;&amp;[.I135])" office:value-type="string" office:string-value="geda_mirror_24x24.png">
            <text:p>geda_mirror_24x24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MIRROR</text:p>
          </table:table-cell>
          <table:table-cell office:value-type="string">
            <text:p>MEDIUM</text:p>
          </table:table-cell>
          <table:table-cell table:style-name="ce33" table:formula="of:=IF(ISERROR(VLOOKUP([.D136];[subfolders.$B$2:.$E$19];4;0));&quot;&quot;;VLOOKUP([.D136];[subfolders.$B$2:.$E$19];4;0))" office:value-type="string" office:string-value="MEDIUM">
            <text:p>MEDIUM</text:p>
          </table:table-cell>
          <table:table-cell table:style-name="Default" table:formula="of:=IF(ISERROR(VLOOKUP([.D136];[subfolders.$B$2:.$C$19];2;0));&quot;&quot;;VLOOKUP([.D136];[subfolders.$B$2:.$C$19];2;0))" office:value-type="string" office:string-value="26x26">
            <text:p>26x26</text:p>
          </table:table-cell>
          <table:table-cell table:style-name="Default" table:formula="of:=IF(ISERROR(VLOOKUP([.D136];[subfolders.$B$2:.$D$19];3;0));&quot;&quot;;VLOOKUP([.D136];[subfolders.$B$2:.$D$19];3;0))" office:value-type="string" office:string-value="26x26">
            <text:p>26x26</text:p>
          </table:table-cell>
          <table:table-cell table:formula="of:=IF([.G136]&lt;&gt;&quot;&quot;;LOWER([.B136])&amp;&quot;_&quot;&amp;LOWER([.C136])&amp;&quot;_&quot;&amp;[.G136]&amp;&quot;.&quot;&amp;[.I136];LOWER([.B136])&amp;&quot;_&quot;&amp;LOWER([.C136])&amp;&quot;_&quot;&amp;LOWER([.D136])&amp;&quot;.&quot;&amp;[.I136])" office:value-type="string" office:string-value="geda_mirror_26x26.png">
            <text:p>geda_mirror_2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MIRROR</text:p>
          </table:table-cell>
          <table:table-cell office:value-type="string">
            <text:p>LARGE</text:p>
          </table:table-cell>
          <table:table-cell table:style-name="ce33" table:formula="of:=IF(ISERROR(VLOOKUP([.D137];[subfolders.$B$2:.$E$19];4;0));&quot;&quot;;VLOOKUP([.D137];[subfolders.$B$2:.$E$19];4;0))" office:value-type="string" office:string-value="LARGE">
            <text:p>LARGE</text:p>
          </table:table-cell>
          <table:table-cell table:style-name="Default" table:formula="of:=IF(ISERROR(VLOOKUP([.D137];[subfolders.$B$2:.$C$19];2;0));&quot;&quot;;VLOOKUP([.D137];[subfolders.$B$2:.$C$19];2;0))" office:value-type="string" office:string-value="28x28">
            <text:p>28x28</text:p>
          </table:table-cell>
          <table:table-cell table:style-name="Default" table:formula="of:=IF(ISERROR(VLOOKUP([.D137];[subfolders.$B$2:.$D$19];3;0));&quot;&quot;;VLOOKUP([.D137];[subfolders.$B$2:.$D$19];3;0))" office:value-type="string" office:string-value="28x28">
            <text:p>28x28</text:p>
          </table:table-cell>
          <table:table-cell table:formula="of:=IF([.G137]&lt;&gt;&quot;&quot;;LOWER([.B137])&amp;&quot;_&quot;&amp;LOWER([.C137])&amp;&quot;_&quot;&amp;[.G137]&amp;&quot;.&quot;&amp;[.I137];LOWER([.B137])&amp;&quot;_&quot;&amp;LOWER([.C137])&amp;&quot;_&quot;&amp;LOWER([.D137])&amp;&quot;.&quot;&amp;[.I137])" office:value-type="string" office:string-value="geda_mirror_28x28.png">
            <text:p>geda_mirror_28x2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MIRROR</text:p>
          </table:table-cell>
          <table:table-cell office:value-type="string">
            <text:p>XLARGE</text:p>
          </table:table-cell>
          <table:table-cell table:style-name="ce33" table:formula="of:=IF(ISERROR(VLOOKUP([.D138];[subfolders.$B$2:.$E$19];4;0));&quot;&quot;;VLOOKUP([.D138];[subfolders.$B$2:.$E$19];4;0))" office:value-type="string" office:string-value="XLARGE">
            <text:p>XLARGE</text:p>
          </table:table-cell>
          <table:table-cell table:style-name="Default" table:formula="of:=IF(ISERROR(VLOOKUP([.D138];[subfolders.$B$2:.$C$19];2;0));&quot;&quot;;VLOOKUP([.D138];[subfolders.$B$2:.$C$19];2;0))" office:value-type="string" office:string-value="32x32">
            <text:p>32x32</text:p>
          </table:table-cell>
          <table:table-cell table:style-name="Default" table:formula="of:=IF(ISERROR(VLOOKUP([.D138];[subfolders.$B$2:.$D$19];3;0));&quot;&quot;;VLOOKUP([.D138];[subfolders.$B$2:.$D$19];3;0))" office:value-type="string" office:string-value="32x32">
            <text:p>32x32</text:p>
          </table:table-cell>
          <table:table-cell table:formula="of:=IF([.G138]&lt;&gt;&quot;&quot;;LOWER([.B138])&amp;&quot;_&quot;&amp;LOWER([.C138])&amp;&quot;_&quot;&amp;[.G138]&amp;&quot;.&quot;&amp;[.I138];LOWER([.B138])&amp;&quot;_&quot;&amp;LOWER([.C138])&amp;&quot;_&quot;&amp;LOWER([.D138])&amp;&quot;.&quot;&amp;[.I138])" office:value-type="string" office:string-value="geda_mirror_32x32.png">
            <text:p>geda_mirror_32x3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MOVE</text:p>
          </table:table-cell>
          <table:table-cell office:value-type="string">
            <text:p>TINY</text:p>
          </table:table-cell>
          <table:table-cell table:style-name="ce33" table:formula="of:=IF(ISERROR(VLOOKUP([.D139];[subfolders.$B$2:.$E$19];4;0));&quot;&quot;;VLOOKUP([.D139];[subfolders.$B$2:.$E$19];4;0))" office:value-type="string" office:string-value="TINY">
            <text:p>TINY</text:p>
          </table:table-cell>
          <table:table-cell table:style-name="Default" table:formula="of:=IF(ISERROR(VLOOKUP([.D139];[subfolders.$B$2:.$C$19];2;0));&quot;&quot;;VLOOKUP([.D139];[subfolders.$B$2:.$C$19];2;0))" office:value-type="string" office:string-value="22x22">
            <text:p>22x22</text:p>
          </table:table-cell>
          <table:table-cell table:style-name="Default" table:formula="of:=IF(ISERROR(VLOOKUP([.D139];[subfolders.$B$2:.$D$19];3;0));&quot;&quot;;VLOOKUP([.D139];[subfolders.$B$2:.$D$19];3;0))" office:value-type="string" office:string-value="22x22">
            <text:p>22x22</text:p>
          </table:table-cell>
          <table:table-cell table:formula="of:=IF([.G139]&lt;&gt;&quot;&quot;;LOWER([.B139])&amp;&quot;_&quot;&amp;LOWER([.C139])&amp;&quot;_&quot;&amp;[.G139]&amp;&quot;.&quot;&amp;[.I139];LOWER([.B139])&amp;&quot;_&quot;&amp;LOWER([.C139])&amp;&quot;_&quot;&amp;LOWER([.D139])&amp;&quot;.&quot;&amp;[.I139])" office:value-type="string" office:string-value="geda_move_22x22.png">
            <text:p>geda_move_22x2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MOVE</text:p>
          </table:table-cell>
          <table:table-cell office:value-type="string">
            <text:p>SMALL</text:p>
          </table:table-cell>
          <table:table-cell table:style-name="ce33" table:formula="of:=IF(ISERROR(VLOOKUP([.D140];[subfolders.$B$2:.$E$19];4;0));&quot;&quot;;VLOOKUP([.D140];[subfolders.$B$2:.$E$19];4;0))" office:value-type="string" office:string-value="SMALL">
            <text:p>SMALL</text:p>
          </table:table-cell>
          <table:table-cell table:style-name="Default" table:formula="of:=IF(ISERROR(VLOOKUP([.D140];[subfolders.$B$2:.$C$19];2;0));&quot;&quot;;VLOOKUP([.D140];[subfolders.$B$2:.$C$19];2;0))" office:value-type="string" office:string-value="24x24">
            <text:p>24x24</text:p>
          </table:table-cell>
          <table:table-cell table:style-name="Default" table:formula="of:=IF(ISERROR(VLOOKUP([.D140];[subfolders.$B$2:.$D$19];3;0));&quot;&quot;;VLOOKUP([.D140];[subfolders.$B$2:.$D$19];3;0))" office:value-type="string" office:string-value="24x24">
            <text:p>24x24</text:p>
          </table:table-cell>
          <table:table-cell table:formula="of:=IF([.G140]&lt;&gt;&quot;&quot;;LOWER([.B140])&amp;&quot;_&quot;&amp;LOWER([.C140])&amp;&quot;_&quot;&amp;[.G140]&amp;&quot;.&quot;&amp;[.I140];LOWER([.B140])&amp;&quot;_&quot;&amp;LOWER([.C140])&amp;&quot;_&quot;&amp;LOWER([.D140])&amp;&quot;.&quot;&amp;[.I140])" office:value-type="string" office:string-value="geda_move_24x24.png">
            <text:p>geda_move_24x24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MOVE</text:p>
          </table:table-cell>
          <table:table-cell office:value-type="string">
            <text:p>MEDIUM</text:p>
          </table:table-cell>
          <table:table-cell table:style-name="ce33" table:formula="of:=IF(ISERROR(VLOOKUP([.D141];[subfolders.$B$2:.$E$19];4;0));&quot;&quot;;VLOOKUP([.D141];[subfolders.$B$2:.$E$19];4;0))" office:value-type="string" office:string-value="MEDIUM">
            <text:p>MEDIUM</text:p>
          </table:table-cell>
          <table:table-cell table:style-name="Default" table:formula="of:=IF(ISERROR(VLOOKUP([.D141];[subfolders.$B$2:.$C$19];2;0));&quot;&quot;;VLOOKUP([.D141];[subfolders.$B$2:.$C$19];2;0))" office:value-type="string" office:string-value="26x26">
            <text:p>26x26</text:p>
          </table:table-cell>
          <table:table-cell table:style-name="Default" table:formula="of:=IF(ISERROR(VLOOKUP([.D141];[subfolders.$B$2:.$D$19];3;0));&quot;&quot;;VLOOKUP([.D141];[subfolders.$B$2:.$D$19];3;0))" office:value-type="string" office:string-value="26x26">
            <text:p>26x26</text:p>
          </table:table-cell>
          <table:table-cell table:formula="of:=IF([.G141]&lt;&gt;&quot;&quot;;LOWER([.B141])&amp;&quot;_&quot;&amp;LOWER([.C141])&amp;&quot;_&quot;&amp;[.G141]&amp;&quot;.&quot;&amp;[.I141];LOWER([.B141])&amp;&quot;_&quot;&amp;LOWER([.C141])&amp;&quot;_&quot;&amp;LOWER([.D141])&amp;&quot;.&quot;&amp;[.I141])" office:value-type="string" office:string-value="geda_move_26x26.png">
            <text:p>geda_move_2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MOVE</text:p>
          </table:table-cell>
          <table:table-cell office:value-type="string">
            <text:p>LARGE</text:p>
          </table:table-cell>
          <table:table-cell table:style-name="ce33" table:formula="of:=IF(ISERROR(VLOOKUP([.D142];[subfolders.$B$2:.$E$19];4;0));&quot;&quot;;VLOOKUP([.D142];[subfolders.$B$2:.$E$19];4;0))" office:value-type="string" office:string-value="LARGE">
            <text:p>LARGE</text:p>
          </table:table-cell>
          <table:table-cell table:style-name="Default" table:formula="of:=IF(ISERROR(VLOOKUP([.D142];[subfolders.$B$2:.$C$19];2;0));&quot;&quot;;VLOOKUP([.D142];[subfolders.$B$2:.$C$19];2;0))" office:value-type="string" office:string-value="28x28">
            <text:p>28x28</text:p>
          </table:table-cell>
          <table:table-cell table:style-name="Default" table:formula="of:=IF(ISERROR(VLOOKUP([.D142];[subfolders.$B$2:.$D$19];3;0));&quot;&quot;;VLOOKUP([.D142];[subfolders.$B$2:.$D$19];3;0))" office:value-type="string" office:string-value="28x28">
            <text:p>28x28</text:p>
          </table:table-cell>
          <table:table-cell table:formula="of:=IF([.G142]&lt;&gt;&quot;&quot;;LOWER([.B142])&amp;&quot;_&quot;&amp;LOWER([.C142])&amp;&quot;_&quot;&amp;[.G142]&amp;&quot;.&quot;&amp;[.I142];LOWER([.B142])&amp;&quot;_&quot;&amp;LOWER([.C142])&amp;&quot;_&quot;&amp;LOWER([.D142])&amp;&quot;.&quot;&amp;[.I142])" office:value-type="string" office:string-value="geda_move_28x28.png">
            <text:p>geda_move_28x2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MOVE</text:p>
          </table:table-cell>
          <table:table-cell office:value-type="string">
            <text:p>XLARGE</text:p>
          </table:table-cell>
          <table:table-cell table:style-name="ce33" table:formula="of:=IF(ISERROR(VLOOKUP([.D143];[subfolders.$B$2:.$E$19];4;0));&quot;&quot;;VLOOKUP([.D143];[subfolders.$B$2:.$E$19];4;0))" office:value-type="string" office:string-value="XLARGE">
            <text:p>XLARGE</text:p>
          </table:table-cell>
          <table:table-cell table:style-name="Default" table:formula="of:=IF(ISERROR(VLOOKUP([.D143];[subfolders.$B$2:.$C$19];2;0));&quot;&quot;;VLOOKUP([.D143];[subfolders.$B$2:.$C$19];2;0))" office:value-type="string" office:string-value="32x32">
            <text:p>32x32</text:p>
          </table:table-cell>
          <table:table-cell table:style-name="Default" table:formula="of:=IF(ISERROR(VLOOKUP([.D143];[subfolders.$B$2:.$D$19];3;0));&quot;&quot;;VLOOKUP([.D143];[subfolders.$B$2:.$D$19];3;0))" office:value-type="string" office:string-value="32x32">
            <text:p>32x32</text:p>
          </table:table-cell>
          <table:table-cell table:formula="of:=IF([.G143]&lt;&gt;&quot;&quot;;LOWER([.B143])&amp;&quot;_&quot;&amp;LOWER([.C143])&amp;&quot;_&quot;&amp;[.G143]&amp;&quot;.&quot;&amp;[.I143];LOWER([.B143])&amp;&quot;_&quot;&amp;LOWER([.C143])&amp;&quot;_&quot;&amp;LOWER([.D143])&amp;&quot;.&quot;&amp;[.I143])" office:value-type="string" office:string-value="geda_move_32x32.png">
            <text:p>geda_move_32x3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MULTI</text:p>
          </table:table-cell>
          <table:table-cell office:value-type="string">
            <text:p>TINY</text:p>
          </table:table-cell>
          <table:table-cell table:style-name="ce33" table:formula="of:=IF(ISERROR(VLOOKUP([.D144];[subfolders.$B$2:.$E$19];4;0));&quot;&quot;;VLOOKUP([.D144];[subfolders.$B$2:.$E$19];4;0))" office:value-type="string" office:string-value="TINY">
            <text:p>TINY</text:p>
          </table:table-cell>
          <table:table-cell table:style-name="Default" table:formula="of:=IF(ISERROR(VLOOKUP([.D144];[subfolders.$B$2:.$C$19];2;0));&quot;&quot;;VLOOKUP([.D144];[subfolders.$B$2:.$C$19];2;0))" office:value-type="string" office:string-value="22x22">
            <text:p>22x22</text:p>
          </table:table-cell>
          <table:table-cell table:style-name="Default" table:formula="of:=IF(ISERROR(VLOOKUP([.D144];[subfolders.$B$2:.$D$19];3;0));&quot;&quot;;VLOOKUP([.D144];[subfolders.$B$2:.$D$19];3;0))" office:value-type="string" office:string-value="22x22">
            <text:p>22x22</text:p>
          </table:table-cell>
          <table:table-cell table:formula="of:=IF([.G144]&lt;&gt;&quot;&quot;;LOWER([.B144])&amp;&quot;_&quot;&amp;LOWER([.C144])&amp;&quot;_&quot;&amp;[.G144]&amp;&quot;.&quot;&amp;[.I144];LOWER([.B144])&amp;&quot;_&quot;&amp;LOWER([.C144])&amp;&quot;_&quot;&amp;LOWER([.D144])&amp;&quot;.&quot;&amp;[.I144])" office:value-type="string" office:string-value="geda_multi_22x22.png">
            <text:p>geda_multi_22x2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MULTI</text:p>
          </table:table-cell>
          <table:table-cell office:value-type="string">
            <text:p>SMALL</text:p>
          </table:table-cell>
          <table:table-cell table:style-name="ce33" table:formula="of:=IF(ISERROR(VLOOKUP([.D145];[subfolders.$B$2:.$E$19];4;0));&quot;&quot;;VLOOKUP([.D145];[subfolders.$B$2:.$E$19];4;0))" office:value-type="string" office:string-value="SMALL">
            <text:p>SMALL</text:p>
          </table:table-cell>
          <table:table-cell table:style-name="Default" table:formula="of:=IF(ISERROR(VLOOKUP([.D145];[subfolders.$B$2:.$C$19];2;0));&quot;&quot;;VLOOKUP([.D145];[subfolders.$B$2:.$C$19];2;0))" office:value-type="string" office:string-value="24x24">
            <text:p>24x24</text:p>
          </table:table-cell>
          <table:table-cell table:style-name="Default" table:formula="of:=IF(ISERROR(VLOOKUP([.D145];[subfolders.$B$2:.$D$19];3;0));&quot;&quot;;VLOOKUP([.D145];[subfolders.$B$2:.$D$19];3;0))" office:value-type="string" office:string-value="24x24">
            <text:p>24x24</text:p>
          </table:table-cell>
          <table:table-cell table:formula="of:=IF([.G145]&lt;&gt;&quot;&quot;;LOWER([.B145])&amp;&quot;_&quot;&amp;LOWER([.C145])&amp;&quot;_&quot;&amp;[.G145]&amp;&quot;.&quot;&amp;[.I145];LOWER([.B145])&amp;&quot;_&quot;&amp;LOWER([.C145])&amp;&quot;_&quot;&amp;LOWER([.D145])&amp;&quot;.&quot;&amp;[.I145])" office:value-type="string" office:string-value="geda_multi_24x24.png">
            <text:p>geda_multi_24x24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MULTI</text:p>
          </table:table-cell>
          <table:table-cell office:value-type="string">
            <text:p>MEDIUM</text:p>
          </table:table-cell>
          <table:table-cell table:style-name="ce33" table:formula="of:=IF(ISERROR(VLOOKUP([.D146];[subfolders.$B$2:.$E$19];4;0));&quot;&quot;;VLOOKUP([.D146];[subfolders.$B$2:.$E$19];4;0))" office:value-type="string" office:string-value="MEDIUM">
            <text:p>MEDIUM</text:p>
          </table:table-cell>
          <table:table-cell table:style-name="Default" table:formula="of:=IF(ISERROR(VLOOKUP([.D146];[subfolders.$B$2:.$C$19];2;0));&quot;&quot;;VLOOKUP([.D146];[subfolders.$B$2:.$C$19];2;0))" office:value-type="string" office:string-value="26x26">
            <text:p>26x26</text:p>
          </table:table-cell>
          <table:table-cell table:style-name="Default" table:formula="of:=IF(ISERROR(VLOOKUP([.D146];[subfolders.$B$2:.$D$19];3;0));&quot;&quot;;VLOOKUP([.D146];[subfolders.$B$2:.$D$19];3;0))" office:value-type="string" office:string-value="26x26">
            <text:p>26x26</text:p>
          </table:table-cell>
          <table:table-cell table:formula="of:=IF([.G146]&lt;&gt;&quot;&quot;;LOWER([.B146])&amp;&quot;_&quot;&amp;LOWER([.C146])&amp;&quot;_&quot;&amp;[.G146]&amp;&quot;.&quot;&amp;[.I146];LOWER([.B146])&amp;&quot;_&quot;&amp;LOWER([.C146])&amp;&quot;_&quot;&amp;LOWER([.D146])&amp;&quot;.&quot;&amp;[.I146])" office:value-type="string" office:string-value="geda_multi_26x26.png">
            <text:p>geda_multi_2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MULTI</text:p>
          </table:table-cell>
          <table:table-cell office:value-type="string">
            <text:p>LARGE</text:p>
          </table:table-cell>
          <table:table-cell table:style-name="ce33" table:formula="of:=IF(ISERROR(VLOOKUP([.D147];[subfolders.$B$2:.$E$19];4;0));&quot;&quot;;VLOOKUP([.D147];[subfolders.$B$2:.$E$19];4;0))" office:value-type="string" office:string-value="LARGE">
            <text:p>LARGE</text:p>
          </table:table-cell>
          <table:table-cell table:style-name="Default" table:formula="of:=IF(ISERROR(VLOOKUP([.D147];[subfolders.$B$2:.$C$19];2;0));&quot;&quot;;VLOOKUP([.D147];[subfolders.$B$2:.$C$19];2;0))" office:value-type="string" office:string-value="28x28">
            <text:p>28x28</text:p>
          </table:table-cell>
          <table:table-cell table:style-name="Default" table:formula="of:=IF(ISERROR(VLOOKUP([.D147];[subfolders.$B$2:.$D$19];3;0));&quot;&quot;;VLOOKUP([.D147];[subfolders.$B$2:.$D$19];3;0))" office:value-type="string" office:string-value="28x28">
            <text:p>28x28</text:p>
          </table:table-cell>
          <table:table-cell table:formula="of:=IF([.G147]&lt;&gt;&quot;&quot;;LOWER([.B147])&amp;&quot;_&quot;&amp;LOWER([.C147])&amp;&quot;_&quot;&amp;[.G147]&amp;&quot;.&quot;&amp;[.I147];LOWER([.B147])&amp;&quot;_&quot;&amp;LOWER([.C147])&amp;&quot;_&quot;&amp;LOWER([.D147])&amp;&quot;.&quot;&amp;[.I147])" office:value-type="string" office:string-value="geda_multi_28x28.png">
            <text:p>geda_multi_28x2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MULTI</text:p>
          </table:table-cell>
          <table:table-cell office:value-type="string">
            <text:p>XLARGE</text:p>
          </table:table-cell>
          <table:table-cell table:style-name="ce33" table:formula="of:=IF(ISERROR(VLOOKUP([.D148];[subfolders.$B$2:.$E$19];4;0));&quot;&quot;;VLOOKUP([.D148];[subfolders.$B$2:.$E$19];4;0))" office:value-type="string" office:string-value="XLARGE">
            <text:p>XLARGE</text:p>
          </table:table-cell>
          <table:table-cell table:style-name="Default" table:formula="of:=IF(ISERROR(VLOOKUP([.D148];[subfolders.$B$2:.$C$19];2;0));&quot;&quot;;VLOOKUP([.D148];[subfolders.$B$2:.$C$19];2;0))" office:value-type="string" office:string-value="32x32">
            <text:p>32x32</text:p>
          </table:table-cell>
          <table:table-cell table:style-name="Default" table:formula="of:=IF(ISERROR(VLOOKUP([.D148];[subfolders.$B$2:.$D$19];3;0));&quot;&quot;;VLOOKUP([.D148];[subfolders.$B$2:.$D$19];3;0))" office:value-type="string" office:string-value="32x32">
            <text:p>32x32</text:p>
          </table:table-cell>
          <table:table-cell table:formula="of:=IF([.G148]&lt;&gt;&quot;&quot;;LOWER([.B148])&amp;&quot;_&quot;&amp;LOWER([.C148])&amp;&quot;_&quot;&amp;[.G148]&amp;&quot;.&quot;&amp;[.I148];LOWER([.B148])&amp;&quot;_&quot;&amp;LOWER([.C148])&amp;&quot;_&quot;&amp;LOWER([.D148])&amp;&quot;.&quot;&amp;[.I148])" office:value-type="string" office:string-value="geda_multi_32x32.png">
            <text:p>geda_multi_32x3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NAME_TAG</text:p>
          </table:table-cell>
          <table:table-cell office:value-type="string">
            <text:p>MINI</text:p>
          </table:table-cell>
          <table:table-cell table:style-name="ce33" table:formula="of:=IF(ISERROR(VLOOKUP([.D149];[subfolders.$B$2:.$E$19];4;0));&quot;&quot;;VLOOKUP([.D149];[subfolders.$B$2:.$E$19];4;0))" office:value-type="string" office:string-value="MINI">
            <text:p>MINI</text:p>
          </table:table-cell>
          <table:table-cell table:style-name="Default" table:formula="of:=IF(ISERROR(VLOOKUP([.D149];[subfolders.$B$2:.$C$19];2;0));&quot;&quot;;VLOOKUP([.D149];[subfolders.$B$2:.$C$19];2;0))" office:value-type="string" office:string-value="16x16">
            <text:p>16x16</text:p>
          </table:table-cell>
          <table:table-cell table:style-name="Default" table:formula="of:=IF(ISERROR(VLOOKUP([.D149];[subfolders.$B$2:.$D$19];3;0));&quot;&quot;;VLOOKUP([.D149];[subfolders.$B$2:.$D$19];3;0))" office:value-type="string" office:string-value="16x16">
            <text:p>16x16</text:p>
          </table:table-cell>
          <table:table-cell table:formula="of:=IF([.G149]&lt;&gt;&quot;&quot;;LOWER([.B149])&amp;&quot;_&quot;&amp;LOWER([.C149])&amp;&quot;_&quot;&amp;[.G149]&amp;&quot;.&quot;&amp;[.I149];LOWER([.B149])&amp;&quot;_&quot;&amp;LOWER([.C149])&amp;&quot;_&quot;&amp;LOWER([.D149])&amp;&quot;.&quot;&amp;[.I149])" office:value-type="string" office:string-value="geda_name_tag_16x16.xpm">
            <text:p>geda_name_tag_16x1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NAME_TAG</text:p>
          </table:table-cell>
          <table:table-cell office:value-type="string">
            <text:p>TINY</text:p>
          </table:table-cell>
          <table:table-cell table:style-name="ce33" table:formula="of:=IF(ISERROR(VLOOKUP([.D150];[subfolders.$B$2:.$E$19];4;0));&quot;&quot;;VLOOKUP([.D150];[subfolders.$B$2:.$E$19];4;0))" office:value-type="string" office:string-value="TINY">
            <text:p>TINY</text:p>
          </table:table-cell>
          <table:table-cell table:style-name="Default" table:formula="of:=IF(ISERROR(VLOOKUP([.D150];[subfolders.$B$2:.$C$19];2;0));&quot;&quot;;VLOOKUP([.D150];[subfolders.$B$2:.$C$19];2;0))" office:value-type="string" office:string-value="22x22">
            <text:p>22x22</text:p>
          </table:table-cell>
          <table:table-cell table:style-name="Default" table:formula="of:=IF(ISERROR(VLOOKUP([.D150];[subfolders.$B$2:.$D$19];3;0));&quot;&quot;;VLOOKUP([.D150];[subfolders.$B$2:.$D$19];3;0))" office:value-type="string" office:string-value="22x22">
            <text:p>22x22</text:p>
          </table:table-cell>
          <table:table-cell table:formula="of:=IF([.G150]&lt;&gt;&quot;&quot;;LOWER([.B150])&amp;&quot;_&quot;&amp;LOWER([.C150])&amp;&quot;_&quot;&amp;[.G150]&amp;&quot;.&quot;&amp;[.I150];LOWER([.B150])&amp;&quot;_&quot;&amp;LOWER([.C150])&amp;&quot;_&quot;&amp;LOWER([.D150])&amp;&quot;.&quot;&amp;[.I150])" office:value-type="string" office:string-value="geda_name_tag_22x22.xpm">
            <text:p>geda_name_tag_22x2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NAME_TAG</text:p>
          </table:table-cell>
          <table:table-cell office:value-type="string">
            <text:p>SMALL</text:p>
          </table:table-cell>
          <table:table-cell table:style-name="ce33" table:formula="of:=IF(ISERROR(VLOOKUP([.D151];[subfolders.$B$2:.$E$19];4;0));&quot;&quot;;VLOOKUP([.D151];[subfolders.$B$2:.$E$19];4;0))" office:value-type="string" office:string-value="SMALL">
            <text:p>SMALL</text:p>
          </table:table-cell>
          <table:table-cell table:style-name="Default" table:formula="of:=IF(ISERROR(VLOOKUP([.D151];[subfolders.$B$2:.$C$19];2;0));&quot;&quot;;VLOOKUP([.D151];[subfolders.$B$2:.$C$19];2;0))" office:value-type="string" office:string-value="24x24">
            <text:p>24x24</text:p>
          </table:table-cell>
          <table:table-cell table:style-name="Default" table:formula="of:=IF(ISERROR(VLOOKUP([.D151];[subfolders.$B$2:.$D$19];3;0));&quot;&quot;;VLOOKUP([.D151];[subfolders.$B$2:.$D$19];3;0))" office:value-type="string" office:string-value="24x24">
            <text:p>24x24</text:p>
          </table:table-cell>
          <table:table-cell table:formula="of:=IF([.G151]&lt;&gt;&quot;&quot;;LOWER([.B151])&amp;&quot;_&quot;&amp;LOWER([.C151])&amp;&quot;_&quot;&amp;[.G151]&amp;&quot;.&quot;&amp;[.I151];LOWER([.B151])&amp;&quot;_&quot;&amp;LOWER([.C151])&amp;&quot;_&quot;&amp;LOWER([.D151])&amp;&quot;.&quot;&amp;[.I151])" office:value-type="string" office:string-value="geda_name_tag_24x24.xpm">
            <text:p>geda_name_tag_24x24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NAME_TAG</text:p>
          </table:table-cell>
          <table:table-cell office:value-type="string">
            <text:p>MEDIUM</text:p>
          </table:table-cell>
          <table:table-cell table:style-name="ce33" table:formula="of:=IF(ISERROR(VLOOKUP([.D152];[subfolders.$B$2:.$E$19];4;0));&quot;&quot;;VLOOKUP([.D152];[subfolders.$B$2:.$E$19];4;0))" office:value-type="string" office:string-value="MEDIUM">
            <text:p>MEDIUM</text:p>
          </table:table-cell>
          <table:table-cell table:style-name="Default" table:formula="of:=IF(ISERROR(VLOOKUP([.D152];[subfolders.$B$2:.$C$19];2;0));&quot;&quot;;VLOOKUP([.D152];[subfolders.$B$2:.$C$19];2;0))" office:value-type="string" office:string-value="26x26">
            <text:p>26x26</text:p>
          </table:table-cell>
          <table:table-cell table:style-name="Default" table:formula="of:=IF(ISERROR(VLOOKUP([.D152];[subfolders.$B$2:.$D$19];3;0));&quot;&quot;;VLOOKUP([.D152];[subfolders.$B$2:.$D$19];3;0))" office:value-type="string" office:string-value="26x26">
            <text:p>26x26</text:p>
          </table:table-cell>
          <table:table-cell table:formula="of:=IF([.G152]&lt;&gt;&quot;&quot;;LOWER([.B152])&amp;&quot;_&quot;&amp;LOWER([.C152])&amp;&quot;_&quot;&amp;[.G152]&amp;&quot;.&quot;&amp;[.I152];LOWER([.B152])&amp;&quot;_&quot;&amp;LOWER([.C152])&amp;&quot;_&quot;&amp;LOWER([.D152])&amp;&quot;.&quot;&amp;[.I152])" office:value-type="string" office:string-value="geda_name_tag_26x26.xpm">
            <text:p>geda_name_tag_26x2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NAME_TAG</text:p>
          </table:table-cell>
          <table:table-cell office:value-type="string">
            <text:p>LARGE</text:p>
          </table:table-cell>
          <table:table-cell table:style-name="ce33" table:formula="of:=IF(ISERROR(VLOOKUP([.D153];[subfolders.$B$2:.$E$19];4;0));&quot;&quot;;VLOOKUP([.D153];[subfolders.$B$2:.$E$19];4;0))" office:value-type="string" office:string-value="LARGE">
            <text:p>LARGE</text:p>
          </table:table-cell>
          <table:table-cell table:style-name="Default" table:formula="of:=IF(ISERROR(VLOOKUP([.D153];[subfolders.$B$2:.$C$19];2;0));&quot;&quot;;VLOOKUP([.D153];[subfolders.$B$2:.$C$19];2;0))" office:value-type="string" office:string-value="28x28">
            <text:p>28x28</text:p>
          </table:table-cell>
          <table:table-cell table:style-name="Default" table:formula="of:=IF(ISERROR(VLOOKUP([.D153];[subfolders.$B$2:.$D$19];3;0));&quot;&quot;;VLOOKUP([.D153];[subfolders.$B$2:.$D$19];3;0))" office:value-type="string" office:string-value="28x28">
            <text:p>28x28</text:p>
          </table:table-cell>
          <table:table-cell table:formula="of:=IF([.G153]&lt;&gt;&quot;&quot;;LOWER([.B153])&amp;&quot;_&quot;&amp;LOWER([.C153])&amp;&quot;_&quot;&amp;[.G153]&amp;&quot;.&quot;&amp;[.I153];LOWER([.B153])&amp;&quot;_&quot;&amp;LOWER([.C153])&amp;&quot;_&quot;&amp;LOWER([.D153])&amp;&quot;.&quot;&amp;[.I153])" office:value-type="string" office:string-value="geda_name_tag_28x28.xpm">
            <text:p>geda_name_tag_28x28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NAME_TAG</text:p>
          </table:table-cell>
          <table:table-cell office:value-type="string">
            <text:p>XLARGE</text:p>
          </table:table-cell>
          <table:table-cell table:style-name="ce33" table:formula="of:=IF(ISERROR(VLOOKUP([.D154];[subfolders.$B$2:.$E$19];4;0));&quot;&quot;;VLOOKUP([.D154];[subfolders.$B$2:.$E$19];4;0))" office:value-type="string" office:string-value="XLARGE">
            <text:p>XLARGE</text:p>
          </table:table-cell>
          <table:table-cell table:style-name="Default" table:formula="of:=IF(ISERROR(VLOOKUP([.D154];[subfolders.$B$2:.$C$19];2;0));&quot;&quot;;VLOOKUP([.D154];[subfolders.$B$2:.$C$19];2;0))" office:value-type="string" office:string-value="32x32">
            <text:p>32x32</text:p>
          </table:table-cell>
          <table:table-cell table:style-name="Default" table:formula="of:=IF(ISERROR(VLOOKUP([.D154];[subfolders.$B$2:.$D$19];3;0));&quot;&quot;;VLOOKUP([.D154];[subfolders.$B$2:.$D$19];3;0))" office:value-type="string" office:string-value="32x32">
            <text:p>32x32</text:p>
          </table:table-cell>
          <table:table-cell table:formula="of:=IF([.G154]&lt;&gt;&quot;&quot;;LOWER([.B154])&amp;&quot;_&quot;&amp;LOWER([.C154])&amp;&quot;_&quot;&amp;[.G154]&amp;&quot;.&quot;&amp;[.I154];LOWER([.B154])&amp;&quot;_&quot;&amp;LOWER([.C154])&amp;&quot;_&quot;&amp;LOWER([.D154])&amp;&quot;.&quot;&amp;[.I154])" office:value-type="string" office:string-value="geda_name_tag_32x32.xpm">
            <text:p>geda_name_tag_32x3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NAME_TAG</text:p>
          </table:table-cell>
          <table:table-cell office:value-type="string">
            <text:p>XXLARGE</text:p>
          </table:table-cell>
          <table:table-cell table:style-name="ce33" table:formula="of:=IF(ISERROR(VLOOKUP([.D155];[subfolders.$B$2:.$E$19];4;0));&quot;&quot;;VLOOKUP([.D155];[subfolders.$B$2:.$E$19];4;0))" office:value-type="string" office:string-value="XXLARGE">
            <text:p>XXLARGE</text:p>
          </table:table-cell>
          <table:table-cell table:style-name="Default" table:formula="of:=IF(ISERROR(VLOOKUP([.D155];[subfolders.$B$2:.$C$19];2;0));&quot;&quot;;VLOOKUP([.D155];[subfolders.$B$2:.$C$19];2;0))" office:value-type="string" office:string-value="36x36">
            <text:p>36x36</text:p>
          </table:table-cell>
          <table:table-cell table:style-name="Default" table:formula="of:=IF(ISERROR(VLOOKUP([.D155];[subfolders.$B$2:.$D$19];3;0));&quot;&quot;;VLOOKUP([.D155];[subfolders.$B$2:.$D$19];3;0))" office:value-type="string" office:string-value="36x36">
            <text:p>36x36</text:p>
          </table:table-cell>
          <table:table-cell table:formula="of:=IF([.G155]&lt;&gt;&quot;&quot;;LOWER([.B155])&amp;&quot;_&quot;&amp;LOWER([.C155])&amp;&quot;_&quot;&amp;[.G155]&amp;&quot;.&quot;&amp;[.I155];LOWER([.B155])&amp;&quot;_&quot;&amp;LOWER([.C155])&amp;&quot;_&quot;&amp;LOWER([.D155])&amp;&quot;.&quot;&amp;[.I155])" office:value-type="string" office:string-value="geda_name_tag_36x36.xpm">
            <text:p>geda_name_tag_36x3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NAME_VALUE</text:p>
          </table:table-cell>
          <table:table-cell office:value-type="string">
            <text:p>TINY</text:p>
          </table:table-cell>
          <table:table-cell table:style-name="ce33" table:formula="of:=IF(ISERROR(VLOOKUP([.D156];[subfolders.$B$2:.$E$19];4;0));&quot;&quot;;VLOOKUP([.D156];[subfolders.$B$2:.$E$19];4;0))" office:value-type="string" office:string-value="TINY">
            <text:p>TINY</text:p>
          </table:table-cell>
          <table:table-cell table:style-name="Default" table:formula="of:=IF(ISERROR(VLOOKUP([.D156];[subfolders.$B$2:.$C$19];2;0));&quot;&quot;;VLOOKUP([.D156];[subfolders.$B$2:.$C$19];2;0))" office:value-type="string" office:string-value="22x22">
            <text:p>22x22</text:p>
          </table:table-cell>
          <table:table-cell table:style-name="Default" table:formula="of:=IF(ISERROR(VLOOKUP([.D156];[subfolders.$B$2:.$D$19];3;0));&quot;&quot;;VLOOKUP([.D156];[subfolders.$B$2:.$D$19];3;0))" office:value-type="string" office:string-value="22x22">
            <text:p>22x22</text:p>
          </table:table-cell>
          <table:table-cell table:formula="of:=IF([.G156]&lt;&gt;&quot;&quot;;LOWER([.B156])&amp;&quot;_&quot;&amp;LOWER([.C156])&amp;&quot;_&quot;&amp;[.G156]&amp;&quot;.&quot;&amp;[.I156];LOWER([.B156])&amp;&quot;_&quot;&amp;LOWER([.C156])&amp;&quot;_&quot;&amp;LOWER([.D156])&amp;&quot;.&quot;&amp;[.I156])" office:value-type="string" office:string-value="geda_name_value_22x22.xpm">
            <text:p>geda_name_value_22x2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NAME_VALUE</text:p>
          </table:table-cell>
          <table:table-cell office:value-type="string">
            <text:p>SMALL</text:p>
          </table:table-cell>
          <table:table-cell table:style-name="ce33" table:formula="of:=IF(ISERROR(VLOOKUP([.D157];[subfolders.$B$2:.$E$19];4;0));&quot;&quot;;VLOOKUP([.D157];[subfolders.$B$2:.$E$19];4;0))" office:value-type="string" office:string-value="SMALL">
            <text:p>SMALL</text:p>
          </table:table-cell>
          <table:table-cell table:style-name="Default" table:formula="of:=IF(ISERROR(VLOOKUP([.D157];[subfolders.$B$2:.$C$19];2;0));&quot;&quot;;VLOOKUP([.D157];[subfolders.$B$2:.$C$19];2;0))" office:value-type="string" office:string-value="24x24">
            <text:p>24x24</text:p>
          </table:table-cell>
          <table:table-cell table:style-name="Default" table:formula="of:=IF(ISERROR(VLOOKUP([.D157];[subfolders.$B$2:.$D$19];3;0));&quot;&quot;;VLOOKUP([.D157];[subfolders.$B$2:.$D$19];3;0))" office:value-type="string" office:string-value="24x24">
            <text:p>24x24</text:p>
          </table:table-cell>
          <table:table-cell table:formula="of:=IF([.G157]&lt;&gt;&quot;&quot;;LOWER([.B157])&amp;&quot;_&quot;&amp;LOWER([.C157])&amp;&quot;_&quot;&amp;[.G157]&amp;&quot;.&quot;&amp;[.I157];LOWER([.B157])&amp;&quot;_&quot;&amp;LOWER([.C157])&amp;&quot;_&quot;&amp;LOWER([.D157])&amp;&quot;.&quot;&amp;[.I157])" office:value-type="string" office:string-value="geda_name_value_24x24.xpm">
            <text:p>geda_name_value_24x24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NAME_VALUE</text:p>
          </table:table-cell>
          <table:table-cell office:value-type="string">
            <text:p>MEDIUM</text:p>
          </table:table-cell>
          <table:table-cell table:style-name="ce33" table:formula="of:=IF(ISERROR(VLOOKUP([.D158];[subfolders.$B$2:.$E$19];4;0));&quot;&quot;;VLOOKUP([.D158];[subfolders.$B$2:.$E$19];4;0))" office:value-type="string" office:string-value="MEDIUM">
            <text:p>MEDIUM</text:p>
          </table:table-cell>
          <table:table-cell table:style-name="Default" table:formula="of:=IF(ISERROR(VLOOKUP([.D158];[subfolders.$B$2:.$C$19];2;0));&quot;&quot;;VLOOKUP([.D158];[subfolders.$B$2:.$C$19];2;0))" office:value-type="string" office:string-value="26x26">
            <text:p>26x26</text:p>
          </table:table-cell>
          <table:table-cell table:style-name="Default" table:formula="of:=IF(ISERROR(VLOOKUP([.D158];[subfolders.$B$2:.$D$19];3;0));&quot;&quot;;VLOOKUP([.D158];[subfolders.$B$2:.$D$19];3;0))" office:value-type="string" office:string-value="26x26">
            <text:p>26x26</text:p>
          </table:table-cell>
          <table:table-cell table:formula="of:=IF([.G158]&lt;&gt;&quot;&quot;;LOWER([.B158])&amp;&quot;_&quot;&amp;LOWER([.C158])&amp;&quot;_&quot;&amp;[.G158]&amp;&quot;.&quot;&amp;[.I158];LOWER([.B158])&amp;&quot;_&quot;&amp;LOWER([.C158])&amp;&quot;_&quot;&amp;LOWER([.D158])&amp;&quot;.&quot;&amp;[.I158])" office:value-type="string" office:string-value="geda_name_value_26x26.xpm">
            <text:p>geda_name_value_26x2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NAME_VALUE</text:p>
          </table:table-cell>
          <table:table-cell office:value-type="string">
            <text:p>LARGE</text:p>
          </table:table-cell>
          <table:table-cell table:style-name="ce33" table:formula="of:=IF(ISERROR(VLOOKUP([.D159];[subfolders.$B$2:.$E$19];4;0));&quot;&quot;;VLOOKUP([.D159];[subfolders.$B$2:.$E$19];4;0))" office:value-type="string" office:string-value="LARGE">
            <text:p>LARGE</text:p>
          </table:table-cell>
          <table:table-cell table:style-name="Default" table:formula="of:=IF(ISERROR(VLOOKUP([.D159];[subfolders.$B$2:.$C$19];2;0));&quot;&quot;;VLOOKUP([.D159];[subfolders.$B$2:.$C$19];2;0))" office:value-type="string" office:string-value="28x28">
            <text:p>28x28</text:p>
          </table:table-cell>
          <table:table-cell table:style-name="Default" table:formula="of:=IF(ISERROR(VLOOKUP([.D159];[subfolders.$B$2:.$D$19];3;0));&quot;&quot;;VLOOKUP([.D159];[subfolders.$B$2:.$D$19];3;0))" office:value-type="string" office:string-value="28x28">
            <text:p>28x28</text:p>
          </table:table-cell>
          <table:table-cell table:formula="of:=IF([.G159]&lt;&gt;&quot;&quot;;LOWER([.B159])&amp;&quot;_&quot;&amp;LOWER([.C159])&amp;&quot;_&quot;&amp;[.G159]&amp;&quot;.&quot;&amp;[.I159];LOWER([.B159])&amp;&quot;_&quot;&amp;LOWER([.C159])&amp;&quot;_&quot;&amp;LOWER([.D159])&amp;&quot;.&quot;&amp;[.I159])" office:value-type="string" office:string-value="geda_name_value_28x28.xpm">
            <text:p>geda_name_value_28x28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NAME_VALUE</text:p>
          </table:table-cell>
          <table:table-cell office:value-type="string">
            <text:p>XLARGE</text:p>
          </table:table-cell>
          <table:table-cell table:style-name="ce33" table:formula="of:=IF(ISERROR(VLOOKUP([.D160];[subfolders.$B$2:.$E$19];4;0));&quot;&quot;;VLOOKUP([.D160];[subfolders.$B$2:.$E$19];4;0))" office:value-type="string" office:string-value="XLARGE">
            <text:p>XLARGE</text:p>
          </table:table-cell>
          <table:table-cell table:style-name="Default" table:formula="of:=IF(ISERROR(VLOOKUP([.D160];[subfolders.$B$2:.$C$19];2;0));&quot;&quot;;VLOOKUP([.D160];[subfolders.$B$2:.$C$19];2;0))" office:value-type="string" office:string-value="32x32">
            <text:p>32x32</text:p>
          </table:table-cell>
          <table:table-cell table:style-name="Default" table:formula="of:=IF(ISERROR(VLOOKUP([.D160];[subfolders.$B$2:.$D$19];3;0));&quot;&quot;;VLOOKUP([.D160];[subfolders.$B$2:.$D$19];3;0))" office:value-type="string" office:string-value="32x32">
            <text:p>32x32</text:p>
          </table:table-cell>
          <table:table-cell table:formula="of:=IF([.G160]&lt;&gt;&quot;&quot;;LOWER([.B160])&amp;&quot;_&quot;&amp;LOWER([.C160])&amp;&quot;_&quot;&amp;[.G160]&amp;&quot;.&quot;&amp;[.I160];LOWER([.B160])&amp;&quot;_&quot;&amp;LOWER([.C160])&amp;&quot;_&quot;&amp;LOWER([.D160])&amp;&quot;.&quot;&amp;[.I160])" office:value-type="string" office:string-value="geda_name_value_32x32.xpm">
            <text:p>geda_name_value_32x3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NAME_VALUE</text:p>
          </table:table-cell>
          <table:table-cell office:value-type="string">
            <text:p>XXLARGE</text:p>
          </table:table-cell>
          <table:table-cell table:style-name="ce33" table:formula="of:=IF(ISERROR(VLOOKUP([.D161];[subfolders.$B$2:.$E$19];4;0));&quot;&quot;;VLOOKUP([.D161];[subfolders.$B$2:.$E$19];4;0))" office:value-type="string" office:string-value="XXLARGE">
            <text:p>XXLARGE</text:p>
          </table:table-cell>
          <table:table-cell table:style-name="Default" table:formula="of:=IF(ISERROR(VLOOKUP([.D161];[subfolders.$B$2:.$C$19];2;0));&quot;&quot;;VLOOKUP([.D161];[subfolders.$B$2:.$C$19];2;0))" office:value-type="string" office:string-value="36x36">
            <text:p>36x36</text:p>
          </table:table-cell>
          <table:table-cell table:style-name="Default" table:formula="of:=IF(ISERROR(VLOOKUP([.D161];[subfolders.$B$2:.$D$19];3;0));&quot;&quot;;VLOOKUP([.D161];[subfolders.$B$2:.$D$19];3;0))" office:value-type="string" office:string-value="36x36">
            <text:p>36x36</text:p>
          </table:table-cell>
          <table:table-cell table:formula="of:=IF([.G161]&lt;&gt;&quot;&quot;;LOWER([.B161])&amp;&quot;_&quot;&amp;LOWER([.C161])&amp;&quot;_&quot;&amp;[.G161]&amp;&quot;.&quot;&amp;[.I161];LOWER([.B161])&amp;&quot;_&quot;&amp;LOWER([.C161])&amp;&quot;_&quot;&amp;LOWER([.D161])&amp;&quot;.&quot;&amp;[.I161])" office:value-type="string" office:string-value="geda_name_value_36x36.xpm">
            <text:p>geda_name_value_36x3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NUMBER</text:p>
          </table:table-cell>
          <table:table-cell office:value-type="string">
            <text:p>TINY</text:p>
          </table:table-cell>
          <table:table-cell table:style-name="ce33" table:formula="of:=IF(ISERROR(VLOOKUP([.D162];[subfolders.$B$2:.$E$19];4;0));&quot;&quot;;VLOOKUP([.D162];[subfolders.$B$2:.$E$19];4;0))" office:value-type="string" office:string-value="TINY">
            <text:p>TINY</text:p>
          </table:table-cell>
          <table:table-cell table:style-name="Default" table:formula="of:=IF(ISERROR(VLOOKUP([.D162];[subfolders.$B$2:.$C$19];2;0));&quot;&quot;;VLOOKUP([.D162];[subfolders.$B$2:.$C$19];2;0))" office:value-type="string" office:string-value="22x22">
            <text:p>22x22</text:p>
          </table:table-cell>
          <table:table-cell table:style-name="Default" table:formula="of:=IF(ISERROR(VLOOKUP([.D162];[subfolders.$B$2:.$D$19];3;0));&quot;&quot;;VLOOKUP([.D162];[subfolders.$B$2:.$D$19];3;0))" office:value-type="string" office:string-value="22x22">
            <text:p>22x22</text:p>
          </table:table-cell>
          <table:table-cell table:formula="of:=IF([.G162]&lt;&gt;&quot;&quot;;LOWER([.B162])&amp;&quot;_&quot;&amp;LOWER([.C162])&amp;&quot;_&quot;&amp;[.G162]&amp;&quot;.&quot;&amp;[.I162];LOWER([.B162])&amp;&quot;_&quot;&amp;LOWER([.C162])&amp;&quot;_&quot;&amp;LOWER([.D162])&amp;&quot;.&quot;&amp;[.I162])" office:value-type="string" office:string-value="geda_number_22x22.png">
            <text:p>geda_number_22x2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NUMBER</text:p>
          </table:table-cell>
          <table:table-cell office:value-type="string">
            <text:p>SMALL</text:p>
          </table:table-cell>
          <table:table-cell table:style-name="ce33" table:formula="of:=IF(ISERROR(VLOOKUP([.D163];[subfolders.$B$2:.$E$19];4;0));&quot;&quot;;VLOOKUP([.D163];[subfolders.$B$2:.$E$19];4;0))" office:value-type="string" office:string-value="SMALL">
            <text:p>SMALL</text:p>
          </table:table-cell>
          <table:table-cell table:style-name="Default" table:formula="of:=IF(ISERROR(VLOOKUP([.D163];[subfolders.$B$2:.$C$19];2;0));&quot;&quot;;VLOOKUP([.D163];[subfolders.$B$2:.$C$19];2;0))" office:value-type="string" office:string-value="24x24">
            <text:p>24x24</text:p>
          </table:table-cell>
          <table:table-cell table:style-name="Default" table:formula="of:=IF(ISERROR(VLOOKUP([.D163];[subfolders.$B$2:.$D$19];3;0));&quot;&quot;;VLOOKUP([.D163];[subfolders.$B$2:.$D$19];3;0))" office:value-type="string" office:string-value="24x24">
            <text:p>24x24</text:p>
          </table:table-cell>
          <table:table-cell table:formula="of:=IF([.G163]&lt;&gt;&quot;&quot;;LOWER([.B163])&amp;&quot;_&quot;&amp;LOWER([.C163])&amp;&quot;_&quot;&amp;[.G163]&amp;&quot;.&quot;&amp;[.I163];LOWER([.B163])&amp;&quot;_&quot;&amp;LOWER([.C163])&amp;&quot;_&quot;&amp;LOWER([.D163])&amp;&quot;.&quot;&amp;[.I163])" office:value-type="string" office:string-value="geda_number_24x24.png">
            <text:p>geda_number_24x24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NUMBER</text:p>
          </table:table-cell>
          <table:table-cell office:value-type="string">
            <text:p>MEDIUM</text:p>
          </table:table-cell>
          <table:table-cell table:style-name="ce33" table:formula="of:=IF(ISERROR(VLOOKUP([.D164];[subfolders.$B$2:.$E$19];4;0));&quot;&quot;;VLOOKUP([.D164];[subfolders.$B$2:.$E$19];4;0))" office:value-type="string" office:string-value="MEDIUM">
            <text:p>MEDIUM</text:p>
          </table:table-cell>
          <table:table-cell table:style-name="Default" table:formula="of:=IF(ISERROR(VLOOKUP([.D164];[subfolders.$B$2:.$C$19];2;0));&quot;&quot;;VLOOKUP([.D164];[subfolders.$B$2:.$C$19];2;0))" office:value-type="string" office:string-value="26x26">
            <text:p>26x26</text:p>
          </table:table-cell>
          <table:table-cell table:style-name="Default" table:formula="of:=IF(ISERROR(VLOOKUP([.D164];[subfolders.$B$2:.$D$19];3;0));&quot;&quot;;VLOOKUP([.D164];[subfolders.$B$2:.$D$19];3;0))" office:value-type="string" office:string-value="26x26">
            <text:p>26x26</text:p>
          </table:table-cell>
          <table:table-cell table:formula="of:=IF([.G164]&lt;&gt;&quot;&quot;;LOWER([.B164])&amp;&quot;_&quot;&amp;LOWER([.C164])&amp;&quot;_&quot;&amp;[.G164]&amp;&quot;.&quot;&amp;[.I164];LOWER([.B164])&amp;&quot;_&quot;&amp;LOWER([.C164])&amp;&quot;_&quot;&amp;LOWER([.D164])&amp;&quot;.&quot;&amp;[.I164])" office:value-type="string" office:string-value="geda_number_26x26.png">
            <text:p>geda_number_2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NUMBER</text:p>
          </table:table-cell>
          <table:table-cell office:value-type="string">
            <text:p>LARGE</text:p>
          </table:table-cell>
          <table:table-cell table:style-name="ce33" table:formula="of:=IF(ISERROR(VLOOKUP([.D165];[subfolders.$B$2:.$E$19];4;0));&quot;&quot;;VLOOKUP([.D165];[subfolders.$B$2:.$E$19];4;0))" office:value-type="string" office:string-value="LARGE">
            <text:p>LARGE</text:p>
          </table:table-cell>
          <table:table-cell table:style-name="Default" table:formula="of:=IF(ISERROR(VLOOKUP([.D165];[subfolders.$B$2:.$C$19];2;0));&quot;&quot;;VLOOKUP([.D165];[subfolders.$B$2:.$C$19];2;0))" office:value-type="string" office:string-value="28x28">
            <text:p>28x28</text:p>
          </table:table-cell>
          <table:table-cell table:style-name="Default" table:formula="of:=IF(ISERROR(VLOOKUP([.D165];[subfolders.$B$2:.$D$19];3;0));&quot;&quot;;VLOOKUP([.D165];[subfolders.$B$2:.$D$19];3;0))" office:value-type="string" office:string-value="28x28">
            <text:p>28x28</text:p>
          </table:table-cell>
          <table:table-cell table:formula="of:=IF([.G165]&lt;&gt;&quot;&quot;;LOWER([.B165])&amp;&quot;_&quot;&amp;LOWER([.C165])&amp;&quot;_&quot;&amp;[.G165]&amp;&quot;.&quot;&amp;[.I165];LOWER([.B165])&amp;&quot;_&quot;&amp;LOWER([.C165])&amp;&quot;_&quot;&amp;LOWER([.D165])&amp;&quot;.&quot;&amp;[.I165])" office:value-type="string" office:string-value="geda_number_28x28.png">
            <text:p>geda_number_28x2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NUMBER</text:p>
          </table:table-cell>
          <table:table-cell office:value-type="string">
            <text:p>XLARGE</text:p>
          </table:table-cell>
          <table:table-cell table:style-name="ce33" table:formula="of:=IF(ISERROR(VLOOKUP([.D166];[subfolders.$B$2:.$E$19];4;0));&quot;&quot;;VLOOKUP([.D166];[subfolders.$B$2:.$E$19];4;0))" office:value-type="string" office:string-value="XLARGE">
            <text:p>XLARGE</text:p>
          </table:table-cell>
          <table:table-cell table:style-name="Default" table:formula="of:=IF(ISERROR(VLOOKUP([.D166];[subfolders.$B$2:.$C$19];2;0));&quot;&quot;;VLOOKUP([.D166];[subfolders.$B$2:.$C$19];2;0))" office:value-type="string" office:string-value="32x32">
            <text:p>32x32</text:p>
          </table:table-cell>
          <table:table-cell table:style-name="Default" table:formula="of:=IF(ISERROR(VLOOKUP([.D166];[subfolders.$B$2:.$D$19];3;0));&quot;&quot;;VLOOKUP([.D166];[subfolders.$B$2:.$D$19];3;0))" office:value-type="string" office:string-value="32x32">
            <text:p>32x32</text:p>
          </table:table-cell>
          <table:table-cell table:formula="of:=IF([.G166]&lt;&gt;&quot;&quot;;LOWER([.B166])&amp;&quot;_&quot;&amp;LOWER([.C166])&amp;&quot;_&quot;&amp;[.G166]&amp;&quot;.&quot;&amp;[.I166];LOWER([.B166])&amp;&quot;_&quot;&amp;LOWER([.C166])&amp;&quot;_&quot;&amp;LOWER([.D166])&amp;&quot;.&quot;&amp;[.I166])" office:value-type="string" office:string-value="geda_number_32x32.png">
            <text:p>geda_number_32x3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PIN</text:p>
          </table:table-cell>
          <table:table-cell office:value-type="string">
            <text:p>TINY</text:p>
          </table:table-cell>
          <table:table-cell table:style-name="ce33" table:formula="of:=IF(ISERROR(VLOOKUP([.D167];[subfolders.$B$2:.$E$19];4;0));&quot;&quot;;VLOOKUP([.D167];[subfolders.$B$2:.$E$19];4;0))" office:value-type="string" office:string-value="TINY">
            <text:p>TINY</text:p>
          </table:table-cell>
          <table:table-cell table:style-name="Default" table:formula="of:=IF(ISERROR(VLOOKUP([.D167];[subfolders.$B$2:.$C$19];2;0));&quot;&quot;;VLOOKUP([.D167];[subfolders.$B$2:.$C$19];2;0))" office:value-type="string" office:string-value="22x22">
            <text:p>22x22</text:p>
          </table:table-cell>
          <table:table-cell table:style-name="Default" table:formula="of:=IF(ISERROR(VLOOKUP([.D167];[subfolders.$B$2:.$D$19];3;0));&quot;&quot;;VLOOKUP([.D167];[subfolders.$B$2:.$D$19];3;0))" office:value-type="string" office:string-value="22x22">
            <text:p>22x22</text:p>
          </table:table-cell>
          <table:table-cell table:formula="of:=IF([.G167]&lt;&gt;&quot;&quot;;LOWER([.B167])&amp;&quot;_&quot;&amp;LOWER([.C167])&amp;&quot;_&quot;&amp;[.G167]&amp;&quot;.&quot;&amp;[.I167];LOWER([.B167])&amp;&quot;_&quot;&amp;LOWER([.C167])&amp;&quot;_&quot;&amp;LOWER([.D167])&amp;&quot;.&quot;&amp;[.I167])" office:value-type="string" office:string-value="geda_pin_22x22.png">
            <text:p>geda_pin_22x2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PIN</text:p>
          </table:table-cell>
          <table:table-cell office:value-type="string">
            <text:p>SMALL</text:p>
          </table:table-cell>
          <table:table-cell table:style-name="ce33" table:formula="of:=IF(ISERROR(VLOOKUP([.D168];[subfolders.$B$2:.$E$19];4;0));&quot;&quot;;VLOOKUP([.D168];[subfolders.$B$2:.$E$19];4;0))" office:value-type="string" office:string-value="SMALL">
            <text:p>SMALL</text:p>
          </table:table-cell>
          <table:table-cell table:style-name="Default" table:formula="of:=IF(ISERROR(VLOOKUP([.D168];[subfolders.$B$2:.$C$19];2;0));&quot;&quot;;VLOOKUP([.D168];[subfolders.$B$2:.$C$19];2;0))" office:value-type="string" office:string-value="24x24">
            <text:p>24x24</text:p>
          </table:table-cell>
          <table:table-cell table:style-name="Default" table:formula="of:=IF(ISERROR(VLOOKUP([.D168];[subfolders.$B$2:.$D$19];3;0));&quot;&quot;;VLOOKUP([.D168];[subfolders.$B$2:.$D$19];3;0))" office:value-type="string" office:string-value="24x24">
            <text:p>24x24</text:p>
          </table:table-cell>
          <table:table-cell table:formula="of:=IF([.G168]&lt;&gt;&quot;&quot;;LOWER([.B168])&amp;&quot;_&quot;&amp;LOWER([.C168])&amp;&quot;_&quot;&amp;[.G168]&amp;&quot;.&quot;&amp;[.I168];LOWER([.B168])&amp;&quot;_&quot;&amp;LOWER([.C168])&amp;&quot;_&quot;&amp;LOWER([.D168])&amp;&quot;.&quot;&amp;[.I168])" office:value-type="string" office:string-value="geda_pin_24x24.png">
            <text:p>geda_pin_24x24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PIN</text:p>
          </table:table-cell>
          <table:table-cell office:value-type="string">
            <text:p>MEDIUM</text:p>
          </table:table-cell>
          <table:table-cell table:style-name="ce33" table:formula="of:=IF(ISERROR(VLOOKUP([.D169];[subfolders.$B$2:.$E$19];4;0));&quot;&quot;;VLOOKUP([.D169];[subfolders.$B$2:.$E$19];4;0))" office:value-type="string" office:string-value="MEDIUM">
            <text:p>MEDIUM</text:p>
          </table:table-cell>
          <table:table-cell table:style-name="Default" table:formula="of:=IF(ISERROR(VLOOKUP([.D169];[subfolders.$B$2:.$C$19];2;0));&quot;&quot;;VLOOKUP([.D169];[subfolders.$B$2:.$C$19];2;0))" office:value-type="string" office:string-value="26x26">
            <text:p>26x26</text:p>
          </table:table-cell>
          <table:table-cell table:style-name="Default" table:formula="of:=IF(ISERROR(VLOOKUP([.D169];[subfolders.$B$2:.$D$19];3;0));&quot;&quot;;VLOOKUP([.D169];[subfolders.$B$2:.$D$19];3;0))" office:value-type="string" office:string-value="26x26">
            <text:p>26x26</text:p>
          </table:table-cell>
          <table:table-cell table:formula="of:=IF([.G169]&lt;&gt;&quot;&quot;;LOWER([.B169])&amp;&quot;_&quot;&amp;LOWER([.C169])&amp;&quot;_&quot;&amp;[.G169]&amp;&quot;.&quot;&amp;[.I169];LOWER([.B169])&amp;&quot;_&quot;&amp;LOWER([.C169])&amp;&quot;_&quot;&amp;LOWER([.D169])&amp;&quot;.&quot;&amp;[.I169])" office:value-type="string" office:string-value="geda_pin_26x26.png">
            <text:p>geda_pin_2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PIN</text:p>
          </table:table-cell>
          <table:table-cell office:value-type="string">
            <text:p>LARGE</text:p>
          </table:table-cell>
          <table:table-cell table:style-name="ce33" table:formula="of:=IF(ISERROR(VLOOKUP([.D170];[subfolders.$B$2:.$E$19];4;0));&quot;&quot;;VLOOKUP([.D170];[subfolders.$B$2:.$E$19];4;0))" office:value-type="string" office:string-value="LARGE">
            <text:p>LARGE</text:p>
          </table:table-cell>
          <table:table-cell table:style-name="Default" table:formula="of:=IF(ISERROR(VLOOKUP([.D170];[subfolders.$B$2:.$C$19];2;0));&quot;&quot;;VLOOKUP([.D170];[subfolders.$B$2:.$C$19];2;0))" office:value-type="string" office:string-value="28x28">
            <text:p>28x28</text:p>
          </table:table-cell>
          <table:table-cell table:style-name="Default" table:formula="of:=IF(ISERROR(VLOOKUP([.D170];[subfolders.$B$2:.$D$19];3;0));&quot;&quot;;VLOOKUP([.D170];[subfolders.$B$2:.$D$19];3;0))" office:value-type="string" office:string-value="28x28">
            <text:p>28x28</text:p>
          </table:table-cell>
          <table:table-cell table:formula="of:=IF([.G170]&lt;&gt;&quot;&quot;;LOWER([.B170])&amp;&quot;_&quot;&amp;LOWER([.C170])&amp;&quot;_&quot;&amp;[.G170]&amp;&quot;.&quot;&amp;[.I170];LOWER([.B170])&amp;&quot;_&quot;&amp;LOWER([.C170])&amp;&quot;_&quot;&amp;LOWER([.D170])&amp;&quot;.&quot;&amp;[.I170])" office:value-type="string" office:string-value="geda_pin_28x28.png">
            <text:p>geda_pin_28x2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PIN</text:p>
          </table:table-cell>
          <table:table-cell office:value-type="string">
            <text:p>XLARGE</text:p>
          </table:table-cell>
          <table:table-cell table:style-name="ce33" table:formula="of:=IF(ISERROR(VLOOKUP([.D171];[subfolders.$B$2:.$E$19];4;0));&quot;&quot;;VLOOKUP([.D171];[subfolders.$B$2:.$E$19];4;0))" office:value-type="string" office:string-value="XLARGE">
            <text:p>XLARGE</text:p>
          </table:table-cell>
          <table:table-cell table:style-name="Default" table:formula="of:=IF(ISERROR(VLOOKUP([.D171];[subfolders.$B$2:.$C$19];2;0));&quot;&quot;;VLOOKUP([.D171];[subfolders.$B$2:.$C$19];2;0))" office:value-type="string" office:string-value="32x32">
            <text:p>32x32</text:p>
          </table:table-cell>
          <table:table-cell table:style-name="Default" table:formula="of:=IF(ISERROR(VLOOKUP([.D171];[subfolders.$B$2:.$D$19];3;0));&quot;&quot;;VLOOKUP([.D171];[subfolders.$B$2:.$D$19];3;0))" office:value-type="string" office:string-value="32x32">
            <text:p>32x32</text:p>
          </table:table-cell>
          <table:table-cell table:formula="of:=IF([.G171]&lt;&gt;&quot;&quot;;LOWER([.B171])&amp;&quot;_&quot;&amp;LOWER([.C171])&amp;&quot;_&quot;&amp;[.G171]&amp;&quot;.&quot;&amp;[.I171];LOWER([.B171])&amp;&quot;_&quot;&amp;LOWER([.C171])&amp;&quot;_&quot;&amp;LOWER([.D171])&amp;&quot;.&quot;&amp;[.I171])" office:value-type="string" office:string-value="geda_pin_32x32.png">
            <text:p>geda_pin_32x3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PIN</text:p>
          </table:table-cell>
          <table:table-cell office:value-type="string">
            <text:p>XXXLARGE</text:p>
          </table:table-cell>
          <table:table-cell table:style-name="ce33" table:formula="of:=IF(ISERROR(VLOOKUP([.D172];[subfolders.$B$2:.$E$19];4;0));&quot;&quot;;VLOOKUP([.D172];[subfolders.$B$2:.$E$19];4;0))" office:value-type="string" office:string-value="XXXLARGE">
            <text:p>XXXLARGE</text:p>
          </table:table-cell>
          <table:table-cell table:style-name="Default" table:formula="of:=IF(ISERROR(VLOOKUP([.D172];[subfolders.$B$2:.$C$19];2;0));&quot;&quot;;VLOOKUP([.D172];[subfolders.$B$2:.$C$19];2;0))" office:value-type="string" office:string-value="48x48">
            <text:p>48x48</text:p>
          </table:table-cell>
          <table:table-cell table:style-name="Default" table:formula="of:=IF(ISERROR(VLOOKUP([.D172];[subfolders.$B$2:.$D$19];3;0));&quot;&quot;;VLOOKUP([.D172];[subfolders.$B$2:.$D$19];3;0))" office:value-type="string" office:string-value="48x48">
            <text:p>48x48</text:p>
          </table:table-cell>
          <table:table-cell table:formula="of:=IF([.G172]&lt;&gt;&quot;&quot;;LOWER([.B172])&amp;&quot;_&quot;&amp;LOWER([.C172])&amp;&quot;_&quot;&amp;[.G172]&amp;&quot;.&quot;&amp;[.I172];LOWER([.B172])&amp;&quot;_&quot;&amp;LOWER([.C172])&amp;&quot;_&quot;&amp;LOWER([.D172])&amp;&quot;.&quot;&amp;[.I172])" office:value-type="string" office:string-value="geda_pin_48x48.png">
            <text:p>geda_pin_48x4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PROMOTE</text:p>
          </table:table-cell>
          <table:table-cell office:value-type="string">
            <text:p>TINY</text:p>
          </table:table-cell>
          <table:table-cell table:style-name="ce33" table:formula="of:=IF(ISERROR(VLOOKUP([.D173];[subfolders.$B$2:.$E$19];4;0));&quot;&quot;;VLOOKUP([.D173];[subfolders.$B$2:.$E$19];4;0))" office:value-type="string" office:string-value="TINY">
            <text:p>TINY</text:p>
          </table:table-cell>
          <table:table-cell table:style-name="Default" table:formula="of:=IF(ISERROR(VLOOKUP([.D173];[subfolders.$B$2:.$C$19];2;0));&quot;&quot;;VLOOKUP([.D173];[subfolders.$B$2:.$C$19];2;0))" office:value-type="string" office:string-value="22x22">
            <text:p>22x22</text:p>
          </table:table-cell>
          <table:table-cell table:style-name="Default" table:formula="of:=IF(ISERROR(VLOOKUP([.D173];[subfolders.$B$2:.$D$19];3;0));&quot;&quot;;VLOOKUP([.D173];[subfolders.$B$2:.$D$19];3;0))" office:value-type="string" office:string-value="22x22">
            <text:p>22x22</text:p>
          </table:table-cell>
          <table:table-cell table:formula="of:=IF([.G173]&lt;&gt;&quot;&quot;;LOWER([.B173])&amp;&quot;_&quot;&amp;LOWER([.C173])&amp;&quot;_&quot;&amp;[.G173]&amp;&quot;.&quot;&amp;[.I173];LOWER([.B173])&amp;&quot;_&quot;&amp;LOWER([.C173])&amp;&quot;_&quot;&amp;LOWER([.D173])&amp;&quot;.&quot;&amp;[.I173])" office:value-type="string" office:string-value="geda_promote_22x22.png">
            <text:p>geda_promote_22x2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PROMOTE</text:p>
          </table:table-cell>
          <table:table-cell office:value-type="string">
            <text:p>SMALL</text:p>
          </table:table-cell>
          <table:table-cell table:style-name="ce33" table:formula="of:=IF(ISERROR(VLOOKUP([.D174];[subfolders.$B$2:.$E$19];4;0));&quot;&quot;;VLOOKUP([.D174];[subfolders.$B$2:.$E$19];4;0))" office:value-type="string" office:string-value="SMALL">
            <text:p>SMALL</text:p>
          </table:table-cell>
          <table:table-cell table:style-name="Default" table:formula="of:=IF(ISERROR(VLOOKUP([.D174];[subfolders.$B$2:.$C$19];2;0));&quot;&quot;;VLOOKUP([.D174];[subfolders.$B$2:.$C$19];2;0))" office:value-type="string" office:string-value="24x24">
            <text:p>24x24</text:p>
          </table:table-cell>
          <table:table-cell table:style-name="Default" table:formula="of:=IF(ISERROR(VLOOKUP([.D174];[subfolders.$B$2:.$D$19];3;0));&quot;&quot;;VLOOKUP([.D174];[subfolders.$B$2:.$D$19];3;0))" office:value-type="string" office:string-value="24x24">
            <text:p>24x24</text:p>
          </table:table-cell>
          <table:table-cell table:formula="of:=IF([.G174]&lt;&gt;&quot;&quot;;LOWER([.B174])&amp;&quot;_&quot;&amp;LOWER([.C174])&amp;&quot;_&quot;&amp;[.G174]&amp;&quot;.&quot;&amp;[.I174];LOWER([.B174])&amp;&quot;_&quot;&amp;LOWER([.C174])&amp;&quot;_&quot;&amp;LOWER([.D174])&amp;&quot;.&quot;&amp;[.I174])" office:value-type="string" office:string-value="geda_promote_24x24.png">
            <text:p>geda_promote_24x24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PROMOTE</text:p>
          </table:table-cell>
          <table:table-cell office:value-type="string">
            <text:p>MEDIUM</text:p>
          </table:table-cell>
          <table:table-cell table:style-name="ce33" table:formula="of:=IF(ISERROR(VLOOKUP([.D175];[subfolders.$B$2:.$E$19];4;0));&quot;&quot;;VLOOKUP([.D175];[subfolders.$B$2:.$E$19];4;0))" office:value-type="string" office:string-value="MEDIUM">
            <text:p>MEDIUM</text:p>
          </table:table-cell>
          <table:table-cell table:style-name="Default" table:formula="of:=IF(ISERROR(VLOOKUP([.D175];[subfolders.$B$2:.$C$19];2;0));&quot;&quot;;VLOOKUP([.D175];[subfolders.$B$2:.$C$19];2;0))" office:value-type="string" office:string-value="26x26">
            <text:p>26x26</text:p>
          </table:table-cell>
          <table:table-cell table:style-name="Default" table:formula="of:=IF(ISERROR(VLOOKUP([.D175];[subfolders.$B$2:.$D$19];3;0));&quot;&quot;;VLOOKUP([.D175];[subfolders.$B$2:.$D$19];3;0))" office:value-type="string" office:string-value="26x26">
            <text:p>26x26</text:p>
          </table:table-cell>
          <table:table-cell table:formula="of:=IF([.G175]&lt;&gt;&quot;&quot;;LOWER([.B175])&amp;&quot;_&quot;&amp;LOWER([.C175])&amp;&quot;_&quot;&amp;[.G175]&amp;&quot;.&quot;&amp;[.I175];LOWER([.B175])&amp;&quot;_&quot;&amp;LOWER([.C175])&amp;&quot;_&quot;&amp;LOWER([.D175])&amp;&quot;.&quot;&amp;[.I175])" office:value-type="string" office:string-value="geda_promote_26x26.png">
            <text:p>geda_promote_2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PROMOTE</text:p>
          </table:table-cell>
          <table:table-cell office:value-type="string">
            <text:p>LARGE</text:p>
          </table:table-cell>
          <table:table-cell table:style-name="ce33" table:formula="of:=IF(ISERROR(VLOOKUP([.D176];[subfolders.$B$2:.$E$19];4;0));&quot;&quot;;VLOOKUP([.D176];[subfolders.$B$2:.$E$19];4;0))" office:value-type="string" office:string-value="LARGE">
            <text:p>LARGE</text:p>
          </table:table-cell>
          <table:table-cell table:style-name="Default" table:formula="of:=IF(ISERROR(VLOOKUP([.D176];[subfolders.$B$2:.$C$19];2;0));&quot;&quot;;VLOOKUP([.D176];[subfolders.$B$2:.$C$19];2;0))" office:value-type="string" office:string-value="28x28">
            <text:p>28x28</text:p>
          </table:table-cell>
          <table:table-cell table:style-name="Default" table:formula="of:=IF(ISERROR(VLOOKUP([.D176];[subfolders.$B$2:.$D$19];3;0));&quot;&quot;;VLOOKUP([.D176];[subfolders.$B$2:.$D$19];3;0))" office:value-type="string" office:string-value="28x28">
            <text:p>28x28</text:p>
          </table:table-cell>
          <table:table-cell table:formula="of:=IF([.G176]&lt;&gt;&quot;&quot;;LOWER([.B176])&amp;&quot;_&quot;&amp;LOWER([.C176])&amp;&quot;_&quot;&amp;[.G176]&amp;&quot;.&quot;&amp;[.I176];LOWER([.B176])&amp;&quot;_&quot;&amp;LOWER([.C176])&amp;&quot;_&quot;&amp;LOWER([.D176])&amp;&quot;.&quot;&amp;[.I176])" office:value-type="string" office:string-value="geda_promote_28x28.png">
            <text:p>geda_promote_28x2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PROMOTE</text:p>
          </table:table-cell>
          <table:table-cell office:value-type="string">
            <text:p>XLARGE</text:p>
          </table:table-cell>
          <table:table-cell table:style-name="ce33" table:formula="of:=IF(ISERROR(VLOOKUP([.D177];[subfolders.$B$2:.$E$19];4;0));&quot;&quot;;VLOOKUP([.D177];[subfolders.$B$2:.$E$19];4;0))" office:value-type="string" office:string-value="XLARGE">
            <text:p>XLARGE</text:p>
          </table:table-cell>
          <table:table-cell table:style-name="Default" table:formula="of:=IF(ISERROR(VLOOKUP([.D177];[subfolders.$B$2:.$C$19];2;0));&quot;&quot;;VLOOKUP([.D177];[subfolders.$B$2:.$C$19];2;0))" office:value-type="string" office:string-value="32x32">
            <text:p>32x32</text:p>
          </table:table-cell>
          <table:table-cell table:style-name="Default" table:formula="of:=IF(ISERROR(VLOOKUP([.D177];[subfolders.$B$2:.$D$19];3;0));&quot;&quot;;VLOOKUP([.D177];[subfolders.$B$2:.$D$19];3;0))" office:value-type="string" office:string-value="32x32">
            <text:p>32x32</text:p>
          </table:table-cell>
          <table:table-cell table:formula="of:=IF([.G177]&lt;&gt;&quot;&quot;;LOWER([.B177])&amp;&quot;_&quot;&amp;LOWER([.C177])&amp;&quot;_&quot;&amp;[.G177]&amp;&quot;.&quot;&amp;[.I177];LOWER([.B177])&amp;&quot;_&quot;&amp;LOWER([.C177])&amp;&quot;_&quot;&amp;LOWER([.D177])&amp;&quot;.&quot;&amp;[.I177])" office:value-type="string" office:string-value="geda_promote_32x32.png">
            <text:p>geda_promote_32x3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REDCROSS</text:p>
          </table:table-cell>
          <table:table-cell office:value-type="string">
            <text:p>JUMBO</text:p>
          </table:table-cell>
          <table:table-cell table:style-name="ce33" table:formula="of:=IF(ISERROR(VLOOKUP([.D178];[subfolders.$B$2:.$E$19];4;0));&quot;&quot;;VLOOKUP([.D178];[subfolders.$B$2:.$E$19];4;0))" office:value-type="string" office:string-value="JUMBO">
            <text:p>JUMBO</text:p>
          </table:table-cell>
          <table:table-cell table:style-name="Default" table:formula="of:=IF(ISERROR(VLOOKUP([.D178];[subfolders.$B$2:.$C$19];2;0));&quot;&quot;;VLOOKUP([.D178];[subfolders.$B$2:.$C$19];2;0))" office:value-type="string" office:string-value="128x128">
            <text:p>128x128</text:p>
          </table:table-cell>
          <table:table-cell table:style-name="Default" table:formula="of:=IF(ISERROR(VLOOKUP([.D178];[subfolders.$B$2:.$D$19];3;0));&quot;&quot;;VLOOKUP([.D178];[subfolders.$B$2:.$D$19];3;0))" office:value-type="string" office:string-value="128x128">
            <text:p>128x128</text:p>
          </table:table-cell>
          <table:table-cell table:formula="of:=IF([.G178]&lt;&gt;&quot;&quot;;LOWER([.B178])&amp;&quot;_&quot;&amp;LOWER([.C178])&amp;&quot;_&quot;&amp;[.G178]&amp;&quot;.&quot;&amp;[.I178];LOWER([.B178])&amp;&quot;_&quot;&amp;LOWER([.C178])&amp;&quot;_&quot;&amp;LOWER([.D178])&amp;&quot;.&quot;&amp;[.I178])" office:value-type="string" office:string-value="geda_redcross_128x128.xpm">
            <text:p>geda_redcross_128x128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REDCROSS</text:p>
          </table:table-cell>
          <table:table-cell office:value-type="string">
            <text:p>TINY</text:p>
          </table:table-cell>
          <table:table-cell table:style-name="ce33" table:formula="of:=IF(ISERROR(VLOOKUP([.D179];[subfolders.$B$2:.$E$19];4;0));&quot;&quot;;VLOOKUP([.D179];[subfolders.$B$2:.$E$19];4;0))" office:value-type="string" office:string-value="TINY">
            <text:p>TINY</text:p>
          </table:table-cell>
          <table:table-cell table:style-name="Default" table:formula="of:=IF(ISERROR(VLOOKUP([.D179];[subfolders.$B$2:.$C$19];2;0));&quot;&quot;;VLOOKUP([.D179];[subfolders.$B$2:.$C$19];2;0))" office:value-type="string" office:string-value="22x22">
            <text:p>22x22</text:p>
          </table:table-cell>
          <table:table-cell table:style-name="Default" table:formula="of:=IF(ISERROR(VLOOKUP([.D179];[subfolders.$B$2:.$D$19];3;0));&quot;&quot;;VLOOKUP([.D179];[subfolders.$B$2:.$D$19];3;0))" office:value-type="string" office:string-value="22x22">
            <text:p>22x22</text:p>
          </table:table-cell>
          <table:table-cell table:formula="of:=IF([.G179]&lt;&gt;&quot;&quot;;LOWER([.B179])&amp;&quot;_&quot;&amp;LOWER([.C179])&amp;&quot;_&quot;&amp;[.G179]&amp;&quot;.&quot;&amp;[.I179];LOWER([.B179])&amp;&quot;_&quot;&amp;LOWER([.C179])&amp;&quot;_&quot;&amp;LOWER([.D179])&amp;&quot;.&quot;&amp;[.I179])" office:value-type="string" office:string-value="geda_redcross_22x22.xpm">
            <text:p>geda_redcross_22x2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REDCROSS</text:p>
          </table:table-cell>
          <table:table-cell office:value-type="string">
            <text:p>SMALL</text:p>
          </table:table-cell>
          <table:table-cell table:style-name="ce33" table:formula="of:=IF(ISERROR(VLOOKUP([.D180];[subfolders.$B$2:.$E$19];4;0));&quot;&quot;;VLOOKUP([.D180];[subfolders.$B$2:.$E$19];4;0))" office:value-type="string" office:string-value="SMALL">
            <text:p>SMALL</text:p>
          </table:table-cell>
          <table:table-cell table:style-name="Default" table:formula="of:=IF(ISERROR(VLOOKUP([.D180];[subfolders.$B$2:.$C$19];2;0));&quot;&quot;;VLOOKUP([.D180];[subfolders.$B$2:.$C$19];2;0))" office:value-type="string" office:string-value="24x24">
            <text:p>24x24</text:p>
          </table:table-cell>
          <table:table-cell table:style-name="Default" table:formula="of:=IF(ISERROR(VLOOKUP([.D180];[subfolders.$B$2:.$D$19];3;0));&quot;&quot;;VLOOKUP([.D180];[subfolders.$B$2:.$D$19];3;0))" office:value-type="string" office:string-value="24x24">
            <text:p>24x24</text:p>
          </table:table-cell>
          <table:table-cell table:formula="of:=IF([.G180]&lt;&gt;&quot;&quot;;LOWER([.B180])&amp;&quot;_&quot;&amp;LOWER([.C180])&amp;&quot;_&quot;&amp;[.G180]&amp;&quot;.&quot;&amp;[.I180];LOWER([.B180])&amp;&quot;_&quot;&amp;LOWER([.C180])&amp;&quot;_&quot;&amp;LOWER([.D180])&amp;&quot;.&quot;&amp;[.I180])" office:value-type="string" office:string-value="geda_redcross_24x24.xpm">
            <text:p>geda_redcross_24x24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REDCROSS</text:p>
          </table:table-cell>
          <table:table-cell office:value-type="string">
            <text:p>MEDIUM</text:p>
          </table:table-cell>
          <table:table-cell table:style-name="ce33" table:formula="of:=IF(ISERROR(VLOOKUP([.D181];[subfolders.$B$2:.$E$19];4;0));&quot;&quot;;VLOOKUP([.D181];[subfolders.$B$2:.$E$19];4;0))" office:value-type="string" office:string-value="MEDIUM">
            <text:p>MEDIUM</text:p>
          </table:table-cell>
          <table:table-cell table:style-name="Default" table:formula="of:=IF(ISERROR(VLOOKUP([.D181];[subfolders.$B$2:.$C$19];2;0));&quot;&quot;;VLOOKUP([.D181];[subfolders.$B$2:.$C$19];2;0))" office:value-type="string" office:string-value="26x26">
            <text:p>26x26</text:p>
          </table:table-cell>
          <table:table-cell table:style-name="Default" table:formula="of:=IF(ISERROR(VLOOKUP([.D181];[subfolders.$B$2:.$D$19];3;0));&quot;&quot;;VLOOKUP([.D181];[subfolders.$B$2:.$D$19];3;0))" office:value-type="string" office:string-value="26x26">
            <text:p>26x26</text:p>
          </table:table-cell>
          <table:table-cell table:formula="of:=IF([.G181]&lt;&gt;&quot;&quot;;LOWER([.B181])&amp;&quot;_&quot;&amp;LOWER([.C181])&amp;&quot;_&quot;&amp;[.G181]&amp;&quot;.&quot;&amp;[.I181];LOWER([.B181])&amp;&quot;_&quot;&amp;LOWER([.C181])&amp;&quot;_&quot;&amp;LOWER([.D181])&amp;&quot;.&quot;&amp;[.I181])" office:value-type="string" office:string-value="geda_redcross_26x26.xpm">
            <text:p>geda_redcross_26x2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REDCROSS</text:p>
          </table:table-cell>
          <table:table-cell office:value-type="string">
            <text:p>LARGE</text:p>
          </table:table-cell>
          <table:table-cell table:style-name="ce33" table:formula="of:=IF(ISERROR(VLOOKUP([.D182];[subfolders.$B$2:.$E$19];4;0));&quot;&quot;;VLOOKUP([.D182];[subfolders.$B$2:.$E$19];4;0))" office:value-type="string" office:string-value="LARGE">
            <text:p>LARGE</text:p>
          </table:table-cell>
          <table:table-cell table:style-name="Default" table:formula="of:=IF(ISERROR(VLOOKUP([.D182];[subfolders.$B$2:.$C$19];2;0));&quot;&quot;;VLOOKUP([.D182];[subfolders.$B$2:.$C$19];2;0))" office:value-type="string" office:string-value="28x28">
            <text:p>28x28</text:p>
          </table:table-cell>
          <table:table-cell table:style-name="Default" table:formula="of:=IF(ISERROR(VLOOKUP([.D182];[subfolders.$B$2:.$D$19];3;0));&quot;&quot;;VLOOKUP([.D182];[subfolders.$B$2:.$D$19];3;0))" office:value-type="string" office:string-value="28x28">
            <text:p>28x28</text:p>
          </table:table-cell>
          <table:table-cell table:formula="of:=IF([.G182]&lt;&gt;&quot;&quot;;LOWER([.B182])&amp;&quot;_&quot;&amp;LOWER([.C182])&amp;&quot;_&quot;&amp;[.G182]&amp;&quot;.&quot;&amp;[.I182];LOWER([.B182])&amp;&quot;_&quot;&amp;LOWER([.C182])&amp;&quot;_&quot;&amp;LOWER([.D182])&amp;&quot;.&quot;&amp;[.I182])" office:value-type="string" office:string-value="geda_redcross_28x28.xpm">
            <text:p>geda_redcross_28x28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REDCROSS</text:p>
          </table:table-cell>
          <table:table-cell office:value-type="string">
            <text:p>XLARGE</text:p>
          </table:table-cell>
          <table:table-cell table:style-name="ce33" table:formula="of:=IF(ISERROR(VLOOKUP([.D183];[subfolders.$B$2:.$E$19];4;0));&quot;&quot;;VLOOKUP([.D183];[subfolders.$B$2:.$E$19];4;0))" office:value-type="string" office:string-value="XLARGE">
            <text:p>XLARGE</text:p>
          </table:table-cell>
          <table:table-cell table:style-name="Default" table:formula="of:=IF(ISERROR(VLOOKUP([.D183];[subfolders.$B$2:.$C$19];2;0));&quot;&quot;;VLOOKUP([.D183];[subfolders.$B$2:.$C$19];2;0))" office:value-type="string" office:string-value="32x32">
            <text:p>32x32</text:p>
          </table:table-cell>
          <table:table-cell table:style-name="Default" table:formula="of:=IF(ISERROR(VLOOKUP([.D183];[subfolders.$B$2:.$D$19];3;0));&quot;&quot;;VLOOKUP([.D183];[subfolders.$B$2:.$D$19];3;0))" office:value-type="string" office:string-value="32x32">
            <text:p>32x32</text:p>
          </table:table-cell>
          <table:table-cell table:formula="of:=IF([.G183]&lt;&gt;&quot;&quot;;LOWER([.B183])&amp;&quot;_&quot;&amp;LOWER([.C183])&amp;&quot;_&quot;&amp;[.G183]&amp;&quot;.&quot;&amp;[.I183];LOWER([.B183])&amp;&quot;_&quot;&amp;LOWER([.C183])&amp;&quot;_&quot;&amp;LOWER([.D183])&amp;&quot;.&quot;&amp;[.I183])" office:value-type="string" office:string-value="geda_redcross_32x32.xpm">
            <text:p>geda_redcross_32x3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REDCROSS</text:p>
          </table:table-cell>
          <table:table-cell office:value-type="string">
            <text:p>XXLARGE</text:p>
          </table:table-cell>
          <table:table-cell table:style-name="ce33" table:formula="of:=IF(ISERROR(VLOOKUP([.D184];[subfolders.$B$2:.$E$19];4;0));&quot;&quot;;VLOOKUP([.D184];[subfolders.$B$2:.$E$19];4;0))" office:value-type="string" office:string-value="XXLARGE">
            <text:p>XXLARGE</text:p>
          </table:table-cell>
          <table:table-cell table:style-name="Default" table:formula="of:=IF(ISERROR(VLOOKUP([.D184];[subfolders.$B$2:.$C$19];2;0));&quot;&quot;;VLOOKUP([.D184];[subfolders.$B$2:.$C$19];2;0))" office:value-type="string" office:string-value="36x36">
            <text:p>36x36</text:p>
          </table:table-cell>
          <table:table-cell table:style-name="Default" table:formula="of:=IF(ISERROR(VLOOKUP([.D184];[subfolders.$B$2:.$D$19];3;0));&quot;&quot;;VLOOKUP([.D184];[subfolders.$B$2:.$D$19];3;0))" office:value-type="string" office:string-value="36x36">
            <text:p>36x36</text:p>
          </table:table-cell>
          <table:table-cell table:formula="of:=IF([.G184]&lt;&gt;&quot;&quot;;LOWER([.B184])&amp;&quot;_&quot;&amp;LOWER([.C184])&amp;&quot;_&quot;&amp;[.G184]&amp;&quot;.&quot;&amp;[.I184];LOWER([.B184])&amp;&quot;_&quot;&amp;LOWER([.C184])&amp;&quot;_&quot;&amp;LOWER([.D184])&amp;&quot;.&quot;&amp;[.I184])" office:value-type="string" office:string-value="geda_redcross_36x36.xpm">
            <text:p>geda_redcross_36x3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REDCROSS</text:p>
          </table:table-cell>
          <table:table-cell office:value-type="string">
            <text:p>XXXLARGE</text:p>
          </table:table-cell>
          <table:table-cell table:style-name="ce33" table:formula="of:=IF(ISERROR(VLOOKUP([.D185];[subfolders.$B$2:.$E$19];4;0));&quot;&quot;;VLOOKUP([.D185];[subfolders.$B$2:.$E$19];4;0))" office:value-type="string" office:string-value="XXXLARGE">
            <text:p>XXXLARGE</text:p>
          </table:table-cell>
          <table:table-cell table:style-name="Default" table:formula="of:=IF(ISERROR(VLOOKUP([.D185];[subfolders.$B$2:.$C$19];2;0));&quot;&quot;;VLOOKUP([.D185];[subfolders.$B$2:.$C$19];2;0))" office:value-type="string" office:string-value="48x48">
            <text:p>48x48</text:p>
          </table:table-cell>
          <table:table-cell table:style-name="Default" table:formula="of:=IF(ISERROR(VLOOKUP([.D185];[subfolders.$B$2:.$D$19];3;0));&quot;&quot;;VLOOKUP([.D185];[subfolders.$B$2:.$D$19];3;0))" office:value-type="string" office:string-value="48x48">
            <text:p>48x48</text:p>
          </table:table-cell>
          <table:table-cell table:formula="of:=IF([.G185]&lt;&gt;&quot;&quot;;LOWER([.B185])&amp;&quot;_&quot;&amp;LOWER([.C185])&amp;&quot;_&quot;&amp;[.G185]&amp;&quot;.&quot;&amp;[.I185];LOWER([.B185])&amp;&quot;_&quot;&amp;LOWER([.C185])&amp;&quot;_&quot;&amp;LOWER([.D185])&amp;&quot;.&quot;&amp;[.I185])" office:value-type="string" office:string-value="geda_redcross_48x48.xpm">
            <text:p>geda_redcross_48x48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REDCROSS</text:p>
          </table:table-cell>
          <table:table-cell office:value-type="string">
            <text:p>HUGE</text:p>
          </table:table-cell>
          <table:table-cell table:style-name="ce33" table:formula="of:=IF(ISERROR(VLOOKUP([.D186];[subfolders.$B$2:.$E$19];4;0));&quot;&quot;;VLOOKUP([.D186];[subfolders.$B$2:.$E$19];4;0))" office:value-type="string" office:string-value="HUGE">
            <text:p>HUGE</text:p>
          </table:table-cell>
          <table:table-cell table:style-name="Default" table:formula="of:=IF(ISERROR(VLOOKUP([.D186];[subfolders.$B$2:.$C$19];2;0));&quot;&quot;;VLOOKUP([.D186];[subfolders.$B$2:.$C$19];2;0))" office:value-type="string" office:string-value="64x64">
            <text:p>64x64</text:p>
          </table:table-cell>
          <table:table-cell table:style-name="Default" table:formula="of:=IF(ISERROR(VLOOKUP([.D186];[subfolders.$B$2:.$D$19];3;0));&quot;&quot;;VLOOKUP([.D186];[subfolders.$B$2:.$D$19];3;0))" office:value-type="string" office:string-value="64x64">
            <text:p>64x64</text:p>
          </table:table-cell>
          <table:table-cell table:formula="of:=IF([.G186]&lt;&gt;&quot;&quot;;LOWER([.B186])&amp;&quot;_&quot;&amp;LOWER([.C186])&amp;&quot;_&quot;&amp;[.G186]&amp;&quot;.&quot;&amp;[.I186];LOWER([.B186])&amp;&quot;_&quot;&amp;LOWER([.C186])&amp;&quot;_&quot;&amp;LOWER([.D186])&amp;&quot;.&quot;&amp;[.I186])" office:value-type="string" office:string-value="geda_redcross_64x64.xpm">
            <text:p>geda_redcross_64x64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REDCROSS</text:p>
          </table:table-cell>
          <table:table-cell office:value-type="string">
            <text:p>XHUGE</text:p>
          </table:table-cell>
          <table:table-cell table:style-name="ce33" table:formula="of:=IF(ISERROR(VLOOKUP([.D187];[subfolders.$B$2:.$E$19];4;0));&quot;&quot;;VLOOKUP([.D187];[subfolders.$B$2:.$E$19];4;0))" office:value-type="string" office:string-value="XHUGE">
            <text:p>XHUGE</text:p>
          </table:table-cell>
          <table:table-cell table:style-name="Default" table:formula="of:=IF(ISERROR(VLOOKUP([.D187];[subfolders.$B$2:.$C$19];2;0));&quot;&quot;;VLOOKUP([.D187];[subfolders.$B$2:.$C$19];2;0))" office:value-type="string" office:string-value="96x96">
            <text:p>96x96</text:p>
          </table:table-cell>
          <table:table-cell table:style-name="Default" table:formula="of:=IF(ISERROR(VLOOKUP([.D187];[subfolders.$B$2:.$D$19];3;0));&quot;&quot;;VLOOKUP([.D187];[subfolders.$B$2:.$D$19];3;0))" office:value-type="string" office:string-value="96x96">
            <text:p>96x96</text:p>
          </table:table-cell>
          <table:table-cell table:formula="of:=IF([.G187]&lt;&gt;&quot;&quot;;LOWER([.B187])&amp;&quot;_&quot;&amp;LOWER([.C187])&amp;&quot;_&quot;&amp;[.G187]&amp;&quot;.&quot;&amp;[.I187];LOWER([.B187])&amp;&quot;_&quot;&amp;LOWER([.C187])&amp;&quot;_&quot;&amp;LOWER([.D187])&amp;&quot;.&quot;&amp;[.I187])" office:value-type="string" office:string-value="geda_redcross_96x96.xpm">
            <text:p>geda_redcross_96x9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ROTATE</text:p>
          </table:table-cell>
          <table:table-cell office:value-type="string">
            <text:p>TINY</text:p>
          </table:table-cell>
          <table:table-cell table:style-name="ce33" table:formula="of:=IF(ISERROR(VLOOKUP([.D188];[subfolders.$B$2:.$E$19];4;0));&quot;&quot;;VLOOKUP([.D188];[subfolders.$B$2:.$E$19];4;0))" office:value-type="string" office:string-value="TINY">
            <text:p>TINY</text:p>
          </table:table-cell>
          <table:table-cell table:style-name="Default" table:formula="of:=IF(ISERROR(VLOOKUP([.D188];[subfolders.$B$2:.$C$19];2;0));&quot;&quot;;VLOOKUP([.D188];[subfolders.$B$2:.$C$19];2;0))" office:value-type="string" office:string-value="22x22">
            <text:p>22x22</text:p>
          </table:table-cell>
          <table:table-cell table:style-name="Default" table:formula="of:=IF(ISERROR(VLOOKUP([.D188];[subfolders.$B$2:.$D$19];3;0));&quot;&quot;;VLOOKUP([.D188];[subfolders.$B$2:.$D$19];3;0))" office:value-type="string" office:string-value="22x22">
            <text:p>22x22</text:p>
          </table:table-cell>
          <table:table-cell table:formula="of:=IF([.G188]&lt;&gt;&quot;&quot;;LOWER([.B188])&amp;&quot;_&quot;&amp;LOWER([.C188])&amp;&quot;_&quot;&amp;[.G188]&amp;&quot;.&quot;&amp;[.I188];LOWER([.B188])&amp;&quot;_&quot;&amp;LOWER([.C188])&amp;&quot;_&quot;&amp;LOWER([.D188])&amp;&quot;.&quot;&amp;[.I188])" office:value-type="string" office:string-value="geda_rotate_22x22.png">
            <text:p>geda_rotate_22x2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ROTATE</text:p>
          </table:table-cell>
          <table:table-cell office:value-type="string">
            <text:p>SMALL</text:p>
          </table:table-cell>
          <table:table-cell table:style-name="ce33" table:formula="of:=IF(ISERROR(VLOOKUP([.D189];[subfolders.$B$2:.$E$19];4;0));&quot;&quot;;VLOOKUP([.D189];[subfolders.$B$2:.$E$19];4;0))" office:value-type="string" office:string-value="SMALL">
            <text:p>SMALL</text:p>
          </table:table-cell>
          <table:table-cell table:style-name="Default" table:formula="of:=IF(ISERROR(VLOOKUP([.D189];[subfolders.$B$2:.$C$19];2;0));&quot;&quot;;VLOOKUP([.D189];[subfolders.$B$2:.$C$19];2;0))" office:value-type="string" office:string-value="24x24">
            <text:p>24x24</text:p>
          </table:table-cell>
          <table:table-cell table:style-name="Default" table:formula="of:=IF(ISERROR(VLOOKUP([.D189];[subfolders.$B$2:.$D$19];3;0));&quot;&quot;;VLOOKUP([.D189];[subfolders.$B$2:.$D$19];3;0))" office:value-type="string" office:string-value="24x24">
            <text:p>24x24</text:p>
          </table:table-cell>
          <table:table-cell table:formula="of:=IF([.G189]&lt;&gt;&quot;&quot;;LOWER([.B189])&amp;&quot;_&quot;&amp;LOWER([.C189])&amp;&quot;_&quot;&amp;[.G189]&amp;&quot;.&quot;&amp;[.I189];LOWER([.B189])&amp;&quot;_&quot;&amp;LOWER([.C189])&amp;&quot;_&quot;&amp;LOWER([.D189])&amp;&quot;.&quot;&amp;[.I189])" office:value-type="string" office:string-value="geda_rotate_24x24.png">
            <text:p>geda_rotate_24x24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ROTATE</text:p>
          </table:table-cell>
          <table:table-cell office:value-type="string">
            <text:p>MEDIUM</text:p>
          </table:table-cell>
          <table:table-cell table:style-name="ce33" table:formula="of:=IF(ISERROR(VLOOKUP([.D190];[subfolders.$B$2:.$E$19];4;0));&quot;&quot;;VLOOKUP([.D190];[subfolders.$B$2:.$E$19];4;0))" office:value-type="string" office:string-value="MEDIUM">
            <text:p>MEDIUM</text:p>
          </table:table-cell>
          <table:table-cell table:style-name="Default" table:formula="of:=IF(ISERROR(VLOOKUP([.D190];[subfolders.$B$2:.$C$19];2;0));&quot;&quot;;VLOOKUP([.D190];[subfolders.$B$2:.$C$19];2;0))" office:value-type="string" office:string-value="26x26">
            <text:p>26x26</text:p>
          </table:table-cell>
          <table:table-cell table:style-name="Default" table:formula="of:=IF(ISERROR(VLOOKUP([.D190];[subfolders.$B$2:.$D$19];3;0));&quot;&quot;;VLOOKUP([.D190];[subfolders.$B$2:.$D$19];3;0))" office:value-type="string" office:string-value="26x26">
            <text:p>26x26</text:p>
          </table:table-cell>
          <table:table-cell table:formula="of:=IF([.G190]&lt;&gt;&quot;&quot;;LOWER([.B190])&amp;&quot;_&quot;&amp;LOWER([.C190])&amp;&quot;_&quot;&amp;[.G190]&amp;&quot;.&quot;&amp;[.I190];LOWER([.B190])&amp;&quot;_&quot;&amp;LOWER([.C190])&amp;&quot;_&quot;&amp;LOWER([.D190])&amp;&quot;.&quot;&amp;[.I190])" office:value-type="string" office:string-value="geda_rotate_26x26.png">
            <text:p>geda_rotate_2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ROTATE</text:p>
          </table:table-cell>
          <table:table-cell office:value-type="string">
            <text:p>LARGE</text:p>
          </table:table-cell>
          <table:table-cell table:style-name="ce33" table:formula="of:=IF(ISERROR(VLOOKUP([.D191];[subfolders.$B$2:.$E$19];4;0));&quot;&quot;;VLOOKUP([.D191];[subfolders.$B$2:.$E$19];4;0))" office:value-type="string" office:string-value="LARGE">
            <text:p>LARGE</text:p>
          </table:table-cell>
          <table:table-cell table:style-name="Default" table:formula="of:=IF(ISERROR(VLOOKUP([.D191];[subfolders.$B$2:.$C$19];2;0));&quot;&quot;;VLOOKUP([.D191];[subfolders.$B$2:.$C$19];2;0))" office:value-type="string" office:string-value="28x28">
            <text:p>28x28</text:p>
          </table:table-cell>
          <table:table-cell table:style-name="Default" table:formula="of:=IF(ISERROR(VLOOKUP([.D191];[subfolders.$B$2:.$D$19];3;0));&quot;&quot;;VLOOKUP([.D191];[subfolders.$B$2:.$D$19];3;0))" office:value-type="string" office:string-value="28x28">
            <text:p>28x28</text:p>
          </table:table-cell>
          <table:table-cell table:formula="of:=IF([.G191]&lt;&gt;&quot;&quot;;LOWER([.B191])&amp;&quot;_&quot;&amp;LOWER([.C191])&amp;&quot;_&quot;&amp;[.G191]&amp;&quot;.&quot;&amp;[.I191];LOWER([.B191])&amp;&quot;_&quot;&amp;LOWER([.C191])&amp;&quot;_&quot;&amp;LOWER([.D191])&amp;&quot;.&quot;&amp;[.I191])" office:value-type="string" office:string-value="geda_rotate_28x28.png">
            <text:p>geda_rotate_28x2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ROTATE</text:p>
          </table:table-cell>
          <table:table-cell office:value-type="string">
            <text:p>XLARGE</text:p>
          </table:table-cell>
          <table:table-cell table:style-name="ce33" table:formula="of:=IF(ISERROR(VLOOKUP([.D192];[subfolders.$B$2:.$E$19];4;0));&quot;&quot;;VLOOKUP([.D192];[subfolders.$B$2:.$E$19];4;0))" office:value-type="string" office:string-value="XLARGE">
            <text:p>XLARGE</text:p>
          </table:table-cell>
          <table:table-cell table:style-name="Default" table:formula="of:=IF(ISERROR(VLOOKUP([.D192];[subfolders.$B$2:.$C$19];2;0));&quot;&quot;;VLOOKUP([.D192];[subfolders.$B$2:.$C$19];2;0))" office:value-type="string" office:string-value="32x32">
            <text:p>32x32</text:p>
          </table:table-cell>
          <table:table-cell table:style-name="Default" table:formula="of:=IF(ISERROR(VLOOKUP([.D192];[subfolders.$B$2:.$D$19];3;0));&quot;&quot;;VLOOKUP([.D192];[subfolders.$B$2:.$D$19];3;0))" office:value-type="string" office:string-value="32x32">
            <text:p>32x32</text:p>
          </table:table-cell>
          <table:table-cell table:formula="of:=IF([.G192]&lt;&gt;&quot;&quot;;LOWER([.B192])&amp;&quot;_&quot;&amp;LOWER([.C192])&amp;&quot;_&quot;&amp;[.G192]&amp;&quot;.&quot;&amp;[.I192];LOWER([.B192])&amp;&quot;_&quot;&amp;LOWER([.C192])&amp;&quot;_&quot;&amp;LOWER([.D192])&amp;&quot;.&quot;&amp;[.I192])" office:value-type="string" office:string-value="geda_rotate_32x32.png">
            <text:p>geda_rotate_32x3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SHEETS</text:p>
          </table:table-cell>
          <table:table-cell office:value-type="string">
            <text:p>TINY</text:p>
          </table:table-cell>
          <table:table-cell table:style-name="ce33" table:formula="of:=IF(ISERROR(VLOOKUP([.D193];[subfolders.$B$2:.$E$19];4;0));&quot;&quot;;VLOOKUP([.D193];[subfolders.$B$2:.$E$19];4;0))" office:value-type="string" office:string-value="TINY">
            <text:p>TINY</text:p>
          </table:table-cell>
          <table:table-cell table:style-name="Default" table:formula="of:=IF(ISERROR(VLOOKUP([.D193];[subfolders.$B$2:.$C$19];2;0));&quot;&quot;;VLOOKUP([.D193];[subfolders.$B$2:.$C$19];2;0))" office:value-type="string" office:string-value="22x22">
            <text:p>22x22</text:p>
          </table:table-cell>
          <table:table-cell table:style-name="Default" table:formula="of:=IF(ISERROR(VLOOKUP([.D193];[subfolders.$B$2:.$D$19];3;0));&quot;&quot;;VLOOKUP([.D193];[subfolders.$B$2:.$D$19];3;0))" office:value-type="string" office:string-value="22x22">
            <text:p>22x22</text:p>
          </table:table-cell>
          <table:table-cell table:formula="of:=IF([.G193]&lt;&gt;&quot;&quot;;LOWER([.B193])&amp;&quot;_&quot;&amp;LOWER([.C193])&amp;&quot;_&quot;&amp;[.G193]&amp;&quot;.&quot;&amp;[.I193];LOWER([.B193])&amp;&quot;_&quot;&amp;LOWER([.C193])&amp;&quot;_&quot;&amp;LOWER([.D193])&amp;&quot;.&quot;&amp;[.I193])" office:value-type="string" office:string-value="geda_sheets_22x22.xpm">
            <text:p>geda_sheets_22x2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SHEETS</text:p>
          </table:table-cell>
          <table:table-cell office:value-type="string">
            <text:p>SMALL</text:p>
          </table:table-cell>
          <table:table-cell table:style-name="ce33" table:formula="of:=IF(ISERROR(VLOOKUP([.D194];[subfolders.$B$2:.$E$19];4;0));&quot;&quot;;VLOOKUP([.D194];[subfolders.$B$2:.$E$19];4;0))" office:value-type="string" office:string-value="SMALL">
            <text:p>SMALL</text:p>
          </table:table-cell>
          <table:table-cell table:style-name="Default" table:formula="of:=IF(ISERROR(VLOOKUP([.D194];[subfolders.$B$2:.$C$19];2;0));&quot;&quot;;VLOOKUP([.D194];[subfolders.$B$2:.$C$19];2;0))" office:value-type="string" office:string-value="24x24">
            <text:p>24x24</text:p>
          </table:table-cell>
          <table:table-cell table:style-name="Default" table:formula="of:=IF(ISERROR(VLOOKUP([.D194];[subfolders.$B$2:.$D$19];3;0));&quot;&quot;;VLOOKUP([.D194];[subfolders.$B$2:.$D$19];3;0))" office:value-type="string" office:string-value="24x24">
            <text:p>24x24</text:p>
          </table:table-cell>
          <table:table-cell table:formula="of:=IF([.G194]&lt;&gt;&quot;&quot;;LOWER([.B194])&amp;&quot;_&quot;&amp;LOWER([.C194])&amp;&quot;_&quot;&amp;[.G194]&amp;&quot;.&quot;&amp;[.I194];LOWER([.B194])&amp;&quot;_&quot;&amp;LOWER([.C194])&amp;&quot;_&quot;&amp;LOWER([.D194])&amp;&quot;.&quot;&amp;[.I194])" office:value-type="string" office:string-value="geda_sheets_24x24.xpm">
            <text:p>geda_sheets_24x24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SHEETS</text:p>
          </table:table-cell>
          <table:table-cell office:value-type="string">
            <text:p>MEDIUM</text:p>
          </table:table-cell>
          <table:table-cell table:style-name="ce33" table:formula="of:=IF(ISERROR(VLOOKUP([.D195];[subfolders.$B$2:.$E$19];4;0));&quot;&quot;;VLOOKUP([.D195];[subfolders.$B$2:.$E$19];4;0))" office:value-type="string" office:string-value="MEDIUM">
            <text:p>MEDIUM</text:p>
          </table:table-cell>
          <table:table-cell table:style-name="Default" table:formula="of:=IF(ISERROR(VLOOKUP([.D195];[subfolders.$B$2:.$C$19];2;0));&quot;&quot;;VLOOKUP([.D195];[subfolders.$B$2:.$C$19];2;0))" office:value-type="string" office:string-value="26x26">
            <text:p>26x26</text:p>
          </table:table-cell>
          <table:table-cell table:style-name="Default" table:formula="of:=IF(ISERROR(VLOOKUP([.D195];[subfolders.$B$2:.$D$19];3;0));&quot;&quot;;VLOOKUP([.D195];[subfolders.$B$2:.$D$19];3;0))" office:value-type="string" office:string-value="26x26">
            <text:p>26x26</text:p>
          </table:table-cell>
          <table:table-cell table:formula="of:=IF([.G195]&lt;&gt;&quot;&quot;;LOWER([.B195])&amp;&quot;_&quot;&amp;LOWER([.C195])&amp;&quot;_&quot;&amp;[.G195]&amp;&quot;.&quot;&amp;[.I195];LOWER([.B195])&amp;&quot;_&quot;&amp;LOWER([.C195])&amp;&quot;_&quot;&amp;LOWER([.D195])&amp;&quot;.&quot;&amp;[.I195])" office:value-type="string" office:string-value="geda_sheets_26x26.xpm">
            <text:p>geda_sheets_26x2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SHEETS</text:p>
          </table:table-cell>
          <table:table-cell office:value-type="string">
            <text:p>LARGE</text:p>
          </table:table-cell>
          <table:table-cell table:style-name="ce33" table:formula="of:=IF(ISERROR(VLOOKUP([.D196];[subfolders.$B$2:.$E$19];4;0));&quot;&quot;;VLOOKUP([.D196];[subfolders.$B$2:.$E$19];4;0))" office:value-type="string" office:string-value="LARGE">
            <text:p>LARGE</text:p>
          </table:table-cell>
          <table:table-cell table:style-name="Default" table:formula="of:=IF(ISERROR(VLOOKUP([.D196];[subfolders.$B$2:.$C$19];2;0));&quot;&quot;;VLOOKUP([.D196];[subfolders.$B$2:.$C$19];2;0))" office:value-type="string" office:string-value="28x28">
            <text:p>28x28</text:p>
          </table:table-cell>
          <table:table-cell table:style-name="Default" table:formula="of:=IF(ISERROR(VLOOKUP([.D196];[subfolders.$B$2:.$D$19];3;0));&quot;&quot;;VLOOKUP([.D196];[subfolders.$B$2:.$D$19];3;0))" office:value-type="string" office:string-value="28x28">
            <text:p>28x28</text:p>
          </table:table-cell>
          <table:table-cell table:formula="of:=IF([.G196]&lt;&gt;&quot;&quot;;LOWER([.B196])&amp;&quot;_&quot;&amp;LOWER([.C196])&amp;&quot;_&quot;&amp;[.G196]&amp;&quot;.&quot;&amp;[.I196];LOWER([.B196])&amp;&quot;_&quot;&amp;LOWER([.C196])&amp;&quot;_&quot;&amp;LOWER([.D196])&amp;&quot;.&quot;&amp;[.I196])" office:value-type="string" office:string-value="geda_sheets_28x28.xpm">
            <text:p>geda_sheets_28x28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SHEETS</text:p>
          </table:table-cell>
          <table:table-cell office:value-type="string">
            <text:p>XLARGE</text:p>
          </table:table-cell>
          <table:table-cell table:style-name="ce33" table:formula="of:=IF(ISERROR(VLOOKUP([.D197];[subfolders.$B$2:.$E$19];4;0));&quot;&quot;;VLOOKUP([.D197];[subfolders.$B$2:.$E$19];4;0))" office:value-type="string" office:string-value="XLARGE">
            <text:p>XLARGE</text:p>
          </table:table-cell>
          <table:table-cell table:style-name="Default" table:formula="of:=IF(ISERROR(VLOOKUP([.D197];[subfolders.$B$2:.$C$19];2;0));&quot;&quot;;VLOOKUP([.D197];[subfolders.$B$2:.$C$19];2;0))" office:value-type="string" office:string-value="32x32">
            <text:p>32x32</text:p>
          </table:table-cell>
          <table:table-cell table:style-name="Default" table:formula="of:=IF(ISERROR(VLOOKUP([.D197];[subfolders.$B$2:.$D$19];3;0));&quot;&quot;;VLOOKUP([.D197];[subfolders.$B$2:.$D$19];3;0))" office:value-type="string" office:string-value="32x32">
            <text:p>32x32</text:p>
          </table:table-cell>
          <table:table-cell table:formula="of:=IF([.G197]&lt;&gt;&quot;&quot;;LOWER([.B197])&amp;&quot;_&quot;&amp;LOWER([.C197])&amp;&quot;_&quot;&amp;[.G197]&amp;&quot;.&quot;&amp;[.I197];LOWER([.B197])&amp;&quot;_&quot;&amp;LOWER([.C197])&amp;&quot;_&quot;&amp;LOWER([.D197])&amp;&quot;.&quot;&amp;[.I197])" office:value-type="string" office:string-value="geda_sheets_32x32.xpm">
            <text:p>geda_sheets_32x3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SELECT</text:p>
          </table:table-cell>
          <table:table-cell office:value-type="string">
            <text:p>TINY</text:p>
          </table:table-cell>
          <table:table-cell table:style-name="ce33" table:formula="of:=IF(ISERROR(VLOOKUP([.D198];[subfolders.$B$2:.$E$19];4;0));&quot;&quot;;VLOOKUP([.D198];[subfolders.$B$2:.$E$19];4;0))" office:value-type="string" office:string-value="TINY">
            <text:p>TINY</text:p>
          </table:table-cell>
          <table:table-cell table:style-name="Default" table:formula="of:=IF(ISERROR(VLOOKUP([.D198];[subfolders.$B$2:.$C$19];2;0));&quot;&quot;;VLOOKUP([.D198];[subfolders.$B$2:.$C$19];2;0))" office:value-type="string" office:string-value="22x22">
            <text:p>22x22</text:p>
          </table:table-cell>
          <table:table-cell table:style-name="Default" table:formula="of:=IF(ISERROR(VLOOKUP([.D198];[subfolders.$B$2:.$D$19];3;0));&quot;&quot;;VLOOKUP([.D198];[subfolders.$B$2:.$D$19];3;0))" office:value-type="string" office:string-value="22x22">
            <text:p>22x22</text:p>
          </table:table-cell>
          <table:table-cell table:formula="of:=IF([.G198]&lt;&gt;&quot;&quot;;LOWER([.B198])&amp;&quot;_&quot;&amp;LOWER([.C198])&amp;&quot;_&quot;&amp;[.G198]&amp;&quot;.&quot;&amp;[.I198];LOWER([.B198])&amp;&quot;_&quot;&amp;LOWER([.C198])&amp;&quot;_&quot;&amp;LOWER([.D198])&amp;&quot;.&quot;&amp;[.I198])" office:value-type="string" office:string-value="geda_select_22x22.png">
            <text:p>geda_select_22x2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SELECT</text:p>
          </table:table-cell>
          <table:table-cell office:value-type="string">
            <text:p>SMALL</text:p>
          </table:table-cell>
          <table:table-cell table:style-name="ce33" table:formula="of:=IF(ISERROR(VLOOKUP([.D199];[subfolders.$B$2:.$E$19];4;0));&quot;&quot;;VLOOKUP([.D199];[subfolders.$B$2:.$E$19];4;0))" office:value-type="string" office:string-value="SMALL">
            <text:p>SMALL</text:p>
          </table:table-cell>
          <table:table-cell table:style-name="Default" table:formula="of:=IF(ISERROR(VLOOKUP([.D199];[subfolders.$B$2:.$C$19];2;0));&quot;&quot;;VLOOKUP([.D199];[subfolders.$B$2:.$C$19];2;0))" office:value-type="string" office:string-value="24x24">
            <text:p>24x24</text:p>
          </table:table-cell>
          <table:table-cell table:style-name="Default" table:formula="of:=IF(ISERROR(VLOOKUP([.D199];[subfolders.$B$2:.$D$19];3;0));&quot;&quot;;VLOOKUP([.D199];[subfolders.$B$2:.$D$19];3;0))" office:value-type="string" office:string-value="24x24">
            <text:p>24x24</text:p>
          </table:table-cell>
          <table:table-cell table:formula="of:=IF([.G199]&lt;&gt;&quot;&quot;;LOWER([.B199])&amp;&quot;_&quot;&amp;LOWER([.C199])&amp;&quot;_&quot;&amp;[.G199]&amp;&quot;.&quot;&amp;[.I199];LOWER([.B199])&amp;&quot;_&quot;&amp;LOWER([.C199])&amp;&quot;_&quot;&amp;LOWER([.D199])&amp;&quot;.&quot;&amp;[.I199])" office:value-type="string" office:string-value="geda_select_24x24.png">
            <text:p>geda_select_24x24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SELECT</text:p>
          </table:table-cell>
          <table:table-cell office:value-type="string">
            <text:p>MEDIUM</text:p>
          </table:table-cell>
          <table:table-cell table:style-name="ce33" table:formula="of:=IF(ISERROR(VLOOKUP([.D200];[subfolders.$B$2:.$E$19];4;0));&quot;&quot;;VLOOKUP([.D200];[subfolders.$B$2:.$E$19];4;0))" office:value-type="string" office:string-value="MEDIUM">
            <text:p>MEDIUM</text:p>
          </table:table-cell>
          <table:table-cell table:style-name="Default" table:formula="of:=IF(ISERROR(VLOOKUP([.D200];[subfolders.$B$2:.$C$19];2;0));&quot;&quot;;VLOOKUP([.D200];[subfolders.$B$2:.$C$19];2;0))" office:value-type="string" office:string-value="26x26">
            <text:p>26x26</text:p>
          </table:table-cell>
          <table:table-cell table:style-name="Default" table:formula="of:=IF(ISERROR(VLOOKUP([.D200];[subfolders.$B$2:.$D$19];3;0));&quot;&quot;;VLOOKUP([.D200];[subfolders.$B$2:.$D$19];3;0))" office:value-type="string" office:string-value="26x26">
            <text:p>26x26</text:p>
          </table:table-cell>
          <table:table-cell table:formula="of:=IF([.G200]&lt;&gt;&quot;&quot;;LOWER([.B200])&amp;&quot;_&quot;&amp;LOWER([.C200])&amp;&quot;_&quot;&amp;[.G200]&amp;&quot;.&quot;&amp;[.I200];LOWER([.B200])&amp;&quot;_&quot;&amp;LOWER([.C200])&amp;&quot;_&quot;&amp;LOWER([.D200])&amp;&quot;.&quot;&amp;[.I200])" office:value-type="string" office:string-value="geda_select_26x26.png">
            <text:p>geda_select_2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SELECT</text:p>
          </table:table-cell>
          <table:table-cell office:value-type="string">
            <text:p>LARGE</text:p>
          </table:table-cell>
          <table:table-cell table:style-name="ce33" table:formula="of:=IF(ISERROR(VLOOKUP([.D201];[subfolders.$B$2:.$E$19];4;0));&quot;&quot;;VLOOKUP([.D201];[subfolders.$B$2:.$E$19];4;0))" office:value-type="string" office:string-value="LARGE">
            <text:p>LARGE</text:p>
          </table:table-cell>
          <table:table-cell table:style-name="Default" table:formula="of:=IF(ISERROR(VLOOKUP([.D201];[subfolders.$B$2:.$C$19];2;0));&quot;&quot;;VLOOKUP([.D201];[subfolders.$B$2:.$C$19];2;0))" office:value-type="string" office:string-value="28x28">
            <text:p>28x28</text:p>
          </table:table-cell>
          <table:table-cell table:style-name="Default" table:formula="of:=IF(ISERROR(VLOOKUP([.D201];[subfolders.$B$2:.$D$19];3;0));&quot;&quot;;VLOOKUP([.D201];[subfolders.$B$2:.$D$19];3;0))" office:value-type="string" office:string-value="28x28">
            <text:p>28x28</text:p>
          </table:table-cell>
          <table:table-cell table:formula="of:=IF([.G201]&lt;&gt;&quot;&quot;;LOWER([.B201])&amp;&quot;_&quot;&amp;LOWER([.C201])&amp;&quot;_&quot;&amp;[.G201]&amp;&quot;.&quot;&amp;[.I201];LOWER([.B201])&amp;&quot;_&quot;&amp;LOWER([.C201])&amp;&quot;_&quot;&amp;LOWER([.D201])&amp;&quot;.&quot;&amp;[.I201])" office:value-type="string" office:string-value="geda_select_28x28.png">
            <text:p>geda_select_28x2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SELECT</text:p>
          </table:table-cell>
          <table:table-cell office:value-type="string">
            <text:p>XLARGE</text:p>
          </table:table-cell>
          <table:table-cell table:style-name="ce33" table:formula="of:=IF(ISERROR(VLOOKUP([.D202];[subfolders.$B$2:.$E$19];4;0));&quot;&quot;;VLOOKUP([.D202];[subfolders.$B$2:.$E$19];4;0))" office:value-type="string" office:string-value="XLARGE">
            <text:p>XLARGE</text:p>
          </table:table-cell>
          <table:table-cell table:style-name="Default" table:formula="of:=IF(ISERROR(VLOOKUP([.D202];[subfolders.$B$2:.$C$19];2;0));&quot;&quot;;VLOOKUP([.D202];[subfolders.$B$2:.$C$19];2;0))" office:value-type="string" office:string-value="32x32">
            <text:p>32x32</text:p>
          </table:table-cell>
          <table:table-cell table:style-name="Default" table:formula="of:=IF(ISERROR(VLOOKUP([.D202];[subfolders.$B$2:.$D$19];3;0));&quot;&quot;;VLOOKUP([.D202];[subfolders.$B$2:.$D$19];3;0))" office:value-type="string" office:string-value="32x32">
            <text:p>32x32</text:p>
          </table:table-cell>
          <table:table-cell table:formula="of:=IF([.G202]&lt;&gt;&quot;&quot;;LOWER([.B202])&amp;&quot;_&quot;&amp;LOWER([.C202])&amp;&quot;_&quot;&amp;[.G202]&amp;&quot;.&quot;&amp;[.I202];LOWER([.B202])&amp;&quot;_&quot;&amp;LOWER([.C202])&amp;&quot;_&quot;&amp;LOWER([.D202])&amp;&quot;.&quot;&amp;[.I202])" office:value-type="string" office:string-value="geda_select_32x32.png">
            <text:p>geda_select_32x3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SWITCH</text:p>
          </table:table-cell>
          <table:table-cell table:style-name="Default" office:value-type="string">
            <text:p>OFF</text:p>
          </table:table-cell>
          <table:table-cell table:style-name="ce33" table:formula="of:=IF(ISERROR(VLOOKUP([.D203];[subfolders.$B$2:.$E$19];4;0));&quot;&quot;;VLOOKUP([.D203];[subfolders.$B$2:.$E$19];4;0))" office:value-type="string" office:string-value="OFF">
            <text:p>OFF</text:p>
          </table:table-cell>
          <table:table-cell table:style-name="Default" table:formula="of:=IF(ISERROR(VLOOKUP([.D203];[subfolders.$B$2:.$C$19];2;0));&quot;&quot;;VLOOKUP([.D203];[subfolders.$B$2:.$C$19];2;0))" office:value-type="float" office:value="0">
            <text:p/>
          </table:table-cell>
          <table:table-cell table:style-name="Default" table:formula="of:=IF(ISERROR(VLOOKUP([.D203];[subfolders.$B$2:.$D$19];3;0));&quot;&quot;;VLOOKUP([.D203];[subfolders.$B$2:.$D$19];3;0))" office:value-type="float" office:value="0">
            <text:p/>
          </table:table-cell>
          <table:table-cell table:formula="of:=IF([.G203]&lt;&gt;&quot;&quot;;LOWER([.B203])&amp;&quot;_&quot;&amp;LOWER([.C203])&amp;&quot;_&quot;&amp;[.G203]&amp;&quot;.&quot;&amp;[.I203];LOWER([.B203])&amp;&quot;_&quot;&amp;LOWER([.C203])&amp;&quot;_&quot;&amp;LOWER([.D203])&amp;&quot;.&quot;&amp;[.I203])" office:value-type="string" office:string-value="geda_switch_off.png">
            <text:p>geda_switch_off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SWITCH</text:p>
          </table:table-cell>
          <table:table-cell office:value-type="string">
            <text:p>ON</text:p>
          </table:table-cell>
          <table:table-cell table:style-name="ce33" table:formula="of:=IF(ISERROR(VLOOKUP([.D204];[subfolders.$B$2:.$E$19];4;0));&quot;&quot;;VLOOKUP([.D204];[subfolders.$B$2:.$E$19];4;0))" office:value-type="string" office:string-value="ON">
            <text:p>ON</text:p>
          </table:table-cell>
          <table:table-cell table:style-name="Default" table:formula="of:=IF(ISERROR(VLOOKUP([.D204];[subfolders.$B$2:.$C$19];2;0));&quot;&quot;;VLOOKUP([.D204];[subfolders.$B$2:.$C$19];2;0))" office:value-type="float" office:value="0">
            <text:p/>
          </table:table-cell>
          <table:table-cell table:style-name="Default" table:formula="of:=IF(ISERROR(VLOOKUP([.D204];[subfolders.$B$2:.$D$19];3;0));&quot;&quot;;VLOOKUP([.D204];[subfolders.$B$2:.$D$19];3;0))" office:value-type="float" office:value="0">
            <text:p/>
          </table:table-cell>
          <table:table-cell table:formula="of:=IF([.G204]&lt;&gt;&quot;&quot;;LOWER([.B204])&amp;&quot;_&quot;&amp;LOWER([.C204])&amp;&quot;_&quot;&amp;[.G204]&amp;&quot;.&quot;&amp;[.I204];LOWER([.B204])&amp;&quot;_&quot;&amp;LOWER([.C204])&amp;&quot;_&quot;&amp;LOWER([.D204])&amp;&quot;.&quot;&amp;[.I204])" office:value-type="string" office:string-value="geda_switch_on.png">
            <text:p>geda_switch_on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TOOLS</text:p>
          </table:table-cell>
          <table:table-cell office:value-type="string">
            <text:p>TINY</text:p>
          </table:table-cell>
          <table:table-cell table:style-name="ce33" table:formula="of:=IF(ISERROR(VLOOKUP([.D205];[subfolders.$B$2:.$E$19];4;0));&quot;&quot;;VLOOKUP([.D205];[subfolders.$B$2:.$E$19];4;0))" office:value-type="string" office:string-value="TINY">
            <text:p>TINY</text:p>
          </table:table-cell>
          <table:table-cell table:style-name="Default" table:formula="of:=IF(ISERROR(VLOOKUP([.D205];[subfolders.$B$2:.$C$19];2;0));&quot;&quot;;VLOOKUP([.D205];[subfolders.$B$2:.$C$19];2;0))" office:value-type="string" office:string-value="22x22">
            <text:p>22x22</text:p>
          </table:table-cell>
          <table:table-cell table:style-name="Default" table:formula="of:=IF(ISERROR(VLOOKUP([.D205];[subfolders.$B$2:.$D$19];3;0));&quot;&quot;;VLOOKUP([.D205];[subfolders.$B$2:.$D$19];3;0))" office:value-type="string" office:string-value="22x22">
            <text:p>22x22</text:p>
          </table:table-cell>
          <table:table-cell table:formula="of:=IF([.G205]&lt;&gt;&quot;&quot;;LOWER([.B205])&amp;&quot;_&quot;&amp;LOWER([.C205])&amp;&quot;_&quot;&amp;[.G205]&amp;&quot;.&quot;&amp;[.I205];LOWER([.B205])&amp;&quot;_&quot;&amp;LOWER([.C205])&amp;&quot;_&quot;&amp;LOWER([.D205])&amp;&quot;.&quot;&amp;[.I205])" office:value-type="string" office:string-value="geda_tools_22x22.xpm">
            <text:p>geda_tools_22x2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TOOLS</text:p>
          </table:table-cell>
          <table:table-cell office:value-type="string">
            <text:p>SMALL</text:p>
          </table:table-cell>
          <table:table-cell table:style-name="ce33" table:formula="of:=IF(ISERROR(VLOOKUP([.D206];[subfolders.$B$2:.$E$19];4;0));&quot;&quot;;VLOOKUP([.D206];[subfolders.$B$2:.$E$19];4;0))" office:value-type="string" office:string-value="SMALL">
            <text:p>SMALL</text:p>
          </table:table-cell>
          <table:table-cell table:style-name="Default" table:formula="of:=IF(ISERROR(VLOOKUP([.D206];[subfolders.$B$2:.$C$19];2;0));&quot;&quot;;VLOOKUP([.D206];[subfolders.$B$2:.$C$19];2;0))" office:value-type="string" office:string-value="24x24">
            <text:p>24x24</text:p>
          </table:table-cell>
          <table:table-cell table:style-name="Default" table:formula="of:=IF(ISERROR(VLOOKUP([.D206];[subfolders.$B$2:.$D$19];3;0));&quot;&quot;;VLOOKUP([.D206];[subfolders.$B$2:.$D$19];3;0))" office:value-type="string" office:string-value="24x24">
            <text:p>24x24</text:p>
          </table:table-cell>
          <table:table-cell table:formula="of:=IF([.G206]&lt;&gt;&quot;&quot;;LOWER([.B206])&amp;&quot;_&quot;&amp;LOWER([.C206])&amp;&quot;_&quot;&amp;[.G206]&amp;&quot;.&quot;&amp;[.I206];LOWER([.B206])&amp;&quot;_&quot;&amp;LOWER([.C206])&amp;&quot;_&quot;&amp;LOWER([.D206])&amp;&quot;.&quot;&amp;[.I206])" office:value-type="string" office:string-value="geda_tools_24x24.xpm">
            <text:p>geda_tools_24x24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TOOLS</text:p>
          </table:table-cell>
          <table:table-cell office:value-type="string">
            <text:p>MEDIUM</text:p>
          </table:table-cell>
          <table:table-cell table:style-name="ce33" table:formula="of:=IF(ISERROR(VLOOKUP([.D207];[subfolders.$B$2:.$E$19];4;0));&quot;&quot;;VLOOKUP([.D207];[subfolders.$B$2:.$E$19];4;0))" office:value-type="string" office:string-value="MEDIUM">
            <text:p>MEDIUM</text:p>
          </table:table-cell>
          <table:table-cell table:style-name="Default" table:formula="of:=IF(ISERROR(VLOOKUP([.D207];[subfolders.$B$2:.$C$19];2;0));&quot;&quot;;VLOOKUP([.D207];[subfolders.$B$2:.$C$19];2;0))" office:value-type="string" office:string-value="26x26">
            <text:p>26x26</text:p>
          </table:table-cell>
          <table:table-cell table:style-name="Default" table:formula="of:=IF(ISERROR(VLOOKUP([.D207];[subfolders.$B$2:.$D$19];3;0));&quot;&quot;;VLOOKUP([.D207];[subfolders.$B$2:.$D$19];3;0))" office:value-type="string" office:string-value="26x26">
            <text:p>26x26</text:p>
          </table:table-cell>
          <table:table-cell table:formula="of:=IF([.G207]&lt;&gt;&quot;&quot;;LOWER([.B207])&amp;&quot;_&quot;&amp;LOWER([.C207])&amp;&quot;_&quot;&amp;[.G207]&amp;&quot;.&quot;&amp;[.I207];LOWER([.B207])&amp;&quot;_&quot;&amp;LOWER([.C207])&amp;&quot;_&quot;&amp;LOWER([.D207])&amp;&quot;.&quot;&amp;[.I207])" office:value-type="string" office:string-value="geda_tools_26x26.xpm">
            <text:p>geda_tools_26x2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TOOLS</text:p>
          </table:table-cell>
          <table:table-cell office:value-type="string">
            <text:p>LARGE</text:p>
          </table:table-cell>
          <table:table-cell table:style-name="ce33" table:formula="of:=IF(ISERROR(VLOOKUP([.D208];[subfolders.$B$2:.$E$19];4;0));&quot;&quot;;VLOOKUP([.D208];[subfolders.$B$2:.$E$19];4;0))" office:value-type="string" office:string-value="LARGE">
            <text:p>LARGE</text:p>
          </table:table-cell>
          <table:table-cell table:style-name="Default" table:formula="of:=IF(ISERROR(VLOOKUP([.D208];[subfolders.$B$2:.$C$19];2;0));&quot;&quot;;VLOOKUP([.D208];[subfolders.$B$2:.$C$19];2;0))" office:value-type="string" office:string-value="28x28">
            <text:p>28x28</text:p>
          </table:table-cell>
          <table:table-cell table:style-name="Default" table:formula="of:=IF(ISERROR(VLOOKUP([.D208];[subfolders.$B$2:.$D$19];3;0));&quot;&quot;;VLOOKUP([.D208];[subfolders.$B$2:.$D$19];3;0))" office:value-type="string" office:string-value="28x28">
            <text:p>28x28</text:p>
          </table:table-cell>
          <table:table-cell table:formula="of:=IF([.G208]&lt;&gt;&quot;&quot;;LOWER([.B208])&amp;&quot;_&quot;&amp;LOWER([.C208])&amp;&quot;_&quot;&amp;[.G208]&amp;&quot;.&quot;&amp;[.I208];LOWER([.B208])&amp;&quot;_&quot;&amp;LOWER([.C208])&amp;&quot;_&quot;&amp;LOWER([.D208])&amp;&quot;.&quot;&amp;[.I208])" office:value-type="string" office:string-value="geda_tools_28x28.xpm">
            <text:p>geda_tools_28x28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TOOLS</text:p>
          </table:table-cell>
          <table:table-cell office:value-type="string">
            <text:p>XLARGE</text:p>
          </table:table-cell>
          <table:table-cell table:style-name="ce33" table:formula="of:=IF(ISERROR(VLOOKUP([.D209];[subfolders.$B$2:.$E$19];4;0));&quot;&quot;;VLOOKUP([.D209];[subfolders.$B$2:.$E$19];4;0))" office:value-type="string" office:string-value="XLARGE">
            <text:p>XLARGE</text:p>
          </table:table-cell>
          <table:table-cell table:style-name="Default" table:formula="of:=IF(ISERROR(VLOOKUP([.D209];[subfolders.$B$2:.$C$19];2;0));&quot;&quot;;VLOOKUP([.D209];[subfolders.$B$2:.$C$19];2;0))" office:value-type="string" office:string-value="32x32">
            <text:p>32x32</text:p>
          </table:table-cell>
          <table:table-cell table:style-name="Default" table:formula="of:=IF(ISERROR(VLOOKUP([.D209];[subfolders.$B$2:.$D$19];3;0));&quot;&quot;;VLOOKUP([.D209];[subfolders.$B$2:.$D$19];3;0))" office:value-type="string" office:string-value="32x32">
            <text:p>32x32</text:p>
          </table:table-cell>
          <table:table-cell table:formula="of:=IF([.G209]&lt;&gt;&quot;&quot;;LOWER([.B209])&amp;&quot;_&quot;&amp;LOWER([.C209])&amp;&quot;_&quot;&amp;[.G209]&amp;&quot;.&quot;&amp;[.I209];LOWER([.B209])&amp;&quot;_&quot;&amp;LOWER([.C209])&amp;&quot;_&quot;&amp;LOWER([.D209])&amp;&quot;.&quot;&amp;[.I209])" office:value-type="string" office:string-value="geda_tools_32x32.xpm">
            <text:p>geda_tools_32x3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TOOLS</text:p>
          </table:table-cell>
          <table:table-cell office:value-type="string">
            <text:p>JUMBO</text:p>
          </table:table-cell>
          <table:table-cell table:style-name="ce33" table:formula="of:=IF(ISERROR(VLOOKUP([.D210];[subfolders.$B$2:.$E$19];4;0));&quot;&quot;;VLOOKUP([.D210];[subfolders.$B$2:.$E$19];4;0))" office:value-type="string" office:string-value="JUMBO">
            <text:p>JUMBO</text:p>
          </table:table-cell>
          <table:table-cell table:style-name="Default" table:formula="of:=IF(ISERROR(VLOOKUP([.D210];[subfolders.$B$2:.$C$19];2;0));&quot;&quot;;VLOOKUP([.D210];[subfolders.$B$2:.$C$19];2;0))" office:value-type="string" office:string-value="128x128">
            <text:p>128x128</text:p>
          </table:table-cell>
          <table:table-cell table:style-name="Default" table:formula="of:=IF(ISERROR(VLOOKUP([.D210];[subfolders.$B$2:.$D$19];3;0));&quot;&quot;;VLOOKUP([.D210];[subfolders.$B$2:.$D$19];3;0))" office:value-type="string" office:string-value="128x128">
            <text:p>128x128</text:p>
          </table:table-cell>
          <table:table-cell table:formula="of:=IF([.G210]&lt;&gt;&quot;&quot;;LOWER([.B210])&amp;&quot;_&quot;&amp;LOWER([.C210])&amp;&quot;_&quot;&amp;[.G210]&amp;&quot;.&quot;&amp;[.I210];LOWER([.B210])&amp;&quot;_&quot;&amp;LOWER([.C210])&amp;&quot;_&quot;&amp;LOWER([.D210])&amp;&quot;.&quot;&amp;[.I210])" office:value-type="string" office:string-value="geda_tools_128x128.xpm">
            <text:p>geda_tools_128x128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UNLOCK</text:p>
          </table:table-cell>
          <table:table-cell office:value-type="string">
            <text:p>TINY</text:p>
          </table:table-cell>
          <table:table-cell table:style-name="ce33" table:formula="of:=IF(ISERROR(VLOOKUP([.D211];[subfolders.$B$2:.$E$19];4;0));&quot;&quot;;VLOOKUP([.D211];[subfolders.$B$2:.$E$19];4;0))" office:value-type="string" office:string-value="TINY">
            <text:p>TINY</text:p>
          </table:table-cell>
          <table:table-cell table:style-name="Default" table:formula="of:=IF(ISERROR(VLOOKUP([.D211];[subfolders.$B$2:.$C$19];2;0));&quot;&quot;;VLOOKUP([.D211];[subfolders.$B$2:.$C$19];2;0))" office:value-type="string" office:string-value="22x22">
            <text:p>22x22</text:p>
          </table:table-cell>
          <table:table-cell table:style-name="Default" table:formula="of:=IF(ISERROR(VLOOKUP([.D211];[subfolders.$B$2:.$D$19];3;0));&quot;&quot;;VLOOKUP([.D211];[subfolders.$B$2:.$D$19];3;0))" office:value-type="string" office:string-value="22x22">
            <text:p>22x22</text:p>
          </table:table-cell>
          <table:table-cell table:formula="of:=IF([.G211]&lt;&gt;&quot;&quot;;LOWER([.B211])&amp;&quot;_&quot;&amp;LOWER([.C211])&amp;&quot;_&quot;&amp;[.G211]&amp;&quot;.&quot;&amp;[.I211];LOWER([.B211])&amp;&quot;_&quot;&amp;LOWER([.C211])&amp;&quot;_&quot;&amp;LOWER([.D211])&amp;&quot;.&quot;&amp;[.I211])" office:value-type="string" office:string-value="geda_unlock_22x22.png">
            <text:p>geda_unlock_22x2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UNLOCK</text:p>
          </table:table-cell>
          <table:table-cell office:value-type="string">
            <text:p>SMALL</text:p>
          </table:table-cell>
          <table:table-cell table:style-name="ce33" table:formula="of:=IF(ISERROR(VLOOKUP([.D212];[subfolders.$B$2:.$E$19];4;0));&quot;&quot;;VLOOKUP([.D212];[subfolders.$B$2:.$E$19];4;0))" office:value-type="string" office:string-value="SMALL">
            <text:p>SMALL</text:p>
          </table:table-cell>
          <table:table-cell table:style-name="Default" table:formula="of:=IF(ISERROR(VLOOKUP([.D212];[subfolders.$B$2:.$C$19];2;0));&quot;&quot;;VLOOKUP([.D212];[subfolders.$B$2:.$C$19];2;0))" office:value-type="string" office:string-value="24x24">
            <text:p>24x24</text:p>
          </table:table-cell>
          <table:table-cell table:style-name="Default" table:formula="of:=IF(ISERROR(VLOOKUP([.D212];[subfolders.$B$2:.$D$19];3;0));&quot;&quot;;VLOOKUP([.D212];[subfolders.$B$2:.$D$19];3;0))" office:value-type="string" office:string-value="24x24">
            <text:p>24x24</text:p>
          </table:table-cell>
          <table:table-cell table:formula="of:=IF([.G212]&lt;&gt;&quot;&quot;;LOWER([.B212])&amp;&quot;_&quot;&amp;LOWER([.C212])&amp;&quot;_&quot;&amp;[.G212]&amp;&quot;.&quot;&amp;[.I212];LOWER([.B212])&amp;&quot;_&quot;&amp;LOWER([.C212])&amp;&quot;_&quot;&amp;LOWER([.D212])&amp;&quot;.&quot;&amp;[.I212])" office:value-type="string" office:string-value="geda_unlock_24x24.png">
            <text:p>geda_unlock_24x24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UNLOCK</text:p>
          </table:table-cell>
          <table:table-cell office:value-type="string">
            <text:p>MEDIUM</text:p>
          </table:table-cell>
          <table:table-cell table:style-name="ce33" table:formula="of:=IF(ISERROR(VLOOKUP([.D213];[subfolders.$B$2:.$E$19];4;0));&quot;&quot;;VLOOKUP([.D213];[subfolders.$B$2:.$E$19];4;0))" office:value-type="string" office:string-value="MEDIUM">
            <text:p>MEDIUM</text:p>
          </table:table-cell>
          <table:table-cell table:style-name="Default" table:formula="of:=IF(ISERROR(VLOOKUP([.D213];[subfolders.$B$2:.$C$19];2;0));&quot;&quot;;VLOOKUP([.D213];[subfolders.$B$2:.$C$19];2;0))" office:value-type="string" office:string-value="26x26">
            <text:p>26x26</text:p>
          </table:table-cell>
          <table:table-cell table:style-name="Default" table:formula="of:=IF(ISERROR(VLOOKUP([.D213];[subfolders.$B$2:.$D$19];3;0));&quot;&quot;;VLOOKUP([.D213];[subfolders.$B$2:.$D$19];3;0))" office:value-type="string" office:string-value="26x26">
            <text:p>26x26</text:p>
          </table:table-cell>
          <table:table-cell table:formula="of:=IF([.G213]&lt;&gt;&quot;&quot;;LOWER([.B213])&amp;&quot;_&quot;&amp;LOWER([.C213])&amp;&quot;_&quot;&amp;[.G213]&amp;&quot;.&quot;&amp;[.I213];LOWER([.B213])&amp;&quot;_&quot;&amp;LOWER([.C213])&amp;&quot;_&quot;&amp;LOWER([.D213])&amp;&quot;.&quot;&amp;[.I213])" office:value-type="string" office:string-value="geda_unlock_26x26.png">
            <text:p>geda_unlock_2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UNLOCK</text:p>
          </table:table-cell>
          <table:table-cell office:value-type="string">
            <text:p>LARGE</text:p>
          </table:table-cell>
          <table:table-cell table:style-name="ce33" table:formula="of:=IF(ISERROR(VLOOKUP([.D214];[subfolders.$B$2:.$E$19];4;0));&quot;&quot;;VLOOKUP([.D214];[subfolders.$B$2:.$E$19];4;0))" office:value-type="string" office:string-value="LARGE">
            <text:p>LARGE</text:p>
          </table:table-cell>
          <table:table-cell table:style-name="Default" table:formula="of:=IF(ISERROR(VLOOKUP([.D214];[subfolders.$B$2:.$C$19];2;0));&quot;&quot;;VLOOKUP([.D214];[subfolders.$B$2:.$C$19];2;0))" office:value-type="string" office:string-value="28x28">
            <text:p>28x28</text:p>
          </table:table-cell>
          <table:table-cell table:style-name="Default" table:formula="of:=IF(ISERROR(VLOOKUP([.D214];[subfolders.$B$2:.$D$19];3;0));&quot;&quot;;VLOOKUP([.D214];[subfolders.$B$2:.$D$19];3;0))" office:value-type="string" office:string-value="28x28">
            <text:p>28x28</text:p>
          </table:table-cell>
          <table:table-cell table:formula="of:=IF([.G214]&lt;&gt;&quot;&quot;;LOWER([.B214])&amp;&quot;_&quot;&amp;LOWER([.C214])&amp;&quot;_&quot;&amp;[.G214]&amp;&quot;.&quot;&amp;[.I214];LOWER([.B214])&amp;&quot;_&quot;&amp;LOWER([.C214])&amp;&quot;_&quot;&amp;LOWER([.D214])&amp;&quot;.&quot;&amp;[.I214])" office:value-type="string" office:string-value="geda_unlock_28x28.png">
            <text:p>geda_unlock_28x2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UNLOCK</text:p>
          </table:table-cell>
          <table:table-cell office:value-type="string">
            <text:p>XLARGE</text:p>
          </table:table-cell>
          <table:table-cell table:style-name="ce33" table:formula="of:=IF(ISERROR(VLOOKUP([.D215];[subfolders.$B$2:.$E$19];4;0));&quot;&quot;;VLOOKUP([.D215];[subfolders.$B$2:.$E$19];4;0))" office:value-type="string" office:string-value="XLARGE">
            <text:p>XLARGE</text:p>
          </table:table-cell>
          <table:table-cell table:style-name="Default" table:formula="of:=IF(ISERROR(VLOOKUP([.D215];[subfolders.$B$2:.$C$19];2;0));&quot;&quot;;VLOOKUP([.D215];[subfolders.$B$2:.$C$19];2;0))" office:value-type="string" office:string-value="32x32">
            <text:p>32x32</text:p>
          </table:table-cell>
          <table:table-cell table:style-name="Default" table:formula="of:=IF(ISERROR(VLOOKUP([.D215];[subfolders.$B$2:.$D$19];3;0));&quot;&quot;;VLOOKUP([.D215];[subfolders.$B$2:.$D$19];3;0))" office:value-type="string" office:string-value="32x32">
            <text:p>32x32</text:p>
          </table:table-cell>
          <table:table-cell table:formula="of:=IF([.G215]&lt;&gt;&quot;&quot;;LOWER([.B215])&amp;&quot;_&quot;&amp;LOWER([.C215])&amp;&quot;_&quot;&amp;[.G215]&amp;&quot;.&quot;&amp;[.I215];LOWER([.B215])&amp;&quot;_&quot;&amp;LOWER([.C215])&amp;&quot;_&quot;&amp;LOWER([.D215])&amp;&quot;.&quot;&amp;[.I215])" office:value-type="string" office:string-value="geda_unlock_32x32.png">
            <text:p>geda_unlock_32x3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VALUE</text:p>
          </table:table-cell>
          <table:table-cell office:value-type="string">
            <text:p>MINI</text:p>
          </table:table-cell>
          <table:table-cell table:style-name="ce33" table:formula="of:=IF(ISERROR(VLOOKUP([.D216];[subfolders.$B$2:.$E$19];4;0));&quot;&quot;;VLOOKUP([.D216];[subfolders.$B$2:.$E$19];4;0))" office:value-type="string" office:string-value="MINI">
            <text:p>MINI</text:p>
          </table:table-cell>
          <table:table-cell table:style-name="Default" table:formula="of:=IF(ISERROR(VLOOKUP([.D216];[subfolders.$B$2:.$C$19];2;0));&quot;&quot;;VLOOKUP([.D216];[subfolders.$B$2:.$C$19];2;0))" office:value-type="string" office:string-value="16x16">
            <text:p>16x16</text:p>
          </table:table-cell>
          <table:table-cell table:style-name="Default" table:formula="of:=IF(ISERROR(VLOOKUP([.D216];[subfolders.$B$2:.$D$19];3;0));&quot;&quot;;VLOOKUP([.D216];[subfolders.$B$2:.$D$19];3;0))" office:value-type="string" office:string-value="16x16">
            <text:p>16x16</text:p>
          </table:table-cell>
          <table:table-cell table:formula="of:=IF([.G216]&lt;&gt;&quot;&quot;;LOWER([.B216])&amp;&quot;_&quot;&amp;LOWER([.C216])&amp;&quot;_&quot;&amp;[.G216]&amp;&quot;.&quot;&amp;[.I216];LOWER([.B216])&amp;&quot;_&quot;&amp;LOWER([.C216])&amp;&quot;_&quot;&amp;LOWER([.D216])&amp;&quot;.&quot;&amp;[.I216])" office:value-type="string" office:string-value="geda_value_16x16.xpm">
            <text:p>geda_value_16x1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VALUE</text:p>
          </table:table-cell>
          <table:table-cell office:value-type="string">
            <text:p>TINY</text:p>
          </table:table-cell>
          <table:table-cell table:style-name="ce33" table:formula="of:=IF(ISERROR(VLOOKUP([.D217];[subfolders.$B$2:.$E$19];4;0));&quot;&quot;;VLOOKUP([.D217];[subfolders.$B$2:.$E$19];4;0))" office:value-type="string" office:string-value="TINY">
            <text:p>TINY</text:p>
          </table:table-cell>
          <table:table-cell table:style-name="Default" table:formula="of:=IF(ISERROR(VLOOKUP([.D217];[subfolders.$B$2:.$C$19];2;0));&quot;&quot;;VLOOKUP([.D217];[subfolders.$B$2:.$C$19];2;0))" office:value-type="string" office:string-value="22x22">
            <text:p>22x22</text:p>
          </table:table-cell>
          <table:table-cell table:style-name="Default" table:formula="of:=IF(ISERROR(VLOOKUP([.D217];[subfolders.$B$2:.$D$19];3;0));&quot;&quot;;VLOOKUP([.D217];[subfolders.$B$2:.$D$19];3;0))" office:value-type="string" office:string-value="22x22">
            <text:p>22x22</text:p>
          </table:table-cell>
          <table:table-cell table:formula="of:=IF([.G217]&lt;&gt;&quot;&quot;;LOWER([.B217])&amp;&quot;_&quot;&amp;LOWER([.C217])&amp;&quot;_&quot;&amp;[.G217]&amp;&quot;.&quot;&amp;[.I217];LOWER([.B217])&amp;&quot;_&quot;&amp;LOWER([.C217])&amp;&quot;_&quot;&amp;LOWER([.D217])&amp;&quot;.&quot;&amp;[.I217])" office:value-type="string" office:string-value="geda_value_22x22.xpm">
            <text:p>geda_value_22x2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VALUE</text:p>
          </table:table-cell>
          <table:table-cell office:value-type="string">
            <text:p>SMALL</text:p>
          </table:table-cell>
          <table:table-cell table:style-name="ce33" table:formula="of:=IF(ISERROR(VLOOKUP([.D218];[subfolders.$B$2:.$E$19];4;0));&quot;&quot;;VLOOKUP([.D218];[subfolders.$B$2:.$E$19];4;0))" office:value-type="string" office:string-value="SMALL">
            <text:p>SMALL</text:p>
          </table:table-cell>
          <table:table-cell table:style-name="Default" table:formula="of:=IF(ISERROR(VLOOKUP([.D218];[subfolders.$B$2:.$C$19];2;0));&quot;&quot;;VLOOKUP([.D218];[subfolders.$B$2:.$C$19];2;0))" office:value-type="string" office:string-value="24x24">
            <text:p>24x24</text:p>
          </table:table-cell>
          <table:table-cell table:style-name="Default" table:formula="of:=IF(ISERROR(VLOOKUP([.D218];[subfolders.$B$2:.$D$19];3;0));&quot;&quot;;VLOOKUP([.D218];[subfolders.$B$2:.$D$19];3;0))" office:value-type="string" office:string-value="24x24">
            <text:p>24x24</text:p>
          </table:table-cell>
          <table:table-cell table:formula="of:=IF([.G218]&lt;&gt;&quot;&quot;;LOWER([.B218])&amp;&quot;_&quot;&amp;LOWER([.C218])&amp;&quot;_&quot;&amp;[.G218]&amp;&quot;.&quot;&amp;[.I218];LOWER([.B218])&amp;&quot;_&quot;&amp;LOWER([.C218])&amp;&quot;_&quot;&amp;LOWER([.D218])&amp;&quot;.&quot;&amp;[.I218])" office:value-type="string" office:string-value="geda_value_24x24.xpm">
            <text:p>geda_value_24x24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VALUE</text:p>
          </table:table-cell>
          <table:table-cell office:value-type="string">
            <text:p>MEDIUM</text:p>
          </table:table-cell>
          <table:table-cell table:style-name="ce33" table:formula="of:=IF(ISERROR(VLOOKUP([.D219];[subfolders.$B$2:.$E$19];4;0));&quot;&quot;;VLOOKUP([.D219];[subfolders.$B$2:.$E$19];4;0))" office:value-type="string" office:string-value="MEDIUM">
            <text:p>MEDIUM</text:p>
          </table:table-cell>
          <table:table-cell table:style-name="Default" table:formula="of:=IF(ISERROR(VLOOKUP([.D219];[subfolders.$B$2:.$C$19];2;0));&quot;&quot;;VLOOKUP([.D219];[subfolders.$B$2:.$C$19];2;0))" office:value-type="string" office:string-value="26x26">
            <text:p>26x26</text:p>
          </table:table-cell>
          <table:table-cell table:style-name="Default" table:formula="of:=IF(ISERROR(VLOOKUP([.D219];[subfolders.$B$2:.$D$19];3;0));&quot;&quot;;VLOOKUP([.D219];[subfolders.$B$2:.$D$19];3;0))" office:value-type="string" office:string-value="26x26">
            <text:p>26x26</text:p>
          </table:table-cell>
          <table:table-cell table:formula="of:=IF([.G219]&lt;&gt;&quot;&quot;;LOWER([.B219])&amp;&quot;_&quot;&amp;LOWER([.C219])&amp;&quot;_&quot;&amp;[.G219]&amp;&quot;.&quot;&amp;[.I219];LOWER([.B219])&amp;&quot;_&quot;&amp;LOWER([.C219])&amp;&quot;_&quot;&amp;LOWER([.D219])&amp;&quot;.&quot;&amp;[.I219])" office:value-type="string" office:string-value="geda_value_26x26.xpm">
            <text:p>geda_value_26x2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VALUE</text:p>
          </table:table-cell>
          <table:table-cell office:value-type="string">
            <text:p>LARGE</text:p>
          </table:table-cell>
          <table:table-cell table:style-name="ce33" table:formula="of:=IF(ISERROR(VLOOKUP([.D220];[subfolders.$B$2:.$E$19];4;0));&quot;&quot;;VLOOKUP([.D220];[subfolders.$B$2:.$E$19];4;0))" office:value-type="string" office:string-value="LARGE">
            <text:p>LARGE</text:p>
          </table:table-cell>
          <table:table-cell table:style-name="Default" table:formula="of:=IF(ISERROR(VLOOKUP([.D220];[subfolders.$B$2:.$C$19];2;0));&quot;&quot;;VLOOKUP([.D220];[subfolders.$B$2:.$C$19];2;0))" office:value-type="string" office:string-value="28x28">
            <text:p>28x28</text:p>
          </table:table-cell>
          <table:table-cell table:style-name="Default" table:formula="of:=IF(ISERROR(VLOOKUP([.D220];[subfolders.$B$2:.$D$19];3;0));&quot;&quot;;VLOOKUP([.D220];[subfolders.$B$2:.$D$19];3;0))" office:value-type="string" office:string-value="28x28">
            <text:p>28x28</text:p>
          </table:table-cell>
          <table:table-cell table:formula="of:=IF([.G220]&lt;&gt;&quot;&quot;;LOWER([.B220])&amp;&quot;_&quot;&amp;LOWER([.C220])&amp;&quot;_&quot;&amp;[.G220]&amp;&quot;.&quot;&amp;[.I220];LOWER([.B220])&amp;&quot;_&quot;&amp;LOWER([.C220])&amp;&quot;_&quot;&amp;LOWER([.D220])&amp;&quot;.&quot;&amp;[.I220])" office:value-type="string" office:string-value="geda_value_28x28.xpm">
            <text:p>geda_value_28x28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VALUE</text:p>
          </table:table-cell>
          <table:table-cell office:value-type="string">
            <text:p>XLARGE</text:p>
          </table:table-cell>
          <table:table-cell table:style-name="ce33" table:formula="of:=IF(ISERROR(VLOOKUP([.D221];[subfolders.$B$2:.$E$19];4;0));&quot;&quot;;VLOOKUP([.D221];[subfolders.$B$2:.$E$19];4;0))" office:value-type="string" office:string-value="XLARGE">
            <text:p>XLARGE</text:p>
          </table:table-cell>
          <table:table-cell table:style-name="Default" table:formula="of:=IF(ISERROR(VLOOKUP([.D221];[subfolders.$B$2:.$C$19];2;0));&quot;&quot;;VLOOKUP([.D221];[subfolders.$B$2:.$C$19];2;0))" office:value-type="string" office:string-value="32x32">
            <text:p>32x32</text:p>
          </table:table-cell>
          <table:table-cell table:style-name="Default" table:formula="of:=IF(ISERROR(VLOOKUP([.D221];[subfolders.$B$2:.$D$19];3;0));&quot;&quot;;VLOOKUP([.D221];[subfolders.$B$2:.$D$19];3;0))" office:value-type="string" office:string-value="32x32">
            <text:p>32x32</text:p>
          </table:table-cell>
          <table:table-cell table:formula="of:=IF([.G221]&lt;&gt;&quot;&quot;;LOWER([.B221])&amp;&quot;_&quot;&amp;LOWER([.C221])&amp;&quot;_&quot;&amp;[.G221]&amp;&quot;.&quot;&amp;[.I221];LOWER([.B221])&amp;&quot;_&quot;&amp;LOWER([.C221])&amp;&quot;_&quot;&amp;LOWER([.D221])&amp;&quot;.&quot;&amp;[.I221])" office:value-type="string" office:string-value="geda_value_32x32.xpm">
            <text:p>geda_value_32x3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VALUE</text:p>
          </table:table-cell>
          <table:table-cell office:value-type="string">
            <text:p>XXLARGE</text:p>
          </table:table-cell>
          <table:table-cell table:style-name="ce33" table:formula="of:=IF(ISERROR(VLOOKUP([.D222];[subfolders.$B$2:.$E$19];4;0));&quot;&quot;;VLOOKUP([.D222];[subfolders.$B$2:.$E$19];4;0))" office:value-type="string" office:string-value="XXLARGE">
            <text:p>XXLARGE</text:p>
          </table:table-cell>
          <table:table-cell table:style-name="Default" table:formula="of:=IF(ISERROR(VLOOKUP([.D222];[subfolders.$B$2:.$C$19];2;0));&quot;&quot;;VLOOKUP([.D222];[subfolders.$B$2:.$C$19];2;0))" office:value-type="string" office:string-value="36x36">
            <text:p>36x36</text:p>
          </table:table-cell>
          <table:table-cell table:style-name="Default" table:formula="of:=IF(ISERROR(VLOOKUP([.D222];[subfolders.$B$2:.$D$19];3;0));&quot;&quot;;VLOOKUP([.D222];[subfolders.$B$2:.$D$19];3;0))" office:value-type="string" office:string-value="36x36">
            <text:p>36x36</text:p>
          </table:table-cell>
          <table:table-cell table:formula="of:=IF([.G222]&lt;&gt;&quot;&quot;;LOWER([.B222])&amp;&quot;_&quot;&amp;LOWER([.C222])&amp;&quot;_&quot;&amp;[.G222]&amp;&quot;.&quot;&amp;[.I222];LOWER([.B222])&amp;&quot;_&quot;&amp;LOWER([.C222])&amp;&quot;_&quot;&amp;LOWER([.D222])&amp;&quot;.&quot;&amp;[.I222])" office:value-type="string" office:string-value="geda_value_36x36.xpm">
            <text:p>geda_value_36x3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VALUE</text:p>
          </table:table-cell>
          <table:table-cell office:value-type="string">
            <text:p>256x256</text:p>
          </table:table-cell>
          <table:table-cell table:style-name="ce33" table:formula="of:=IF(ISERROR(VLOOKUP([.D223];[subfolders.$B$2:.$E$19];4;0));&quot;&quot;;VLOOKUP([.D223];[subfolders.$B$2:.$E$19];4;0))" office:value-type="string" office:string-value="256x256">
            <text:p>256x256</text:p>
          </table:table-cell>
          <table:table-cell table:style-name="Default" table:formula="of:=IF(ISERROR(VLOOKUP([.D223];[subfolders.$B$2:.$C$19];2;0));&quot;&quot;;VLOOKUP([.D223];[subfolders.$B$2:.$C$19];2;0))" office:value-type="string" office:string-value="256x256">
            <text:p>256x256</text:p>
          </table:table-cell>
          <table:table-cell table:style-name="Default" table:formula="of:=IF(ISERROR(VLOOKUP([.D223];[subfolders.$B$2:.$D$19];3;0));&quot;&quot;;VLOOKUP([.D223];[subfolders.$B$2:.$D$19];3;0))" office:value-type="string" office:string-value="256x256">
            <text:p>256x256</text:p>
          </table:table-cell>
          <table:table-cell table:formula="of:=IF([.G223]&lt;&gt;&quot;&quot;;LOWER([.B223])&amp;&quot;_&quot;&amp;LOWER([.C223])&amp;&quot;_&quot;&amp;[.G223]&amp;&quot;.&quot;&amp;[.I223];LOWER([.B223])&amp;&quot;_&quot;&amp;LOWER([.C223])&amp;&quot;_&quot;&amp;LOWER([.D223])&amp;&quot;.&quot;&amp;[.I223])" office:value-type="string" office:string-value="geda_value_256x256.png">
            <text:p>geda_value_256x25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VIEW_REDRAW</text:p>
          </table:table-cell>
          <table:table-cell office:value-type="string">
            <text:p>TINY</text:p>
          </table:table-cell>
          <table:table-cell table:style-name="ce33" table:formula="of:=IF(ISERROR(VLOOKUP([.D224];[subfolders.$B$2:.$E$19];4;0));&quot;&quot;;VLOOKUP([.D224];[subfolders.$B$2:.$E$19];4;0))" office:value-type="string" office:string-value="TINY">
            <text:p>TINY</text:p>
          </table:table-cell>
          <table:table-cell table:style-name="Default" table:formula="of:=IF(ISERROR(VLOOKUP([.D224];[subfolders.$B$2:.$C$19];2;0));&quot;&quot;;VLOOKUP([.D224];[subfolders.$B$2:.$C$19];2;0))" office:value-type="string" office:string-value="22x22">
            <text:p>22x22</text:p>
          </table:table-cell>
          <table:table-cell table:style-name="Default" table:formula="of:=IF(ISERROR(VLOOKUP([.D224];[subfolders.$B$2:.$D$19];3;0));&quot;&quot;;VLOOKUP([.D224];[subfolders.$B$2:.$D$19];3;0))" office:value-type="string" office:string-value="22x22">
            <text:p>22x22</text:p>
          </table:table-cell>
          <table:table-cell table:formula="of:=IF([.G224]&lt;&gt;&quot;&quot;;LOWER([.B224])&amp;&quot;_&quot;&amp;LOWER([.C224])&amp;&quot;_&quot;&amp;[.G224]&amp;&quot;.&quot;&amp;[.I224];LOWER([.B224])&amp;&quot;_&quot;&amp;LOWER([.C224])&amp;&quot;_&quot;&amp;LOWER([.D224])&amp;&quot;.&quot;&amp;[.I224])" office:value-type="string" office:string-value="geda_view_redraw_22x22.png">
            <text:p>geda_view_redraw_22x2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VIEW_REDRAW</text:p>
          </table:table-cell>
          <table:table-cell office:value-type="string">
            <text:p>SMALL</text:p>
          </table:table-cell>
          <table:table-cell table:style-name="ce33" table:formula="of:=IF(ISERROR(VLOOKUP([.D225];[subfolders.$B$2:.$E$19];4;0));&quot;&quot;;VLOOKUP([.D225];[subfolders.$B$2:.$E$19];4;0))" office:value-type="string" office:string-value="SMALL">
            <text:p>SMALL</text:p>
          </table:table-cell>
          <table:table-cell table:style-name="Default" table:formula="of:=IF(ISERROR(VLOOKUP([.D225];[subfolders.$B$2:.$C$19];2;0));&quot;&quot;;VLOOKUP([.D225];[subfolders.$B$2:.$C$19];2;0))" office:value-type="string" office:string-value="24x24">
            <text:p>24x24</text:p>
          </table:table-cell>
          <table:table-cell table:style-name="Default" table:formula="of:=IF(ISERROR(VLOOKUP([.D225];[subfolders.$B$2:.$D$19];3;0));&quot;&quot;;VLOOKUP([.D225];[subfolders.$B$2:.$D$19];3;0))" office:value-type="string" office:string-value="24x24">
            <text:p>24x24</text:p>
          </table:table-cell>
          <table:table-cell table:formula="of:=IF([.G225]&lt;&gt;&quot;&quot;;LOWER([.B225])&amp;&quot;_&quot;&amp;LOWER([.C225])&amp;&quot;_&quot;&amp;[.G225]&amp;&quot;.&quot;&amp;[.I225];LOWER([.B225])&amp;&quot;_&quot;&amp;LOWER([.C225])&amp;&quot;_&quot;&amp;LOWER([.D225])&amp;&quot;.&quot;&amp;[.I225])" office:value-type="string" office:string-value="geda_view_redraw_24x24.png">
            <text:p>geda_view_redraw_24x24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VIEW_REDRAW</text:p>
          </table:table-cell>
          <table:table-cell office:value-type="string">
            <text:p>MEDIUM</text:p>
          </table:table-cell>
          <table:table-cell table:style-name="ce33" table:formula="of:=IF(ISERROR(VLOOKUP([.D226];[subfolders.$B$2:.$E$19];4;0));&quot;&quot;;VLOOKUP([.D226];[subfolders.$B$2:.$E$19];4;0))" office:value-type="string" office:string-value="MEDIUM">
            <text:p>MEDIUM</text:p>
          </table:table-cell>
          <table:table-cell table:style-name="Default" table:formula="of:=IF(ISERROR(VLOOKUP([.D226];[subfolders.$B$2:.$C$19];2;0));&quot;&quot;;VLOOKUP([.D226];[subfolders.$B$2:.$C$19];2;0))" office:value-type="string" office:string-value="26x26">
            <text:p>26x26</text:p>
          </table:table-cell>
          <table:table-cell table:style-name="Default" table:formula="of:=IF(ISERROR(VLOOKUP([.D226];[subfolders.$B$2:.$D$19];3;0));&quot;&quot;;VLOOKUP([.D226];[subfolders.$B$2:.$D$19];3;0))" office:value-type="string" office:string-value="26x26">
            <text:p>26x26</text:p>
          </table:table-cell>
          <table:table-cell table:formula="of:=IF([.G226]&lt;&gt;&quot;&quot;;LOWER([.B226])&amp;&quot;_&quot;&amp;LOWER([.C226])&amp;&quot;_&quot;&amp;[.G226]&amp;&quot;.&quot;&amp;[.I226];LOWER([.B226])&amp;&quot;_&quot;&amp;LOWER([.C226])&amp;&quot;_&quot;&amp;LOWER([.D226])&amp;&quot;.&quot;&amp;[.I226])" office:value-type="string" office:string-value="geda_view_redraw_26x26.png">
            <text:p>geda_view_redraw_2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VIEW_REDRAW</text:p>
          </table:table-cell>
          <table:table-cell office:value-type="string">
            <text:p>LARGE</text:p>
          </table:table-cell>
          <table:table-cell table:style-name="ce33" table:formula="of:=IF(ISERROR(VLOOKUP([.D227];[subfolders.$B$2:.$E$19];4;0));&quot;&quot;;VLOOKUP([.D227];[subfolders.$B$2:.$E$19];4;0))" office:value-type="string" office:string-value="LARGE">
            <text:p>LARGE</text:p>
          </table:table-cell>
          <table:table-cell table:style-name="Default" table:formula="of:=IF(ISERROR(VLOOKUP([.D227];[subfolders.$B$2:.$C$19];2;0));&quot;&quot;;VLOOKUP([.D227];[subfolders.$B$2:.$C$19];2;0))" office:value-type="string" office:string-value="28x28">
            <text:p>28x28</text:p>
          </table:table-cell>
          <table:table-cell table:style-name="Default" table:formula="of:=IF(ISERROR(VLOOKUP([.D227];[subfolders.$B$2:.$D$19];3;0));&quot;&quot;;VLOOKUP([.D227];[subfolders.$B$2:.$D$19];3;0))" office:value-type="string" office:string-value="28x28">
            <text:p>28x28</text:p>
          </table:table-cell>
          <table:table-cell table:formula="of:=IF([.G227]&lt;&gt;&quot;&quot;;LOWER([.B227])&amp;&quot;_&quot;&amp;LOWER([.C227])&amp;&quot;_&quot;&amp;[.G227]&amp;&quot;.&quot;&amp;[.I227];LOWER([.B227])&amp;&quot;_&quot;&amp;LOWER([.C227])&amp;&quot;_&quot;&amp;LOWER([.D227])&amp;&quot;.&quot;&amp;[.I227])" office:value-type="string" office:string-value="geda_view_redraw_28x28.png">
            <text:p>geda_view_redraw_28x2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VIEW_REDRAW</text:p>
          </table:table-cell>
          <table:table-cell office:value-type="string">
            <text:p>XLARGE</text:p>
          </table:table-cell>
          <table:table-cell table:style-name="ce33" table:formula="of:=IF(ISERROR(VLOOKUP([.D228];[subfolders.$B$2:.$E$19];4;0));&quot;&quot;;VLOOKUP([.D228];[subfolders.$B$2:.$E$19];4;0))" office:value-type="string" office:string-value="XLARGE">
            <text:p>XLARGE</text:p>
          </table:table-cell>
          <table:table-cell table:style-name="Default" table:formula="of:=IF(ISERROR(VLOOKUP([.D228];[subfolders.$B$2:.$C$19];2;0));&quot;&quot;;VLOOKUP([.D228];[subfolders.$B$2:.$C$19];2;0))" office:value-type="string" office:string-value="32x32">
            <text:p>32x32</text:p>
          </table:table-cell>
          <table:table-cell table:style-name="Default" table:formula="of:=IF(ISERROR(VLOOKUP([.D228];[subfolders.$B$2:.$D$19];3;0));&quot;&quot;;VLOOKUP([.D228];[subfolders.$B$2:.$D$19];3;0))" office:value-type="string" office:string-value="32x32">
            <text:p>32x32</text:p>
          </table:table-cell>
          <table:table-cell table:formula="of:=IF([.G228]&lt;&gt;&quot;&quot;;LOWER([.B228])&amp;&quot;_&quot;&amp;LOWER([.C228])&amp;&quot;_&quot;&amp;[.G228]&amp;&quot;.&quot;&amp;[.I228];LOWER([.B228])&amp;&quot;_&quot;&amp;LOWER([.C228])&amp;&quot;_&quot;&amp;LOWER([.D228])&amp;&quot;.&quot;&amp;[.I228])" office:value-type="string" office:string-value="geda_view_redraw_32x32.png">
            <text:p>geda_view_redraw_32x3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BOX</text:p>
          </table:table-cell>
          <table:table-cell office:value-type="string">
            <text:p>TINY</text:p>
          </table:table-cell>
          <table:table-cell table:style-name="ce33" table:formula="of:=IF(ISERROR(VLOOKUP([.D229];[subfolders.$B$2:.$E$19];4;0));&quot;&quot;;VLOOKUP([.D229];[subfolders.$B$2:.$E$19];4;0))" office:value-type="string" office:string-value="TINY">
            <text:p>TINY</text:p>
          </table:table-cell>
          <table:table-cell table:style-name="Default" table:formula="of:=IF(ISERROR(VLOOKUP([.D229];[subfolders.$B$2:.$C$19];2;0));&quot;&quot;;VLOOKUP([.D229];[subfolders.$B$2:.$C$19];2;0))" office:value-type="string" office:string-value="22x22">
            <text:p>22x22</text:p>
          </table:table-cell>
          <table:table-cell table:style-name="Default" table:formula="of:=IF(ISERROR(VLOOKUP([.D229];[subfolders.$B$2:.$D$19];3;0));&quot;&quot;;VLOOKUP([.D229];[subfolders.$B$2:.$D$19];3;0))" office:value-type="string" office:string-value="22x22">
            <text:p>22x22</text:p>
          </table:table-cell>
          <table:table-cell table:formula="of:=IF([.G229]&lt;&gt;&quot;&quot;;LOWER([.B229])&amp;&quot;_&quot;&amp;LOWER([.C229])&amp;&quot;_&quot;&amp;[.G229]&amp;&quot;.&quot;&amp;[.I229];LOWER([.B229])&amp;&quot;_&quot;&amp;LOWER([.C229])&amp;&quot;_&quot;&amp;LOWER([.D229])&amp;&quot;.&quot;&amp;[.I229])" office:value-type="string" office:string-value="geda_zoom_box_22x22.png">
            <text:p>geda_zoom_box_22x2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BOX</text:p>
          </table:table-cell>
          <table:table-cell office:value-type="string">
            <text:p>SMALL</text:p>
          </table:table-cell>
          <table:table-cell table:style-name="ce33" table:formula="of:=IF(ISERROR(VLOOKUP([.D230];[subfolders.$B$2:.$E$19];4;0));&quot;&quot;;VLOOKUP([.D230];[subfolders.$B$2:.$E$19];4;0))" office:value-type="string" office:string-value="SMALL">
            <text:p>SMALL</text:p>
          </table:table-cell>
          <table:table-cell table:style-name="Default" table:formula="of:=IF(ISERROR(VLOOKUP([.D230];[subfolders.$B$2:.$C$19];2;0));&quot;&quot;;VLOOKUP([.D230];[subfolders.$B$2:.$C$19];2;0))" office:value-type="string" office:string-value="24x24">
            <text:p>24x24</text:p>
          </table:table-cell>
          <table:table-cell table:style-name="Default" table:formula="of:=IF(ISERROR(VLOOKUP([.D230];[subfolders.$B$2:.$D$19];3;0));&quot;&quot;;VLOOKUP([.D230];[subfolders.$B$2:.$D$19];3;0))" office:value-type="string" office:string-value="24x24">
            <text:p>24x24</text:p>
          </table:table-cell>
          <table:table-cell table:formula="of:=IF([.G230]&lt;&gt;&quot;&quot;;LOWER([.B230])&amp;&quot;_&quot;&amp;LOWER([.C230])&amp;&quot;_&quot;&amp;[.G230]&amp;&quot;.&quot;&amp;[.I230];LOWER([.B230])&amp;&quot;_&quot;&amp;LOWER([.C230])&amp;&quot;_&quot;&amp;LOWER([.D230])&amp;&quot;.&quot;&amp;[.I230])" office:value-type="string" office:string-value="geda_zoom_box_24x24.png">
            <text:p>geda_zoom_box_24x24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BOX</text:p>
          </table:table-cell>
          <table:table-cell office:value-type="string">
            <text:p>MEDIUM</text:p>
          </table:table-cell>
          <table:table-cell table:style-name="ce33" table:formula="of:=IF(ISERROR(VLOOKUP([.D231];[subfolders.$B$2:.$E$19];4;0));&quot;&quot;;VLOOKUP([.D231];[subfolders.$B$2:.$E$19];4;0))" office:value-type="string" office:string-value="MEDIUM">
            <text:p>MEDIUM</text:p>
          </table:table-cell>
          <table:table-cell table:style-name="Default" table:formula="of:=IF(ISERROR(VLOOKUP([.D231];[subfolders.$B$2:.$C$19];2;0));&quot;&quot;;VLOOKUP([.D231];[subfolders.$B$2:.$C$19];2;0))" office:value-type="string" office:string-value="26x26">
            <text:p>26x26</text:p>
          </table:table-cell>
          <table:table-cell table:style-name="Default" table:formula="of:=IF(ISERROR(VLOOKUP([.D231];[subfolders.$B$2:.$D$19];3;0));&quot;&quot;;VLOOKUP([.D231];[subfolders.$B$2:.$D$19];3;0))" office:value-type="string" office:string-value="26x26">
            <text:p>26x26</text:p>
          </table:table-cell>
          <table:table-cell table:formula="of:=IF([.G231]&lt;&gt;&quot;&quot;;LOWER([.B231])&amp;&quot;_&quot;&amp;LOWER([.C231])&amp;&quot;_&quot;&amp;[.G231]&amp;&quot;.&quot;&amp;[.I231];LOWER([.B231])&amp;&quot;_&quot;&amp;LOWER([.C231])&amp;&quot;_&quot;&amp;LOWER([.D231])&amp;&quot;.&quot;&amp;[.I231])" office:value-type="string" office:string-value="geda_zoom_box_26x26.png">
            <text:p>geda_zoom_box_2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BOX</text:p>
          </table:table-cell>
          <table:table-cell office:value-type="string">
            <text:p>LARGE</text:p>
          </table:table-cell>
          <table:table-cell table:style-name="ce33" table:formula="of:=IF(ISERROR(VLOOKUP([.D232];[subfolders.$B$2:.$E$19];4;0));&quot;&quot;;VLOOKUP([.D232];[subfolders.$B$2:.$E$19];4;0))" office:value-type="string" office:string-value="LARGE">
            <text:p>LARGE</text:p>
          </table:table-cell>
          <table:table-cell table:style-name="Default" table:formula="of:=IF(ISERROR(VLOOKUP([.D232];[subfolders.$B$2:.$C$19];2;0));&quot;&quot;;VLOOKUP([.D232];[subfolders.$B$2:.$C$19];2;0))" office:value-type="string" office:string-value="28x28">
            <text:p>28x28</text:p>
          </table:table-cell>
          <table:table-cell table:style-name="Default" table:formula="of:=IF(ISERROR(VLOOKUP([.D232];[subfolders.$B$2:.$D$19];3;0));&quot;&quot;;VLOOKUP([.D232];[subfolders.$B$2:.$D$19];3;0))" office:value-type="string" office:string-value="28x28">
            <text:p>28x28</text:p>
          </table:table-cell>
          <table:table-cell table:formula="of:=IF([.G232]&lt;&gt;&quot;&quot;;LOWER([.B232])&amp;&quot;_&quot;&amp;LOWER([.C232])&amp;&quot;_&quot;&amp;[.G232]&amp;&quot;.&quot;&amp;[.I232];LOWER([.B232])&amp;&quot;_&quot;&amp;LOWER([.C232])&amp;&quot;_&quot;&amp;LOWER([.D232])&amp;&quot;.&quot;&amp;[.I232])" office:value-type="string" office:string-value="geda_zoom_box_28x28.png">
            <text:p>geda_zoom_box_28x2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BOX</text:p>
          </table:table-cell>
          <table:table-cell office:value-type="string">
            <text:p>XLARGE</text:p>
          </table:table-cell>
          <table:table-cell table:style-name="ce33" table:formula="of:=IF(ISERROR(VLOOKUP([.D233];[subfolders.$B$2:.$E$19];4;0));&quot;&quot;;VLOOKUP([.D233];[subfolders.$B$2:.$E$19];4;0))" office:value-type="string" office:string-value="XLARGE">
            <text:p>XLARGE</text:p>
          </table:table-cell>
          <table:table-cell table:style-name="Default" table:formula="of:=IF(ISERROR(VLOOKUP([.D233];[subfolders.$B$2:.$C$19];2;0));&quot;&quot;;VLOOKUP([.D233];[subfolders.$B$2:.$C$19];2;0))" office:value-type="string" office:string-value="32x32">
            <text:p>32x32</text:p>
          </table:table-cell>
          <table:table-cell table:style-name="Default" table:formula="of:=IF(ISERROR(VLOOKUP([.D233];[subfolders.$B$2:.$D$19];3;0));&quot;&quot;;VLOOKUP([.D233];[subfolders.$B$2:.$D$19];3;0))" office:value-type="string" office:string-value="32x32">
            <text:p>32x32</text:p>
          </table:table-cell>
          <table:table-cell table:formula="of:=IF([.G233]&lt;&gt;&quot;&quot;;LOWER([.B233])&amp;&quot;_&quot;&amp;LOWER([.C233])&amp;&quot;_&quot;&amp;[.G233]&amp;&quot;.&quot;&amp;[.I233];LOWER([.B233])&amp;&quot;_&quot;&amp;LOWER([.C233])&amp;&quot;_&quot;&amp;LOWER([.D233])&amp;&quot;.&quot;&amp;[.I233])" office:value-type="string" office:string-value="geda_zoom_box_32x32.png">
            <text:p>geda_zoom_box_32x3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EXTENTS</text:p>
          </table:table-cell>
          <table:table-cell office:value-type="string">
            <text:p>TINY</text:p>
          </table:table-cell>
          <table:table-cell table:style-name="ce33" table:formula="of:=IF(ISERROR(VLOOKUP([.D234];[subfolders.$B$2:.$E$19];4;0));&quot;&quot;;VLOOKUP([.D234];[subfolders.$B$2:.$E$19];4;0))" office:value-type="string" office:string-value="TINY">
            <text:p>TINY</text:p>
          </table:table-cell>
          <table:table-cell table:style-name="Default" table:formula="of:=IF(ISERROR(VLOOKUP([.D234];[subfolders.$B$2:.$C$19];2;0));&quot;&quot;;VLOOKUP([.D234];[subfolders.$B$2:.$C$19];2;0))" office:value-type="string" office:string-value="22x22">
            <text:p>22x22</text:p>
          </table:table-cell>
          <table:table-cell table:style-name="Default" table:formula="of:=IF(ISERROR(VLOOKUP([.D234];[subfolders.$B$2:.$D$19];3;0));&quot;&quot;;VLOOKUP([.D234];[subfolders.$B$2:.$D$19];3;0))" office:value-type="string" office:string-value="22x22">
            <text:p>22x22</text:p>
          </table:table-cell>
          <table:table-cell table:formula="of:=IF([.G234]&lt;&gt;&quot;&quot;;LOWER([.B234])&amp;&quot;_&quot;&amp;LOWER([.C234])&amp;&quot;_&quot;&amp;[.G234]&amp;&quot;.&quot;&amp;[.I234];LOWER([.B234])&amp;&quot;_&quot;&amp;LOWER([.C234])&amp;&quot;_&quot;&amp;LOWER([.D234])&amp;&quot;.&quot;&amp;[.I234])" office:value-type="string" office:string-value="geda_zoom_extents_22x22.png">
            <text:p>geda_zoom_extents_22x2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EXTENTS</text:p>
          </table:table-cell>
          <table:table-cell office:value-type="string">
            <text:p>SMALL</text:p>
          </table:table-cell>
          <table:table-cell table:style-name="ce33" table:formula="of:=IF(ISERROR(VLOOKUP([.D235];[subfolders.$B$2:.$E$19];4;0));&quot;&quot;;VLOOKUP([.D235];[subfolders.$B$2:.$E$19];4;0))" office:value-type="string" office:string-value="SMALL">
            <text:p>SMALL</text:p>
          </table:table-cell>
          <table:table-cell table:style-name="Default" table:formula="of:=IF(ISERROR(VLOOKUP([.D235];[subfolders.$B$2:.$C$19];2;0));&quot;&quot;;VLOOKUP([.D235];[subfolders.$B$2:.$C$19];2;0))" office:value-type="string" office:string-value="24x24">
            <text:p>24x24</text:p>
          </table:table-cell>
          <table:table-cell table:style-name="Default" table:formula="of:=IF(ISERROR(VLOOKUP([.D235];[subfolders.$B$2:.$D$19];3;0));&quot;&quot;;VLOOKUP([.D235];[subfolders.$B$2:.$D$19];3;0))" office:value-type="string" office:string-value="24x24">
            <text:p>24x24</text:p>
          </table:table-cell>
          <table:table-cell table:formula="of:=IF([.G235]&lt;&gt;&quot;&quot;;LOWER([.B235])&amp;&quot;_&quot;&amp;LOWER([.C235])&amp;&quot;_&quot;&amp;[.G235]&amp;&quot;.&quot;&amp;[.I235];LOWER([.B235])&amp;&quot;_&quot;&amp;LOWER([.C235])&amp;&quot;_&quot;&amp;LOWER([.D235])&amp;&quot;.&quot;&amp;[.I235])" office:value-type="string" office:string-value="geda_zoom_extents_24x24.png">
            <text:p>geda_zoom_extents_24x24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EXTENTS</text:p>
          </table:table-cell>
          <table:table-cell office:value-type="string">
            <text:p>MEDIUM</text:p>
          </table:table-cell>
          <table:table-cell table:style-name="ce33" table:formula="of:=IF(ISERROR(VLOOKUP([.D236];[subfolders.$B$2:.$E$19];4;0));&quot;&quot;;VLOOKUP([.D236];[subfolders.$B$2:.$E$19];4;0))" office:value-type="string" office:string-value="MEDIUM">
            <text:p>MEDIUM</text:p>
          </table:table-cell>
          <table:table-cell table:style-name="Default" table:formula="of:=IF(ISERROR(VLOOKUP([.D236];[subfolders.$B$2:.$C$19];2;0));&quot;&quot;;VLOOKUP([.D236];[subfolders.$B$2:.$C$19];2;0))" office:value-type="string" office:string-value="26x26">
            <text:p>26x26</text:p>
          </table:table-cell>
          <table:table-cell table:style-name="Default" table:formula="of:=IF(ISERROR(VLOOKUP([.D236];[subfolders.$B$2:.$D$19];3;0));&quot;&quot;;VLOOKUP([.D236];[subfolders.$B$2:.$D$19];3;0))" office:value-type="string" office:string-value="26x26">
            <text:p>26x26</text:p>
          </table:table-cell>
          <table:table-cell table:formula="of:=IF([.G236]&lt;&gt;&quot;&quot;;LOWER([.B236])&amp;&quot;_&quot;&amp;LOWER([.C236])&amp;&quot;_&quot;&amp;[.G236]&amp;&quot;.&quot;&amp;[.I236];LOWER([.B236])&amp;&quot;_&quot;&amp;LOWER([.C236])&amp;&quot;_&quot;&amp;LOWER([.D236])&amp;&quot;.&quot;&amp;[.I236])" office:value-type="string" office:string-value="geda_zoom_extents_26x26.png">
            <text:p>geda_zoom_extents_2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EXTENTS</text:p>
          </table:table-cell>
          <table:table-cell office:value-type="string">
            <text:p>LARGE</text:p>
          </table:table-cell>
          <table:table-cell table:style-name="ce33" table:formula="of:=IF(ISERROR(VLOOKUP([.D237];[subfolders.$B$2:.$E$19];4;0));&quot;&quot;;VLOOKUP([.D237];[subfolders.$B$2:.$E$19];4;0))" office:value-type="string" office:string-value="LARGE">
            <text:p>LARGE</text:p>
          </table:table-cell>
          <table:table-cell table:style-name="Default" table:formula="of:=IF(ISERROR(VLOOKUP([.D237];[subfolders.$B$2:.$C$19];2;0));&quot;&quot;;VLOOKUP([.D237];[subfolders.$B$2:.$C$19];2;0))" office:value-type="string" office:string-value="28x28">
            <text:p>28x28</text:p>
          </table:table-cell>
          <table:table-cell table:style-name="Default" table:formula="of:=IF(ISERROR(VLOOKUP([.D237];[subfolders.$B$2:.$D$19];3;0));&quot;&quot;;VLOOKUP([.D237];[subfolders.$B$2:.$D$19];3;0))" office:value-type="string" office:string-value="28x28">
            <text:p>28x28</text:p>
          </table:table-cell>
          <table:table-cell table:formula="of:=IF([.G237]&lt;&gt;&quot;&quot;;LOWER([.B237])&amp;&quot;_&quot;&amp;LOWER([.C237])&amp;&quot;_&quot;&amp;[.G237]&amp;&quot;.&quot;&amp;[.I237];LOWER([.B237])&amp;&quot;_&quot;&amp;LOWER([.C237])&amp;&quot;_&quot;&amp;LOWER([.D237])&amp;&quot;.&quot;&amp;[.I237])" office:value-type="string" office:string-value="geda_zoom_extents_28x28.png">
            <text:p>geda_zoom_extents_28x2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EXTENTS</text:p>
          </table:table-cell>
          <table:table-cell office:value-type="string">
            <text:p>XLARGE</text:p>
          </table:table-cell>
          <table:table-cell table:style-name="ce33" table:formula="of:=IF(ISERROR(VLOOKUP([.D238];[subfolders.$B$2:.$E$19];4;0));&quot;&quot;;VLOOKUP([.D238];[subfolders.$B$2:.$E$19];4;0))" office:value-type="string" office:string-value="XLARGE">
            <text:p>XLARGE</text:p>
          </table:table-cell>
          <table:table-cell table:style-name="Default" table:formula="of:=IF(ISERROR(VLOOKUP([.D238];[subfolders.$B$2:.$C$19];2;0));&quot;&quot;;VLOOKUP([.D238];[subfolders.$B$2:.$C$19];2;0))" office:value-type="string" office:string-value="32x32">
            <text:p>32x32</text:p>
          </table:table-cell>
          <table:table-cell table:style-name="Default" table:formula="of:=IF(ISERROR(VLOOKUP([.D238];[subfolders.$B$2:.$D$19];3;0));&quot;&quot;;VLOOKUP([.D238];[subfolders.$B$2:.$D$19];3;0))" office:value-type="string" office:string-value="32x32">
            <text:p>32x32</text:p>
          </table:table-cell>
          <table:table-cell table:formula="of:=IF([.G238]&lt;&gt;&quot;&quot;;LOWER([.B238])&amp;&quot;_&quot;&amp;LOWER([.C238])&amp;&quot;_&quot;&amp;[.G238]&amp;&quot;.&quot;&amp;[.I238];LOWER([.B238])&amp;&quot;_&quot;&amp;LOWER([.C238])&amp;&quot;_&quot;&amp;LOWER([.D238])&amp;&quot;.&quot;&amp;[.I238])" office:value-type="string" office:string-value="geda_zoom_extents_32x32.png">
            <text:p>geda_zoom_extents_32x3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IN</text:p>
          </table:table-cell>
          <table:table-cell office:value-type="string">
            <text:p>TINY</text:p>
          </table:table-cell>
          <table:table-cell table:style-name="ce33" table:formula="of:=IF(ISERROR(VLOOKUP([.D239];[subfolders.$B$2:.$E$19];4;0));&quot;&quot;;VLOOKUP([.D239];[subfolders.$B$2:.$E$19];4;0))" office:value-type="string" office:string-value="TINY">
            <text:p>TINY</text:p>
          </table:table-cell>
          <table:table-cell table:style-name="Default" table:formula="of:=IF(ISERROR(VLOOKUP([.D239];[subfolders.$B$2:.$C$19];2;0));&quot;&quot;;VLOOKUP([.D239];[subfolders.$B$2:.$C$19];2;0))" office:value-type="string" office:string-value="22x22">
            <text:p>22x22</text:p>
          </table:table-cell>
          <table:table-cell table:style-name="Default" table:formula="of:=IF(ISERROR(VLOOKUP([.D239];[subfolders.$B$2:.$D$19];3;0));&quot;&quot;;VLOOKUP([.D239];[subfolders.$B$2:.$D$19];3;0))" office:value-type="string" office:string-value="22x22">
            <text:p>22x22</text:p>
          </table:table-cell>
          <table:table-cell table:formula="of:=IF([.G239]&lt;&gt;&quot;&quot;;LOWER([.B239])&amp;&quot;_&quot;&amp;LOWER([.C239])&amp;&quot;_&quot;&amp;[.G239]&amp;&quot;.&quot;&amp;[.I239];LOWER([.B239])&amp;&quot;_&quot;&amp;LOWER([.C239])&amp;&quot;_&quot;&amp;LOWER([.D239])&amp;&quot;.&quot;&amp;[.I239])" office:value-type="string" office:string-value="geda_zoom_in_22x22.png">
            <text:p>geda_zoom_in_22x2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IN</text:p>
          </table:table-cell>
          <table:table-cell office:value-type="string">
            <text:p>SMALL</text:p>
          </table:table-cell>
          <table:table-cell table:style-name="ce33" table:formula="of:=IF(ISERROR(VLOOKUP([.D240];[subfolders.$B$2:.$E$19];4;0));&quot;&quot;;VLOOKUP([.D240];[subfolders.$B$2:.$E$19];4;0))" office:value-type="string" office:string-value="SMALL">
            <text:p>SMALL</text:p>
          </table:table-cell>
          <table:table-cell table:style-name="Default" table:formula="of:=IF(ISERROR(VLOOKUP([.D240];[subfolders.$B$2:.$C$19];2;0));&quot;&quot;;VLOOKUP([.D240];[subfolders.$B$2:.$C$19];2;0))" office:value-type="string" office:string-value="24x24">
            <text:p>24x24</text:p>
          </table:table-cell>
          <table:table-cell table:style-name="Default" table:formula="of:=IF(ISERROR(VLOOKUP([.D240];[subfolders.$B$2:.$D$19];3;0));&quot;&quot;;VLOOKUP([.D240];[subfolders.$B$2:.$D$19];3;0))" office:value-type="string" office:string-value="24x24">
            <text:p>24x24</text:p>
          </table:table-cell>
          <table:table-cell table:formula="of:=IF([.G240]&lt;&gt;&quot;&quot;;LOWER([.B240])&amp;&quot;_&quot;&amp;LOWER([.C240])&amp;&quot;_&quot;&amp;[.G240]&amp;&quot;.&quot;&amp;[.I240];LOWER([.B240])&amp;&quot;_&quot;&amp;LOWER([.C240])&amp;&quot;_&quot;&amp;LOWER([.D240])&amp;&quot;.&quot;&amp;[.I240])" office:value-type="string" office:string-value="geda_zoom_in_24x24.png">
            <text:p>geda_zoom_in_24x24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IN</text:p>
          </table:table-cell>
          <table:table-cell office:value-type="string">
            <text:p>MEDIUM</text:p>
          </table:table-cell>
          <table:table-cell table:style-name="ce33" table:formula="of:=IF(ISERROR(VLOOKUP([.D241];[subfolders.$B$2:.$E$19];4;0));&quot;&quot;;VLOOKUP([.D241];[subfolders.$B$2:.$E$19];4;0))" office:value-type="string" office:string-value="MEDIUM">
            <text:p>MEDIUM</text:p>
          </table:table-cell>
          <table:table-cell table:style-name="Default" table:formula="of:=IF(ISERROR(VLOOKUP([.D241];[subfolders.$B$2:.$C$19];2;0));&quot;&quot;;VLOOKUP([.D241];[subfolders.$B$2:.$C$19];2;0))" office:value-type="string" office:string-value="26x26">
            <text:p>26x26</text:p>
          </table:table-cell>
          <table:table-cell table:style-name="Default" table:formula="of:=IF(ISERROR(VLOOKUP([.D241];[subfolders.$B$2:.$D$19];3;0));&quot;&quot;;VLOOKUP([.D241];[subfolders.$B$2:.$D$19];3;0))" office:value-type="string" office:string-value="26x26">
            <text:p>26x26</text:p>
          </table:table-cell>
          <table:table-cell table:formula="of:=IF([.G241]&lt;&gt;&quot;&quot;;LOWER([.B241])&amp;&quot;_&quot;&amp;LOWER([.C241])&amp;&quot;_&quot;&amp;[.G241]&amp;&quot;.&quot;&amp;[.I241];LOWER([.B241])&amp;&quot;_&quot;&amp;LOWER([.C241])&amp;&quot;_&quot;&amp;LOWER([.D241])&amp;&quot;.&quot;&amp;[.I241])" office:value-type="string" office:string-value="geda_zoom_in_26x26.png">
            <text:p>geda_zoom_in_2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IN</text:p>
          </table:table-cell>
          <table:table-cell office:value-type="string">
            <text:p>LARGE</text:p>
          </table:table-cell>
          <table:table-cell table:style-name="ce33" table:formula="of:=IF(ISERROR(VLOOKUP([.D242];[subfolders.$B$2:.$E$19];4;0));&quot;&quot;;VLOOKUP([.D242];[subfolders.$B$2:.$E$19];4;0))" office:value-type="string" office:string-value="LARGE">
            <text:p>LARGE</text:p>
          </table:table-cell>
          <table:table-cell table:style-name="Default" table:formula="of:=IF(ISERROR(VLOOKUP([.D242];[subfolders.$B$2:.$C$19];2;0));&quot;&quot;;VLOOKUP([.D242];[subfolders.$B$2:.$C$19];2;0))" office:value-type="string" office:string-value="28x28">
            <text:p>28x28</text:p>
          </table:table-cell>
          <table:table-cell table:style-name="Default" table:formula="of:=IF(ISERROR(VLOOKUP([.D242];[subfolders.$B$2:.$D$19];3;0));&quot;&quot;;VLOOKUP([.D242];[subfolders.$B$2:.$D$19];3;0))" office:value-type="string" office:string-value="28x28">
            <text:p>28x28</text:p>
          </table:table-cell>
          <table:table-cell table:formula="of:=IF([.G242]&lt;&gt;&quot;&quot;;LOWER([.B242])&amp;&quot;_&quot;&amp;LOWER([.C242])&amp;&quot;_&quot;&amp;[.G242]&amp;&quot;.&quot;&amp;[.I242];LOWER([.B242])&amp;&quot;_&quot;&amp;LOWER([.C242])&amp;&quot;_&quot;&amp;LOWER([.D242])&amp;&quot;.&quot;&amp;[.I242])" office:value-type="string" office:string-value="geda_zoom_in_28x28.png">
            <text:p>geda_zoom_in_28x2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IN</text:p>
          </table:table-cell>
          <table:table-cell office:value-type="string">
            <text:p>XLARGE</text:p>
          </table:table-cell>
          <table:table-cell table:style-name="ce33" table:formula="of:=IF(ISERROR(VLOOKUP([.D243];[subfolders.$B$2:.$E$19];4;0));&quot;&quot;;VLOOKUP([.D243];[subfolders.$B$2:.$E$19];4;0))" office:value-type="string" office:string-value="XLARGE">
            <text:p>XLARGE</text:p>
          </table:table-cell>
          <table:table-cell table:style-name="Default" table:formula="of:=IF(ISERROR(VLOOKUP([.D243];[subfolders.$B$2:.$C$19];2;0));&quot;&quot;;VLOOKUP([.D243];[subfolders.$B$2:.$C$19];2;0))" office:value-type="string" office:string-value="32x32">
            <text:p>32x32</text:p>
          </table:table-cell>
          <table:table-cell table:style-name="Default" table:formula="of:=IF(ISERROR(VLOOKUP([.D243];[subfolders.$B$2:.$D$19];3;0));&quot;&quot;;VLOOKUP([.D243];[subfolders.$B$2:.$D$19];3;0))" office:value-type="string" office:string-value="32x32">
            <text:p>32x32</text:p>
          </table:table-cell>
          <table:table-cell table:formula="of:=IF([.G243]&lt;&gt;&quot;&quot;;LOWER([.B243])&amp;&quot;_&quot;&amp;LOWER([.C243])&amp;&quot;_&quot;&amp;[.G243]&amp;&quot;.&quot;&amp;[.I243];LOWER([.B243])&amp;&quot;_&quot;&amp;LOWER([.C243])&amp;&quot;_&quot;&amp;LOWER([.D243])&amp;&quot;.&quot;&amp;[.I243])" office:value-type="string" office:string-value="geda_zoom_in_32x32.png">
            <text:p>geda_zoom_in_32x3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LIMITS</text:p>
          </table:table-cell>
          <table:table-cell office:value-type="string">
            <text:p>TINY</text:p>
          </table:table-cell>
          <table:table-cell table:style-name="ce33" table:formula="of:=IF(ISERROR(VLOOKUP([.D244];[subfolders.$B$2:.$E$19];4;0));&quot;&quot;;VLOOKUP([.D244];[subfolders.$B$2:.$E$19];4;0))" office:value-type="string" office:string-value="TINY">
            <text:p>TINY</text:p>
          </table:table-cell>
          <table:table-cell table:style-name="Default" table:formula="of:=IF(ISERROR(VLOOKUP([.D244];[subfolders.$B$2:.$C$19];2;0));&quot;&quot;;VLOOKUP([.D244];[subfolders.$B$2:.$C$19];2;0))" office:value-type="string" office:string-value="22x22">
            <text:p>22x22</text:p>
          </table:table-cell>
          <table:table-cell table:style-name="Default" table:formula="of:=IF(ISERROR(VLOOKUP([.D244];[subfolders.$B$2:.$D$19];3;0));&quot;&quot;;VLOOKUP([.D244];[subfolders.$B$2:.$D$19];3;0))" office:value-type="string" office:string-value="22x22">
            <text:p>22x22</text:p>
          </table:table-cell>
          <table:table-cell table:formula="of:=IF([.G244]&lt;&gt;&quot;&quot;;LOWER([.B244])&amp;&quot;_&quot;&amp;LOWER([.C244])&amp;&quot;_&quot;&amp;[.G244]&amp;&quot;.&quot;&amp;[.I244];LOWER([.B244])&amp;&quot;_&quot;&amp;LOWER([.C244])&amp;&quot;_&quot;&amp;LOWER([.D244])&amp;&quot;.&quot;&amp;[.I244])" office:value-type="string" office:string-value="geda_zoom_limits_22x22.png">
            <text:p>geda_zoom_limits_22x2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LIMITS</text:p>
          </table:table-cell>
          <table:table-cell office:value-type="string">
            <text:p>SMALL</text:p>
          </table:table-cell>
          <table:table-cell table:style-name="ce33" table:formula="of:=IF(ISERROR(VLOOKUP([.D245];[subfolders.$B$2:.$E$19];4;0));&quot;&quot;;VLOOKUP([.D245];[subfolders.$B$2:.$E$19];4;0))" office:value-type="string" office:string-value="SMALL">
            <text:p>SMALL</text:p>
          </table:table-cell>
          <table:table-cell table:style-name="Default" table:formula="of:=IF(ISERROR(VLOOKUP([.D245];[subfolders.$B$2:.$C$19];2;0));&quot;&quot;;VLOOKUP([.D245];[subfolders.$B$2:.$C$19];2;0))" office:value-type="string" office:string-value="24x24">
            <text:p>24x24</text:p>
          </table:table-cell>
          <table:table-cell table:style-name="Default" table:formula="of:=IF(ISERROR(VLOOKUP([.D245];[subfolders.$B$2:.$D$19];3;0));&quot;&quot;;VLOOKUP([.D245];[subfolders.$B$2:.$D$19];3;0))" office:value-type="string" office:string-value="24x24">
            <text:p>24x24</text:p>
          </table:table-cell>
          <table:table-cell table:formula="of:=IF([.G245]&lt;&gt;&quot;&quot;;LOWER([.B245])&amp;&quot;_&quot;&amp;LOWER([.C245])&amp;&quot;_&quot;&amp;[.G245]&amp;&quot;.&quot;&amp;[.I245];LOWER([.B245])&amp;&quot;_&quot;&amp;LOWER([.C245])&amp;&quot;_&quot;&amp;LOWER([.D245])&amp;&quot;.&quot;&amp;[.I245])" office:value-type="string" office:string-value="geda_zoom_limits_24x24.png">
            <text:p>geda_zoom_limits_24x24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LIMITS</text:p>
          </table:table-cell>
          <table:table-cell office:value-type="string">
            <text:p>MEDIUM</text:p>
          </table:table-cell>
          <table:table-cell table:style-name="ce33" table:formula="of:=IF(ISERROR(VLOOKUP([.D246];[subfolders.$B$2:.$E$19];4;0));&quot;&quot;;VLOOKUP([.D246];[subfolders.$B$2:.$E$19];4;0))" office:value-type="string" office:string-value="MEDIUM">
            <text:p>MEDIUM</text:p>
          </table:table-cell>
          <table:table-cell table:style-name="Default" table:formula="of:=IF(ISERROR(VLOOKUP([.D246];[subfolders.$B$2:.$C$19];2;0));&quot;&quot;;VLOOKUP([.D246];[subfolders.$B$2:.$C$19];2;0))" office:value-type="string" office:string-value="26x26">
            <text:p>26x26</text:p>
          </table:table-cell>
          <table:table-cell table:style-name="Default" table:formula="of:=IF(ISERROR(VLOOKUP([.D246];[subfolders.$B$2:.$D$19];3;0));&quot;&quot;;VLOOKUP([.D246];[subfolders.$B$2:.$D$19];3;0))" office:value-type="string" office:string-value="26x26">
            <text:p>26x26</text:p>
          </table:table-cell>
          <table:table-cell table:formula="of:=IF([.G246]&lt;&gt;&quot;&quot;;LOWER([.B246])&amp;&quot;_&quot;&amp;LOWER([.C246])&amp;&quot;_&quot;&amp;[.G246]&amp;&quot;.&quot;&amp;[.I246];LOWER([.B246])&amp;&quot;_&quot;&amp;LOWER([.C246])&amp;&quot;_&quot;&amp;LOWER([.D246])&amp;&quot;.&quot;&amp;[.I246])" office:value-type="string" office:string-value="geda_zoom_limits_26x26.png">
            <text:p>geda_zoom_limits_2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LIMITS</text:p>
          </table:table-cell>
          <table:table-cell office:value-type="string">
            <text:p>LARGE</text:p>
          </table:table-cell>
          <table:table-cell table:style-name="ce33" table:formula="of:=IF(ISERROR(VLOOKUP([.D247];[subfolders.$B$2:.$E$19];4;0));&quot;&quot;;VLOOKUP([.D247];[subfolders.$B$2:.$E$19];4;0))" office:value-type="string" office:string-value="LARGE">
            <text:p>LARGE</text:p>
          </table:table-cell>
          <table:table-cell table:style-name="Default" table:formula="of:=IF(ISERROR(VLOOKUP([.D247];[subfolders.$B$2:.$C$19];2;0));&quot;&quot;;VLOOKUP([.D247];[subfolders.$B$2:.$C$19];2;0))" office:value-type="string" office:string-value="28x28">
            <text:p>28x28</text:p>
          </table:table-cell>
          <table:table-cell table:style-name="Default" table:formula="of:=IF(ISERROR(VLOOKUP([.D247];[subfolders.$B$2:.$D$19];3;0));&quot;&quot;;VLOOKUP([.D247];[subfolders.$B$2:.$D$19];3;0))" office:value-type="string" office:string-value="28x28">
            <text:p>28x28</text:p>
          </table:table-cell>
          <table:table-cell table:formula="of:=IF([.G247]&lt;&gt;&quot;&quot;;LOWER([.B247])&amp;&quot;_&quot;&amp;LOWER([.C247])&amp;&quot;_&quot;&amp;[.G247]&amp;&quot;.&quot;&amp;[.I247];LOWER([.B247])&amp;&quot;_&quot;&amp;LOWER([.C247])&amp;&quot;_&quot;&amp;LOWER([.D247])&amp;&quot;.&quot;&amp;[.I247])" office:value-type="string" office:string-value="geda_zoom_limits_28x28.png">
            <text:p>geda_zoom_limits_28x2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LIMITS</text:p>
          </table:table-cell>
          <table:table-cell office:value-type="string">
            <text:p>XLARGE</text:p>
          </table:table-cell>
          <table:table-cell table:style-name="ce33" table:formula="of:=IF(ISERROR(VLOOKUP([.D248];[subfolders.$B$2:.$E$19];4;0));&quot;&quot;;VLOOKUP([.D248];[subfolders.$B$2:.$E$19];4;0))" office:value-type="string" office:string-value="XLARGE">
            <text:p>XLARGE</text:p>
          </table:table-cell>
          <table:table-cell table:style-name="Default" table:formula="of:=IF(ISERROR(VLOOKUP([.D248];[subfolders.$B$2:.$C$19];2;0));&quot;&quot;;VLOOKUP([.D248];[subfolders.$B$2:.$C$19];2;0))" office:value-type="string" office:string-value="32x32">
            <text:p>32x32</text:p>
          </table:table-cell>
          <table:table-cell table:style-name="Default" table:formula="of:=IF(ISERROR(VLOOKUP([.D248];[subfolders.$B$2:.$D$19];3;0));&quot;&quot;;VLOOKUP([.D248];[subfolders.$B$2:.$D$19];3;0))" office:value-type="string" office:string-value="32x32">
            <text:p>32x32</text:p>
          </table:table-cell>
          <table:table-cell table:formula="of:=IF([.G248]&lt;&gt;&quot;&quot;;LOWER([.B248])&amp;&quot;_&quot;&amp;LOWER([.C248])&amp;&quot;_&quot;&amp;[.G248]&amp;&quot;.&quot;&amp;[.I248];LOWER([.B248])&amp;&quot;_&quot;&amp;LOWER([.C248])&amp;&quot;_&quot;&amp;LOWER([.D248])&amp;&quot;.&quot;&amp;[.I248])" office:value-type="string" office:string-value="geda_zoom_limits_32x32.png">
            <text:p>geda_zoom_limits_32x3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OUT</text:p>
          </table:table-cell>
          <table:table-cell office:value-type="string">
            <text:p>TINY</text:p>
          </table:table-cell>
          <table:table-cell table:style-name="ce33" table:formula="of:=IF(ISERROR(VLOOKUP([.D249];[subfolders.$B$2:.$E$19];4;0));&quot;&quot;;VLOOKUP([.D249];[subfolders.$B$2:.$E$19];4;0))" office:value-type="string" office:string-value="TINY">
            <text:p>TINY</text:p>
          </table:table-cell>
          <table:table-cell table:style-name="Default" table:formula="of:=IF(ISERROR(VLOOKUP([.D249];[subfolders.$B$2:.$C$19];2;0));&quot;&quot;;VLOOKUP([.D249];[subfolders.$B$2:.$C$19];2;0))" office:value-type="string" office:string-value="22x22">
            <text:p>22x22</text:p>
          </table:table-cell>
          <table:table-cell table:style-name="Default" table:formula="of:=IF(ISERROR(VLOOKUP([.D249];[subfolders.$B$2:.$D$19];3;0));&quot;&quot;;VLOOKUP([.D249];[subfolders.$B$2:.$D$19];3;0))" office:value-type="string" office:string-value="22x22">
            <text:p>22x22</text:p>
          </table:table-cell>
          <table:table-cell table:formula="of:=IF([.G249]&lt;&gt;&quot;&quot;;LOWER([.B249])&amp;&quot;_&quot;&amp;LOWER([.C249])&amp;&quot;_&quot;&amp;[.G249]&amp;&quot;.&quot;&amp;[.I249];LOWER([.B249])&amp;&quot;_&quot;&amp;LOWER([.C249])&amp;&quot;_&quot;&amp;LOWER([.D249])&amp;&quot;.&quot;&amp;[.I249])" office:value-type="string" office:string-value="geda_zoom_out_22x22.png">
            <text:p>geda_zoom_out_22x2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OUT</text:p>
          </table:table-cell>
          <table:table-cell office:value-type="string">
            <text:p>SMALL</text:p>
          </table:table-cell>
          <table:table-cell table:style-name="ce33" table:formula="of:=IF(ISERROR(VLOOKUP([.D250];[subfolders.$B$2:.$E$19];4;0));&quot;&quot;;VLOOKUP([.D250];[subfolders.$B$2:.$E$19];4;0))" office:value-type="string" office:string-value="SMALL">
            <text:p>SMALL</text:p>
          </table:table-cell>
          <table:table-cell table:style-name="Default" table:formula="of:=IF(ISERROR(VLOOKUP([.D250];[subfolders.$B$2:.$C$19];2;0));&quot;&quot;;VLOOKUP([.D250];[subfolders.$B$2:.$C$19];2;0))" office:value-type="string" office:string-value="24x24">
            <text:p>24x24</text:p>
          </table:table-cell>
          <table:table-cell table:style-name="Default" table:formula="of:=IF(ISERROR(VLOOKUP([.D250];[subfolders.$B$2:.$D$19];3;0));&quot;&quot;;VLOOKUP([.D250];[subfolders.$B$2:.$D$19];3;0))" office:value-type="string" office:string-value="24x24">
            <text:p>24x24</text:p>
          </table:table-cell>
          <table:table-cell table:formula="of:=IF([.G250]&lt;&gt;&quot;&quot;;LOWER([.B250])&amp;&quot;_&quot;&amp;LOWER([.C250])&amp;&quot;_&quot;&amp;[.G250]&amp;&quot;.&quot;&amp;[.I250];LOWER([.B250])&amp;&quot;_&quot;&amp;LOWER([.C250])&amp;&quot;_&quot;&amp;LOWER([.D250])&amp;&quot;.&quot;&amp;[.I250])" office:value-type="string" office:string-value="geda_zoom_out_24x24.png">
            <text:p>geda_zoom_out_24x24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OUT</text:p>
          </table:table-cell>
          <table:table-cell office:value-type="string">
            <text:p>MEDIUM</text:p>
          </table:table-cell>
          <table:table-cell table:style-name="ce33" table:formula="of:=IF(ISERROR(VLOOKUP([.D251];[subfolders.$B$2:.$E$19];4;0));&quot;&quot;;VLOOKUP([.D251];[subfolders.$B$2:.$E$19];4;0))" office:value-type="string" office:string-value="MEDIUM">
            <text:p>MEDIUM</text:p>
          </table:table-cell>
          <table:table-cell table:style-name="Default" table:formula="of:=IF(ISERROR(VLOOKUP([.D251];[subfolders.$B$2:.$C$19];2;0));&quot;&quot;;VLOOKUP([.D251];[subfolders.$B$2:.$C$19];2;0))" office:value-type="string" office:string-value="26x26">
            <text:p>26x26</text:p>
          </table:table-cell>
          <table:table-cell table:style-name="Default" table:formula="of:=IF(ISERROR(VLOOKUP([.D251];[subfolders.$B$2:.$D$19];3;0));&quot;&quot;;VLOOKUP([.D251];[subfolders.$B$2:.$D$19];3;0))" office:value-type="string" office:string-value="26x26">
            <text:p>26x26</text:p>
          </table:table-cell>
          <table:table-cell table:formula="of:=IF([.G251]&lt;&gt;&quot;&quot;;LOWER([.B251])&amp;&quot;_&quot;&amp;LOWER([.C251])&amp;&quot;_&quot;&amp;[.G251]&amp;&quot;.&quot;&amp;[.I251];LOWER([.B251])&amp;&quot;_&quot;&amp;LOWER([.C251])&amp;&quot;_&quot;&amp;LOWER([.D251])&amp;&quot;.&quot;&amp;[.I251])" office:value-type="string" office:string-value="geda_zoom_out_26x26.png">
            <text:p>geda_zoom_out_2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OUT</text:p>
          </table:table-cell>
          <table:table-cell office:value-type="string">
            <text:p>LARGE</text:p>
          </table:table-cell>
          <table:table-cell table:style-name="ce33" table:formula="of:=IF(ISERROR(VLOOKUP([.D252];[subfolders.$B$2:.$E$19];4;0));&quot;&quot;;VLOOKUP([.D252];[subfolders.$B$2:.$E$19];4;0))" office:value-type="string" office:string-value="LARGE">
            <text:p>LARGE</text:p>
          </table:table-cell>
          <table:table-cell table:style-name="Default" table:formula="of:=IF(ISERROR(VLOOKUP([.D252];[subfolders.$B$2:.$C$19];2;0));&quot;&quot;;VLOOKUP([.D252];[subfolders.$B$2:.$C$19];2;0))" office:value-type="string" office:string-value="28x28">
            <text:p>28x28</text:p>
          </table:table-cell>
          <table:table-cell table:style-name="Default" table:formula="of:=IF(ISERROR(VLOOKUP([.D252];[subfolders.$B$2:.$D$19];3;0));&quot;&quot;;VLOOKUP([.D252];[subfolders.$B$2:.$D$19];3;0))" office:value-type="string" office:string-value="28x28">
            <text:p>28x28</text:p>
          </table:table-cell>
          <table:table-cell table:formula="of:=IF([.G252]&lt;&gt;&quot;&quot;;LOWER([.B252])&amp;&quot;_&quot;&amp;LOWER([.C252])&amp;&quot;_&quot;&amp;[.G252]&amp;&quot;.&quot;&amp;[.I252];LOWER([.B252])&amp;&quot;_&quot;&amp;LOWER([.C252])&amp;&quot;_&quot;&amp;LOWER([.D252])&amp;&quot;.&quot;&amp;[.I252])" office:value-type="string" office:string-value="geda_zoom_out_28x28.png">
            <text:p>geda_zoom_out_28x2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OUT</text:p>
          </table:table-cell>
          <table:table-cell office:value-type="string">
            <text:p>XLARGE</text:p>
          </table:table-cell>
          <table:table-cell table:style-name="ce33" table:formula="of:=IF(ISERROR(VLOOKUP([.D253];[subfolders.$B$2:.$E$19];4;0));&quot;&quot;;VLOOKUP([.D253];[subfolders.$B$2:.$E$19];4;0))" office:value-type="string" office:string-value="XLARGE">
            <text:p>XLARGE</text:p>
          </table:table-cell>
          <table:table-cell table:style-name="Default" table:formula="of:=IF(ISERROR(VLOOKUP([.D253];[subfolders.$B$2:.$C$19];2;0));&quot;&quot;;VLOOKUP([.D253];[subfolders.$B$2:.$C$19];2;0))" office:value-type="string" office:string-value="32x32">
            <text:p>32x32</text:p>
          </table:table-cell>
          <table:table-cell table:style-name="Default" table:formula="of:=IF(ISERROR(VLOOKUP([.D253];[subfolders.$B$2:.$D$19];3;0));&quot;&quot;;VLOOKUP([.D253];[subfolders.$B$2:.$D$19];3;0))" office:value-type="string" office:string-value="32x32">
            <text:p>32x32</text:p>
          </table:table-cell>
          <table:table-cell table:formula="of:=IF([.G253]&lt;&gt;&quot;&quot;;LOWER([.B253])&amp;&quot;_&quot;&amp;LOWER([.C253])&amp;&quot;_&quot;&amp;[.G253]&amp;&quot;.&quot;&amp;[.I253];LOWER([.B253])&amp;&quot;_&quot;&amp;LOWER([.C253])&amp;&quot;_&quot;&amp;LOWER([.D253])&amp;&quot;.&quot;&amp;[.I253])" office:value-type="string" office:string-value="geda_zoom_out_32x32.png">
            <text:p>geda_zoom_out_32x3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PAN</text:p>
          </table:table-cell>
          <table:table-cell office:value-type="string">
            <text:p>TINY</text:p>
          </table:table-cell>
          <table:table-cell table:style-name="ce33" table:formula="of:=IF(ISERROR(VLOOKUP([.D254];[subfolders.$B$2:.$E$19];4;0));&quot;&quot;;VLOOKUP([.D254];[subfolders.$B$2:.$E$19];4;0))" office:value-type="string" office:string-value="TINY">
            <text:p>TINY</text:p>
          </table:table-cell>
          <table:table-cell table:style-name="Default" table:formula="of:=IF(ISERROR(VLOOKUP([.D254];[subfolders.$B$2:.$C$19];2;0));&quot;&quot;;VLOOKUP([.D254];[subfolders.$B$2:.$C$19];2;0))" office:value-type="string" office:string-value="22x22">
            <text:p>22x22</text:p>
          </table:table-cell>
          <table:table-cell table:style-name="Default" table:formula="of:=IF(ISERROR(VLOOKUP([.D254];[subfolders.$B$2:.$D$19];3;0));&quot;&quot;;VLOOKUP([.D254];[subfolders.$B$2:.$D$19];3;0))" office:value-type="string" office:string-value="22x22">
            <text:p>22x22</text:p>
          </table:table-cell>
          <table:table-cell table:formula="of:=IF([.G254]&lt;&gt;&quot;&quot;;LOWER([.B254])&amp;&quot;_&quot;&amp;LOWER([.C254])&amp;&quot;_&quot;&amp;[.G254]&amp;&quot;.&quot;&amp;[.I254];LOWER([.B254])&amp;&quot;_&quot;&amp;LOWER([.C254])&amp;&quot;_&quot;&amp;LOWER([.D254])&amp;&quot;.&quot;&amp;[.I254])" office:value-type="string" office:string-value="geda_zoom_pan_22x22.png">
            <text:p>geda_zoom_pan_22x2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PAN</text:p>
          </table:table-cell>
          <table:table-cell office:value-type="string">
            <text:p>SMALL</text:p>
          </table:table-cell>
          <table:table-cell table:style-name="ce33" table:formula="of:=IF(ISERROR(VLOOKUP([.D255];[subfolders.$B$2:.$E$19];4;0));&quot;&quot;;VLOOKUP([.D255];[subfolders.$B$2:.$E$19];4;0))" office:value-type="string" office:string-value="SMALL">
            <text:p>SMALL</text:p>
          </table:table-cell>
          <table:table-cell table:style-name="Default" table:formula="of:=IF(ISERROR(VLOOKUP([.D255];[subfolders.$B$2:.$C$19];2;0));&quot;&quot;;VLOOKUP([.D255];[subfolders.$B$2:.$C$19];2;0))" office:value-type="string" office:string-value="24x24">
            <text:p>24x24</text:p>
          </table:table-cell>
          <table:table-cell table:style-name="Default" table:formula="of:=IF(ISERROR(VLOOKUP([.D255];[subfolders.$B$2:.$D$19];3;0));&quot;&quot;;VLOOKUP([.D255];[subfolders.$B$2:.$D$19];3;0))" office:value-type="string" office:string-value="24x24">
            <text:p>24x24</text:p>
          </table:table-cell>
          <table:table-cell table:formula="of:=IF([.G255]&lt;&gt;&quot;&quot;;LOWER([.B255])&amp;&quot;_&quot;&amp;LOWER([.C255])&amp;&quot;_&quot;&amp;[.G255]&amp;&quot;.&quot;&amp;[.I255];LOWER([.B255])&amp;&quot;_&quot;&amp;LOWER([.C255])&amp;&quot;_&quot;&amp;LOWER([.D255])&amp;&quot;.&quot;&amp;[.I255])" office:value-type="string" office:string-value="geda_zoom_pan_24x24.png">
            <text:p>geda_zoom_pan_24x24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PAN</text:p>
          </table:table-cell>
          <table:table-cell office:value-type="string">
            <text:p>MEDIUM</text:p>
          </table:table-cell>
          <table:table-cell table:style-name="ce33" table:formula="of:=IF(ISERROR(VLOOKUP([.D256];[subfolders.$B$2:.$E$19];4;0));&quot;&quot;;VLOOKUP([.D256];[subfolders.$B$2:.$E$19];4;0))" office:value-type="string" office:string-value="MEDIUM">
            <text:p>MEDIUM</text:p>
          </table:table-cell>
          <table:table-cell table:style-name="Default" table:formula="of:=IF(ISERROR(VLOOKUP([.D256];[subfolders.$B$2:.$C$19];2;0));&quot;&quot;;VLOOKUP([.D256];[subfolders.$B$2:.$C$19];2;0))" office:value-type="string" office:string-value="26x26">
            <text:p>26x26</text:p>
          </table:table-cell>
          <table:table-cell table:style-name="Default" table:formula="of:=IF(ISERROR(VLOOKUP([.D256];[subfolders.$B$2:.$D$19];3;0));&quot;&quot;;VLOOKUP([.D256];[subfolders.$B$2:.$D$19];3;0))" office:value-type="string" office:string-value="26x26">
            <text:p>26x26</text:p>
          </table:table-cell>
          <table:table-cell table:formula="of:=IF([.G256]&lt;&gt;&quot;&quot;;LOWER([.B256])&amp;&quot;_&quot;&amp;LOWER([.C256])&amp;&quot;_&quot;&amp;[.G256]&amp;&quot;.&quot;&amp;[.I256];LOWER([.B256])&amp;&quot;_&quot;&amp;LOWER([.C256])&amp;&quot;_&quot;&amp;LOWER([.D256])&amp;&quot;.&quot;&amp;[.I256])" office:value-type="string" office:string-value="geda_zoom_pan_26x26.png">
            <text:p>geda_zoom_pan_26x26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PAN</text:p>
          </table:table-cell>
          <table:table-cell office:value-type="string">
            <text:p>LARGE</text:p>
          </table:table-cell>
          <table:table-cell table:style-name="ce33" table:formula="of:=IF(ISERROR(VLOOKUP([.D257];[subfolders.$B$2:.$E$19];4;0));&quot;&quot;;VLOOKUP([.D257];[subfolders.$B$2:.$E$19];4;0))" office:value-type="string" office:string-value="LARGE">
            <text:p>LARGE</text:p>
          </table:table-cell>
          <table:table-cell table:style-name="Default" table:formula="of:=IF(ISERROR(VLOOKUP([.D257];[subfolders.$B$2:.$C$19];2;0));&quot;&quot;;VLOOKUP([.D257];[subfolders.$B$2:.$C$19];2;0))" office:value-type="string" office:string-value="28x28">
            <text:p>28x28</text:p>
          </table:table-cell>
          <table:table-cell table:style-name="Default" table:formula="of:=IF(ISERROR(VLOOKUP([.D257];[subfolders.$B$2:.$D$19];3;0));&quot;&quot;;VLOOKUP([.D257];[subfolders.$B$2:.$D$19];3;0))" office:value-type="string" office:string-value="28x28">
            <text:p>28x28</text:p>
          </table:table-cell>
          <table:table-cell table:formula="of:=IF([.G257]&lt;&gt;&quot;&quot;;LOWER([.B257])&amp;&quot;_&quot;&amp;LOWER([.C257])&amp;&quot;_&quot;&amp;[.G257]&amp;&quot;.&quot;&amp;[.I257];LOWER([.B257])&amp;&quot;_&quot;&amp;LOWER([.C257])&amp;&quot;_&quot;&amp;LOWER([.D257])&amp;&quot;.&quot;&amp;[.I257])" office:value-type="string" office:string-value="geda_zoom_pan_28x28.png">
            <text:p>geda_zoom_pan_28x28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ZOOM_PAN</text:p>
          </table:table-cell>
          <table:table-cell office:value-type="string">
            <text:p>XLARGE</text:p>
          </table:table-cell>
          <table:table-cell table:style-name="ce33" table:formula="of:=IF(ISERROR(VLOOKUP([.D258];[subfolders.$B$2:.$E$19];4;0));&quot;&quot;;VLOOKUP([.D258];[subfolders.$B$2:.$E$19];4;0))" office:value-type="string" office:string-value="XLARGE">
            <text:p>XLARGE</text:p>
          </table:table-cell>
          <table:table-cell table:style-name="Default" table:formula="of:=IF(ISERROR(VLOOKUP([.D258];[subfolders.$B$2:.$C$19];2;0));&quot;&quot;;VLOOKUP([.D258];[subfolders.$B$2:.$C$19];2;0))" office:value-type="string" office:string-value="32x32">
            <text:p>32x32</text:p>
          </table:table-cell>
          <table:table-cell table:style-name="Default" table:formula="of:=IF(ISERROR(VLOOKUP([.D258];[subfolders.$B$2:.$D$19];3;0));&quot;&quot;;VLOOKUP([.D258];[subfolders.$B$2:.$D$19];3;0))" office:value-type="string" office:string-value="32x32">
            <text:p>32x32</text:p>
          </table:table-cell>
          <table:table-cell table:formula="of:=IF([.G258]&lt;&gt;&quot;&quot;;LOWER([.B258])&amp;&quot;_&quot;&amp;LOWER([.C258])&amp;&quot;_&quot;&amp;[.G258]&amp;&quot;.&quot;&amp;[.I258];LOWER([.B258])&amp;&quot;_&quot;&amp;LOWER([.C258])&amp;&quot;_&quot;&amp;LOWER([.D258])&amp;&quot;.&quot;&amp;[.I258])" office:value-type="string" office:string-value="geda_zoom_pan_32x32.png">
            <text:p>geda_zoom_pan_32x32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GHOST_INVISIBLE</text:p>
          </table:table-cell>
          <table:table-cell office:value-type="string">
            <text:p>TINY</text:p>
          </table:table-cell>
          <table:table-cell table:style-name="ce33" table:formula="of:=IF(ISERROR(VLOOKUP([.D259];[subfolders.$B$2:.$E$19];4;0));&quot;&quot;;VLOOKUP([.D259];[subfolders.$B$2:.$E$19];4;0))" office:value-type="string" office:string-value="TINY">
            <text:p>TINY</text:p>
          </table:table-cell>
          <table:table-cell table:style-name="Default" table:formula="of:=IF(ISERROR(VLOOKUP([.D259];[subfolders.$B$2:.$C$19];2;0));&quot;&quot;;VLOOKUP([.D259];[subfolders.$B$2:.$C$19];2;0))" office:value-type="string" office:string-value="22x22">
            <text:p>22x22</text:p>
          </table:table-cell>
          <table:table-cell table:style-name="Default" table:formula="of:=IF(ISERROR(VLOOKUP([.D259];[subfolders.$B$2:.$D$19];3;0));&quot;&quot;;VLOOKUP([.D259];[subfolders.$B$2:.$D$19];3;0))" office:value-type="string" office:string-value="22x22">
            <text:p>22x22</text:p>
          </table:table-cell>
          <table:table-cell table:formula="of:=IF([.G259]&lt;&gt;&quot;&quot;;LOWER([.B259])&amp;&quot;_&quot;&amp;LOWER([.C259])&amp;&quot;_&quot;&amp;[.G259]&amp;&quot;.&quot;&amp;[.I259];LOWER([.B259])&amp;&quot;_&quot;&amp;LOWER([.C259])&amp;&quot;_&quot;&amp;LOWER([.D259])&amp;&quot;.&quot;&amp;[.I259])" office:value-type="string" office:string-value="geda_ghost_invisible_22x22.xpm">
            <text:p>geda_ghost_invisible_22x22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GHOST_INVISIBLE</text:p>
          </table:table-cell>
          <table:table-cell office:value-type="string">
            <text:p>SMALL</text:p>
          </table:table-cell>
          <table:table-cell table:style-name="ce33" table:formula="of:=IF(ISERROR(VLOOKUP([.D260];[subfolders.$B$2:.$E$19];4;0));&quot;&quot;;VLOOKUP([.D260];[subfolders.$B$2:.$E$19];4;0))" office:value-type="string" office:string-value="SMALL">
            <text:p>SMALL</text:p>
          </table:table-cell>
          <table:table-cell table:style-name="Default" table:formula="of:=IF(ISERROR(VLOOKUP([.D260];[subfolders.$B$2:.$C$19];2;0));&quot;&quot;;VLOOKUP([.D260];[subfolders.$B$2:.$C$19];2;0))" office:value-type="string" office:string-value="24x24">
            <text:p>24x24</text:p>
          </table:table-cell>
          <table:table-cell table:style-name="Default" table:formula="of:=IF(ISERROR(VLOOKUP([.D260];[subfolders.$B$2:.$D$19];3;0));&quot;&quot;;VLOOKUP([.D260];[subfolders.$B$2:.$D$19];3;0))" office:value-type="string" office:string-value="24x24">
            <text:p>24x24</text:p>
          </table:table-cell>
          <table:table-cell table:formula="of:=IF([.G260]&lt;&gt;&quot;&quot;;LOWER([.B260])&amp;&quot;_&quot;&amp;LOWER([.C260])&amp;&quot;_&quot;&amp;[.G260]&amp;&quot;.&quot;&amp;[.I260];LOWER([.B260])&amp;&quot;_&quot;&amp;LOWER([.C260])&amp;&quot;_&quot;&amp;LOWER([.D260])&amp;&quot;.&quot;&amp;[.I260])" office:value-type="string" office:string-value="geda_ghost_invisible_24x24.xpm">
            <text:p>geda_ghost_invisible_24x24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GHOST_INVISIBLE</text:p>
          </table:table-cell>
          <table:table-cell office:value-type="string">
            <text:p>256X256</text:p>
          </table:table-cell>
          <table:table-cell table:style-name="ce33" table:formula="of:=IF(ISERROR(VLOOKUP([.D261];[subfolders.$B$2:.$E$19];4;0));&quot;&quot;;VLOOKUP([.D261];[subfolders.$B$2:.$E$19];4;0))" office:value-type="string" office:string-value="256x256">
            <text:p>256x256</text:p>
          </table:table-cell>
          <table:table-cell table:style-name="Default" table:formula="of:=IF(ISERROR(VLOOKUP([.D261];[subfolders.$B$2:.$C$19];2;0));&quot;&quot;;VLOOKUP([.D261];[subfolders.$B$2:.$C$19];2;0))" office:value-type="string" office:string-value="256x256">
            <text:p>256x256</text:p>
          </table:table-cell>
          <table:table-cell table:style-name="Default" table:formula="of:=IF(ISERROR(VLOOKUP([.D261];[subfolders.$B$2:.$D$19];3;0));&quot;&quot;;VLOOKUP([.D261];[subfolders.$B$2:.$D$19];3;0))" office:value-type="string" office:string-value="256x256">
            <text:p>256x256</text:p>
          </table:table-cell>
          <table:table-cell table:formula="of:=IF([.G261]&lt;&gt;&quot;&quot;;LOWER([.B261])&amp;&quot;_&quot;&amp;LOWER([.C261])&amp;&quot;_&quot;&amp;[.G261]&amp;&quot;.&quot;&amp;[.I261];LOWER([.B261])&amp;&quot;_&quot;&amp;LOWER([.C261])&amp;&quot;_&quot;&amp;LOWER([.D261])&amp;&quot;.&quot;&amp;[.I261])" office:value-type="string" office:string-value="geda_ghost_invisible_256x256.xpm">
            <text:p>geda_ghost_invisible_256x25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GHOST_INVISIBLE</text:p>
          </table:table-cell>
          <table:table-cell office:value-type="string">
            <text:p>MEDIUM</text:p>
          </table:table-cell>
          <table:table-cell table:style-name="ce33" table:formula="of:=IF(ISERROR(VLOOKUP([.D262];[subfolders.$B$2:.$E$19];4;0));&quot;&quot;;VLOOKUP([.D262];[subfolders.$B$2:.$E$19];4;0))" office:value-type="string" office:string-value="MEDIUM">
            <text:p>MEDIUM</text:p>
          </table:table-cell>
          <table:table-cell table:style-name="Default" table:formula="of:=IF(ISERROR(VLOOKUP([.D262];[subfolders.$B$2:.$C$19];2;0));&quot;&quot;;VLOOKUP([.D262];[subfolders.$B$2:.$C$19];2;0))" office:value-type="string" office:string-value="26x26">
            <text:p>26x26</text:p>
          </table:table-cell>
          <table:table-cell table:style-name="Default" table:formula="of:=IF(ISERROR(VLOOKUP([.D262];[subfolders.$B$2:.$D$19];3;0));&quot;&quot;;VLOOKUP([.D262];[subfolders.$B$2:.$D$19];3;0))" office:value-type="string" office:string-value="26x26">
            <text:p>26x26</text:p>
          </table:table-cell>
          <table:table-cell table:formula="of:=IF([.G262]&lt;&gt;&quot;&quot;;LOWER([.B262])&amp;&quot;_&quot;&amp;LOWER([.C262])&amp;&quot;_&quot;&amp;[.G262]&amp;&quot;.&quot;&amp;[.I262];LOWER([.B262])&amp;&quot;_&quot;&amp;LOWER([.C262])&amp;&quot;_&quot;&amp;LOWER([.D262])&amp;&quot;.&quot;&amp;[.I262])" office:value-type="string" office:string-value="geda_ghost_invisible_26x26.xpm">
            <text:p>geda_ghost_invisible_26x26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EDA</text:p>
          </table:table-cell>
          <table:table-cell office:value-type="string">
            <text:p>GHOST_INVISIBLE</text:p>
          </table:table-cell>
          <table:table-cell office:value-type="string">
            <text:p>LARGE</text:p>
          </table:table-cell>
          <table:table-cell table:style-name="ce33" table:formula="of:=IF(ISERROR(VLOOKUP([.D263];[subfolders.$B$2:.$E$19];4;0));&quot;&quot;;VLOOKUP([.D263];[subfolders.$B$2:.$E$19];4;0))" office:value-type="string" office:string-value="LARGE">
            <text:p>LARGE</text:p>
          </table:table-cell>
          <table:table-cell table:style-name="Default" table:formula="of:=IF(ISERROR(VLOOKUP([.D263];[subfolders.$B$2:.$C$19];2;0));&quot;&quot;;VLOOKUP([.D263];[subfolders.$B$2:.$C$19];2;0))" office:value-type="string" office:string-value="28x28">
            <text:p>28x28</text:p>
          </table:table-cell>
          <table:table-cell table:style-name="Default" table:formula="of:=IF(ISERROR(VLOOKUP([.D263];[subfolders.$B$2:.$D$19];3;0));&quot;&quot;;VLOOKUP([.D263];[subfolders.$B$2:.$D$19];3;0))" office:value-type="string" office:string-value="28x28">
            <text:p>28x28</text:p>
          </table:table-cell>
          <table:table-cell table:formula="of:=IF([.G263]&lt;&gt;&quot;&quot;;LOWER([.B263])&amp;&quot;_&quot;&amp;LOWER([.C263])&amp;&quot;_&quot;&amp;[.G263]&amp;&quot;.&quot;&amp;[.I263];LOWER([.B263])&amp;&quot;_&quot;&amp;LOWER([.C263])&amp;&quot;_&quot;&amp;LOWER([.D263])&amp;&quot;.&quot;&amp;[.I263])" office:value-type="string" office:string-value="geda_ghost_invisible_28x28.xpm">
            <text:p>geda_ghost_invisible_28x28.xpm</text:p>
          </table:table-cell>
          <table:table-cell office:value-type="string">
            <text:p>xpm</text:p>
          </table:table-cell>
        </table:table-row>
        <table:table-row table:style-name="ro1">
          <table:table-cell table:style-name="ce28"/>
          <table:table-cell table:style-name="ce28" office:value-type="string">
            <text:p>GEDA</text:p>
          </table:table-cell>
          <table:table-cell table:style-name="ce28" office:value-type="string">
            <text:p>GHOST_INVISIBLE</text:p>
          </table:table-cell>
          <table:table-cell table:style-name="ce31" office:value-type="string">
            <text:p>XLARGE</text:p>
          </table:table-cell>
          <table:table-cell table:style-name="ce34" table:formula="of:=IF(ISERROR(VLOOKUP([.D264];[subfolders.$B$2:.$E$19];4;0));&quot;&quot;;VLOOKUP([.D264];[subfolders.$B$2:.$E$19];4;0))" office:value-type="string" office:string-value="XLARGE">
            <text:p>XLARGE</text:p>
          </table:table-cell>
          <table:table-cell table:style-name="ce34" table:formula="of:=IF(ISERROR(VLOOKUP([.D264];[subfolders.$B$2:.$C$19];2;0));&quot;&quot;;VLOOKUP([.D264];[subfolders.$B$2:.$C$19];2;0))" office:value-type="string" office:string-value="32x32">
            <text:p>32x32</text:p>
          </table:table-cell>
          <table:table-cell table:style-name="ce34" table:formula="of:=IF(ISERROR(VLOOKUP([.D264];[subfolders.$B$2:.$D$19];3;0));&quot;&quot;;VLOOKUP([.D264];[subfolders.$B$2:.$D$19];3;0))" office:value-type="string" office:string-value="32x32">
            <text:p>32x32</text:p>
          </table:table-cell>
          <table:table-cell table:style-name="ce31" table:formula="of:=IF([.G264]&lt;&gt;&quot;&quot;;LOWER([.B264])&amp;&quot;_&quot;&amp;LOWER([.C264])&amp;&quot;_&quot;&amp;[.G264]&amp;&quot;.&quot;&amp;[.I264];LOWER([.B264])&amp;&quot;_&quot;&amp;LOWER([.C264])&amp;&quot;_&quot;&amp;LOWER([.D264])&amp;&quot;.&quot;&amp;[.I264])" office:value-type="string" office:string-value="geda_ghost_invisible_32x32.xpm">
            <text:p>geda_ghost_invisible_32x32.xpm</text:p>
          </table:table-cell>
          <table:table-cell table:style-name="ce31" office:value-type="string">
            <text:p>xpm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ABOUT_LOGO</text:p>
          </table:table-cell>
          <table:table-cell office:value-type="string">
            <text:p>PNG</text:p>
          </table:table-cell>
          <table:table-cell table:style-name="ce34" office:value-type="string">
            <text:p>PNG</text:p>
          </table:table-cell>
          <table:table-cell table:style-name="ce34"/>
          <table:table-cell table:style-name="ce36"/>
          <table:table-cell table:formula="of:=IF([.F265]=&quot;&quot;;LOWER([.B265])&amp;&quot;_&quot;&amp;LOWER([.C265])&amp;&quot;.&quot;&amp;[.I265];LOWER([.B265])&amp;&quot;_&quot;&amp;LOWER([.C265])&amp;&quot;_&quot;&amp;[.F265]&amp;&quot;.&quot;&amp;[.I265])" office:value-type="string" office:string-value="gschem_about_logo.png">
            <text:p>gschem_about_logo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ABOUT_LOGO</text:p>
          </table:table-cell>
          <table:table-cell office:value-type="string">
            <text:p>XCF</text:p>
          </table:table-cell>
          <table:table-cell table:style-name="ce34" office:value-type="string">
            <text:p>XCF</text:p>
          </table:table-cell>
          <table:table-cell table:style-name="ce34"/>
          <table:table-cell table:style-name="ce36"/>
          <table:table-cell table:formula="of:=IF([.F266]=&quot;&quot;;LOWER([.B266])&amp;&quot;_&quot;&amp;LOWER([.C266])&amp;&quot;.&quot;&amp;[.I266];LOWER([.B266])&amp;&quot;_&quot;&amp;LOWER([.C266])&amp;&quot;_&quot;&amp;[.F266]&amp;&quot;.&quot;&amp;[.I266])" office:value-type="string" office:string-value="gschem_about_logo.xcf">
            <text:p>gschem_about_logo.xcf</text:p>
          </table:table-cell>
          <table:table-cell office:value-type="string">
            <text:p>xcf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ALIGN_BOTTOM_CENTER</text:p>
          </table:table-cell>
          <table:table-cell table:style-name="ce32" office:value-type="string">
            <text:p>XLARGE</text:p>
          </table:table-cell>
          <table:table-cell table:style-name="ce34" table:formula="of:=IF(ISERROR(VLOOKUP([.D267];[subfolders.$B$2:.$E$19];4;0));&quot;&quot;;VLOOKUP([.D267];[subfolders.$B$2:.$E$19];4;0))" office:value-type="string" office:string-value="XLARGE">
            <text:p>XLARGE</text:p>
          </table:table-cell>
          <table:table-cell table:style-name="ce34"/>
          <table:table-cell table:style-name="ce36"/>
          <table:table-cell table:formula="of:=IF([.F267]=&quot;&quot;;LOWER([.B267])&amp;&quot;_&quot;&amp;LOWER([.C267])&amp;&quot;.&quot;&amp;[.I267];LOWER([.B267])&amp;&quot;_&quot;&amp;LOWER([.C267])&amp;&quot;_&quot;&amp;[.F267]&amp;&quot;.&quot;&amp;[.I267])" office:value-type="string" office:string-value="gschem_align_bottom_center.png">
            <text:p>gschem_align_bottom_center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ALIGN_BOTTOM_LEFT</text:p>
          </table:table-cell>
          <table:table-cell table:style-name="ce32" office:value-type="string">
            <text:p>XLARGE</text:p>
          </table:table-cell>
          <table:table-cell table:style-name="ce34" table:formula="of:=IF(ISERROR(VLOOKUP([.D268];[subfolders.$B$2:.$E$19];4;0));&quot;&quot;;VLOOKUP([.D268];[subfolders.$B$2:.$E$19];4;0))" office:value-type="string" office:string-value="XLARGE">
            <text:p>XLARGE</text:p>
          </table:table-cell>
          <table:table-cell table:style-name="ce34"/>
          <table:table-cell table:style-name="ce36"/>
          <table:table-cell table:formula="of:=IF([.F268]=&quot;&quot;;LOWER([.B268])&amp;&quot;_&quot;&amp;LOWER([.C268])&amp;&quot;.&quot;&amp;[.I268];LOWER([.B268])&amp;&quot;_&quot;&amp;LOWER([.C268])&amp;&quot;_&quot;&amp;[.F268]&amp;&quot;.&quot;&amp;[.I268])" office:value-type="string" office:string-value="gschem_align_bottom_left.png">
            <text:p>gschem_align_bottom_left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ALIGN_BOTTOM_RIGHT</text:p>
          </table:table-cell>
          <table:table-cell table:style-name="ce32" office:value-type="string">
            <text:p>XLARGE</text:p>
          </table:table-cell>
          <table:table-cell table:style-name="ce34" table:formula="of:=IF(ISERROR(VLOOKUP([.D269];[subfolders.$B$2:.$E$19];4;0));&quot;&quot;;VLOOKUP([.D269];[subfolders.$B$2:.$E$19];4;0))" office:value-type="string" office:string-value="XLARGE">
            <text:p>XLARGE</text:p>
          </table:table-cell>
          <table:table-cell table:style-name="ce34"/>
          <table:table-cell table:style-name="ce36"/>
          <table:table-cell table:formula="of:=IF([.F269]=&quot;&quot;;LOWER([.B269])&amp;&quot;_&quot;&amp;LOWER([.C269])&amp;&quot;.&quot;&amp;[.I269];LOWER([.B269])&amp;&quot;_&quot;&amp;LOWER([.C269])&amp;&quot;_&quot;&amp;[.F269]&amp;&quot;.&quot;&amp;[.I269])" office:value-type="string" office:string-value="gschem_align_bottom_right.png">
            <text:p>gschem_align_bottom_right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ALIGN_MIDDLE_CENTER</text:p>
          </table:table-cell>
          <table:table-cell table:style-name="ce32" office:value-type="string">
            <text:p>XLARGE</text:p>
          </table:table-cell>
          <table:table-cell table:style-name="ce34" table:formula="of:=IF(ISERROR(VLOOKUP([.D270];[subfolders.$B$2:.$E$19];4;0));&quot;&quot;;VLOOKUP([.D270];[subfolders.$B$2:.$E$19];4;0))" office:value-type="string" office:string-value="XLARGE">
            <text:p>XLARGE</text:p>
          </table:table-cell>
          <table:table-cell table:style-name="ce34"/>
          <table:table-cell table:style-name="ce36"/>
          <table:table-cell table:formula="of:=IF([.F270]=&quot;&quot;;LOWER([.B270])&amp;&quot;_&quot;&amp;LOWER([.C270])&amp;&quot;.&quot;&amp;[.I270];LOWER([.B270])&amp;&quot;_&quot;&amp;LOWER([.C270])&amp;&quot;_&quot;&amp;[.F270]&amp;&quot;.&quot;&amp;[.I270])" office:value-type="string" office:string-value="gschem_align_middle_center.png">
            <text:p>gschem_align_middle_center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ALIGN_MIDDLE_LEFT</text:p>
          </table:table-cell>
          <table:table-cell table:style-name="ce32" office:value-type="string">
            <text:p>XLARGE</text:p>
          </table:table-cell>
          <table:table-cell table:style-name="ce34" table:formula="of:=IF(ISERROR(VLOOKUP([.D271];[subfolders.$B$2:.$E$19];4;0));&quot;&quot;;VLOOKUP([.D271];[subfolders.$B$2:.$E$19];4;0))" office:value-type="string" office:string-value="XLARGE">
            <text:p>XLARGE</text:p>
          </table:table-cell>
          <table:table-cell table:style-name="ce34"/>
          <table:table-cell table:style-name="ce36"/>
          <table:table-cell table:formula="of:=IF([.F271]=&quot;&quot;;LOWER([.B271])&amp;&quot;_&quot;&amp;LOWER([.C271])&amp;&quot;.&quot;&amp;[.I271];LOWER([.B271])&amp;&quot;_&quot;&amp;LOWER([.C271])&amp;&quot;_&quot;&amp;[.F271]&amp;&quot;.&quot;&amp;[.I271])" office:value-type="string" office:string-value="gschem_align_middle_left.png">
            <text:p>gschem_align_middle_left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ALIGN_MIDDLE_RIGHT</text:p>
          </table:table-cell>
          <table:table-cell table:style-name="ce32" office:value-type="string">
            <text:p>XLARGE</text:p>
          </table:table-cell>
          <table:table-cell table:style-name="ce34" table:formula="of:=IF(ISERROR(VLOOKUP([.D272];[subfolders.$B$2:.$E$19];4;0));&quot;&quot;;VLOOKUP([.D272];[subfolders.$B$2:.$E$19];4;0))" office:value-type="string" office:string-value="XLARGE">
            <text:p>XLARGE</text:p>
          </table:table-cell>
          <table:table-cell table:style-name="ce34"/>
          <table:table-cell table:style-name="ce36"/>
          <table:table-cell table:formula="of:=IF([.F272]=&quot;&quot;;LOWER([.B272])&amp;&quot;_&quot;&amp;LOWER([.C272])&amp;&quot;.&quot;&amp;[.I272];LOWER([.B272])&amp;&quot;_&quot;&amp;LOWER([.C272])&amp;&quot;_&quot;&amp;[.F272]&amp;&quot;.&quot;&amp;[.I272])" office:value-type="string" office:string-value="gschem_align_middle_right.png">
            <text:p>gschem_align_middle_right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ALIGN_TOP_CENTER</text:p>
          </table:table-cell>
          <table:table-cell table:style-name="ce32" office:value-type="string">
            <text:p>XLARGE</text:p>
          </table:table-cell>
          <table:table-cell table:style-name="ce34" table:formula="of:=IF(ISERROR(VLOOKUP([.D273];[subfolders.$B$2:.$E$19];4;0));&quot;&quot;;VLOOKUP([.D273];[subfolders.$B$2:.$E$19];4;0))" office:value-type="string" office:string-value="XLARGE">
            <text:p>XLARGE</text:p>
          </table:table-cell>
          <table:table-cell table:style-name="ce34"/>
          <table:table-cell table:style-name="ce36"/>
          <table:table-cell table:formula="of:=IF([.F273]=&quot;&quot;;LOWER([.B273])&amp;&quot;_&quot;&amp;LOWER([.C273])&amp;&quot;.&quot;&amp;[.I273];LOWER([.B273])&amp;&quot;_&quot;&amp;LOWER([.C273])&amp;&quot;_&quot;&amp;[.F273]&amp;&quot;.&quot;&amp;[.I273])" office:value-type="string" office:string-value="gschem_align_top_center.png">
            <text:p>gschem_align_top_center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ALIGN_TOP_LEFT</text:p>
          </table:table-cell>
          <table:table-cell table:style-name="ce32" office:value-type="string">
            <text:p>XLARGE</text:p>
          </table:table-cell>
          <table:table-cell table:style-name="ce34" table:formula="of:=IF(ISERROR(VLOOKUP([.D274];[subfolders.$B$2:.$E$19];4;0));&quot;&quot;;VLOOKUP([.D274];[subfolders.$B$2:.$E$19];4;0))" office:value-type="string" office:string-value="XLARGE">
            <text:p>XLARGE</text:p>
          </table:table-cell>
          <table:table-cell table:style-name="ce34"/>
          <table:table-cell table:style-name="ce36"/>
          <table:table-cell table:formula="of:=IF([.F274]=&quot;&quot;;LOWER([.B274])&amp;&quot;_&quot;&amp;LOWER([.C274])&amp;&quot;.&quot;&amp;[.I274];LOWER([.B274])&amp;&quot;_&quot;&amp;LOWER([.C274])&amp;&quot;_&quot;&amp;[.F274]&amp;&quot;.&quot;&amp;[.I274])" office:value-type="string" office:string-value="gschem_align_top_left.png">
            <text:p>gschem_align_top_left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ALIGN_TOP_RIGHT</text:p>
          </table:table-cell>
          <table:table-cell table:style-name="ce32" office:value-type="string">
            <text:p>XLARGE</text:p>
          </table:table-cell>
          <table:table-cell table:style-name="ce34" table:formula="of:=IF(ISERROR(VLOOKUP([.D275];[subfolders.$B$2:.$E$19];4;0));&quot;&quot;;VLOOKUP([.D275];[subfolders.$B$2:.$E$19];4;0))" office:value-type="string" office:string-value="XLARGE">
            <text:p>XLARGE</text:p>
          </table:table-cell>
          <table:table-cell table:style-name="ce34"/>
          <table:table-cell table:style-name="ce36"/>
          <table:table-cell table:formula="of:=IF([.F275]=&quot;&quot;;LOWER([.B275])&amp;&quot;_&quot;&amp;LOWER([.C275])&amp;&quot;.&quot;&amp;[.I275];LOWER([.B275])&amp;&quot;_&quot;&amp;LOWER([.C275])&amp;&quot;_&quot;&amp;[.F275]&amp;&quot;.&quot;&amp;[.I275])" office:value-type="string" office:string-value="gschem_align_top_right.png">
            <text:p>gschem_align_top_right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ALIGN_UNCHANGED</text:p>
          </table:table-cell>
          <table:table-cell table:style-name="ce32" office:value-type="string">
            <text:p>XLARGE</text:p>
          </table:table-cell>
          <table:table-cell table:style-name="ce34" table:formula="of:=IF(ISERROR(VLOOKUP([.D276];[subfolders.$B$2:.$E$19];4;0));&quot;&quot;;VLOOKUP([.D276];[subfolders.$B$2:.$E$19];4;0))" office:value-type="string" office:string-value="XLARGE">
            <text:p>XLARGE</text:p>
          </table:table-cell>
          <table:table-cell table:style-name="ce34"/>
          <table:table-cell table:style-name="ce36"/>
          <table:table-cell table:formula="of:=IF([.F276]=&quot;&quot;;LOWER([.B276])&amp;&quot;_&quot;&amp;LOWER([.C276])&amp;&quot;.&quot;&amp;[.I276];LOWER([.B276])&amp;&quot;_&quot;&amp;LOWER([.C276])&amp;&quot;_&quot;&amp;[.F276]&amp;&quot;.&quot;&amp;[.I276])" office:value-type="string" office:string-value="gschem_align_unchanged.png">
            <text:p>gschem_align_unchanged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ALIGN_BOTTOM_2_TOP</text:p>
          </table:table-cell>
          <table:table-cell table:style-name="ce32" office:value-type="string">
            <text:p>XLARGE</text:p>
          </table:table-cell>
          <table:table-cell table:style-name="ce34" table:formula="of:=IF(ISERROR(VLOOKUP([.D277];[subfolders.$B$2:.$E$19];4;0));&quot;&quot;;VLOOKUP([.D277];[subfolders.$B$2:.$E$19];4;0))" office:value-type="string" office:string-value="XLARGE">
            <text:p>XLARGE</text:p>
          </table:table-cell>
          <table:table-cell table:style-name="ce34"/>
          <table:table-cell table:style-name="ce36"/>
          <table:table-cell table:formula="of:=IF([.F277]=&quot;&quot;;LOWER([.B277])&amp;&quot;_&quot;&amp;LOWER([.C277])&amp;&quot;.&quot;&amp;[.I277];LOWER([.B277])&amp;&quot;_&quot;&amp;LOWER([.C277])&amp;&quot;_&quot;&amp;[.F277]&amp;&quot;.&quot;&amp;[.I277])" office:value-type="string" office:string-value="gschem_align_bottom_2_top.png">
            <text:p>gschem_align_bottom_2_top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BUS</text:p>
          </table:table-cell>
          <table:table-cell office:value-type="string">
            <text:p>SMALL</text:p>
          </table:table-cell>
          <table:table-cell table:style-name="ce34" table:formula="of:=IF(ISERROR(VLOOKUP([.D278];[subfolders.$B$2:.$E$19];4;0));&quot;&quot;;VLOOKUP([.D278];[subfolders.$B$2:.$E$19];4;0))" office:value-type="string" office:string-value="SMALL">
            <text:p>SMALL</text:p>
          </table:table-cell>
          <table:table-cell table:style-name="ce34"/>
          <table:table-cell table:style-name="ce36"/>
          <table:table-cell table:formula="of:=IF([.F278]=&quot;&quot;;LOWER([.B278])&amp;&quot;_&quot;&amp;LOWER([.C278])&amp;&quot;.&quot;&amp;[.I278];LOWER([.B278])&amp;&quot;_&quot;&amp;LOWER([.C278])&amp;&quot;_&quot;&amp;[.F278]&amp;&quot;.&quot;&amp;[.I278])" office:value-type="string" office:string-value="gschem_bus.xpm">
            <text:p>gschem_bus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COMP</text:p>
          </table:table-cell>
          <table:table-cell office:value-type="string">
            <text:p>SMALL</text:p>
          </table:table-cell>
          <table:table-cell table:style-name="ce34" table:formula="of:=IF(ISERROR(VLOOKUP([.D279];[subfolders.$B$2:.$E$19];4;0));&quot;&quot;;VLOOKUP([.D279];[subfolders.$B$2:.$E$19];4;0))" office:value-type="string" office:string-value="SMALL">
            <text:p>SMALL</text:p>
          </table:table-cell>
          <table:table-cell table:style-name="ce34"/>
          <table:table-cell table:style-name="ce36"/>
          <table:table-cell table:formula="of:=IF([.F279]=&quot;&quot;;LOWER([.B279])&amp;&quot;_&quot;&amp;LOWER([.C279])&amp;&quot;.&quot;&amp;[.I279];LOWER([.B279])&amp;&quot;_&quot;&amp;LOWER([.C279])&amp;&quot;_&quot;&amp;[.F279]&amp;&quot;.&quot;&amp;[.I279])" office:value-type="string" office:string-value="gschem_comp.xpm">
            <text:p>gschem_comp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COMP</text:p>
          </table:table-cell>
          <table:table-cell office:value-type="string">
            <text:p>MEDIUM</text:p>
          </table:table-cell>
          <table:table-cell table:style-name="ce34" table:formula="of:=IF(ISERROR(VLOOKUP([.D280];[subfolders.$B$2:.$E$19];4;0));&quot;&quot;;VLOOKUP([.D280];[subfolders.$B$2:.$E$19];4;0))" office:value-type="string" office:string-value="MEDIUM">
            <text:p>MEDIUM</text:p>
          </table:table-cell>
          <table:table-cell table:style-name="ce34"/>
          <table:table-cell table:style-name="ce36"/>
          <table:table-cell table:formula="of:=IF([.F280]=&quot;&quot;;LOWER([.B280])&amp;&quot;_&quot;&amp;LOWER([.C280])&amp;&quot;.&quot;&amp;[.I280];LOWER([.B280])&amp;&quot;_&quot;&amp;LOWER([.C280])&amp;&quot;_&quot;&amp;[.F280]&amp;&quot;.&quot;&amp;[.I280])" office:value-type="string" office:string-value="gschem_comp.xpm">
            <text:p>gschem_comp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COPY</text:p>
          </table:table-cell>
          <table:table-cell office:value-type="string">
            <text:p>SMALL</text:p>
          </table:table-cell>
          <table:table-cell table:style-name="ce34" table:formula="of:=IF(ISERROR(VLOOKUP([.D281];[subfolders.$B$2:.$E$19];4;0));&quot;&quot;;VLOOKUP([.D281];[subfolders.$B$2:.$E$19];4;0))" office:value-type="string" office:string-value="SMALL">
            <text:p>SMALL</text:p>
          </table:table-cell>
          <table:table-cell table:style-name="ce34"/>
          <table:table-cell table:style-name="ce36"/>
          <table:table-cell table:formula="of:=IF([.F281]=&quot;&quot;;LOWER([.B281])&amp;&quot;_&quot;&amp;LOWER([.C281])&amp;&quot;.&quot;&amp;[.I281];LOWER([.B281])&amp;&quot;_&quot;&amp;LOWER([.C281])&amp;&quot;_&quot;&amp;[.F281]&amp;&quot;.&quot;&amp;[.I281])" office:value-type="string" office:string-value="gschem_copy.xpm">
            <text:p>gschem_copy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DELETE</text:p>
          </table:table-cell>
          <table:table-cell office:value-type="string">
            <text:p>SMALL</text:p>
          </table:table-cell>
          <table:table-cell table:style-name="ce34" table:formula="of:=IF(ISERROR(VLOOKUP([.D282];[subfolders.$B$2:.$E$19];4;0));&quot;&quot;;VLOOKUP([.D282];[subfolders.$B$2:.$E$19];4;0))" office:value-type="string" office:string-value="SMALL">
            <text:p>SMALL</text:p>
          </table:table-cell>
          <table:table-cell table:style-name="ce34"/>
          <table:table-cell table:style-name="ce36"/>
          <table:table-cell table:formula="of:=IF([.F282]=&quot;&quot;;LOWER([.B282])&amp;&quot;_&quot;&amp;LOWER([.C282])&amp;&quot;.&quot;&amp;[.I282];LOWER([.B282])&amp;&quot;_&quot;&amp;LOWER([.C282])&amp;&quot;_&quot;&amp;[.F282]&amp;&quot;.&quot;&amp;[.I282])" office:value-type="string" office:string-value="gschem_delete.xpm">
            <text:p>gschem_delete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DIAGONAL</text:p>
          </table:table-cell>
          <table:table-cell table:style-name="ce32" office:value-type="string">
            <text:p>XLARGE</text:p>
          </table:table-cell>
          <table:table-cell table:style-name="ce34" table:formula="of:=IF(ISERROR(VLOOKUP([.D283];[subfolders.$B$2:.$E$19];4;0));&quot;&quot;;VLOOKUP([.D283];[subfolders.$B$2:.$E$19];4;0))" office:value-type="string" office:string-value="XLARGE">
            <text:p>XLARGE</text:p>
          </table:table-cell>
          <table:table-cell table:style-name="ce34"/>
          <table:table-cell table:style-name="ce36"/>
          <table:table-cell table:formula="of:=IF([.F283]=&quot;&quot;;LOWER([.B283])&amp;&quot;_&quot;&amp;LOWER([.C283])&amp;&quot;.&quot;&amp;[.I283];LOWER([.B283])&amp;&quot;_&quot;&amp;LOWER([.C283])&amp;&quot;_&quot;&amp;[.F283]&amp;&quot;.&quot;&amp;[.I283])" office:value-type="string" office:string-value="gschem_diagonal.png">
            <text:p>gschem_diagonal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EDIT</text:p>
          </table:table-cell>
          <table:table-cell office:value-type="string">
            <text:p>SMALL</text:p>
          </table:table-cell>
          <table:table-cell table:style-name="ce34" table:formula="of:=IF(ISERROR(VLOOKUP([.D284];[subfolders.$B$2:.$E$19];4;0));&quot;&quot;;VLOOKUP([.D284];[subfolders.$B$2:.$E$19];4;0))" office:value-type="string" office:string-value="SMALL">
            <text:p>SMALL</text:p>
          </table:table-cell>
          <table:table-cell table:style-name="ce34"/>
          <table:table-cell table:style-name="ce36"/>
          <table:table-cell table:formula="of:=IF([.F284]=&quot;&quot;;LOWER([.B284])&amp;&quot;_&quot;&amp;LOWER([.C284])&amp;&quot;.&quot;&amp;[.I284];LOWER([.B284])&amp;&quot;_&quot;&amp;LOWER([.C284])&amp;&quot;_&quot;&amp;[.F284]&amp;&quot;.&quot;&amp;[.I284])" office:value-type="string" office:string-value="gschem_edit.xpm">
            <text:p>gschem_edit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FILE_ORDER</text:p>
          </table:table-cell>
          <table:table-cell table:style-name="ce32" office:value-type="string">
            <text:p>XLARGE</text:p>
          </table:table-cell>
          <table:table-cell table:style-name="ce34" table:formula="of:=IF(ISERROR(VLOOKUP([.D285];[subfolders.$B$2:.$E$19];4;0));&quot;&quot;;VLOOKUP([.D285];[subfolders.$B$2:.$E$19];4;0))" office:value-type="string" office:string-value="XLARGE">
            <text:p>XLARGE</text:p>
          </table:table-cell>
          <table:table-cell table:style-name="ce34"/>
          <table:table-cell table:style-name="ce36"/>
          <table:table-cell table:formula="of:=IF([.F285]=&quot;&quot;;LOWER([.B285])&amp;&quot;_&quot;&amp;LOWER([.C285])&amp;&quot;.&quot;&amp;[.I285];LOWER([.B285])&amp;&quot;_&quot;&amp;LOWER([.C285])&amp;&quot;_&quot;&amp;[.F285]&amp;&quot;.&quot;&amp;[.I285])" office:value-type="string" office:string-value="gschem_file_order.png">
            <text:p>gschem_file_order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FILL_TYPE</text:p>
          </table:table-cell>
          <table:table-cell office:value-type="string">
            <text:p>FILLED</text:p>
          </table:table-cell>
          <table:table-cell table:style-name="ce34" table:formula="of:=IF(ISERROR(VLOOKUP([.D286];[subfolders.$B$2:.$E$19];4;0));&quot;&quot;;VLOOKUP([.D286];[subfolders.$B$2:.$E$19];4;0))">
            <text:p/>
          </table:table-cell>
          <table:table-cell table:style-name="ce34"/>
          <table:table-cell table:style-name="ce36"/>
          <table:table-cell table:formula="of:=IF([.F286]=&quot;&quot;;LOWER([.B286])&amp;&quot;_&quot;&amp;LOWER([.C286])&amp;&quot;.&quot;&amp;[.I286];LOWER([.B286])&amp;&quot;_&quot;&amp;LOWER([.C286])&amp;&quot;_&quot;&amp;[.F286]&amp;&quot;.&quot;&amp;[.I286])" office:value-type="string" office:string-value="gschem_fill_type.png">
            <text:p>gschem_fill_type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FILL_TYPE</text:p>
          </table:table-cell>
          <table:table-cell office:value-type="string">
            <text:p>HATCH</text:p>
          </table:table-cell>
          <table:table-cell table:style-name="ce34" table:formula="of:=IF(ISERROR(VLOOKUP([.D287];[subfolders.$B$2:.$E$19];4;0));&quot;&quot;;VLOOKUP([.D287];[subfolders.$B$2:.$E$19];4;0))">
            <text:p/>
          </table:table-cell>
          <table:table-cell table:style-name="ce34"/>
          <table:table-cell table:style-name="ce36"/>
          <table:table-cell table:formula="of:=IF([.F287]=&quot;&quot;;LOWER([.B287])&amp;&quot;_&quot;&amp;LOWER([.C287])&amp;&quot;.&quot;&amp;[.I287];LOWER([.B287])&amp;&quot;_&quot;&amp;LOWER([.C287])&amp;&quot;_&quot;&amp;[.F287]&amp;&quot;.&quot;&amp;[.I287])" office:value-type="string" office:string-value="gschem_fill_type.png">
            <text:p>gschem_fill_type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FILL_TYPE</text:p>
          </table:table-cell>
          <table:table-cell office:value-type="string">
            <text:p>HOLLOW</text:p>
          </table:table-cell>
          <table:table-cell table:style-name="ce34" table:formula="of:=IF(ISERROR(VLOOKUP([.D288];[subfolders.$B$2:.$E$19];4;0));&quot;&quot;;VLOOKUP([.D288];[subfolders.$B$2:.$E$19];4;0))">
            <text:p/>
          </table:table-cell>
          <table:table-cell table:style-name="ce34"/>
          <table:table-cell table:style-name="ce36"/>
          <table:table-cell table:formula="of:=IF([.F288]=&quot;&quot;;LOWER([.B288])&amp;&quot;_&quot;&amp;LOWER([.C288])&amp;&quot;.&quot;&amp;[.I288];LOWER([.B288])&amp;&quot;_&quot;&amp;LOWER([.C288])&amp;&quot;_&quot;&amp;[.F288]&amp;&quot;.&quot;&amp;[.I288])" office:value-type="string" office:string-value="gschem_fill_type.png">
            <text:p>gschem_fill_type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FILL_TYPE</text:p>
          </table:table-cell>
          <table:table-cell office:value-type="string">
            <text:p>MESH_SMALL</text:p>
          </table:table-cell>
          <table:table-cell table:style-name="ce34" table:formula="of:=IF(ISERROR(VLOOKUP([.D289];[subfolders.$B$2:.$E$19];4;0));&quot;&quot;;VLOOKUP([.D289];[subfolders.$B$2:.$E$19];4;0))">
            <text:p/>
          </table:table-cell>
          <table:table-cell table:style-name="ce34"/>
          <table:table-cell table:style-name="ce36"/>
          <table:table-cell table:formula="of:=IF([.F289]=&quot;&quot;;LOWER([.B289])&amp;&quot;_&quot;&amp;LOWER([.C289])&amp;&quot;.&quot;&amp;[.I289];LOWER([.B289])&amp;&quot;_&quot;&amp;LOWER([.C289])&amp;&quot;_&quot;&amp;[.F289]&amp;&quot;.&quot;&amp;[.I289])" office:value-type="string" office:string-value="gschem_fill_type.xpm">
            <text:p>gschem_fill_type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FILL_TYPE</text:p>
          </table:table-cell>
          <table:table-cell office:value-type="string">
            <text:p>MESH_MEDIUM</text:p>
          </table:table-cell>
          <table:table-cell table:style-name="ce34" table:formula="of:=IF(ISERROR(VLOOKUP([.D290];[subfolders.$B$2:.$E$19];4;0));&quot;&quot;;VLOOKUP([.D290];[subfolders.$B$2:.$E$19];4;0))">
            <text:p/>
          </table:table-cell>
          <table:table-cell table:style-name="ce34"/>
          <table:table-cell table:style-name="ce36"/>
          <table:table-cell table:formula="of:=IF([.F290]=&quot;&quot;;LOWER([.B290])&amp;&quot;_&quot;&amp;LOWER([.C290])&amp;&quot;.&quot;&amp;[.I290];LOWER([.B290])&amp;&quot;_&quot;&amp;LOWER([.C290])&amp;&quot;_&quot;&amp;[.F290]&amp;&quot;.&quot;&amp;[.I290])" office:value-type="string" office:string-value="gschem_fill_type.xpm">
            <text:p>gschem_fill_type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FILL_TYPE</text:p>
          </table:table-cell>
          <table:table-cell office:value-type="string">
            <text:p>MESH_LARGE</text:p>
          </table:table-cell>
          <table:table-cell table:style-name="ce34" table:formula="of:=IF(ISERROR(VLOOKUP([.D291];[subfolders.$B$2:.$E$19];4;0));&quot;&quot;;VLOOKUP([.D291];[subfolders.$B$2:.$E$19];4;0))">
            <text:p/>
          </table:table-cell>
          <table:table-cell table:style-name="ce34"/>
          <table:table-cell table:style-name="ce36"/>
          <table:table-cell table:formula="of:=IF([.F291]=&quot;&quot;;LOWER([.B291])&amp;&quot;_&quot;&amp;LOWER([.C291])&amp;&quot;.&quot;&amp;[.I291];LOWER([.B291])&amp;&quot;_&quot;&amp;LOWER([.C291])&amp;&quot;_&quot;&amp;[.F291]&amp;&quot;.&quot;&amp;[.I291])" office:value-type="string" office:string-value="gschem_fill_type.xpm">
            <text:p>gschem_fill_type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FILL_TYPE</text:p>
          </table:table-cell>
          <table:table-cell office:value-type="string">
            <text:p>MESH_PNG</text:p>
          </table:table-cell>
          <table:table-cell table:style-name="ce34" table:formula="of:=IF(ISERROR(VLOOKUP([.D292];[subfolders.$B$2:.$E$19];4;0));&quot;&quot;;VLOOKUP([.D292];[subfolders.$B$2:.$E$19];4;0))">
            <text:p/>
          </table:table-cell>
          <table:table-cell table:style-name="ce34"/>
          <table:table-cell table:style-name="ce36"/>
          <table:table-cell table:formula="of:=IF([.F292]=&quot;&quot;;LOWER([.B292])&amp;&quot;_&quot;&amp;LOWER([.C292])&amp;&quot;.&quot;&amp;[.I292];LOWER([.B292])&amp;&quot;_&quot;&amp;LOWER([.C292])&amp;&quot;_&quot;&amp;[.F292]&amp;&quot;.&quot;&amp;[.I292])" office:value-type="string" office:string-value="gschem_fill_type.png">
            <text:p>gschem_fill_type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LEFT_2_RIGHT</text:p>
          </table:table-cell>
          <table:table-cell table:style-name="ce32" office:value-type="string">
            <text:p>XLARGE</text:p>
          </table:table-cell>
          <table:table-cell table:style-name="ce34" table:formula="of:=IF(ISERROR(VLOOKUP([.D293];[subfolders.$B$2:.$E$19];4;0));&quot;&quot;;VLOOKUP([.D293];[subfolders.$B$2:.$E$19];4;0))" office:value-type="string" office:string-value="XLARGE">
            <text:p>XLARGE</text:p>
          </table:table-cell>
          <table:table-cell table:style-name="ce34"/>
          <table:table-cell table:style-name="ce36"/>
          <table:table-cell table:formula="of:=IF([.F293]=&quot;&quot;;LOWER([.B293])&amp;&quot;_&quot;&amp;LOWER([.C293])&amp;&quot;.&quot;&amp;[.I293];LOWER([.B293])&amp;&quot;_&quot;&amp;LOWER([.C293])&amp;&quot;_&quot;&amp;[.F293]&amp;&quot;.&quot;&amp;[.I293])" office:value-type="string" office:string-value="gschem_left_2_right.png">
            <text:p>gschem_left_2_right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MIRROR</text:p>
          </table:table-cell>
          <table:table-cell office:value-type="string">
            <text:p>SMALL</text:p>
          </table:table-cell>
          <table:table-cell table:style-name="ce34" table:formula="of:=IF(ISERROR(VLOOKUP([.D294];[subfolders.$B$2:.$E$19];4;0));&quot;&quot;;VLOOKUP([.D294];[subfolders.$B$2:.$E$19];4;0))" office:value-type="string" office:string-value="SMALL">
            <text:p>SMALL</text:p>
          </table:table-cell>
          <table:table-cell table:style-name="ce34"/>
          <table:table-cell table:style-name="ce36"/>
          <table:table-cell table:formula="of:=IF([.F294]=&quot;&quot;;LOWER([.B294])&amp;&quot;_&quot;&amp;LOWER([.C294])&amp;&quot;.&quot;&amp;[.I294];LOWER([.B294])&amp;&quot;_&quot;&amp;LOWER([.C294])&amp;&quot;_&quot;&amp;[.F294]&amp;&quot;.&quot;&amp;[.I294])" office:value-type="string" office:string-value="gschem_mirror.xpm">
            <text:p>gschem_mirror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MOVE</text:p>
          </table:table-cell>
          <table:table-cell office:value-type="string">
            <text:p>SMALL</text:p>
          </table:table-cell>
          <table:table-cell table:style-name="ce34" table:formula="of:=IF(ISERROR(VLOOKUP([.D295];[subfolders.$B$2:.$E$19];4;0));&quot;&quot;;VLOOKUP([.D295];[subfolders.$B$2:.$E$19];4;0))" office:value-type="string" office:string-value="SMALL">
            <text:p>SMALL</text:p>
          </table:table-cell>
          <table:table-cell table:style-name="ce34"/>
          <table:table-cell table:style-name="ce36"/>
          <table:table-cell table:formula="of:=IF([.F295]=&quot;&quot;;LOWER([.B295])&amp;&quot;_&quot;&amp;LOWER([.C295])&amp;&quot;.&quot;&amp;[.I295];LOWER([.B295])&amp;&quot;_&quot;&amp;LOWER([.C295])&amp;&quot;_&quot;&amp;[.F295]&amp;&quot;.&quot;&amp;[.I295])" office:value-type="string" office:string-value="gschem_move.xpm">
            <text:p>gschem_move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NET</text:p>
          </table:table-cell>
          <table:table-cell office:value-type="string">
            <text:p>SMALL</text:p>
          </table:table-cell>
          <table:table-cell table:style-name="ce34" table:formula="of:=IF(ISERROR(VLOOKUP([.D296];[subfolders.$B$2:.$E$19];4;0));&quot;&quot;;VLOOKUP([.D296];[subfolders.$B$2:.$E$19];4;0))" office:value-type="string" office:string-value="SMALL">
            <text:p>SMALL</text:p>
          </table:table-cell>
          <table:table-cell table:style-name="ce34"/>
          <table:table-cell table:style-name="ce36"/>
          <table:table-cell table:formula="of:=IF([.F296]=&quot;&quot;;LOWER([.B296])&amp;&quot;_&quot;&amp;LOWER([.C296])&amp;&quot;.&quot;&amp;[.I296];LOWER([.B296])&amp;&quot;_&quot;&amp;LOWER([.C296])&amp;&quot;_&quot;&amp;[.F296]&amp;&quot;.&quot;&amp;[.I296])" office:value-type="string" office:string-value="gschem_net.xpm">
            <text:p>gschem_net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NEW</text:p>
          </table:table-cell>
          <table:table-cell office:value-type="string">
            <text:p>SMALL</text:p>
          </table:table-cell>
          <table:table-cell table:style-name="ce34" table:formula="of:=IF(ISERROR(VLOOKUP([.D297];[subfolders.$B$2:.$E$19];4;0));&quot;&quot;;VLOOKUP([.D297];[subfolders.$B$2:.$E$19];4;0))" office:value-type="string" office:string-value="SMALL">
            <text:p>SMALL</text:p>
          </table:table-cell>
          <table:table-cell table:style-name="ce34"/>
          <table:table-cell table:style-name="ce36"/>
          <table:table-cell table:formula="of:=IF([.F297]=&quot;&quot;;LOWER([.B297])&amp;&quot;_&quot;&amp;LOWER([.C297])&amp;&quot;.&quot;&amp;[.I297];LOWER([.B297])&amp;&quot;_&quot;&amp;LOWER([.C297])&amp;&quot;_&quot;&amp;[.F297]&amp;&quot;.&quot;&amp;[.I297])" office:value-type="string" office:string-value="gschem_new.xpm">
            <text:p>gschem_new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OPEN</text:p>
          </table:table-cell>
          <table:table-cell office:value-type="string">
            <text:p>SMALL</text:p>
          </table:table-cell>
          <table:table-cell table:style-name="ce34" table:formula="of:=IF(ISERROR(VLOOKUP([.D298];[subfolders.$B$2:.$E$19];4;0));&quot;&quot;;VLOOKUP([.D298];[subfolders.$B$2:.$E$19];4;0))" office:value-type="string" office:string-value="SMALL">
            <text:p>SMALL</text:p>
          </table:table-cell>
          <table:table-cell table:style-name="ce34"/>
          <table:table-cell table:style-name="ce36"/>
          <table:table-cell table:formula="of:=IF([.F298]=&quot;&quot;;LOWER([.B298])&amp;&quot;_&quot;&amp;LOWER([.C298])&amp;&quot;.&quot;&amp;[.I298];LOWER([.B298])&amp;&quot;_&quot;&amp;LOWER([.C298])&amp;&quot;_&quot;&amp;[.F298]&amp;&quot;.&quot;&amp;[.I298])" office:value-type="string" office:string-value="gschem_open.xpm">
            <text:p>gschem_open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REDO</text:p>
          </table:table-cell>
          <table:table-cell office:value-type="string">
            <text:p>SMALL</text:p>
          </table:table-cell>
          <table:table-cell table:style-name="ce34" table:formula="of:=IF(ISERROR(VLOOKUP([.D299];[subfolders.$B$2:.$E$19];4;0));&quot;&quot;;VLOOKUP([.D299];[subfolders.$B$2:.$E$19];4;0))" office:value-type="string" office:string-value="SMALL">
            <text:p>SMALL</text:p>
          </table:table-cell>
          <table:table-cell table:style-name="ce34"/>
          <table:table-cell table:style-name="ce36"/>
          <table:table-cell table:formula="of:=IF([.F299]=&quot;&quot;;LOWER([.B299])&amp;&quot;_&quot;&amp;LOWER([.C299])&amp;&quot;.&quot;&amp;[.I299];LOWER([.B299])&amp;&quot;_&quot;&amp;LOWER([.C299])&amp;&quot;_&quot;&amp;[.F299]&amp;&quot;.&quot;&amp;[.I299])" office:value-type="string" office:string-value="gschem_redo.xpm">
            <text:p>gschem_redo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RIGHT_2_LEFT</text:p>
          </table:table-cell>
          <table:table-cell table:style-name="ce32" office:value-type="string">
            <text:p>XLARGE</text:p>
          </table:table-cell>
          <table:table-cell table:style-name="ce34" table:formula="of:=IF(ISERROR(VLOOKUP([.D300];[subfolders.$B$2:.$E$19];4;0));&quot;&quot;;VLOOKUP([.D300];[subfolders.$B$2:.$E$19];4;0))" office:value-type="string" office:string-value="XLARGE">
            <text:p>XLARGE</text:p>
          </table:table-cell>
          <table:table-cell table:style-name="ce34"/>
          <table:table-cell table:style-name="ce36"/>
          <table:table-cell table:formula="of:=IF([.F300]=&quot;&quot;;LOWER([.B300])&amp;&quot;_&quot;&amp;LOWER([.C300])&amp;&quot;.&quot;&amp;[.I300];LOWER([.B300])&amp;&quot;_&quot;&amp;LOWER([.C300])&amp;&quot;_&quot;&amp;[.F300]&amp;&quot;.&quot;&amp;[.I300])" office:value-type="string" office:string-value="gschem_right_2_left.png">
            <text:p>gschem_right_2_left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ROTATE</text:p>
          </table:table-cell>
          <table:table-cell office:value-type="string">
            <text:p>SMALL</text:p>
          </table:table-cell>
          <table:table-cell table:style-name="ce34" table:formula="of:=IF(ISERROR(VLOOKUP([.D301];[subfolders.$B$2:.$E$19];4;0));&quot;&quot;;VLOOKUP([.D301];[subfolders.$B$2:.$E$19];4;0))" office:value-type="string" office:string-value="SMALL">
            <text:p>SMALL</text:p>
          </table:table-cell>
          <table:table-cell table:style-name="ce34"/>
          <table:table-cell table:style-name="ce36"/>
          <table:table-cell table:formula="of:=IF([.F301]=&quot;&quot;;LOWER([.B301])&amp;&quot;_&quot;&amp;LOWER([.C301])&amp;&quot;.&quot;&amp;[.I301];LOWER([.B301])&amp;&quot;_&quot;&amp;LOWER([.C301])&amp;&quot;_&quot;&amp;[.F301]&amp;&quot;.&quot;&amp;[.I301])" office:value-type="string" office:string-value="gschem_rotate.xpm">
            <text:p>gschem_rotate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SAVE</text:p>
          </table:table-cell>
          <table:table-cell office:value-type="string">
            <text:p>SMALL</text:p>
          </table:table-cell>
          <table:table-cell table:style-name="ce34" table:formula="of:=IF(ISERROR(VLOOKUP([.D302];[subfolders.$B$2:.$E$19];4;0));&quot;&quot;;VLOOKUP([.D302];[subfolders.$B$2:.$E$19];4;0))" office:value-type="string" office:string-value="SMALL">
            <text:p>SMALL</text:p>
          </table:table-cell>
          <table:table-cell table:style-name="ce34"/>
          <table:table-cell table:style-name="ce36"/>
          <table:table-cell table:formula="of:=IF([.F302]=&quot;&quot;;LOWER([.B302])&amp;&quot;_&quot;&amp;LOWER([.C302])&amp;&quot;.&quot;&amp;[.I302];LOWER([.B302])&amp;&quot;_&quot;&amp;LOWER([.C302])&amp;&quot;_&quot;&amp;[.F302]&amp;&quot;.&quot;&amp;[.I302])" office:value-type="string" office:string-value="gschem_save.xpm">
            <text:p>gschem_save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SELECT</text:p>
          </table:table-cell>
          <table:table-cell office:value-type="string">
            <text:p>TINY</text:p>
          </table:table-cell>
          <table:table-cell table:style-name="ce34" table:formula="of:=IF(ISERROR(VLOOKUP([.D303];[subfolders.$B$2:.$E$19];4;0));&quot;&quot;;VLOOKUP([.D303];[subfolders.$B$2:.$E$19];4;0))" office:value-type="string" office:string-value="TINY">
            <text:p>TINY</text:p>
          </table:table-cell>
          <table:table-cell table:style-name="ce34"/>
          <table:table-cell table:style-name="ce36"/>
          <table:table-cell table:formula="of:=IF([.F303]=&quot;&quot;;LOWER([.B303])&amp;&quot;_&quot;&amp;LOWER([.C303])&amp;&quot;.&quot;&amp;[.I303];LOWER([.B303])&amp;&quot;_&quot;&amp;LOWER([.C303])&amp;&quot;_&quot;&amp;[.F303]&amp;&quot;.&quot;&amp;[.I303])" office:value-type="string" office:string-value="gschem_select.xpm">
            <text:p>gschem_select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SELECT</text:p>
          </table:table-cell>
          <table:table-cell office:value-type="string">
            <text:p>SMALL</text:p>
          </table:table-cell>
          <table:table-cell table:style-name="ce34" table:formula="of:=IF(ISERROR(VLOOKUP([.D304];[subfolders.$B$2:.$E$19];4;0));&quot;&quot;;VLOOKUP([.D304];[subfolders.$B$2:.$E$19];4;0))" office:value-type="string" office:string-value="SMALL">
            <text:p>SMALL</text:p>
          </table:table-cell>
          <table:table-cell table:style-name="ce34"/>
          <table:table-cell table:style-name="ce36"/>
          <table:table-cell table:formula="of:=IF([.F304]=&quot;&quot;;LOWER([.B304])&amp;&quot;_&quot;&amp;LOWER([.C304])&amp;&quot;.&quot;&amp;[.I304];LOWER([.B304])&amp;&quot;_&quot;&amp;LOWER([.C304])&amp;&quot;_&quot;&amp;[.F304]&amp;&quot;.&quot;&amp;[.I304])" office:value-type="string" office:string-value="gschem_select.xpm">
            <text:p>gschem_select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SELECT</text:p>
          </table:table-cell>
          <table:table-cell office:value-type="string">
            <text:p>MEDIUM</text:p>
          </table:table-cell>
          <table:table-cell table:style-name="ce34" table:formula="of:=IF(ISERROR(VLOOKUP([.D305];[subfolders.$B$2:.$E$19];4;0));&quot;&quot;;VLOOKUP([.D305];[subfolders.$B$2:.$E$19];4;0))" office:value-type="string" office:string-value="MEDIUM">
            <text:p>MEDIUM</text:p>
          </table:table-cell>
          <table:table-cell table:style-name="ce34"/>
          <table:table-cell table:style-name="ce36"/>
          <table:table-cell table:formula="of:=IF([.F305]=&quot;&quot;;LOWER([.B305])&amp;&quot;_&quot;&amp;LOWER([.C305])&amp;&quot;.&quot;&amp;[.I305];LOWER([.B305])&amp;&quot;_&quot;&amp;LOWER([.C305])&amp;&quot;_&quot;&amp;[.F305]&amp;&quot;.&quot;&amp;[.I305])" office:value-type="string" office:string-value="gschem_select.xpm">
            <text:p>gschem_select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SELECT</text:p>
          </table:table-cell>
          <table:table-cell office:value-type="string">
            <text:p>BORDER</text:p>
          </table:table-cell>
          <table:table-cell table:style-name="ce34" table:formula="of:=IF(ISERROR(VLOOKUP([.D306];[subfolders.$B$2:.$E$19];4;0));&quot;&quot;;VLOOKUP([.D306];[subfolders.$B$2:.$E$19];4;0))">
            <text:p/>
          </table:table-cell>
          <table:table-cell table:style-name="ce34"/>
          <table:table-cell table:style-name="ce36"/>
          <table:table-cell table:formula="of:=IF([.F306]=&quot;&quot;;LOWER([.B306])&amp;&quot;_&quot;&amp;LOWER([.C306])&amp;&quot;.&quot;&amp;[.I306];LOWER([.B306])&amp;&quot;_&quot;&amp;LOWER([.C306])&amp;&quot;_&quot;&amp;[.F306]&amp;&quot;.&quot;&amp;[.I306])" office:value-type="string" office:string-value="gschem_select.xpm">
            <text:p>gschem_select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TEXT</text:p>
          </table:table-cell>
          <table:table-cell office:value-type="string">
            <text:p>SMALL</text:p>
          </table:table-cell>
          <table:table-cell table:style-name="ce34" table:formula="of:=IF(ISERROR(VLOOKUP([.D307];[subfolders.$B$2:.$E$19];4;0));&quot;&quot;;VLOOKUP([.D307];[subfolders.$B$2:.$E$19];4;0))" office:value-type="string" office:string-value="SMALL">
            <text:p>SMALL</text:p>
          </table:table-cell>
          <table:table-cell table:style-name="ce34"/>
          <table:table-cell table:style-name="ce36"/>
          <table:table-cell table:formula="of:=IF([.F307]=&quot;&quot;;LOWER([.B307])&amp;&quot;_&quot;&amp;LOWER([.C307])&amp;&quot;.&quot;&amp;[.I307];LOWER([.B307])&amp;&quot;_&quot;&amp;LOWER([.C307])&amp;&quot;_&quot;&amp;[.F307]&amp;&quot;.&quot;&amp;[.I307])" office:value-type="string" office:string-value="gschem_text.png">
            <text:p>gschem_text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TEXT</text:p>
          </table:table-cell>
          <table:table-cell office:value-type="string">
            <text:p>MEDIUM</text:p>
          </table:table-cell>
          <table:table-cell table:style-name="ce34" table:formula="of:=IF(ISERROR(VLOOKUP([.D308];[subfolders.$B$2:.$E$19];4;0));&quot;&quot;;VLOOKUP([.D308];[subfolders.$B$2:.$E$19];4;0))" office:value-type="string" office:string-value="MEDIUM">
            <text:p>MEDIUM</text:p>
          </table:table-cell>
          <table:table-cell table:style-name="ce34"/>
          <table:table-cell table:style-name="ce36"/>
          <table:table-cell table:formula="of:=IF([.F308]=&quot;&quot;;LOWER([.B308])&amp;&quot;_&quot;&amp;LOWER([.C308])&amp;&quot;.&quot;&amp;[.I308];LOWER([.B308])&amp;&quot;_&quot;&amp;LOWER([.C308])&amp;&quot;_&quot;&amp;[.F308]&amp;&quot;.&quot;&amp;[.I308])" office:value-type="string" office:string-value="gschem_text.png">
            <text:p>gschem_text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TRANSISTOR</text:p>
          </table:table-cell>
          <table:table-cell office:value-type="string">
            <text:p>LARGE</text:p>
          </table:table-cell>
          <table:table-cell table:style-name="ce34" table:formula="of:=IF(ISERROR(VLOOKUP([.D309];[subfolders.$B$2:.$E$19];4;0));&quot;&quot;;VLOOKUP([.D309];[subfolders.$B$2:.$E$19];4;0))" office:value-type="string" office:string-value="LARGE">
            <text:p>LARGE</text:p>
          </table:table-cell>
          <table:table-cell table:style-name="ce34"/>
          <table:table-cell table:style-name="ce36"/>
          <table:table-cell table:formula="of:=IF([.F309]=&quot;&quot;;LOWER([.B309])&amp;&quot;_&quot;&amp;LOWER([.C309])&amp;&quot;.&quot;&amp;[.I309];LOWER([.B309])&amp;&quot;_&quot;&amp;LOWER([.C309])&amp;&quot;_&quot;&amp;[.F309]&amp;&quot;.&quot;&amp;[.I309])" office:value-type="string" office:string-value="gschem_transistor.png">
            <text:p>gschem_transistor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TRANSISTOR</text:p>
          </table:table-cell>
          <table:table-cell table:style-name="ce32" office:value-type="string">
            <text:p>XLARGE</text:p>
          </table:table-cell>
          <table:table-cell table:style-name="ce34" table:formula="of:=IF(ISERROR(VLOOKUP([.D310];[subfolders.$B$2:.$E$19];4;0));&quot;&quot;;VLOOKUP([.D310];[subfolders.$B$2:.$E$19];4;0))" office:value-type="string" office:string-value="XLARGE">
            <text:p>XLARGE</text:p>
          </table:table-cell>
          <table:table-cell table:style-name="ce34"/>
          <table:table-cell table:style-name="ce36"/>
          <table:table-cell table:formula="of:=IF([.F310]=&quot;&quot;;LOWER([.B310])&amp;&quot;_&quot;&amp;LOWER([.C310])&amp;&quot;.&quot;&amp;[.I310];LOWER([.B310])&amp;&quot;_&quot;&amp;LOWER([.C310])&amp;&quot;_&quot;&amp;[.F310]&amp;&quot;.&quot;&amp;[.I310])" office:value-type="string" office:string-value="gschem_transistor.png">
            <text:p>gschem_transistor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TOP_2_BOTTOM</text:p>
          </table:table-cell>
          <table:table-cell table:style-name="ce32" office:value-type="string">
            <text:p>XLARGE</text:p>
          </table:table-cell>
          <table:table-cell table:style-name="ce34" table:formula="of:=IF(ISERROR(VLOOKUP([.D311];[subfolders.$B$2:.$E$19];4;0));&quot;&quot;;VLOOKUP([.D311];[subfolders.$B$2:.$E$19];4;0))" office:value-type="string" office:string-value="XLARGE">
            <text:p>XLARGE</text:p>
          </table:table-cell>
          <table:table-cell table:style-name="ce34"/>
          <table:table-cell table:style-name="ce36"/>
          <table:table-cell table:formula="of:=IF([.F311]=&quot;&quot;;LOWER([.B311])&amp;&quot;_&quot;&amp;LOWER([.C311])&amp;&quot;.&quot;&amp;[.I311];LOWER([.B311])&amp;&quot;_&quot;&amp;LOWER([.C311])&amp;&quot;_&quot;&amp;[.F311]&amp;&quot;.&quot;&amp;[.I311])" office:value-type="string" office:string-value="gschem_top_2_bottom.png">
            <text:p>gschem_top_2_bottom.png</text:p>
          </table:table-cell>
          <table:table-cell office:value-type="string">
            <text:p>png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UNDO</text:p>
          </table:table-cell>
          <table:table-cell office:value-type="string">
            <text:p>SMALL</text:p>
          </table:table-cell>
          <table:table-cell table:style-name="ce34" table:formula="of:=IF(ISERROR(VLOOKUP([.D312];[subfolders.$B$2:.$E$19];4;0));&quot;&quot;;VLOOKUP([.D312];[subfolders.$B$2:.$E$19];4;0))" office:value-type="string" office:string-value="SMALL">
            <text:p>SMALL</text:p>
          </table:table-cell>
          <table:table-cell table:style-name="ce34"/>
          <table:table-cell table:style-name="ce36"/>
          <table:table-cell table:formula="of:=IF([.F312]=&quot;&quot;;LOWER([.B312])&amp;&quot;_&quot;&amp;LOWER([.C312])&amp;&quot;.&quot;&amp;[.I312];LOWER([.B312])&amp;&quot;_&quot;&amp;LOWER([.C312])&amp;&quot;_&quot;&amp;[.F312]&amp;&quot;.&quot;&amp;[.I312])" office:value-type="string" office:string-value="gschem_undo.xpm">
            <text:p>gschem_undo.xpm</text:p>
          </table:table-cell>
          <table:table-cell office:value-type="string">
            <text:p>xpm</text:p>
          </table:table-cell>
        </table:table-row>
        <table:table-row table:style-name="ro1">
          <table:table-cell/>
          <table:table-cell office:value-type="string">
            <text:p>GSCHEM</text:p>
          </table:table-cell>
          <table:table-cell office:value-type="string">
            <text:p>WARNING</text:p>
          </table:table-cell>
          <table:table-cell office:value-type="string">
            <text:p>XXXLARGE</text:p>
          </table:table-cell>
          <table:table-cell table:style-name="ce34" table:formula="of:=IF(ISERROR(VLOOKUP([.D313];[subfolders.$B$2:.$E$19];4;0));&quot;&quot;;VLOOKUP([.D313];[subfolders.$B$2:.$E$19];4;0))" office:value-type="string" office:string-value="XXXLARGE">
            <text:p>XXXLARGE</text:p>
          </table:table-cell>
          <table:table-cell table:style-name="ce34"/>
          <table:table-cell table:style-name="ce36"/>
          <table:table-cell table:formula="of:=IF([.F313]=&quot;&quot;;LOWER([.B313])&amp;&quot;_&quot;&amp;LOWER([.C313])&amp;&quot;.&quot;&amp;[.I313];LOWER([.B313])&amp;&quot;_&quot;&amp;LOWER([.C313])&amp;&quot;_&quot;&amp;[.F313]&amp;&quot;.&quot;&amp;[.I313])" office:value-type="string" office:string-value="gschem_warning.png">
            <text:p>gschem_warning.png</text:p>
          </table:table-cell>
          <table:table-cell office:value-type="string">
            <text:p>png</text:p>
          </table:table-cell>
        </table:table-row>
        <table:table-row table:style-name="ro1" table:number-rows-repeated="104826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ubfolder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9"/>
        <table:table-column table:style-name="co8" table:number-columns-repeated="2" table:default-cell-style-name="Default"/>
        <table:table-row table:style-name="ro1">
          <table:table-cell table:number-columns-repeated="2"/>
          <table:table-cell table:style-name="ce3" office:value-type="string">
            <text:p>SubDirectory</text:p>
          </table:table-cell>
          <table:table-cell table:style-name="ce3" office:value-type="string">
            <text:p>Size</text:p>
          </table:table-cell>
          <table:table-cell table:style-name="ce22" office:value-type="string">
            <text:p>Description</text:p>
          </table:table-cell>
        </table:table-row>
        <table:table-row table:style-name="ro1">
          <table:table-cell/>
          <table:table-cell table:style-name="ce11" office:value-type="string">
            <text:p>MINI</text:p>
          </table:table-cell>
          <table:table-cell table:style-name="ce16" office:value-type="string">
            <text:p>16x16</text:p>
          </table:table-cell>
          <table:table-cell table:style-name="ce20" table:formula="of:=[.C2]" office:value-type="string" office:string-value="16x16">
            <text:p>16x16</text:p>
          </table:table-cell>
          <table:table-cell table:style-name="ce19" table:formula="of:=[.B2]" office:value-type="string" office:string-value="MINI">
            <text:p>MINI</text:p>
          </table:table-cell>
        </table:table-row>
        <table:table-row table:style-name="ro1">
          <table:table-cell/>
          <table:table-cell table:style-name="ce12" office:value-type="string">
            <text:p>TINY</text:p>
          </table:table-cell>
          <table:table-cell table:style-name="ce16" office:value-type="string">
            <text:p>22x22</text:p>
          </table:table-cell>
          <table:table-cell table:style-name="ce20" table:formula="of:=[.C3]" office:value-type="string" office:string-value="22x22">
            <text:p>22x22</text:p>
          </table:table-cell>
          <table:table-cell table:style-name="ce19" table:formula="of:=[.B3]" office:value-type="string" office:string-value="TINY">
            <text:p>TINY</text:p>
          </table:table-cell>
        </table:table-row>
        <table:table-row table:style-name="ro1">
          <table:table-cell/>
          <table:table-cell table:style-name="ce12" office:value-type="string">
            <text:p>SMALL</text:p>
          </table:table-cell>
          <table:table-cell table:style-name="ce17" office:value-type="string">
            <text:p>24x24</text:p>
          </table:table-cell>
          <table:table-cell table:style-name="ce20" table:formula="of:=[.C4]" office:value-type="string" office:string-value="24x24">
            <text:p>24x24</text:p>
          </table:table-cell>
          <table:table-cell table:style-name="ce19" table:formula="of:=[.B4]" office:value-type="string" office:string-value="SMALL">
            <text:p>SMALL</text:p>
          </table:table-cell>
        </table:table-row>
        <table:table-row table:style-name="ro1">
          <table:table-cell/>
          <table:table-cell table:style-name="ce12" office:value-type="string">
            <text:p>MEDIUM</text:p>
          </table:table-cell>
          <table:table-cell table:style-name="ce17" office:value-type="string">
            <text:p>26x26</text:p>
          </table:table-cell>
          <table:table-cell table:style-name="ce20" table:formula="of:=[.C5]" office:value-type="string" office:string-value="26x26">
            <text:p>26x26</text:p>
          </table:table-cell>
          <table:table-cell table:style-name="ce19" table:formula="of:=[.B5]" office:value-type="string" office:string-value="MEDIUM">
            <text:p>MEDIUM</text:p>
          </table:table-cell>
        </table:table-row>
        <table:table-row table:style-name="ro1">
          <table:table-cell/>
          <table:table-cell table:style-name="ce12" office:value-type="string">
            <text:p>LARGE</text:p>
          </table:table-cell>
          <table:table-cell table:style-name="ce17" office:value-type="string">
            <text:p>28x28</text:p>
          </table:table-cell>
          <table:table-cell table:style-name="ce20" table:formula="of:=[.C6]" office:value-type="string" office:string-value="28x28">
            <text:p>28x28</text:p>
          </table:table-cell>
          <table:table-cell table:style-name="ce19" table:formula="of:=[.B6]" office:value-type="string" office:string-value="LARGE">
            <text:p>LARGE</text:p>
          </table:table-cell>
        </table:table-row>
        <table:table-row table:style-name="ro1">
          <table:table-cell/>
          <table:table-cell table:style-name="ce12" office:value-type="string">
            <text:p>XLARGE</text:p>
          </table:table-cell>
          <table:table-cell table:style-name="ce17" office:value-type="string">
            <text:p>32x32</text:p>
          </table:table-cell>
          <table:table-cell table:style-name="ce20" table:formula="of:=[.C7]" office:value-type="string" office:string-value="32x32">
            <text:p>32x32</text:p>
          </table:table-cell>
          <table:table-cell table:style-name="ce19" table:formula="of:=[.B7]" office:value-type="string" office:string-value="XLARGE">
            <text:p>XLARGE</text:p>
          </table:table-cell>
        </table:table-row>
        <table:table-row table:style-name="ro1">
          <table:table-cell/>
          <table:table-cell table:style-name="ce12" office:value-type="string">
            <text:p>XXLARGE</text:p>
          </table:table-cell>
          <table:table-cell table:style-name="ce17" office:value-type="string">
            <text:p>36x36</text:p>
          </table:table-cell>
          <table:table-cell table:style-name="ce20" table:formula="of:=[.C8]" office:value-type="string" office:string-value="36x36">
            <text:p>36x36</text:p>
          </table:table-cell>
          <table:table-cell table:style-name="ce19" table:formula="of:=[.B8]" office:value-type="string" office:string-value="XXLARGE">
            <text:p>XXLARGE</text:p>
          </table:table-cell>
        </table:table-row>
        <table:table-row table:style-name="ro1">
          <table:table-cell/>
          <table:table-cell table:style-name="ce12" office:value-type="string">
            <text:p>XXXLARGE</text:p>
          </table:table-cell>
          <table:table-cell table:style-name="ce17" office:value-type="string">
            <text:p>48x48</text:p>
          </table:table-cell>
          <table:table-cell table:style-name="ce20" table:formula="of:=[.C9]" office:value-type="string" office:string-value="48x48">
            <text:p>48x48</text:p>
          </table:table-cell>
          <table:table-cell table:style-name="ce19" table:formula="of:=[.B9]" office:value-type="string" office:string-value="XXXLARGE">
            <text:p>XXXLARGE</text:p>
          </table:table-cell>
        </table:table-row>
        <table:table-row table:style-name="ro1">
          <table:table-cell/>
          <table:table-cell table:style-name="ce12" office:value-type="string">
            <text:p>HUGE</text:p>
          </table:table-cell>
          <table:table-cell table:style-name="ce17" office:value-type="string">
            <text:p>64x64</text:p>
          </table:table-cell>
          <table:table-cell table:style-name="ce20" table:formula="of:=[.C10]" office:value-type="string" office:string-value="64x64">
            <text:p>64x64</text:p>
          </table:table-cell>
          <table:table-cell table:style-name="ce19" table:formula="of:=[.B10]" office:value-type="string" office:string-value="HUGE">
            <text:p>HUGE</text:p>
          </table:table-cell>
        </table:table-row>
        <table:table-row table:style-name="ro1">
          <table:table-cell/>
          <table:table-cell table:style-name="ce12" office:value-type="string">
            <text:p>XHUGE</text:p>
          </table:table-cell>
          <table:table-cell table:style-name="ce17" office:value-type="string">
            <text:p>96x96</text:p>
          </table:table-cell>
          <table:table-cell table:style-name="ce20" table:formula="of:=[.C11]" office:value-type="string" office:string-value="96x96">
            <text:p>96x96</text:p>
          </table:table-cell>
          <table:table-cell table:style-name="ce19" table:formula="of:=[.B11]" office:value-type="string" office:string-value="XHUGE">
            <text:p>XHUGE</text:p>
          </table:table-cell>
        </table:table-row>
        <table:table-row table:style-name="ro1">
          <table:table-cell/>
          <table:table-cell table:style-name="ce12" office:value-type="string">
            <text:p>JUMBO</text:p>
          </table:table-cell>
          <table:table-cell table:style-name="ce17" office:value-type="string">
            <text:p>128x128</text:p>
          </table:table-cell>
          <table:table-cell table:style-name="ce20" table:formula="of:=[.C12]" office:value-type="string" office:string-value="128x128">
            <text:p>128x128</text:p>
          </table:table-cell>
          <table:table-cell table:style-name="ce19" table:formula="of:=[.B12]" office:value-type="string" office:string-value="JUMBO">
            <text:p>JUMBO</text:p>
          </table:table-cell>
        </table:table-row>
        <table:table-row table:style-name="ro1">
          <table:table-cell/>
          <table:table-cell table:style-name="ce12" office:value-type="string">
            <text:p>28x20</text:p>
          </table:table-cell>
          <table:table-cell table:style-name="ce17" office:value-type="string">
            <text:p>28x28</text:p>
          </table:table-cell>
          <table:table-cell table:style-name="ce20" office:value-type="string">
            <text:p>28x20</text:p>
          </table:table-cell>
          <table:table-cell table:style-name="ce19" office:value-type="string">
            <text:p>MEDIUM</text:p>
          </table:table-cell>
        </table:table-row>
        <table:table-row table:style-name="ro1">
          <table:table-cell/>
          <table:table-cell table:style-name="ce12" office:value-type="string">
            <text:p>32x23</text:p>
          </table:table-cell>
          <table:table-cell table:style-name="ce17" office:value-type="string">
            <text:p>32x32</text:p>
          </table:table-cell>
          <table:table-cell table:style-name="ce20" office:value-type="string">
            <text:p>32x23</text:p>
          </table:table-cell>
          <table:table-cell table:style-name="ce19" office:value-type="string">
            <text:p>LARGE</text:p>
          </table:table-cell>
        </table:table-row>
        <table:table-row table:style-name="ro1">
          <table:table-cell/>
          <table:table-cell table:style-name="ce13" office:value-type="string">
            <text:p>36x26</text:p>
          </table:table-cell>
          <table:table-cell table:style-name="ce17" office:value-type="string">
            <text:p>36x36</text:p>
          </table:table-cell>
          <table:table-cell table:style-name="ce20" office:value-type="string">
            <text:p>36x26</text:p>
          </table:table-cell>
          <table:table-cell table:style-name="ce19" office:value-type="string">
            <text:p>XLARGE</text:p>
          </table:table-cell>
        </table:table-row>
        <table:table-row table:style-name="ro1">
          <table:table-cell/>
          <table:table-cell table:style-name="ce14" office:value-type="string">
            <text:p>256x256</text:p>
          </table:table-cell>
          <table:table-cell table:style-name="ce17" office:value-type="string">
            <text:p>256x256</text:p>
          </table:table-cell>
          <table:table-cell table:style-name="ce20" table:formula="of:=[.C16]" office:value-type="string" office:string-value="256x256">
            <text:p>256x256</text:p>
          </table:table-cell>
          <table:table-cell table:style-name="ce19" table:formula="of:=[.B16]" office:value-type="string" office:string-value="256x256">
            <text:p>256x256</text:p>
          </table:table-cell>
        </table:table-row>
        <table:table-row table:style-name="ro1">
          <table:table-cell/>
          <table:table-cell table:style-name="ce14" office:value-type="string">
            <text:p>ON</text:p>
          </table:table-cell>
          <table:table-cell table:style-name="ce17"/>
          <table:table-cell table:style-name="ce20"/>
          <table:table-cell table:style-name="ce19" office:value-type="string">
            <text:p>ON</text:p>
          </table:table-cell>
        </table:table-row>
        <table:table-row table:style-name="ro1">
          <table:table-cell/>
          <table:table-cell table:style-name="ce14" office:value-type="string">
            <text:p>OFF</text:p>
          </table:table-cell>
          <table:table-cell table:style-name="ce17"/>
          <table:table-cell table:style-name="ce20"/>
          <table:table-cell table:style-name="ce19" office:value-type="string">
            <text:p>OFF</text:p>
          </table:table-cell>
        </table:table-row>
        <table:table-row table:style-name="ro1">
          <table:table-cell/>
          <table:table-cell table:style-name="ce15" office:value-type="string">
            <text:p>SCALABLE</text:p>
          </table:table-cell>
          <table:table-cell table:style-name="ce17"/>
          <table:table-cell table:style-name="ce21" office:value-type="string">
            <text:p>SCALABLE</text:p>
          </table:table-cell>
          <table:table-cell table:style-name="ce23" office:value-type="string">
            <text:p>SCALABLE</text:p>
          </table:table-cell>
        </table:table-row>
        <table:table-row table:style-name="ro1">
          <table:table-cell/>
          <table:table-cell table:style-name="ce4"/>
          <table:table-cell table:style-name="ce18"/>
          <table:table-cell table:number-columns-repeated="2"/>
        </table:table-row>
        <table:table-row table:style-name="ro2" table:number-rows-repeated="1048555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def_data" table:style-name="ta1">
        <table:table-column table:style-name="co11" table:default-cell-style-name="Default"/>
        <table:table-column table:style-name="co12" table:default-cell-style-name="ce24"/>
        <table:table-row table:style-name="ro2">
          <table:table-cell/>
          <table:table-cell/>
        </table:table-row>
        <table:table-row table:style-name="ro2">
          <table:table-cell table:formula="of:= [data.B2]&amp;&quot;_BITMAP_&quot;&amp;[data.C2]&amp;&quot;_&quot;&amp;[data.E2]" office:value-type="string" office:string-value="GAF_BITMAP_ADD_ATTRIBUTE_TINY">
            <text:p>GAF_BITMAP_ADD_ATTRIBUTE_TINY</text:p>
          </table:table-cell>
          <table:table-cell table:formula="of:=IF(([data.F2]=&quot;&quot;);[data.H2];[data.F2]&amp;&quot;/&quot;&amp;[data.H2])" office:value-type="string" office:string-value="22x22/gaf_add_attribute_22x22.png">
            <text:p>22x22/gaf_add_attribute_22x22.png</text:p>
          </table:table-cell>
        </table:table-row>
        <table:table-row table:style-name="ro2">
          <table:table-cell table:formula="of:= [data.B3]&amp;&quot;_BITMAP_&quot;&amp;[data.C3]&amp;&quot;_&quot;&amp;[data.E3]" office:value-type="string" office:string-value="GAF_BITMAP_ADD_ATTRIBUTE_SMALL">
            <text:p>GAF_BITMAP_ADD_ATTRIBUTE_SMALL</text:p>
          </table:table-cell>
          <table:table-cell table:formula="of:=IF(([data.F3]=&quot;&quot;);[data.H3];[data.F3]&amp;&quot;/&quot;&amp;[data.H3])" office:value-type="string" office:string-value="24x24/gaf_add_attribute_24x24.png">
            <text:p>24x24/gaf_add_attribute_24x24.png</text:p>
          </table:table-cell>
        </table:table-row>
        <table:table-row table:style-name="ro2">
          <table:table-cell table:formula="of:= [data.B4]&amp;&quot;_BITMAP_&quot;&amp;[data.C4]&amp;&quot;_&quot;&amp;[data.E4]" office:value-type="string" office:string-value="GAF_BITMAP_ADD_ATTRIBUTE_MEDIUM">
            <text:p>GAF_BITMAP_ADD_ATTRIBUTE_MEDIUM</text:p>
          </table:table-cell>
          <table:table-cell table:formula="of:=IF(([data.F4]=&quot;&quot;);[data.H4];[data.F4]&amp;&quot;/&quot;&amp;[data.H4])" office:value-type="string" office:string-value="26x26/gaf_add_attribute_26x26.png">
            <text:p>26x26/gaf_add_attribute_26x26.png</text:p>
          </table:table-cell>
        </table:table-row>
        <table:table-row table:style-name="ro2">
          <table:table-cell table:formula="of:= [data.B5]&amp;&quot;_BITMAP_&quot;&amp;[data.C5]&amp;&quot;_&quot;&amp;[data.E5]" office:value-type="string" office:string-value="GAF_BITMAP_ADD_ATTRIBUTE_LARGE">
            <text:p>GAF_BITMAP_ADD_ATTRIBUTE_LARGE</text:p>
          </table:table-cell>
          <table:table-cell table:formula="of:=IF(([data.F5]=&quot;&quot;);[data.H5];[data.F5]&amp;&quot;/&quot;&amp;[data.H5])" office:value-type="string" office:string-value="28x28/gaf_add_attribute_28x28.png">
            <text:p>28x28/gaf_add_attribute_28x28.png</text:p>
          </table:table-cell>
        </table:table-row>
        <table:table-row table:style-name="ro2">
          <table:table-cell table:formula="of:= [data.B6]&amp;&quot;_BITMAP_&quot;&amp;[data.C6]&amp;&quot;_&quot;&amp;[data.E6]" office:value-type="string" office:string-value="GAF_BITMAP_ADD_ATTRIBUTE_XLARGE">
            <text:p>GAF_BITMAP_ADD_ATTRIBUTE_XLARGE</text:p>
          </table:table-cell>
          <table:table-cell table:formula="of:=IF(([data.F6]=&quot;&quot;);[data.H6];[data.F6]&amp;&quot;/&quot;&amp;[data.H6])" office:value-type="string" office:string-value="32x32/gaf_add_attribute_32x32.png">
            <text:p>32x32/gaf_add_attribute_32x32.png</text:p>
          </table:table-cell>
        </table:table-row>
        <table:table-row table:style-name="ro2">
          <table:table-cell table:formula="of:= [data.B7]&amp;&quot;_BITMAP_&quot;&amp;[data.C7]&amp;&quot;_&quot;&amp;[data.E7]" office:value-type="string" office:string-value="GAF_BITMAP_DEMOTE_TINY">
            <text:p>GAF_BITMAP_DEMOTE_TINY</text:p>
          </table:table-cell>
          <table:table-cell table:formula="of:=IF(([data.F7]=&quot;&quot;);[data.H7];[data.F7]&amp;&quot;/&quot;&amp;[data.H7])" office:value-type="string" office:string-value="22x22/gaf_demote_22x22.png">
            <text:p>22x22/gaf_demote_22x22.png</text:p>
          </table:table-cell>
        </table:table-row>
        <table:table-row table:style-name="ro2">
          <table:table-cell table:formula="of:= [data.B8]&amp;&quot;_BITMAP_&quot;&amp;[data.C8]&amp;&quot;_&quot;&amp;[data.E8]" office:value-type="string" office:string-value="GAF_BITMAP_DEMOTE_SMALL">
            <text:p>GAF_BITMAP_DEMOTE_SMALL</text:p>
          </table:table-cell>
          <table:table-cell table:formula="of:=IF(([data.F8]=&quot;&quot;);[data.H8];[data.F8]&amp;&quot;/&quot;&amp;[data.H8])" office:value-type="string" office:string-value="24x24/gaf_demote_24x24.png">
            <text:p>24x24/gaf_demote_24x24.png</text:p>
          </table:table-cell>
        </table:table-row>
        <table:table-row table:style-name="ro2">
          <table:table-cell table:formula="of:= [data.B9]&amp;&quot;_BITMAP_&quot;&amp;[data.C9]&amp;&quot;_&quot;&amp;[data.E9]" office:value-type="string" office:string-value="GAF_BITMAP_DEMOTE_MEDIUM">
            <text:p>GAF_BITMAP_DEMOTE_MEDIUM</text:p>
          </table:table-cell>
          <table:table-cell table:formula="of:=IF(([data.F9]=&quot;&quot;);[data.H9];[data.F9]&amp;&quot;/&quot;&amp;[data.H9])" office:value-type="string" office:string-value="26x26/gaf_demote_26x26.png">
            <text:p>26x26/gaf_demote_26x26.png</text:p>
          </table:table-cell>
        </table:table-row>
        <table:table-row table:style-name="ro2">
          <table:table-cell table:formula="of:= [data.B10]&amp;&quot;_BITMAP_&quot;&amp;[data.C10]&amp;&quot;_&quot;&amp;[data.E10]" office:value-type="string" office:string-value="GAF_BITMAP_DEMOTE_LARGE">
            <text:p>GAF_BITMAP_DEMOTE_LARGE</text:p>
          </table:table-cell>
          <table:table-cell table:formula="of:=IF(([data.F10]=&quot;&quot;);[data.H10];[data.F10]&amp;&quot;/&quot;&amp;[data.H10])" office:value-type="string" office:string-value="28x28/gaf_demote_28x28.png">
            <text:p>28x28/gaf_demote_28x28.png</text:p>
          </table:table-cell>
        </table:table-row>
        <table:table-row table:style-name="ro2">
          <table:table-cell table:formula="of:= [data.B11]&amp;&quot;_BITMAP_&quot;&amp;[data.C11]&amp;&quot;_&quot;&amp;[data.E11]" office:value-type="string" office:string-value="GAF_BITMAP_DEMOTE_XLARGE">
            <text:p>GAF_BITMAP_DEMOTE_XLARGE</text:p>
          </table:table-cell>
          <table:table-cell table:formula="of:=IF(([data.F11]=&quot;&quot;);[data.H11];[data.F11]&amp;&quot;/&quot;&amp;[data.H11])" office:value-type="string" office:string-value="32x32/gaf_demote_32x32.png">
            <text:p>32x32/gaf_demote_32x32.png</text:p>
          </table:table-cell>
        </table:table-row>
        <table:table-row table:style-name="ro2">
          <table:table-cell table:formula="of:= [data.B12]&amp;&quot;_BITMAP_&quot;&amp;[data.C12]&amp;&quot;_&quot;&amp;[data.E12]" office:value-type="string" office:string-value="GAF_BITMAP_PDF_TINY">
            <text:p>GAF_BITMAP_PDF_TINY</text:p>
          </table:table-cell>
          <table:table-cell table:formula="of:=IF(([data.F12]=&quot;&quot;);[data.H12];[data.F12]&amp;&quot;/&quot;&amp;[data.H12])" office:value-type="string" office:string-value="22x22/gaf_pdf_22x22.xpm">
            <text:p>22x22/gaf_pdf_22x22.xpm</text:p>
          </table:table-cell>
        </table:table-row>
        <table:table-row table:style-name="ro2">
          <table:table-cell table:formula="of:= [data.B13]&amp;&quot;_BITMAP_&quot;&amp;[data.C13]&amp;&quot;_&quot;&amp;[data.E13]" office:value-type="string" office:string-value="GAF_BITMAP_PDF_SMALL">
            <text:p>GAF_BITMAP_PDF_SMALL</text:p>
          </table:table-cell>
          <table:table-cell table:formula="of:=IF(([data.F13]=&quot;&quot;);[data.H13];[data.F13]&amp;&quot;/&quot;&amp;[data.H13])" office:value-type="string" office:string-value="24x24/gaf_pdf_24x24.xpm">
            <text:p>24x24/gaf_pdf_24x24.xpm</text:p>
          </table:table-cell>
        </table:table-row>
        <table:table-row table:style-name="ro2">
          <table:table-cell table:formula="of:= [data.B14]&amp;&quot;_BITMAP_&quot;&amp;[data.C14]&amp;&quot;_&quot;&amp;[data.E14]" office:value-type="string" office:string-value="GAF_BITMAP_PDF_MEDIUM">
            <text:p>GAF_BITMAP_PDF_MEDIUM</text:p>
          </table:table-cell>
          <table:table-cell table:formula="of:=IF(([data.F14]=&quot;&quot;);[data.H14];[data.F14]&amp;&quot;/&quot;&amp;[data.H14])" office:value-type="string" office:string-value="26x26/gaf_pdf_26x26.xpm">
            <text:p>26x26/gaf_pdf_26x26.xpm</text:p>
          </table:table-cell>
        </table:table-row>
        <table:table-row table:style-name="ro2">
          <table:table-cell table:formula="of:= [data.B15]&amp;&quot;_BITMAP_&quot;&amp;[data.C15]&amp;&quot;_&quot;&amp;[data.E15]" office:value-type="string" office:string-value="GAF_BITMAP_PDF_LARGE">
            <text:p>GAF_BITMAP_PDF_LARGE</text:p>
          </table:table-cell>
          <table:table-cell table:formula="of:=IF(([data.F15]=&quot;&quot;);[data.H15];[data.F15]&amp;&quot;/&quot;&amp;[data.H15])" office:value-type="string" office:string-value="28x28/gaf_pdf_28x28.xpm">
            <text:p>28x28/gaf_pdf_28x28.xpm</text:p>
          </table:table-cell>
        </table:table-row>
        <table:table-row table:style-name="ro2">
          <table:table-cell table:formula="of:= [data.B16]&amp;&quot;_BITMAP_&quot;&amp;[data.C16]&amp;&quot;_&quot;&amp;[data.E16]" office:value-type="string" office:string-value="GAF_BITMAP_PDF_XLARGE">
            <text:p>GAF_BITMAP_PDF_XLARGE</text:p>
          </table:table-cell>
          <table:table-cell table:formula="of:=IF(([data.F16]=&quot;&quot;);[data.H16];[data.F16]&amp;&quot;/&quot;&amp;[data.H16])" office:value-type="string" office:string-value="32x32/gaf_pdf_32x32.xpm">
            <text:p>32x32/gaf_pdf_32x32.xpm</text:p>
          </table:table-cell>
        </table:table-row>
        <table:table-row table:style-name="ro2">
          <table:table-cell table:formula="of:= [data.B17]&amp;&quot;_BITMAP_&quot;&amp;[data.C17]&amp;&quot;_&quot;&amp;[data.E17]" office:value-type="string" office:string-value="GAF_BITMAP_PDF_JUMBO">
            <text:p>GAF_BITMAP_PDF_JUMBO</text:p>
          </table:table-cell>
          <table:table-cell table:formula="of:=IF(([data.F17]=&quot;&quot;);[data.H17];[data.F17]&amp;&quot;/&quot;&amp;[data.H17])" office:value-type="string" office:string-value="128x128/gaf_pdf_128x128.xpm">
            <text:p>128x128/gaf_pdf_128x128.xpm</text:p>
          </table:table-cell>
        </table:table-row>
        <table:table-row table:style-name="ro2">
          <table:table-cell table:formula="of:= [data.B18]&amp;&quot;_BITMAP_&quot;&amp;[data.C18]&amp;&quot;_&quot;&amp;[data.E18]" office:value-type="string" office:string-value="GAF_BITMAP_PROMOTE_TINY">
            <text:p>GAF_BITMAP_PROMOTE_TINY</text:p>
          </table:table-cell>
          <table:table-cell table:formula="of:=IF(([data.F18]=&quot;&quot;);[data.H18];[data.F18]&amp;&quot;/&quot;&amp;[data.H18])" office:value-type="string" office:string-value="22x22/gaf_promote_22x22.png">
            <text:p>22x22/gaf_promote_22x22.png</text:p>
          </table:table-cell>
        </table:table-row>
        <table:table-row table:style-name="ro2">
          <table:table-cell table:formula="of:= [data.B19]&amp;&quot;_BITMAP_&quot;&amp;[data.C19]&amp;&quot;_&quot;&amp;[data.E19]" office:value-type="string" office:string-value="GAF_BITMAP_PROMOTE_SMALL">
            <text:p>GAF_BITMAP_PROMOTE_SMALL</text:p>
          </table:table-cell>
          <table:table-cell table:formula="of:=IF(([data.F19]=&quot;&quot;);[data.H19];[data.F19]&amp;&quot;/&quot;&amp;[data.H19])" office:value-type="string" office:string-value="24x24/gaf_promote_24x24.png">
            <text:p>24x24/gaf_promote_24x24.png</text:p>
          </table:table-cell>
        </table:table-row>
        <table:table-row table:style-name="ro2">
          <table:table-cell table:formula="of:= [data.B20]&amp;&quot;_BITMAP_&quot;&amp;[data.C20]&amp;&quot;_&quot;&amp;[data.E20]" office:value-type="string" office:string-value="GAF_BITMAP_PROMOTE_MEDIUM">
            <text:p>GAF_BITMAP_PROMOTE_MEDIUM</text:p>
          </table:table-cell>
          <table:table-cell table:formula="of:=IF(([data.F20]=&quot;&quot;);[data.H20];[data.F20]&amp;&quot;/&quot;&amp;[data.H20])" office:value-type="string" office:string-value="26x26/gaf_promote_26x26.png">
            <text:p>26x26/gaf_promote_26x26.png</text:p>
          </table:table-cell>
        </table:table-row>
        <table:table-row table:style-name="ro2">
          <table:table-cell table:formula="of:= [data.B21]&amp;&quot;_BITMAP_&quot;&amp;[data.C21]&amp;&quot;_&quot;&amp;[data.E21]" office:value-type="string" office:string-value="GAF_BITMAP_PROMOTE_LARGE">
            <text:p>GAF_BITMAP_PROMOTE_LARGE</text:p>
          </table:table-cell>
          <table:table-cell table:formula="of:=IF(([data.F21]=&quot;&quot;);[data.H21];[data.F21]&amp;&quot;/&quot;&amp;[data.H21])" office:value-type="string" office:string-value="28x28/gaf_promote_28x28.png">
            <text:p>28x28/gaf_promote_28x28.png</text:p>
          </table:table-cell>
        </table:table-row>
        <table:table-row table:style-name="ro2">
          <table:table-cell table:formula="of:= [data.B22]&amp;&quot;_BITMAP_&quot;&amp;[data.C22]&amp;&quot;_&quot;&amp;[data.E22]" office:value-type="string" office:string-value="GAF_BITMAP_PROMOTE_XLARGE">
            <text:p>GAF_BITMAP_PROMOTE_XLARGE</text:p>
          </table:table-cell>
          <table:table-cell table:formula="of:=IF(([data.F22]=&quot;&quot;);[data.H22];[data.F22]&amp;&quot;/&quot;&amp;[data.H22])" office:value-type="string" office:string-value="32x32/gaf_promote_32x32.png">
            <text:p>32x32/gaf_promote_32x32.png</text:p>
          </table:table-cell>
        </table:table-row>
        <table:table-row table:style-name="ro2">
          <table:table-cell table:formula="of:= [data.B23]&amp;&quot;_BITMAP_&quot;&amp;[data.C23]&amp;&quot;_&quot;&amp;[data.E23]" office:value-type="string" office:string-value="GAF_BITMAP_SEE_NOTES_LARGE">
            <text:p>GAF_BITMAP_SEE_NOTES_LARGE</text:p>
          </table:table-cell>
          <table:table-cell table:formula="of:=IF(([data.F23]=&quot;&quot;);[data.H23];[data.F23]&amp;&quot;/&quot;&amp;[data.H23])" office:value-type="string" office:string-value="32x32/gaf_see_notes_32x23.png">
            <text:p>32x32/gaf_see_notes_32x23.png</text:p>
          </table:table-cell>
        </table:table-row>
        <table:table-row table:style-name="ro2">
          <table:table-cell table:formula="of:= [data.B24]&amp;&quot;_BITMAP_&quot;&amp;[data.C24]&amp;&quot;_&quot;&amp;[data.E24]" office:value-type="string" office:string-value="GAF_BITMAP_SEE_NOTES_XLARGE">
            <text:p>GAF_BITMAP_SEE_NOTES_XLARGE</text:p>
          </table:table-cell>
          <table:table-cell table:formula="of:=IF(([data.F24]=&quot;&quot;);[data.H24];[data.F24]&amp;&quot;/&quot;&amp;[data.H24])" office:value-type="string" office:string-value="36x36/gaf_see_notes_36x26.png">
            <text:p>36x36/gaf_see_notes_36x26.png</text:p>
          </table:table-cell>
        </table:table-row>
        <table:table-row table:style-name="ro2">
          <table:table-cell table:formula="of:= [data.B25]&amp;&quot;_BITMAP_&quot;&amp;[data.C25]&amp;&quot;_&quot;&amp;[data.E25]" office:value-type="string" office:string-value="GAF_BITMAP_TOOLS_TINY">
            <text:p>GAF_BITMAP_TOOLS_TINY</text:p>
          </table:table-cell>
          <table:table-cell table:formula="of:=IF(([data.F25]=&quot;&quot;);[data.H25];[data.F25]&amp;&quot;/&quot;&amp;[data.H25])" office:value-type="string" office:string-value="22x22/gaf_tools_22x22.xpm">
            <text:p>22x22/gaf_tools_22x22.xpm</text:p>
          </table:table-cell>
        </table:table-row>
        <table:table-row table:style-name="ro2">
          <table:table-cell table:formula="of:= [data.B26]&amp;&quot;_BITMAP_&quot;&amp;[data.C26]&amp;&quot;_&quot;&amp;[data.E26]" office:value-type="string" office:string-value="GAF_BITMAP_TOOLS_SMALL">
            <text:p>GAF_BITMAP_TOOLS_SMALL</text:p>
          </table:table-cell>
          <table:table-cell table:formula="of:=IF(([data.F26]=&quot;&quot;);[data.H26];[data.F26]&amp;&quot;/&quot;&amp;[data.H26])" office:value-type="string" office:string-value="24x24/gaf_tools_24x24.xpm">
            <text:p>24x24/gaf_tools_24x24.xpm</text:p>
          </table:table-cell>
        </table:table-row>
        <table:table-row table:style-name="ro2">
          <table:table-cell table:formula="of:= [data.B27]&amp;&quot;_BITMAP_&quot;&amp;[data.C27]&amp;&quot;_&quot;&amp;[data.E27]" office:value-type="string" office:string-value="GAF_BITMAP_TOOLS_MEDIUM">
            <text:p>GAF_BITMAP_TOOLS_MEDIUM</text:p>
          </table:table-cell>
          <table:table-cell table:formula="of:=IF(([data.F27]=&quot;&quot;);[data.H27];[data.F27]&amp;&quot;/&quot;&amp;[data.H27])" office:value-type="string" office:string-value="26x26/gaf_tools_26x26.xpm">
            <text:p>26x26/gaf_tools_26x26.xpm</text:p>
          </table:table-cell>
        </table:table-row>
        <table:table-row table:style-name="ro2">
          <table:table-cell table:formula="of:= [data.B28]&amp;&quot;_BITMAP_&quot;&amp;[data.C28]&amp;&quot;_&quot;&amp;[data.E28]" office:value-type="string" office:string-value="GAF_BITMAP_TOOLS_LARGE">
            <text:p>GAF_BITMAP_TOOLS_LARGE</text:p>
          </table:table-cell>
          <table:table-cell table:formula="of:=IF(([data.F28]=&quot;&quot;);[data.H28];[data.F28]&amp;&quot;/&quot;&amp;[data.H28])" office:value-type="string" office:string-value="28x28/gaf_tools_28x28.xpm">
            <text:p>28x28/gaf_tools_28x28.xpm</text:p>
          </table:table-cell>
        </table:table-row>
        <table:table-row table:style-name="ro2">
          <table:table-cell table:formula="of:= [data.B29]&amp;&quot;_BITMAP_&quot;&amp;[data.C29]&amp;&quot;_&quot;&amp;[data.E29]" office:value-type="string" office:string-value="GAF_BITMAP_TOOLS_XLARGE">
            <text:p>GAF_BITMAP_TOOLS_XLARGE</text:p>
          </table:table-cell>
          <table:table-cell table:formula="of:=IF(([data.F29]=&quot;&quot;);[data.H29];[data.F29]&amp;&quot;/&quot;&amp;[data.H29])" office:value-type="string" office:string-value="32x32/gaf_tools_32x32.xpm">
            <text:p>32x32/gaf_tools_32x32.xpm</text:p>
          </table:table-cell>
        </table:table-row>
        <table:table-row table:style-name="ro2">
          <table:table-cell table:formula="of:= [data.B30]&amp;&quot;_BITMAP_&quot;&amp;[data.C30]&amp;&quot;_&quot;&amp;[data.E30]" office:value-type="string" office:string-value="GAF_BITMAP_TOOLS_JUMBO">
            <text:p>GAF_BITMAP_TOOLS_JUMBO</text:p>
          </table:table-cell>
          <table:table-cell table:formula="of:=IF(([data.F30]=&quot;&quot;);[data.H30];[data.F30]&amp;&quot;/&quot;&amp;[data.H30])" office:value-type="string" office:string-value="128x128/gaf_tools_128x128.xpm">
            <text:p>128x128/gaf_tools_128x128.xpm</text:p>
          </table:table-cell>
        </table:table-row>
        <table:table-row table:style-name="ro2">
          <table:table-cell table:formula="of:= [data.B31]&amp;&quot;_BITMAP_&quot;&amp;[data.C31]&amp;&quot;_&quot;&amp;[data.E31]" office:value-type="string" office:string-value="GEDA_BITMAP_ARC_TINY">
            <text:p>GEDA_BITMAP_ARC_TINY</text:p>
          </table:table-cell>
          <table:table-cell table:formula="of:=IF(([data.F31]=&quot;&quot;);[data.H31];[data.F31]&amp;&quot;/&quot;&amp;[data.H31])" office:value-type="string" office:string-value="22x22/geda_arc_22x22.xpm">
            <text:p>22x22/geda_arc_22x22.xpm</text:p>
          </table:table-cell>
        </table:table-row>
        <table:table-row table:style-name="ro2">
          <table:table-cell table:formula="of:= [data.B32]&amp;&quot;_BITMAP_&quot;&amp;[data.C32]&amp;&quot;_&quot;&amp;[data.E32]" office:value-type="string" office:string-value="GEDA_BITMAP_ARC_SMALL">
            <text:p>GEDA_BITMAP_ARC_SMALL</text:p>
          </table:table-cell>
          <table:table-cell table:formula="of:=IF(([data.F32]=&quot;&quot;);[data.H32];[data.F32]&amp;&quot;/&quot;&amp;[data.H32])" office:value-type="string" office:string-value="24x24/geda_arc_24x24.xpm">
            <text:p>24x24/geda_arc_24x24.xpm</text:p>
          </table:table-cell>
        </table:table-row>
        <table:table-row table:style-name="ro2">
          <table:table-cell table:formula="of:= [data.B33]&amp;&quot;_BITMAP_&quot;&amp;[data.C33]&amp;&quot;_&quot;&amp;[data.E33]" office:value-type="string" office:string-value="GEDA_BITMAP_ARC_MEDIUM">
            <text:p>GEDA_BITMAP_ARC_MEDIUM</text:p>
          </table:table-cell>
          <table:table-cell table:formula="of:=IF(([data.F33]=&quot;&quot;);[data.H33];[data.F33]&amp;&quot;/&quot;&amp;[data.H33])" office:value-type="string" office:string-value="26x26/geda_arc_26x26.xpm">
            <text:p>26x26/geda_arc_26x26.xpm</text:p>
          </table:table-cell>
        </table:table-row>
        <table:table-row table:style-name="ro2">
          <table:table-cell table:formula="of:= [data.B34]&amp;&quot;_BITMAP_&quot;&amp;[data.C34]&amp;&quot;_&quot;&amp;[data.E34]" office:value-type="string" office:string-value="GEDA_BITMAP_ARC_LARGE">
            <text:p>GEDA_BITMAP_ARC_LARGE</text:p>
          </table:table-cell>
          <table:table-cell table:formula="of:=IF(([data.F34]=&quot;&quot;);[data.H34];[data.F34]&amp;&quot;/&quot;&amp;[data.H34])" office:value-type="string" office:string-value="28x28/geda_arc_28x28.xpm">
            <text:p>28x28/geda_arc_28x28.xpm</text:p>
          </table:table-cell>
        </table:table-row>
        <table:table-row table:style-name="ro2">
          <table:table-cell table:formula="of:= [data.B35]&amp;&quot;_BITMAP_&quot;&amp;[data.C35]&amp;&quot;_&quot;&amp;[data.E35]" office:value-type="string" office:string-value="GEDA_BITMAP_ARC_XLARGE">
            <text:p>GEDA_BITMAP_ARC_XLARGE</text:p>
          </table:table-cell>
          <table:table-cell table:formula="of:=IF(([data.F35]=&quot;&quot;);[data.H35];[data.F35]&amp;&quot;/&quot;&amp;[data.H35])" office:value-type="string" office:string-value="32x32/geda_arc_32x32.xpm">
            <text:p>32x32/geda_arc_32x32.xpm</text:p>
          </table:table-cell>
        </table:table-row>
        <table:table-row table:style-name="ro2">
          <table:table-cell table:formula="of:= [data.B36]&amp;&quot;_BITMAP_&quot;&amp;[data.C36]&amp;&quot;_&quot;&amp;[data.E36]" office:value-type="string" office:string-value="GEDA_BITMAP_COPY_TINY">
            <text:p>GEDA_BITMAP_COPY_TINY</text:p>
          </table:table-cell>
          <table:table-cell table:formula="of:=IF(([data.F36]=&quot;&quot;);[data.H36];[data.F36]&amp;&quot;/&quot;&amp;[data.H36])" office:value-type="string" office:string-value="22x22/geda_copy_22x22.png">
            <text:p>22x22/geda_copy_22x22.png</text:p>
          </table:table-cell>
        </table:table-row>
        <table:table-row table:style-name="ro2">
          <table:table-cell table:formula="of:= [data.B37]&amp;&quot;_BITMAP_&quot;&amp;[data.C37]&amp;&quot;_&quot;&amp;[data.E37]" office:value-type="string" office:string-value="GEDA_BITMAP_COPY_SMALL">
            <text:p>GEDA_BITMAP_COPY_SMALL</text:p>
          </table:table-cell>
          <table:table-cell table:formula="of:=IF(([data.F37]=&quot;&quot;);[data.H37];[data.F37]&amp;&quot;/&quot;&amp;[data.H37])" office:value-type="string" office:string-value="24x24/geda_copy_24x24.png">
            <text:p>24x24/geda_copy_24x24.png</text:p>
          </table:table-cell>
        </table:table-row>
        <table:table-row table:style-name="ro2">
          <table:table-cell table:formula="of:= [data.B38]&amp;&quot;_BITMAP_&quot;&amp;[data.C38]&amp;&quot;_&quot;&amp;[data.E38]" office:value-type="string" office:string-value="GEDA_BITMAP_COPY_MEDIUM">
            <text:p>GEDA_BITMAP_COPY_MEDIUM</text:p>
          </table:table-cell>
          <table:table-cell table:formula="of:=IF(([data.F38]=&quot;&quot;);[data.H38];[data.F38]&amp;&quot;/&quot;&amp;[data.H38])" office:value-type="string" office:string-value="26x26/geda_copy_26x26.png">
            <text:p>26x26/geda_copy_26x26.png</text:p>
          </table:table-cell>
        </table:table-row>
        <table:table-row table:style-name="ro2">
          <table:table-cell table:formula="of:= [data.B39]&amp;&quot;_BITMAP_&quot;&amp;[data.C39]&amp;&quot;_&quot;&amp;[data.E39]" office:value-type="string" office:string-value="GEDA_BITMAP_COPY_LARGE">
            <text:p>GEDA_BITMAP_COPY_LARGE</text:p>
          </table:table-cell>
          <table:table-cell table:formula="of:=IF(([data.F39]=&quot;&quot;);[data.H39];[data.F39]&amp;&quot;/&quot;&amp;[data.H39])" office:value-type="string" office:string-value="28x28/geda_copy_28x28.png">
            <text:p>28x28/geda_copy_28x28.png</text:p>
          </table:table-cell>
        </table:table-row>
        <table:table-row table:style-name="ro2">
          <table:table-cell table:formula="of:= [data.B40]&amp;&quot;_BITMAP_&quot;&amp;[data.C40]&amp;&quot;_&quot;&amp;[data.E40]" office:value-type="string" office:string-value="GEDA_BITMAP_COPY_XLARGE">
            <text:p>GEDA_BITMAP_COPY_XLARGE</text:p>
          </table:table-cell>
          <table:table-cell table:formula="of:=IF(([data.F40]=&quot;&quot;);[data.H40];[data.F40]&amp;&quot;/&quot;&amp;[data.H40])" office:value-type="string" office:string-value="32x32/geda_copy_32x32.png">
            <text:p>32x32/geda_copy_32x32.png</text:p>
          </table:table-cell>
        </table:table-row>
        <table:table-row table:style-name="ro2">
          <table:table-cell table:formula="of:= [data.B41]&amp;&quot;_BITMAP_&quot;&amp;[data.C41]&amp;&quot;_&quot;&amp;[data.E41]" office:value-type="string" office:string-value="GEDA_BITMAP_BOX_TINY">
            <text:p>GEDA_BITMAP_BOX_TINY</text:p>
          </table:table-cell>
          <table:table-cell table:formula="of:=IF(([data.F41]=&quot;&quot;);[data.H41];[data.F41]&amp;&quot;/&quot;&amp;[data.H41])" office:value-type="string" office:string-value="22x22/geda_box_22x22.xpm">
            <text:p>22x22/geda_box_22x22.xpm</text:p>
          </table:table-cell>
        </table:table-row>
        <table:table-row table:style-name="ro2">
          <table:table-cell table:formula="of:= [data.B42]&amp;&quot;_BITMAP_&quot;&amp;[data.C42]&amp;&quot;_&quot;&amp;[data.E42]" office:value-type="string" office:string-value="GEDA_BITMAP_BOX_SMALL">
            <text:p>GEDA_BITMAP_BOX_SMALL</text:p>
          </table:table-cell>
          <table:table-cell table:formula="of:=IF(([data.F42]=&quot;&quot;);[data.H42];[data.F42]&amp;&quot;/&quot;&amp;[data.H42])" office:value-type="string" office:string-value="24x24/geda_box_24x24.xpm">
            <text:p>24x24/geda_box_24x24.xpm</text:p>
          </table:table-cell>
        </table:table-row>
        <table:table-row table:style-name="ro2">
          <table:table-cell table:formula="of:= [data.B43]&amp;&quot;_BITMAP_&quot;&amp;[data.C43]&amp;&quot;_&quot;&amp;[data.E43]" office:value-type="string" office:string-value="GEDA_BITMAP_BOX_MEDIUM">
            <text:p>GEDA_BITMAP_BOX_MEDIUM</text:p>
          </table:table-cell>
          <table:table-cell table:formula="of:=IF(([data.F43]=&quot;&quot;);[data.H43];[data.F43]&amp;&quot;/&quot;&amp;[data.H43])" office:value-type="string" office:string-value="26x26/geda_box_26x26.xpm">
            <text:p>26x26/geda_box_26x26.xpm</text:p>
          </table:table-cell>
        </table:table-row>
        <table:table-row table:style-name="ro2">
          <table:table-cell table:formula="of:= [data.B44]&amp;&quot;_BITMAP_&quot;&amp;[data.C44]&amp;&quot;_&quot;&amp;[data.E44]" office:value-type="string" office:string-value="GEDA_BITMAP_BOX_LARGE">
            <text:p>GEDA_BITMAP_BOX_LARGE</text:p>
          </table:table-cell>
          <table:table-cell table:formula="of:=IF(([data.F44]=&quot;&quot;);[data.H44];[data.F44]&amp;&quot;/&quot;&amp;[data.H44])" office:value-type="string" office:string-value="28x28/geda_box_28x28.xpm">
            <text:p>28x28/geda_box_28x28.xpm</text:p>
          </table:table-cell>
        </table:table-row>
        <table:table-row table:style-name="ro2">
          <table:table-cell table:formula="of:= [data.B45]&amp;&quot;_BITMAP_&quot;&amp;[data.C45]&amp;&quot;_&quot;&amp;[data.E45]" office:value-type="string" office:string-value="GEDA_BITMAP_BOX_XLARGE">
            <text:p>GEDA_BITMAP_BOX_XLARGE</text:p>
          </table:table-cell>
          <table:table-cell table:formula="of:=IF(([data.F45]=&quot;&quot;);[data.H45];[data.F45]&amp;&quot;/&quot;&amp;[data.H45])" office:value-type="string" office:string-value="32x32/geda_box_32x32.xpm">
            <text:p>32x32/geda_box_32x32.xpm</text:p>
          </table:table-cell>
        </table:table-row>
        <table:table-row table:style-name="ro2">
          <table:table-cell table:formula="of:= [data.B46]&amp;&quot;_BITMAP_&quot;&amp;[data.C46]&amp;&quot;_&quot;&amp;[data.E46]" office:value-type="string" office:string-value="GEDA_BITMAP_BULB_OFF">
            <text:p>GEDA_BITMAP_BULB_OFF</text:p>
          </table:table-cell>
          <table:table-cell table:formula="of:=IF(([data.F46]=&quot;&quot;);[data.H46];[data.F46]&amp;&quot;/&quot;&amp;[data.H46])" office:value-type="string" office:string-value="geda_bulb_off.png">
            <text:p>geda_bulb_off.png</text:p>
          </table:table-cell>
        </table:table-row>
        <table:table-row table:style-name="ro2">
          <table:table-cell table:formula="of:= [data.B47]&amp;&quot;_BITMAP_&quot;&amp;[data.C47]&amp;&quot;_&quot;&amp;[data.E47]" office:value-type="string" office:string-value="GEDA_BITMAP_BULB_ON">
            <text:p>GEDA_BITMAP_BULB_ON</text:p>
          </table:table-cell>
          <table:table-cell table:formula="of:=IF(([data.F47]=&quot;&quot;);[data.H47];[data.F47]&amp;&quot;/&quot;&amp;[data.H47])" office:value-type="string" office:string-value="geda_bulb_on.png">
            <text:p>geda_bulb_on.png</text:p>
          </table:table-cell>
        </table:table-row>
        <table:table-row table:style-name="ro2">
          <table:table-cell table:formula="of:= [data.B48]&amp;&quot;_BITMAP_&quot;&amp;[data.C48]&amp;&quot;_&quot;&amp;[data.E48]" office:value-type="string" office:string-value="GEDA_BITMAP_CIRCLE_TINY">
            <text:p>GEDA_BITMAP_CIRCLE_TINY</text:p>
          </table:table-cell>
          <table:table-cell table:formula="of:=IF(([data.F48]=&quot;&quot;);[data.H48];[data.F48]&amp;&quot;/&quot;&amp;[data.H48])" office:value-type="string" office:string-value="22x22/geda_circle_22x22.xpm">
            <text:p>22x22/geda_circle_22x22.xpm</text:p>
          </table:table-cell>
        </table:table-row>
        <table:table-row table:style-name="ro2">
          <table:table-cell table:formula="of:= [data.B49]&amp;&quot;_BITMAP_&quot;&amp;[data.C49]&amp;&quot;_&quot;&amp;[data.E49]" office:value-type="string" office:string-value="GEDA_BITMAP_CIRCLE_SMALL">
            <text:p>GEDA_BITMAP_CIRCLE_SMALL</text:p>
          </table:table-cell>
          <table:table-cell table:formula="of:=IF(([data.F49]=&quot;&quot;);[data.H49];[data.F49]&amp;&quot;/&quot;&amp;[data.H49])" office:value-type="string" office:string-value="24x24/geda_circle_24x24.xpm">
            <text:p>24x24/geda_circle_24x24.xpm</text:p>
          </table:table-cell>
        </table:table-row>
        <table:table-row table:style-name="ro2">
          <table:table-cell table:formula="of:= [data.B50]&amp;&quot;_BITMAP_&quot;&amp;[data.C50]&amp;&quot;_&quot;&amp;[data.E50]" office:value-type="string" office:string-value="GEDA_BITMAP_CIRCLE_MEDIUM">
            <text:p>GEDA_BITMAP_CIRCLE_MEDIUM</text:p>
          </table:table-cell>
          <table:table-cell table:formula="of:=IF(([data.F50]=&quot;&quot;);[data.H50];[data.F50]&amp;&quot;/&quot;&amp;[data.H50])" office:value-type="string" office:string-value="26x26/geda_circle_26x26.xpm">
            <text:p>26x26/geda_circle_26x26.xpm</text:p>
          </table:table-cell>
        </table:table-row>
        <table:table-row table:style-name="ro2">
          <table:table-cell table:formula="of:= [data.B51]&amp;&quot;_BITMAP_&quot;&amp;[data.C51]&amp;&quot;_&quot;&amp;[data.E51]" office:value-type="string" office:string-value="GEDA_BITMAP_CIRCLE_LARGE">
            <text:p>GEDA_BITMAP_CIRCLE_LARGE</text:p>
          </table:table-cell>
          <table:table-cell table:formula="of:=IF(([data.F51]=&quot;&quot;);[data.H51];[data.F51]&amp;&quot;/&quot;&amp;[data.H51])" office:value-type="string" office:string-value="28x28/geda_circle_28x28.xpm">
            <text:p>28x28/geda_circle_28x28.xpm</text:p>
          </table:table-cell>
        </table:table-row>
        <table:table-row table:style-name="ro2">
          <table:table-cell table:formula="of:= [data.B52]&amp;&quot;_BITMAP_&quot;&amp;[data.C52]&amp;&quot;_&quot;&amp;[data.E52]" office:value-type="string" office:string-value="GEDA_BITMAP_CIRCLE_XLARGE">
            <text:p>GEDA_BITMAP_CIRCLE_XLARGE</text:p>
          </table:table-cell>
          <table:table-cell table:formula="of:=IF(([data.F52]=&quot;&quot;);[data.H52];[data.F52]&amp;&quot;/&quot;&amp;[data.H52])" office:value-type="string" office:string-value="32x32/geda_circle_32x32.xpm">
            <text:p>32x32/geda_circle_32x32.xpm</text:p>
          </table:table-cell>
        </table:table-row>
        <table:table-row table:style-name="ro2">
          <table:table-cell table:formula="of:= [data.B53]&amp;&quot;_BITMAP_&quot;&amp;[data.C53]&amp;&quot;_&quot;&amp;[data.E53]" office:value-type="string" office:string-value="GEDA_BITMAP_CIRCLES_TINY">
            <text:p>GEDA_BITMAP_CIRCLES_TINY</text:p>
          </table:table-cell>
          <table:table-cell table:formula="of:=IF(([data.F53]=&quot;&quot;);[data.H53];[data.F53]&amp;&quot;/&quot;&amp;[data.H53])" office:value-type="string" office:string-value="22x22/geda_circles_22x22.png">
            <text:p>22x22/geda_circles_22x22.png</text:p>
          </table:table-cell>
        </table:table-row>
        <table:table-row table:style-name="ro2">
          <table:table-cell table:formula="of:= [data.B54]&amp;&quot;_BITMAP_&quot;&amp;[data.C54]&amp;&quot;_&quot;&amp;[data.E54]" office:value-type="string" office:string-value="GEDA_BITMAP_CIRCLES_SMALL">
            <text:p>GEDA_BITMAP_CIRCLES_SMALL</text:p>
          </table:table-cell>
          <table:table-cell table:formula="of:=IF(([data.F54]=&quot;&quot;);[data.H54];[data.F54]&amp;&quot;/&quot;&amp;[data.H54])" office:value-type="string" office:string-value="24x24/geda_circles_24x24.png">
            <text:p>24x24/geda_circles_24x24.png</text:p>
          </table:table-cell>
        </table:table-row>
        <table:table-row table:style-name="ro2">
          <table:table-cell table:formula="of:= [data.B55]&amp;&quot;_BITMAP_&quot;&amp;[data.C55]&amp;&quot;_&quot;&amp;[data.E55]" office:value-type="string" office:string-value="GEDA_BITMAP_CIRCLES_MEDIUM">
            <text:p>GEDA_BITMAP_CIRCLES_MEDIUM</text:p>
          </table:table-cell>
          <table:table-cell table:formula="of:=IF(([data.F55]=&quot;&quot;);[data.H55];[data.F55]&amp;&quot;/&quot;&amp;[data.H55])" office:value-type="string" office:string-value="26x26/geda_circles_26x26.png">
            <text:p>26x26/geda_circles_26x26.png</text:p>
          </table:table-cell>
        </table:table-row>
        <table:table-row table:style-name="ro2">
          <table:table-cell table:formula="of:= [data.B56]&amp;&quot;_BITMAP_&quot;&amp;[data.C56]&amp;&quot;_&quot;&amp;[data.E56]" office:value-type="string" office:string-value="GEDA_BITMAP_CIRCLES_LARGE">
            <text:p>GEDA_BITMAP_CIRCLES_LARGE</text:p>
          </table:table-cell>
          <table:table-cell table:formula="of:=IF(([data.F56]=&quot;&quot;);[data.H56];[data.F56]&amp;&quot;/&quot;&amp;[data.H56])" office:value-type="string" office:string-value="28x28/geda_circles_28x28.png">
            <text:p>28x28/geda_circles_28x28.png</text:p>
          </table:table-cell>
        </table:table-row>
        <table:table-row table:style-name="ro2">
          <table:table-cell table:formula="of:= [data.B57]&amp;&quot;_BITMAP_&quot;&amp;[data.C57]&amp;&quot;_&quot;&amp;[data.E57]" office:value-type="string" office:string-value="GEDA_BITMAP_CIRCLES_XLARGE">
            <text:p>GEDA_BITMAP_CIRCLES_XLARGE</text:p>
          </table:table-cell>
          <table:table-cell table:formula="of:=IF(([data.F57]=&quot;&quot;);[data.H57];[data.F57]&amp;&quot;/&quot;&amp;[data.H57])" office:value-type="string" office:string-value="32x32/geda_circles_32x32.png">
            <text:p>32x32/geda_circles_32x32.png</text:p>
          </table:table-cell>
        </table:table-row>
        <table:table-row table:style-name="ro2">
          <table:table-cell table:formula="of:= [data.B58]&amp;&quot;_BITMAP_&quot;&amp;[data.C58]&amp;&quot;_&quot;&amp;[data.E58]" office:value-type="string" office:string-value="GEDA_BITMAP_DEMOTE_TINY">
            <text:p>GEDA_BITMAP_DEMOTE_TINY</text:p>
          </table:table-cell>
          <table:table-cell table:formula="of:=IF(([data.F58]=&quot;&quot;);[data.H58];[data.F58]&amp;&quot;/&quot;&amp;[data.H58])" office:value-type="string" office:string-value="22x22/geda_demote_22x22.png">
            <text:p>22x22/geda_demote_22x22.png</text:p>
          </table:table-cell>
        </table:table-row>
        <table:table-row table:style-name="ro2">
          <table:table-cell table:formula="of:= [data.B59]&amp;&quot;_BITMAP_&quot;&amp;[data.C59]&amp;&quot;_&quot;&amp;[data.E59]" office:value-type="string" office:string-value="GEDA_BITMAP_DEMOTE_SMALL">
            <text:p>GEDA_BITMAP_DEMOTE_SMALL</text:p>
          </table:table-cell>
          <table:table-cell table:formula="of:=IF(([data.F59]=&quot;&quot;);[data.H59];[data.F59]&amp;&quot;/&quot;&amp;[data.H59])" office:value-type="string" office:string-value="24x24/geda_demote_24x24.png">
            <text:p>24x24/geda_demote_24x24.png</text:p>
          </table:table-cell>
        </table:table-row>
        <table:table-row table:style-name="ro2">
          <table:table-cell table:formula="of:= [data.B60]&amp;&quot;_BITMAP_&quot;&amp;[data.C60]&amp;&quot;_&quot;&amp;[data.E60]" office:value-type="string" office:string-value="GEDA_BITMAP_DEMOTE_MEDIUM">
            <text:p>GEDA_BITMAP_DEMOTE_MEDIUM</text:p>
          </table:table-cell>
          <table:table-cell table:formula="of:=IF(([data.F60]=&quot;&quot;);[data.H60];[data.F60]&amp;&quot;/&quot;&amp;[data.H60])" office:value-type="string" office:string-value="26x26/geda_demote_26x26.png">
            <text:p>26x26/geda_demote_26x26.png</text:p>
          </table:table-cell>
        </table:table-row>
        <table:table-row table:style-name="ro2">
          <table:table-cell table:formula="of:= [data.B61]&amp;&quot;_BITMAP_&quot;&amp;[data.C61]&amp;&quot;_&quot;&amp;[data.E61]" office:value-type="string" office:string-value="GEDA_BITMAP_DEMOTE_LARGE">
            <text:p>GEDA_BITMAP_DEMOTE_LARGE</text:p>
          </table:table-cell>
          <table:table-cell table:formula="of:=IF(([data.F61]=&quot;&quot;);[data.H61];[data.F61]&amp;&quot;/&quot;&amp;[data.H61])" office:value-type="string" office:string-value="28x28/geda_demote_28x28.png">
            <text:p>28x28/geda_demote_28x28.png</text:p>
          </table:table-cell>
        </table:table-row>
        <table:table-row table:style-name="ro2">
          <table:table-cell table:formula="of:= [data.B62]&amp;&quot;_BITMAP_&quot;&amp;[data.C62]&amp;&quot;_&quot;&amp;[data.E62]" office:value-type="string" office:string-value="GEDA_BITMAP_DEMOTE_XLARGE">
            <text:p>GEDA_BITMAP_DEMOTE_XLARGE</text:p>
          </table:table-cell>
          <table:table-cell table:formula="of:=IF(([data.F62]=&quot;&quot;);[data.H62];[data.F62]&amp;&quot;/&quot;&amp;[data.H62])" office:value-type="string" office:string-value="32x32/geda_demote_32x32.png">
            <text:p>32x32/geda_demote_32x32.png</text:p>
          </table:table-cell>
        </table:table-row>
        <table:table-row table:style-name="ro2">
          <table:table-cell table:formula="of:= [data.B63]&amp;&quot;_BITMAP_&quot;&amp;[data.C63]&amp;&quot;_&quot;&amp;[data.E63]" office:value-type="string" office:string-value="GEDA_BITMAP_DESELECT_TINY">
            <text:p>GEDA_BITMAP_DESELECT_TINY</text:p>
          </table:table-cell>
          <table:table-cell table:formula="of:=IF(([data.F63]=&quot;&quot;);[data.H63];[data.F63]&amp;&quot;/&quot;&amp;[data.H63])" office:value-type="string" office:string-value="22x22/geda_deselect_22x22.png">
            <text:p>22x22/geda_deselect_22x22.png</text:p>
          </table:table-cell>
        </table:table-row>
        <table:table-row table:style-name="ro2">
          <table:table-cell table:formula="of:= [data.B64]&amp;&quot;_BITMAP_&quot;&amp;[data.C64]&amp;&quot;_&quot;&amp;[data.E64]" office:value-type="string" office:string-value="GEDA_BITMAP_DESELECT_SMALL">
            <text:p>GEDA_BITMAP_DESELECT_SMALL</text:p>
          </table:table-cell>
          <table:table-cell table:formula="of:=IF(([data.F64]=&quot;&quot;);[data.H64];[data.F64]&amp;&quot;/&quot;&amp;[data.H64])" office:value-type="string" office:string-value="24x24/geda_deselect_24x24.png">
            <text:p>24x24/geda_deselect_24x24.png</text:p>
          </table:table-cell>
        </table:table-row>
        <table:table-row table:style-name="ro2">
          <table:table-cell table:formula="of:= [data.B65]&amp;&quot;_BITMAP_&quot;&amp;[data.C65]&amp;&quot;_&quot;&amp;[data.E65]" office:value-type="string" office:string-value="GEDA_BITMAP_DESELECT_MEDIUM">
            <text:p>GEDA_BITMAP_DESELECT_MEDIUM</text:p>
          </table:table-cell>
          <table:table-cell table:formula="of:=IF(([data.F65]=&quot;&quot;);[data.H65];[data.F65]&amp;&quot;/&quot;&amp;[data.H65])" office:value-type="string" office:string-value="26x26/geda_deselect_26x26.png">
            <text:p>26x26/geda_deselect_26x26.png</text:p>
          </table:table-cell>
        </table:table-row>
        <table:table-row table:style-name="ro2">
          <table:table-cell table:formula="of:= [data.B66]&amp;&quot;_BITMAP_&quot;&amp;[data.C66]&amp;&quot;_&quot;&amp;[data.E66]" office:value-type="string" office:string-value="GEDA_BITMAP_DESELECT_LARGE">
            <text:p>GEDA_BITMAP_DESELECT_LARGE</text:p>
          </table:table-cell>
          <table:table-cell table:formula="of:=IF(([data.F66]=&quot;&quot;);[data.H66];[data.F66]&amp;&quot;/&quot;&amp;[data.H66])" office:value-type="string" office:string-value="28x28/geda_deselect_28x28.png">
            <text:p>28x28/geda_deselect_28x28.png</text:p>
          </table:table-cell>
        </table:table-row>
        <table:table-row table:style-name="ro2">
          <table:table-cell table:formula="of:= [data.B67]&amp;&quot;_BITMAP_&quot;&amp;[data.C67]&amp;&quot;_&quot;&amp;[data.E67]" office:value-type="string" office:string-value="GEDA_BITMAP_DESELECT_XLARGE">
            <text:p>GEDA_BITMAP_DESELECT_XLARGE</text:p>
          </table:table-cell>
          <table:table-cell table:formula="of:=IF(([data.F67]=&quot;&quot;);[data.H67];[data.F67]&amp;&quot;/&quot;&amp;[data.H67])" office:value-type="string" office:string-value="32x32/geda_deselect_32x32.png">
            <text:p>32x32/geda_deselect_32x32.png</text:p>
          </table:table-cell>
        </table:table-row>
        <table:table-row table:style-name="ro2">
          <table:table-cell table:formula="of:= [data.B68]&amp;&quot;_BITMAP_&quot;&amp;[data.C68]&amp;&quot;_&quot;&amp;[data.E68]" office:value-type="string" office:string-value="GEDA_BITMAP_DISPLAY_COLOR_TINY">
            <text:p>GEDA_BITMAP_DISPLAY_COLOR_TINY</text:p>
          </table:table-cell>
          <table:table-cell table:formula="of:=IF(([data.F68]=&quot;&quot;);[data.H68];[data.F68]&amp;&quot;/&quot;&amp;[data.H68])" office:value-type="string" office:string-value="22x22/geda_display_color_22x22.xpm">
            <text:p>22x22/geda_display_color_22x22.xpm</text:p>
          </table:table-cell>
        </table:table-row>
        <table:table-row table:style-name="ro2">
          <table:table-cell table:formula="of:= [data.B69]&amp;&quot;_BITMAP_&quot;&amp;[data.C69]&amp;&quot;_&quot;&amp;[data.E69]" office:value-type="string" office:string-value="GEDA_BITMAP_DISPLAY_COLOR_SMALL">
            <text:p>GEDA_BITMAP_DISPLAY_COLOR_SMALL</text:p>
          </table:table-cell>
          <table:table-cell table:formula="of:=IF(([data.F69]=&quot;&quot;);[data.H69];[data.F69]&amp;&quot;/&quot;&amp;[data.H69])" office:value-type="string" office:string-value="24x24/geda_display_color_24x24.xpm">
            <text:p>24x24/geda_display_color_24x24.xpm</text:p>
          </table:table-cell>
        </table:table-row>
        <table:table-row table:style-name="ro2">
          <table:table-cell table:formula="of:= [data.B70]&amp;&quot;_BITMAP_&quot;&amp;[data.C70]&amp;&quot;_&quot;&amp;[data.E70]" office:value-type="string" office:string-value="GEDA_BITMAP_DISPLAY_COLOR_MEDIUM">
            <text:p>GEDA_BITMAP_DISPLAY_COLOR_MEDIUM</text:p>
          </table:table-cell>
          <table:table-cell table:formula="of:=IF(([data.F70]=&quot;&quot;);[data.H70];[data.F70]&amp;&quot;/&quot;&amp;[data.H70])" office:value-type="string" office:string-value="26x26/geda_display_color_26x26.xpm">
            <text:p>26x26/geda_display_color_26x26.xpm</text:p>
          </table:table-cell>
        </table:table-row>
        <table:table-row table:style-name="ro2">
          <table:table-cell table:formula="of:= [data.B71]&amp;&quot;_BITMAP_&quot;&amp;[data.C71]&amp;&quot;_&quot;&amp;[data.E71]" office:value-type="string" office:string-value="GEDA_BITMAP_DISPLAY_COLOR_LARGE">
            <text:p>GEDA_BITMAP_DISPLAY_COLOR_LARGE</text:p>
          </table:table-cell>
          <table:table-cell table:formula="of:=IF(([data.F71]=&quot;&quot;);[data.H71];[data.F71]&amp;&quot;/&quot;&amp;[data.H71])" office:value-type="string" office:string-value="28x28/geda_display_color_28x28.xpm">
            <text:p>28x28/geda_display_color_28x28.xpm</text:p>
          </table:table-cell>
        </table:table-row>
        <table:table-row table:style-name="ro2">
          <table:table-cell table:formula="of:= [data.B72]&amp;&quot;_BITMAP_&quot;&amp;[data.C72]&amp;&quot;_&quot;&amp;[data.E72]" office:value-type="string" office:string-value="GEDA_BITMAP_DISPLAY_COLOR_XLARGE">
            <text:p>GEDA_BITMAP_DISPLAY_COLOR_XLARGE</text:p>
          </table:table-cell>
          <table:table-cell table:formula="of:=IF(([data.F72]=&quot;&quot;);[data.H72];[data.F72]&amp;&quot;/&quot;&amp;[data.H72])" office:value-type="string" office:string-value="32x32/geda_display_color_32x32.xpm">
            <text:p>32x32/geda_display_color_32x32.xpm</text:p>
          </table:table-cell>
        </table:table-row>
        <table:table-row table:style-name="ro2">
          <table:table-cell table:formula="of:= [data.B73]&amp;&quot;_BITMAP_&quot;&amp;[data.C73]&amp;&quot;_&quot;&amp;[data.E73]" office:value-type="string" office:string-value="GEDA_BITMAP_DISPLAY_COLOR_JUMBO">
            <text:p>GEDA_BITMAP_DISPLAY_COLOR_JUMBO</text:p>
          </table:table-cell>
          <table:table-cell table:formula="of:=IF(([data.F73]=&quot;&quot;);[data.H73];[data.F73]&amp;&quot;/&quot;&amp;[data.H73])" office:value-type="string" office:string-value="128x128/geda_display_color_128x128.xpm">
            <text:p>128x128/geda_display_color_128x128.xpm</text:p>
          </table:table-cell>
        </table:table-row>
        <table:table-row table:style-name="ro2">
          <table:table-cell table:formula="of:= [data.B74]&amp;&quot;_BITMAP_&quot;&amp;[data.C74]&amp;&quot;_&quot;&amp;[data.E74]" office:value-type="string" office:string-value="GEDA_BITMAP_EYE_GLASSES_MEDIUM">
            <text:p>GEDA_BITMAP_EYE_GLASSES_MEDIUM</text:p>
          </table:table-cell>
          <table:table-cell table:formula="of:=IF(([data.F74]=&quot;&quot;);[data.H74];[data.F74]&amp;&quot;/&quot;&amp;[data.H74])" office:value-type="string" office:string-value="28x28/geda_eye_glasses_28x20.png">
            <text:p>28x28/geda_eye_glasses_28x20.png</text:p>
          </table:table-cell>
        </table:table-row>
        <table:table-row table:style-name="ro2">
          <table:table-cell table:formula="of:= [data.B75]&amp;&quot;_BITMAP_&quot;&amp;[data.C75]&amp;&quot;_&quot;&amp;[data.E75]" office:value-type="string" office:string-value="GEDA_BITMAP_EYE_GLASSES_LARGE">
            <text:p>GEDA_BITMAP_EYE_GLASSES_LARGE</text:p>
          </table:table-cell>
          <table:table-cell table:formula="of:=IF(([data.F75]=&quot;&quot;);[data.H75];[data.F75]&amp;&quot;/&quot;&amp;[data.H75])" office:value-type="string" office:string-value="32x32/geda_eye_glasses_32x23.png">
            <text:p>32x32/geda_eye_glasses_32x23.png</text:p>
          </table:table-cell>
        </table:table-row>
        <table:table-row table:style-name="ro2">
          <table:table-cell table:formula="of:= [data.B76]&amp;&quot;_BITMAP_&quot;&amp;[data.C76]&amp;&quot;_&quot;&amp;[data.E76]" office:value-type="string" office:string-value="GEDA_BITMAP_EYE_GLASSES_XLARGE">
            <text:p>GEDA_BITMAP_EYE_GLASSES_XLARGE</text:p>
          </table:table-cell>
          <table:table-cell table:formula="of:=IF(([data.F76]=&quot;&quot;);[data.H76];[data.F76]&amp;&quot;/&quot;&amp;[data.H76])" office:value-type="string" office:string-value="36x36/geda_eye_glasses_36x26.png">
            <text:p>36x36/geda_eye_glasses_36x26.png</text:p>
          </table:table-cell>
        </table:table-row>
        <table:table-row table:style-name="ro2">
          <table:table-cell table:formula="of:= [data.B77]&amp;&quot;_BITMAP_&quot;&amp;[data.C77]&amp;&quot;_&quot;&amp;[data.E77]" office:value-type="string" office:string-value="GEDA_BITMAP_FILM_ROLL_JUMBO">
            <text:p>GEDA_BITMAP_FILM_ROLL_JUMBO</text:p>
          </table:table-cell>
          <table:table-cell table:formula="of:=IF(([data.F77]=&quot;&quot;);[data.H77];[data.F77]&amp;&quot;/&quot;&amp;[data.H77])" office:value-type="string" office:string-value="128x128/geda_film_roll_128x128.xpm">
            <text:p>128x128/geda_film_roll_128x128.xpm</text:p>
          </table:table-cell>
        </table:table-row>
        <table:table-row table:style-name="ro2">
          <table:table-cell table:formula="of:= [data.B78]&amp;&quot;_BITMAP_&quot;&amp;[data.C78]&amp;&quot;_&quot;&amp;[data.E78]" office:value-type="string" office:string-value="GEDA_BITMAP_FILM_ROLL_SMALL">
            <text:p>GEDA_BITMAP_FILM_ROLL_SMALL</text:p>
          </table:table-cell>
          <table:table-cell table:formula="of:=IF(([data.F78]=&quot;&quot;);[data.H78];[data.F78]&amp;&quot;/&quot;&amp;[data.H78])" office:value-type="string" office:string-value="24x24/geda_film_roll_24x24.xpm">
            <text:p>24x24/geda_film_roll_24x24.xpm</text:p>
          </table:table-cell>
        </table:table-row>
        <table:table-row table:style-name="ro2">
          <table:table-cell table:formula="of:= [data.B79]&amp;&quot;_BITMAP_&quot;&amp;[data.C79]&amp;&quot;_&quot;&amp;[data.E79]" office:value-type="string" office:string-value="GEDA_BITMAP_FILM_ROLL_MEDIUM">
            <text:p>GEDA_BITMAP_FILM_ROLL_MEDIUM</text:p>
          </table:table-cell>
          <table:table-cell table:formula="of:=IF(([data.F79]=&quot;&quot;);[data.H79];[data.F79]&amp;&quot;/&quot;&amp;[data.H79])" office:value-type="string" office:string-value="26x26/geda_film_roll_26x26.xpm">
            <text:p>26x26/geda_film_roll_26x26.xpm</text:p>
          </table:table-cell>
        </table:table-row>
        <table:table-row table:style-name="ro2">
          <table:table-cell table:formula="of:= [data.B80]&amp;&quot;_BITMAP_&quot;&amp;[data.C80]&amp;&quot;_&quot;&amp;[data.E80]" office:value-type="string" office:string-value="GEDA_BITMAP_FILM_ROLL_LARGE">
            <text:p>GEDA_BITMAP_FILM_ROLL_LARGE</text:p>
          </table:table-cell>
          <table:table-cell table:formula="of:=IF(([data.F80]=&quot;&quot;);[data.H80];[data.F80]&amp;&quot;/&quot;&amp;[data.H80])" office:value-type="string" office:string-value="28x28/geda_film_roll_28x28.xpm">
            <text:p>28x28/geda_film_roll_28x28.xpm</text:p>
          </table:table-cell>
        </table:table-row>
        <table:table-row table:style-name="ro2">
          <table:table-cell table:formula="of:= [data.B81]&amp;&quot;_BITMAP_&quot;&amp;[data.C81]&amp;&quot;_&quot;&amp;[data.E81]" office:value-type="string" office:string-value="GEDA_BITMAP_FILM_ROLL_XLARGE">
            <text:p>GEDA_BITMAP_FILM_ROLL_XLARGE</text:p>
          </table:table-cell>
          <table:table-cell table:formula="of:=IF(([data.F81]=&quot;&quot;);[data.H81];[data.F81]&amp;&quot;/&quot;&amp;[data.H81])" office:value-type="string" office:string-value="32x32/geda_film_roll_32x32.xpm">
            <text:p>32x32/geda_film_roll_32x32.xpm</text:p>
          </table:table-cell>
        </table:table-row>
        <table:table-row table:style-name="ro2">
          <table:table-cell table:formula="of:= [data.B82]&amp;&quot;_BITMAP_&quot;&amp;[data.C82]&amp;&quot;_&quot;&amp;[data.E82]" office:value-type="string" office:string-value="GEDA_BITMAP_FIND_JUMBO">
            <text:p>GEDA_BITMAP_FIND_JUMBO</text:p>
          </table:table-cell>
          <table:table-cell table:formula="of:=IF(([data.F82]=&quot;&quot;);[data.H82];[data.F82]&amp;&quot;/&quot;&amp;[data.H82])" office:value-type="string" office:string-value="128x128/geda_find_128x128.xpm">
            <text:p>128x128/geda_find_128x128.xpm</text:p>
          </table:table-cell>
        </table:table-row>
        <table:table-row table:style-name="ro2">
          <table:table-cell table:formula="of:= [data.B83]&amp;&quot;_BITMAP_&quot;&amp;[data.C83]&amp;&quot;_&quot;&amp;[data.E83]" office:value-type="string" office:string-value="GEDA_BITMAP_FIND_MINI">
            <text:p>GEDA_BITMAP_FIND_MINI</text:p>
          </table:table-cell>
          <table:table-cell table:formula="of:=IF(([data.F83]=&quot;&quot;);[data.H83];[data.F83]&amp;&quot;/&quot;&amp;[data.H83])" office:value-type="string" office:string-value="16x16/geda_find_16x16.xpm">
            <text:p>16x16/geda_find_16x16.xpm</text:p>
          </table:table-cell>
        </table:table-row>
        <table:table-row table:style-name="ro2">
          <table:table-cell table:formula="of:= [data.B84]&amp;&quot;_BITMAP_&quot;&amp;[data.C84]&amp;&quot;_&quot;&amp;[data.E84]" office:value-type="string" office:string-value="GEDA_BITMAP_FIND_TINY">
            <text:p>GEDA_BITMAP_FIND_TINY</text:p>
          </table:table-cell>
          <table:table-cell table:formula="of:=IF(([data.F84]=&quot;&quot;);[data.H84];[data.F84]&amp;&quot;/&quot;&amp;[data.H84])" office:value-type="string" office:string-value="22x22/geda_find_22x22.xpm">
            <text:p>22x22/geda_find_22x22.xpm</text:p>
          </table:table-cell>
        </table:table-row>
        <table:table-row table:style-name="ro2">
          <table:table-cell table:formula="of:= [data.B85]&amp;&quot;_BITMAP_&quot;&amp;[data.C85]&amp;&quot;_&quot;&amp;[data.E85]" office:value-type="string" office:string-value="GEDA_BITMAP_FIND_SMALL">
            <text:p>GEDA_BITMAP_FIND_SMALL</text:p>
          </table:table-cell>
          <table:table-cell table:formula="of:=IF(([data.F85]=&quot;&quot;);[data.H85];[data.F85]&amp;&quot;/&quot;&amp;[data.H85])" office:value-type="string" office:string-value="24x24/geda_find_24x24.xpm">
            <text:p>24x24/geda_find_24x24.xpm</text:p>
          </table:table-cell>
        </table:table-row>
        <table:table-row table:style-name="ro2">
          <table:table-cell table:formula="of:= [data.B86]&amp;&quot;_BITMAP_&quot;&amp;[data.C86]&amp;&quot;_&quot;&amp;[data.E86]" office:value-type="string" office:string-value="GEDA_BITMAP_FIND_MEDIUM">
            <text:p>GEDA_BITMAP_FIND_MEDIUM</text:p>
          </table:table-cell>
          <table:table-cell table:formula="of:=IF(([data.F86]=&quot;&quot;);[data.H86];[data.F86]&amp;&quot;/&quot;&amp;[data.H86])" office:value-type="string" office:string-value="26x26/geda_find_26x26.xpm">
            <text:p>26x26/geda_find_26x26.xpm</text:p>
          </table:table-cell>
        </table:table-row>
        <table:table-row table:style-name="ro2">
          <table:table-cell table:formula="of:= [data.B87]&amp;&quot;_BITMAP_&quot;&amp;[data.C87]&amp;&quot;_&quot;&amp;[data.E87]" office:value-type="string" office:string-value="GEDA_BITMAP_FIND_LARGE">
            <text:p>GEDA_BITMAP_FIND_LARGE</text:p>
          </table:table-cell>
          <table:table-cell table:formula="of:=IF(([data.F87]=&quot;&quot;);[data.H87];[data.F87]&amp;&quot;/&quot;&amp;[data.H87])" office:value-type="string" office:string-value="28x28/geda_find_28x28.xpm">
            <text:p>28x28/geda_find_28x28.xpm</text:p>
          </table:table-cell>
        </table:table-row>
        <table:table-row table:style-name="ro2">
          <table:table-cell table:formula="of:= [data.B88]&amp;&quot;_BITMAP_&quot;&amp;[data.C88]&amp;&quot;_&quot;&amp;[data.E88]" office:value-type="string" office:string-value="GEDA_BITMAP_FIND_XLARGE">
            <text:p>GEDA_BITMAP_FIND_XLARGE</text:p>
          </table:table-cell>
          <table:table-cell table:formula="of:=IF(([data.F88]=&quot;&quot;);[data.H88];[data.F88]&amp;&quot;/&quot;&amp;[data.H88])" office:value-type="string" office:string-value="32x32/geda_find_32x32.xpm">
            <text:p>32x32/geda_find_32x32.xpm</text:p>
          </table:table-cell>
        </table:table-row>
        <table:table-row table:style-name="ro2">
          <table:table-cell table:formula="of:= [data.B89]&amp;&quot;_BITMAP_&quot;&amp;[data.C89]&amp;&quot;_&quot;&amp;[data.E89]" office:value-type="string" office:string-value="GEDA_BITMAP_FIND_XXLARGE">
            <text:p>GEDA_BITMAP_FIND_XXLARGE</text:p>
          </table:table-cell>
          <table:table-cell table:formula="of:=IF(([data.F89]=&quot;&quot;);[data.H89];[data.F89]&amp;&quot;/&quot;&amp;[data.H89])" office:value-type="string" office:string-value="36x36/geda_find_36x36.xpm">
            <text:p>36x36/geda_find_36x36.xpm</text:p>
          </table:table-cell>
        </table:table-row>
        <table:table-row table:style-name="ro2">
          <table:table-cell table:formula="of:= [data.B90]&amp;&quot;_BITMAP_&quot;&amp;[data.C90]&amp;&quot;_&quot;&amp;[data.E90]" office:value-type="string" office:string-value="GEDA_BITMAP_FIND_XXXLARGE">
            <text:p>GEDA_BITMAP_FIND_XXXLARGE</text:p>
          </table:table-cell>
          <table:table-cell table:formula="of:=IF(([data.F90]=&quot;&quot;);[data.H90];[data.F90]&amp;&quot;/&quot;&amp;[data.H90])" office:value-type="string" office:string-value="48x48/geda_find_48x48.xpm">
            <text:p>48x48/geda_find_48x48.xpm</text:p>
          </table:table-cell>
        </table:table-row>
        <table:table-row table:style-name="ro2">
          <table:table-cell table:formula="of:= [data.B91]&amp;&quot;_BITMAP_&quot;&amp;[data.C91]&amp;&quot;_&quot;&amp;[data.E91]" office:value-type="string" office:string-value="GEDA_BITMAP_FIND_HUGE">
            <text:p>GEDA_BITMAP_FIND_HUGE</text:p>
          </table:table-cell>
          <table:table-cell table:formula="of:=IF(([data.F91]=&quot;&quot;);[data.H91];[data.F91]&amp;&quot;/&quot;&amp;[data.H91])" office:value-type="string" office:string-value="64x64/geda_find_64x64.xpm">
            <text:p>64x64/geda_find_64x64.xpm</text:p>
          </table:table-cell>
        </table:table-row>
        <table:table-row table:style-name="ro2">
          <table:table-cell table:formula="of:= [data.B92]&amp;&quot;_BITMAP_&quot;&amp;[data.C92]&amp;&quot;_&quot;&amp;[data.E92]" office:value-type="string" office:string-value="GEDA_BITMAP_FIND_XHUGE">
            <text:p>GEDA_BITMAP_FIND_XHUGE</text:p>
          </table:table-cell>
          <table:table-cell table:formula="of:=IF(([data.F92]=&quot;&quot;);[data.H92];[data.F92]&amp;&quot;/&quot;&amp;[data.H92])" office:value-type="string" office:string-value="96x96/geda_find_96x96.xpm">
            <text:p>96x96/geda_find_96x96.xpm</text:p>
          </table:table-cell>
        </table:table-row>
        <table:table-row table:style-name="ro2">
          <table:table-cell table:formula="of:= [data.B93]&amp;&quot;_BITMAP_&quot;&amp;[data.C93]&amp;&quot;_&quot;&amp;[data.E93]" office:value-type="string" office:string-value="GEDA_BITMAP_FIND_REPLACE_JUMBO">
            <text:p>GEDA_BITMAP_FIND_REPLACE_JUMBO</text:p>
          </table:table-cell>
          <table:table-cell table:formula="of:=IF(([data.F93]=&quot;&quot;);[data.H93];[data.F93]&amp;&quot;/&quot;&amp;[data.H93])" office:value-type="string" office:string-value="128x128/geda_find_replace_128x128.xpm">
            <text:p>128x128/geda_find_replace_128x128.xpm</text:p>
          </table:table-cell>
        </table:table-row>
        <table:table-row table:style-name="ro2">
          <table:table-cell table:formula="of:= [data.B94]&amp;&quot;_BITMAP_&quot;&amp;[data.C94]&amp;&quot;_&quot;&amp;[data.E94]" office:value-type="string" office:string-value="GEDA_BITMAP_FIND_REPLACE_MINI">
            <text:p>GEDA_BITMAP_FIND_REPLACE_MINI</text:p>
          </table:table-cell>
          <table:table-cell table:formula="of:=IF(([data.F94]=&quot;&quot;);[data.H94];[data.F94]&amp;&quot;/&quot;&amp;[data.H94])" office:value-type="string" office:string-value="16x16/geda_find_replace_16x16.xpm">
            <text:p>16x16/geda_find_replace_16x16.xpm</text:p>
          </table:table-cell>
        </table:table-row>
        <table:table-row table:style-name="ro2">
          <table:table-cell table:formula="of:= [data.B95]&amp;&quot;_BITMAP_&quot;&amp;[data.C95]&amp;&quot;_&quot;&amp;[data.E95]" office:value-type="string" office:string-value="GEDA_BITMAP_FIND_REPLACE_TINY">
            <text:p>GEDA_BITMAP_FIND_REPLACE_TINY</text:p>
          </table:table-cell>
          <table:table-cell table:formula="of:=IF(([data.F95]=&quot;&quot;);[data.H95];[data.F95]&amp;&quot;/&quot;&amp;[data.H95])" office:value-type="string" office:string-value="22x22/geda_find_replace_22x22.xpm">
            <text:p>22x22/geda_find_replace_22x22.xpm</text:p>
          </table:table-cell>
        </table:table-row>
        <table:table-row table:style-name="ro2">
          <table:table-cell table:formula="of:= [data.B96]&amp;&quot;_BITMAP_&quot;&amp;[data.C96]&amp;&quot;_&quot;&amp;[data.E96]" office:value-type="string" office:string-value="GEDA_BITMAP_FIND_REPLACE_SMALL">
            <text:p>GEDA_BITMAP_FIND_REPLACE_SMALL</text:p>
          </table:table-cell>
          <table:table-cell table:formula="of:=IF(([data.F96]=&quot;&quot;);[data.H96];[data.F96]&amp;&quot;/&quot;&amp;[data.H96])" office:value-type="string" office:string-value="24x24/geda_find_replace_24x24.xpm">
            <text:p>24x24/geda_find_replace_24x24.xpm</text:p>
          </table:table-cell>
        </table:table-row>
        <table:table-row table:style-name="ro2">
          <table:table-cell table:formula="of:= [data.B97]&amp;&quot;_BITMAP_&quot;&amp;[data.C97]&amp;&quot;_&quot;&amp;[data.E97]" office:value-type="string" office:string-value="GEDA_BITMAP_FIND_REPLACE_MEDIUM">
            <text:p>GEDA_BITMAP_FIND_REPLACE_MEDIUM</text:p>
          </table:table-cell>
          <table:table-cell table:formula="of:=IF(([data.F97]=&quot;&quot;);[data.H97];[data.F97]&amp;&quot;/&quot;&amp;[data.H97])" office:value-type="string" office:string-value="26x26/geda_find_replace_26x26.xpm">
            <text:p>26x26/geda_find_replace_26x26.xpm</text:p>
          </table:table-cell>
        </table:table-row>
        <table:table-row table:style-name="ro2">
          <table:table-cell table:formula="of:= [data.B98]&amp;&quot;_BITMAP_&quot;&amp;[data.C98]&amp;&quot;_&quot;&amp;[data.E98]" office:value-type="string" office:string-value="GEDA_BITMAP_FIND_REPLACE_LARGE">
            <text:p>GEDA_BITMAP_FIND_REPLACE_LARGE</text:p>
          </table:table-cell>
          <table:table-cell table:formula="of:=IF(([data.F98]=&quot;&quot;);[data.H98];[data.F98]&amp;&quot;/&quot;&amp;[data.H98])" office:value-type="string" office:string-value="28x28/geda_find_replace_28x28.xpm">
            <text:p>28x28/geda_find_replace_28x28.xpm</text:p>
          </table:table-cell>
        </table:table-row>
        <table:table-row table:style-name="ro2">
          <table:table-cell table:formula="of:= [data.B99]&amp;&quot;_BITMAP_&quot;&amp;[data.C99]&amp;&quot;_&quot;&amp;[data.E99]" office:value-type="string" office:string-value="GEDA_BITMAP_FIND_REPLACE_XLARGE">
            <text:p>GEDA_BITMAP_FIND_REPLACE_XLARGE</text:p>
          </table:table-cell>
          <table:table-cell table:formula="of:=IF(([data.F99]=&quot;&quot;);[data.H99];[data.F99]&amp;&quot;/&quot;&amp;[data.H99])" office:value-type="string" office:string-value="32x32/geda_find_replace_32x32.xpm">
            <text:p>32x32/geda_find_replace_32x32.xpm</text:p>
          </table:table-cell>
        </table:table-row>
        <table:table-row table:style-name="ro2">
          <table:table-cell table:formula="of:= [data.B100]&amp;&quot;_BITMAP_&quot;&amp;[data.C100]&amp;&quot;_&quot;&amp;[data.E100]" office:value-type="string" office:string-value="GEDA_BITMAP_FIND_REPLACE_XXLARGE">
            <text:p>GEDA_BITMAP_FIND_REPLACE_XXLARGE</text:p>
          </table:table-cell>
          <table:table-cell table:formula="of:=IF(([data.F100]=&quot;&quot;);[data.H100];[data.F100]&amp;&quot;/&quot;&amp;[data.H100])" office:value-type="string" office:string-value="36x36/geda_find_replace_36x36.xpm">
            <text:p>36x36/geda_find_replace_36x36.xpm</text:p>
          </table:table-cell>
        </table:table-row>
        <table:table-row table:style-name="ro2">
          <table:table-cell table:formula="of:= [data.B101]&amp;&quot;_BITMAP_&quot;&amp;[data.C101]&amp;&quot;_&quot;&amp;[data.E101]" office:value-type="string" office:string-value="GEDA_BITMAP_FIND_REPLACE_XXXLARGE">
            <text:p>GEDA_BITMAP_FIND_REPLACE_XXXLARGE</text:p>
          </table:table-cell>
          <table:table-cell table:formula="of:=IF(([data.F101]=&quot;&quot;);[data.H101];[data.F101]&amp;&quot;/&quot;&amp;[data.H101])" office:value-type="string" office:string-value="48x48/geda_find_replace_48x48.xpm">
            <text:p>48x48/geda_find_replace_48x48.xpm</text:p>
          </table:table-cell>
        </table:table-row>
        <table:table-row table:style-name="ro2">
          <table:table-cell table:formula="of:= [data.B102]&amp;&quot;_BITMAP_&quot;&amp;[data.C102]&amp;&quot;_&quot;&amp;[data.E102]" office:value-type="string" office:string-value="GEDA_BITMAP_FIND_REPLACE_HUGE">
            <text:p>GEDA_BITMAP_FIND_REPLACE_HUGE</text:p>
          </table:table-cell>
          <table:table-cell table:formula="of:=IF(([data.F102]=&quot;&quot;);[data.H102];[data.F102]&amp;&quot;/&quot;&amp;[data.H102])" office:value-type="string" office:string-value="64x64/geda_find_replace_64x64.xpm">
            <text:p>64x64/geda_find_replace_64x64.xpm</text:p>
          </table:table-cell>
        </table:table-row>
        <table:table-row table:style-name="ro2">
          <table:table-cell table:formula="of:= [data.B103]&amp;&quot;_BITMAP_&quot;&amp;[data.C103]&amp;&quot;_&quot;&amp;[data.E103]" office:value-type="string" office:string-value="GEDA_BITMAP_FIND_REPLACE_XHUGE">
            <text:p>GEDA_BITMAP_FIND_REPLACE_XHUGE</text:p>
          </table:table-cell>
          <table:table-cell table:formula="of:=IF(([data.F103]=&quot;&quot;);[data.H103];[data.F103]&amp;&quot;/&quot;&amp;[data.H103])" office:value-type="string" office:string-value="96x96/geda_find_replace_96x96.xpm">
            <text:p>96x96/geda_find_replace_96x96.xpm</text:p>
          </table:table-cell>
        </table:table-row>
        <table:table-row table:style-name="ro2">
          <table:table-cell table:formula="of:= [data.B104]&amp;&quot;_BITMAP_&quot;&amp;[data.C104]&amp;&quot;_&quot;&amp;[data.E104]" office:value-type="string" office:string-value="GEDA_BITMAP_FIND_ATTRIBUTE_TINY">
            <text:p>GEDA_BITMAP_FIND_ATTRIBUTE_TINY</text:p>
          </table:table-cell>
          <table:table-cell table:formula="of:=IF(([data.F104]=&quot;&quot;);[data.H104];[data.F104]&amp;&quot;/&quot;&amp;[data.H104])" office:value-type="string" office:string-value="22x22/geda_find_attribute_22x22.png">
            <text:p>22x22/geda_find_attribute_22x22.png</text:p>
          </table:table-cell>
        </table:table-row>
        <table:table-row table:style-name="ro2">
          <table:table-cell table:formula="of:= [data.B105]&amp;&quot;_BITMAP_&quot;&amp;[data.C105]&amp;&quot;_&quot;&amp;[data.E105]" office:value-type="string" office:string-value="GEDA_BITMAP_FIND_ATTRIBUTE_SMALL">
            <text:p>GEDA_BITMAP_FIND_ATTRIBUTE_SMALL</text:p>
          </table:table-cell>
          <table:table-cell table:formula="of:=IF(([data.F105]=&quot;&quot;);[data.H105];[data.F105]&amp;&quot;/&quot;&amp;[data.H105])" office:value-type="string" office:string-value="24x24/geda_find_attribute_24x24.png">
            <text:p>24x24/geda_find_attribute_24x24.png</text:p>
          </table:table-cell>
        </table:table-row>
        <table:table-row table:style-name="ro2">
          <table:table-cell table:formula="of:= [data.B106]&amp;&quot;_BITMAP_&quot;&amp;[data.C106]&amp;&quot;_&quot;&amp;[data.E106]" office:value-type="string" office:string-value="GEDA_BITMAP_FIND_ATTRIBUTE_MEDIUM">
            <text:p>GEDA_BITMAP_FIND_ATTRIBUTE_MEDIUM</text:p>
          </table:table-cell>
          <table:table-cell table:formula="of:=IF(([data.F106]=&quot;&quot;);[data.H106];[data.F106]&amp;&quot;/&quot;&amp;[data.H106])" office:value-type="string" office:string-value="26x26/geda_find_attribute_26x26.png">
            <text:p>26x26/geda_find_attribute_26x26.png</text:p>
          </table:table-cell>
        </table:table-row>
        <table:table-row table:style-name="ro2">
          <table:table-cell table:formula="of:= [data.B107]&amp;&quot;_BITMAP_&quot;&amp;[data.C107]&amp;&quot;_&quot;&amp;[data.E107]" office:value-type="string" office:string-value="GEDA_BITMAP_FIND_ATTRIBUTE_LARGE">
            <text:p>GEDA_BITMAP_FIND_ATTRIBUTE_LARGE</text:p>
          </table:table-cell>
          <table:table-cell table:formula="of:=IF(([data.F107]=&quot;&quot;);[data.H107];[data.F107]&amp;&quot;/&quot;&amp;[data.H107])" office:value-type="string" office:string-value="28x28/geda_find_attribute_28x28.png">
            <text:p>28x28/geda_find_attribute_28x28.png</text:p>
          </table:table-cell>
        </table:table-row>
        <table:table-row table:style-name="ro2">
          <table:table-cell table:formula="of:= [data.B108]&amp;&quot;_BITMAP_&quot;&amp;[data.C108]&amp;&quot;_&quot;&amp;[data.E108]" office:value-type="string" office:string-value="GEDA_BITMAP_FIND_ATTRIBUTE_XLARGE">
            <text:p>GEDA_BITMAP_FIND_ATTRIBUTE_XLARGE</text:p>
          </table:table-cell>
          <table:table-cell table:formula="of:=IF(([data.F108]=&quot;&quot;);[data.H108];[data.F108]&amp;&quot;/&quot;&amp;[data.H108])" office:value-type="string" office:string-value="32x32/geda_find_attribute_32x32.png">
            <text:p>32x32/geda_find_attribute_32x32.png</text:p>
          </table:table-cell>
        </table:table-row>
        <table:table-row table:style-name="ro2">
          <table:table-cell table:formula="of:= [data.B109]&amp;&quot;_BITMAP_&quot;&amp;[data.C109]&amp;&quot;_&quot;&amp;[data.E109]" office:value-type="string" office:string-value="GEDA_BITMAP_LINE_TINY">
            <text:p>GEDA_BITMAP_LINE_TINY</text:p>
          </table:table-cell>
          <table:table-cell table:formula="of:=IF(([data.F109]=&quot;&quot;);[data.H109];[data.F109]&amp;&quot;/&quot;&amp;[data.H109])" office:value-type="string" office:string-value="22x22/geda_line_22x22.xpm">
            <text:p>22x22/geda_line_22x22.xpm</text:p>
          </table:table-cell>
        </table:table-row>
        <table:table-row table:style-name="ro2">
          <table:table-cell table:formula="of:= [data.B110]&amp;&quot;_BITMAP_&quot;&amp;[data.C110]&amp;&quot;_&quot;&amp;[data.E110]" office:value-type="string" office:string-value="GEDA_BITMAP_LINE_SMALL">
            <text:p>GEDA_BITMAP_LINE_SMALL</text:p>
          </table:table-cell>
          <table:table-cell table:formula="of:=IF(([data.F110]=&quot;&quot;);[data.H110];[data.F110]&amp;&quot;/&quot;&amp;[data.H110])" office:value-type="string" office:string-value="24x24/geda_line_24x24.xpm">
            <text:p>24x24/geda_line_24x24.xpm</text:p>
          </table:table-cell>
        </table:table-row>
        <table:table-row table:style-name="ro2">
          <table:table-cell table:formula="of:= [data.B111]&amp;&quot;_BITMAP_&quot;&amp;[data.C111]&amp;&quot;_&quot;&amp;[data.E111]" office:value-type="string" office:string-value="GEDA_BITMAP_LINE_MEDIUM">
            <text:p>GEDA_BITMAP_LINE_MEDIUM</text:p>
          </table:table-cell>
          <table:table-cell table:formula="of:=IF(([data.F111]=&quot;&quot;);[data.H111];[data.F111]&amp;&quot;/&quot;&amp;[data.H111])" office:value-type="string" office:string-value="26x26/geda_line_26x26.xpm">
            <text:p>26x26/geda_line_26x26.xpm</text:p>
          </table:table-cell>
        </table:table-row>
        <table:table-row table:style-name="ro2">
          <table:table-cell table:formula="of:= [data.B112]&amp;&quot;_BITMAP_&quot;&amp;[data.C112]&amp;&quot;_&quot;&amp;[data.E112]" office:value-type="string" office:string-value="GEDA_BITMAP_LINE_LARGE">
            <text:p>GEDA_BITMAP_LINE_LARGE</text:p>
          </table:table-cell>
          <table:table-cell table:formula="of:=IF(([data.F112]=&quot;&quot;);[data.H112];[data.F112]&amp;&quot;/&quot;&amp;[data.H112])" office:value-type="string" office:string-value="28x28/geda_line_28x28.xpm">
            <text:p>28x28/geda_line_28x28.xpm</text:p>
          </table:table-cell>
        </table:table-row>
        <table:table-row table:style-name="ro2">
          <table:table-cell table:formula="of:= [data.B113]&amp;&quot;_BITMAP_&quot;&amp;[data.C113]&amp;&quot;_&quot;&amp;[data.E113]" office:value-type="string" office:string-value="GEDA_BITMAP_LINE_XLARGE">
            <text:p>GEDA_BITMAP_LINE_XLARGE</text:p>
          </table:table-cell>
          <table:table-cell table:formula="of:=IF(([data.F113]=&quot;&quot;);[data.H113];[data.F113]&amp;&quot;/&quot;&amp;[data.H113])" office:value-type="string" office:string-value="32x32/geda_line_32x32.xpm">
            <text:p>32x32/geda_line_32x32.xpm</text:p>
          </table:table-cell>
        </table:table-row>
        <table:table-row table:style-name="ro2">
          <table:table-cell table:formula="of:= [data.B114]&amp;&quot;_BITMAP_&quot;&amp;[data.C114]&amp;&quot;_&quot;&amp;[data.E114]" office:value-type="string" office:string-value="GEDA_BITMAP_LINE_TYPE_TINY">
            <text:p>GEDA_BITMAP_LINE_TYPE_TINY</text:p>
          </table:table-cell>
          <table:table-cell table:formula="of:=IF(([data.F114]=&quot;&quot;);[data.H114];[data.F114]&amp;&quot;/&quot;&amp;[data.H114])" office:value-type="string" office:string-value="22x22/geda_line_type_22x22.png">
            <text:p>22x22/geda_line_type_22x22.png</text:p>
          </table:table-cell>
        </table:table-row>
        <table:table-row table:style-name="ro2">
          <table:table-cell table:formula="of:= [data.B115]&amp;&quot;_BITMAP_&quot;&amp;[data.C115]&amp;&quot;_&quot;&amp;[data.E115]" office:value-type="string" office:string-value="GEDA_BITMAP_LINE_TYPE_SMALL">
            <text:p>GEDA_BITMAP_LINE_TYPE_SMALL</text:p>
          </table:table-cell>
          <table:table-cell table:formula="of:=IF(([data.F115]=&quot;&quot;);[data.H115];[data.F115]&amp;&quot;/&quot;&amp;[data.H115])" office:value-type="string" office:string-value="24x24/geda_line_type_24x24.png">
            <text:p>24x24/geda_line_type_24x24.png</text:p>
          </table:table-cell>
        </table:table-row>
        <table:table-row table:style-name="ro2">
          <table:table-cell table:formula="of:= [data.B116]&amp;&quot;_BITMAP_&quot;&amp;[data.C116]&amp;&quot;_&quot;&amp;[data.E116]" office:value-type="string" office:string-value="GEDA_BITMAP_LINE_TYPE_MEDIUM">
            <text:p>GEDA_BITMAP_LINE_TYPE_MEDIUM</text:p>
          </table:table-cell>
          <table:table-cell table:formula="of:=IF(([data.F116]=&quot;&quot;);[data.H116];[data.F116]&amp;&quot;/&quot;&amp;[data.H116])" office:value-type="string" office:string-value="26x26/geda_line_type_26x26.png">
            <text:p>26x26/geda_line_type_26x26.png</text:p>
          </table:table-cell>
        </table:table-row>
        <table:table-row table:style-name="ro2">
          <table:table-cell table:formula="of:= [data.B117]&amp;&quot;_BITMAP_&quot;&amp;[data.C117]&amp;&quot;_&quot;&amp;[data.E117]" office:value-type="string" office:string-value="GEDA_BITMAP_LINE_TYPE_LARGE">
            <text:p>GEDA_BITMAP_LINE_TYPE_LARGE</text:p>
          </table:table-cell>
          <table:table-cell table:formula="of:=IF(([data.F117]=&quot;&quot;);[data.H117];[data.F117]&amp;&quot;/&quot;&amp;[data.H117])" office:value-type="string" office:string-value="28x28/geda_line_type_28x28.png">
            <text:p>28x28/geda_line_type_28x28.png</text:p>
          </table:table-cell>
        </table:table-row>
        <table:table-row table:style-name="ro2">
          <table:table-cell table:formula="of:= [data.B118]&amp;&quot;_BITMAP_&quot;&amp;[data.C118]&amp;&quot;_&quot;&amp;[data.E118]" office:value-type="string" office:string-value="GEDA_BITMAP_LINE_TYPE_XLARGE">
            <text:p>GEDA_BITMAP_LINE_TYPE_XLARGE</text:p>
          </table:table-cell>
          <table:table-cell table:formula="of:=IF(([data.F118]=&quot;&quot;);[data.H118];[data.F118]&amp;&quot;/&quot;&amp;[data.H118])" office:value-type="string" office:string-value="32x32/geda_line_type_32x32.png">
            <text:p>32x32/geda_line_type_32x32.png</text:p>
          </table:table-cell>
        </table:table-row>
        <table:table-row table:style-name="ro2">
          <table:table-cell table:formula="of:= [data.B119]&amp;&quot;_BITMAP_&quot;&amp;[data.C119]&amp;&quot;_&quot;&amp;[data.E119]" office:value-type="string" office:string-value="GEDA_BITMAP_LOCATE_REFERENCE_TINY">
            <text:p>GEDA_BITMAP_LOCATE_REFERENCE_TINY</text:p>
          </table:table-cell>
          <table:table-cell table:formula="of:=IF(([data.F119]=&quot;&quot;);[data.H119];[data.F119]&amp;&quot;/&quot;&amp;[data.H119])" office:value-type="string" office:string-value="22x22/geda_locate_reference_22x22.xpm">
            <text:p>22x22/geda_locate_reference_22x22.xpm</text:p>
          </table:table-cell>
        </table:table-row>
        <table:table-row table:style-name="ro2">
          <table:table-cell table:formula="of:= [data.B120]&amp;&quot;_BITMAP_&quot;&amp;[data.C120]&amp;&quot;_&quot;&amp;[data.E120]" office:value-type="string" office:string-value="GEDA_BITMAP_LOCATE_REFERENCE_SMALL">
            <text:p>GEDA_BITMAP_LOCATE_REFERENCE_SMALL</text:p>
          </table:table-cell>
          <table:table-cell table:formula="of:=IF(([data.F120]=&quot;&quot;);[data.H120];[data.F120]&amp;&quot;/&quot;&amp;[data.H120])" office:value-type="string" office:string-value="24x24/geda_locate_reference_24x24.xpm">
            <text:p>24x24/geda_locate_reference_24x24.xpm</text:p>
          </table:table-cell>
        </table:table-row>
        <table:table-row table:style-name="ro2">
          <table:table-cell table:formula="of:= [data.B121]&amp;&quot;_BITMAP_&quot;&amp;[data.C121]&amp;&quot;_&quot;&amp;[data.E121]" office:value-type="string" office:string-value="GEDA_BITMAP_LOCATE_REFERENCE_MEDIUM">
            <text:p>GEDA_BITMAP_LOCATE_REFERENCE_MEDIUM</text:p>
          </table:table-cell>
          <table:table-cell table:formula="of:=IF(([data.F121]=&quot;&quot;);[data.H121];[data.F121]&amp;&quot;/&quot;&amp;[data.H121])" office:value-type="string" office:string-value="26x26/geda_locate_reference_26x26.xpm">
            <text:p>26x26/geda_locate_reference_26x26.xpm</text:p>
          </table:table-cell>
        </table:table-row>
        <table:table-row table:style-name="ro2">
          <table:table-cell table:formula="of:= [data.B122]&amp;&quot;_BITMAP_&quot;&amp;[data.C122]&amp;&quot;_&quot;&amp;[data.E122]" office:value-type="string" office:string-value="GEDA_BITMAP_LOCATE_REFERENCE_LARGE">
            <text:p>GEDA_BITMAP_LOCATE_REFERENCE_LARGE</text:p>
          </table:table-cell>
          <table:table-cell table:formula="of:=IF(([data.F122]=&quot;&quot;);[data.H122];[data.F122]&amp;&quot;/&quot;&amp;[data.H122])" office:value-type="string" office:string-value="28x28/geda_locate_reference_28x28.xpm">
            <text:p>28x28/geda_locate_reference_28x28.xpm</text:p>
          </table:table-cell>
        </table:table-row>
        <table:table-row table:style-name="ro2">
          <table:table-cell table:formula="of:= [data.B123]&amp;&quot;_BITMAP_&quot;&amp;[data.C123]&amp;&quot;_&quot;&amp;[data.E123]" office:value-type="string" office:string-value="GEDA_BITMAP_LOCATE_REFERENCE_XLARGE">
            <text:p>GEDA_BITMAP_LOCATE_REFERENCE_XLARGE</text:p>
          </table:table-cell>
          <table:table-cell table:formula="of:=IF(([data.F123]=&quot;&quot;);[data.H123];[data.F123]&amp;&quot;/&quot;&amp;[data.H123])" office:value-type="string" office:string-value="32x32/geda_locate_reference_32x32.xpm">
            <text:p>32x32/geda_locate_reference_32x32.xpm</text:p>
          </table:table-cell>
        </table:table-row>
        <table:table-row table:style-name="ro2">
          <table:table-cell table:formula="of:= [data.B124]&amp;&quot;_BITMAP_&quot;&amp;[data.C124]&amp;&quot;_&quot;&amp;[data.E124]" office:value-type="string" office:string-value="GEDA_BITMAP_LOCK_TINY">
            <text:p>GEDA_BITMAP_LOCK_TINY</text:p>
          </table:table-cell>
          <table:table-cell table:formula="of:=IF(([data.F124]=&quot;&quot;);[data.H124];[data.F124]&amp;&quot;/&quot;&amp;[data.H124])" office:value-type="string" office:string-value="22x22/geda_lock_22x22.png">
            <text:p>22x22/geda_lock_22x22.png</text:p>
          </table:table-cell>
        </table:table-row>
        <table:table-row table:style-name="ro2">
          <table:table-cell table:formula="of:= [data.B125]&amp;&quot;_BITMAP_&quot;&amp;[data.C125]&amp;&quot;_&quot;&amp;[data.E125]" office:value-type="string" office:string-value="GEDA_BITMAP_LOCK_SMALL">
            <text:p>GEDA_BITMAP_LOCK_SMALL</text:p>
          </table:table-cell>
          <table:table-cell table:formula="of:=IF(([data.F125]=&quot;&quot;);[data.H125];[data.F125]&amp;&quot;/&quot;&amp;[data.H125])" office:value-type="string" office:string-value="24x24/geda_lock_24x24.png">
            <text:p>24x24/geda_lock_24x24.png</text:p>
          </table:table-cell>
        </table:table-row>
        <table:table-row table:style-name="ro2">
          <table:table-cell table:formula="of:= [data.B126]&amp;&quot;_BITMAP_&quot;&amp;[data.C126]&amp;&quot;_&quot;&amp;[data.E126]" office:value-type="string" office:string-value="GEDA_BITMAP_LOCK_MEDIUM">
            <text:p>GEDA_BITMAP_LOCK_MEDIUM</text:p>
          </table:table-cell>
          <table:table-cell table:formula="of:=IF(([data.F126]=&quot;&quot;);[data.H126];[data.F126]&amp;&quot;/&quot;&amp;[data.H126])" office:value-type="string" office:string-value="26x26/geda_lock_26x26.png">
            <text:p>26x26/geda_lock_26x26.png</text:p>
          </table:table-cell>
        </table:table-row>
        <table:table-row table:style-name="ro2">
          <table:table-cell table:formula="of:= [data.B127]&amp;&quot;_BITMAP_&quot;&amp;[data.C127]&amp;&quot;_&quot;&amp;[data.E127]" office:value-type="string" office:string-value="GEDA_BITMAP_LOCK_LARGE">
            <text:p>GEDA_BITMAP_LOCK_LARGE</text:p>
          </table:table-cell>
          <table:table-cell table:formula="of:=IF(([data.F127]=&quot;&quot;);[data.H127];[data.F127]&amp;&quot;/&quot;&amp;[data.H127])" office:value-type="string" office:string-value="28x28/geda_lock_28x28.png">
            <text:p>28x28/geda_lock_28x28.png</text:p>
          </table:table-cell>
        </table:table-row>
        <table:table-row table:style-name="ro2">
          <table:table-cell table:formula="of:= [data.B128]&amp;&quot;_BITMAP_&quot;&amp;[data.C128]&amp;&quot;_&quot;&amp;[data.E128]" office:value-type="string" office:string-value="GEDA_BITMAP_LOCK_XLARGE">
            <text:p>GEDA_BITMAP_LOCK_XLARGE</text:p>
          </table:table-cell>
          <table:table-cell table:formula="of:=IF(([data.F128]=&quot;&quot;);[data.H128];[data.F128]&amp;&quot;/&quot;&amp;[data.H128])" office:value-type="string" office:string-value="32x32/geda_lock_32x32.png">
            <text:p>32x32/geda_lock_32x32.png</text:p>
          </table:table-cell>
        </table:table-row>
        <table:table-row table:style-name="ro2">
          <table:table-cell table:formula="of:= [data.B129]&amp;&quot;_BITMAP_&quot;&amp;[data.C129]&amp;&quot;_&quot;&amp;[data.E129]" office:value-type="string" office:string-value="GEDA_BITMAP_MESH_TINY">
            <text:p>GEDA_BITMAP_MESH_TINY</text:p>
          </table:table-cell>
          <table:table-cell table:formula="of:=IF(([data.F129]=&quot;&quot;);[data.H129];[data.F129]&amp;&quot;/&quot;&amp;[data.H129])" office:value-type="string" office:string-value="22x22/geda_mesh_22x22.png">
            <text:p>22x22/geda_mesh_22x22.png</text:p>
          </table:table-cell>
        </table:table-row>
        <table:table-row table:style-name="ro2">
          <table:table-cell table:formula="of:= [data.B130]&amp;&quot;_BITMAP_&quot;&amp;[data.C130]&amp;&quot;_&quot;&amp;[data.E130]" office:value-type="string" office:string-value="GEDA_BITMAP_MESH_SMALL">
            <text:p>GEDA_BITMAP_MESH_SMALL</text:p>
          </table:table-cell>
          <table:table-cell table:formula="of:=IF(([data.F130]=&quot;&quot;);[data.H130];[data.F130]&amp;&quot;/&quot;&amp;[data.H130])" office:value-type="string" office:string-value="24x24/geda_mesh_24x24.png">
            <text:p>24x24/geda_mesh_24x24.png</text:p>
          </table:table-cell>
        </table:table-row>
        <table:table-row table:style-name="ro2">
          <table:table-cell table:formula="of:= [data.B131]&amp;&quot;_BITMAP_&quot;&amp;[data.C131]&amp;&quot;_&quot;&amp;[data.E131]" office:value-type="string" office:string-value="GEDA_BITMAP_MESH_MEDIUM">
            <text:p>GEDA_BITMAP_MESH_MEDIUM</text:p>
          </table:table-cell>
          <table:table-cell table:formula="of:=IF(([data.F131]=&quot;&quot;);[data.H131];[data.F131]&amp;&quot;/&quot;&amp;[data.H131])" office:value-type="string" office:string-value="26x26/geda_mesh_26x26.png">
            <text:p>26x26/geda_mesh_26x26.png</text:p>
          </table:table-cell>
        </table:table-row>
        <table:table-row table:style-name="ro2">
          <table:table-cell table:formula="of:= [data.B132]&amp;&quot;_BITMAP_&quot;&amp;[data.C132]&amp;&quot;_&quot;&amp;[data.E132]" office:value-type="string" office:string-value="GEDA_BITMAP_MESH_LARGE">
            <text:p>GEDA_BITMAP_MESH_LARGE</text:p>
          </table:table-cell>
          <table:table-cell table:formula="of:=IF(([data.F132]=&quot;&quot;);[data.H132];[data.F132]&amp;&quot;/&quot;&amp;[data.H132])" office:value-type="string" office:string-value="28x28/geda_mesh_28x28.png">
            <text:p>28x28/geda_mesh_28x28.png</text:p>
          </table:table-cell>
        </table:table-row>
        <table:table-row table:style-name="ro2">
          <table:table-cell table:formula="of:= [data.B133]&amp;&quot;_BITMAP_&quot;&amp;[data.C133]&amp;&quot;_&quot;&amp;[data.E133]" office:value-type="string" office:string-value="GEDA_BITMAP_MESH_XLARGE">
            <text:p>GEDA_BITMAP_MESH_XLARGE</text:p>
          </table:table-cell>
          <table:table-cell table:formula="of:=IF(([data.F133]=&quot;&quot;);[data.H133];[data.F133]&amp;&quot;/&quot;&amp;[data.H133])" office:value-type="string" office:string-value="32x32/geda_mesh_32x32.png">
            <text:p>32x32/geda_mesh_32x32.png</text:p>
          </table:table-cell>
        </table:table-row>
        <table:table-row table:style-name="ro2">
          <table:table-cell table:formula="of:= [data.B134]&amp;&quot;_BITMAP_&quot;&amp;[data.C134]&amp;&quot;_&quot;&amp;[data.E134]" office:value-type="string" office:string-value="GEDA_BITMAP_MIRROR_TINY">
            <text:p>GEDA_BITMAP_MIRROR_TINY</text:p>
          </table:table-cell>
          <table:table-cell table:formula="of:=IF(([data.F134]=&quot;&quot;);[data.H134];[data.F134]&amp;&quot;/&quot;&amp;[data.H134])" office:value-type="string" office:string-value="22x22/geda_mirror_22x22.png">
            <text:p>22x22/geda_mirror_22x22.png</text:p>
          </table:table-cell>
        </table:table-row>
        <table:table-row table:style-name="ro2">
          <table:table-cell table:formula="of:= [data.B135]&amp;&quot;_BITMAP_&quot;&amp;[data.C135]&amp;&quot;_&quot;&amp;[data.E135]" office:value-type="string" office:string-value="GEDA_BITMAP_MIRROR_SMALL">
            <text:p>GEDA_BITMAP_MIRROR_SMALL</text:p>
          </table:table-cell>
          <table:table-cell table:formula="of:=IF(([data.F135]=&quot;&quot;);[data.H135];[data.F135]&amp;&quot;/&quot;&amp;[data.H135])" office:value-type="string" office:string-value="24x24/geda_mirror_24x24.png">
            <text:p>24x24/geda_mirror_24x24.png</text:p>
          </table:table-cell>
        </table:table-row>
        <table:table-row table:style-name="ro2">
          <table:table-cell table:formula="of:= [data.B136]&amp;&quot;_BITMAP_&quot;&amp;[data.C136]&amp;&quot;_&quot;&amp;[data.E136]" office:value-type="string" office:string-value="GEDA_BITMAP_MIRROR_MEDIUM">
            <text:p>GEDA_BITMAP_MIRROR_MEDIUM</text:p>
          </table:table-cell>
          <table:table-cell table:formula="of:=IF(([data.F136]=&quot;&quot;);[data.H136];[data.F136]&amp;&quot;/&quot;&amp;[data.H136])" office:value-type="string" office:string-value="26x26/geda_mirror_26x26.png">
            <text:p>26x26/geda_mirror_26x26.png</text:p>
          </table:table-cell>
        </table:table-row>
        <table:table-row table:style-name="ro2">
          <table:table-cell table:formula="of:= [data.B137]&amp;&quot;_BITMAP_&quot;&amp;[data.C137]&amp;&quot;_&quot;&amp;[data.E137]" office:value-type="string" office:string-value="GEDA_BITMAP_MIRROR_LARGE">
            <text:p>GEDA_BITMAP_MIRROR_LARGE</text:p>
          </table:table-cell>
          <table:table-cell table:formula="of:=IF(([data.F137]=&quot;&quot;);[data.H137];[data.F137]&amp;&quot;/&quot;&amp;[data.H137])" office:value-type="string" office:string-value="28x28/geda_mirror_28x28.png">
            <text:p>28x28/geda_mirror_28x28.png</text:p>
          </table:table-cell>
        </table:table-row>
        <table:table-row table:style-name="ro2">
          <table:table-cell table:formula="of:= [data.B138]&amp;&quot;_BITMAP_&quot;&amp;[data.C138]&amp;&quot;_&quot;&amp;[data.E138]" office:value-type="string" office:string-value="GEDA_BITMAP_MIRROR_XLARGE">
            <text:p>GEDA_BITMAP_MIRROR_XLARGE</text:p>
          </table:table-cell>
          <table:table-cell table:formula="of:=IF(([data.F138]=&quot;&quot;);[data.H138];[data.F138]&amp;&quot;/&quot;&amp;[data.H138])" office:value-type="string" office:string-value="32x32/geda_mirror_32x32.png">
            <text:p>32x32/geda_mirror_32x32.png</text:p>
          </table:table-cell>
        </table:table-row>
        <table:table-row table:style-name="ro2">
          <table:table-cell table:formula="of:= [data.B139]&amp;&quot;_BITMAP_&quot;&amp;[data.C139]&amp;&quot;_&quot;&amp;[data.E139]" office:value-type="string" office:string-value="GEDA_BITMAP_MOVE_TINY">
            <text:p>GEDA_BITMAP_MOVE_TINY</text:p>
          </table:table-cell>
          <table:table-cell table:formula="of:=IF(([data.F139]=&quot;&quot;);[data.H139];[data.F139]&amp;&quot;/&quot;&amp;[data.H139])" office:value-type="string" office:string-value="22x22/geda_move_22x22.png">
            <text:p>22x22/geda_move_22x22.png</text:p>
          </table:table-cell>
        </table:table-row>
        <table:table-row table:style-name="ro2">
          <table:table-cell table:formula="of:= [data.B140]&amp;&quot;_BITMAP_&quot;&amp;[data.C140]&amp;&quot;_&quot;&amp;[data.E140]" office:value-type="string" office:string-value="GEDA_BITMAP_MOVE_SMALL">
            <text:p>GEDA_BITMAP_MOVE_SMALL</text:p>
          </table:table-cell>
          <table:table-cell table:formula="of:=IF(([data.F140]=&quot;&quot;);[data.H140];[data.F140]&amp;&quot;/&quot;&amp;[data.H140])" office:value-type="string" office:string-value="24x24/geda_move_24x24.png">
            <text:p>24x24/geda_move_24x24.png</text:p>
          </table:table-cell>
        </table:table-row>
        <table:table-row table:style-name="ro2">
          <table:table-cell table:formula="of:= [data.B141]&amp;&quot;_BITMAP_&quot;&amp;[data.C141]&amp;&quot;_&quot;&amp;[data.E141]" office:value-type="string" office:string-value="GEDA_BITMAP_MOVE_MEDIUM">
            <text:p>GEDA_BITMAP_MOVE_MEDIUM</text:p>
          </table:table-cell>
          <table:table-cell table:formula="of:=IF(([data.F141]=&quot;&quot;);[data.H141];[data.F141]&amp;&quot;/&quot;&amp;[data.H141])" office:value-type="string" office:string-value="26x26/geda_move_26x26.png">
            <text:p>26x26/geda_move_26x26.png</text:p>
          </table:table-cell>
        </table:table-row>
        <table:table-row table:style-name="ro2">
          <table:table-cell table:formula="of:= [data.B142]&amp;&quot;_BITMAP_&quot;&amp;[data.C142]&amp;&quot;_&quot;&amp;[data.E142]" office:value-type="string" office:string-value="GEDA_BITMAP_MOVE_LARGE">
            <text:p>GEDA_BITMAP_MOVE_LARGE</text:p>
          </table:table-cell>
          <table:table-cell table:formula="of:=IF(([data.F142]=&quot;&quot;);[data.H142];[data.F142]&amp;&quot;/&quot;&amp;[data.H142])" office:value-type="string" office:string-value="28x28/geda_move_28x28.png">
            <text:p>28x28/geda_move_28x28.png</text:p>
          </table:table-cell>
        </table:table-row>
        <table:table-row table:style-name="ro2">
          <table:table-cell table:formula="of:= [data.B143]&amp;&quot;_BITMAP_&quot;&amp;[data.C143]&amp;&quot;_&quot;&amp;[data.E143]" office:value-type="string" office:string-value="GEDA_BITMAP_MOVE_XLARGE">
            <text:p>GEDA_BITMAP_MOVE_XLARGE</text:p>
          </table:table-cell>
          <table:table-cell table:formula="of:=IF(([data.F143]=&quot;&quot;);[data.H143];[data.F143]&amp;&quot;/&quot;&amp;[data.H143])" office:value-type="string" office:string-value="32x32/geda_move_32x32.png">
            <text:p>32x32/geda_move_32x32.png</text:p>
          </table:table-cell>
        </table:table-row>
        <table:table-row table:style-name="ro2">
          <table:table-cell table:formula="of:= [data.B144]&amp;&quot;_BITMAP_&quot;&amp;[data.C144]&amp;&quot;_&quot;&amp;[data.E144]" office:value-type="string" office:string-value="GEDA_BITMAP_MULTI_TINY">
            <text:p>GEDA_BITMAP_MULTI_TINY</text:p>
          </table:table-cell>
          <table:table-cell table:formula="of:=IF(([data.F144]=&quot;&quot;);[data.H144];[data.F144]&amp;&quot;/&quot;&amp;[data.H144])" office:value-type="string" office:string-value="22x22/geda_multi_22x22.png">
            <text:p>22x22/geda_multi_22x22.png</text:p>
          </table:table-cell>
        </table:table-row>
        <table:table-row table:style-name="ro2">
          <table:table-cell table:formula="of:= [data.B145]&amp;&quot;_BITMAP_&quot;&amp;[data.C145]&amp;&quot;_&quot;&amp;[data.E145]" office:value-type="string" office:string-value="GEDA_BITMAP_MULTI_SMALL">
            <text:p>GEDA_BITMAP_MULTI_SMALL</text:p>
          </table:table-cell>
          <table:table-cell table:formula="of:=IF(([data.F145]=&quot;&quot;);[data.H145];[data.F145]&amp;&quot;/&quot;&amp;[data.H145])" office:value-type="string" office:string-value="24x24/geda_multi_24x24.png">
            <text:p>24x24/geda_multi_24x24.png</text:p>
          </table:table-cell>
        </table:table-row>
        <table:table-row table:style-name="ro2">
          <table:table-cell table:formula="of:= [data.B146]&amp;&quot;_BITMAP_&quot;&amp;[data.C146]&amp;&quot;_&quot;&amp;[data.E146]" office:value-type="string" office:string-value="GEDA_BITMAP_MULTI_MEDIUM">
            <text:p>GEDA_BITMAP_MULTI_MEDIUM</text:p>
          </table:table-cell>
          <table:table-cell table:formula="of:=IF(([data.F146]=&quot;&quot;);[data.H146];[data.F146]&amp;&quot;/&quot;&amp;[data.H146])" office:value-type="string" office:string-value="26x26/geda_multi_26x26.png">
            <text:p>26x26/geda_multi_26x26.png</text:p>
          </table:table-cell>
        </table:table-row>
        <table:table-row table:style-name="ro2">
          <table:table-cell table:formula="of:= [data.B147]&amp;&quot;_BITMAP_&quot;&amp;[data.C147]&amp;&quot;_&quot;&amp;[data.E147]" office:value-type="string" office:string-value="GEDA_BITMAP_MULTI_LARGE">
            <text:p>GEDA_BITMAP_MULTI_LARGE</text:p>
          </table:table-cell>
          <table:table-cell table:formula="of:=IF(([data.F147]=&quot;&quot;);[data.H147];[data.F147]&amp;&quot;/&quot;&amp;[data.H147])" office:value-type="string" office:string-value="28x28/geda_multi_28x28.png">
            <text:p>28x28/geda_multi_28x28.png</text:p>
          </table:table-cell>
        </table:table-row>
        <table:table-row table:style-name="ro2">
          <table:table-cell table:formula="of:= [data.B148]&amp;&quot;_BITMAP_&quot;&amp;[data.C148]&amp;&quot;_&quot;&amp;[data.E148]" office:value-type="string" office:string-value="GEDA_BITMAP_MULTI_XLARGE">
            <text:p>GEDA_BITMAP_MULTI_XLARGE</text:p>
          </table:table-cell>
          <table:table-cell table:formula="of:=IF(([data.F148]=&quot;&quot;);[data.H148];[data.F148]&amp;&quot;/&quot;&amp;[data.H148])" office:value-type="string" office:string-value="32x32/geda_multi_32x32.png">
            <text:p>32x32/geda_multi_32x32.png</text:p>
          </table:table-cell>
        </table:table-row>
        <table:table-row table:style-name="ro2">
          <table:table-cell table:formula="of:= [data.B149]&amp;&quot;_BITMAP_&quot;&amp;[data.C149]&amp;&quot;_&quot;&amp;[data.E149]" office:value-type="string" office:string-value="GEDA_BITMAP_NAME_TAG_MINI">
            <text:p>GEDA_BITMAP_NAME_TAG_MINI</text:p>
          </table:table-cell>
          <table:table-cell table:formula="of:=IF(([data.F149]=&quot;&quot;);[data.H149];[data.F149]&amp;&quot;/&quot;&amp;[data.H149])" office:value-type="string" office:string-value="16x16/geda_name_tag_16x16.xpm">
            <text:p>16x16/geda_name_tag_16x16.xpm</text:p>
          </table:table-cell>
        </table:table-row>
        <table:table-row table:style-name="ro2">
          <table:table-cell table:formula="of:= [data.B150]&amp;&quot;_BITMAP_&quot;&amp;[data.C150]&amp;&quot;_&quot;&amp;[data.E150]" office:value-type="string" office:string-value="GEDA_BITMAP_NAME_TAG_TINY">
            <text:p>GEDA_BITMAP_NAME_TAG_TINY</text:p>
          </table:table-cell>
          <table:table-cell table:formula="of:=IF(([data.F150]=&quot;&quot;);[data.H150];[data.F150]&amp;&quot;/&quot;&amp;[data.H150])" office:value-type="string" office:string-value="22x22/geda_name_tag_22x22.xpm">
            <text:p>22x22/geda_name_tag_22x22.xpm</text:p>
          </table:table-cell>
        </table:table-row>
        <table:table-row table:style-name="ro2">
          <table:table-cell table:formula="of:= [data.B151]&amp;&quot;_BITMAP_&quot;&amp;[data.C151]&amp;&quot;_&quot;&amp;[data.E151]" office:value-type="string" office:string-value="GEDA_BITMAP_NAME_TAG_SMALL">
            <text:p>GEDA_BITMAP_NAME_TAG_SMALL</text:p>
          </table:table-cell>
          <table:table-cell table:formula="of:=IF(([data.F151]=&quot;&quot;);[data.H151];[data.F151]&amp;&quot;/&quot;&amp;[data.H151])" office:value-type="string" office:string-value="24x24/geda_name_tag_24x24.xpm">
            <text:p>24x24/geda_name_tag_24x24.xpm</text:p>
          </table:table-cell>
        </table:table-row>
        <table:table-row table:style-name="ro2">
          <table:table-cell table:formula="of:= [data.B152]&amp;&quot;_BITMAP_&quot;&amp;[data.C152]&amp;&quot;_&quot;&amp;[data.E152]" office:value-type="string" office:string-value="GEDA_BITMAP_NAME_TAG_MEDIUM">
            <text:p>GEDA_BITMAP_NAME_TAG_MEDIUM</text:p>
          </table:table-cell>
          <table:table-cell table:formula="of:=IF(([data.F152]=&quot;&quot;);[data.H152];[data.F152]&amp;&quot;/&quot;&amp;[data.H152])" office:value-type="string" office:string-value="26x26/geda_name_tag_26x26.xpm">
            <text:p>26x26/geda_name_tag_26x26.xpm</text:p>
          </table:table-cell>
        </table:table-row>
        <table:table-row table:style-name="ro2">
          <table:table-cell table:formula="of:= [data.B153]&amp;&quot;_BITMAP_&quot;&amp;[data.C153]&amp;&quot;_&quot;&amp;[data.E153]" office:value-type="string" office:string-value="GEDA_BITMAP_NAME_TAG_LARGE">
            <text:p>GEDA_BITMAP_NAME_TAG_LARGE</text:p>
          </table:table-cell>
          <table:table-cell table:formula="of:=IF(([data.F153]=&quot;&quot;);[data.H153];[data.F153]&amp;&quot;/&quot;&amp;[data.H153])" office:value-type="string" office:string-value="28x28/geda_name_tag_28x28.xpm">
            <text:p>28x28/geda_name_tag_28x28.xpm</text:p>
          </table:table-cell>
        </table:table-row>
        <table:table-row table:style-name="ro2">
          <table:table-cell table:formula="of:= [data.B154]&amp;&quot;_BITMAP_&quot;&amp;[data.C154]&amp;&quot;_&quot;&amp;[data.E154]" office:value-type="string" office:string-value="GEDA_BITMAP_NAME_TAG_XLARGE">
            <text:p>GEDA_BITMAP_NAME_TAG_XLARGE</text:p>
          </table:table-cell>
          <table:table-cell table:formula="of:=IF(([data.F154]=&quot;&quot;);[data.H154];[data.F154]&amp;&quot;/&quot;&amp;[data.H154])" office:value-type="string" office:string-value="32x32/geda_name_tag_32x32.xpm">
            <text:p>32x32/geda_name_tag_32x32.xpm</text:p>
          </table:table-cell>
        </table:table-row>
        <table:table-row table:style-name="ro2">
          <table:table-cell table:formula="of:= [data.B155]&amp;&quot;_BITMAP_&quot;&amp;[data.C155]&amp;&quot;_&quot;&amp;[data.E155]" office:value-type="string" office:string-value="GEDA_BITMAP_NAME_TAG_XXLARGE">
            <text:p>GEDA_BITMAP_NAME_TAG_XXLARGE</text:p>
          </table:table-cell>
          <table:table-cell table:formula="of:=IF(([data.F155]=&quot;&quot;);[data.H155];[data.F155]&amp;&quot;/&quot;&amp;[data.H155])" office:value-type="string" office:string-value="36x36/geda_name_tag_36x36.xpm">
            <text:p>36x36/geda_name_tag_36x36.xpm</text:p>
          </table:table-cell>
        </table:table-row>
        <table:table-row table:style-name="ro2">
          <table:table-cell table:formula="of:= [data.B156]&amp;&quot;_BITMAP_&quot;&amp;[data.C156]&amp;&quot;_&quot;&amp;[data.E156]" office:value-type="string" office:string-value="GEDA_BITMAP_NAME_VALUE_TINY">
            <text:p>GEDA_BITMAP_NAME_VALUE_TINY</text:p>
          </table:table-cell>
          <table:table-cell table:formula="of:=IF(([data.F156]=&quot;&quot;);[data.H156];[data.F156]&amp;&quot;/&quot;&amp;[data.H156])" office:value-type="string" office:string-value="22x22/geda_name_value_22x22.xpm">
            <text:p>22x22/geda_name_value_22x22.xpm</text:p>
          </table:table-cell>
        </table:table-row>
        <table:table-row table:style-name="ro2">
          <table:table-cell table:formula="of:= [data.B157]&amp;&quot;_BITMAP_&quot;&amp;[data.C157]&amp;&quot;_&quot;&amp;[data.E157]" office:value-type="string" office:string-value="GEDA_BITMAP_NAME_VALUE_SMALL">
            <text:p>GEDA_BITMAP_NAME_VALUE_SMALL</text:p>
          </table:table-cell>
          <table:table-cell table:formula="of:=IF(([data.F157]=&quot;&quot;);[data.H157];[data.F157]&amp;&quot;/&quot;&amp;[data.H157])" office:value-type="string" office:string-value="24x24/geda_name_value_24x24.xpm">
            <text:p>24x24/geda_name_value_24x24.xpm</text:p>
          </table:table-cell>
        </table:table-row>
        <table:table-row table:style-name="ro2">
          <table:table-cell table:formula="of:= [data.B158]&amp;&quot;_BITMAP_&quot;&amp;[data.C158]&amp;&quot;_&quot;&amp;[data.E158]" office:value-type="string" office:string-value="GEDA_BITMAP_NAME_VALUE_MEDIUM">
            <text:p>GEDA_BITMAP_NAME_VALUE_MEDIUM</text:p>
          </table:table-cell>
          <table:table-cell table:formula="of:=IF(([data.F158]=&quot;&quot;);[data.H158];[data.F158]&amp;&quot;/&quot;&amp;[data.H158])" office:value-type="string" office:string-value="26x26/geda_name_value_26x26.xpm">
            <text:p>26x26/geda_name_value_26x26.xpm</text:p>
          </table:table-cell>
        </table:table-row>
        <table:table-row table:style-name="ro2">
          <table:table-cell table:formula="of:= [data.B159]&amp;&quot;_BITMAP_&quot;&amp;[data.C159]&amp;&quot;_&quot;&amp;[data.E159]" office:value-type="string" office:string-value="GEDA_BITMAP_NAME_VALUE_LARGE">
            <text:p>GEDA_BITMAP_NAME_VALUE_LARGE</text:p>
          </table:table-cell>
          <table:table-cell table:formula="of:=IF(([data.F159]=&quot;&quot;);[data.H159];[data.F159]&amp;&quot;/&quot;&amp;[data.H159])" office:value-type="string" office:string-value="28x28/geda_name_value_28x28.xpm">
            <text:p>28x28/geda_name_value_28x28.xpm</text:p>
          </table:table-cell>
        </table:table-row>
        <table:table-row table:style-name="ro2">
          <table:table-cell table:formula="of:= [data.B160]&amp;&quot;_BITMAP_&quot;&amp;[data.C160]&amp;&quot;_&quot;&amp;[data.E160]" office:value-type="string" office:string-value="GEDA_BITMAP_NAME_VALUE_XLARGE">
            <text:p>GEDA_BITMAP_NAME_VALUE_XLARGE</text:p>
          </table:table-cell>
          <table:table-cell table:formula="of:=IF(([data.F160]=&quot;&quot;);[data.H160];[data.F160]&amp;&quot;/&quot;&amp;[data.H160])" office:value-type="string" office:string-value="32x32/geda_name_value_32x32.xpm">
            <text:p>32x32/geda_name_value_32x32.xpm</text:p>
          </table:table-cell>
        </table:table-row>
        <table:table-row table:style-name="ro2">
          <table:table-cell table:formula="of:= [data.B161]&amp;&quot;_BITMAP_&quot;&amp;[data.C161]&amp;&quot;_&quot;&amp;[data.E161]" office:value-type="string" office:string-value="GEDA_BITMAP_NAME_VALUE_XXLARGE">
            <text:p>GEDA_BITMAP_NAME_VALUE_XXLARGE</text:p>
          </table:table-cell>
          <table:table-cell table:formula="of:=IF(([data.F161]=&quot;&quot;);[data.H161];[data.F161]&amp;&quot;/&quot;&amp;[data.H161])" office:value-type="string" office:string-value="36x36/geda_name_value_36x36.xpm">
            <text:p>36x36/geda_name_value_36x36.xpm</text:p>
          </table:table-cell>
        </table:table-row>
        <table:table-row table:style-name="ro2">
          <table:table-cell table:formula="of:= [data.B162]&amp;&quot;_BITMAP_&quot;&amp;[data.C162]&amp;&quot;_&quot;&amp;[data.E162]" office:value-type="string" office:string-value="GEDA_BITMAP_NUMBER_TINY">
            <text:p>GEDA_BITMAP_NUMBER_TINY</text:p>
          </table:table-cell>
          <table:table-cell table:formula="of:=IF(([data.F162]=&quot;&quot;);[data.H162];[data.F162]&amp;&quot;/&quot;&amp;[data.H162])" office:value-type="string" office:string-value="22x22/geda_number_22x22.png">
            <text:p>22x22/geda_number_22x22.png</text:p>
          </table:table-cell>
        </table:table-row>
        <table:table-row table:style-name="ro2">
          <table:table-cell table:formula="of:= [data.B163]&amp;&quot;_BITMAP_&quot;&amp;[data.C163]&amp;&quot;_&quot;&amp;[data.E163]" office:value-type="string" office:string-value="GEDA_BITMAP_NUMBER_SMALL">
            <text:p>GEDA_BITMAP_NUMBER_SMALL</text:p>
          </table:table-cell>
          <table:table-cell table:formula="of:=IF(([data.F163]=&quot;&quot;);[data.H163];[data.F163]&amp;&quot;/&quot;&amp;[data.H163])" office:value-type="string" office:string-value="24x24/geda_number_24x24.png">
            <text:p>24x24/geda_number_24x24.png</text:p>
          </table:table-cell>
        </table:table-row>
        <table:table-row table:style-name="ro2">
          <table:table-cell table:formula="of:= [data.B164]&amp;&quot;_BITMAP_&quot;&amp;[data.C164]&amp;&quot;_&quot;&amp;[data.E164]" office:value-type="string" office:string-value="GEDA_BITMAP_NUMBER_MEDIUM">
            <text:p>GEDA_BITMAP_NUMBER_MEDIUM</text:p>
          </table:table-cell>
          <table:table-cell table:formula="of:=IF(([data.F164]=&quot;&quot;);[data.H164];[data.F164]&amp;&quot;/&quot;&amp;[data.H164])" office:value-type="string" office:string-value="26x26/geda_number_26x26.png">
            <text:p>26x26/geda_number_26x26.png</text:p>
          </table:table-cell>
        </table:table-row>
        <table:table-row table:style-name="ro2">
          <table:table-cell table:formula="of:= [data.B165]&amp;&quot;_BITMAP_&quot;&amp;[data.C165]&amp;&quot;_&quot;&amp;[data.E165]" office:value-type="string" office:string-value="GEDA_BITMAP_NUMBER_LARGE">
            <text:p>GEDA_BITMAP_NUMBER_LARGE</text:p>
          </table:table-cell>
          <table:table-cell table:formula="of:=IF(([data.F165]=&quot;&quot;);[data.H165];[data.F165]&amp;&quot;/&quot;&amp;[data.H165])" office:value-type="string" office:string-value="28x28/geda_number_28x28.png">
            <text:p>28x28/geda_number_28x28.png</text:p>
          </table:table-cell>
        </table:table-row>
        <table:table-row table:style-name="ro2">
          <table:table-cell table:formula="of:= [data.B166]&amp;&quot;_BITMAP_&quot;&amp;[data.C166]&amp;&quot;_&quot;&amp;[data.E166]" office:value-type="string" office:string-value="GEDA_BITMAP_NUMBER_XLARGE">
            <text:p>GEDA_BITMAP_NUMBER_XLARGE</text:p>
          </table:table-cell>
          <table:table-cell table:formula="of:=IF(([data.F166]=&quot;&quot;);[data.H166];[data.F166]&amp;&quot;/&quot;&amp;[data.H166])" office:value-type="string" office:string-value="32x32/geda_number_32x32.png">
            <text:p>32x32/geda_number_32x32.png</text:p>
          </table:table-cell>
        </table:table-row>
        <table:table-row table:style-name="ro2">
          <table:table-cell table:formula="of:= [data.B167]&amp;&quot;_BITMAP_&quot;&amp;[data.C167]&amp;&quot;_&quot;&amp;[data.E167]" office:value-type="string" office:string-value="GEDA_BITMAP_PIN_TINY">
            <text:p>GEDA_BITMAP_PIN_TINY</text:p>
          </table:table-cell>
          <table:table-cell table:formula="of:=IF(([data.F167]=&quot;&quot;);[data.H167];[data.F167]&amp;&quot;/&quot;&amp;[data.H167])" office:value-type="string" office:string-value="22x22/geda_pin_22x22.png">
            <text:p>22x22/geda_pin_22x22.png</text:p>
          </table:table-cell>
        </table:table-row>
        <table:table-row table:style-name="ro2">
          <table:table-cell table:formula="of:= [data.B168]&amp;&quot;_BITMAP_&quot;&amp;[data.C168]&amp;&quot;_&quot;&amp;[data.E168]" office:value-type="string" office:string-value="GEDA_BITMAP_PIN_SMALL">
            <text:p>GEDA_BITMAP_PIN_SMALL</text:p>
          </table:table-cell>
          <table:table-cell table:formula="of:=IF(([data.F168]=&quot;&quot;);[data.H168];[data.F168]&amp;&quot;/&quot;&amp;[data.H168])" office:value-type="string" office:string-value="24x24/geda_pin_24x24.png">
            <text:p>24x24/geda_pin_24x24.png</text:p>
          </table:table-cell>
        </table:table-row>
        <table:table-row table:style-name="ro2">
          <table:table-cell table:formula="of:= [data.B169]&amp;&quot;_BITMAP_&quot;&amp;[data.C169]&amp;&quot;_&quot;&amp;[data.E169]" office:value-type="string" office:string-value="GEDA_BITMAP_PIN_MEDIUM">
            <text:p>GEDA_BITMAP_PIN_MEDIUM</text:p>
          </table:table-cell>
          <table:table-cell table:formula="of:=IF(([data.F169]=&quot;&quot;);[data.H169];[data.F169]&amp;&quot;/&quot;&amp;[data.H169])" office:value-type="string" office:string-value="26x26/geda_pin_26x26.png">
            <text:p>26x26/geda_pin_26x26.png</text:p>
          </table:table-cell>
        </table:table-row>
        <table:table-row table:style-name="ro2">
          <table:table-cell table:formula="of:= [data.B170]&amp;&quot;_BITMAP_&quot;&amp;[data.C170]&amp;&quot;_&quot;&amp;[data.E170]" office:value-type="string" office:string-value="GEDA_BITMAP_PIN_LARGE">
            <text:p>GEDA_BITMAP_PIN_LARGE</text:p>
          </table:table-cell>
          <table:table-cell table:formula="of:=IF(([data.F170]=&quot;&quot;);[data.H170];[data.F170]&amp;&quot;/&quot;&amp;[data.H170])" office:value-type="string" office:string-value="28x28/geda_pin_28x28.png">
            <text:p>28x28/geda_pin_28x28.png</text:p>
          </table:table-cell>
        </table:table-row>
        <table:table-row table:style-name="ro2">
          <table:table-cell table:formula="of:= [data.B171]&amp;&quot;_BITMAP_&quot;&amp;[data.C171]&amp;&quot;_&quot;&amp;[data.E171]" office:value-type="string" office:string-value="GEDA_BITMAP_PIN_XLARGE">
            <text:p>GEDA_BITMAP_PIN_XLARGE</text:p>
          </table:table-cell>
          <table:table-cell table:formula="of:=IF(([data.F171]=&quot;&quot;);[data.H171];[data.F171]&amp;&quot;/&quot;&amp;[data.H171])" office:value-type="string" office:string-value="32x32/geda_pin_32x32.png">
            <text:p>32x32/geda_pin_32x32.png</text:p>
          </table:table-cell>
        </table:table-row>
        <table:table-row table:style-name="ro2">
          <table:table-cell table:formula="of:= [data.B172]&amp;&quot;_BITMAP_&quot;&amp;[data.C172]&amp;&quot;_&quot;&amp;[data.E172]" office:value-type="string" office:string-value="GEDA_BITMAP_PIN_XXXLARGE">
            <text:p>GEDA_BITMAP_PIN_XXXLARGE</text:p>
          </table:table-cell>
          <table:table-cell table:formula="of:=IF(([data.F172]=&quot;&quot;);[data.H172];[data.F172]&amp;&quot;/&quot;&amp;[data.H172])" office:value-type="string" office:string-value="48x48/geda_pin_48x48.png">
            <text:p>48x48/geda_pin_48x48.png</text:p>
          </table:table-cell>
        </table:table-row>
        <table:table-row table:style-name="ro2">
          <table:table-cell table:formula="of:= [data.B173]&amp;&quot;_BITMAP_&quot;&amp;[data.C173]&amp;&quot;_&quot;&amp;[data.E173]" office:value-type="string" office:string-value="GEDA_BITMAP_PROMOTE_TINY">
            <text:p>GEDA_BITMAP_PROMOTE_TINY</text:p>
          </table:table-cell>
          <table:table-cell table:formula="of:=IF(([data.F173]=&quot;&quot;);[data.H173];[data.F173]&amp;&quot;/&quot;&amp;[data.H173])" office:value-type="string" office:string-value="22x22/geda_promote_22x22.png">
            <text:p>22x22/geda_promote_22x22.png</text:p>
          </table:table-cell>
        </table:table-row>
        <table:table-row table:style-name="ro2">
          <table:table-cell table:formula="of:= [data.B174]&amp;&quot;_BITMAP_&quot;&amp;[data.C174]&amp;&quot;_&quot;&amp;[data.E174]" office:value-type="string" office:string-value="GEDA_BITMAP_PROMOTE_SMALL">
            <text:p>GEDA_BITMAP_PROMOTE_SMALL</text:p>
          </table:table-cell>
          <table:table-cell table:formula="of:=IF(([data.F174]=&quot;&quot;);[data.H174];[data.F174]&amp;&quot;/&quot;&amp;[data.H174])" office:value-type="string" office:string-value="24x24/geda_promote_24x24.png">
            <text:p>24x24/geda_promote_24x24.png</text:p>
          </table:table-cell>
        </table:table-row>
        <table:table-row table:style-name="ro2">
          <table:table-cell table:formula="of:= [data.B175]&amp;&quot;_BITMAP_&quot;&amp;[data.C175]&amp;&quot;_&quot;&amp;[data.E175]" office:value-type="string" office:string-value="GEDA_BITMAP_PROMOTE_MEDIUM">
            <text:p>GEDA_BITMAP_PROMOTE_MEDIUM</text:p>
          </table:table-cell>
          <table:table-cell table:formula="of:=IF(([data.F175]=&quot;&quot;);[data.H175];[data.F175]&amp;&quot;/&quot;&amp;[data.H175])" office:value-type="string" office:string-value="26x26/geda_promote_26x26.png">
            <text:p>26x26/geda_promote_26x26.png</text:p>
          </table:table-cell>
        </table:table-row>
        <table:table-row table:style-name="ro2">
          <table:table-cell table:formula="of:= [data.B176]&amp;&quot;_BITMAP_&quot;&amp;[data.C176]&amp;&quot;_&quot;&amp;[data.E176]" office:value-type="string" office:string-value="GEDA_BITMAP_PROMOTE_LARGE">
            <text:p>GEDA_BITMAP_PROMOTE_LARGE</text:p>
          </table:table-cell>
          <table:table-cell table:formula="of:=IF(([data.F176]=&quot;&quot;);[data.H176];[data.F176]&amp;&quot;/&quot;&amp;[data.H176])" office:value-type="string" office:string-value="28x28/geda_promote_28x28.png">
            <text:p>28x28/geda_promote_28x28.png</text:p>
          </table:table-cell>
        </table:table-row>
        <table:table-row table:style-name="ro2">
          <table:table-cell table:formula="of:= [data.B177]&amp;&quot;_BITMAP_&quot;&amp;[data.C177]&amp;&quot;_&quot;&amp;[data.E177]" office:value-type="string" office:string-value="GEDA_BITMAP_PROMOTE_XLARGE">
            <text:p>GEDA_BITMAP_PROMOTE_XLARGE</text:p>
          </table:table-cell>
          <table:table-cell table:formula="of:=IF(([data.F177]=&quot;&quot;);[data.H177];[data.F177]&amp;&quot;/&quot;&amp;[data.H177])" office:value-type="string" office:string-value="32x32/geda_promote_32x32.png">
            <text:p>32x32/geda_promote_32x32.png</text:p>
          </table:table-cell>
        </table:table-row>
        <table:table-row table:style-name="ro2">
          <table:table-cell table:formula="of:= [data.B178]&amp;&quot;_BITMAP_&quot;&amp;[data.C178]&amp;&quot;_&quot;&amp;[data.E178]" office:value-type="string" office:string-value="GEDA_BITMAP_REDCROSS_JUMBO">
            <text:p>GEDA_BITMAP_REDCROSS_JUMBO</text:p>
          </table:table-cell>
          <table:table-cell table:formula="of:=IF(([data.F178]=&quot;&quot;);[data.H178];[data.F178]&amp;&quot;/&quot;&amp;[data.H178])" office:value-type="string" office:string-value="128x128/geda_redcross_128x128.xpm">
            <text:p>128x128/geda_redcross_128x128.xpm</text:p>
          </table:table-cell>
        </table:table-row>
        <table:table-row table:style-name="ro2">
          <table:table-cell table:formula="of:= [data.B179]&amp;&quot;_BITMAP_&quot;&amp;[data.C179]&amp;&quot;_&quot;&amp;[data.E179]" office:value-type="string" office:string-value="GEDA_BITMAP_REDCROSS_TINY">
            <text:p>GEDA_BITMAP_REDCROSS_TINY</text:p>
          </table:table-cell>
          <table:table-cell table:formula="of:=IF(([data.F179]=&quot;&quot;);[data.H179];[data.F179]&amp;&quot;/&quot;&amp;[data.H179])" office:value-type="string" office:string-value="22x22/geda_redcross_22x22.xpm">
            <text:p>22x22/geda_redcross_22x22.xpm</text:p>
          </table:table-cell>
        </table:table-row>
        <table:table-row table:style-name="ro2">
          <table:table-cell table:formula="of:= [data.B180]&amp;&quot;_BITMAP_&quot;&amp;[data.C180]&amp;&quot;_&quot;&amp;[data.E180]" office:value-type="string" office:string-value="GEDA_BITMAP_REDCROSS_SMALL">
            <text:p>GEDA_BITMAP_REDCROSS_SMALL</text:p>
          </table:table-cell>
          <table:table-cell table:formula="of:=IF(([data.F180]=&quot;&quot;);[data.H180];[data.F180]&amp;&quot;/&quot;&amp;[data.H180])" office:value-type="string" office:string-value="24x24/geda_redcross_24x24.xpm">
            <text:p>24x24/geda_redcross_24x24.xpm</text:p>
          </table:table-cell>
        </table:table-row>
        <table:table-row table:style-name="ro2">
          <table:table-cell table:formula="of:= [data.B181]&amp;&quot;_BITMAP_&quot;&amp;[data.C181]&amp;&quot;_&quot;&amp;[data.E181]" office:value-type="string" office:string-value="GEDA_BITMAP_REDCROSS_MEDIUM">
            <text:p>GEDA_BITMAP_REDCROSS_MEDIUM</text:p>
          </table:table-cell>
          <table:table-cell table:formula="of:=IF(([data.F181]=&quot;&quot;);[data.H181];[data.F181]&amp;&quot;/&quot;&amp;[data.H181])" office:value-type="string" office:string-value="26x26/geda_redcross_26x26.xpm">
            <text:p>26x26/geda_redcross_26x26.xpm</text:p>
          </table:table-cell>
        </table:table-row>
        <table:table-row table:style-name="ro2">
          <table:table-cell table:formula="of:= [data.B182]&amp;&quot;_BITMAP_&quot;&amp;[data.C182]&amp;&quot;_&quot;&amp;[data.E182]" office:value-type="string" office:string-value="GEDA_BITMAP_REDCROSS_LARGE">
            <text:p>GEDA_BITMAP_REDCROSS_LARGE</text:p>
          </table:table-cell>
          <table:table-cell table:formula="of:=IF(([data.F182]=&quot;&quot;);[data.H182];[data.F182]&amp;&quot;/&quot;&amp;[data.H182])" office:value-type="string" office:string-value="28x28/geda_redcross_28x28.xpm">
            <text:p>28x28/geda_redcross_28x28.xpm</text:p>
          </table:table-cell>
        </table:table-row>
        <table:table-row table:style-name="ro2">
          <table:table-cell table:formula="of:= [data.B183]&amp;&quot;_BITMAP_&quot;&amp;[data.C183]&amp;&quot;_&quot;&amp;[data.E183]" office:value-type="string" office:string-value="GEDA_BITMAP_REDCROSS_XLARGE">
            <text:p>GEDA_BITMAP_REDCROSS_XLARGE</text:p>
          </table:table-cell>
          <table:table-cell table:formula="of:=IF(([data.F183]=&quot;&quot;);[data.H183];[data.F183]&amp;&quot;/&quot;&amp;[data.H183])" office:value-type="string" office:string-value="32x32/geda_redcross_32x32.xpm">
            <text:p>32x32/geda_redcross_32x32.xpm</text:p>
          </table:table-cell>
        </table:table-row>
        <table:table-row table:style-name="ro2">
          <table:table-cell table:formula="of:= [data.B184]&amp;&quot;_BITMAP_&quot;&amp;[data.C184]&amp;&quot;_&quot;&amp;[data.E184]" office:value-type="string" office:string-value="GEDA_BITMAP_REDCROSS_XXLARGE">
            <text:p>GEDA_BITMAP_REDCROSS_XXLARGE</text:p>
          </table:table-cell>
          <table:table-cell table:formula="of:=IF(([data.F184]=&quot;&quot;);[data.H184];[data.F184]&amp;&quot;/&quot;&amp;[data.H184])" office:value-type="string" office:string-value="36x36/geda_redcross_36x36.xpm">
            <text:p>36x36/geda_redcross_36x36.xpm</text:p>
          </table:table-cell>
        </table:table-row>
        <table:table-row table:style-name="ro2">
          <table:table-cell table:formula="of:= [data.B185]&amp;&quot;_BITMAP_&quot;&amp;[data.C185]&amp;&quot;_&quot;&amp;[data.E185]" office:value-type="string" office:string-value="GEDA_BITMAP_REDCROSS_XXXLARGE">
            <text:p>GEDA_BITMAP_REDCROSS_XXXLARGE</text:p>
          </table:table-cell>
          <table:table-cell table:formula="of:=IF(([data.F185]=&quot;&quot;);[data.H185];[data.F185]&amp;&quot;/&quot;&amp;[data.H185])" office:value-type="string" office:string-value="48x48/geda_redcross_48x48.xpm">
            <text:p>48x48/geda_redcross_48x48.xpm</text:p>
          </table:table-cell>
        </table:table-row>
        <table:table-row table:style-name="ro2">
          <table:table-cell table:formula="of:= [data.B186]&amp;&quot;_BITMAP_&quot;&amp;[data.C186]&amp;&quot;_&quot;&amp;[data.E186]" office:value-type="string" office:string-value="GEDA_BITMAP_REDCROSS_HUGE">
            <text:p>GEDA_BITMAP_REDCROSS_HUGE</text:p>
          </table:table-cell>
          <table:table-cell table:formula="of:=IF(([data.F186]=&quot;&quot;);[data.H186];[data.F186]&amp;&quot;/&quot;&amp;[data.H186])" office:value-type="string" office:string-value="64x64/geda_redcross_64x64.xpm">
            <text:p>64x64/geda_redcross_64x64.xpm</text:p>
          </table:table-cell>
        </table:table-row>
        <table:table-row table:style-name="ro2">
          <table:table-cell table:formula="of:= [data.B187]&amp;&quot;_BITMAP_&quot;&amp;[data.C187]&amp;&quot;_&quot;&amp;[data.E187]" office:value-type="string" office:string-value="GEDA_BITMAP_REDCROSS_XHUGE">
            <text:p>GEDA_BITMAP_REDCROSS_XHUGE</text:p>
          </table:table-cell>
          <table:table-cell table:formula="of:=IF(([data.F187]=&quot;&quot;);[data.H187];[data.F187]&amp;&quot;/&quot;&amp;[data.H187])" office:value-type="string" office:string-value="96x96/geda_redcross_96x96.xpm">
            <text:p>96x96/geda_redcross_96x96.xpm</text:p>
          </table:table-cell>
        </table:table-row>
        <table:table-row table:style-name="ro2">
          <table:table-cell table:formula="of:= [data.B188]&amp;&quot;_BITMAP_&quot;&amp;[data.C188]&amp;&quot;_&quot;&amp;[data.E188]" office:value-type="string" office:string-value="GEDA_BITMAP_ROTATE_TINY">
            <text:p>GEDA_BITMAP_ROTATE_TINY</text:p>
          </table:table-cell>
          <table:table-cell table:formula="of:=IF(([data.F188]=&quot;&quot;);[data.H188];[data.F188]&amp;&quot;/&quot;&amp;[data.H188])" office:value-type="string" office:string-value="22x22/geda_rotate_22x22.png">
            <text:p>22x22/geda_rotate_22x22.png</text:p>
          </table:table-cell>
        </table:table-row>
        <table:table-row table:style-name="ro2">
          <table:table-cell table:formula="of:= [data.B189]&amp;&quot;_BITMAP_&quot;&amp;[data.C189]&amp;&quot;_&quot;&amp;[data.E189]" office:value-type="string" office:string-value="GEDA_BITMAP_ROTATE_SMALL">
            <text:p>GEDA_BITMAP_ROTATE_SMALL</text:p>
          </table:table-cell>
          <table:table-cell table:formula="of:=IF(([data.F189]=&quot;&quot;);[data.H189];[data.F189]&amp;&quot;/&quot;&amp;[data.H189])" office:value-type="string" office:string-value="24x24/geda_rotate_24x24.png">
            <text:p>24x24/geda_rotate_24x24.png</text:p>
          </table:table-cell>
        </table:table-row>
        <table:table-row table:style-name="ro2">
          <table:table-cell table:formula="of:= [data.B190]&amp;&quot;_BITMAP_&quot;&amp;[data.C190]&amp;&quot;_&quot;&amp;[data.E190]" office:value-type="string" office:string-value="GEDA_BITMAP_ROTATE_MEDIUM">
            <text:p>GEDA_BITMAP_ROTATE_MEDIUM</text:p>
          </table:table-cell>
          <table:table-cell table:formula="of:=IF(([data.F190]=&quot;&quot;);[data.H190];[data.F190]&amp;&quot;/&quot;&amp;[data.H190])" office:value-type="string" office:string-value="26x26/geda_rotate_26x26.png">
            <text:p>26x26/geda_rotate_26x26.png</text:p>
          </table:table-cell>
        </table:table-row>
        <table:table-row table:style-name="ro2">
          <table:table-cell table:formula="of:= [data.B191]&amp;&quot;_BITMAP_&quot;&amp;[data.C191]&amp;&quot;_&quot;&amp;[data.E191]" office:value-type="string" office:string-value="GEDA_BITMAP_ROTATE_LARGE">
            <text:p>GEDA_BITMAP_ROTATE_LARGE</text:p>
          </table:table-cell>
          <table:table-cell table:formula="of:=IF(([data.F191]=&quot;&quot;);[data.H191];[data.F191]&amp;&quot;/&quot;&amp;[data.H191])" office:value-type="string" office:string-value="28x28/geda_rotate_28x28.png">
            <text:p>28x28/geda_rotate_28x28.png</text:p>
          </table:table-cell>
        </table:table-row>
        <table:table-row table:style-name="ro2">
          <table:table-cell table:formula="of:= [data.B192]&amp;&quot;_BITMAP_&quot;&amp;[data.C192]&amp;&quot;_&quot;&amp;[data.E192]" office:value-type="string" office:string-value="GEDA_BITMAP_ROTATE_XLARGE">
            <text:p>GEDA_BITMAP_ROTATE_XLARGE</text:p>
          </table:table-cell>
          <table:table-cell table:formula="of:=IF(([data.F192]=&quot;&quot;);[data.H192];[data.F192]&amp;&quot;/&quot;&amp;[data.H192])" office:value-type="string" office:string-value="32x32/geda_rotate_32x32.png">
            <text:p>32x32/geda_rotate_32x32.png</text:p>
          </table:table-cell>
        </table:table-row>
        <table:table-row table:style-name="ro2">
          <table:table-cell table:formula="of:= [data.B193]&amp;&quot;_BITMAP_&quot;&amp;[data.C193]&amp;&quot;_&quot;&amp;[data.E193]" office:value-type="string" office:string-value="GEDA_BITMAP_SHEETS_TINY">
            <text:p>GEDA_BITMAP_SHEETS_TINY</text:p>
          </table:table-cell>
          <table:table-cell table:formula="of:=IF(([data.F193]=&quot;&quot;);[data.H193];[data.F193]&amp;&quot;/&quot;&amp;[data.H193])" office:value-type="string" office:string-value="22x22/geda_sheets_22x22.xpm">
            <text:p>22x22/geda_sheets_22x22.xpm</text:p>
          </table:table-cell>
        </table:table-row>
        <table:table-row table:style-name="ro2">
          <table:table-cell table:formula="of:= [data.B194]&amp;&quot;_BITMAP_&quot;&amp;[data.C194]&amp;&quot;_&quot;&amp;[data.E194]" office:value-type="string" office:string-value="GEDA_BITMAP_SHEETS_SMALL">
            <text:p>GEDA_BITMAP_SHEETS_SMALL</text:p>
          </table:table-cell>
          <table:table-cell table:formula="of:=IF(([data.F194]=&quot;&quot;);[data.H194];[data.F194]&amp;&quot;/&quot;&amp;[data.H194])" office:value-type="string" office:string-value="24x24/geda_sheets_24x24.xpm">
            <text:p>24x24/geda_sheets_24x24.xpm</text:p>
          </table:table-cell>
        </table:table-row>
        <table:table-row table:style-name="ro2">
          <table:table-cell table:formula="of:= [data.B195]&amp;&quot;_BITMAP_&quot;&amp;[data.C195]&amp;&quot;_&quot;&amp;[data.E195]" office:value-type="string" office:string-value="GEDA_BITMAP_SHEETS_MEDIUM">
            <text:p>GEDA_BITMAP_SHEETS_MEDIUM</text:p>
          </table:table-cell>
          <table:table-cell table:formula="of:=IF(([data.F195]=&quot;&quot;);[data.H195];[data.F195]&amp;&quot;/&quot;&amp;[data.H195])" office:value-type="string" office:string-value="26x26/geda_sheets_26x26.xpm">
            <text:p>26x26/geda_sheets_26x26.xpm</text:p>
          </table:table-cell>
        </table:table-row>
        <table:table-row table:style-name="ro2">
          <table:table-cell table:formula="of:= [data.B196]&amp;&quot;_BITMAP_&quot;&amp;[data.C196]&amp;&quot;_&quot;&amp;[data.E196]" office:value-type="string" office:string-value="GEDA_BITMAP_SHEETS_LARGE">
            <text:p>GEDA_BITMAP_SHEETS_LARGE</text:p>
          </table:table-cell>
          <table:table-cell table:formula="of:=IF(([data.F196]=&quot;&quot;);[data.H196];[data.F196]&amp;&quot;/&quot;&amp;[data.H196])" office:value-type="string" office:string-value="28x28/geda_sheets_28x28.xpm">
            <text:p>28x28/geda_sheets_28x28.xpm</text:p>
          </table:table-cell>
        </table:table-row>
        <table:table-row table:style-name="ro2">
          <table:table-cell table:formula="of:= [data.B197]&amp;&quot;_BITMAP_&quot;&amp;[data.C197]&amp;&quot;_&quot;&amp;[data.E197]" office:value-type="string" office:string-value="GEDA_BITMAP_SHEETS_XLARGE">
            <text:p>GEDA_BITMAP_SHEETS_XLARGE</text:p>
          </table:table-cell>
          <table:table-cell table:formula="of:=IF(([data.F197]=&quot;&quot;);[data.H197];[data.F197]&amp;&quot;/&quot;&amp;[data.H197])" office:value-type="string" office:string-value="32x32/geda_sheets_32x32.xpm">
            <text:p>32x32/geda_sheets_32x32.xpm</text:p>
          </table:table-cell>
        </table:table-row>
        <table:table-row table:style-name="ro2">
          <table:table-cell table:formula="of:= [data.B198]&amp;&quot;_BITMAP_&quot;&amp;[data.C198]&amp;&quot;_&quot;&amp;[data.E198]" office:value-type="string" office:string-value="GEDA_BITMAP_SELECT_TINY">
            <text:p>GEDA_BITMAP_SELECT_TINY</text:p>
          </table:table-cell>
          <table:table-cell table:formula="of:=IF(([data.F198]=&quot;&quot;);[data.H198];[data.F198]&amp;&quot;/&quot;&amp;[data.H198])" office:value-type="string" office:string-value="22x22/geda_select_22x22.png">
            <text:p>22x22/geda_select_22x22.png</text:p>
          </table:table-cell>
        </table:table-row>
        <table:table-row table:style-name="ro2">
          <table:table-cell table:formula="of:= [data.B199]&amp;&quot;_BITMAP_&quot;&amp;[data.C199]&amp;&quot;_&quot;&amp;[data.E199]" office:value-type="string" office:string-value="GEDA_BITMAP_SELECT_SMALL">
            <text:p>GEDA_BITMAP_SELECT_SMALL</text:p>
          </table:table-cell>
          <table:table-cell table:formula="of:=IF(([data.F199]=&quot;&quot;);[data.H199];[data.F199]&amp;&quot;/&quot;&amp;[data.H199])" office:value-type="string" office:string-value="24x24/geda_select_24x24.png">
            <text:p>24x24/geda_select_24x24.png</text:p>
          </table:table-cell>
        </table:table-row>
        <table:table-row table:style-name="ro2">
          <table:table-cell table:formula="of:= [data.B200]&amp;&quot;_BITMAP_&quot;&amp;[data.C200]&amp;&quot;_&quot;&amp;[data.E200]" office:value-type="string" office:string-value="GEDA_BITMAP_SELECT_MEDIUM">
            <text:p>GEDA_BITMAP_SELECT_MEDIUM</text:p>
          </table:table-cell>
          <table:table-cell table:formula="of:=IF(([data.F200]=&quot;&quot;);[data.H200];[data.F200]&amp;&quot;/&quot;&amp;[data.H200])" office:value-type="string" office:string-value="26x26/geda_select_26x26.png">
            <text:p>26x26/geda_select_26x26.png</text:p>
          </table:table-cell>
        </table:table-row>
        <table:table-row table:style-name="ro2">
          <table:table-cell table:formula="of:= [data.B201]&amp;&quot;_BITMAP_&quot;&amp;[data.C201]&amp;&quot;_&quot;&amp;[data.E201]" office:value-type="string" office:string-value="GEDA_BITMAP_SELECT_LARGE">
            <text:p>GEDA_BITMAP_SELECT_LARGE</text:p>
          </table:table-cell>
          <table:table-cell table:formula="of:=IF(([data.F201]=&quot;&quot;);[data.H201];[data.F201]&amp;&quot;/&quot;&amp;[data.H201])" office:value-type="string" office:string-value="28x28/geda_select_28x28.png">
            <text:p>28x28/geda_select_28x28.png</text:p>
          </table:table-cell>
        </table:table-row>
        <table:table-row table:style-name="ro2">
          <table:table-cell table:formula="of:= [data.B202]&amp;&quot;_BITMAP_&quot;&amp;[data.C202]&amp;&quot;_&quot;&amp;[data.E202]" office:value-type="string" office:string-value="GEDA_BITMAP_SELECT_XLARGE">
            <text:p>GEDA_BITMAP_SELECT_XLARGE</text:p>
          </table:table-cell>
          <table:table-cell table:formula="of:=IF(([data.F202]=&quot;&quot;);[data.H202];[data.F202]&amp;&quot;/&quot;&amp;[data.H202])" office:value-type="string" office:string-value="32x32/geda_select_32x32.png">
            <text:p>32x32/geda_select_32x32.png</text:p>
          </table:table-cell>
        </table:table-row>
        <table:table-row table:style-name="ro2">
          <table:table-cell table:formula="of:= [data.B203]&amp;&quot;_BITMAP_&quot;&amp;[data.C203]&amp;&quot;_&quot;&amp;[data.E203]" office:value-type="string" office:string-value="GEDA_BITMAP_SWITCH_OFF">
            <text:p>GEDA_BITMAP_SWITCH_OFF</text:p>
          </table:table-cell>
          <table:table-cell table:formula="of:=IF(([data.F203]=&quot;&quot;);[data.H203];[data.F203]&amp;&quot;/&quot;&amp;[data.H203])" office:value-type="string" office:string-value="geda_switch_off.png">
            <text:p>geda_switch_off.png</text:p>
          </table:table-cell>
        </table:table-row>
        <table:table-row table:style-name="ro2">
          <table:table-cell table:formula="of:= [data.B204]&amp;&quot;_BITMAP_&quot;&amp;[data.C204]&amp;&quot;_&quot;&amp;[data.E204]" office:value-type="string" office:string-value="GEDA_BITMAP_SWITCH_ON">
            <text:p>GEDA_BITMAP_SWITCH_ON</text:p>
          </table:table-cell>
          <table:table-cell table:formula="of:=IF(([data.F204]=&quot;&quot;);[data.H204];[data.F204]&amp;&quot;/&quot;&amp;[data.H204])" office:value-type="string" office:string-value="geda_switch_on.png">
            <text:p>geda_switch_on.png</text:p>
          </table:table-cell>
        </table:table-row>
        <table:table-row table:style-name="ro2">
          <table:table-cell table:formula="of:= [data.B205]&amp;&quot;_BITMAP_&quot;&amp;[data.C205]&amp;&quot;_&quot;&amp;[data.E205]" office:value-type="string" office:string-value="GEDA_BITMAP_TOOLS_TINY">
            <text:p>GEDA_BITMAP_TOOLS_TINY</text:p>
          </table:table-cell>
          <table:table-cell table:formula="of:=IF(([data.F205]=&quot;&quot;);[data.H205];[data.F205]&amp;&quot;/&quot;&amp;[data.H205])" office:value-type="string" office:string-value="22x22/geda_tools_22x22.xpm">
            <text:p>22x22/geda_tools_22x22.xpm</text:p>
          </table:table-cell>
        </table:table-row>
        <table:table-row table:style-name="ro2">
          <table:table-cell table:formula="of:= [data.B206]&amp;&quot;_BITMAP_&quot;&amp;[data.C206]&amp;&quot;_&quot;&amp;[data.E206]" office:value-type="string" office:string-value="GEDA_BITMAP_TOOLS_SMALL">
            <text:p>GEDA_BITMAP_TOOLS_SMALL</text:p>
          </table:table-cell>
          <table:table-cell table:formula="of:=IF(([data.F206]=&quot;&quot;);[data.H206];[data.F206]&amp;&quot;/&quot;&amp;[data.H206])" office:value-type="string" office:string-value="24x24/geda_tools_24x24.xpm">
            <text:p>24x24/geda_tools_24x24.xpm</text:p>
          </table:table-cell>
        </table:table-row>
        <table:table-row table:style-name="ro2">
          <table:table-cell table:formula="of:= [data.B207]&amp;&quot;_BITMAP_&quot;&amp;[data.C207]&amp;&quot;_&quot;&amp;[data.E207]" office:value-type="string" office:string-value="GEDA_BITMAP_TOOLS_MEDIUM">
            <text:p>GEDA_BITMAP_TOOLS_MEDIUM</text:p>
          </table:table-cell>
          <table:table-cell table:formula="of:=IF(([data.F207]=&quot;&quot;);[data.H207];[data.F207]&amp;&quot;/&quot;&amp;[data.H207])" office:value-type="string" office:string-value="26x26/geda_tools_26x26.xpm">
            <text:p>26x26/geda_tools_26x26.xpm</text:p>
          </table:table-cell>
        </table:table-row>
        <table:table-row table:style-name="ro2">
          <table:table-cell table:formula="of:= [data.B208]&amp;&quot;_BITMAP_&quot;&amp;[data.C208]&amp;&quot;_&quot;&amp;[data.E208]" office:value-type="string" office:string-value="GEDA_BITMAP_TOOLS_LARGE">
            <text:p>GEDA_BITMAP_TOOLS_LARGE</text:p>
          </table:table-cell>
          <table:table-cell table:formula="of:=IF(([data.F208]=&quot;&quot;);[data.H208];[data.F208]&amp;&quot;/&quot;&amp;[data.H208])" office:value-type="string" office:string-value="28x28/geda_tools_28x28.xpm">
            <text:p>28x28/geda_tools_28x28.xpm</text:p>
          </table:table-cell>
        </table:table-row>
        <table:table-row table:style-name="ro2">
          <table:table-cell table:formula="of:= [data.B209]&amp;&quot;_BITMAP_&quot;&amp;[data.C209]&amp;&quot;_&quot;&amp;[data.E209]" office:value-type="string" office:string-value="GEDA_BITMAP_TOOLS_XLARGE">
            <text:p>GEDA_BITMAP_TOOLS_XLARGE</text:p>
          </table:table-cell>
          <table:table-cell table:formula="of:=IF(([data.F209]=&quot;&quot;);[data.H209];[data.F209]&amp;&quot;/&quot;&amp;[data.H209])" office:value-type="string" office:string-value="32x32/geda_tools_32x32.xpm">
            <text:p>32x32/geda_tools_32x32.xpm</text:p>
          </table:table-cell>
        </table:table-row>
        <table:table-row table:style-name="ro2">
          <table:table-cell table:formula="of:= [data.B210]&amp;&quot;_BITMAP_&quot;&amp;[data.C210]&amp;&quot;_&quot;&amp;[data.E210]" office:value-type="string" office:string-value="GEDA_BITMAP_TOOLS_JUMBO">
            <text:p>GEDA_BITMAP_TOOLS_JUMBO</text:p>
          </table:table-cell>
          <table:table-cell table:formula="of:=IF(([data.F210]=&quot;&quot;);[data.H210];[data.F210]&amp;&quot;/&quot;&amp;[data.H210])" office:value-type="string" office:string-value="128x128/geda_tools_128x128.xpm">
            <text:p>128x128/geda_tools_128x128.xpm</text:p>
          </table:table-cell>
        </table:table-row>
        <table:table-row table:style-name="ro2">
          <table:table-cell table:formula="of:= [data.B211]&amp;&quot;_BITMAP_&quot;&amp;[data.C211]&amp;&quot;_&quot;&amp;[data.E211]" office:value-type="string" office:string-value="GEDA_BITMAP_UNLOCK_TINY">
            <text:p>GEDA_BITMAP_UNLOCK_TINY</text:p>
          </table:table-cell>
          <table:table-cell table:formula="of:=IF(([data.F211]=&quot;&quot;);[data.H211];[data.F211]&amp;&quot;/&quot;&amp;[data.H211])" office:value-type="string" office:string-value="22x22/geda_unlock_22x22.png">
            <text:p>22x22/geda_unlock_22x22.png</text:p>
          </table:table-cell>
        </table:table-row>
        <table:table-row table:style-name="ro2">
          <table:table-cell table:formula="of:= [data.B212]&amp;&quot;_BITMAP_&quot;&amp;[data.C212]&amp;&quot;_&quot;&amp;[data.E212]" office:value-type="string" office:string-value="GEDA_BITMAP_UNLOCK_SMALL">
            <text:p>GEDA_BITMAP_UNLOCK_SMALL</text:p>
          </table:table-cell>
          <table:table-cell table:formula="of:=IF(([data.F212]=&quot;&quot;);[data.H212];[data.F212]&amp;&quot;/&quot;&amp;[data.H212])" office:value-type="string" office:string-value="24x24/geda_unlock_24x24.png">
            <text:p>24x24/geda_unlock_24x24.png</text:p>
          </table:table-cell>
        </table:table-row>
        <table:table-row table:style-name="ro2">
          <table:table-cell table:formula="of:= [data.B213]&amp;&quot;_BITMAP_&quot;&amp;[data.C213]&amp;&quot;_&quot;&amp;[data.E213]" office:value-type="string" office:string-value="GEDA_BITMAP_UNLOCK_MEDIUM">
            <text:p>GEDA_BITMAP_UNLOCK_MEDIUM</text:p>
          </table:table-cell>
          <table:table-cell table:formula="of:=IF(([data.F213]=&quot;&quot;);[data.H213];[data.F213]&amp;&quot;/&quot;&amp;[data.H213])" office:value-type="string" office:string-value="26x26/geda_unlock_26x26.png">
            <text:p>26x26/geda_unlock_26x26.png</text:p>
          </table:table-cell>
        </table:table-row>
        <table:table-row table:style-name="ro2">
          <table:table-cell table:formula="of:= [data.B214]&amp;&quot;_BITMAP_&quot;&amp;[data.C214]&amp;&quot;_&quot;&amp;[data.E214]" office:value-type="string" office:string-value="GEDA_BITMAP_UNLOCK_LARGE">
            <text:p>GEDA_BITMAP_UNLOCK_LARGE</text:p>
          </table:table-cell>
          <table:table-cell table:formula="of:=IF(([data.F214]=&quot;&quot;);[data.H214];[data.F214]&amp;&quot;/&quot;&amp;[data.H214])" office:value-type="string" office:string-value="28x28/geda_unlock_28x28.png">
            <text:p>28x28/geda_unlock_28x28.png</text:p>
          </table:table-cell>
        </table:table-row>
        <table:table-row table:style-name="ro2">
          <table:table-cell table:formula="of:= [data.B215]&amp;&quot;_BITMAP_&quot;&amp;[data.C215]&amp;&quot;_&quot;&amp;[data.E215]" office:value-type="string" office:string-value="GEDA_BITMAP_UNLOCK_XLARGE">
            <text:p>GEDA_BITMAP_UNLOCK_XLARGE</text:p>
          </table:table-cell>
          <table:table-cell table:formula="of:=IF(([data.F215]=&quot;&quot;);[data.H215];[data.F215]&amp;&quot;/&quot;&amp;[data.H215])" office:value-type="string" office:string-value="32x32/geda_unlock_32x32.png">
            <text:p>32x32/geda_unlock_32x32.png</text:p>
          </table:table-cell>
        </table:table-row>
        <table:table-row table:style-name="ro2">
          <table:table-cell table:formula="of:= [data.B216]&amp;&quot;_BITMAP_&quot;&amp;[data.C216]&amp;&quot;_&quot;&amp;[data.E216]" office:value-type="string" office:string-value="GEDA_BITMAP_VALUE_MINI">
            <text:p>GEDA_BITMAP_VALUE_MINI</text:p>
          </table:table-cell>
          <table:table-cell table:formula="of:=IF(([data.F216]=&quot;&quot;);[data.H216];[data.F216]&amp;&quot;/&quot;&amp;[data.H216])" office:value-type="string" office:string-value="16x16/geda_value_16x16.xpm">
            <text:p>16x16/geda_value_16x16.xpm</text:p>
          </table:table-cell>
        </table:table-row>
        <table:table-row table:style-name="ro2">
          <table:table-cell table:formula="of:= [data.B217]&amp;&quot;_BITMAP_&quot;&amp;[data.C217]&amp;&quot;_&quot;&amp;[data.E217]" office:value-type="string" office:string-value="GEDA_BITMAP_VALUE_TINY">
            <text:p>GEDA_BITMAP_VALUE_TINY</text:p>
          </table:table-cell>
          <table:table-cell table:formula="of:=IF(([data.F217]=&quot;&quot;);[data.H217];[data.F217]&amp;&quot;/&quot;&amp;[data.H217])" office:value-type="string" office:string-value="22x22/geda_value_22x22.xpm">
            <text:p>22x22/geda_value_22x22.xpm</text:p>
          </table:table-cell>
        </table:table-row>
        <table:table-row table:style-name="ro2">
          <table:table-cell table:formula="of:= [data.B218]&amp;&quot;_BITMAP_&quot;&amp;[data.C218]&amp;&quot;_&quot;&amp;[data.E218]" office:value-type="string" office:string-value="GEDA_BITMAP_VALUE_SMALL">
            <text:p>GEDA_BITMAP_VALUE_SMALL</text:p>
          </table:table-cell>
          <table:table-cell table:formula="of:=IF(([data.F218]=&quot;&quot;);[data.H218];[data.F218]&amp;&quot;/&quot;&amp;[data.H218])" office:value-type="string" office:string-value="24x24/geda_value_24x24.xpm">
            <text:p>24x24/geda_value_24x24.xpm</text:p>
          </table:table-cell>
        </table:table-row>
        <table:table-row table:style-name="ro2">
          <table:table-cell table:formula="of:= [data.B219]&amp;&quot;_BITMAP_&quot;&amp;[data.C219]&amp;&quot;_&quot;&amp;[data.E219]" office:value-type="string" office:string-value="GEDA_BITMAP_VALUE_MEDIUM">
            <text:p>GEDA_BITMAP_VALUE_MEDIUM</text:p>
          </table:table-cell>
          <table:table-cell table:formula="of:=IF(([data.F219]=&quot;&quot;);[data.H219];[data.F219]&amp;&quot;/&quot;&amp;[data.H219])" office:value-type="string" office:string-value="26x26/geda_value_26x26.xpm">
            <text:p>26x26/geda_value_26x26.xpm</text:p>
          </table:table-cell>
        </table:table-row>
        <table:table-row table:style-name="ro2">
          <table:table-cell table:formula="of:= [data.B220]&amp;&quot;_BITMAP_&quot;&amp;[data.C220]&amp;&quot;_&quot;&amp;[data.E220]" office:value-type="string" office:string-value="GEDA_BITMAP_VALUE_LARGE">
            <text:p>GEDA_BITMAP_VALUE_LARGE</text:p>
          </table:table-cell>
          <table:table-cell table:formula="of:=IF(([data.F220]=&quot;&quot;);[data.H220];[data.F220]&amp;&quot;/&quot;&amp;[data.H220])" office:value-type="string" office:string-value="28x28/geda_value_28x28.xpm">
            <text:p>28x28/geda_value_28x28.xpm</text:p>
          </table:table-cell>
        </table:table-row>
        <table:table-row table:style-name="ro2">
          <table:table-cell table:formula="of:= [data.B221]&amp;&quot;_BITMAP_&quot;&amp;[data.C221]&amp;&quot;_&quot;&amp;[data.E221]" office:value-type="string" office:string-value="GEDA_BITMAP_VALUE_XLARGE">
            <text:p>GEDA_BITMAP_VALUE_XLARGE</text:p>
          </table:table-cell>
          <table:table-cell table:formula="of:=IF(([data.F221]=&quot;&quot;);[data.H221];[data.F221]&amp;&quot;/&quot;&amp;[data.H221])" office:value-type="string" office:string-value="32x32/geda_value_32x32.xpm">
            <text:p>32x32/geda_value_32x32.xpm</text:p>
          </table:table-cell>
        </table:table-row>
        <table:table-row table:style-name="ro2">
          <table:table-cell table:formula="of:= [data.B222]&amp;&quot;_BITMAP_&quot;&amp;[data.C222]&amp;&quot;_&quot;&amp;[data.E222]" office:value-type="string" office:string-value="GEDA_BITMAP_VALUE_XXLARGE">
            <text:p>GEDA_BITMAP_VALUE_XXLARGE</text:p>
          </table:table-cell>
          <table:table-cell table:formula="of:=IF(([data.F222]=&quot;&quot;);[data.H222];[data.F222]&amp;&quot;/&quot;&amp;[data.H222])" office:value-type="string" office:string-value="36x36/geda_value_36x36.xpm">
            <text:p>36x36/geda_value_36x36.xpm</text:p>
          </table:table-cell>
        </table:table-row>
        <table:table-row table:style-name="ro2">
          <table:table-cell table:formula="of:= [data.B223]&amp;&quot;_BITMAP_&quot;&amp;[data.C223]&amp;&quot;_&quot;&amp;[data.E223]" office:value-type="string" office:string-value="GEDA_BITMAP_VALUE_256x256">
            <text:p>GEDA_BITMAP_VALUE_256x256</text:p>
          </table:table-cell>
          <table:table-cell table:formula="of:=IF(([data.F223]=&quot;&quot;);[data.H223];[data.F223]&amp;&quot;/&quot;&amp;[data.H223])" office:value-type="string" office:string-value="256x256/geda_value_256x256.png">
            <text:p>256x256/geda_value_256x256.png</text:p>
          </table:table-cell>
        </table:table-row>
        <table:table-row table:style-name="ro2">
          <table:table-cell table:formula="of:= [data.B224]&amp;&quot;_BITMAP_&quot;&amp;[data.C224]&amp;&quot;_&quot;&amp;[data.E224]" office:value-type="string" office:string-value="GEDA_BITMAP_VIEW_REDRAW_TINY">
            <text:p>GEDA_BITMAP_VIEW_REDRAW_TINY</text:p>
          </table:table-cell>
          <table:table-cell table:formula="of:=IF(([data.F224]=&quot;&quot;);[data.H224];[data.F224]&amp;&quot;/&quot;&amp;[data.H224])" office:value-type="string" office:string-value="22x22/geda_view_redraw_22x22.png">
            <text:p>22x22/geda_view_redraw_22x22.png</text:p>
          </table:table-cell>
        </table:table-row>
        <table:table-row table:style-name="ro2">
          <table:table-cell table:formula="of:= [data.B225]&amp;&quot;_BITMAP_&quot;&amp;[data.C225]&amp;&quot;_&quot;&amp;[data.E225]" office:value-type="string" office:string-value="GEDA_BITMAP_VIEW_REDRAW_SMALL">
            <text:p>GEDA_BITMAP_VIEW_REDRAW_SMALL</text:p>
          </table:table-cell>
          <table:table-cell table:formula="of:=IF(([data.F225]=&quot;&quot;);[data.H225];[data.F225]&amp;&quot;/&quot;&amp;[data.H225])" office:value-type="string" office:string-value="24x24/geda_view_redraw_24x24.png">
            <text:p>24x24/geda_view_redraw_24x24.png</text:p>
          </table:table-cell>
        </table:table-row>
        <table:table-row table:style-name="ro2">
          <table:table-cell table:formula="of:= [data.B226]&amp;&quot;_BITMAP_&quot;&amp;[data.C226]&amp;&quot;_&quot;&amp;[data.E226]" office:value-type="string" office:string-value="GEDA_BITMAP_VIEW_REDRAW_MEDIUM">
            <text:p>GEDA_BITMAP_VIEW_REDRAW_MEDIUM</text:p>
          </table:table-cell>
          <table:table-cell table:formula="of:=IF(([data.F226]=&quot;&quot;);[data.H226];[data.F226]&amp;&quot;/&quot;&amp;[data.H226])" office:value-type="string" office:string-value="26x26/geda_view_redraw_26x26.png">
            <text:p>26x26/geda_view_redraw_26x26.png</text:p>
          </table:table-cell>
        </table:table-row>
        <table:table-row table:style-name="ro2">
          <table:table-cell table:formula="of:= [data.B227]&amp;&quot;_BITMAP_&quot;&amp;[data.C227]&amp;&quot;_&quot;&amp;[data.E227]" office:value-type="string" office:string-value="GEDA_BITMAP_VIEW_REDRAW_LARGE">
            <text:p>GEDA_BITMAP_VIEW_REDRAW_LARGE</text:p>
          </table:table-cell>
          <table:table-cell table:formula="of:=IF(([data.F227]=&quot;&quot;);[data.H227];[data.F227]&amp;&quot;/&quot;&amp;[data.H227])" office:value-type="string" office:string-value="28x28/geda_view_redraw_28x28.png">
            <text:p>28x28/geda_view_redraw_28x28.png</text:p>
          </table:table-cell>
        </table:table-row>
        <table:table-row table:style-name="ro2">
          <table:table-cell table:formula="of:= [data.B228]&amp;&quot;_BITMAP_&quot;&amp;[data.C228]&amp;&quot;_&quot;&amp;[data.E228]" office:value-type="string" office:string-value="GEDA_BITMAP_VIEW_REDRAW_XLARGE">
            <text:p>GEDA_BITMAP_VIEW_REDRAW_XLARGE</text:p>
          </table:table-cell>
          <table:table-cell table:formula="of:=IF(([data.F228]=&quot;&quot;);[data.H228];[data.F228]&amp;&quot;/&quot;&amp;[data.H228])" office:value-type="string" office:string-value="32x32/geda_view_redraw_32x32.png">
            <text:p>32x32/geda_view_redraw_32x32.png</text:p>
          </table:table-cell>
        </table:table-row>
        <table:table-row table:style-name="ro2">
          <table:table-cell table:formula="of:= [data.B229]&amp;&quot;_BITMAP_&quot;&amp;[data.C229]&amp;&quot;_&quot;&amp;[data.E229]" office:value-type="string" office:string-value="GEDA_BITMAP_ZOOM_BOX_TINY">
            <text:p>GEDA_BITMAP_ZOOM_BOX_TINY</text:p>
          </table:table-cell>
          <table:table-cell table:formula="of:=IF(([data.F229]=&quot;&quot;);[data.H229];[data.F229]&amp;&quot;/&quot;&amp;[data.H229])" office:value-type="string" office:string-value="22x22/geda_zoom_box_22x22.png">
            <text:p>22x22/geda_zoom_box_22x22.png</text:p>
          </table:table-cell>
        </table:table-row>
        <table:table-row table:style-name="ro2">
          <table:table-cell table:formula="of:= [data.B230]&amp;&quot;_BITMAP_&quot;&amp;[data.C230]&amp;&quot;_&quot;&amp;[data.E230]" office:value-type="string" office:string-value="GEDA_BITMAP_ZOOM_BOX_SMALL">
            <text:p>GEDA_BITMAP_ZOOM_BOX_SMALL</text:p>
          </table:table-cell>
          <table:table-cell table:formula="of:=IF(([data.F230]=&quot;&quot;);[data.H230];[data.F230]&amp;&quot;/&quot;&amp;[data.H230])" office:value-type="string" office:string-value="24x24/geda_zoom_box_24x24.png">
            <text:p>24x24/geda_zoom_box_24x24.png</text:p>
          </table:table-cell>
        </table:table-row>
        <table:table-row table:style-name="ro2">
          <table:table-cell table:formula="of:= [data.B231]&amp;&quot;_BITMAP_&quot;&amp;[data.C231]&amp;&quot;_&quot;&amp;[data.E231]" office:value-type="string" office:string-value="GEDA_BITMAP_ZOOM_BOX_MEDIUM">
            <text:p>GEDA_BITMAP_ZOOM_BOX_MEDIUM</text:p>
          </table:table-cell>
          <table:table-cell table:formula="of:=IF(([data.F231]=&quot;&quot;);[data.H231];[data.F231]&amp;&quot;/&quot;&amp;[data.H231])" office:value-type="string" office:string-value="26x26/geda_zoom_box_26x26.png">
            <text:p>26x26/geda_zoom_box_26x26.png</text:p>
          </table:table-cell>
        </table:table-row>
        <table:table-row table:style-name="ro2">
          <table:table-cell table:formula="of:= [data.B232]&amp;&quot;_BITMAP_&quot;&amp;[data.C232]&amp;&quot;_&quot;&amp;[data.E232]" office:value-type="string" office:string-value="GEDA_BITMAP_ZOOM_BOX_LARGE">
            <text:p>GEDA_BITMAP_ZOOM_BOX_LARGE</text:p>
          </table:table-cell>
          <table:table-cell table:formula="of:=IF(([data.F232]=&quot;&quot;);[data.H232];[data.F232]&amp;&quot;/&quot;&amp;[data.H232])" office:value-type="string" office:string-value="28x28/geda_zoom_box_28x28.png">
            <text:p>28x28/geda_zoom_box_28x28.png</text:p>
          </table:table-cell>
        </table:table-row>
        <table:table-row table:style-name="ro2">
          <table:table-cell table:formula="of:= [data.B233]&amp;&quot;_BITMAP_&quot;&amp;[data.C233]&amp;&quot;_&quot;&amp;[data.E233]" office:value-type="string" office:string-value="GEDA_BITMAP_ZOOM_BOX_XLARGE">
            <text:p>GEDA_BITMAP_ZOOM_BOX_XLARGE</text:p>
          </table:table-cell>
          <table:table-cell table:formula="of:=IF(([data.F233]=&quot;&quot;);[data.H233];[data.F233]&amp;&quot;/&quot;&amp;[data.H233])" office:value-type="string" office:string-value="32x32/geda_zoom_box_32x32.png">
            <text:p>32x32/geda_zoom_box_32x32.png</text:p>
          </table:table-cell>
        </table:table-row>
        <table:table-row table:style-name="ro2">
          <table:table-cell table:formula="of:= [data.B234]&amp;&quot;_BITMAP_&quot;&amp;[data.C234]&amp;&quot;_&quot;&amp;[data.E234]" office:value-type="string" office:string-value="GEDA_BITMAP_ZOOM_EXTENTS_TINY">
            <text:p>GEDA_BITMAP_ZOOM_EXTENTS_TINY</text:p>
          </table:table-cell>
          <table:table-cell table:formula="of:=IF(([data.F234]=&quot;&quot;);[data.H234];[data.F234]&amp;&quot;/&quot;&amp;[data.H234])" office:value-type="string" office:string-value="22x22/geda_zoom_extents_22x22.png">
            <text:p>22x22/geda_zoom_extents_22x22.png</text:p>
          </table:table-cell>
        </table:table-row>
        <table:table-row table:style-name="ro2">
          <table:table-cell table:formula="of:= [data.B235]&amp;&quot;_BITMAP_&quot;&amp;[data.C235]&amp;&quot;_&quot;&amp;[data.E235]" office:value-type="string" office:string-value="GEDA_BITMAP_ZOOM_EXTENTS_SMALL">
            <text:p>GEDA_BITMAP_ZOOM_EXTENTS_SMALL</text:p>
          </table:table-cell>
          <table:table-cell table:formula="of:=IF(([data.F235]=&quot;&quot;);[data.H235];[data.F235]&amp;&quot;/&quot;&amp;[data.H235])" office:value-type="string" office:string-value="24x24/geda_zoom_extents_24x24.png">
            <text:p>24x24/geda_zoom_extents_24x24.png</text:p>
          </table:table-cell>
        </table:table-row>
        <table:table-row table:style-name="ro2">
          <table:table-cell table:formula="of:= [data.B236]&amp;&quot;_BITMAP_&quot;&amp;[data.C236]&amp;&quot;_&quot;&amp;[data.E236]" office:value-type="string" office:string-value="GEDA_BITMAP_ZOOM_EXTENTS_MEDIUM">
            <text:p>GEDA_BITMAP_ZOOM_EXTENTS_MEDIUM</text:p>
          </table:table-cell>
          <table:table-cell table:formula="of:=IF(([data.F236]=&quot;&quot;);[data.H236];[data.F236]&amp;&quot;/&quot;&amp;[data.H236])" office:value-type="string" office:string-value="26x26/geda_zoom_extents_26x26.png">
            <text:p>26x26/geda_zoom_extents_26x26.png</text:p>
          </table:table-cell>
        </table:table-row>
        <table:table-row table:style-name="ro2">
          <table:table-cell table:formula="of:= [data.B237]&amp;&quot;_BITMAP_&quot;&amp;[data.C237]&amp;&quot;_&quot;&amp;[data.E237]" office:value-type="string" office:string-value="GEDA_BITMAP_ZOOM_EXTENTS_LARGE">
            <text:p>GEDA_BITMAP_ZOOM_EXTENTS_LARGE</text:p>
          </table:table-cell>
          <table:table-cell table:formula="of:=IF(([data.F237]=&quot;&quot;);[data.H237];[data.F237]&amp;&quot;/&quot;&amp;[data.H237])" office:value-type="string" office:string-value="28x28/geda_zoom_extents_28x28.png">
            <text:p>28x28/geda_zoom_extents_28x28.png</text:p>
          </table:table-cell>
        </table:table-row>
        <table:table-row table:style-name="ro2">
          <table:table-cell table:formula="of:= [data.B238]&amp;&quot;_BITMAP_&quot;&amp;[data.C238]&amp;&quot;_&quot;&amp;[data.E238]" office:value-type="string" office:string-value="GEDA_BITMAP_ZOOM_EXTENTS_XLARGE">
            <text:p>GEDA_BITMAP_ZOOM_EXTENTS_XLARGE</text:p>
          </table:table-cell>
          <table:table-cell table:formula="of:=IF(([data.F238]=&quot;&quot;);[data.H238];[data.F238]&amp;&quot;/&quot;&amp;[data.H238])" office:value-type="string" office:string-value="32x32/geda_zoom_extents_32x32.png">
            <text:p>32x32/geda_zoom_extents_32x32.png</text:p>
          </table:table-cell>
        </table:table-row>
        <table:table-row table:style-name="ro2">
          <table:table-cell table:formula="of:= [data.B239]&amp;&quot;_BITMAP_&quot;&amp;[data.C239]&amp;&quot;_&quot;&amp;[data.E239]" office:value-type="string" office:string-value="GEDA_BITMAP_ZOOM_IN_TINY">
            <text:p>GEDA_BITMAP_ZOOM_IN_TINY</text:p>
          </table:table-cell>
          <table:table-cell table:formula="of:=IF(([data.F239]=&quot;&quot;);[data.H239];[data.F239]&amp;&quot;/&quot;&amp;[data.H239])" office:value-type="string" office:string-value="22x22/geda_zoom_in_22x22.png">
            <text:p>22x22/geda_zoom_in_22x22.png</text:p>
          </table:table-cell>
        </table:table-row>
        <table:table-row table:style-name="ro2">
          <table:table-cell table:formula="of:= [data.B240]&amp;&quot;_BITMAP_&quot;&amp;[data.C240]&amp;&quot;_&quot;&amp;[data.E240]" office:value-type="string" office:string-value="GEDA_BITMAP_ZOOM_IN_SMALL">
            <text:p>GEDA_BITMAP_ZOOM_IN_SMALL</text:p>
          </table:table-cell>
          <table:table-cell table:formula="of:=IF(([data.F240]=&quot;&quot;);[data.H240];[data.F240]&amp;&quot;/&quot;&amp;[data.H240])" office:value-type="string" office:string-value="24x24/geda_zoom_in_24x24.png">
            <text:p>24x24/geda_zoom_in_24x24.png</text:p>
          </table:table-cell>
        </table:table-row>
        <table:table-row table:style-name="ro2">
          <table:table-cell table:formula="of:= [data.B241]&amp;&quot;_BITMAP_&quot;&amp;[data.C241]&amp;&quot;_&quot;&amp;[data.E241]" office:value-type="string" office:string-value="GEDA_BITMAP_ZOOM_IN_MEDIUM">
            <text:p>GEDA_BITMAP_ZOOM_IN_MEDIUM</text:p>
          </table:table-cell>
          <table:table-cell table:formula="of:=IF(([data.F241]=&quot;&quot;);[data.H241];[data.F241]&amp;&quot;/&quot;&amp;[data.H241])" office:value-type="string" office:string-value="26x26/geda_zoom_in_26x26.png">
            <text:p>26x26/geda_zoom_in_26x26.png</text:p>
          </table:table-cell>
        </table:table-row>
        <table:table-row table:style-name="ro2">
          <table:table-cell table:formula="of:= [data.B242]&amp;&quot;_BITMAP_&quot;&amp;[data.C242]&amp;&quot;_&quot;&amp;[data.E242]" office:value-type="string" office:string-value="GEDA_BITMAP_ZOOM_IN_LARGE">
            <text:p>GEDA_BITMAP_ZOOM_IN_LARGE</text:p>
          </table:table-cell>
          <table:table-cell table:formula="of:=IF(([data.F242]=&quot;&quot;);[data.H242];[data.F242]&amp;&quot;/&quot;&amp;[data.H242])" office:value-type="string" office:string-value="28x28/geda_zoom_in_28x28.png">
            <text:p>28x28/geda_zoom_in_28x28.png</text:p>
          </table:table-cell>
        </table:table-row>
        <table:table-row table:style-name="ro2">
          <table:table-cell table:formula="of:= [data.B243]&amp;&quot;_BITMAP_&quot;&amp;[data.C243]&amp;&quot;_&quot;&amp;[data.E243]" office:value-type="string" office:string-value="GEDA_BITMAP_ZOOM_IN_XLARGE">
            <text:p>GEDA_BITMAP_ZOOM_IN_XLARGE</text:p>
          </table:table-cell>
          <table:table-cell table:formula="of:=IF(([data.F243]=&quot;&quot;);[data.H243];[data.F243]&amp;&quot;/&quot;&amp;[data.H243])" office:value-type="string" office:string-value="32x32/geda_zoom_in_32x32.png">
            <text:p>32x32/geda_zoom_in_32x32.png</text:p>
          </table:table-cell>
        </table:table-row>
        <table:table-row table:style-name="ro2">
          <table:table-cell table:formula="of:= [data.B244]&amp;&quot;_BITMAP_&quot;&amp;[data.C244]&amp;&quot;_&quot;&amp;[data.E244]" office:value-type="string" office:string-value="GEDA_BITMAP_ZOOM_LIMITS_TINY">
            <text:p>GEDA_BITMAP_ZOOM_LIMITS_TINY</text:p>
          </table:table-cell>
          <table:table-cell table:formula="of:=IF(([data.F244]=&quot;&quot;);[data.H244];[data.F244]&amp;&quot;/&quot;&amp;[data.H244])" office:value-type="string" office:string-value="22x22/geda_zoom_limits_22x22.png">
            <text:p>22x22/geda_zoom_limits_22x22.png</text:p>
          </table:table-cell>
        </table:table-row>
        <table:table-row table:style-name="ro2">
          <table:table-cell table:formula="of:= [data.B245]&amp;&quot;_BITMAP_&quot;&amp;[data.C245]&amp;&quot;_&quot;&amp;[data.E245]" office:value-type="string" office:string-value="GEDA_BITMAP_ZOOM_LIMITS_SMALL">
            <text:p>GEDA_BITMAP_ZOOM_LIMITS_SMALL</text:p>
          </table:table-cell>
          <table:table-cell table:formula="of:=IF(([data.F245]=&quot;&quot;);[data.H245];[data.F245]&amp;&quot;/&quot;&amp;[data.H245])" office:value-type="string" office:string-value="24x24/geda_zoom_limits_24x24.png">
            <text:p>24x24/geda_zoom_limits_24x24.png</text:p>
          </table:table-cell>
        </table:table-row>
        <table:table-row table:style-name="ro2">
          <table:table-cell table:formula="of:= [data.B246]&amp;&quot;_BITMAP_&quot;&amp;[data.C246]&amp;&quot;_&quot;&amp;[data.E246]" office:value-type="string" office:string-value="GEDA_BITMAP_ZOOM_LIMITS_MEDIUM">
            <text:p>GEDA_BITMAP_ZOOM_LIMITS_MEDIUM</text:p>
          </table:table-cell>
          <table:table-cell table:formula="of:=IF(([data.F246]=&quot;&quot;);[data.H246];[data.F246]&amp;&quot;/&quot;&amp;[data.H246])" office:value-type="string" office:string-value="26x26/geda_zoom_limits_26x26.png">
            <text:p>26x26/geda_zoom_limits_26x26.png</text:p>
          </table:table-cell>
        </table:table-row>
        <table:table-row table:style-name="ro2">
          <table:table-cell table:formula="of:= [data.B247]&amp;&quot;_BITMAP_&quot;&amp;[data.C247]&amp;&quot;_&quot;&amp;[data.E247]" office:value-type="string" office:string-value="GEDA_BITMAP_ZOOM_LIMITS_LARGE">
            <text:p>GEDA_BITMAP_ZOOM_LIMITS_LARGE</text:p>
          </table:table-cell>
          <table:table-cell table:formula="of:=IF(([data.F247]=&quot;&quot;);[data.H247];[data.F247]&amp;&quot;/&quot;&amp;[data.H247])" office:value-type="string" office:string-value="28x28/geda_zoom_limits_28x28.png">
            <text:p>28x28/geda_zoom_limits_28x28.png</text:p>
          </table:table-cell>
        </table:table-row>
        <table:table-row table:style-name="ro2">
          <table:table-cell table:formula="of:= [data.B248]&amp;&quot;_BITMAP_&quot;&amp;[data.C248]&amp;&quot;_&quot;&amp;[data.E248]" office:value-type="string" office:string-value="GEDA_BITMAP_ZOOM_LIMITS_XLARGE">
            <text:p>GEDA_BITMAP_ZOOM_LIMITS_XLARGE</text:p>
          </table:table-cell>
          <table:table-cell table:formula="of:=IF(([data.F248]=&quot;&quot;);[data.H248];[data.F248]&amp;&quot;/&quot;&amp;[data.H248])" office:value-type="string" office:string-value="32x32/geda_zoom_limits_32x32.png">
            <text:p>32x32/geda_zoom_limits_32x32.png</text:p>
          </table:table-cell>
        </table:table-row>
        <table:table-row table:style-name="ro2">
          <table:table-cell table:formula="of:= [data.B249]&amp;&quot;_BITMAP_&quot;&amp;[data.C249]&amp;&quot;_&quot;&amp;[data.E249]" office:value-type="string" office:string-value="GEDA_BITMAP_ZOOM_OUT_TINY">
            <text:p>GEDA_BITMAP_ZOOM_OUT_TINY</text:p>
          </table:table-cell>
          <table:table-cell table:formula="of:=IF(([data.F249]=&quot;&quot;);[data.H249];[data.F249]&amp;&quot;/&quot;&amp;[data.H249])" office:value-type="string" office:string-value="22x22/geda_zoom_out_22x22.png">
            <text:p>22x22/geda_zoom_out_22x22.png</text:p>
          </table:table-cell>
        </table:table-row>
        <table:table-row table:style-name="ro2">
          <table:table-cell table:formula="of:= [data.B250]&amp;&quot;_BITMAP_&quot;&amp;[data.C250]&amp;&quot;_&quot;&amp;[data.E250]" office:value-type="string" office:string-value="GEDA_BITMAP_ZOOM_OUT_SMALL">
            <text:p>GEDA_BITMAP_ZOOM_OUT_SMALL</text:p>
          </table:table-cell>
          <table:table-cell table:formula="of:=IF(([data.F250]=&quot;&quot;);[data.H250];[data.F250]&amp;&quot;/&quot;&amp;[data.H250])" office:value-type="string" office:string-value="24x24/geda_zoom_out_24x24.png">
            <text:p>24x24/geda_zoom_out_24x24.png</text:p>
          </table:table-cell>
        </table:table-row>
        <table:table-row table:style-name="ro2">
          <table:table-cell table:formula="of:= [data.B251]&amp;&quot;_BITMAP_&quot;&amp;[data.C251]&amp;&quot;_&quot;&amp;[data.E251]" office:value-type="string" office:string-value="GEDA_BITMAP_ZOOM_OUT_MEDIUM">
            <text:p>GEDA_BITMAP_ZOOM_OUT_MEDIUM</text:p>
          </table:table-cell>
          <table:table-cell table:formula="of:=IF(([data.F251]=&quot;&quot;);[data.H251];[data.F251]&amp;&quot;/&quot;&amp;[data.H251])" office:value-type="string" office:string-value="26x26/geda_zoom_out_26x26.png">
            <text:p>26x26/geda_zoom_out_26x26.png</text:p>
          </table:table-cell>
        </table:table-row>
        <table:table-row table:style-name="ro2">
          <table:table-cell table:formula="of:= [data.B252]&amp;&quot;_BITMAP_&quot;&amp;[data.C252]&amp;&quot;_&quot;&amp;[data.E252]" office:value-type="string" office:string-value="GEDA_BITMAP_ZOOM_OUT_LARGE">
            <text:p>GEDA_BITMAP_ZOOM_OUT_LARGE</text:p>
          </table:table-cell>
          <table:table-cell table:formula="of:=IF(([data.F252]=&quot;&quot;);[data.H252];[data.F252]&amp;&quot;/&quot;&amp;[data.H252])" office:value-type="string" office:string-value="28x28/geda_zoom_out_28x28.png">
            <text:p>28x28/geda_zoom_out_28x28.png</text:p>
          </table:table-cell>
        </table:table-row>
        <table:table-row table:style-name="ro2">
          <table:table-cell table:formula="of:= [data.B253]&amp;&quot;_BITMAP_&quot;&amp;[data.C253]&amp;&quot;_&quot;&amp;[data.E253]" office:value-type="string" office:string-value="GEDA_BITMAP_ZOOM_OUT_XLARGE">
            <text:p>GEDA_BITMAP_ZOOM_OUT_XLARGE</text:p>
          </table:table-cell>
          <table:table-cell table:formula="of:=IF(([data.F253]=&quot;&quot;);[data.H253];[data.F253]&amp;&quot;/&quot;&amp;[data.H253])" office:value-type="string" office:string-value="32x32/geda_zoom_out_32x32.png">
            <text:p>32x32/geda_zoom_out_32x32.png</text:p>
          </table:table-cell>
        </table:table-row>
        <table:table-row table:style-name="ro2">
          <table:table-cell table:formula="of:= [data.B254]&amp;&quot;_BITMAP_&quot;&amp;[data.C254]&amp;&quot;_&quot;&amp;[data.E254]" office:value-type="string" office:string-value="GEDA_BITMAP_ZOOM_PAN_TINY">
            <text:p>GEDA_BITMAP_ZOOM_PAN_TINY</text:p>
          </table:table-cell>
          <table:table-cell table:formula="of:=IF(([data.F254]=&quot;&quot;);[data.H254];[data.F254]&amp;&quot;/&quot;&amp;[data.H254])" office:value-type="string" office:string-value="22x22/geda_zoom_pan_22x22.png">
            <text:p>22x22/geda_zoom_pan_22x22.png</text:p>
          </table:table-cell>
        </table:table-row>
        <table:table-row table:style-name="ro2">
          <table:table-cell table:formula="of:= [data.B255]&amp;&quot;_BITMAP_&quot;&amp;[data.C255]&amp;&quot;_&quot;&amp;[data.E255]" office:value-type="string" office:string-value="GEDA_BITMAP_ZOOM_PAN_SMALL">
            <text:p>GEDA_BITMAP_ZOOM_PAN_SMALL</text:p>
          </table:table-cell>
          <table:table-cell table:formula="of:=IF(([data.F255]=&quot;&quot;);[data.H255];[data.F255]&amp;&quot;/&quot;&amp;[data.H255])" office:value-type="string" office:string-value="24x24/geda_zoom_pan_24x24.png">
            <text:p>24x24/geda_zoom_pan_24x24.png</text:p>
          </table:table-cell>
        </table:table-row>
        <table:table-row table:style-name="ro2">
          <table:table-cell table:formula="of:= [data.B256]&amp;&quot;_BITMAP_&quot;&amp;[data.C256]&amp;&quot;_&quot;&amp;[data.E256]" office:value-type="string" office:string-value="GEDA_BITMAP_ZOOM_PAN_MEDIUM">
            <text:p>GEDA_BITMAP_ZOOM_PAN_MEDIUM</text:p>
          </table:table-cell>
          <table:table-cell table:formula="of:=IF(([data.F256]=&quot;&quot;);[data.H256];[data.F256]&amp;&quot;/&quot;&amp;[data.H256])" office:value-type="string" office:string-value="26x26/geda_zoom_pan_26x26.png">
            <text:p>26x26/geda_zoom_pan_26x26.png</text:p>
          </table:table-cell>
        </table:table-row>
        <table:table-row table:style-name="ro2">
          <table:table-cell table:formula="of:= [data.B257]&amp;&quot;_BITMAP_&quot;&amp;[data.C257]&amp;&quot;_&quot;&amp;[data.E257]" office:value-type="string" office:string-value="GEDA_BITMAP_ZOOM_PAN_LARGE">
            <text:p>GEDA_BITMAP_ZOOM_PAN_LARGE</text:p>
          </table:table-cell>
          <table:table-cell table:formula="of:=IF(([data.F257]=&quot;&quot;);[data.H257];[data.F257]&amp;&quot;/&quot;&amp;[data.H257])" office:value-type="string" office:string-value="28x28/geda_zoom_pan_28x28.png">
            <text:p>28x28/geda_zoom_pan_28x28.png</text:p>
          </table:table-cell>
        </table:table-row>
        <table:table-row table:style-name="ro2">
          <table:table-cell table:formula="of:= [data.B258]&amp;&quot;_BITMAP_&quot;&amp;[data.C258]&amp;&quot;_&quot;&amp;[data.E258]" office:value-type="string" office:string-value="GEDA_BITMAP_ZOOM_PAN_XLARGE">
            <text:p>GEDA_BITMAP_ZOOM_PAN_XLARGE</text:p>
          </table:table-cell>
          <table:table-cell table:formula="of:=IF(([data.F258]=&quot;&quot;);[data.H258];[data.F258]&amp;&quot;/&quot;&amp;[data.H258])" office:value-type="string" office:string-value="32x32/geda_zoom_pan_32x32.png">
            <text:p>32x32/geda_zoom_pan_32x32.png</text:p>
          </table:table-cell>
        </table:table-row>
        <table:table-row table:style-name="ro2">
          <table:table-cell table:formula="of:= [data.B259]&amp;&quot;_BITMAP_&quot;&amp;[data.C259]&amp;&quot;_&quot;&amp;[data.E259]" office:value-type="string" office:string-value="GEDA_BITMAP_GHOST_INVISIBLE_TINY">
            <text:p>GEDA_BITMAP_GHOST_INVISIBLE_TINY</text:p>
          </table:table-cell>
          <table:table-cell table:formula="of:=IF(([data.F259]=&quot;&quot;);[data.H259];[data.F259]&amp;&quot;/&quot;&amp;[data.H259])" office:value-type="string" office:string-value="22x22/geda_ghost_invisible_22x22.xpm">
            <text:p>22x22/geda_ghost_invisible_22x22.xpm</text:p>
          </table:table-cell>
        </table:table-row>
        <table:table-row table:style-name="ro2">
          <table:table-cell table:formula="of:= [data.B260]&amp;&quot;_BITMAP_&quot;&amp;[data.C260]&amp;&quot;_&quot;&amp;[data.E260]" office:value-type="string" office:string-value="GEDA_BITMAP_GHOST_INVISIBLE_SMALL">
            <text:p>GEDA_BITMAP_GHOST_INVISIBLE_SMALL</text:p>
          </table:table-cell>
          <table:table-cell table:formula="of:=IF(([data.F260]=&quot;&quot;);[data.H260];[data.F260]&amp;&quot;/&quot;&amp;[data.H260])" office:value-type="string" office:string-value="24x24/geda_ghost_invisible_24x24.xpm">
            <text:p>24x24/geda_ghost_invisible_24x24.xpm</text:p>
          </table:table-cell>
        </table:table-row>
        <table:table-row table:style-name="ro2">
          <table:table-cell table:formula="of:= [data.B261]&amp;&quot;_BITMAP_&quot;&amp;[data.C261]&amp;&quot;_&quot;&amp;[data.E261]" office:value-type="string" office:string-value="GEDA_BITMAP_GHOST_INVISIBLE_256x256">
            <text:p>GEDA_BITMAP_GHOST_INVISIBLE_256x256</text:p>
          </table:table-cell>
          <table:table-cell table:formula="of:=IF(([data.F261]=&quot;&quot;);[data.H261];[data.F261]&amp;&quot;/&quot;&amp;[data.H261])" office:value-type="string" office:string-value="256x256/geda_ghost_invisible_256x256.xpm">
            <text:p>256x256/geda_ghost_invisible_256x256.xpm</text:p>
          </table:table-cell>
        </table:table-row>
        <table:table-row table:style-name="ro2">
          <table:table-cell table:formula="of:= [data.B262]&amp;&quot;_BITMAP_&quot;&amp;[data.C262]&amp;&quot;_&quot;&amp;[data.E262]" office:value-type="string" office:string-value="GEDA_BITMAP_GHOST_INVISIBLE_MEDIUM">
            <text:p>GEDA_BITMAP_GHOST_INVISIBLE_MEDIUM</text:p>
          </table:table-cell>
          <table:table-cell table:formula="of:=IF(([data.F262]=&quot;&quot;);[data.H262];[data.F262]&amp;&quot;/&quot;&amp;[data.H262])" office:value-type="string" office:string-value="26x26/geda_ghost_invisible_26x26.xpm">
            <text:p>26x26/geda_ghost_invisible_26x26.xpm</text:p>
          </table:table-cell>
        </table:table-row>
        <table:table-row table:style-name="ro2">
          <table:table-cell table:formula="of:= [data.B263]&amp;&quot;_BITMAP_&quot;&amp;[data.C263]&amp;&quot;_&quot;&amp;[data.E263]" office:value-type="string" office:string-value="GEDA_BITMAP_GHOST_INVISIBLE_LARGE">
            <text:p>GEDA_BITMAP_GHOST_INVISIBLE_LARGE</text:p>
          </table:table-cell>
          <table:table-cell table:formula="of:=IF(([data.F263]=&quot;&quot;);[data.H263];[data.F263]&amp;&quot;/&quot;&amp;[data.H263])" office:value-type="string" office:string-value="28x28/geda_ghost_invisible_28x28.xpm">
            <text:p>28x28/geda_ghost_invisible_28x28.xpm</text:p>
          </table:table-cell>
        </table:table-row>
        <table:table-row table:style-name="ro2">
          <table:table-cell table:formula="of:= [data.B264]&amp;&quot;_BITMAP_&quot;&amp;[data.C264]&amp;&quot;_&quot;&amp;[data.E264]" office:value-type="string" office:string-value="GEDA_BITMAP_GHOST_INVISIBLE_XLARGE">
            <text:p>GEDA_BITMAP_GHOST_INVISIBLE_XLARGE</text:p>
          </table:table-cell>
          <table:table-cell table:formula="of:=IF(([data.F264]=&quot;&quot;);[data.H264];[data.F264]&amp;&quot;/&quot;&amp;[data.H264])" office:value-type="string" office:string-value="32x32/geda_ghost_invisible_32x32.xpm">
            <text:p>32x32/geda_ghost_invisible_32x32.xpm</text:p>
          </table:table-cell>
        </table:table-row>
        <table:table-row table:style-name="ro2">
          <table:table-cell table:formula="of:= [data.B265]&amp;&quot;_BITMAP_&quot;&amp;[data.C265]&amp;&quot;_&quot;&amp;[data.E265]" office:value-type="string" office:string-value="GSCHEM_BITMAP_ABOUT_LOGO_PNG">
            <text:p>GSCHEM_BITMAP_ABOUT_LOGO_PNG</text:p>
          </table:table-cell>
          <table:table-cell table:formula="of:=IF(([data.F265]=&quot;&quot;);[data.H265];[data.F265]&amp;&quot;/&quot;&amp;[data.H265])" office:value-type="string" office:string-value="gschem_about_logo.png">
            <text:p>gschem_about_logo.png</text:p>
          </table:table-cell>
        </table:table-row>
        <table:table-row table:style-name="ro2">
          <table:table-cell table:formula="of:= [data.B266]&amp;&quot;_BITMAP_&quot;&amp;[data.C266]&amp;&quot;_&quot;&amp;[data.E266]" office:value-type="string" office:string-value="GSCHEM_BITMAP_ABOUT_LOGO_XCF">
            <text:p>GSCHEM_BITMAP_ABOUT_LOGO_XCF</text:p>
          </table:table-cell>
          <table:table-cell table:formula="of:=IF(([data.F266]=&quot;&quot;);[data.H266];[data.F266]&amp;&quot;/&quot;&amp;[data.H266])" office:value-type="string" office:string-value="gschem_about_logo.xcf">
            <text:p>gschem_about_logo.xcf</text:p>
          </table:table-cell>
        </table:table-row>
        <table:table-row table:style-name="ro2">
          <table:table-cell table:formula="of:= [data.B267]&amp;&quot;_BITMAP_&quot;&amp;[data.C267]&amp;&quot;_&quot;&amp;[data.E267]" office:value-type="string" office:string-value="GSCHEM_BITMAP_ALIGN_BOTTOM_CENTER_XLARGE">
            <text:p>GSCHEM_BITMAP_ALIGN_BOTTOM_CENTER_XLARGE</text:p>
          </table:table-cell>
          <table:table-cell table:formula="of:=IF(([data.F267]=&quot;&quot;);[data.H267];[data.F267]&amp;&quot;/&quot;&amp;[data.H267])" office:value-type="string" office:string-value="gschem_align_bottom_center.png">
            <text:p>gschem_align_bottom_center.png</text:p>
          </table:table-cell>
        </table:table-row>
        <table:table-row table:style-name="ro2">
          <table:table-cell table:formula="of:= [data.B268]&amp;&quot;_BITMAP_&quot;&amp;[data.C268]&amp;&quot;_&quot;&amp;[data.E268]" office:value-type="string" office:string-value="GSCHEM_BITMAP_ALIGN_BOTTOM_LEFT_XLARGE">
            <text:p>GSCHEM_BITMAP_ALIGN_BOTTOM_LEFT_XLARGE</text:p>
          </table:table-cell>
          <table:table-cell table:formula="of:=IF(([data.F268]=&quot;&quot;);[data.H268];[data.F268]&amp;&quot;/&quot;&amp;[data.H268])" office:value-type="string" office:string-value="gschem_align_bottom_left.png">
            <text:p>gschem_align_bottom_left.png</text:p>
          </table:table-cell>
        </table:table-row>
        <table:table-row table:style-name="ro2">
          <table:table-cell table:formula="of:= [data.B269]&amp;&quot;_BITMAP_&quot;&amp;[data.C269]&amp;&quot;_&quot;&amp;[data.E269]" office:value-type="string" office:string-value="GSCHEM_BITMAP_ALIGN_BOTTOM_RIGHT_XLARGE">
            <text:p>GSCHEM_BITMAP_ALIGN_BOTTOM_RIGHT_XLARGE</text:p>
          </table:table-cell>
          <table:table-cell table:formula="of:=IF(([data.F269]=&quot;&quot;);[data.H269];[data.F269]&amp;&quot;/&quot;&amp;[data.H269])" office:value-type="string" office:string-value="gschem_align_bottom_right.png">
            <text:p>gschem_align_bottom_right.png</text:p>
          </table:table-cell>
        </table:table-row>
        <table:table-row table:style-name="ro2">
          <table:table-cell table:formula="of:= [data.B270]&amp;&quot;_BITMAP_&quot;&amp;[data.C270]&amp;&quot;_&quot;&amp;[data.E270]" office:value-type="string" office:string-value="GSCHEM_BITMAP_ALIGN_MIDDLE_CENTER_XLARGE">
            <text:p>GSCHEM_BITMAP_ALIGN_MIDDLE_CENTER_XLARGE</text:p>
          </table:table-cell>
          <table:table-cell table:formula="of:=IF(([data.F270]=&quot;&quot;);[data.H270];[data.F270]&amp;&quot;/&quot;&amp;[data.H270])" office:value-type="string" office:string-value="gschem_align_middle_center.png">
            <text:p>gschem_align_middle_center.png</text:p>
          </table:table-cell>
        </table:table-row>
        <table:table-row table:style-name="ro2">
          <table:table-cell table:formula="of:= [data.B271]&amp;&quot;_BITMAP_&quot;&amp;[data.C271]&amp;&quot;_&quot;&amp;[data.E271]" office:value-type="string" office:string-value="GSCHEM_BITMAP_ALIGN_MIDDLE_LEFT_XLARGE">
            <text:p>GSCHEM_BITMAP_ALIGN_MIDDLE_LEFT_XLARGE</text:p>
          </table:table-cell>
          <table:table-cell table:formula="of:=IF(([data.F271]=&quot;&quot;);[data.H271];[data.F271]&amp;&quot;/&quot;&amp;[data.H271])" office:value-type="string" office:string-value="gschem_align_middle_left.png">
            <text:p>gschem_align_middle_left.png</text:p>
          </table:table-cell>
        </table:table-row>
        <table:table-row table:style-name="ro2">
          <table:table-cell table:formula="of:= [data.B272]&amp;&quot;_BITMAP_&quot;&amp;[data.C272]&amp;&quot;_&quot;&amp;[data.E272]" office:value-type="string" office:string-value="GSCHEM_BITMAP_ALIGN_MIDDLE_RIGHT_XLARGE">
            <text:p>GSCHEM_BITMAP_ALIGN_MIDDLE_RIGHT_XLARGE</text:p>
          </table:table-cell>
          <table:table-cell table:formula="of:=IF(([data.F272]=&quot;&quot;);[data.H272];[data.F272]&amp;&quot;/&quot;&amp;[data.H272])" office:value-type="string" office:string-value="gschem_align_middle_right.png">
            <text:p>gschem_align_middle_right.png</text:p>
          </table:table-cell>
        </table:table-row>
        <table:table-row table:style-name="ro2">
          <table:table-cell table:formula="of:= [data.B273]&amp;&quot;_BITMAP_&quot;&amp;[data.C273]&amp;&quot;_&quot;&amp;[data.E273]" office:value-type="string" office:string-value="GSCHEM_BITMAP_ALIGN_TOP_CENTER_XLARGE">
            <text:p>GSCHEM_BITMAP_ALIGN_TOP_CENTER_XLARGE</text:p>
          </table:table-cell>
          <table:table-cell table:formula="of:=IF(([data.F273]=&quot;&quot;);[data.H273];[data.F273]&amp;&quot;/&quot;&amp;[data.H273])" office:value-type="string" office:string-value="gschem_align_top_center.png">
            <text:p>gschem_align_top_center.png</text:p>
          </table:table-cell>
        </table:table-row>
        <table:table-row table:style-name="ro2">
          <table:table-cell table:formula="of:= [data.B274]&amp;&quot;_BITMAP_&quot;&amp;[data.C274]&amp;&quot;_&quot;&amp;[data.E274]" office:value-type="string" office:string-value="GSCHEM_BITMAP_ALIGN_TOP_LEFT_XLARGE">
            <text:p>GSCHEM_BITMAP_ALIGN_TOP_LEFT_XLARGE</text:p>
          </table:table-cell>
          <table:table-cell table:formula="of:=IF(([data.F274]=&quot;&quot;);[data.H274];[data.F274]&amp;&quot;/&quot;&amp;[data.H274])" office:value-type="string" office:string-value="gschem_align_top_left.png">
            <text:p>gschem_align_top_left.png</text:p>
          </table:table-cell>
        </table:table-row>
        <table:table-row table:style-name="ro2">
          <table:table-cell table:formula="of:= [data.B275]&amp;&quot;_BITMAP_&quot;&amp;[data.C275]&amp;&quot;_&quot;&amp;[data.E275]" office:value-type="string" office:string-value="GSCHEM_BITMAP_ALIGN_TOP_RIGHT_XLARGE">
            <text:p>GSCHEM_BITMAP_ALIGN_TOP_RIGHT_XLARGE</text:p>
          </table:table-cell>
          <table:table-cell table:formula="of:=IF(([data.F275]=&quot;&quot;);[data.H275];[data.F275]&amp;&quot;/&quot;&amp;[data.H275])" office:value-type="string" office:string-value="gschem_align_top_right.png">
            <text:p>gschem_align_top_right.png</text:p>
          </table:table-cell>
        </table:table-row>
        <table:table-row table:style-name="ro2">
          <table:table-cell table:formula="of:= [data.B276]&amp;&quot;_BITMAP_&quot;&amp;[data.C276]&amp;&quot;_&quot;&amp;[data.E276]" office:value-type="string" office:string-value="GSCHEM_BITMAP_ALIGN_UNCHANGED_XLARGE">
            <text:p>GSCHEM_BITMAP_ALIGN_UNCHANGED_XLARGE</text:p>
          </table:table-cell>
          <table:table-cell table:formula="of:=IF(([data.F276]=&quot;&quot;);[data.H276];[data.F276]&amp;&quot;/&quot;&amp;[data.H276])" office:value-type="string" office:string-value="gschem_align_unchanged.png">
            <text:p>gschem_align_unchanged.png</text:p>
          </table:table-cell>
        </table:table-row>
        <table:table-row table:style-name="ro2">
          <table:table-cell table:formula="of:= [data.B277]&amp;&quot;_BITMAP_&quot;&amp;[data.C277]&amp;&quot;_&quot;&amp;[data.E277]" office:value-type="string" office:string-value="GSCHEM_BITMAP_ALIGN_BOTTOM_2_TOP_XLARGE">
            <text:p>GSCHEM_BITMAP_ALIGN_BOTTOM_2_TOP_XLARGE</text:p>
          </table:table-cell>
          <table:table-cell table:formula="of:=IF(([data.F277]=&quot;&quot;);[data.H277];[data.F277]&amp;&quot;/&quot;&amp;[data.H277])" office:value-type="string" office:string-value="gschem_align_bottom_2_top.png">
            <text:p>gschem_align_bottom_2_top.png</text:p>
          </table:table-cell>
        </table:table-row>
        <table:table-row table:style-name="ro2">
          <table:table-cell table:formula="of:= [data.B278]&amp;&quot;_BITMAP_&quot;&amp;[data.C278]&amp;&quot;_&quot;&amp;[data.E278]" office:value-type="string" office:string-value="GSCHEM_BITMAP_BUS_SMALL">
            <text:p>GSCHEM_BITMAP_BUS_SMALL</text:p>
          </table:table-cell>
          <table:table-cell table:formula="of:=IF(([data.F278]=&quot;&quot;);[data.H278];[data.F278]&amp;&quot;/&quot;&amp;[data.H278])" office:value-type="string" office:string-value="gschem_bus.xpm">
            <text:p>gschem_bus.xpm</text:p>
          </table:table-cell>
        </table:table-row>
        <table:table-row table:style-name="ro2">
          <table:table-cell table:formula="of:= [data.B279]&amp;&quot;_BITMAP_&quot;&amp;[data.C279]&amp;&quot;_&quot;&amp;[data.E279]" office:value-type="string" office:string-value="GSCHEM_BITMAP_COMP_SMALL">
            <text:p>GSCHEM_BITMAP_COMP_SMALL</text:p>
          </table:table-cell>
          <table:table-cell table:formula="of:=IF(([data.F279]=&quot;&quot;);[data.H279];[data.F279]&amp;&quot;/&quot;&amp;[data.H279])" office:value-type="string" office:string-value="gschem_comp.xpm">
            <text:p>gschem_comp.xpm</text:p>
          </table:table-cell>
        </table:table-row>
        <table:table-row table:style-name="ro2">
          <table:table-cell table:formula="of:= [data.B280]&amp;&quot;_BITMAP_&quot;&amp;[data.C280]&amp;&quot;_&quot;&amp;[data.E280]" office:value-type="string" office:string-value="GSCHEM_BITMAP_COMP_MEDIUM">
            <text:p>GSCHEM_BITMAP_COMP_MEDIUM</text:p>
          </table:table-cell>
          <table:table-cell table:formula="of:=IF(([data.F280]=&quot;&quot;);[data.H280];[data.F280]&amp;&quot;/&quot;&amp;[data.H280])" office:value-type="string" office:string-value="gschem_comp.xpm">
            <text:p>gschem_comp.xpm</text:p>
          </table:table-cell>
        </table:table-row>
        <table:table-row table:style-name="ro2">
          <table:table-cell table:formula="of:= [data.B281]&amp;&quot;_BITMAP_&quot;&amp;[data.C281]&amp;&quot;_&quot;&amp;[data.E281]" office:value-type="string" office:string-value="GSCHEM_BITMAP_COPY_SMALL">
            <text:p>GSCHEM_BITMAP_COPY_SMALL</text:p>
          </table:table-cell>
          <table:table-cell table:formula="of:=IF(([data.F281]=&quot;&quot;);[data.H281];[data.F281]&amp;&quot;/&quot;&amp;[data.H281])" office:value-type="string" office:string-value="gschem_copy.xpm">
            <text:p>gschem_copy.xpm</text:p>
          </table:table-cell>
        </table:table-row>
        <table:table-row table:style-name="ro2">
          <table:table-cell table:formula="of:= [data.B282]&amp;&quot;_BITMAP_&quot;&amp;[data.C282]&amp;&quot;_&quot;&amp;[data.E282]" office:value-type="string" office:string-value="GSCHEM_BITMAP_DELETE_SMALL">
            <text:p>GSCHEM_BITMAP_DELETE_SMALL</text:p>
          </table:table-cell>
          <table:table-cell table:formula="of:=IF(([data.F282]=&quot;&quot;);[data.H282];[data.F282]&amp;&quot;/&quot;&amp;[data.H282])" office:value-type="string" office:string-value="gschem_delete.xpm">
            <text:p>gschem_delete.xpm</text:p>
          </table:table-cell>
        </table:table-row>
        <table:table-row table:style-name="ro2">
          <table:table-cell table:formula="of:= [data.B283]&amp;&quot;_BITMAP_&quot;&amp;[data.C283]&amp;&quot;_&quot;&amp;[data.E283]" office:value-type="string" office:string-value="GSCHEM_BITMAP_DIAGONAL_XLARGE">
            <text:p>GSCHEM_BITMAP_DIAGONAL_XLARGE</text:p>
          </table:table-cell>
          <table:table-cell table:formula="of:=IF(([data.F283]=&quot;&quot;);[data.H283];[data.F283]&amp;&quot;/&quot;&amp;[data.H283])" office:value-type="string" office:string-value="gschem_diagonal.png">
            <text:p>gschem_diagonal.png</text:p>
          </table:table-cell>
        </table:table-row>
        <table:table-row table:style-name="ro2">
          <table:table-cell table:formula="of:= [data.B284]&amp;&quot;_BITMAP_&quot;&amp;[data.C284]&amp;&quot;_&quot;&amp;[data.E284]" office:value-type="string" office:string-value="GSCHEM_BITMAP_EDIT_SMALL">
            <text:p>GSCHEM_BITMAP_EDIT_SMALL</text:p>
          </table:table-cell>
          <table:table-cell table:formula="of:=IF(([data.F284]=&quot;&quot;);[data.H284];[data.F284]&amp;&quot;/&quot;&amp;[data.H284])" office:value-type="string" office:string-value="gschem_edit.xpm">
            <text:p>gschem_edit.xpm</text:p>
          </table:table-cell>
        </table:table-row>
        <table:table-row table:style-name="ro2">
          <table:table-cell table:formula="of:= [data.B285]&amp;&quot;_BITMAP_&quot;&amp;[data.C285]&amp;&quot;_&quot;&amp;[data.E285]" office:value-type="string" office:string-value="GSCHEM_BITMAP_FILE_ORDER_XLARGE">
            <text:p>GSCHEM_BITMAP_FILE_ORDER_XLARGE</text:p>
          </table:table-cell>
          <table:table-cell table:formula="of:=IF(([data.F285]=&quot;&quot;);[data.H285];[data.F285]&amp;&quot;/&quot;&amp;[data.H285])" office:value-type="string" office:string-value="gschem_file_order.png">
            <text:p>gschem_file_order.png</text:p>
          </table:table-cell>
        </table:table-row>
        <table:table-row table:style-name="ro2">
          <table:table-cell table:formula="of:= [data.B286]&amp;&quot;_BITMAP_&quot;&amp;[data.C286]&amp;&quot;_&quot;&amp;[data.E286]" office:value-type="string" office:string-value="GSCHEM_BITMAP_FILL_TYPE_">
            <text:p>GSCHEM_BITMAP_FILL_TYPE_</text:p>
          </table:table-cell>
          <table:table-cell table:formula="of:=IF(([data.F286]=&quot;&quot;);[data.H286];[data.F286]&amp;&quot;/&quot;&amp;[data.H286])" office:value-type="string" office:string-value="gschem_fill_type.png">
            <text:p>gschem_fill_type.png</text:p>
          </table:table-cell>
        </table:table-row>
        <table:table-row table:style-name="ro2">
          <table:table-cell table:formula="of:= [data.B287]&amp;&quot;_BITMAP_&quot;&amp;[data.C287]&amp;&quot;_&quot;&amp;[data.E287]" office:value-type="string" office:string-value="GSCHEM_BITMAP_FILL_TYPE_">
            <text:p>GSCHEM_BITMAP_FILL_TYPE_</text:p>
          </table:table-cell>
          <table:table-cell table:formula="of:=IF(([data.F287]=&quot;&quot;);[data.H287];[data.F287]&amp;&quot;/&quot;&amp;[data.H287])" office:value-type="string" office:string-value="gschem_fill_type.png">
            <text:p>gschem_fill_type.png</text:p>
          </table:table-cell>
        </table:table-row>
        <table:table-row table:style-name="ro2">
          <table:table-cell table:formula="of:= [data.B288]&amp;&quot;_BITMAP_&quot;&amp;[data.C288]&amp;&quot;_&quot;&amp;[data.E288]" office:value-type="string" office:string-value="GSCHEM_BITMAP_FILL_TYPE_">
            <text:p>GSCHEM_BITMAP_FILL_TYPE_</text:p>
          </table:table-cell>
          <table:table-cell table:formula="of:=IF(([data.F288]=&quot;&quot;);[data.H288];[data.F288]&amp;&quot;/&quot;&amp;[data.H288])" office:value-type="string" office:string-value="gschem_fill_type.png">
            <text:p>gschem_fill_type.png</text:p>
          </table:table-cell>
        </table:table-row>
        <table:table-row table:style-name="ro2">
          <table:table-cell table:formula="of:= [data.B289]&amp;&quot;_BITMAP_&quot;&amp;[data.C289]&amp;&quot;_&quot;&amp;[data.E289]" office:value-type="string" office:string-value="GSCHEM_BITMAP_FILL_TYPE_">
            <text:p>GSCHEM_BITMAP_FILL_TYPE_</text:p>
          </table:table-cell>
          <table:table-cell table:formula="of:=IF(([data.F289]=&quot;&quot;);[data.H289];[data.F289]&amp;&quot;/&quot;&amp;[data.H289])" office:value-type="string" office:string-value="gschem_fill_type.xpm">
            <text:p>gschem_fill_type.xpm</text:p>
          </table:table-cell>
        </table:table-row>
        <table:table-row table:style-name="ro2">
          <table:table-cell table:formula="of:= [data.B290]&amp;&quot;_BITMAP_&quot;&amp;[data.C290]&amp;&quot;_&quot;&amp;[data.E290]" office:value-type="string" office:string-value="GSCHEM_BITMAP_FILL_TYPE_">
            <text:p>GSCHEM_BITMAP_FILL_TYPE_</text:p>
          </table:table-cell>
          <table:table-cell table:formula="of:=IF(([data.F290]=&quot;&quot;);[data.H290];[data.F290]&amp;&quot;/&quot;&amp;[data.H290])" office:value-type="string" office:string-value="gschem_fill_type.xpm">
            <text:p>gschem_fill_type.xpm</text:p>
          </table:table-cell>
        </table:table-row>
        <table:table-row table:style-name="ro2">
          <table:table-cell table:formula="of:= [data.B291]&amp;&quot;_BITMAP_&quot;&amp;[data.C291]&amp;&quot;_&quot;&amp;[data.E291]" office:value-type="string" office:string-value="GSCHEM_BITMAP_FILL_TYPE_">
            <text:p>GSCHEM_BITMAP_FILL_TYPE_</text:p>
          </table:table-cell>
          <table:table-cell table:formula="of:=IF(([data.F291]=&quot;&quot;);[data.H291];[data.F291]&amp;&quot;/&quot;&amp;[data.H291])" office:value-type="string" office:string-value="gschem_fill_type.xpm">
            <text:p>gschem_fill_type.xpm</text:p>
          </table:table-cell>
        </table:table-row>
        <table:table-row table:style-name="ro2">
          <table:table-cell table:formula="of:= [data.B292]&amp;&quot;_BITMAP_&quot;&amp;[data.C292]&amp;&quot;_&quot;&amp;[data.E292]" office:value-type="string" office:string-value="GSCHEM_BITMAP_FILL_TYPE_">
            <text:p>GSCHEM_BITMAP_FILL_TYPE_</text:p>
          </table:table-cell>
          <table:table-cell table:formula="of:=IF(([data.F292]=&quot;&quot;);[data.H292];[data.F292]&amp;&quot;/&quot;&amp;[data.H292])" office:value-type="string" office:string-value="gschem_fill_type.png">
            <text:p>gschem_fill_type.png</text:p>
          </table:table-cell>
        </table:table-row>
        <table:table-row table:style-name="ro2">
          <table:table-cell table:formula="of:= [data.B293]&amp;&quot;_BITMAP_&quot;&amp;[data.C293]&amp;&quot;_&quot;&amp;[data.E293]" office:value-type="string" office:string-value="GSCHEM_BITMAP_LEFT_2_RIGHT_XLARGE">
            <text:p>GSCHEM_BITMAP_LEFT_2_RIGHT_XLARGE</text:p>
          </table:table-cell>
          <table:table-cell table:formula="of:=IF(([data.F293]=&quot;&quot;);[data.H293];[data.F293]&amp;&quot;/&quot;&amp;[data.H293])" office:value-type="string" office:string-value="gschem_left_2_right.png">
            <text:p>gschem_left_2_right.png</text:p>
          </table:table-cell>
        </table:table-row>
        <table:table-row table:style-name="ro2">
          <table:table-cell table:formula="of:= [data.B294]&amp;&quot;_BITMAP_&quot;&amp;[data.C294]&amp;&quot;_&quot;&amp;[data.E294]" office:value-type="string" office:string-value="GSCHEM_BITMAP_MIRROR_SMALL">
            <text:p>GSCHEM_BITMAP_MIRROR_SMALL</text:p>
          </table:table-cell>
          <table:table-cell table:formula="of:=IF(([data.F294]=&quot;&quot;);[data.H294];[data.F294]&amp;&quot;/&quot;&amp;[data.H294])" office:value-type="string" office:string-value="gschem_mirror.xpm">
            <text:p>gschem_mirror.xpm</text:p>
          </table:table-cell>
        </table:table-row>
        <table:table-row table:style-name="ro2">
          <table:table-cell table:formula="of:= [data.B295]&amp;&quot;_BITMAP_&quot;&amp;[data.C295]&amp;&quot;_&quot;&amp;[data.E295]" office:value-type="string" office:string-value="GSCHEM_BITMAP_MOVE_SMALL">
            <text:p>GSCHEM_BITMAP_MOVE_SMALL</text:p>
          </table:table-cell>
          <table:table-cell table:formula="of:=IF(([data.F295]=&quot;&quot;);[data.H295];[data.F295]&amp;&quot;/&quot;&amp;[data.H295])" office:value-type="string" office:string-value="gschem_move.xpm">
            <text:p>gschem_move.xpm</text:p>
          </table:table-cell>
        </table:table-row>
        <table:table-row table:style-name="ro2">
          <table:table-cell table:formula="of:= [data.B296]&amp;&quot;_BITMAP_&quot;&amp;[data.C296]&amp;&quot;_&quot;&amp;[data.E296]" office:value-type="string" office:string-value="GSCHEM_BITMAP_NET_SMALL">
            <text:p>GSCHEM_BITMAP_NET_SMALL</text:p>
          </table:table-cell>
          <table:table-cell table:formula="of:=IF(([data.F296]=&quot;&quot;);[data.H296];[data.F296]&amp;&quot;/&quot;&amp;[data.H296])" office:value-type="string" office:string-value="gschem_net.xpm">
            <text:p>gschem_net.xpm</text:p>
          </table:table-cell>
        </table:table-row>
        <table:table-row table:style-name="ro2">
          <table:table-cell table:formula="of:= [data.B297]&amp;&quot;_BITMAP_&quot;&amp;[data.C297]&amp;&quot;_&quot;&amp;[data.E297]" office:value-type="string" office:string-value="GSCHEM_BITMAP_NEW_SMALL">
            <text:p>GSCHEM_BITMAP_NEW_SMALL</text:p>
          </table:table-cell>
          <table:table-cell table:formula="of:=IF(([data.F297]=&quot;&quot;);[data.H297];[data.F297]&amp;&quot;/&quot;&amp;[data.H297])" office:value-type="string" office:string-value="gschem_new.xpm">
            <text:p>gschem_new.xpm</text:p>
          </table:table-cell>
        </table:table-row>
        <table:table-row table:style-name="ro2">
          <table:table-cell table:formula="of:= [data.B298]&amp;&quot;_BITMAP_&quot;&amp;[data.C298]&amp;&quot;_&quot;&amp;[data.E298]" office:value-type="string" office:string-value="GSCHEM_BITMAP_OPEN_SMALL">
            <text:p>GSCHEM_BITMAP_OPEN_SMALL</text:p>
          </table:table-cell>
          <table:table-cell table:formula="of:=IF(([data.F298]=&quot;&quot;);[data.H298];[data.F298]&amp;&quot;/&quot;&amp;[data.H298])" office:value-type="string" office:string-value="gschem_open.xpm">
            <text:p>gschem_open.xpm</text:p>
          </table:table-cell>
        </table:table-row>
        <table:table-row table:style-name="ro2">
          <table:table-cell table:formula="of:= [data.B299]&amp;&quot;_BITMAP_&quot;&amp;[data.C299]&amp;&quot;_&quot;&amp;[data.E299]" office:value-type="string" office:string-value="GSCHEM_BITMAP_REDO_SMALL">
            <text:p>GSCHEM_BITMAP_REDO_SMALL</text:p>
          </table:table-cell>
          <table:table-cell table:formula="of:=IF(([data.F299]=&quot;&quot;);[data.H299];[data.F299]&amp;&quot;/&quot;&amp;[data.H299])" office:value-type="string" office:string-value="gschem_redo.xpm">
            <text:p>gschem_redo.xpm</text:p>
          </table:table-cell>
        </table:table-row>
        <table:table-row table:style-name="ro2">
          <table:table-cell table:formula="of:= [data.B300]&amp;&quot;_BITMAP_&quot;&amp;[data.C300]&amp;&quot;_&quot;&amp;[data.E300]" office:value-type="string" office:string-value="GSCHEM_BITMAP_RIGHT_2_LEFT_XLARGE">
            <text:p>GSCHEM_BITMAP_RIGHT_2_LEFT_XLARGE</text:p>
          </table:table-cell>
          <table:table-cell table:formula="of:=IF(([data.F300]=&quot;&quot;);[data.H300];[data.F300]&amp;&quot;/&quot;&amp;[data.H300])" office:value-type="string" office:string-value="gschem_right_2_left.png">
            <text:p>gschem_right_2_left.png</text:p>
          </table:table-cell>
        </table:table-row>
        <table:table-row table:style-name="ro2">
          <table:table-cell table:formula="of:= [data.B301]&amp;&quot;_BITMAP_&quot;&amp;[data.C301]&amp;&quot;_&quot;&amp;[data.E301]" office:value-type="string" office:string-value="GSCHEM_BITMAP_ROTATE_SMALL">
            <text:p>GSCHEM_BITMAP_ROTATE_SMALL</text:p>
          </table:table-cell>
          <table:table-cell table:formula="of:=IF(([data.F301]=&quot;&quot;);[data.H301];[data.F301]&amp;&quot;/&quot;&amp;[data.H301])" office:value-type="string" office:string-value="gschem_rotate.xpm">
            <text:p>gschem_rotate.xpm</text:p>
          </table:table-cell>
        </table:table-row>
        <table:table-row table:style-name="ro2">
          <table:table-cell table:formula="of:= [data.B302]&amp;&quot;_BITMAP_&quot;&amp;[data.C302]&amp;&quot;_&quot;&amp;[data.E302]" office:value-type="string" office:string-value="GSCHEM_BITMAP_SAVE_SMALL">
            <text:p>GSCHEM_BITMAP_SAVE_SMALL</text:p>
          </table:table-cell>
          <table:table-cell table:formula="of:=IF(([data.F302]=&quot;&quot;);[data.H302];[data.F302]&amp;&quot;/&quot;&amp;[data.H302])" office:value-type="string" office:string-value="gschem_save.xpm">
            <text:p>gschem_save.xpm</text:p>
          </table:table-cell>
        </table:table-row>
        <table:table-row table:style-name="ro2">
          <table:table-cell table:formula="of:= [data.B303]&amp;&quot;_BITMAP_&quot;&amp;[data.C303]&amp;&quot;_&quot;&amp;[data.E303]" office:value-type="string" office:string-value="GSCHEM_BITMAP_SELECT_TINY">
            <text:p>GSCHEM_BITMAP_SELECT_TINY</text:p>
          </table:table-cell>
          <table:table-cell table:formula="of:=IF(([data.F303]=&quot;&quot;);[data.H303];[data.F303]&amp;&quot;/&quot;&amp;[data.H303])" office:value-type="string" office:string-value="gschem_select.xpm">
            <text:p>gschem_select.xpm</text:p>
          </table:table-cell>
        </table:table-row>
        <table:table-row table:style-name="ro2">
          <table:table-cell table:formula="of:= [data.B304]&amp;&quot;_BITMAP_&quot;&amp;[data.C304]&amp;&quot;_&quot;&amp;[data.E304]" office:value-type="string" office:string-value="GSCHEM_BITMAP_SELECT_SMALL">
            <text:p>GSCHEM_BITMAP_SELECT_SMALL</text:p>
          </table:table-cell>
          <table:table-cell table:formula="of:=IF(([data.F304]=&quot;&quot;);[data.H304];[data.F304]&amp;&quot;/&quot;&amp;[data.H304])" office:value-type="string" office:string-value="gschem_select.xpm">
            <text:p>gschem_select.xpm</text:p>
          </table:table-cell>
        </table:table-row>
        <table:table-row table:style-name="ro2">
          <table:table-cell table:formula="of:= [data.B305]&amp;&quot;_BITMAP_&quot;&amp;[data.C305]&amp;&quot;_&quot;&amp;[data.E305]" office:value-type="string" office:string-value="GSCHEM_BITMAP_SELECT_MEDIUM">
            <text:p>GSCHEM_BITMAP_SELECT_MEDIUM</text:p>
          </table:table-cell>
          <table:table-cell table:formula="of:=IF(([data.F305]=&quot;&quot;);[data.H305];[data.F305]&amp;&quot;/&quot;&amp;[data.H305])" office:value-type="string" office:string-value="gschem_select.xpm">
            <text:p>gschem_select.xpm</text:p>
          </table:table-cell>
        </table:table-row>
        <table:table-row table:style-name="ro2">
          <table:table-cell table:formula="of:= [data.B306]&amp;&quot;_BITMAP_&quot;&amp;[data.C306]&amp;&quot;_&quot;&amp;[data.E306]" office:value-type="string" office:string-value="GSCHEM_BITMAP_SELECT_">
            <text:p>GSCHEM_BITMAP_SELECT_</text:p>
          </table:table-cell>
          <table:table-cell table:formula="of:=IF(([data.F306]=&quot;&quot;);[data.H306];[data.F306]&amp;&quot;/&quot;&amp;[data.H306])" office:value-type="string" office:string-value="gschem_select.xpm">
            <text:p>gschem_select.xpm</text:p>
          </table:table-cell>
        </table:table-row>
        <table:table-row table:style-name="ro2">
          <table:table-cell table:formula="of:= [data.B307]&amp;&quot;_BITMAP_&quot;&amp;[data.C307]&amp;&quot;_&quot;&amp;[data.E307]" office:value-type="string" office:string-value="GSCHEM_BITMAP_TEXT_SMALL">
            <text:p>GSCHEM_BITMAP_TEXT_SMALL</text:p>
          </table:table-cell>
          <table:table-cell table:formula="of:=IF(([data.F307]=&quot;&quot;);[data.H307];[data.F307]&amp;&quot;/&quot;&amp;[data.H307])" office:value-type="string" office:string-value="gschem_text.png">
            <text:p>gschem_text.png</text:p>
          </table:table-cell>
        </table:table-row>
        <table:table-row table:style-name="ro2">
          <table:table-cell table:formula="of:= [data.B308]&amp;&quot;_BITMAP_&quot;&amp;[data.C308]&amp;&quot;_&quot;&amp;[data.E308]" office:value-type="string" office:string-value="GSCHEM_BITMAP_TEXT_MEDIUM">
            <text:p>GSCHEM_BITMAP_TEXT_MEDIUM</text:p>
          </table:table-cell>
          <table:table-cell table:formula="of:=IF(([data.F308]=&quot;&quot;);[data.H308];[data.F308]&amp;&quot;/&quot;&amp;[data.H308])" office:value-type="string" office:string-value="gschem_text.png">
            <text:p>gschem_text.png</text:p>
          </table:table-cell>
        </table:table-row>
        <table:table-row table:style-name="ro2">
          <table:table-cell table:formula="of:= [data.B309]&amp;&quot;_BITMAP_&quot;&amp;[data.C309]&amp;&quot;_&quot;&amp;[data.E309]" office:value-type="string" office:string-value="GSCHEM_BITMAP_TRANSISTOR_LARGE">
            <text:p>GSCHEM_BITMAP_TRANSISTOR_LARGE</text:p>
          </table:table-cell>
          <table:table-cell table:formula="of:=IF(([data.F309]=&quot;&quot;);[data.H309];[data.F309]&amp;&quot;/&quot;&amp;[data.H309])" office:value-type="string" office:string-value="gschem_transistor.png">
            <text:p>gschem_transistor.png</text:p>
          </table:table-cell>
        </table:table-row>
        <table:table-row table:style-name="ro2">
          <table:table-cell table:formula="of:= [data.B310]&amp;&quot;_BITMAP_&quot;&amp;[data.C310]&amp;&quot;_&quot;&amp;[data.E310]" office:value-type="string" office:string-value="GSCHEM_BITMAP_TRANSISTOR_XLARGE">
            <text:p>GSCHEM_BITMAP_TRANSISTOR_XLARGE</text:p>
          </table:table-cell>
          <table:table-cell table:formula="of:=IF(([data.F310]=&quot;&quot;);[data.H310];[data.F310]&amp;&quot;/&quot;&amp;[data.H310])" office:value-type="string" office:string-value="gschem_transistor.png">
            <text:p>gschem_transistor.png</text:p>
          </table:table-cell>
        </table:table-row>
        <table:table-row table:style-name="ro2">
          <table:table-cell table:formula="of:= [data.B311]&amp;&quot;_BITMAP_&quot;&amp;[data.C311]&amp;&quot;_&quot;&amp;[data.E311]" office:value-type="string" office:string-value="GSCHEM_BITMAP_TOP_2_BOTTOM_XLARGE">
            <text:p>GSCHEM_BITMAP_TOP_2_BOTTOM_XLARGE</text:p>
          </table:table-cell>
          <table:table-cell table:formula="of:=IF(([data.F311]=&quot;&quot;);[data.H311];[data.F311]&amp;&quot;/&quot;&amp;[data.H311])" office:value-type="string" office:string-value="gschem_top_2_bottom.png">
            <text:p>gschem_top_2_bottom.png</text:p>
          </table:table-cell>
        </table:table-row>
        <table:table-row table:style-name="ro2">
          <table:table-cell table:formula="of:= [data.B312]&amp;&quot;_BITMAP_&quot;&amp;[data.C312]&amp;&quot;_&quot;&amp;[data.E312]" office:value-type="string" office:string-value="GSCHEM_BITMAP_UNDO_SMALL">
            <text:p>GSCHEM_BITMAP_UNDO_SMALL</text:p>
          </table:table-cell>
          <table:table-cell table:formula="of:=IF(([data.F312]=&quot;&quot;);[data.H312];[data.F312]&amp;&quot;/&quot;&amp;[data.H312])" office:value-type="string" office:string-value="gschem_undo.xpm">
            <text:p>gschem_undo.xpm</text:p>
          </table:table-cell>
        </table:table-row>
        <table:table-row table:style-name="ro2">
          <table:table-cell table:formula="of:= [data.B313]&amp;&quot;_BITMAP_&quot;&amp;[data.C313]&amp;&quot;_&quot;&amp;[data.E313]" office:value-type="string" office:string-value="GSCHEM_BITMAP_WARNING_XXXLARGE">
            <text:p>GSCHEM_BITMAP_WARNING_XXXLARGE</text:p>
          </table:table-cell>
          <table:table-cell table:formula="of:=IF(([data.F313]=&quot;&quot;);[data.H313];[data.F313]&amp;&quot;/&quot;&amp;[data.H313])" office:value-type="string" office:string-value="gschem_warning.png">
            <text:p>gschem_warning.png</text:p>
          </table:table-cell>
        </table:table-row>
        <table:table-row table:style-name="ro2" table:number-rows-repeated="1048262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quote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2">
          <table:table-cell/>
          <table:table-cell table:formula="of:=IF([.A1]=&quot;#define&quot;;[def_data.A1];&quot;&quot;)">
            <text:p/>
          </table:table-cell>
          <table:table-cell/>
        </table:table-row>
        <table:table-row table:style-name="ro2">
          <table:table-cell office:value-type="string">
            <text:p>#define</text:p>
          </table:table-cell>
          <table:table-cell table:formula="of:=IF([.A2]=&quot;#define&quot;;CHAR(32)&amp;[def_data.A2];&quot;&quot;)" office:value-type="string" office:string-value=" GAF_BITMAP_ADD_ATTRIBUTE_TINY">
            <text:p><text:s/>GAF_BITMAP_ADD_ATTRIBUTE_TINY</text:p>
          </table:table-cell>
          <table:table-cell table:formula="of:=CHAR(34)&amp;[def_data.B2]&amp;CHAR(34)" office:value-type="string" office:string-value="&quot;22x22/gaf_add_attribute_22x22.png&quot;">
            <text:p>"22x22/gaf_add_attribute_22x2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]=&quot;#define&quot;;CHAR(32)&amp;[def_data.A3];&quot;&quot;)" office:value-type="string" office:string-value=" GAF_BITMAP_ADD_ATTRIBUTE_SMALL">
            <text:p><text:s/>GAF_BITMAP_ADD_ATTRIBUTE_SMALL</text:p>
          </table:table-cell>
          <table:table-cell table:formula="of:=CHAR(34)&amp;[def_data.B3]&amp;CHAR(34)" office:value-type="string" office:string-value="&quot;24x24/gaf_add_attribute_24x24.png&quot;">
            <text:p>"24x24/gaf_add_attribute_24x24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4]=&quot;#define&quot;;CHAR(32)&amp;[def_data.A4];&quot;&quot;)" office:value-type="string" office:string-value=" GAF_BITMAP_ADD_ATTRIBUTE_MEDIUM">
            <text:p><text:s/>GAF_BITMAP_ADD_ATTRIBUTE_MEDIUM</text:p>
          </table:table-cell>
          <table:table-cell table:formula="of:=CHAR(34)&amp;[def_data.B4]&amp;CHAR(34)" office:value-type="string" office:string-value="&quot;26x26/gaf_add_attribute_26x26.png&quot;">
            <text:p>"26x26/gaf_add_attribute_2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5]=&quot;#define&quot;;CHAR(32)&amp;[def_data.A5];&quot;&quot;)" office:value-type="string" office:string-value=" GAF_BITMAP_ADD_ATTRIBUTE_LARGE">
            <text:p><text:s/>GAF_BITMAP_ADD_ATTRIBUTE_LARGE</text:p>
          </table:table-cell>
          <table:table-cell table:formula="of:=CHAR(34)&amp;[def_data.B5]&amp;CHAR(34)" office:value-type="string" office:string-value="&quot;28x28/gaf_add_attribute_28x28.png&quot;">
            <text:p>"28x28/gaf_add_attribute_28x2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6]=&quot;#define&quot;;CHAR(32)&amp;[def_data.A6];&quot;&quot;)" office:value-type="string" office:string-value=" GAF_BITMAP_ADD_ATTRIBUTE_XLARGE">
            <text:p><text:s/>GAF_BITMAP_ADD_ATTRIBUTE_XLARGE</text:p>
          </table:table-cell>
          <table:table-cell table:formula="of:=CHAR(34)&amp;[def_data.B6]&amp;CHAR(34)" office:value-type="string" office:string-value="&quot;32x32/gaf_add_attribute_32x32.png&quot;">
            <text:p>"32x32/gaf_add_attribute_32x3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7]=&quot;#define&quot;;CHAR(32)&amp;[def_data.A7];&quot;&quot;)" office:value-type="string" office:string-value=" GAF_BITMAP_DEMOTE_TINY">
            <text:p><text:s/>GAF_BITMAP_DEMOTE_TINY</text:p>
          </table:table-cell>
          <table:table-cell table:formula="of:=CHAR(34)&amp;[def_data.B7]&amp;CHAR(34)" office:value-type="string" office:string-value="&quot;22x22/gaf_demote_22x22.png&quot;">
            <text:p>"22x22/gaf_demote_22x2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8]=&quot;#define&quot;;CHAR(32)&amp;[def_data.A8];&quot;&quot;)" office:value-type="string" office:string-value=" GAF_BITMAP_DEMOTE_SMALL">
            <text:p><text:s/>GAF_BITMAP_DEMOTE_SMALL</text:p>
          </table:table-cell>
          <table:table-cell table:formula="of:=CHAR(34)&amp;[def_data.B8]&amp;CHAR(34)" office:value-type="string" office:string-value="&quot;24x24/gaf_demote_24x24.png&quot;">
            <text:p>"24x24/gaf_demote_24x24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9]=&quot;#define&quot;;CHAR(32)&amp;[def_data.A9];&quot;&quot;)" office:value-type="string" office:string-value=" GAF_BITMAP_DEMOTE_MEDIUM">
            <text:p><text:s/>GAF_BITMAP_DEMOTE_MEDIUM</text:p>
          </table:table-cell>
          <table:table-cell table:formula="of:=CHAR(34)&amp;[def_data.B9]&amp;CHAR(34)" office:value-type="string" office:string-value="&quot;26x26/gaf_demote_26x26.png&quot;">
            <text:p>"26x26/gaf_demote_2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0]=&quot;#define&quot;;CHAR(32)&amp;[def_data.A10];&quot;&quot;)" office:value-type="string" office:string-value=" GAF_BITMAP_DEMOTE_LARGE">
            <text:p><text:s/>GAF_BITMAP_DEMOTE_LARGE</text:p>
          </table:table-cell>
          <table:table-cell table:formula="of:=CHAR(34)&amp;[def_data.B10]&amp;CHAR(34)" office:value-type="string" office:string-value="&quot;28x28/gaf_demote_28x28.png&quot;">
            <text:p>"28x28/gaf_demote_28x2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1]=&quot;#define&quot;;CHAR(32)&amp;[def_data.A11];&quot;&quot;)" office:value-type="string" office:string-value=" GAF_BITMAP_DEMOTE_XLARGE">
            <text:p><text:s/>GAF_BITMAP_DEMOTE_XLARGE</text:p>
          </table:table-cell>
          <table:table-cell table:formula="of:=CHAR(34)&amp;[def_data.B11]&amp;CHAR(34)" office:value-type="string" office:string-value="&quot;32x32/gaf_demote_32x32.png&quot;">
            <text:p>"32x32/gaf_demote_32x3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2]=&quot;#define&quot;;CHAR(32)&amp;[def_data.A12];&quot;&quot;)" office:value-type="string" office:string-value=" GAF_BITMAP_PDF_TINY">
            <text:p><text:s/>GAF_BITMAP_PDF_TINY</text:p>
          </table:table-cell>
          <table:table-cell table:formula="of:=CHAR(34)&amp;[def_data.B12]&amp;CHAR(34)" office:value-type="string" office:string-value="&quot;22x22/gaf_pdf_22x22.xpm&quot;">
            <text:p>"22x22/gaf_pdf_22x2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3]=&quot;#define&quot;;CHAR(32)&amp;[def_data.A13];&quot;&quot;)" office:value-type="string" office:string-value=" GAF_BITMAP_PDF_SMALL">
            <text:p><text:s/>GAF_BITMAP_PDF_SMALL</text:p>
          </table:table-cell>
          <table:table-cell table:formula="of:=CHAR(34)&amp;[def_data.B13]&amp;CHAR(34)" office:value-type="string" office:string-value="&quot;24x24/gaf_pdf_24x24.xpm&quot;">
            <text:p>"24x24/gaf_pdf_24x24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4]=&quot;#define&quot;;CHAR(32)&amp;[def_data.A14];&quot;&quot;)" office:value-type="string" office:string-value=" GAF_BITMAP_PDF_MEDIUM">
            <text:p><text:s/>GAF_BITMAP_PDF_MEDIUM</text:p>
          </table:table-cell>
          <table:table-cell table:formula="of:=CHAR(34)&amp;[def_data.B14]&amp;CHAR(34)" office:value-type="string" office:string-value="&quot;26x26/gaf_pdf_26x26.xpm&quot;">
            <text:p>"26x26/gaf_pdf_26x2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5]=&quot;#define&quot;;CHAR(32)&amp;[def_data.A15];&quot;&quot;)" office:value-type="string" office:string-value=" GAF_BITMAP_PDF_LARGE">
            <text:p><text:s/>GAF_BITMAP_PDF_LARGE</text:p>
          </table:table-cell>
          <table:table-cell table:formula="of:=CHAR(34)&amp;[def_data.B15]&amp;CHAR(34)" office:value-type="string" office:string-value="&quot;28x28/gaf_pdf_28x28.xpm&quot;">
            <text:p>"28x28/gaf_pdf_28x28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6]=&quot;#define&quot;;CHAR(32)&amp;[def_data.A16];&quot;&quot;)" office:value-type="string" office:string-value=" GAF_BITMAP_PDF_XLARGE">
            <text:p><text:s/>GAF_BITMAP_PDF_XLARGE</text:p>
          </table:table-cell>
          <table:table-cell table:formula="of:=CHAR(34)&amp;[def_data.B16]&amp;CHAR(34)" office:value-type="string" office:string-value="&quot;32x32/gaf_pdf_32x32.xpm&quot;">
            <text:p>"32x32/gaf_pdf_32x3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7]=&quot;#define&quot;;CHAR(32)&amp;[def_data.A17];&quot;&quot;)" office:value-type="string" office:string-value=" GAF_BITMAP_PDF_JUMBO">
            <text:p><text:s/>GAF_BITMAP_PDF_JUMBO</text:p>
          </table:table-cell>
          <table:table-cell table:formula="of:=CHAR(34)&amp;[def_data.B17]&amp;CHAR(34)" office:value-type="string" office:string-value="&quot;128x128/gaf_pdf_128x128.xpm&quot;">
            <text:p>"128x128/gaf_pdf_128x128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8]=&quot;#define&quot;;CHAR(32)&amp;[def_data.A18];&quot;&quot;)" office:value-type="string" office:string-value=" GAF_BITMAP_PROMOTE_TINY">
            <text:p><text:s/>GAF_BITMAP_PROMOTE_TINY</text:p>
          </table:table-cell>
          <table:table-cell table:formula="of:=CHAR(34)&amp;[def_data.B18]&amp;CHAR(34)" office:value-type="string" office:string-value="&quot;22x22/gaf_promote_22x22.png&quot;">
            <text:p>"22x22/gaf_promote_22x2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9]=&quot;#define&quot;;CHAR(32)&amp;[def_data.A19];&quot;&quot;)" office:value-type="string" office:string-value=" GAF_BITMAP_PROMOTE_SMALL">
            <text:p><text:s/>GAF_BITMAP_PROMOTE_SMALL</text:p>
          </table:table-cell>
          <table:table-cell table:formula="of:=CHAR(34)&amp;[def_data.B19]&amp;CHAR(34)" office:value-type="string" office:string-value="&quot;24x24/gaf_promote_24x24.png&quot;">
            <text:p>"24x24/gaf_promote_24x24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0]=&quot;#define&quot;;CHAR(32)&amp;[def_data.A20];&quot;&quot;)" office:value-type="string" office:string-value=" GAF_BITMAP_PROMOTE_MEDIUM">
            <text:p><text:s/>GAF_BITMAP_PROMOTE_MEDIUM</text:p>
          </table:table-cell>
          <table:table-cell table:formula="of:=CHAR(34)&amp;[def_data.B20]&amp;CHAR(34)" office:value-type="string" office:string-value="&quot;26x26/gaf_promote_26x26.png&quot;">
            <text:p>"26x26/gaf_promote_2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1]=&quot;#define&quot;;CHAR(32)&amp;[def_data.A21];&quot;&quot;)" office:value-type="string" office:string-value=" GAF_BITMAP_PROMOTE_LARGE">
            <text:p><text:s/>GAF_BITMAP_PROMOTE_LARGE</text:p>
          </table:table-cell>
          <table:table-cell table:formula="of:=CHAR(34)&amp;[def_data.B21]&amp;CHAR(34)" office:value-type="string" office:string-value="&quot;28x28/gaf_promote_28x28.png&quot;">
            <text:p>"28x28/gaf_promote_28x2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2]=&quot;#define&quot;;CHAR(32)&amp;[def_data.A22];&quot;&quot;)" office:value-type="string" office:string-value=" GAF_BITMAP_PROMOTE_XLARGE">
            <text:p><text:s/>GAF_BITMAP_PROMOTE_XLARGE</text:p>
          </table:table-cell>
          <table:table-cell table:formula="of:=CHAR(34)&amp;[def_data.B22]&amp;CHAR(34)" office:value-type="string" office:string-value="&quot;32x32/gaf_promote_32x32.png&quot;">
            <text:p>"32x32/gaf_promote_32x3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3]=&quot;#define&quot;;CHAR(32)&amp;[def_data.A23];&quot;&quot;)" office:value-type="string" office:string-value=" GAF_BITMAP_SEE_NOTES_LARGE">
            <text:p><text:s/>GAF_BITMAP_SEE_NOTES_LARGE</text:p>
          </table:table-cell>
          <table:table-cell table:formula="of:=CHAR(34)&amp;[def_data.B23]&amp;CHAR(34)" office:value-type="string" office:string-value="&quot;32x32/gaf_see_notes_32x23.png&quot;">
            <text:p>"32x32/gaf_see_notes_32x23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4]=&quot;#define&quot;;CHAR(32)&amp;[def_data.A24];&quot;&quot;)" office:value-type="string" office:string-value=" GAF_BITMAP_SEE_NOTES_XLARGE">
            <text:p><text:s/>GAF_BITMAP_SEE_NOTES_XLARGE</text:p>
          </table:table-cell>
          <table:table-cell table:formula="of:=CHAR(34)&amp;[def_data.B24]&amp;CHAR(34)" office:value-type="string" office:string-value="&quot;36x36/gaf_see_notes_36x26.png&quot;">
            <text:p>"36x36/gaf_see_notes_3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5]=&quot;#define&quot;;CHAR(32)&amp;[def_data.A25];&quot;&quot;)" office:value-type="string" office:string-value=" GAF_BITMAP_TOOLS_TINY">
            <text:p><text:s/>GAF_BITMAP_TOOLS_TINY</text:p>
          </table:table-cell>
          <table:table-cell table:formula="of:=CHAR(34)&amp;[def_data.B25]&amp;CHAR(34)" office:value-type="string" office:string-value="&quot;22x22/gaf_tools_22x22.xpm&quot;">
            <text:p>"22x22/gaf_tools_22x2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6]=&quot;#define&quot;;CHAR(32)&amp;[def_data.A26];&quot;&quot;)" office:value-type="string" office:string-value=" GAF_BITMAP_TOOLS_SMALL">
            <text:p><text:s/>GAF_BITMAP_TOOLS_SMALL</text:p>
          </table:table-cell>
          <table:table-cell table:formula="of:=CHAR(34)&amp;[def_data.B26]&amp;CHAR(34)" office:value-type="string" office:string-value="&quot;24x24/gaf_tools_24x24.xpm&quot;">
            <text:p>"24x24/gaf_tools_24x24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7]=&quot;#define&quot;;CHAR(32)&amp;[def_data.A27];&quot;&quot;)" office:value-type="string" office:string-value=" GAF_BITMAP_TOOLS_MEDIUM">
            <text:p><text:s/>GAF_BITMAP_TOOLS_MEDIUM</text:p>
          </table:table-cell>
          <table:table-cell table:formula="of:=CHAR(34)&amp;[def_data.B27]&amp;CHAR(34)" office:value-type="string" office:string-value="&quot;26x26/gaf_tools_26x26.xpm&quot;">
            <text:p>"26x26/gaf_tools_26x2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8]=&quot;#define&quot;;CHAR(32)&amp;[def_data.A28];&quot;&quot;)" office:value-type="string" office:string-value=" GAF_BITMAP_TOOLS_LARGE">
            <text:p><text:s/>GAF_BITMAP_TOOLS_LARGE</text:p>
          </table:table-cell>
          <table:table-cell table:formula="of:=CHAR(34)&amp;[def_data.B28]&amp;CHAR(34)" office:value-type="string" office:string-value="&quot;28x28/gaf_tools_28x28.xpm&quot;">
            <text:p>"28x28/gaf_tools_28x28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9]=&quot;#define&quot;;CHAR(32)&amp;[def_data.A29];&quot;&quot;)" office:value-type="string" office:string-value=" GAF_BITMAP_TOOLS_XLARGE">
            <text:p><text:s/>GAF_BITMAP_TOOLS_XLARGE</text:p>
          </table:table-cell>
          <table:table-cell table:formula="of:=CHAR(34)&amp;[def_data.B29]&amp;CHAR(34)" office:value-type="string" office:string-value="&quot;32x32/gaf_tools_32x32.xpm&quot;">
            <text:p>"32x32/gaf_tools_32x3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0]=&quot;#define&quot;;CHAR(32)&amp;[def_data.A30];&quot;&quot;)" office:value-type="string" office:string-value=" GAF_BITMAP_TOOLS_JUMBO">
            <text:p><text:s/>GAF_BITMAP_TOOLS_JUMBO</text:p>
          </table:table-cell>
          <table:table-cell table:formula="of:=CHAR(34)&amp;[def_data.B30]&amp;CHAR(34)" office:value-type="string" office:string-value="&quot;128x128/gaf_tools_128x128.xpm&quot;">
            <text:p>"128x128/gaf_tools_128x128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1]=&quot;#define&quot;;CHAR(32)&amp;[def_data.A31];&quot;&quot;)" office:value-type="string" office:string-value=" GEDA_BITMAP_ARC_TINY">
            <text:p><text:s/>GEDA_BITMAP_ARC_TINY</text:p>
          </table:table-cell>
          <table:table-cell table:formula="of:=CHAR(34)&amp;[def_data.B31]&amp;CHAR(34)" office:value-type="string" office:string-value="&quot;22x22/geda_arc_22x22.xpm&quot;">
            <text:p>"22x22/geda_arc_22x2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2]=&quot;#define&quot;;CHAR(32)&amp;[def_data.A32];&quot;&quot;)" office:value-type="string" office:string-value=" GEDA_BITMAP_ARC_SMALL">
            <text:p><text:s/>GEDA_BITMAP_ARC_SMALL</text:p>
          </table:table-cell>
          <table:table-cell table:formula="of:=CHAR(34)&amp;[def_data.B32]&amp;CHAR(34)" office:value-type="string" office:string-value="&quot;24x24/geda_arc_24x24.xpm&quot;">
            <text:p>"24x24/geda_arc_24x24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3]=&quot;#define&quot;;CHAR(32)&amp;[def_data.A33];&quot;&quot;)" office:value-type="string" office:string-value=" GEDA_BITMAP_ARC_MEDIUM">
            <text:p><text:s/>GEDA_BITMAP_ARC_MEDIUM</text:p>
          </table:table-cell>
          <table:table-cell table:formula="of:=CHAR(34)&amp;[def_data.B33]&amp;CHAR(34)" office:value-type="string" office:string-value="&quot;26x26/geda_arc_26x26.xpm&quot;">
            <text:p>"26x26/geda_arc_26x2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4]=&quot;#define&quot;;CHAR(32)&amp;[def_data.A34];&quot;&quot;)" office:value-type="string" office:string-value=" GEDA_BITMAP_ARC_LARGE">
            <text:p><text:s/>GEDA_BITMAP_ARC_LARGE</text:p>
          </table:table-cell>
          <table:table-cell table:formula="of:=CHAR(34)&amp;[def_data.B34]&amp;CHAR(34)" office:value-type="string" office:string-value="&quot;28x28/geda_arc_28x28.xpm&quot;">
            <text:p>"28x28/geda_arc_28x28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5]=&quot;#define&quot;;CHAR(32)&amp;[def_data.A35];&quot;&quot;)" office:value-type="string" office:string-value=" GEDA_BITMAP_ARC_XLARGE">
            <text:p><text:s/>GEDA_BITMAP_ARC_XLARGE</text:p>
          </table:table-cell>
          <table:table-cell table:formula="of:=CHAR(34)&amp;[def_data.B35]&amp;CHAR(34)" office:value-type="string" office:string-value="&quot;32x32/geda_arc_32x32.xpm&quot;">
            <text:p>"32x32/geda_arc_32x3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6]=&quot;#define&quot;;CHAR(32)&amp;[def_data.A36];&quot;&quot;)" office:value-type="string" office:string-value=" GEDA_BITMAP_COPY_TINY">
            <text:p><text:s/>GEDA_BITMAP_COPY_TINY</text:p>
          </table:table-cell>
          <table:table-cell table:formula="of:=CHAR(34)&amp;[def_data.B36]&amp;CHAR(34)" office:value-type="string" office:string-value="&quot;22x22/geda_copy_22x22.png&quot;">
            <text:p>"22x22/geda_copy_22x2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7]=&quot;#define&quot;;CHAR(32)&amp;[def_data.A37];&quot;&quot;)" office:value-type="string" office:string-value=" GEDA_BITMAP_COPY_SMALL">
            <text:p><text:s/>GEDA_BITMAP_COPY_SMALL</text:p>
          </table:table-cell>
          <table:table-cell table:formula="of:=CHAR(34)&amp;[def_data.B37]&amp;CHAR(34)" office:value-type="string" office:string-value="&quot;24x24/geda_copy_24x24.png&quot;">
            <text:p>"24x24/geda_copy_24x24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8]=&quot;#define&quot;;CHAR(32)&amp;[def_data.A38];&quot;&quot;)" office:value-type="string" office:string-value=" GEDA_BITMAP_COPY_MEDIUM">
            <text:p><text:s/>GEDA_BITMAP_COPY_MEDIUM</text:p>
          </table:table-cell>
          <table:table-cell table:formula="of:=CHAR(34)&amp;[def_data.B38]&amp;CHAR(34)" office:value-type="string" office:string-value="&quot;26x26/geda_copy_26x26.png&quot;">
            <text:p>"26x26/geda_copy_2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9]=&quot;#define&quot;;CHAR(32)&amp;[def_data.A39];&quot;&quot;)" office:value-type="string" office:string-value=" GEDA_BITMAP_COPY_LARGE">
            <text:p><text:s/>GEDA_BITMAP_COPY_LARGE</text:p>
          </table:table-cell>
          <table:table-cell table:formula="of:=CHAR(34)&amp;[def_data.B39]&amp;CHAR(34)" office:value-type="string" office:string-value="&quot;28x28/geda_copy_28x28.png&quot;">
            <text:p>"28x28/geda_copy_28x2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40]=&quot;#define&quot;;CHAR(32)&amp;[def_data.A40];&quot;&quot;)" office:value-type="string" office:string-value=" GEDA_BITMAP_COPY_XLARGE">
            <text:p><text:s/>GEDA_BITMAP_COPY_XLARGE</text:p>
          </table:table-cell>
          <table:table-cell table:formula="of:=CHAR(34)&amp;[def_data.B40]&amp;CHAR(34)" office:value-type="string" office:string-value="&quot;32x32/geda_copy_32x32.png&quot;">
            <text:p>"32x32/geda_copy_32x3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41]=&quot;#define&quot;;CHAR(32)&amp;[def_data.A41];&quot;&quot;)" office:value-type="string" office:string-value=" GEDA_BITMAP_BOX_TINY">
            <text:p><text:s/>GEDA_BITMAP_BOX_TINY</text:p>
          </table:table-cell>
          <table:table-cell table:formula="of:=CHAR(34)&amp;[def_data.B41]&amp;CHAR(34)" office:value-type="string" office:string-value="&quot;22x22/geda_box_22x22.xpm&quot;">
            <text:p>"22x22/geda_box_22x2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42]=&quot;#define&quot;;CHAR(32)&amp;[def_data.A42];&quot;&quot;)" office:value-type="string" office:string-value=" GEDA_BITMAP_BOX_SMALL">
            <text:p><text:s/>GEDA_BITMAP_BOX_SMALL</text:p>
          </table:table-cell>
          <table:table-cell table:formula="of:=CHAR(34)&amp;[def_data.B42]&amp;CHAR(34)" office:value-type="string" office:string-value="&quot;24x24/geda_box_24x24.xpm&quot;">
            <text:p>"24x24/geda_box_24x24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43]=&quot;#define&quot;;CHAR(32)&amp;[def_data.A43];&quot;&quot;)" office:value-type="string" office:string-value=" GEDA_BITMAP_BOX_MEDIUM">
            <text:p><text:s/>GEDA_BITMAP_BOX_MEDIUM</text:p>
          </table:table-cell>
          <table:table-cell table:formula="of:=CHAR(34)&amp;[def_data.B43]&amp;CHAR(34)" office:value-type="string" office:string-value="&quot;26x26/geda_box_26x26.xpm&quot;">
            <text:p>"26x26/geda_box_26x2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44]=&quot;#define&quot;;CHAR(32)&amp;[def_data.A44];&quot;&quot;)" office:value-type="string" office:string-value=" GEDA_BITMAP_BOX_LARGE">
            <text:p><text:s/>GEDA_BITMAP_BOX_LARGE</text:p>
          </table:table-cell>
          <table:table-cell table:formula="of:=CHAR(34)&amp;[def_data.B44]&amp;CHAR(34)" office:value-type="string" office:string-value="&quot;28x28/geda_box_28x28.xpm&quot;">
            <text:p>"28x28/geda_box_28x28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45]=&quot;#define&quot;;CHAR(32)&amp;[def_data.A45];&quot;&quot;)" office:value-type="string" office:string-value=" GEDA_BITMAP_BOX_XLARGE">
            <text:p><text:s/>GEDA_BITMAP_BOX_XLARGE</text:p>
          </table:table-cell>
          <table:table-cell table:formula="of:=CHAR(34)&amp;[def_data.B45]&amp;CHAR(34)" office:value-type="string" office:string-value="&quot;32x32/geda_box_32x32.xpm&quot;">
            <text:p>"32x32/geda_box_32x3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46]=&quot;#define&quot;;CHAR(32)&amp;[def_data.A46];&quot;&quot;)" office:value-type="string" office:string-value=" GEDA_BITMAP_BULB_OFF">
            <text:p><text:s/>GEDA_BITMAP_BULB_OFF</text:p>
          </table:table-cell>
          <table:table-cell table:formula="of:=CHAR(34)&amp;[def_data.B46]&amp;CHAR(34)" office:value-type="string" office:string-value="&quot;geda_bulb_off.png&quot;">
            <text:p>"geda_bulb_off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47]=&quot;#define&quot;;CHAR(32)&amp;[def_data.A47];&quot;&quot;)" office:value-type="string" office:string-value=" GEDA_BITMAP_BULB_ON">
            <text:p><text:s/>GEDA_BITMAP_BULB_ON</text:p>
          </table:table-cell>
          <table:table-cell table:formula="of:=CHAR(34)&amp;[def_data.B47]&amp;CHAR(34)" office:value-type="string" office:string-value="&quot;geda_bulb_on.png&quot;">
            <text:p>"geda_bulb_on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48]=&quot;#define&quot;;CHAR(32)&amp;[def_data.A48];&quot;&quot;)" office:value-type="string" office:string-value=" GEDA_BITMAP_CIRCLE_TINY">
            <text:p><text:s/>GEDA_BITMAP_CIRCLE_TINY</text:p>
          </table:table-cell>
          <table:table-cell table:formula="of:=CHAR(34)&amp;[def_data.B48]&amp;CHAR(34)" office:value-type="string" office:string-value="&quot;22x22/geda_circle_22x22.xpm&quot;">
            <text:p>"22x22/geda_circle_22x2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49]=&quot;#define&quot;;CHAR(32)&amp;[def_data.A49];&quot;&quot;)" office:value-type="string" office:string-value=" GEDA_BITMAP_CIRCLE_SMALL">
            <text:p><text:s/>GEDA_BITMAP_CIRCLE_SMALL</text:p>
          </table:table-cell>
          <table:table-cell table:formula="of:=CHAR(34)&amp;[def_data.B49]&amp;CHAR(34)" office:value-type="string" office:string-value="&quot;24x24/geda_circle_24x24.xpm&quot;">
            <text:p>"24x24/geda_circle_24x24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50]=&quot;#define&quot;;CHAR(32)&amp;[def_data.A50];&quot;&quot;)" office:value-type="string" office:string-value=" GEDA_BITMAP_CIRCLE_MEDIUM">
            <text:p><text:s/>GEDA_BITMAP_CIRCLE_MEDIUM</text:p>
          </table:table-cell>
          <table:table-cell table:formula="of:=CHAR(34)&amp;[def_data.B50]&amp;CHAR(34)" office:value-type="string" office:string-value="&quot;26x26/geda_circle_26x26.xpm&quot;">
            <text:p>"26x26/geda_circle_26x2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51]=&quot;#define&quot;;CHAR(32)&amp;[def_data.A51];&quot;&quot;)" office:value-type="string" office:string-value=" GEDA_BITMAP_CIRCLE_LARGE">
            <text:p><text:s/>GEDA_BITMAP_CIRCLE_LARGE</text:p>
          </table:table-cell>
          <table:table-cell table:formula="of:=CHAR(34)&amp;[def_data.B51]&amp;CHAR(34)" office:value-type="string" office:string-value="&quot;28x28/geda_circle_28x28.xpm&quot;">
            <text:p>"28x28/geda_circle_28x28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52]=&quot;#define&quot;;CHAR(32)&amp;[def_data.A52];&quot;&quot;)" office:value-type="string" office:string-value=" GEDA_BITMAP_CIRCLE_XLARGE">
            <text:p><text:s/>GEDA_BITMAP_CIRCLE_XLARGE</text:p>
          </table:table-cell>
          <table:table-cell table:formula="of:=CHAR(34)&amp;[def_data.B52]&amp;CHAR(34)" office:value-type="string" office:string-value="&quot;32x32/geda_circle_32x32.xpm&quot;">
            <text:p>"32x32/geda_circle_32x3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53]=&quot;#define&quot;;CHAR(32)&amp;[def_data.A53];&quot;&quot;)" office:value-type="string" office:string-value=" GEDA_BITMAP_CIRCLES_TINY">
            <text:p><text:s/>GEDA_BITMAP_CIRCLES_TINY</text:p>
          </table:table-cell>
          <table:table-cell table:formula="of:=CHAR(34)&amp;[def_data.B53]&amp;CHAR(34)" office:value-type="string" office:string-value="&quot;22x22/geda_circles_22x22.png&quot;">
            <text:p>"22x22/geda_circles_22x2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54]=&quot;#define&quot;;CHAR(32)&amp;[def_data.A54];&quot;&quot;)" office:value-type="string" office:string-value=" GEDA_BITMAP_CIRCLES_SMALL">
            <text:p><text:s/>GEDA_BITMAP_CIRCLES_SMALL</text:p>
          </table:table-cell>
          <table:table-cell table:formula="of:=CHAR(34)&amp;[def_data.B54]&amp;CHAR(34)" office:value-type="string" office:string-value="&quot;24x24/geda_circles_24x24.png&quot;">
            <text:p>"24x24/geda_circles_24x24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55]=&quot;#define&quot;;CHAR(32)&amp;[def_data.A55];&quot;&quot;)" office:value-type="string" office:string-value=" GEDA_BITMAP_CIRCLES_MEDIUM">
            <text:p><text:s/>GEDA_BITMAP_CIRCLES_MEDIUM</text:p>
          </table:table-cell>
          <table:table-cell table:formula="of:=CHAR(34)&amp;[def_data.B55]&amp;CHAR(34)" office:value-type="string" office:string-value="&quot;26x26/geda_circles_26x26.png&quot;">
            <text:p>"26x26/geda_circles_2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56]=&quot;#define&quot;;CHAR(32)&amp;[def_data.A56];&quot;&quot;)" office:value-type="string" office:string-value=" GEDA_BITMAP_CIRCLES_LARGE">
            <text:p><text:s/>GEDA_BITMAP_CIRCLES_LARGE</text:p>
          </table:table-cell>
          <table:table-cell table:formula="of:=CHAR(34)&amp;[def_data.B56]&amp;CHAR(34)" office:value-type="string" office:string-value="&quot;28x28/geda_circles_28x28.png&quot;">
            <text:p>"28x28/geda_circles_28x2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57]=&quot;#define&quot;;CHAR(32)&amp;[def_data.A57];&quot;&quot;)" office:value-type="string" office:string-value=" GEDA_BITMAP_CIRCLES_XLARGE">
            <text:p><text:s/>GEDA_BITMAP_CIRCLES_XLARGE</text:p>
          </table:table-cell>
          <table:table-cell table:formula="of:=CHAR(34)&amp;[def_data.B57]&amp;CHAR(34)" office:value-type="string" office:string-value="&quot;32x32/geda_circles_32x32.png&quot;">
            <text:p>"32x32/geda_circles_32x3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58]=&quot;#define&quot;;CHAR(32)&amp;[def_data.A58];&quot;&quot;)" office:value-type="string" office:string-value=" GEDA_BITMAP_DEMOTE_TINY">
            <text:p><text:s/>GEDA_BITMAP_DEMOTE_TINY</text:p>
          </table:table-cell>
          <table:table-cell table:formula="of:=CHAR(34)&amp;[def_data.B58]&amp;CHAR(34)" office:value-type="string" office:string-value="&quot;22x22/geda_demote_22x22.png&quot;">
            <text:p>"22x22/geda_demote_22x2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59]=&quot;#define&quot;;CHAR(32)&amp;[def_data.A59];&quot;&quot;)" office:value-type="string" office:string-value=" GEDA_BITMAP_DEMOTE_SMALL">
            <text:p><text:s/>GEDA_BITMAP_DEMOTE_SMALL</text:p>
          </table:table-cell>
          <table:table-cell table:formula="of:=CHAR(34)&amp;[def_data.B59]&amp;CHAR(34)" office:value-type="string" office:string-value="&quot;24x24/geda_demote_24x24.png&quot;">
            <text:p>"24x24/geda_demote_24x24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60]=&quot;#define&quot;;CHAR(32)&amp;[def_data.A60];&quot;&quot;)" office:value-type="string" office:string-value=" GEDA_BITMAP_DEMOTE_MEDIUM">
            <text:p><text:s/>GEDA_BITMAP_DEMOTE_MEDIUM</text:p>
          </table:table-cell>
          <table:table-cell table:formula="of:=CHAR(34)&amp;[def_data.B60]&amp;CHAR(34)" office:value-type="string" office:string-value="&quot;26x26/geda_demote_26x26.png&quot;">
            <text:p>"26x26/geda_demote_2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61]=&quot;#define&quot;;CHAR(32)&amp;[def_data.A61];&quot;&quot;)" office:value-type="string" office:string-value=" GEDA_BITMAP_DEMOTE_LARGE">
            <text:p><text:s/>GEDA_BITMAP_DEMOTE_LARGE</text:p>
          </table:table-cell>
          <table:table-cell table:formula="of:=CHAR(34)&amp;[def_data.B61]&amp;CHAR(34)" office:value-type="string" office:string-value="&quot;28x28/geda_demote_28x28.png&quot;">
            <text:p>"28x28/geda_demote_28x2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62]=&quot;#define&quot;;CHAR(32)&amp;[def_data.A62];&quot;&quot;)" office:value-type="string" office:string-value=" GEDA_BITMAP_DEMOTE_XLARGE">
            <text:p><text:s/>GEDA_BITMAP_DEMOTE_XLARGE</text:p>
          </table:table-cell>
          <table:table-cell table:formula="of:=CHAR(34)&amp;[def_data.B62]&amp;CHAR(34)" office:value-type="string" office:string-value="&quot;32x32/geda_demote_32x32.png&quot;">
            <text:p>"32x32/geda_demote_32x3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63]=&quot;#define&quot;;CHAR(32)&amp;[def_data.A63];&quot;&quot;)" office:value-type="string" office:string-value=" GEDA_BITMAP_DESELECT_TINY">
            <text:p><text:s/>GEDA_BITMAP_DESELECT_TINY</text:p>
          </table:table-cell>
          <table:table-cell table:formula="of:=CHAR(34)&amp;[def_data.B63]&amp;CHAR(34)" office:value-type="string" office:string-value="&quot;22x22/geda_deselect_22x22.png&quot;">
            <text:p>"22x22/geda_deselect_22x2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64]=&quot;#define&quot;;CHAR(32)&amp;[def_data.A64];&quot;&quot;)" office:value-type="string" office:string-value=" GEDA_BITMAP_DESELECT_SMALL">
            <text:p><text:s/>GEDA_BITMAP_DESELECT_SMALL</text:p>
          </table:table-cell>
          <table:table-cell table:formula="of:=CHAR(34)&amp;[def_data.B64]&amp;CHAR(34)" office:value-type="string" office:string-value="&quot;24x24/geda_deselect_24x24.png&quot;">
            <text:p>"24x24/geda_deselect_24x24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65]=&quot;#define&quot;;CHAR(32)&amp;[def_data.A65];&quot;&quot;)" office:value-type="string" office:string-value=" GEDA_BITMAP_DESELECT_MEDIUM">
            <text:p><text:s/>GEDA_BITMAP_DESELECT_MEDIUM</text:p>
          </table:table-cell>
          <table:table-cell table:formula="of:=CHAR(34)&amp;[def_data.B65]&amp;CHAR(34)" office:value-type="string" office:string-value="&quot;26x26/geda_deselect_26x26.png&quot;">
            <text:p>"26x26/geda_deselect_2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66]=&quot;#define&quot;;CHAR(32)&amp;[def_data.A66];&quot;&quot;)" office:value-type="string" office:string-value=" GEDA_BITMAP_DESELECT_LARGE">
            <text:p><text:s/>GEDA_BITMAP_DESELECT_LARGE</text:p>
          </table:table-cell>
          <table:table-cell table:formula="of:=CHAR(34)&amp;[def_data.B66]&amp;CHAR(34)" office:value-type="string" office:string-value="&quot;28x28/geda_deselect_28x28.png&quot;">
            <text:p>"28x28/geda_deselect_28x2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67]=&quot;#define&quot;;CHAR(32)&amp;[def_data.A67];&quot;&quot;)" office:value-type="string" office:string-value=" GEDA_BITMAP_DESELECT_XLARGE">
            <text:p><text:s/>GEDA_BITMAP_DESELECT_XLARGE</text:p>
          </table:table-cell>
          <table:table-cell table:formula="of:=CHAR(34)&amp;[def_data.B67]&amp;CHAR(34)" office:value-type="string" office:string-value="&quot;32x32/geda_deselect_32x32.png&quot;">
            <text:p>"32x32/geda_deselect_32x3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68]=&quot;#define&quot;;CHAR(32)&amp;[def_data.A68];&quot;&quot;)" office:value-type="string" office:string-value=" GEDA_BITMAP_DISPLAY_COLOR_TINY">
            <text:p><text:s/>GEDA_BITMAP_DISPLAY_COLOR_TINY</text:p>
          </table:table-cell>
          <table:table-cell table:formula="of:=CHAR(34)&amp;[def_data.B68]&amp;CHAR(34)" office:value-type="string" office:string-value="&quot;22x22/geda_display_color_22x22.xpm&quot;">
            <text:p>"22x22/geda_display_color_22x2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69]=&quot;#define&quot;;CHAR(32)&amp;[def_data.A69];&quot;&quot;)" office:value-type="string" office:string-value=" GEDA_BITMAP_DISPLAY_COLOR_SMALL">
            <text:p><text:s/>GEDA_BITMAP_DISPLAY_COLOR_SMALL</text:p>
          </table:table-cell>
          <table:table-cell table:formula="of:=CHAR(34)&amp;[def_data.B69]&amp;CHAR(34)" office:value-type="string" office:string-value="&quot;24x24/geda_display_color_24x24.xpm&quot;">
            <text:p>"24x24/geda_display_color_24x24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70]=&quot;#define&quot;;CHAR(32)&amp;[def_data.A70];&quot;&quot;)" office:value-type="string" office:string-value=" GEDA_BITMAP_DISPLAY_COLOR_MEDIUM">
            <text:p><text:s/>GEDA_BITMAP_DISPLAY_COLOR_MEDIUM</text:p>
          </table:table-cell>
          <table:table-cell table:formula="of:=CHAR(34)&amp;[def_data.B70]&amp;CHAR(34)" office:value-type="string" office:string-value="&quot;26x26/geda_display_color_26x26.xpm&quot;">
            <text:p>"26x26/geda_display_color_26x2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71]=&quot;#define&quot;;CHAR(32)&amp;[def_data.A71];&quot;&quot;)" office:value-type="string" office:string-value=" GEDA_BITMAP_DISPLAY_COLOR_LARGE">
            <text:p><text:s/>GEDA_BITMAP_DISPLAY_COLOR_LARGE</text:p>
          </table:table-cell>
          <table:table-cell table:formula="of:=CHAR(34)&amp;[def_data.B71]&amp;CHAR(34)" office:value-type="string" office:string-value="&quot;28x28/geda_display_color_28x28.xpm&quot;">
            <text:p>"28x28/geda_display_color_28x28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72]=&quot;#define&quot;;CHAR(32)&amp;[def_data.A72];&quot;&quot;)" office:value-type="string" office:string-value=" GEDA_BITMAP_DISPLAY_COLOR_XLARGE">
            <text:p><text:s/>GEDA_BITMAP_DISPLAY_COLOR_XLARGE</text:p>
          </table:table-cell>
          <table:table-cell table:formula="of:=CHAR(34)&amp;[def_data.B72]&amp;CHAR(34)" office:value-type="string" office:string-value="&quot;32x32/geda_display_color_32x32.xpm&quot;">
            <text:p>"32x32/geda_display_color_32x3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73]=&quot;#define&quot;;CHAR(32)&amp;[def_data.A73];&quot;&quot;)" office:value-type="string" office:string-value=" GEDA_BITMAP_DISPLAY_COLOR_JUMBO">
            <text:p><text:s/>GEDA_BITMAP_DISPLAY_COLOR_JUMBO</text:p>
          </table:table-cell>
          <table:table-cell table:formula="of:=CHAR(34)&amp;[def_data.B73]&amp;CHAR(34)" office:value-type="string" office:string-value="&quot;128x128/geda_display_color_128x128.xpm&quot;">
            <text:p>"128x128/geda_display_color_128x128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74]=&quot;#define&quot;;CHAR(32)&amp;[def_data.A74];&quot;&quot;)" office:value-type="string" office:string-value=" GEDA_BITMAP_EYE_GLASSES_MEDIUM">
            <text:p><text:s/>GEDA_BITMAP_EYE_GLASSES_MEDIUM</text:p>
          </table:table-cell>
          <table:table-cell table:formula="of:=CHAR(34)&amp;[def_data.B74]&amp;CHAR(34)" office:value-type="string" office:string-value="&quot;28x28/geda_eye_glasses_28x20.png&quot;">
            <text:p>"28x28/geda_eye_glasses_28x20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75]=&quot;#define&quot;;CHAR(32)&amp;[def_data.A75];&quot;&quot;)" office:value-type="string" office:string-value=" GEDA_BITMAP_EYE_GLASSES_LARGE">
            <text:p><text:s/>GEDA_BITMAP_EYE_GLASSES_LARGE</text:p>
          </table:table-cell>
          <table:table-cell table:formula="of:=CHAR(34)&amp;[def_data.B75]&amp;CHAR(34)" office:value-type="string" office:string-value="&quot;32x32/geda_eye_glasses_32x23.png&quot;">
            <text:p>"32x32/geda_eye_glasses_32x23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76]=&quot;#define&quot;;CHAR(32)&amp;[def_data.A76];&quot;&quot;)" office:value-type="string" office:string-value=" GEDA_BITMAP_EYE_GLASSES_XLARGE">
            <text:p><text:s/>GEDA_BITMAP_EYE_GLASSES_XLARGE</text:p>
          </table:table-cell>
          <table:table-cell table:formula="of:=CHAR(34)&amp;[def_data.B76]&amp;CHAR(34)" office:value-type="string" office:string-value="&quot;36x36/geda_eye_glasses_36x26.png&quot;">
            <text:p>"36x36/geda_eye_glasses_3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77]=&quot;#define&quot;;CHAR(32)&amp;[def_data.A77];&quot;&quot;)" office:value-type="string" office:string-value=" GEDA_BITMAP_FILM_ROLL_JUMBO">
            <text:p><text:s/>GEDA_BITMAP_FILM_ROLL_JUMBO</text:p>
          </table:table-cell>
          <table:table-cell table:formula="of:=CHAR(34)&amp;[def_data.B77]&amp;CHAR(34)" office:value-type="string" office:string-value="&quot;128x128/geda_film_roll_128x128.xpm&quot;">
            <text:p>"128x128/geda_film_roll_128x128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78]=&quot;#define&quot;;CHAR(32)&amp;[def_data.A78];&quot;&quot;)" office:value-type="string" office:string-value=" GEDA_BITMAP_FILM_ROLL_SMALL">
            <text:p><text:s/>GEDA_BITMAP_FILM_ROLL_SMALL</text:p>
          </table:table-cell>
          <table:table-cell table:formula="of:=CHAR(34)&amp;[def_data.B78]&amp;CHAR(34)" office:value-type="string" office:string-value="&quot;24x24/geda_film_roll_24x24.xpm&quot;">
            <text:p>"24x24/geda_film_roll_24x24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79]=&quot;#define&quot;;CHAR(32)&amp;[def_data.A79];&quot;&quot;)" office:value-type="string" office:string-value=" GEDA_BITMAP_FILM_ROLL_MEDIUM">
            <text:p><text:s/>GEDA_BITMAP_FILM_ROLL_MEDIUM</text:p>
          </table:table-cell>
          <table:table-cell table:formula="of:=CHAR(34)&amp;[def_data.B79]&amp;CHAR(34)" office:value-type="string" office:string-value="&quot;26x26/geda_film_roll_26x26.xpm&quot;">
            <text:p>"26x26/geda_film_roll_26x2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80]=&quot;#define&quot;;CHAR(32)&amp;[def_data.A80];&quot;&quot;)" office:value-type="string" office:string-value=" GEDA_BITMAP_FILM_ROLL_LARGE">
            <text:p><text:s/>GEDA_BITMAP_FILM_ROLL_LARGE</text:p>
          </table:table-cell>
          <table:table-cell table:formula="of:=CHAR(34)&amp;[def_data.B80]&amp;CHAR(34)" office:value-type="string" office:string-value="&quot;28x28/geda_film_roll_28x28.xpm&quot;">
            <text:p>"28x28/geda_film_roll_28x28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81]=&quot;#define&quot;;CHAR(32)&amp;[def_data.A81];&quot;&quot;)" office:value-type="string" office:string-value=" GEDA_BITMAP_FILM_ROLL_XLARGE">
            <text:p><text:s/>GEDA_BITMAP_FILM_ROLL_XLARGE</text:p>
          </table:table-cell>
          <table:table-cell table:formula="of:=CHAR(34)&amp;[def_data.B81]&amp;CHAR(34)" office:value-type="string" office:string-value="&quot;32x32/geda_film_roll_32x32.xpm&quot;">
            <text:p>"32x32/geda_film_roll_32x3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82]=&quot;#define&quot;;CHAR(32)&amp;[def_data.A82];&quot;&quot;)" office:value-type="string" office:string-value=" GEDA_BITMAP_FIND_JUMBO">
            <text:p><text:s/>GEDA_BITMAP_FIND_JUMBO</text:p>
          </table:table-cell>
          <table:table-cell table:formula="of:=CHAR(34)&amp;[def_data.B82]&amp;CHAR(34)" office:value-type="string" office:string-value="&quot;128x128/geda_find_128x128.xpm&quot;">
            <text:p>"128x128/geda_find_128x128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83]=&quot;#define&quot;;CHAR(32)&amp;[def_data.A83];&quot;&quot;)" office:value-type="string" office:string-value=" GEDA_BITMAP_FIND_MINI">
            <text:p><text:s/>GEDA_BITMAP_FIND_MINI</text:p>
          </table:table-cell>
          <table:table-cell table:formula="of:=CHAR(34)&amp;[def_data.B83]&amp;CHAR(34)" office:value-type="string" office:string-value="&quot;16x16/geda_find_16x16.xpm&quot;">
            <text:p>"16x16/geda_find_16x1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84]=&quot;#define&quot;;CHAR(32)&amp;[def_data.A84];&quot;&quot;)" office:value-type="string" office:string-value=" GEDA_BITMAP_FIND_TINY">
            <text:p><text:s/>GEDA_BITMAP_FIND_TINY</text:p>
          </table:table-cell>
          <table:table-cell table:formula="of:=CHAR(34)&amp;[def_data.B84]&amp;CHAR(34)" office:value-type="string" office:string-value="&quot;22x22/geda_find_22x22.xpm&quot;">
            <text:p>"22x22/geda_find_22x2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85]=&quot;#define&quot;;CHAR(32)&amp;[def_data.A85];&quot;&quot;)" office:value-type="string" office:string-value=" GEDA_BITMAP_FIND_SMALL">
            <text:p><text:s/>GEDA_BITMAP_FIND_SMALL</text:p>
          </table:table-cell>
          <table:table-cell table:formula="of:=CHAR(34)&amp;[def_data.B85]&amp;CHAR(34)" office:value-type="string" office:string-value="&quot;24x24/geda_find_24x24.xpm&quot;">
            <text:p>"24x24/geda_find_24x24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86]=&quot;#define&quot;;CHAR(32)&amp;[def_data.A86];&quot;&quot;)" office:value-type="string" office:string-value=" GEDA_BITMAP_FIND_MEDIUM">
            <text:p><text:s/>GEDA_BITMAP_FIND_MEDIUM</text:p>
          </table:table-cell>
          <table:table-cell table:formula="of:=CHAR(34)&amp;[def_data.B86]&amp;CHAR(34)" office:value-type="string" office:string-value="&quot;26x26/geda_find_26x26.xpm&quot;">
            <text:p>"26x26/geda_find_26x2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87]=&quot;#define&quot;;CHAR(32)&amp;[def_data.A87];&quot;&quot;)" office:value-type="string" office:string-value=" GEDA_BITMAP_FIND_LARGE">
            <text:p><text:s/>GEDA_BITMAP_FIND_LARGE</text:p>
          </table:table-cell>
          <table:table-cell table:formula="of:=CHAR(34)&amp;[def_data.B87]&amp;CHAR(34)" office:value-type="string" office:string-value="&quot;28x28/geda_find_28x28.xpm&quot;">
            <text:p>"28x28/geda_find_28x28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88]=&quot;#define&quot;;CHAR(32)&amp;[def_data.A88];&quot;&quot;)" office:value-type="string" office:string-value=" GEDA_BITMAP_FIND_XLARGE">
            <text:p><text:s/>GEDA_BITMAP_FIND_XLARGE</text:p>
          </table:table-cell>
          <table:table-cell table:formula="of:=CHAR(34)&amp;[def_data.B88]&amp;CHAR(34)" office:value-type="string" office:string-value="&quot;32x32/geda_find_32x32.xpm&quot;">
            <text:p>"32x32/geda_find_32x3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89]=&quot;#define&quot;;CHAR(32)&amp;[def_data.A89];&quot;&quot;)" office:value-type="string" office:string-value=" GEDA_BITMAP_FIND_XXLARGE">
            <text:p><text:s/>GEDA_BITMAP_FIND_XXLARGE</text:p>
          </table:table-cell>
          <table:table-cell table:formula="of:=CHAR(34)&amp;[def_data.B89]&amp;CHAR(34)" office:value-type="string" office:string-value="&quot;36x36/geda_find_36x36.xpm&quot;">
            <text:p>"36x36/geda_find_36x3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90]=&quot;#define&quot;;CHAR(32)&amp;[def_data.A90];&quot;&quot;)" office:value-type="string" office:string-value=" GEDA_BITMAP_FIND_XXXLARGE">
            <text:p><text:s/>GEDA_BITMAP_FIND_XXXLARGE</text:p>
          </table:table-cell>
          <table:table-cell table:formula="of:=CHAR(34)&amp;[def_data.B90]&amp;CHAR(34)" office:value-type="string" office:string-value="&quot;48x48/geda_find_48x48.xpm&quot;">
            <text:p>"48x48/geda_find_48x48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91]=&quot;#define&quot;;CHAR(32)&amp;[def_data.A91];&quot;&quot;)" office:value-type="string" office:string-value=" GEDA_BITMAP_FIND_HUGE">
            <text:p><text:s/>GEDA_BITMAP_FIND_HUGE</text:p>
          </table:table-cell>
          <table:table-cell table:formula="of:=CHAR(34)&amp;[def_data.B91]&amp;CHAR(34)" office:value-type="string" office:string-value="&quot;64x64/geda_find_64x64.xpm&quot;">
            <text:p>"64x64/geda_find_64x64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92]=&quot;#define&quot;;CHAR(32)&amp;[def_data.A92];&quot;&quot;)" office:value-type="string" office:string-value=" GEDA_BITMAP_FIND_XHUGE">
            <text:p><text:s/>GEDA_BITMAP_FIND_XHUGE</text:p>
          </table:table-cell>
          <table:table-cell table:formula="of:=CHAR(34)&amp;[def_data.B92]&amp;CHAR(34)" office:value-type="string" office:string-value="&quot;96x96/geda_find_96x96.xpm&quot;">
            <text:p>"96x96/geda_find_96x9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93]=&quot;#define&quot;;CHAR(32)&amp;[def_data.A93];&quot;&quot;)" office:value-type="string" office:string-value=" GEDA_BITMAP_FIND_REPLACE_JUMBO">
            <text:p><text:s/>GEDA_BITMAP_FIND_REPLACE_JUMBO</text:p>
          </table:table-cell>
          <table:table-cell table:formula="of:=CHAR(34)&amp;[def_data.B93]&amp;CHAR(34)" office:value-type="string" office:string-value="&quot;128x128/geda_find_replace_128x128.xpm&quot;">
            <text:p>"128x128/geda_find_replace_128x128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94]=&quot;#define&quot;;CHAR(32)&amp;[def_data.A94];&quot;&quot;)" office:value-type="string" office:string-value=" GEDA_BITMAP_FIND_REPLACE_MINI">
            <text:p><text:s/>GEDA_BITMAP_FIND_REPLACE_MINI</text:p>
          </table:table-cell>
          <table:table-cell table:formula="of:=CHAR(34)&amp;[def_data.B94]&amp;CHAR(34)" office:value-type="string" office:string-value="&quot;16x16/geda_find_replace_16x16.xpm&quot;">
            <text:p>"16x16/geda_find_replace_16x1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95]=&quot;#define&quot;;CHAR(32)&amp;[def_data.A95];&quot;&quot;)" office:value-type="string" office:string-value=" GEDA_BITMAP_FIND_REPLACE_TINY">
            <text:p><text:s/>GEDA_BITMAP_FIND_REPLACE_TINY</text:p>
          </table:table-cell>
          <table:table-cell table:formula="of:=CHAR(34)&amp;[def_data.B95]&amp;CHAR(34)" office:value-type="string" office:string-value="&quot;22x22/geda_find_replace_22x22.xpm&quot;">
            <text:p>"22x22/geda_find_replace_22x2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96]=&quot;#define&quot;;CHAR(32)&amp;[def_data.A96];&quot;&quot;)" office:value-type="string" office:string-value=" GEDA_BITMAP_FIND_REPLACE_SMALL">
            <text:p><text:s/>GEDA_BITMAP_FIND_REPLACE_SMALL</text:p>
          </table:table-cell>
          <table:table-cell table:formula="of:=CHAR(34)&amp;[def_data.B96]&amp;CHAR(34)" office:value-type="string" office:string-value="&quot;24x24/geda_find_replace_24x24.xpm&quot;">
            <text:p>"24x24/geda_find_replace_24x24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97]=&quot;#define&quot;;CHAR(32)&amp;[def_data.A97];&quot;&quot;)" office:value-type="string" office:string-value=" GEDA_BITMAP_FIND_REPLACE_MEDIUM">
            <text:p><text:s/>GEDA_BITMAP_FIND_REPLACE_MEDIUM</text:p>
          </table:table-cell>
          <table:table-cell table:formula="of:=CHAR(34)&amp;[def_data.B97]&amp;CHAR(34)" office:value-type="string" office:string-value="&quot;26x26/geda_find_replace_26x26.xpm&quot;">
            <text:p>"26x26/geda_find_replace_26x2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98]=&quot;#define&quot;;CHAR(32)&amp;[def_data.A98];&quot;&quot;)" office:value-type="string" office:string-value=" GEDA_BITMAP_FIND_REPLACE_LARGE">
            <text:p><text:s/>GEDA_BITMAP_FIND_REPLACE_LARGE</text:p>
          </table:table-cell>
          <table:table-cell table:formula="of:=CHAR(34)&amp;[def_data.B98]&amp;CHAR(34)" office:value-type="string" office:string-value="&quot;28x28/geda_find_replace_28x28.xpm&quot;">
            <text:p>"28x28/geda_find_replace_28x28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99]=&quot;#define&quot;;CHAR(32)&amp;[def_data.A99];&quot;&quot;)" office:value-type="string" office:string-value=" GEDA_BITMAP_FIND_REPLACE_XLARGE">
            <text:p><text:s/>GEDA_BITMAP_FIND_REPLACE_XLARGE</text:p>
          </table:table-cell>
          <table:table-cell table:formula="of:=CHAR(34)&amp;[def_data.B99]&amp;CHAR(34)" office:value-type="string" office:string-value="&quot;32x32/geda_find_replace_32x32.xpm&quot;">
            <text:p>"32x32/geda_find_replace_32x3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00]=&quot;#define&quot;;CHAR(32)&amp;[def_data.A100];&quot;&quot;)" office:value-type="string" office:string-value=" GEDA_BITMAP_FIND_REPLACE_XXLARGE">
            <text:p><text:s/>GEDA_BITMAP_FIND_REPLACE_XXLARGE</text:p>
          </table:table-cell>
          <table:table-cell table:formula="of:=CHAR(34)&amp;[def_data.B100]&amp;CHAR(34)" office:value-type="string" office:string-value="&quot;36x36/geda_find_replace_36x36.xpm&quot;">
            <text:p>"36x36/geda_find_replace_36x3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01]=&quot;#define&quot;;CHAR(32)&amp;[def_data.A101];&quot;&quot;)" office:value-type="string" office:string-value=" GEDA_BITMAP_FIND_REPLACE_XXXLARGE">
            <text:p><text:s/>GEDA_BITMAP_FIND_REPLACE_XXXLARGE</text:p>
          </table:table-cell>
          <table:table-cell table:formula="of:=CHAR(34)&amp;[def_data.B101]&amp;CHAR(34)" office:value-type="string" office:string-value="&quot;48x48/geda_find_replace_48x48.xpm&quot;">
            <text:p>"48x48/geda_find_replace_48x48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02]=&quot;#define&quot;;CHAR(32)&amp;[def_data.A102];&quot;&quot;)" office:value-type="string" office:string-value=" GEDA_BITMAP_FIND_REPLACE_HUGE">
            <text:p><text:s/>GEDA_BITMAP_FIND_REPLACE_HUGE</text:p>
          </table:table-cell>
          <table:table-cell table:formula="of:=CHAR(34)&amp;[def_data.B102]&amp;CHAR(34)" office:value-type="string" office:string-value="&quot;64x64/geda_find_replace_64x64.xpm&quot;">
            <text:p>"64x64/geda_find_replace_64x64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03]=&quot;#define&quot;;CHAR(32)&amp;[def_data.A103];&quot;&quot;)" office:value-type="string" office:string-value=" GEDA_BITMAP_FIND_REPLACE_XHUGE">
            <text:p><text:s/>GEDA_BITMAP_FIND_REPLACE_XHUGE</text:p>
          </table:table-cell>
          <table:table-cell table:formula="of:=CHAR(34)&amp;[def_data.B103]&amp;CHAR(34)" office:value-type="string" office:string-value="&quot;96x96/geda_find_replace_96x96.xpm&quot;">
            <text:p>"96x96/geda_find_replace_96x9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04]=&quot;#define&quot;;CHAR(32)&amp;[def_data.A104];&quot;&quot;)" office:value-type="string" office:string-value=" GEDA_BITMAP_FIND_ATTRIBUTE_TINY">
            <text:p><text:s/>GEDA_BITMAP_FIND_ATTRIBUTE_TINY</text:p>
          </table:table-cell>
          <table:table-cell table:formula="of:=CHAR(34)&amp;[def_data.B104]&amp;CHAR(34)" office:value-type="string" office:string-value="&quot;22x22/geda_find_attribute_22x22.png&quot;">
            <text:p>"22x22/geda_find_attribute_22x2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05]=&quot;#define&quot;;CHAR(32)&amp;[def_data.A105];&quot;&quot;)" office:value-type="string" office:string-value=" GEDA_BITMAP_FIND_ATTRIBUTE_SMALL">
            <text:p><text:s/>GEDA_BITMAP_FIND_ATTRIBUTE_SMALL</text:p>
          </table:table-cell>
          <table:table-cell table:formula="of:=CHAR(34)&amp;[def_data.B105]&amp;CHAR(34)" office:value-type="string" office:string-value="&quot;24x24/geda_find_attribute_24x24.png&quot;">
            <text:p>"24x24/geda_find_attribute_24x24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06]=&quot;#define&quot;;CHAR(32)&amp;[def_data.A106];&quot;&quot;)" office:value-type="string" office:string-value=" GEDA_BITMAP_FIND_ATTRIBUTE_MEDIUM">
            <text:p><text:s/>GEDA_BITMAP_FIND_ATTRIBUTE_MEDIUM</text:p>
          </table:table-cell>
          <table:table-cell table:formula="of:=CHAR(34)&amp;[def_data.B106]&amp;CHAR(34)" office:value-type="string" office:string-value="&quot;26x26/geda_find_attribute_26x26.png&quot;">
            <text:p>"26x26/geda_find_attribute_2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07]=&quot;#define&quot;;CHAR(32)&amp;[def_data.A107];&quot;&quot;)" office:value-type="string" office:string-value=" GEDA_BITMAP_FIND_ATTRIBUTE_LARGE">
            <text:p><text:s/>GEDA_BITMAP_FIND_ATTRIBUTE_LARGE</text:p>
          </table:table-cell>
          <table:table-cell table:formula="of:=CHAR(34)&amp;[def_data.B107]&amp;CHAR(34)" office:value-type="string" office:string-value="&quot;28x28/geda_find_attribute_28x28.png&quot;">
            <text:p>"28x28/geda_find_attribute_28x2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08]=&quot;#define&quot;;CHAR(32)&amp;[def_data.A108];&quot;&quot;)" office:value-type="string" office:string-value=" GEDA_BITMAP_FIND_ATTRIBUTE_XLARGE">
            <text:p><text:s/>GEDA_BITMAP_FIND_ATTRIBUTE_XLARGE</text:p>
          </table:table-cell>
          <table:table-cell table:formula="of:=CHAR(34)&amp;[def_data.B108]&amp;CHAR(34)" office:value-type="string" office:string-value="&quot;32x32/geda_find_attribute_32x32.png&quot;">
            <text:p>"32x32/geda_find_attribute_32x3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09]=&quot;#define&quot;;CHAR(32)&amp;[def_data.A109];&quot;&quot;)" office:value-type="string" office:string-value=" GEDA_BITMAP_LINE_TINY">
            <text:p><text:s/>GEDA_BITMAP_LINE_TINY</text:p>
          </table:table-cell>
          <table:table-cell table:formula="of:=CHAR(34)&amp;[def_data.B109]&amp;CHAR(34)" office:value-type="string" office:string-value="&quot;22x22/geda_line_22x22.xpm&quot;">
            <text:p>"22x22/geda_line_22x2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10]=&quot;#define&quot;;CHAR(32)&amp;[def_data.A110];&quot;&quot;)" office:value-type="string" office:string-value=" GEDA_BITMAP_LINE_SMALL">
            <text:p><text:s/>GEDA_BITMAP_LINE_SMALL</text:p>
          </table:table-cell>
          <table:table-cell table:formula="of:=CHAR(34)&amp;[def_data.B110]&amp;CHAR(34)" office:value-type="string" office:string-value="&quot;24x24/geda_line_24x24.xpm&quot;">
            <text:p>"24x24/geda_line_24x24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11]=&quot;#define&quot;;CHAR(32)&amp;[def_data.A111];&quot;&quot;)" office:value-type="string" office:string-value=" GEDA_BITMAP_LINE_MEDIUM">
            <text:p><text:s/>GEDA_BITMAP_LINE_MEDIUM</text:p>
          </table:table-cell>
          <table:table-cell table:formula="of:=CHAR(34)&amp;[def_data.B111]&amp;CHAR(34)" office:value-type="string" office:string-value="&quot;26x26/geda_line_26x26.xpm&quot;">
            <text:p>"26x26/geda_line_26x2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12]=&quot;#define&quot;;CHAR(32)&amp;[def_data.A112];&quot;&quot;)" office:value-type="string" office:string-value=" GEDA_BITMAP_LINE_LARGE">
            <text:p><text:s/>GEDA_BITMAP_LINE_LARGE</text:p>
          </table:table-cell>
          <table:table-cell table:formula="of:=CHAR(34)&amp;[def_data.B112]&amp;CHAR(34)" office:value-type="string" office:string-value="&quot;28x28/geda_line_28x28.xpm&quot;">
            <text:p>"28x28/geda_line_28x28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13]=&quot;#define&quot;;CHAR(32)&amp;[def_data.A113];&quot;&quot;)" office:value-type="string" office:string-value=" GEDA_BITMAP_LINE_XLARGE">
            <text:p><text:s/>GEDA_BITMAP_LINE_XLARGE</text:p>
          </table:table-cell>
          <table:table-cell table:formula="of:=CHAR(34)&amp;[def_data.B113]&amp;CHAR(34)" office:value-type="string" office:string-value="&quot;32x32/geda_line_32x32.xpm&quot;">
            <text:p>"32x32/geda_line_32x3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14]=&quot;#define&quot;;CHAR(32)&amp;[def_data.A114];&quot;&quot;)" office:value-type="string" office:string-value=" GEDA_BITMAP_LINE_TYPE_TINY">
            <text:p><text:s/>GEDA_BITMAP_LINE_TYPE_TINY</text:p>
          </table:table-cell>
          <table:table-cell table:formula="of:=CHAR(34)&amp;[def_data.B114]&amp;CHAR(34)" office:value-type="string" office:string-value="&quot;22x22/geda_line_type_22x22.png&quot;">
            <text:p>"22x22/geda_line_type_22x2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15]=&quot;#define&quot;;CHAR(32)&amp;[def_data.A115];&quot;&quot;)" office:value-type="string" office:string-value=" GEDA_BITMAP_LINE_TYPE_SMALL">
            <text:p><text:s/>GEDA_BITMAP_LINE_TYPE_SMALL</text:p>
          </table:table-cell>
          <table:table-cell table:formula="of:=CHAR(34)&amp;[def_data.B115]&amp;CHAR(34)" office:value-type="string" office:string-value="&quot;24x24/geda_line_type_24x24.png&quot;">
            <text:p>"24x24/geda_line_type_24x24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16]=&quot;#define&quot;;CHAR(32)&amp;[def_data.A116];&quot;&quot;)" office:value-type="string" office:string-value=" GEDA_BITMAP_LINE_TYPE_MEDIUM">
            <text:p><text:s/>GEDA_BITMAP_LINE_TYPE_MEDIUM</text:p>
          </table:table-cell>
          <table:table-cell table:formula="of:=CHAR(34)&amp;[def_data.B116]&amp;CHAR(34)" office:value-type="string" office:string-value="&quot;26x26/geda_line_type_26x26.png&quot;">
            <text:p>"26x26/geda_line_type_2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17]=&quot;#define&quot;;CHAR(32)&amp;[def_data.A117];&quot;&quot;)" office:value-type="string" office:string-value=" GEDA_BITMAP_LINE_TYPE_LARGE">
            <text:p><text:s/>GEDA_BITMAP_LINE_TYPE_LARGE</text:p>
          </table:table-cell>
          <table:table-cell table:formula="of:=CHAR(34)&amp;[def_data.B117]&amp;CHAR(34)" office:value-type="string" office:string-value="&quot;28x28/geda_line_type_28x28.png&quot;">
            <text:p>"28x28/geda_line_type_28x2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18]=&quot;#define&quot;;CHAR(32)&amp;[def_data.A118];&quot;&quot;)" office:value-type="string" office:string-value=" GEDA_BITMAP_LINE_TYPE_XLARGE">
            <text:p><text:s/>GEDA_BITMAP_LINE_TYPE_XLARGE</text:p>
          </table:table-cell>
          <table:table-cell table:formula="of:=CHAR(34)&amp;[def_data.B118]&amp;CHAR(34)" office:value-type="string" office:string-value="&quot;32x32/geda_line_type_32x32.png&quot;">
            <text:p>"32x32/geda_line_type_32x3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19]=&quot;#define&quot;;CHAR(32)&amp;[def_data.A119];&quot;&quot;)" office:value-type="string" office:string-value=" GEDA_BITMAP_LOCATE_REFERENCE_TINY">
            <text:p><text:s/>GEDA_BITMAP_LOCATE_REFERENCE_TINY</text:p>
          </table:table-cell>
          <table:table-cell table:formula="of:=CHAR(34)&amp;[def_data.B119]&amp;CHAR(34)" office:value-type="string" office:string-value="&quot;22x22/geda_locate_reference_22x22.xpm&quot;">
            <text:p>"22x22/geda_locate_reference_22x2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20]=&quot;#define&quot;;CHAR(32)&amp;[def_data.A120];&quot;&quot;)" office:value-type="string" office:string-value=" GEDA_BITMAP_LOCATE_REFERENCE_SMALL">
            <text:p><text:s/>GEDA_BITMAP_LOCATE_REFERENCE_SMALL</text:p>
          </table:table-cell>
          <table:table-cell table:formula="of:=CHAR(34)&amp;[def_data.B120]&amp;CHAR(34)" office:value-type="string" office:string-value="&quot;24x24/geda_locate_reference_24x24.xpm&quot;">
            <text:p>"24x24/geda_locate_reference_24x24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21]=&quot;#define&quot;;CHAR(32)&amp;[def_data.A121];&quot;&quot;)" office:value-type="string" office:string-value=" GEDA_BITMAP_LOCATE_REFERENCE_MEDIUM">
            <text:p><text:s/>GEDA_BITMAP_LOCATE_REFERENCE_MEDIUM</text:p>
          </table:table-cell>
          <table:table-cell table:formula="of:=CHAR(34)&amp;[def_data.B121]&amp;CHAR(34)" office:value-type="string" office:string-value="&quot;26x26/geda_locate_reference_26x26.xpm&quot;">
            <text:p>"26x26/geda_locate_reference_26x2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22]=&quot;#define&quot;;CHAR(32)&amp;[def_data.A122];&quot;&quot;)" office:value-type="string" office:string-value=" GEDA_BITMAP_LOCATE_REFERENCE_LARGE">
            <text:p><text:s/>GEDA_BITMAP_LOCATE_REFERENCE_LARGE</text:p>
          </table:table-cell>
          <table:table-cell table:formula="of:=CHAR(34)&amp;[def_data.B122]&amp;CHAR(34)" office:value-type="string" office:string-value="&quot;28x28/geda_locate_reference_28x28.xpm&quot;">
            <text:p>"28x28/geda_locate_reference_28x28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23]=&quot;#define&quot;;CHAR(32)&amp;[def_data.A123];&quot;&quot;)" office:value-type="string" office:string-value=" GEDA_BITMAP_LOCATE_REFERENCE_XLARGE">
            <text:p><text:s/>GEDA_BITMAP_LOCATE_REFERENCE_XLARGE</text:p>
          </table:table-cell>
          <table:table-cell table:formula="of:=CHAR(34)&amp;[def_data.B123]&amp;CHAR(34)" office:value-type="string" office:string-value="&quot;32x32/geda_locate_reference_32x32.xpm&quot;">
            <text:p>"32x32/geda_locate_reference_32x3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24]=&quot;#define&quot;;CHAR(32)&amp;[def_data.A124];&quot;&quot;)" office:value-type="string" office:string-value=" GEDA_BITMAP_LOCK_TINY">
            <text:p><text:s/>GEDA_BITMAP_LOCK_TINY</text:p>
          </table:table-cell>
          <table:table-cell table:formula="of:=CHAR(34)&amp;[def_data.B124]&amp;CHAR(34)" office:value-type="string" office:string-value="&quot;22x22/geda_lock_22x22.png&quot;">
            <text:p>"22x22/geda_lock_22x2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25]=&quot;#define&quot;;CHAR(32)&amp;[def_data.A125];&quot;&quot;)" office:value-type="string" office:string-value=" GEDA_BITMAP_LOCK_SMALL">
            <text:p><text:s/>GEDA_BITMAP_LOCK_SMALL</text:p>
          </table:table-cell>
          <table:table-cell table:formula="of:=CHAR(34)&amp;[def_data.B125]&amp;CHAR(34)" office:value-type="string" office:string-value="&quot;24x24/geda_lock_24x24.png&quot;">
            <text:p>"24x24/geda_lock_24x24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26]=&quot;#define&quot;;CHAR(32)&amp;[def_data.A126];&quot;&quot;)" office:value-type="string" office:string-value=" GEDA_BITMAP_LOCK_MEDIUM">
            <text:p><text:s/>GEDA_BITMAP_LOCK_MEDIUM</text:p>
          </table:table-cell>
          <table:table-cell table:formula="of:=CHAR(34)&amp;[def_data.B126]&amp;CHAR(34)" office:value-type="string" office:string-value="&quot;26x26/geda_lock_26x26.png&quot;">
            <text:p>"26x26/geda_lock_2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27]=&quot;#define&quot;;CHAR(32)&amp;[def_data.A127];&quot;&quot;)" office:value-type="string" office:string-value=" GEDA_BITMAP_LOCK_LARGE">
            <text:p><text:s/>GEDA_BITMAP_LOCK_LARGE</text:p>
          </table:table-cell>
          <table:table-cell table:formula="of:=CHAR(34)&amp;[def_data.B127]&amp;CHAR(34)" office:value-type="string" office:string-value="&quot;28x28/geda_lock_28x28.png&quot;">
            <text:p>"28x28/geda_lock_28x2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28]=&quot;#define&quot;;CHAR(32)&amp;[def_data.A128];&quot;&quot;)" office:value-type="string" office:string-value=" GEDA_BITMAP_LOCK_XLARGE">
            <text:p><text:s/>GEDA_BITMAP_LOCK_XLARGE</text:p>
          </table:table-cell>
          <table:table-cell table:formula="of:=CHAR(34)&amp;[def_data.B128]&amp;CHAR(34)" office:value-type="string" office:string-value="&quot;32x32/geda_lock_32x32.png&quot;">
            <text:p>"32x32/geda_lock_32x3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29]=&quot;#define&quot;;CHAR(32)&amp;[def_data.A129];&quot;&quot;)" office:value-type="string" office:string-value=" GEDA_BITMAP_MESH_TINY">
            <text:p><text:s/>GEDA_BITMAP_MESH_TINY</text:p>
          </table:table-cell>
          <table:table-cell table:formula="of:=CHAR(34)&amp;[def_data.B129]&amp;CHAR(34)" office:value-type="string" office:string-value="&quot;22x22/geda_mesh_22x22.png&quot;">
            <text:p>"22x22/geda_mesh_22x2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30]=&quot;#define&quot;;CHAR(32)&amp;[def_data.A130];&quot;&quot;)" office:value-type="string" office:string-value=" GEDA_BITMAP_MESH_SMALL">
            <text:p><text:s/>GEDA_BITMAP_MESH_SMALL</text:p>
          </table:table-cell>
          <table:table-cell table:formula="of:=CHAR(34)&amp;[def_data.B130]&amp;CHAR(34)" office:value-type="string" office:string-value="&quot;24x24/geda_mesh_24x24.png&quot;">
            <text:p>"24x24/geda_mesh_24x24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31]=&quot;#define&quot;;CHAR(32)&amp;[def_data.A131];&quot;&quot;)" office:value-type="string" office:string-value=" GEDA_BITMAP_MESH_MEDIUM">
            <text:p><text:s/>GEDA_BITMAP_MESH_MEDIUM</text:p>
          </table:table-cell>
          <table:table-cell table:formula="of:=CHAR(34)&amp;[def_data.B131]&amp;CHAR(34)" office:value-type="string" office:string-value="&quot;26x26/geda_mesh_26x26.png&quot;">
            <text:p>"26x26/geda_mesh_2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32]=&quot;#define&quot;;CHAR(32)&amp;[def_data.A132];&quot;&quot;)" office:value-type="string" office:string-value=" GEDA_BITMAP_MESH_LARGE">
            <text:p><text:s/>GEDA_BITMAP_MESH_LARGE</text:p>
          </table:table-cell>
          <table:table-cell table:formula="of:=CHAR(34)&amp;[def_data.B132]&amp;CHAR(34)" office:value-type="string" office:string-value="&quot;28x28/geda_mesh_28x28.png&quot;">
            <text:p>"28x28/geda_mesh_28x2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33]=&quot;#define&quot;;CHAR(32)&amp;[def_data.A133];&quot;&quot;)" office:value-type="string" office:string-value=" GEDA_BITMAP_MESH_XLARGE">
            <text:p><text:s/>GEDA_BITMAP_MESH_XLARGE</text:p>
          </table:table-cell>
          <table:table-cell table:formula="of:=CHAR(34)&amp;[def_data.B133]&amp;CHAR(34)" office:value-type="string" office:string-value="&quot;32x32/geda_mesh_32x32.png&quot;">
            <text:p>"32x32/geda_mesh_32x3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34]=&quot;#define&quot;;CHAR(32)&amp;[def_data.A134];&quot;&quot;)" office:value-type="string" office:string-value=" GEDA_BITMAP_MIRROR_TINY">
            <text:p><text:s/>GEDA_BITMAP_MIRROR_TINY</text:p>
          </table:table-cell>
          <table:table-cell table:formula="of:=CHAR(34)&amp;[def_data.B134]&amp;CHAR(34)" office:value-type="string" office:string-value="&quot;22x22/geda_mirror_22x22.png&quot;">
            <text:p>"22x22/geda_mirror_22x2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35]=&quot;#define&quot;;CHAR(32)&amp;[def_data.A135];&quot;&quot;)" office:value-type="string" office:string-value=" GEDA_BITMAP_MIRROR_SMALL">
            <text:p><text:s/>GEDA_BITMAP_MIRROR_SMALL</text:p>
          </table:table-cell>
          <table:table-cell table:formula="of:=CHAR(34)&amp;[def_data.B135]&amp;CHAR(34)" office:value-type="string" office:string-value="&quot;24x24/geda_mirror_24x24.png&quot;">
            <text:p>"24x24/geda_mirror_24x24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36]=&quot;#define&quot;;CHAR(32)&amp;[def_data.A136];&quot;&quot;)" office:value-type="string" office:string-value=" GEDA_BITMAP_MIRROR_MEDIUM">
            <text:p><text:s/>GEDA_BITMAP_MIRROR_MEDIUM</text:p>
          </table:table-cell>
          <table:table-cell table:formula="of:=CHAR(34)&amp;[def_data.B136]&amp;CHAR(34)" office:value-type="string" office:string-value="&quot;26x26/geda_mirror_26x26.png&quot;">
            <text:p>"26x26/geda_mirror_2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37]=&quot;#define&quot;;CHAR(32)&amp;[def_data.A137];&quot;&quot;)" office:value-type="string" office:string-value=" GEDA_BITMAP_MIRROR_LARGE">
            <text:p><text:s/>GEDA_BITMAP_MIRROR_LARGE</text:p>
          </table:table-cell>
          <table:table-cell table:formula="of:=CHAR(34)&amp;[def_data.B137]&amp;CHAR(34)" office:value-type="string" office:string-value="&quot;28x28/geda_mirror_28x28.png&quot;">
            <text:p>"28x28/geda_mirror_28x2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38]=&quot;#define&quot;;CHAR(32)&amp;[def_data.A138];&quot;&quot;)" office:value-type="string" office:string-value=" GEDA_BITMAP_MIRROR_XLARGE">
            <text:p><text:s/>GEDA_BITMAP_MIRROR_XLARGE</text:p>
          </table:table-cell>
          <table:table-cell table:formula="of:=CHAR(34)&amp;[def_data.B138]&amp;CHAR(34)" office:value-type="string" office:string-value="&quot;32x32/geda_mirror_32x32.png&quot;">
            <text:p>"32x32/geda_mirror_32x3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39]=&quot;#define&quot;;CHAR(32)&amp;[def_data.A139];&quot;&quot;)" office:value-type="string" office:string-value=" GEDA_BITMAP_MOVE_TINY">
            <text:p><text:s/>GEDA_BITMAP_MOVE_TINY</text:p>
          </table:table-cell>
          <table:table-cell table:formula="of:=CHAR(34)&amp;[def_data.B139]&amp;CHAR(34)" office:value-type="string" office:string-value="&quot;22x22/geda_move_22x22.png&quot;">
            <text:p>"22x22/geda_move_22x2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40]=&quot;#define&quot;;CHAR(32)&amp;[def_data.A140];&quot;&quot;)" office:value-type="string" office:string-value=" GEDA_BITMAP_MOVE_SMALL">
            <text:p><text:s/>GEDA_BITMAP_MOVE_SMALL</text:p>
          </table:table-cell>
          <table:table-cell table:formula="of:=CHAR(34)&amp;[def_data.B140]&amp;CHAR(34)" office:value-type="string" office:string-value="&quot;24x24/geda_move_24x24.png&quot;">
            <text:p>"24x24/geda_move_24x24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41]=&quot;#define&quot;;CHAR(32)&amp;[def_data.A141];&quot;&quot;)" office:value-type="string" office:string-value=" GEDA_BITMAP_MOVE_MEDIUM">
            <text:p><text:s/>GEDA_BITMAP_MOVE_MEDIUM</text:p>
          </table:table-cell>
          <table:table-cell table:formula="of:=CHAR(34)&amp;[def_data.B141]&amp;CHAR(34)" office:value-type="string" office:string-value="&quot;26x26/geda_move_26x26.png&quot;">
            <text:p>"26x26/geda_move_2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42]=&quot;#define&quot;;CHAR(32)&amp;[def_data.A142];&quot;&quot;)" office:value-type="string" office:string-value=" GEDA_BITMAP_MOVE_LARGE">
            <text:p><text:s/>GEDA_BITMAP_MOVE_LARGE</text:p>
          </table:table-cell>
          <table:table-cell table:formula="of:=CHAR(34)&amp;[def_data.B142]&amp;CHAR(34)" office:value-type="string" office:string-value="&quot;28x28/geda_move_28x28.png&quot;">
            <text:p>"28x28/geda_move_28x2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43]=&quot;#define&quot;;CHAR(32)&amp;[def_data.A143];&quot;&quot;)" office:value-type="string" office:string-value=" GEDA_BITMAP_MOVE_XLARGE">
            <text:p><text:s/>GEDA_BITMAP_MOVE_XLARGE</text:p>
          </table:table-cell>
          <table:table-cell table:formula="of:=CHAR(34)&amp;[def_data.B143]&amp;CHAR(34)" office:value-type="string" office:string-value="&quot;32x32/geda_move_32x32.png&quot;">
            <text:p>"32x32/geda_move_32x3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44]=&quot;#define&quot;;CHAR(32)&amp;[def_data.A144];&quot;&quot;)" office:value-type="string" office:string-value=" GEDA_BITMAP_MULTI_TINY">
            <text:p><text:s/>GEDA_BITMAP_MULTI_TINY</text:p>
          </table:table-cell>
          <table:table-cell table:formula="of:=CHAR(34)&amp;[def_data.B144]&amp;CHAR(34)" office:value-type="string" office:string-value="&quot;22x22/geda_multi_22x22.png&quot;">
            <text:p>"22x22/geda_multi_22x2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45]=&quot;#define&quot;;CHAR(32)&amp;[def_data.A145];&quot;&quot;)" office:value-type="string" office:string-value=" GEDA_BITMAP_MULTI_SMALL">
            <text:p><text:s/>GEDA_BITMAP_MULTI_SMALL</text:p>
          </table:table-cell>
          <table:table-cell table:formula="of:=CHAR(34)&amp;[def_data.B145]&amp;CHAR(34)" office:value-type="string" office:string-value="&quot;24x24/geda_multi_24x24.png&quot;">
            <text:p>"24x24/geda_multi_24x24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46]=&quot;#define&quot;;CHAR(32)&amp;[def_data.A146];&quot;&quot;)" office:value-type="string" office:string-value=" GEDA_BITMAP_MULTI_MEDIUM">
            <text:p><text:s/>GEDA_BITMAP_MULTI_MEDIUM</text:p>
          </table:table-cell>
          <table:table-cell table:formula="of:=CHAR(34)&amp;[def_data.B146]&amp;CHAR(34)" office:value-type="string" office:string-value="&quot;26x26/geda_multi_26x26.png&quot;">
            <text:p>"26x26/geda_multi_2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47]=&quot;#define&quot;;CHAR(32)&amp;[def_data.A147];&quot;&quot;)" office:value-type="string" office:string-value=" GEDA_BITMAP_MULTI_LARGE">
            <text:p><text:s/>GEDA_BITMAP_MULTI_LARGE</text:p>
          </table:table-cell>
          <table:table-cell table:formula="of:=CHAR(34)&amp;[def_data.B147]&amp;CHAR(34)" office:value-type="string" office:string-value="&quot;28x28/geda_multi_28x28.png&quot;">
            <text:p>"28x28/geda_multi_28x2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48]=&quot;#define&quot;;CHAR(32)&amp;[def_data.A148];&quot;&quot;)" office:value-type="string" office:string-value=" GEDA_BITMAP_MULTI_XLARGE">
            <text:p><text:s/>GEDA_BITMAP_MULTI_XLARGE</text:p>
          </table:table-cell>
          <table:table-cell table:formula="of:=CHAR(34)&amp;[def_data.B148]&amp;CHAR(34)" office:value-type="string" office:string-value="&quot;32x32/geda_multi_32x32.png&quot;">
            <text:p>"32x32/geda_multi_32x3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49]=&quot;#define&quot;;CHAR(32)&amp;[def_data.A149];&quot;&quot;)" office:value-type="string" office:string-value=" GEDA_BITMAP_NAME_TAG_MINI">
            <text:p><text:s/>GEDA_BITMAP_NAME_TAG_MINI</text:p>
          </table:table-cell>
          <table:table-cell table:formula="of:=CHAR(34)&amp;[def_data.B149]&amp;CHAR(34)" office:value-type="string" office:string-value="&quot;16x16/geda_name_tag_16x16.xpm&quot;">
            <text:p>"16x16/geda_name_tag_16x1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50]=&quot;#define&quot;;CHAR(32)&amp;[def_data.A150];&quot;&quot;)" office:value-type="string" office:string-value=" GEDA_BITMAP_NAME_TAG_TINY">
            <text:p><text:s/>GEDA_BITMAP_NAME_TAG_TINY</text:p>
          </table:table-cell>
          <table:table-cell table:formula="of:=CHAR(34)&amp;[def_data.B150]&amp;CHAR(34)" office:value-type="string" office:string-value="&quot;22x22/geda_name_tag_22x22.xpm&quot;">
            <text:p>"22x22/geda_name_tag_22x2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51]=&quot;#define&quot;;CHAR(32)&amp;[def_data.A151];&quot;&quot;)" office:value-type="string" office:string-value=" GEDA_BITMAP_NAME_TAG_SMALL">
            <text:p><text:s/>GEDA_BITMAP_NAME_TAG_SMALL</text:p>
          </table:table-cell>
          <table:table-cell table:formula="of:=CHAR(34)&amp;[def_data.B151]&amp;CHAR(34)" office:value-type="string" office:string-value="&quot;24x24/geda_name_tag_24x24.xpm&quot;">
            <text:p>"24x24/geda_name_tag_24x24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52]=&quot;#define&quot;;CHAR(32)&amp;[def_data.A152];&quot;&quot;)" office:value-type="string" office:string-value=" GEDA_BITMAP_NAME_TAG_MEDIUM">
            <text:p><text:s/>GEDA_BITMAP_NAME_TAG_MEDIUM</text:p>
          </table:table-cell>
          <table:table-cell table:formula="of:=CHAR(34)&amp;[def_data.B152]&amp;CHAR(34)" office:value-type="string" office:string-value="&quot;26x26/geda_name_tag_26x26.xpm&quot;">
            <text:p>"26x26/geda_name_tag_26x2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53]=&quot;#define&quot;;CHAR(32)&amp;[def_data.A153];&quot;&quot;)" office:value-type="string" office:string-value=" GEDA_BITMAP_NAME_TAG_LARGE">
            <text:p><text:s/>GEDA_BITMAP_NAME_TAG_LARGE</text:p>
          </table:table-cell>
          <table:table-cell table:formula="of:=CHAR(34)&amp;[def_data.B153]&amp;CHAR(34)" office:value-type="string" office:string-value="&quot;28x28/geda_name_tag_28x28.xpm&quot;">
            <text:p>"28x28/geda_name_tag_28x28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54]=&quot;#define&quot;;CHAR(32)&amp;[def_data.A154];&quot;&quot;)" office:value-type="string" office:string-value=" GEDA_BITMAP_NAME_TAG_XLARGE">
            <text:p><text:s/>GEDA_BITMAP_NAME_TAG_XLARGE</text:p>
          </table:table-cell>
          <table:table-cell table:formula="of:=CHAR(34)&amp;[def_data.B154]&amp;CHAR(34)" office:value-type="string" office:string-value="&quot;32x32/geda_name_tag_32x32.xpm&quot;">
            <text:p>"32x32/geda_name_tag_32x3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55]=&quot;#define&quot;;CHAR(32)&amp;[def_data.A155];&quot;&quot;)" office:value-type="string" office:string-value=" GEDA_BITMAP_NAME_TAG_XXLARGE">
            <text:p><text:s/>GEDA_BITMAP_NAME_TAG_XXLARGE</text:p>
          </table:table-cell>
          <table:table-cell table:formula="of:=CHAR(34)&amp;[def_data.B155]&amp;CHAR(34)" office:value-type="string" office:string-value="&quot;36x36/geda_name_tag_36x36.xpm&quot;">
            <text:p>"36x36/geda_name_tag_36x3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56]=&quot;#define&quot;;CHAR(32)&amp;[def_data.A156];&quot;&quot;)" office:value-type="string" office:string-value=" GEDA_BITMAP_NAME_VALUE_TINY">
            <text:p><text:s/>GEDA_BITMAP_NAME_VALUE_TINY</text:p>
          </table:table-cell>
          <table:table-cell table:formula="of:=CHAR(34)&amp;[def_data.B156]&amp;CHAR(34)" office:value-type="string" office:string-value="&quot;22x22/geda_name_value_22x22.xpm&quot;">
            <text:p>"22x22/geda_name_value_22x2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57]=&quot;#define&quot;;CHAR(32)&amp;[def_data.A157];&quot;&quot;)" office:value-type="string" office:string-value=" GEDA_BITMAP_NAME_VALUE_SMALL">
            <text:p><text:s/>GEDA_BITMAP_NAME_VALUE_SMALL</text:p>
          </table:table-cell>
          <table:table-cell table:formula="of:=CHAR(34)&amp;[def_data.B157]&amp;CHAR(34)" office:value-type="string" office:string-value="&quot;24x24/geda_name_value_24x24.xpm&quot;">
            <text:p>"24x24/geda_name_value_24x24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58]=&quot;#define&quot;;CHAR(32)&amp;[def_data.A158];&quot;&quot;)" office:value-type="string" office:string-value=" GEDA_BITMAP_NAME_VALUE_MEDIUM">
            <text:p><text:s/>GEDA_BITMAP_NAME_VALUE_MEDIUM</text:p>
          </table:table-cell>
          <table:table-cell table:formula="of:=CHAR(34)&amp;[def_data.B158]&amp;CHAR(34)" office:value-type="string" office:string-value="&quot;26x26/geda_name_value_26x26.xpm&quot;">
            <text:p>"26x26/geda_name_value_26x2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59]=&quot;#define&quot;;CHAR(32)&amp;[def_data.A159];&quot;&quot;)" office:value-type="string" office:string-value=" GEDA_BITMAP_NAME_VALUE_LARGE">
            <text:p><text:s/>GEDA_BITMAP_NAME_VALUE_LARGE</text:p>
          </table:table-cell>
          <table:table-cell table:formula="of:=CHAR(34)&amp;[def_data.B159]&amp;CHAR(34)" office:value-type="string" office:string-value="&quot;28x28/geda_name_value_28x28.xpm&quot;">
            <text:p>"28x28/geda_name_value_28x28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60]=&quot;#define&quot;;CHAR(32)&amp;[def_data.A160];&quot;&quot;)" office:value-type="string" office:string-value=" GEDA_BITMAP_NAME_VALUE_XLARGE">
            <text:p><text:s/>GEDA_BITMAP_NAME_VALUE_XLARGE</text:p>
          </table:table-cell>
          <table:table-cell table:formula="of:=CHAR(34)&amp;[def_data.B160]&amp;CHAR(34)" office:value-type="string" office:string-value="&quot;32x32/geda_name_value_32x32.xpm&quot;">
            <text:p>"32x32/geda_name_value_32x3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61]=&quot;#define&quot;;CHAR(32)&amp;[def_data.A161];&quot;&quot;)" office:value-type="string" office:string-value=" GEDA_BITMAP_NAME_VALUE_XXLARGE">
            <text:p><text:s/>GEDA_BITMAP_NAME_VALUE_XXLARGE</text:p>
          </table:table-cell>
          <table:table-cell table:formula="of:=CHAR(34)&amp;[def_data.B161]&amp;CHAR(34)" office:value-type="string" office:string-value="&quot;36x36/geda_name_value_36x36.xpm&quot;">
            <text:p>"36x36/geda_name_value_36x3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62]=&quot;#define&quot;;CHAR(32)&amp;[def_data.A162];&quot;&quot;)" office:value-type="string" office:string-value=" GEDA_BITMAP_NUMBER_TINY">
            <text:p><text:s/>GEDA_BITMAP_NUMBER_TINY</text:p>
          </table:table-cell>
          <table:table-cell table:formula="of:=CHAR(34)&amp;[def_data.B162]&amp;CHAR(34)" office:value-type="string" office:string-value="&quot;22x22/geda_number_22x22.png&quot;">
            <text:p>"22x22/geda_number_22x2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63]=&quot;#define&quot;;CHAR(32)&amp;[def_data.A163];&quot;&quot;)" office:value-type="string" office:string-value=" GEDA_BITMAP_NUMBER_SMALL">
            <text:p><text:s/>GEDA_BITMAP_NUMBER_SMALL</text:p>
          </table:table-cell>
          <table:table-cell table:formula="of:=CHAR(34)&amp;[def_data.B163]&amp;CHAR(34)" office:value-type="string" office:string-value="&quot;24x24/geda_number_24x24.png&quot;">
            <text:p>"24x24/geda_number_24x24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64]=&quot;#define&quot;;CHAR(32)&amp;[def_data.A164];&quot;&quot;)" office:value-type="string" office:string-value=" GEDA_BITMAP_NUMBER_MEDIUM">
            <text:p><text:s/>GEDA_BITMAP_NUMBER_MEDIUM</text:p>
          </table:table-cell>
          <table:table-cell table:formula="of:=CHAR(34)&amp;[def_data.B164]&amp;CHAR(34)" office:value-type="string" office:string-value="&quot;26x26/geda_number_26x26.png&quot;">
            <text:p>"26x26/geda_number_2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65]=&quot;#define&quot;;CHAR(32)&amp;[def_data.A165];&quot;&quot;)" office:value-type="string" office:string-value=" GEDA_BITMAP_NUMBER_LARGE">
            <text:p><text:s/>GEDA_BITMAP_NUMBER_LARGE</text:p>
          </table:table-cell>
          <table:table-cell table:formula="of:=CHAR(34)&amp;[def_data.B165]&amp;CHAR(34)" office:value-type="string" office:string-value="&quot;28x28/geda_number_28x28.png&quot;">
            <text:p>"28x28/geda_number_28x2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66]=&quot;#define&quot;;CHAR(32)&amp;[def_data.A166];&quot;&quot;)" office:value-type="string" office:string-value=" GEDA_BITMAP_NUMBER_XLARGE">
            <text:p><text:s/>GEDA_BITMAP_NUMBER_XLARGE</text:p>
          </table:table-cell>
          <table:table-cell table:formula="of:=CHAR(34)&amp;[def_data.B166]&amp;CHAR(34)" office:value-type="string" office:string-value="&quot;32x32/geda_number_32x32.png&quot;">
            <text:p>"32x32/geda_number_32x3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67]=&quot;#define&quot;;CHAR(32)&amp;[def_data.A167];&quot;&quot;)" office:value-type="string" office:string-value=" GEDA_BITMAP_PIN_TINY">
            <text:p><text:s/>GEDA_BITMAP_PIN_TINY</text:p>
          </table:table-cell>
          <table:table-cell table:formula="of:=CHAR(34)&amp;[def_data.B167]&amp;CHAR(34)" office:value-type="string" office:string-value="&quot;22x22/geda_pin_22x22.png&quot;">
            <text:p>"22x22/geda_pin_22x2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68]=&quot;#define&quot;;CHAR(32)&amp;[def_data.A168];&quot;&quot;)" office:value-type="string" office:string-value=" GEDA_BITMAP_PIN_SMALL">
            <text:p><text:s/>GEDA_BITMAP_PIN_SMALL</text:p>
          </table:table-cell>
          <table:table-cell table:formula="of:=CHAR(34)&amp;[def_data.B168]&amp;CHAR(34)" office:value-type="string" office:string-value="&quot;24x24/geda_pin_24x24.png&quot;">
            <text:p>"24x24/geda_pin_24x24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69]=&quot;#define&quot;;CHAR(32)&amp;[def_data.A169];&quot;&quot;)" office:value-type="string" office:string-value=" GEDA_BITMAP_PIN_MEDIUM">
            <text:p><text:s/>GEDA_BITMAP_PIN_MEDIUM</text:p>
          </table:table-cell>
          <table:table-cell table:formula="of:=CHAR(34)&amp;[def_data.B169]&amp;CHAR(34)" office:value-type="string" office:string-value="&quot;26x26/geda_pin_26x26.png&quot;">
            <text:p>"26x26/geda_pin_2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70]=&quot;#define&quot;;CHAR(32)&amp;[def_data.A170];&quot;&quot;)" office:value-type="string" office:string-value=" GEDA_BITMAP_PIN_LARGE">
            <text:p><text:s/>GEDA_BITMAP_PIN_LARGE</text:p>
          </table:table-cell>
          <table:table-cell table:formula="of:=CHAR(34)&amp;[def_data.B170]&amp;CHAR(34)" office:value-type="string" office:string-value="&quot;28x28/geda_pin_28x28.png&quot;">
            <text:p>"28x28/geda_pin_28x2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71]=&quot;#define&quot;;CHAR(32)&amp;[def_data.A171];&quot;&quot;)" office:value-type="string" office:string-value=" GEDA_BITMAP_PIN_XLARGE">
            <text:p><text:s/>GEDA_BITMAP_PIN_XLARGE</text:p>
          </table:table-cell>
          <table:table-cell table:formula="of:=CHAR(34)&amp;[def_data.B171]&amp;CHAR(34)" office:value-type="string" office:string-value="&quot;32x32/geda_pin_32x32.png&quot;">
            <text:p>"32x32/geda_pin_32x3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72]=&quot;#define&quot;;CHAR(32)&amp;[def_data.A172];&quot;&quot;)" office:value-type="string" office:string-value=" GEDA_BITMAP_PIN_XXXLARGE">
            <text:p><text:s/>GEDA_BITMAP_PIN_XXXLARGE</text:p>
          </table:table-cell>
          <table:table-cell table:formula="of:=CHAR(34)&amp;[def_data.B172]&amp;CHAR(34)" office:value-type="string" office:string-value="&quot;48x48/geda_pin_48x48.png&quot;">
            <text:p>"48x48/geda_pin_48x4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73]=&quot;#define&quot;;CHAR(32)&amp;[def_data.A173];&quot;&quot;)" office:value-type="string" office:string-value=" GEDA_BITMAP_PROMOTE_TINY">
            <text:p><text:s/>GEDA_BITMAP_PROMOTE_TINY</text:p>
          </table:table-cell>
          <table:table-cell table:formula="of:=CHAR(34)&amp;[def_data.B173]&amp;CHAR(34)" office:value-type="string" office:string-value="&quot;22x22/geda_promote_22x22.png&quot;">
            <text:p>"22x22/geda_promote_22x2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74]=&quot;#define&quot;;CHAR(32)&amp;[def_data.A174];&quot;&quot;)" office:value-type="string" office:string-value=" GEDA_BITMAP_PROMOTE_SMALL">
            <text:p><text:s/>GEDA_BITMAP_PROMOTE_SMALL</text:p>
          </table:table-cell>
          <table:table-cell table:formula="of:=CHAR(34)&amp;[def_data.B174]&amp;CHAR(34)" office:value-type="string" office:string-value="&quot;24x24/geda_promote_24x24.png&quot;">
            <text:p>"24x24/geda_promote_24x24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75]=&quot;#define&quot;;CHAR(32)&amp;[def_data.A175];&quot;&quot;)" office:value-type="string" office:string-value=" GEDA_BITMAP_PROMOTE_MEDIUM">
            <text:p><text:s/>GEDA_BITMAP_PROMOTE_MEDIUM</text:p>
          </table:table-cell>
          <table:table-cell table:formula="of:=CHAR(34)&amp;[def_data.B175]&amp;CHAR(34)" office:value-type="string" office:string-value="&quot;26x26/geda_promote_26x26.png&quot;">
            <text:p>"26x26/geda_promote_2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76]=&quot;#define&quot;;CHAR(32)&amp;[def_data.A176];&quot;&quot;)" office:value-type="string" office:string-value=" GEDA_BITMAP_PROMOTE_LARGE">
            <text:p><text:s/>GEDA_BITMAP_PROMOTE_LARGE</text:p>
          </table:table-cell>
          <table:table-cell table:formula="of:=CHAR(34)&amp;[def_data.B176]&amp;CHAR(34)" office:value-type="string" office:string-value="&quot;28x28/geda_promote_28x28.png&quot;">
            <text:p>"28x28/geda_promote_28x2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77]=&quot;#define&quot;;CHAR(32)&amp;[def_data.A177];&quot;&quot;)" office:value-type="string" office:string-value=" GEDA_BITMAP_PROMOTE_XLARGE">
            <text:p><text:s/>GEDA_BITMAP_PROMOTE_XLARGE</text:p>
          </table:table-cell>
          <table:table-cell table:formula="of:=CHAR(34)&amp;[def_data.B177]&amp;CHAR(34)" office:value-type="string" office:string-value="&quot;32x32/geda_promote_32x32.png&quot;">
            <text:p>"32x32/geda_promote_32x3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78]=&quot;#define&quot;;CHAR(32)&amp;[def_data.A178];&quot;&quot;)" office:value-type="string" office:string-value=" GEDA_BITMAP_REDCROSS_JUMBO">
            <text:p><text:s/>GEDA_BITMAP_REDCROSS_JUMBO</text:p>
          </table:table-cell>
          <table:table-cell table:formula="of:=CHAR(34)&amp;[def_data.B178]&amp;CHAR(34)" office:value-type="string" office:string-value="&quot;128x128/geda_redcross_128x128.xpm&quot;">
            <text:p>"128x128/geda_redcross_128x128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79]=&quot;#define&quot;;CHAR(32)&amp;[def_data.A179];&quot;&quot;)" office:value-type="string" office:string-value=" GEDA_BITMAP_REDCROSS_TINY">
            <text:p><text:s/>GEDA_BITMAP_REDCROSS_TINY</text:p>
          </table:table-cell>
          <table:table-cell table:formula="of:=CHAR(34)&amp;[def_data.B179]&amp;CHAR(34)" office:value-type="string" office:string-value="&quot;22x22/geda_redcross_22x22.xpm&quot;">
            <text:p>"22x22/geda_redcross_22x2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80]=&quot;#define&quot;;CHAR(32)&amp;[def_data.A180];&quot;&quot;)" office:value-type="string" office:string-value=" GEDA_BITMAP_REDCROSS_SMALL">
            <text:p><text:s/>GEDA_BITMAP_REDCROSS_SMALL</text:p>
          </table:table-cell>
          <table:table-cell table:formula="of:=CHAR(34)&amp;[def_data.B180]&amp;CHAR(34)" office:value-type="string" office:string-value="&quot;24x24/geda_redcross_24x24.xpm&quot;">
            <text:p>"24x24/geda_redcross_24x24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81]=&quot;#define&quot;;CHAR(32)&amp;[def_data.A181];&quot;&quot;)" office:value-type="string" office:string-value=" GEDA_BITMAP_REDCROSS_MEDIUM">
            <text:p><text:s/>GEDA_BITMAP_REDCROSS_MEDIUM</text:p>
          </table:table-cell>
          <table:table-cell table:formula="of:=CHAR(34)&amp;[def_data.B181]&amp;CHAR(34)" office:value-type="string" office:string-value="&quot;26x26/geda_redcross_26x26.xpm&quot;">
            <text:p>"26x26/geda_redcross_26x2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82]=&quot;#define&quot;;CHAR(32)&amp;[def_data.A182];&quot;&quot;)" office:value-type="string" office:string-value=" GEDA_BITMAP_REDCROSS_LARGE">
            <text:p><text:s/>GEDA_BITMAP_REDCROSS_LARGE</text:p>
          </table:table-cell>
          <table:table-cell table:formula="of:=CHAR(34)&amp;[def_data.B182]&amp;CHAR(34)" office:value-type="string" office:string-value="&quot;28x28/geda_redcross_28x28.xpm&quot;">
            <text:p>"28x28/geda_redcross_28x28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83]=&quot;#define&quot;;CHAR(32)&amp;[def_data.A183];&quot;&quot;)" office:value-type="string" office:string-value=" GEDA_BITMAP_REDCROSS_XLARGE">
            <text:p><text:s/>GEDA_BITMAP_REDCROSS_XLARGE</text:p>
          </table:table-cell>
          <table:table-cell table:formula="of:=CHAR(34)&amp;[def_data.B183]&amp;CHAR(34)" office:value-type="string" office:string-value="&quot;32x32/geda_redcross_32x32.xpm&quot;">
            <text:p>"32x32/geda_redcross_32x3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84]=&quot;#define&quot;;CHAR(32)&amp;[def_data.A184];&quot;&quot;)" office:value-type="string" office:string-value=" GEDA_BITMAP_REDCROSS_XXLARGE">
            <text:p><text:s/>GEDA_BITMAP_REDCROSS_XXLARGE</text:p>
          </table:table-cell>
          <table:table-cell table:formula="of:=CHAR(34)&amp;[def_data.B184]&amp;CHAR(34)" office:value-type="string" office:string-value="&quot;36x36/geda_redcross_36x36.xpm&quot;">
            <text:p>"36x36/geda_redcross_36x3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85]=&quot;#define&quot;;CHAR(32)&amp;[def_data.A185];&quot;&quot;)" office:value-type="string" office:string-value=" GEDA_BITMAP_REDCROSS_XXXLARGE">
            <text:p><text:s/>GEDA_BITMAP_REDCROSS_XXXLARGE</text:p>
          </table:table-cell>
          <table:table-cell table:formula="of:=CHAR(34)&amp;[def_data.B185]&amp;CHAR(34)" office:value-type="string" office:string-value="&quot;48x48/geda_redcross_48x48.xpm&quot;">
            <text:p>"48x48/geda_redcross_48x48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86]=&quot;#define&quot;;CHAR(32)&amp;[def_data.A186];&quot;&quot;)" office:value-type="string" office:string-value=" GEDA_BITMAP_REDCROSS_HUGE">
            <text:p><text:s/>GEDA_BITMAP_REDCROSS_HUGE</text:p>
          </table:table-cell>
          <table:table-cell table:formula="of:=CHAR(34)&amp;[def_data.B186]&amp;CHAR(34)" office:value-type="string" office:string-value="&quot;64x64/geda_redcross_64x64.xpm&quot;">
            <text:p>"64x64/geda_redcross_64x64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87]=&quot;#define&quot;;CHAR(32)&amp;[def_data.A187];&quot;&quot;)" office:value-type="string" office:string-value=" GEDA_BITMAP_REDCROSS_XHUGE">
            <text:p><text:s/>GEDA_BITMAP_REDCROSS_XHUGE</text:p>
          </table:table-cell>
          <table:table-cell table:formula="of:=CHAR(34)&amp;[def_data.B187]&amp;CHAR(34)" office:value-type="string" office:string-value="&quot;96x96/geda_redcross_96x96.xpm&quot;">
            <text:p>"96x96/geda_redcross_96x9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88]=&quot;#define&quot;;CHAR(32)&amp;[def_data.A188];&quot;&quot;)" office:value-type="string" office:string-value=" GEDA_BITMAP_ROTATE_TINY">
            <text:p><text:s/>GEDA_BITMAP_ROTATE_TINY</text:p>
          </table:table-cell>
          <table:table-cell table:formula="of:=CHAR(34)&amp;[def_data.B188]&amp;CHAR(34)" office:value-type="string" office:string-value="&quot;22x22/geda_rotate_22x22.png&quot;">
            <text:p>"22x22/geda_rotate_22x2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89]=&quot;#define&quot;;CHAR(32)&amp;[def_data.A189];&quot;&quot;)" office:value-type="string" office:string-value=" GEDA_BITMAP_ROTATE_SMALL">
            <text:p><text:s/>GEDA_BITMAP_ROTATE_SMALL</text:p>
          </table:table-cell>
          <table:table-cell table:formula="of:=CHAR(34)&amp;[def_data.B189]&amp;CHAR(34)" office:value-type="string" office:string-value="&quot;24x24/geda_rotate_24x24.png&quot;">
            <text:p>"24x24/geda_rotate_24x24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90]=&quot;#define&quot;;CHAR(32)&amp;[def_data.A190];&quot;&quot;)" office:value-type="string" office:string-value=" GEDA_BITMAP_ROTATE_MEDIUM">
            <text:p><text:s/>GEDA_BITMAP_ROTATE_MEDIUM</text:p>
          </table:table-cell>
          <table:table-cell table:formula="of:=CHAR(34)&amp;[def_data.B190]&amp;CHAR(34)" office:value-type="string" office:string-value="&quot;26x26/geda_rotate_26x26.png&quot;">
            <text:p>"26x26/geda_rotate_2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91]=&quot;#define&quot;;CHAR(32)&amp;[def_data.A191];&quot;&quot;)" office:value-type="string" office:string-value=" GEDA_BITMAP_ROTATE_LARGE">
            <text:p><text:s/>GEDA_BITMAP_ROTATE_LARGE</text:p>
          </table:table-cell>
          <table:table-cell table:formula="of:=CHAR(34)&amp;[def_data.B191]&amp;CHAR(34)" office:value-type="string" office:string-value="&quot;28x28/geda_rotate_28x28.png&quot;">
            <text:p>"28x28/geda_rotate_28x2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92]=&quot;#define&quot;;CHAR(32)&amp;[def_data.A192];&quot;&quot;)" office:value-type="string" office:string-value=" GEDA_BITMAP_ROTATE_XLARGE">
            <text:p><text:s/>GEDA_BITMAP_ROTATE_XLARGE</text:p>
          </table:table-cell>
          <table:table-cell table:formula="of:=CHAR(34)&amp;[def_data.B192]&amp;CHAR(34)" office:value-type="string" office:string-value="&quot;32x32/geda_rotate_32x32.png&quot;">
            <text:p>"32x32/geda_rotate_32x3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93]=&quot;#define&quot;;CHAR(32)&amp;[def_data.A193];&quot;&quot;)" office:value-type="string" office:string-value=" GEDA_BITMAP_SHEETS_TINY">
            <text:p><text:s/>GEDA_BITMAP_SHEETS_TINY</text:p>
          </table:table-cell>
          <table:table-cell table:formula="of:=CHAR(34)&amp;[def_data.B193]&amp;CHAR(34)" office:value-type="string" office:string-value="&quot;22x22/geda_sheets_22x22.xpm&quot;">
            <text:p>"22x22/geda_sheets_22x2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94]=&quot;#define&quot;;CHAR(32)&amp;[def_data.A194];&quot;&quot;)" office:value-type="string" office:string-value=" GEDA_BITMAP_SHEETS_SMALL">
            <text:p><text:s/>GEDA_BITMAP_SHEETS_SMALL</text:p>
          </table:table-cell>
          <table:table-cell table:formula="of:=CHAR(34)&amp;[def_data.B194]&amp;CHAR(34)" office:value-type="string" office:string-value="&quot;24x24/geda_sheets_24x24.xpm&quot;">
            <text:p>"24x24/geda_sheets_24x24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95]=&quot;#define&quot;;CHAR(32)&amp;[def_data.A195];&quot;&quot;)" office:value-type="string" office:string-value=" GEDA_BITMAP_SHEETS_MEDIUM">
            <text:p><text:s/>GEDA_BITMAP_SHEETS_MEDIUM</text:p>
          </table:table-cell>
          <table:table-cell table:formula="of:=CHAR(34)&amp;[def_data.B195]&amp;CHAR(34)" office:value-type="string" office:string-value="&quot;26x26/geda_sheets_26x26.xpm&quot;">
            <text:p>"26x26/geda_sheets_26x2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96]=&quot;#define&quot;;CHAR(32)&amp;[def_data.A196];&quot;&quot;)" office:value-type="string" office:string-value=" GEDA_BITMAP_SHEETS_LARGE">
            <text:p><text:s/>GEDA_BITMAP_SHEETS_LARGE</text:p>
          </table:table-cell>
          <table:table-cell table:formula="of:=CHAR(34)&amp;[def_data.B196]&amp;CHAR(34)" office:value-type="string" office:string-value="&quot;28x28/geda_sheets_28x28.xpm&quot;">
            <text:p>"28x28/geda_sheets_28x28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97]=&quot;#define&quot;;CHAR(32)&amp;[def_data.A197];&quot;&quot;)" office:value-type="string" office:string-value=" GEDA_BITMAP_SHEETS_XLARGE">
            <text:p><text:s/>GEDA_BITMAP_SHEETS_XLARGE</text:p>
          </table:table-cell>
          <table:table-cell table:formula="of:=CHAR(34)&amp;[def_data.B197]&amp;CHAR(34)" office:value-type="string" office:string-value="&quot;32x32/geda_sheets_32x32.xpm&quot;">
            <text:p>"32x32/geda_sheets_32x3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98]=&quot;#define&quot;;CHAR(32)&amp;[def_data.A198];&quot;&quot;)" office:value-type="string" office:string-value=" GEDA_BITMAP_SELECT_TINY">
            <text:p><text:s/>GEDA_BITMAP_SELECT_TINY</text:p>
          </table:table-cell>
          <table:table-cell table:formula="of:=CHAR(34)&amp;[def_data.B198]&amp;CHAR(34)" office:value-type="string" office:string-value="&quot;22x22/geda_select_22x22.png&quot;">
            <text:p>"22x22/geda_select_22x2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199]=&quot;#define&quot;;CHAR(32)&amp;[def_data.A199];&quot;&quot;)" office:value-type="string" office:string-value=" GEDA_BITMAP_SELECT_SMALL">
            <text:p><text:s/>GEDA_BITMAP_SELECT_SMALL</text:p>
          </table:table-cell>
          <table:table-cell table:formula="of:=CHAR(34)&amp;[def_data.B199]&amp;CHAR(34)" office:value-type="string" office:string-value="&quot;24x24/geda_select_24x24.png&quot;">
            <text:p>"24x24/geda_select_24x24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00]=&quot;#define&quot;;CHAR(32)&amp;[def_data.A200];&quot;&quot;)" office:value-type="string" office:string-value=" GEDA_BITMAP_SELECT_MEDIUM">
            <text:p><text:s/>GEDA_BITMAP_SELECT_MEDIUM</text:p>
          </table:table-cell>
          <table:table-cell table:formula="of:=CHAR(34)&amp;[def_data.B200]&amp;CHAR(34)" office:value-type="string" office:string-value="&quot;26x26/geda_select_26x26.png&quot;">
            <text:p>"26x26/geda_select_2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01]=&quot;#define&quot;;CHAR(32)&amp;[def_data.A201];&quot;&quot;)" office:value-type="string" office:string-value=" GEDA_BITMAP_SELECT_LARGE">
            <text:p><text:s/>GEDA_BITMAP_SELECT_LARGE</text:p>
          </table:table-cell>
          <table:table-cell table:formula="of:=CHAR(34)&amp;[def_data.B201]&amp;CHAR(34)" office:value-type="string" office:string-value="&quot;28x28/geda_select_28x28.png&quot;">
            <text:p>"28x28/geda_select_28x2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02]=&quot;#define&quot;;CHAR(32)&amp;[def_data.A202];&quot;&quot;)" office:value-type="string" office:string-value=" GEDA_BITMAP_SELECT_XLARGE">
            <text:p><text:s/>GEDA_BITMAP_SELECT_XLARGE</text:p>
          </table:table-cell>
          <table:table-cell table:formula="of:=CHAR(34)&amp;[def_data.B202]&amp;CHAR(34)" office:value-type="string" office:string-value="&quot;32x32/geda_select_32x32.png&quot;">
            <text:p>"32x32/geda_select_32x3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03]=&quot;#define&quot;;CHAR(32)&amp;[def_data.A203];&quot;&quot;)" office:value-type="string" office:string-value=" GEDA_BITMAP_SWITCH_OFF">
            <text:p><text:s/>GEDA_BITMAP_SWITCH_OFF</text:p>
          </table:table-cell>
          <table:table-cell table:formula="of:=CHAR(34)&amp;[def_data.B203]&amp;CHAR(34)" office:value-type="string" office:string-value="&quot;geda_switch_off.png&quot;">
            <text:p>"geda_switch_off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04]=&quot;#define&quot;;CHAR(32)&amp;[def_data.A204];&quot;&quot;)" office:value-type="string" office:string-value=" GEDA_BITMAP_SWITCH_ON">
            <text:p><text:s/>GEDA_BITMAP_SWITCH_ON</text:p>
          </table:table-cell>
          <table:table-cell table:formula="of:=CHAR(34)&amp;[def_data.B204]&amp;CHAR(34)" office:value-type="string" office:string-value="&quot;geda_switch_on.png&quot;">
            <text:p>"geda_switch_on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05]=&quot;#define&quot;;CHAR(32)&amp;[def_data.A205];&quot;&quot;)" office:value-type="string" office:string-value=" GEDA_BITMAP_TOOLS_TINY">
            <text:p><text:s/>GEDA_BITMAP_TOOLS_TINY</text:p>
          </table:table-cell>
          <table:table-cell table:formula="of:=CHAR(34)&amp;[def_data.B205]&amp;CHAR(34)" office:value-type="string" office:string-value="&quot;22x22/geda_tools_22x22.xpm&quot;">
            <text:p>"22x22/geda_tools_22x2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06]=&quot;#define&quot;;CHAR(32)&amp;[def_data.A206];&quot;&quot;)" office:value-type="string" office:string-value=" GEDA_BITMAP_TOOLS_SMALL">
            <text:p><text:s/>GEDA_BITMAP_TOOLS_SMALL</text:p>
          </table:table-cell>
          <table:table-cell table:formula="of:=CHAR(34)&amp;[def_data.B206]&amp;CHAR(34)" office:value-type="string" office:string-value="&quot;24x24/geda_tools_24x24.xpm&quot;">
            <text:p>"24x24/geda_tools_24x24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07]=&quot;#define&quot;;CHAR(32)&amp;[def_data.A207];&quot;&quot;)" office:value-type="string" office:string-value=" GEDA_BITMAP_TOOLS_MEDIUM">
            <text:p><text:s/>GEDA_BITMAP_TOOLS_MEDIUM</text:p>
          </table:table-cell>
          <table:table-cell table:formula="of:=CHAR(34)&amp;[def_data.B207]&amp;CHAR(34)" office:value-type="string" office:string-value="&quot;26x26/geda_tools_26x26.xpm&quot;">
            <text:p>"26x26/geda_tools_26x2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08]=&quot;#define&quot;;CHAR(32)&amp;[def_data.A208];&quot;&quot;)" office:value-type="string" office:string-value=" GEDA_BITMAP_TOOLS_LARGE">
            <text:p><text:s/>GEDA_BITMAP_TOOLS_LARGE</text:p>
          </table:table-cell>
          <table:table-cell table:formula="of:=CHAR(34)&amp;[def_data.B208]&amp;CHAR(34)" office:value-type="string" office:string-value="&quot;28x28/geda_tools_28x28.xpm&quot;">
            <text:p>"28x28/geda_tools_28x28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09]=&quot;#define&quot;;CHAR(32)&amp;[def_data.A209];&quot;&quot;)" office:value-type="string" office:string-value=" GEDA_BITMAP_TOOLS_XLARGE">
            <text:p><text:s/>GEDA_BITMAP_TOOLS_XLARGE</text:p>
          </table:table-cell>
          <table:table-cell table:formula="of:=CHAR(34)&amp;[def_data.B209]&amp;CHAR(34)" office:value-type="string" office:string-value="&quot;32x32/geda_tools_32x32.xpm&quot;">
            <text:p>"32x32/geda_tools_32x3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10]=&quot;#define&quot;;CHAR(32)&amp;[def_data.A210];&quot;&quot;)" office:value-type="string" office:string-value=" GEDA_BITMAP_TOOLS_JUMBO">
            <text:p><text:s/>GEDA_BITMAP_TOOLS_JUMBO</text:p>
          </table:table-cell>
          <table:table-cell table:formula="of:=CHAR(34)&amp;[def_data.B210]&amp;CHAR(34)" office:value-type="string" office:string-value="&quot;128x128/geda_tools_128x128.xpm&quot;">
            <text:p>"128x128/geda_tools_128x128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11]=&quot;#define&quot;;CHAR(32)&amp;[def_data.A211];&quot;&quot;)" office:value-type="string" office:string-value=" GEDA_BITMAP_UNLOCK_TINY">
            <text:p><text:s/>GEDA_BITMAP_UNLOCK_TINY</text:p>
          </table:table-cell>
          <table:table-cell table:formula="of:=CHAR(34)&amp;[def_data.B211]&amp;CHAR(34)" office:value-type="string" office:string-value="&quot;22x22/geda_unlock_22x22.png&quot;">
            <text:p>"22x22/geda_unlock_22x2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12]=&quot;#define&quot;;CHAR(32)&amp;[def_data.A212];&quot;&quot;)" office:value-type="string" office:string-value=" GEDA_BITMAP_UNLOCK_SMALL">
            <text:p><text:s/>GEDA_BITMAP_UNLOCK_SMALL</text:p>
          </table:table-cell>
          <table:table-cell table:formula="of:=CHAR(34)&amp;[def_data.B212]&amp;CHAR(34)" office:value-type="string" office:string-value="&quot;24x24/geda_unlock_24x24.png&quot;">
            <text:p>"24x24/geda_unlock_24x24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13]=&quot;#define&quot;;CHAR(32)&amp;[def_data.A213];&quot;&quot;)" office:value-type="string" office:string-value=" GEDA_BITMAP_UNLOCK_MEDIUM">
            <text:p><text:s/>GEDA_BITMAP_UNLOCK_MEDIUM</text:p>
          </table:table-cell>
          <table:table-cell table:formula="of:=CHAR(34)&amp;[def_data.B213]&amp;CHAR(34)" office:value-type="string" office:string-value="&quot;26x26/geda_unlock_26x26.png&quot;">
            <text:p>"26x26/geda_unlock_2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14]=&quot;#define&quot;;CHAR(32)&amp;[def_data.A214];&quot;&quot;)" office:value-type="string" office:string-value=" GEDA_BITMAP_UNLOCK_LARGE">
            <text:p><text:s/>GEDA_BITMAP_UNLOCK_LARGE</text:p>
          </table:table-cell>
          <table:table-cell table:formula="of:=CHAR(34)&amp;[def_data.B214]&amp;CHAR(34)" office:value-type="string" office:string-value="&quot;28x28/geda_unlock_28x28.png&quot;">
            <text:p>"28x28/geda_unlock_28x2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15]=&quot;#define&quot;;CHAR(32)&amp;[def_data.A215];&quot;&quot;)" office:value-type="string" office:string-value=" GEDA_BITMAP_UNLOCK_XLARGE">
            <text:p><text:s/>GEDA_BITMAP_UNLOCK_XLARGE</text:p>
          </table:table-cell>
          <table:table-cell table:formula="of:=CHAR(34)&amp;[def_data.B215]&amp;CHAR(34)" office:value-type="string" office:string-value="&quot;32x32/geda_unlock_32x32.png&quot;">
            <text:p>"32x32/geda_unlock_32x3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16]=&quot;#define&quot;;CHAR(32)&amp;[def_data.A216];&quot;&quot;)" office:value-type="string" office:string-value=" GEDA_BITMAP_VALUE_MINI">
            <text:p><text:s/>GEDA_BITMAP_VALUE_MINI</text:p>
          </table:table-cell>
          <table:table-cell table:formula="of:=CHAR(34)&amp;[def_data.B216]&amp;CHAR(34)" office:value-type="string" office:string-value="&quot;16x16/geda_value_16x16.xpm&quot;">
            <text:p>"16x16/geda_value_16x1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17]=&quot;#define&quot;;CHAR(32)&amp;[def_data.A217];&quot;&quot;)" office:value-type="string" office:string-value=" GEDA_BITMAP_VALUE_TINY">
            <text:p><text:s/>GEDA_BITMAP_VALUE_TINY</text:p>
          </table:table-cell>
          <table:table-cell table:formula="of:=CHAR(34)&amp;[def_data.B217]&amp;CHAR(34)" office:value-type="string" office:string-value="&quot;22x22/geda_value_22x22.xpm&quot;">
            <text:p>"22x22/geda_value_22x2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18]=&quot;#define&quot;;CHAR(32)&amp;[def_data.A218];&quot;&quot;)" office:value-type="string" office:string-value=" GEDA_BITMAP_VALUE_SMALL">
            <text:p><text:s/>GEDA_BITMAP_VALUE_SMALL</text:p>
          </table:table-cell>
          <table:table-cell table:formula="of:=CHAR(34)&amp;[def_data.B218]&amp;CHAR(34)" office:value-type="string" office:string-value="&quot;24x24/geda_value_24x24.xpm&quot;">
            <text:p>"24x24/geda_value_24x24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19]=&quot;#define&quot;;CHAR(32)&amp;[def_data.A219];&quot;&quot;)" office:value-type="string" office:string-value=" GEDA_BITMAP_VALUE_MEDIUM">
            <text:p><text:s/>GEDA_BITMAP_VALUE_MEDIUM</text:p>
          </table:table-cell>
          <table:table-cell table:formula="of:=CHAR(34)&amp;[def_data.B219]&amp;CHAR(34)" office:value-type="string" office:string-value="&quot;26x26/geda_value_26x26.xpm&quot;">
            <text:p>"26x26/geda_value_26x2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20]=&quot;#define&quot;;CHAR(32)&amp;[def_data.A220];&quot;&quot;)" office:value-type="string" office:string-value=" GEDA_BITMAP_VALUE_LARGE">
            <text:p><text:s/>GEDA_BITMAP_VALUE_LARGE</text:p>
          </table:table-cell>
          <table:table-cell table:formula="of:=CHAR(34)&amp;[def_data.B220]&amp;CHAR(34)" office:value-type="string" office:string-value="&quot;28x28/geda_value_28x28.xpm&quot;">
            <text:p>"28x28/geda_value_28x28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21]=&quot;#define&quot;;CHAR(32)&amp;[def_data.A221];&quot;&quot;)" office:value-type="string" office:string-value=" GEDA_BITMAP_VALUE_XLARGE">
            <text:p><text:s/>GEDA_BITMAP_VALUE_XLARGE</text:p>
          </table:table-cell>
          <table:table-cell table:formula="of:=CHAR(34)&amp;[def_data.B221]&amp;CHAR(34)" office:value-type="string" office:string-value="&quot;32x32/geda_value_32x32.xpm&quot;">
            <text:p>"32x32/geda_value_32x3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22]=&quot;#define&quot;;CHAR(32)&amp;[def_data.A222];&quot;&quot;)" office:value-type="string" office:string-value=" GEDA_BITMAP_VALUE_XXLARGE">
            <text:p><text:s/>GEDA_BITMAP_VALUE_XXLARGE</text:p>
          </table:table-cell>
          <table:table-cell table:formula="of:=CHAR(34)&amp;[def_data.B222]&amp;CHAR(34)" office:value-type="string" office:string-value="&quot;36x36/geda_value_36x36.xpm&quot;">
            <text:p>"36x36/geda_value_36x3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23]=&quot;#define&quot;;CHAR(32)&amp;[def_data.A223];&quot;&quot;)" office:value-type="string" office:string-value=" GEDA_BITMAP_VALUE_256x256">
            <text:p><text:s/>GEDA_BITMAP_VALUE_256x256</text:p>
          </table:table-cell>
          <table:table-cell table:formula="of:=CHAR(34)&amp;[def_data.B223]&amp;CHAR(34)" office:value-type="string" office:string-value="&quot;256x256/geda_value_256x256.png&quot;">
            <text:p>"256x256/geda_value_256x25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24]=&quot;#define&quot;;CHAR(32)&amp;[def_data.A224];&quot;&quot;)" office:value-type="string" office:string-value=" GEDA_BITMAP_VIEW_REDRAW_TINY">
            <text:p><text:s/>GEDA_BITMAP_VIEW_REDRAW_TINY</text:p>
          </table:table-cell>
          <table:table-cell table:formula="of:=CHAR(34)&amp;[def_data.B224]&amp;CHAR(34)" office:value-type="string" office:string-value="&quot;22x22/geda_view_redraw_22x22.png&quot;">
            <text:p>"22x22/geda_view_redraw_22x2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25]=&quot;#define&quot;;CHAR(32)&amp;[def_data.A225];&quot;&quot;)" office:value-type="string" office:string-value=" GEDA_BITMAP_VIEW_REDRAW_SMALL">
            <text:p><text:s/>GEDA_BITMAP_VIEW_REDRAW_SMALL</text:p>
          </table:table-cell>
          <table:table-cell table:formula="of:=CHAR(34)&amp;[def_data.B225]&amp;CHAR(34)" office:value-type="string" office:string-value="&quot;24x24/geda_view_redraw_24x24.png&quot;">
            <text:p>"24x24/geda_view_redraw_24x24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26]=&quot;#define&quot;;CHAR(32)&amp;[def_data.A226];&quot;&quot;)" office:value-type="string" office:string-value=" GEDA_BITMAP_VIEW_REDRAW_MEDIUM">
            <text:p><text:s/>GEDA_BITMAP_VIEW_REDRAW_MEDIUM</text:p>
          </table:table-cell>
          <table:table-cell table:formula="of:=CHAR(34)&amp;[def_data.B226]&amp;CHAR(34)" office:value-type="string" office:string-value="&quot;26x26/geda_view_redraw_26x26.png&quot;">
            <text:p>"26x26/geda_view_redraw_2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27]=&quot;#define&quot;;CHAR(32)&amp;[def_data.A227];&quot;&quot;)" office:value-type="string" office:string-value=" GEDA_BITMAP_VIEW_REDRAW_LARGE">
            <text:p><text:s/>GEDA_BITMAP_VIEW_REDRAW_LARGE</text:p>
          </table:table-cell>
          <table:table-cell table:formula="of:=CHAR(34)&amp;[def_data.B227]&amp;CHAR(34)" office:value-type="string" office:string-value="&quot;28x28/geda_view_redraw_28x28.png&quot;">
            <text:p>"28x28/geda_view_redraw_28x2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28]=&quot;#define&quot;;CHAR(32)&amp;[def_data.A228];&quot;&quot;)" office:value-type="string" office:string-value=" GEDA_BITMAP_VIEW_REDRAW_XLARGE">
            <text:p><text:s/>GEDA_BITMAP_VIEW_REDRAW_XLARGE</text:p>
          </table:table-cell>
          <table:table-cell table:formula="of:=CHAR(34)&amp;[def_data.B228]&amp;CHAR(34)" office:value-type="string" office:string-value="&quot;32x32/geda_view_redraw_32x32.png&quot;">
            <text:p>"32x32/geda_view_redraw_32x3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29]=&quot;#define&quot;;CHAR(32)&amp;[def_data.A229];&quot;&quot;)" office:value-type="string" office:string-value=" GEDA_BITMAP_ZOOM_BOX_TINY">
            <text:p><text:s/>GEDA_BITMAP_ZOOM_BOX_TINY</text:p>
          </table:table-cell>
          <table:table-cell table:formula="of:=CHAR(34)&amp;[def_data.B229]&amp;CHAR(34)" office:value-type="string" office:string-value="&quot;22x22/geda_zoom_box_22x22.png&quot;">
            <text:p>"22x22/geda_zoom_box_22x2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30]=&quot;#define&quot;;CHAR(32)&amp;[def_data.A230];&quot;&quot;)" office:value-type="string" office:string-value=" GEDA_BITMAP_ZOOM_BOX_SMALL">
            <text:p><text:s/>GEDA_BITMAP_ZOOM_BOX_SMALL</text:p>
          </table:table-cell>
          <table:table-cell table:formula="of:=CHAR(34)&amp;[def_data.B230]&amp;CHAR(34)" office:value-type="string" office:string-value="&quot;24x24/geda_zoom_box_24x24.png&quot;">
            <text:p>"24x24/geda_zoom_box_24x24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31]=&quot;#define&quot;;CHAR(32)&amp;[def_data.A231];&quot;&quot;)" office:value-type="string" office:string-value=" GEDA_BITMAP_ZOOM_BOX_MEDIUM">
            <text:p><text:s/>GEDA_BITMAP_ZOOM_BOX_MEDIUM</text:p>
          </table:table-cell>
          <table:table-cell table:formula="of:=CHAR(34)&amp;[def_data.B231]&amp;CHAR(34)" office:value-type="string" office:string-value="&quot;26x26/geda_zoom_box_26x26.png&quot;">
            <text:p>"26x26/geda_zoom_box_2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32]=&quot;#define&quot;;CHAR(32)&amp;[def_data.A232];&quot;&quot;)" office:value-type="string" office:string-value=" GEDA_BITMAP_ZOOM_BOX_LARGE">
            <text:p><text:s/>GEDA_BITMAP_ZOOM_BOX_LARGE</text:p>
          </table:table-cell>
          <table:table-cell table:formula="of:=CHAR(34)&amp;[def_data.B232]&amp;CHAR(34)" office:value-type="string" office:string-value="&quot;28x28/geda_zoom_box_28x28.png&quot;">
            <text:p>"28x28/geda_zoom_box_28x2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33]=&quot;#define&quot;;CHAR(32)&amp;[def_data.A233];&quot;&quot;)" office:value-type="string" office:string-value=" GEDA_BITMAP_ZOOM_BOX_XLARGE">
            <text:p><text:s/>GEDA_BITMAP_ZOOM_BOX_XLARGE</text:p>
          </table:table-cell>
          <table:table-cell table:formula="of:=CHAR(34)&amp;[def_data.B233]&amp;CHAR(34)" office:value-type="string" office:string-value="&quot;32x32/geda_zoom_box_32x32.png&quot;">
            <text:p>"32x32/geda_zoom_box_32x3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34]=&quot;#define&quot;;CHAR(32)&amp;[def_data.A234];&quot;&quot;)" office:value-type="string" office:string-value=" GEDA_BITMAP_ZOOM_EXTENTS_TINY">
            <text:p><text:s/>GEDA_BITMAP_ZOOM_EXTENTS_TINY</text:p>
          </table:table-cell>
          <table:table-cell table:formula="of:=CHAR(34)&amp;[def_data.B234]&amp;CHAR(34)" office:value-type="string" office:string-value="&quot;22x22/geda_zoom_extents_22x22.png&quot;">
            <text:p>"22x22/geda_zoom_extents_22x2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35]=&quot;#define&quot;;CHAR(32)&amp;[def_data.A235];&quot;&quot;)" office:value-type="string" office:string-value=" GEDA_BITMAP_ZOOM_EXTENTS_SMALL">
            <text:p><text:s/>GEDA_BITMAP_ZOOM_EXTENTS_SMALL</text:p>
          </table:table-cell>
          <table:table-cell table:formula="of:=CHAR(34)&amp;[def_data.B235]&amp;CHAR(34)" office:value-type="string" office:string-value="&quot;24x24/geda_zoom_extents_24x24.png&quot;">
            <text:p>"24x24/geda_zoom_extents_24x24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36]=&quot;#define&quot;;CHAR(32)&amp;[def_data.A236];&quot;&quot;)" office:value-type="string" office:string-value=" GEDA_BITMAP_ZOOM_EXTENTS_MEDIUM">
            <text:p><text:s/>GEDA_BITMAP_ZOOM_EXTENTS_MEDIUM</text:p>
          </table:table-cell>
          <table:table-cell table:formula="of:=CHAR(34)&amp;[def_data.B236]&amp;CHAR(34)" office:value-type="string" office:string-value="&quot;26x26/geda_zoom_extents_26x26.png&quot;">
            <text:p>"26x26/geda_zoom_extents_2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37]=&quot;#define&quot;;CHAR(32)&amp;[def_data.A237];&quot;&quot;)" office:value-type="string" office:string-value=" GEDA_BITMAP_ZOOM_EXTENTS_LARGE">
            <text:p><text:s/>GEDA_BITMAP_ZOOM_EXTENTS_LARGE</text:p>
          </table:table-cell>
          <table:table-cell table:formula="of:=CHAR(34)&amp;[def_data.B237]&amp;CHAR(34)" office:value-type="string" office:string-value="&quot;28x28/geda_zoom_extents_28x28.png&quot;">
            <text:p>"28x28/geda_zoom_extents_28x2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38]=&quot;#define&quot;;CHAR(32)&amp;[def_data.A238];&quot;&quot;)" office:value-type="string" office:string-value=" GEDA_BITMAP_ZOOM_EXTENTS_XLARGE">
            <text:p><text:s/>GEDA_BITMAP_ZOOM_EXTENTS_XLARGE</text:p>
          </table:table-cell>
          <table:table-cell table:formula="of:=CHAR(34)&amp;[def_data.B238]&amp;CHAR(34)" office:value-type="string" office:string-value="&quot;32x32/geda_zoom_extents_32x32.png&quot;">
            <text:p>"32x32/geda_zoom_extents_32x3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39]=&quot;#define&quot;;CHAR(32)&amp;[def_data.A239];&quot;&quot;)" office:value-type="string" office:string-value=" GEDA_BITMAP_ZOOM_IN_TINY">
            <text:p><text:s/>GEDA_BITMAP_ZOOM_IN_TINY</text:p>
          </table:table-cell>
          <table:table-cell table:formula="of:=CHAR(34)&amp;[def_data.B239]&amp;CHAR(34)" office:value-type="string" office:string-value="&quot;22x22/geda_zoom_in_22x22.png&quot;">
            <text:p>"22x22/geda_zoom_in_22x2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40]=&quot;#define&quot;;CHAR(32)&amp;[def_data.A240];&quot;&quot;)" office:value-type="string" office:string-value=" GEDA_BITMAP_ZOOM_IN_SMALL">
            <text:p><text:s/>GEDA_BITMAP_ZOOM_IN_SMALL</text:p>
          </table:table-cell>
          <table:table-cell table:formula="of:=CHAR(34)&amp;[def_data.B240]&amp;CHAR(34)" office:value-type="string" office:string-value="&quot;24x24/geda_zoom_in_24x24.png&quot;">
            <text:p>"24x24/geda_zoom_in_24x24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41]=&quot;#define&quot;;CHAR(32)&amp;[def_data.A241];&quot;&quot;)" office:value-type="string" office:string-value=" GEDA_BITMAP_ZOOM_IN_MEDIUM">
            <text:p><text:s/>GEDA_BITMAP_ZOOM_IN_MEDIUM</text:p>
          </table:table-cell>
          <table:table-cell table:formula="of:=CHAR(34)&amp;[def_data.B241]&amp;CHAR(34)" office:value-type="string" office:string-value="&quot;26x26/geda_zoom_in_26x26.png&quot;">
            <text:p>"26x26/geda_zoom_in_2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42]=&quot;#define&quot;;CHAR(32)&amp;[def_data.A242];&quot;&quot;)" office:value-type="string" office:string-value=" GEDA_BITMAP_ZOOM_IN_LARGE">
            <text:p><text:s/>GEDA_BITMAP_ZOOM_IN_LARGE</text:p>
          </table:table-cell>
          <table:table-cell table:formula="of:=CHAR(34)&amp;[def_data.B242]&amp;CHAR(34)" office:value-type="string" office:string-value="&quot;28x28/geda_zoom_in_28x28.png&quot;">
            <text:p>"28x28/geda_zoom_in_28x2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43]=&quot;#define&quot;;CHAR(32)&amp;[def_data.A243];&quot;&quot;)" office:value-type="string" office:string-value=" GEDA_BITMAP_ZOOM_IN_XLARGE">
            <text:p><text:s/>GEDA_BITMAP_ZOOM_IN_XLARGE</text:p>
          </table:table-cell>
          <table:table-cell table:formula="of:=CHAR(34)&amp;[def_data.B243]&amp;CHAR(34)" office:value-type="string" office:string-value="&quot;32x32/geda_zoom_in_32x32.png&quot;">
            <text:p>"32x32/geda_zoom_in_32x3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44]=&quot;#define&quot;;CHAR(32)&amp;[def_data.A244];&quot;&quot;)" office:value-type="string" office:string-value=" GEDA_BITMAP_ZOOM_LIMITS_TINY">
            <text:p><text:s/>GEDA_BITMAP_ZOOM_LIMITS_TINY</text:p>
          </table:table-cell>
          <table:table-cell table:formula="of:=CHAR(34)&amp;[def_data.B244]&amp;CHAR(34)" office:value-type="string" office:string-value="&quot;22x22/geda_zoom_limits_22x22.png&quot;">
            <text:p>"22x22/geda_zoom_limits_22x2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45]=&quot;#define&quot;;CHAR(32)&amp;[def_data.A245];&quot;&quot;)" office:value-type="string" office:string-value=" GEDA_BITMAP_ZOOM_LIMITS_SMALL">
            <text:p><text:s/>GEDA_BITMAP_ZOOM_LIMITS_SMALL</text:p>
          </table:table-cell>
          <table:table-cell table:formula="of:=CHAR(34)&amp;[def_data.B245]&amp;CHAR(34)" office:value-type="string" office:string-value="&quot;24x24/geda_zoom_limits_24x24.png&quot;">
            <text:p>"24x24/geda_zoom_limits_24x24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46]=&quot;#define&quot;;CHAR(32)&amp;[def_data.A246];&quot;&quot;)" office:value-type="string" office:string-value=" GEDA_BITMAP_ZOOM_LIMITS_MEDIUM">
            <text:p><text:s/>GEDA_BITMAP_ZOOM_LIMITS_MEDIUM</text:p>
          </table:table-cell>
          <table:table-cell table:formula="of:=CHAR(34)&amp;[def_data.B246]&amp;CHAR(34)" office:value-type="string" office:string-value="&quot;26x26/geda_zoom_limits_26x26.png&quot;">
            <text:p>"26x26/geda_zoom_limits_2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47]=&quot;#define&quot;;CHAR(32)&amp;[def_data.A247];&quot;&quot;)" office:value-type="string" office:string-value=" GEDA_BITMAP_ZOOM_LIMITS_LARGE">
            <text:p><text:s/>GEDA_BITMAP_ZOOM_LIMITS_LARGE</text:p>
          </table:table-cell>
          <table:table-cell table:formula="of:=CHAR(34)&amp;[def_data.B247]&amp;CHAR(34)" office:value-type="string" office:string-value="&quot;28x28/geda_zoom_limits_28x28.png&quot;">
            <text:p>"28x28/geda_zoom_limits_28x2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48]=&quot;#define&quot;;CHAR(32)&amp;[def_data.A248];&quot;&quot;)" office:value-type="string" office:string-value=" GEDA_BITMAP_ZOOM_LIMITS_XLARGE">
            <text:p><text:s/>GEDA_BITMAP_ZOOM_LIMITS_XLARGE</text:p>
          </table:table-cell>
          <table:table-cell table:formula="of:=CHAR(34)&amp;[def_data.B248]&amp;CHAR(34)" office:value-type="string" office:string-value="&quot;32x32/geda_zoom_limits_32x32.png&quot;">
            <text:p>"32x32/geda_zoom_limits_32x3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49]=&quot;#define&quot;;CHAR(32)&amp;[def_data.A249];&quot;&quot;)" office:value-type="string" office:string-value=" GEDA_BITMAP_ZOOM_OUT_TINY">
            <text:p><text:s/>GEDA_BITMAP_ZOOM_OUT_TINY</text:p>
          </table:table-cell>
          <table:table-cell table:formula="of:=CHAR(34)&amp;[def_data.B249]&amp;CHAR(34)" office:value-type="string" office:string-value="&quot;22x22/geda_zoom_out_22x22.png&quot;">
            <text:p>"22x22/geda_zoom_out_22x2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50]=&quot;#define&quot;;CHAR(32)&amp;[def_data.A250];&quot;&quot;)" office:value-type="string" office:string-value=" GEDA_BITMAP_ZOOM_OUT_SMALL">
            <text:p><text:s/>GEDA_BITMAP_ZOOM_OUT_SMALL</text:p>
          </table:table-cell>
          <table:table-cell table:formula="of:=CHAR(34)&amp;[def_data.B250]&amp;CHAR(34)" office:value-type="string" office:string-value="&quot;24x24/geda_zoom_out_24x24.png&quot;">
            <text:p>"24x24/geda_zoom_out_24x24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51]=&quot;#define&quot;;CHAR(32)&amp;[def_data.A251];&quot;&quot;)" office:value-type="string" office:string-value=" GEDA_BITMAP_ZOOM_OUT_MEDIUM">
            <text:p><text:s/>GEDA_BITMAP_ZOOM_OUT_MEDIUM</text:p>
          </table:table-cell>
          <table:table-cell table:formula="of:=CHAR(34)&amp;[def_data.B251]&amp;CHAR(34)" office:value-type="string" office:string-value="&quot;26x26/geda_zoom_out_26x26.png&quot;">
            <text:p>"26x26/geda_zoom_out_2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52]=&quot;#define&quot;;CHAR(32)&amp;[def_data.A252];&quot;&quot;)" office:value-type="string" office:string-value=" GEDA_BITMAP_ZOOM_OUT_LARGE">
            <text:p><text:s/>GEDA_BITMAP_ZOOM_OUT_LARGE</text:p>
          </table:table-cell>
          <table:table-cell table:formula="of:=CHAR(34)&amp;[def_data.B252]&amp;CHAR(34)" office:value-type="string" office:string-value="&quot;28x28/geda_zoom_out_28x28.png&quot;">
            <text:p>"28x28/geda_zoom_out_28x2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53]=&quot;#define&quot;;CHAR(32)&amp;[def_data.A253];&quot;&quot;)" office:value-type="string" office:string-value=" GEDA_BITMAP_ZOOM_OUT_XLARGE">
            <text:p><text:s/>GEDA_BITMAP_ZOOM_OUT_XLARGE</text:p>
          </table:table-cell>
          <table:table-cell table:formula="of:=CHAR(34)&amp;[def_data.B253]&amp;CHAR(34)" office:value-type="string" office:string-value="&quot;32x32/geda_zoom_out_32x32.png&quot;">
            <text:p>"32x32/geda_zoom_out_32x3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54]=&quot;#define&quot;;CHAR(32)&amp;[def_data.A254];&quot;&quot;)" office:value-type="string" office:string-value=" GEDA_BITMAP_ZOOM_PAN_TINY">
            <text:p><text:s/>GEDA_BITMAP_ZOOM_PAN_TINY</text:p>
          </table:table-cell>
          <table:table-cell table:formula="of:=CHAR(34)&amp;[def_data.B254]&amp;CHAR(34)" office:value-type="string" office:string-value="&quot;22x22/geda_zoom_pan_22x22.png&quot;">
            <text:p>"22x22/geda_zoom_pan_22x2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55]=&quot;#define&quot;;CHAR(32)&amp;[def_data.A255];&quot;&quot;)" office:value-type="string" office:string-value=" GEDA_BITMAP_ZOOM_PAN_SMALL">
            <text:p><text:s/>GEDA_BITMAP_ZOOM_PAN_SMALL</text:p>
          </table:table-cell>
          <table:table-cell table:formula="of:=CHAR(34)&amp;[def_data.B255]&amp;CHAR(34)" office:value-type="string" office:string-value="&quot;24x24/geda_zoom_pan_24x24.png&quot;">
            <text:p>"24x24/geda_zoom_pan_24x24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56]=&quot;#define&quot;;CHAR(32)&amp;[def_data.A256];&quot;&quot;)" office:value-type="string" office:string-value=" GEDA_BITMAP_ZOOM_PAN_MEDIUM">
            <text:p><text:s/>GEDA_BITMAP_ZOOM_PAN_MEDIUM</text:p>
          </table:table-cell>
          <table:table-cell table:formula="of:=CHAR(34)&amp;[def_data.B256]&amp;CHAR(34)" office:value-type="string" office:string-value="&quot;26x26/geda_zoom_pan_26x26.png&quot;">
            <text:p>"26x26/geda_zoom_pan_26x26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57]=&quot;#define&quot;;CHAR(32)&amp;[def_data.A257];&quot;&quot;)" office:value-type="string" office:string-value=" GEDA_BITMAP_ZOOM_PAN_LARGE">
            <text:p><text:s/>GEDA_BITMAP_ZOOM_PAN_LARGE</text:p>
          </table:table-cell>
          <table:table-cell table:formula="of:=CHAR(34)&amp;[def_data.B257]&amp;CHAR(34)" office:value-type="string" office:string-value="&quot;28x28/geda_zoom_pan_28x28.png&quot;">
            <text:p>"28x28/geda_zoom_pan_28x28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58]=&quot;#define&quot;;CHAR(32)&amp;[def_data.A258];&quot;&quot;)" office:value-type="string" office:string-value=" GEDA_BITMAP_ZOOM_PAN_XLARGE">
            <text:p><text:s/>GEDA_BITMAP_ZOOM_PAN_XLARGE</text:p>
          </table:table-cell>
          <table:table-cell table:formula="of:=CHAR(34)&amp;[def_data.B258]&amp;CHAR(34)" office:value-type="string" office:string-value="&quot;32x32/geda_zoom_pan_32x32.png&quot;">
            <text:p>"32x32/geda_zoom_pan_32x32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59]=&quot;#define&quot;;CHAR(32)&amp;[def_data.A259];&quot;&quot;)" office:value-type="string" office:string-value=" GEDA_BITMAP_GHOST_INVISIBLE_TINY">
            <text:p><text:s/>GEDA_BITMAP_GHOST_INVISIBLE_TINY</text:p>
          </table:table-cell>
          <table:table-cell table:formula="of:=CHAR(34)&amp;[def_data.B259]&amp;CHAR(34)" office:value-type="string" office:string-value="&quot;22x22/geda_ghost_invisible_22x22.xpm&quot;">
            <text:p>"22x22/geda_ghost_invisible_22x2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60]=&quot;#define&quot;;CHAR(32)&amp;[def_data.A260];&quot;&quot;)" office:value-type="string" office:string-value=" GEDA_BITMAP_GHOST_INVISIBLE_SMALL">
            <text:p><text:s/>GEDA_BITMAP_GHOST_INVISIBLE_SMALL</text:p>
          </table:table-cell>
          <table:table-cell table:formula="of:=CHAR(34)&amp;[def_data.B260]&amp;CHAR(34)" office:value-type="string" office:string-value="&quot;24x24/geda_ghost_invisible_24x24.xpm&quot;">
            <text:p>"24x24/geda_ghost_invisible_24x24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61]=&quot;#define&quot;;CHAR(32)&amp;[def_data.A261];&quot;&quot;)" office:value-type="string" office:string-value=" GEDA_BITMAP_GHOST_INVISIBLE_256x256">
            <text:p><text:s/>GEDA_BITMAP_GHOST_INVISIBLE_256x256</text:p>
          </table:table-cell>
          <table:table-cell table:formula="of:=CHAR(34)&amp;[def_data.B261]&amp;CHAR(34)" office:value-type="string" office:string-value="&quot;256x256/geda_ghost_invisible_256x256.xpm&quot;">
            <text:p>"256x256/geda_ghost_invisible_256x25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62]=&quot;#define&quot;;CHAR(32)&amp;[def_data.A262];&quot;&quot;)" office:value-type="string" office:string-value=" GEDA_BITMAP_GHOST_INVISIBLE_MEDIUM">
            <text:p><text:s/>GEDA_BITMAP_GHOST_INVISIBLE_MEDIUM</text:p>
          </table:table-cell>
          <table:table-cell table:formula="of:=CHAR(34)&amp;[def_data.B262]&amp;CHAR(34)" office:value-type="string" office:string-value="&quot;26x26/geda_ghost_invisible_26x26.xpm&quot;">
            <text:p>"26x26/geda_ghost_invisible_26x26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63]=&quot;#define&quot;;CHAR(32)&amp;[def_data.A263];&quot;&quot;)" office:value-type="string" office:string-value=" GEDA_BITMAP_GHOST_INVISIBLE_LARGE">
            <text:p><text:s/>GEDA_BITMAP_GHOST_INVISIBLE_LARGE</text:p>
          </table:table-cell>
          <table:table-cell table:formula="of:=CHAR(34)&amp;[def_data.B263]&amp;CHAR(34)" office:value-type="string" office:string-value="&quot;28x28/geda_ghost_invisible_28x28.xpm&quot;">
            <text:p>"28x28/geda_ghost_invisible_28x28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64]=&quot;#define&quot;;CHAR(32)&amp;[def_data.A264];&quot;&quot;)" office:value-type="string" office:string-value=" GEDA_BITMAP_GHOST_INVISIBLE_XLARGE">
            <text:p><text:s/>GEDA_BITMAP_GHOST_INVISIBLE_XLARGE</text:p>
          </table:table-cell>
          <table:table-cell table:formula="of:=CHAR(34)&amp;[def_data.B264]&amp;CHAR(34)" office:value-type="string" office:string-value="&quot;32x32/geda_ghost_invisible_32x32.xpm&quot;">
            <text:p>"32x32/geda_ghost_invisible_32x32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65]=&quot;#define&quot;;CHAR(32)&amp;[def_data.A265];&quot;&quot;)" office:value-type="string" office:string-value=" GSCHEM_BITMAP_ABOUT_LOGO_PNG">
            <text:p><text:s/>GSCHEM_BITMAP_ABOUT_LOGO_PNG</text:p>
          </table:table-cell>
          <table:table-cell table:formula="of:=CHAR(34)&amp;[def_data.B265]&amp;CHAR(34)" office:value-type="string" office:string-value="&quot;gschem_about_logo.png&quot;">
            <text:p>"gschem_about_logo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66]=&quot;#define&quot;;CHAR(32)&amp;[def_data.A266];&quot;&quot;)" office:value-type="string" office:string-value=" GSCHEM_BITMAP_ABOUT_LOGO_XCF">
            <text:p><text:s/>GSCHEM_BITMAP_ABOUT_LOGO_XCF</text:p>
          </table:table-cell>
          <table:table-cell table:formula="of:=CHAR(34)&amp;[def_data.B266]&amp;CHAR(34)" office:value-type="string" office:string-value="&quot;gschem_about_logo.xcf&quot;">
            <text:p>"gschem_about_logo.xcf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67]=&quot;#define&quot;;CHAR(32)&amp;[def_data.A267];&quot;&quot;)" office:value-type="string" office:string-value=" GSCHEM_BITMAP_ALIGN_BOTTOM_CENTER_XLARGE">
            <text:p><text:s/>GSCHEM_BITMAP_ALIGN_BOTTOM_CENTER_XLARGE</text:p>
          </table:table-cell>
          <table:table-cell table:formula="of:=CHAR(34)&amp;[def_data.B267]&amp;CHAR(34)" office:value-type="string" office:string-value="&quot;gschem_align_bottom_center.png&quot;">
            <text:p>"gschem_align_bottom_center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68]=&quot;#define&quot;;CHAR(32)&amp;[def_data.A268];&quot;&quot;)" office:value-type="string" office:string-value=" GSCHEM_BITMAP_ALIGN_BOTTOM_LEFT_XLARGE">
            <text:p><text:s/>GSCHEM_BITMAP_ALIGN_BOTTOM_LEFT_XLARGE</text:p>
          </table:table-cell>
          <table:table-cell table:formula="of:=CHAR(34)&amp;[def_data.B268]&amp;CHAR(34)" office:value-type="string" office:string-value="&quot;gschem_align_bottom_left.png&quot;">
            <text:p>"gschem_align_bottom_left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69]=&quot;#define&quot;;CHAR(32)&amp;[def_data.A269];&quot;&quot;)" office:value-type="string" office:string-value=" GSCHEM_BITMAP_ALIGN_BOTTOM_RIGHT_XLARGE">
            <text:p><text:s/>GSCHEM_BITMAP_ALIGN_BOTTOM_RIGHT_XLARGE</text:p>
          </table:table-cell>
          <table:table-cell table:formula="of:=CHAR(34)&amp;[def_data.B269]&amp;CHAR(34)" office:value-type="string" office:string-value="&quot;gschem_align_bottom_right.png&quot;">
            <text:p>"gschem_align_bottom_right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70]=&quot;#define&quot;;CHAR(32)&amp;[def_data.A270];&quot;&quot;)" office:value-type="string" office:string-value=" GSCHEM_BITMAP_ALIGN_MIDDLE_CENTER_XLARGE">
            <text:p><text:s/>GSCHEM_BITMAP_ALIGN_MIDDLE_CENTER_XLARGE</text:p>
          </table:table-cell>
          <table:table-cell table:formula="of:=CHAR(34)&amp;[def_data.B270]&amp;CHAR(34)" office:value-type="string" office:string-value="&quot;gschem_align_middle_center.png&quot;">
            <text:p>"gschem_align_middle_center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71]=&quot;#define&quot;;CHAR(32)&amp;[def_data.A271];&quot;&quot;)" office:value-type="string" office:string-value=" GSCHEM_BITMAP_ALIGN_MIDDLE_LEFT_XLARGE">
            <text:p><text:s/>GSCHEM_BITMAP_ALIGN_MIDDLE_LEFT_XLARGE</text:p>
          </table:table-cell>
          <table:table-cell table:formula="of:=CHAR(34)&amp;[def_data.B271]&amp;CHAR(34)" office:value-type="string" office:string-value="&quot;gschem_align_middle_left.png&quot;">
            <text:p>"gschem_align_middle_left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72]=&quot;#define&quot;;CHAR(32)&amp;[def_data.A272];&quot;&quot;)" office:value-type="string" office:string-value=" GSCHEM_BITMAP_ALIGN_MIDDLE_RIGHT_XLARGE">
            <text:p><text:s/>GSCHEM_BITMAP_ALIGN_MIDDLE_RIGHT_XLARGE</text:p>
          </table:table-cell>
          <table:table-cell table:formula="of:=CHAR(34)&amp;[def_data.B272]&amp;CHAR(34)" office:value-type="string" office:string-value="&quot;gschem_align_middle_right.png&quot;">
            <text:p>"gschem_align_middle_right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73]=&quot;#define&quot;;CHAR(32)&amp;[def_data.A273];&quot;&quot;)" office:value-type="string" office:string-value=" GSCHEM_BITMAP_ALIGN_TOP_CENTER_XLARGE">
            <text:p><text:s/>GSCHEM_BITMAP_ALIGN_TOP_CENTER_XLARGE</text:p>
          </table:table-cell>
          <table:table-cell table:formula="of:=CHAR(34)&amp;[def_data.B273]&amp;CHAR(34)" office:value-type="string" office:string-value="&quot;gschem_align_top_center.png&quot;">
            <text:p>"gschem_align_top_center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74]=&quot;#define&quot;;CHAR(32)&amp;[def_data.A274];&quot;&quot;)" office:value-type="string" office:string-value=" GSCHEM_BITMAP_ALIGN_TOP_LEFT_XLARGE">
            <text:p><text:s/>GSCHEM_BITMAP_ALIGN_TOP_LEFT_XLARGE</text:p>
          </table:table-cell>
          <table:table-cell table:formula="of:=CHAR(34)&amp;[def_data.B274]&amp;CHAR(34)" office:value-type="string" office:string-value="&quot;gschem_align_top_left.png&quot;">
            <text:p>"gschem_align_top_left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75]=&quot;#define&quot;;CHAR(32)&amp;[def_data.A275];&quot;&quot;)" office:value-type="string" office:string-value=" GSCHEM_BITMAP_ALIGN_TOP_RIGHT_XLARGE">
            <text:p><text:s/>GSCHEM_BITMAP_ALIGN_TOP_RIGHT_XLARGE</text:p>
          </table:table-cell>
          <table:table-cell table:formula="of:=CHAR(34)&amp;[def_data.B275]&amp;CHAR(34)" office:value-type="string" office:string-value="&quot;gschem_align_top_right.png&quot;">
            <text:p>"gschem_align_top_right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76]=&quot;#define&quot;;CHAR(32)&amp;[def_data.A276];&quot;&quot;)" office:value-type="string" office:string-value=" GSCHEM_BITMAP_ALIGN_UNCHANGED_XLARGE">
            <text:p><text:s/>GSCHEM_BITMAP_ALIGN_UNCHANGED_XLARGE</text:p>
          </table:table-cell>
          <table:table-cell table:formula="of:=CHAR(34)&amp;[def_data.B276]&amp;CHAR(34)" office:value-type="string" office:string-value="&quot;gschem_align_unchanged.png&quot;">
            <text:p>"gschem_align_unchanged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77]=&quot;#define&quot;;CHAR(32)&amp;[def_data.A277];&quot;&quot;)" office:value-type="string" office:string-value=" GSCHEM_BITMAP_ALIGN_BOTTOM_2_TOP_XLARGE">
            <text:p><text:s/>GSCHEM_BITMAP_ALIGN_BOTTOM_2_TOP_XLARGE</text:p>
          </table:table-cell>
          <table:table-cell table:formula="of:=CHAR(34)&amp;[def_data.B277]&amp;CHAR(34)" office:value-type="string" office:string-value="&quot;gschem_align_bottom_2_top.png&quot;">
            <text:p>"gschem_align_bottom_2_top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78]=&quot;#define&quot;;CHAR(32)&amp;[def_data.A278];&quot;&quot;)" office:value-type="string" office:string-value=" GSCHEM_BITMAP_BUS_SMALL">
            <text:p><text:s/>GSCHEM_BITMAP_BUS_SMALL</text:p>
          </table:table-cell>
          <table:table-cell table:formula="of:=CHAR(34)&amp;[def_data.B278]&amp;CHAR(34)" office:value-type="string" office:string-value="&quot;gschem_bus.xpm&quot;">
            <text:p>"gschem_bus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79]=&quot;#define&quot;;CHAR(32)&amp;[def_data.A279];&quot;&quot;)" office:value-type="string" office:string-value=" GSCHEM_BITMAP_COMP_SMALL">
            <text:p><text:s/>GSCHEM_BITMAP_COMP_SMALL</text:p>
          </table:table-cell>
          <table:table-cell table:formula="of:=CHAR(34)&amp;[def_data.B279]&amp;CHAR(34)" office:value-type="string" office:string-value="&quot;gschem_comp.xpm&quot;">
            <text:p>"gschem_comp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80]=&quot;#define&quot;;CHAR(32)&amp;[def_data.A280];&quot;&quot;)" office:value-type="string" office:string-value=" GSCHEM_BITMAP_COMP_MEDIUM">
            <text:p><text:s/>GSCHEM_BITMAP_COMP_MEDIUM</text:p>
          </table:table-cell>
          <table:table-cell table:formula="of:=CHAR(34)&amp;[def_data.B280]&amp;CHAR(34)" office:value-type="string" office:string-value="&quot;gschem_comp.xpm&quot;">
            <text:p>"gschem_comp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81]=&quot;#define&quot;;CHAR(32)&amp;[def_data.A281];&quot;&quot;)" office:value-type="string" office:string-value=" GSCHEM_BITMAP_COPY_SMALL">
            <text:p><text:s/>GSCHEM_BITMAP_COPY_SMALL</text:p>
          </table:table-cell>
          <table:table-cell table:formula="of:=CHAR(34)&amp;[def_data.B281]&amp;CHAR(34)" office:value-type="string" office:string-value="&quot;gschem_copy.xpm&quot;">
            <text:p>"gschem_copy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82]=&quot;#define&quot;;CHAR(32)&amp;[def_data.A282];&quot;&quot;)" office:value-type="string" office:string-value=" GSCHEM_BITMAP_DELETE_SMALL">
            <text:p><text:s/>GSCHEM_BITMAP_DELETE_SMALL</text:p>
          </table:table-cell>
          <table:table-cell table:formula="of:=CHAR(34)&amp;[def_data.B282]&amp;CHAR(34)" office:value-type="string" office:string-value="&quot;gschem_delete.xpm&quot;">
            <text:p>"gschem_delete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83]=&quot;#define&quot;;CHAR(32)&amp;[def_data.A283];&quot;&quot;)" office:value-type="string" office:string-value=" GSCHEM_BITMAP_DIAGONAL_XLARGE">
            <text:p><text:s/>GSCHEM_BITMAP_DIAGONAL_XLARGE</text:p>
          </table:table-cell>
          <table:table-cell table:formula="of:=CHAR(34)&amp;[def_data.B283]&amp;CHAR(34)" office:value-type="string" office:string-value="&quot;gschem_diagonal.png&quot;">
            <text:p>"gschem_diagonal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84]=&quot;#define&quot;;CHAR(32)&amp;[def_data.A284];&quot;&quot;)" office:value-type="string" office:string-value=" GSCHEM_BITMAP_EDIT_SMALL">
            <text:p><text:s/>GSCHEM_BITMAP_EDIT_SMALL</text:p>
          </table:table-cell>
          <table:table-cell table:formula="of:=CHAR(34)&amp;[def_data.B284]&amp;CHAR(34)" office:value-type="string" office:string-value="&quot;gschem_edit.xpm&quot;">
            <text:p>"gschem_edit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85]=&quot;#define&quot;;CHAR(32)&amp;[def_data.A285];&quot;&quot;)" office:value-type="string" office:string-value=" GSCHEM_BITMAP_FILE_ORDER_XLARGE">
            <text:p><text:s/>GSCHEM_BITMAP_FILE_ORDER_XLARGE</text:p>
          </table:table-cell>
          <table:table-cell table:formula="of:=CHAR(34)&amp;[def_data.B285]&amp;CHAR(34)" office:value-type="string" office:string-value="&quot;gschem_file_order.png&quot;">
            <text:p>"gschem_file_order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86]=&quot;#define&quot;;CHAR(32)&amp;[def_data.A286];&quot;&quot;)" office:value-type="string" office:string-value=" GSCHEM_BITMAP_FILL_TYPE_">
            <text:p><text:s/>GSCHEM_BITMAP_FILL_TYPE_</text:p>
          </table:table-cell>
          <table:table-cell table:formula="of:=CHAR(34)&amp;[def_data.B286]&amp;CHAR(34)" office:value-type="string" office:string-value="&quot;gschem_fill_type.png&quot;">
            <text:p>"gschem_fill_type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87]=&quot;#define&quot;;CHAR(32)&amp;[def_data.A287];&quot;&quot;)" office:value-type="string" office:string-value=" GSCHEM_BITMAP_FILL_TYPE_">
            <text:p><text:s/>GSCHEM_BITMAP_FILL_TYPE_</text:p>
          </table:table-cell>
          <table:table-cell table:formula="of:=CHAR(34)&amp;[def_data.B287]&amp;CHAR(34)" office:value-type="string" office:string-value="&quot;gschem_fill_type.png&quot;">
            <text:p>"gschem_fill_type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88]=&quot;#define&quot;;CHAR(32)&amp;[def_data.A288];&quot;&quot;)" office:value-type="string" office:string-value=" GSCHEM_BITMAP_FILL_TYPE_">
            <text:p><text:s/>GSCHEM_BITMAP_FILL_TYPE_</text:p>
          </table:table-cell>
          <table:table-cell table:formula="of:=CHAR(34)&amp;[def_data.B288]&amp;CHAR(34)" office:value-type="string" office:string-value="&quot;gschem_fill_type.png&quot;">
            <text:p>"gschem_fill_type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89]=&quot;#define&quot;;CHAR(32)&amp;[def_data.A289];&quot;&quot;)" office:value-type="string" office:string-value=" GSCHEM_BITMAP_FILL_TYPE_">
            <text:p><text:s/>GSCHEM_BITMAP_FILL_TYPE_</text:p>
          </table:table-cell>
          <table:table-cell table:formula="of:=CHAR(34)&amp;[def_data.B289]&amp;CHAR(34)" office:value-type="string" office:string-value="&quot;gschem_fill_type.xpm&quot;">
            <text:p>"gschem_fill_type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90]=&quot;#define&quot;;CHAR(32)&amp;[def_data.A290];&quot;&quot;)" office:value-type="string" office:string-value=" GSCHEM_BITMAP_FILL_TYPE_">
            <text:p><text:s/>GSCHEM_BITMAP_FILL_TYPE_</text:p>
          </table:table-cell>
          <table:table-cell table:formula="of:=CHAR(34)&amp;[def_data.B290]&amp;CHAR(34)" office:value-type="string" office:string-value="&quot;gschem_fill_type.xpm&quot;">
            <text:p>"gschem_fill_type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91]=&quot;#define&quot;;CHAR(32)&amp;[def_data.A291];&quot;&quot;)" office:value-type="string" office:string-value=" GSCHEM_BITMAP_FILL_TYPE_">
            <text:p><text:s/>GSCHEM_BITMAP_FILL_TYPE_</text:p>
          </table:table-cell>
          <table:table-cell table:formula="of:=CHAR(34)&amp;[def_data.B291]&amp;CHAR(34)" office:value-type="string" office:string-value="&quot;gschem_fill_type.xpm&quot;">
            <text:p>"gschem_fill_type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92]=&quot;#define&quot;;CHAR(32)&amp;[def_data.A292];&quot;&quot;)" office:value-type="string" office:string-value=" GSCHEM_BITMAP_FILL_TYPE_">
            <text:p><text:s/>GSCHEM_BITMAP_FILL_TYPE_</text:p>
          </table:table-cell>
          <table:table-cell table:formula="of:=CHAR(34)&amp;[def_data.B292]&amp;CHAR(34)" office:value-type="string" office:string-value="&quot;gschem_fill_type.png&quot;">
            <text:p>"gschem_fill_type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93]=&quot;#define&quot;;CHAR(32)&amp;[def_data.A293];&quot;&quot;)" office:value-type="string" office:string-value=" GSCHEM_BITMAP_LEFT_2_RIGHT_XLARGE">
            <text:p><text:s/>GSCHEM_BITMAP_LEFT_2_RIGHT_XLARGE</text:p>
          </table:table-cell>
          <table:table-cell table:formula="of:=CHAR(34)&amp;[def_data.B293]&amp;CHAR(34)" office:value-type="string" office:string-value="&quot;gschem_left_2_right.png&quot;">
            <text:p>"gschem_left_2_right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94]=&quot;#define&quot;;CHAR(32)&amp;[def_data.A294];&quot;&quot;)" office:value-type="string" office:string-value=" GSCHEM_BITMAP_MIRROR_SMALL">
            <text:p><text:s/>GSCHEM_BITMAP_MIRROR_SMALL</text:p>
          </table:table-cell>
          <table:table-cell table:formula="of:=CHAR(34)&amp;[def_data.B294]&amp;CHAR(34)" office:value-type="string" office:string-value="&quot;gschem_mirror.xpm&quot;">
            <text:p>"gschem_mirror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95]=&quot;#define&quot;;CHAR(32)&amp;[def_data.A295];&quot;&quot;)" office:value-type="string" office:string-value=" GSCHEM_BITMAP_MOVE_SMALL">
            <text:p><text:s/>GSCHEM_BITMAP_MOVE_SMALL</text:p>
          </table:table-cell>
          <table:table-cell table:formula="of:=CHAR(34)&amp;[def_data.B295]&amp;CHAR(34)" office:value-type="string" office:string-value="&quot;gschem_move.xpm&quot;">
            <text:p>"gschem_move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96]=&quot;#define&quot;;CHAR(32)&amp;[def_data.A296];&quot;&quot;)" office:value-type="string" office:string-value=" GSCHEM_BITMAP_NET_SMALL">
            <text:p><text:s/>GSCHEM_BITMAP_NET_SMALL</text:p>
          </table:table-cell>
          <table:table-cell table:formula="of:=CHAR(34)&amp;[def_data.B296]&amp;CHAR(34)" office:value-type="string" office:string-value="&quot;gschem_net.xpm&quot;">
            <text:p>"gschem_net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97]=&quot;#define&quot;;CHAR(32)&amp;[def_data.A297];&quot;&quot;)" office:value-type="string" office:string-value=" GSCHEM_BITMAP_NEW_SMALL">
            <text:p><text:s/>GSCHEM_BITMAP_NEW_SMALL</text:p>
          </table:table-cell>
          <table:table-cell table:formula="of:=CHAR(34)&amp;[def_data.B297]&amp;CHAR(34)" office:value-type="string" office:string-value="&quot;gschem_new.xpm&quot;">
            <text:p>"gschem_new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98]=&quot;#define&quot;;CHAR(32)&amp;[def_data.A298];&quot;&quot;)" office:value-type="string" office:string-value=" GSCHEM_BITMAP_OPEN_SMALL">
            <text:p><text:s/>GSCHEM_BITMAP_OPEN_SMALL</text:p>
          </table:table-cell>
          <table:table-cell table:formula="of:=CHAR(34)&amp;[def_data.B298]&amp;CHAR(34)" office:value-type="string" office:string-value="&quot;gschem_open.xpm&quot;">
            <text:p>"gschem_open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299]=&quot;#define&quot;;CHAR(32)&amp;[def_data.A299];&quot;&quot;)" office:value-type="string" office:string-value=" GSCHEM_BITMAP_REDO_SMALL">
            <text:p><text:s/>GSCHEM_BITMAP_REDO_SMALL</text:p>
          </table:table-cell>
          <table:table-cell table:formula="of:=CHAR(34)&amp;[def_data.B299]&amp;CHAR(34)" office:value-type="string" office:string-value="&quot;gschem_redo.xpm&quot;">
            <text:p>"gschem_redo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00]=&quot;#define&quot;;CHAR(32)&amp;[def_data.A300];&quot;&quot;)" office:value-type="string" office:string-value=" GSCHEM_BITMAP_RIGHT_2_LEFT_XLARGE">
            <text:p><text:s/>GSCHEM_BITMAP_RIGHT_2_LEFT_XLARGE</text:p>
          </table:table-cell>
          <table:table-cell table:formula="of:=CHAR(34)&amp;[def_data.B300]&amp;CHAR(34)" office:value-type="string" office:string-value="&quot;gschem_right_2_left.png&quot;">
            <text:p>"gschem_right_2_left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01]=&quot;#define&quot;;CHAR(32)&amp;[def_data.A301];&quot;&quot;)" office:value-type="string" office:string-value=" GSCHEM_BITMAP_ROTATE_SMALL">
            <text:p><text:s/>GSCHEM_BITMAP_ROTATE_SMALL</text:p>
          </table:table-cell>
          <table:table-cell table:formula="of:=CHAR(34)&amp;[def_data.B301]&amp;CHAR(34)" office:value-type="string" office:string-value="&quot;gschem_rotate.xpm&quot;">
            <text:p>"gschem_rotate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02]=&quot;#define&quot;;CHAR(32)&amp;[def_data.A302];&quot;&quot;)" office:value-type="string" office:string-value=" GSCHEM_BITMAP_SAVE_SMALL">
            <text:p><text:s/>GSCHEM_BITMAP_SAVE_SMALL</text:p>
          </table:table-cell>
          <table:table-cell table:formula="of:=CHAR(34)&amp;[def_data.B302]&amp;CHAR(34)" office:value-type="string" office:string-value="&quot;gschem_save.xpm&quot;">
            <text:p>"gschem_save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03]=&quot;#define&quot;;CHAR(32)&amp;[def_data.A303];&quot;&quot;)" office:value-type="string" office:string-value=" GSCHEM_BITMAP_SELECT_TINY">
            <text:p><text:s/>GSCHEM_BITMAP_SELECT_TINY</text:p>
          </table:table-cell>
          <table:table-cell table:formula="of:=CHAR(34)&amp;[def_data.B303]&amp;CHAR(34)" office:value-type="string" office:string-value="&quot;gschem_select.xpm&quot;">
            <text:p>"gschem_select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04]=&quot;#define&quot;;CHAR(32)&amp;[def_data.A304];&quot;&quot;)" office:value-type="string" office:string-value=" GSCHEM_BITMAP_SELECT_SMALL">
            <text:p><text:s/>GSCHEM_BITMAP_SELECT_SMALL</text:p>
          </table:table-cell>
          <table:table-cell table:formula="of:=CHAR(34)&amp;[def_data.B304]&amp;CHAR(34)" office:value-type="string" office:string-value="&quot;gschem_select.xpm&quot;">
            <text:p>"gschem_select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05]=&quot;#define&quot;;CHAR(32)&amp;[def_data.A305];&quot;&quot;)" office:value-type="string" office:string-value=" GSCHEM_BITMAP_SELECT_MEDIUM">
            <text:p><text:s/>GSCHEM_BITMAP_SELECT_MEDIUM</text:p>
          </table:table-cell>
          <table:table-cell table:formula="of:=CHAR(34)&amp;[def_data.B305]&amp;CHAR(34)" office:value-type="string" office:string-value="&quot;gschem_select.xpm&quot;">
            <text:p>"gschem_select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06]=&quot;#define&quot;;CHAR(32)&amp;[def_data.A306];&quot;&quot;)" office:value-type="string" office:string-value=" GSCHEM_BITMAP_SELECT_">
            <text:p><text:s/>GSCHEM_BITMAP_SELECT_</text:p>
          </table:table-cell>
          <table:table-cell table:formula="of:=CHAR(34)&amp;[def_data.B306]&amp;CHAR(34)" office:value-type="string" office:string-value="&quot;gschem_select.xpm&quot;">
            <text:p>"gschem_select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07]=&quot;#define&quot;;CHAR(32)&amp;[def_data.A307];&quot;&quot;)" office:value-type="string" office:string-value=" GSCHEM_BITMAP_TEXT_SMALL">
            <text:p><text:s/>GSCHEM_BITMAP_TEXT_SMALL</text:p>
          </table:table-cell>
          <table:table-cell table:formula="of:=CHAR(34)&amp;[def_data.B307]&amp;CHAR(34)" office:value-type="string" office:string-value="&quot;gschem_text.png&quot;">
            <text:p>"gschem_text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08]=&quot;#define&quot;;CHAR(32)&amp;[def_data.A308];&quot;&quot;)" office:value-type="string" office:string-value=" GSCHEM_BITMAP_TEXT_MEDIUM">
            <text:p><text:s/>GSCHEM_BITMAP_TEXT_MEDIUM</text:p>
          </table:table-cell>
          <table:table-cell table:formula="of:=CHAR(34)&amp;[def_data.B308]&amp;CHAR(34)" office:value-type="string" office:string-value="&quot;gschem_text.png&quot;">
            <text:p>"gschem_text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09]=&quot;#define&quot;;CHAR(32)&amp;[def_data.A309];&quot;&quot;)" office:value-type="string" office:string-value=" GSCHEM_BITMAP_TRANSISTOR_LARGE">
            <text:p><text:s/>GSCHEM_BITMAP_TRANSISTOR_LARGE</text:p>
          </table:table-cell>
          <table:table-cell table:formula="of:=CHAR(34)&amp;[def_data.B309]&amp;CHAR(34)" office:value-type="string" office:string-value="&quot;gschem_transistor.png&quot;">
            <text:p>"gschem_transistor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10]=&quot;#define&quot;;CHAR(32)&amp;[def_data.A310];&quot;&quot;)" office:value-type="string" office:string-value=" GSCHEM_BITMAP_TRANSISTOR_XLARGE">
            <text:p><text:s/>GSCHEM_BITMAP_TRANSISTOR_XLARGE</text:p>
          </table:table-cell>
          <table:table-cell table:formula="of:=CHAR(34)&amp;[def_data.B310]&amp;CHAR(34)" office:value-type="string" office:string-value="&quot;gschem_transistor.png&quot;">
            <text:p>"gschem_transistor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11]=&quot;#define&quot;;CHAR(32)&amp;[def_data.A311];&quot;&quot;)" office:value-type="string" office:string-value=" GSCHEM_BITMAP_TOP_2_BOTTOM_XLARGE">
            <text:p><text:s/>GSCHEM_BITMAP_TOP_2_BOTTOM_XLARGE</text:p>
          </table:table-cell>
          <table:table-cell table:formula="of:=CHAR(34)&amp;[def_data.B311]&amp;CHAR(34)" office:value-type="string" office:string-value="&quot;gschem_top_2_bottom.png&quot;">
            <text:p>"gschem_top_2_bottom.png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12]=&quot;#define&quot;;CHAR(32)&amp;[def_data.A312];&quot;&quot;)" office:value-type="string" office:string-value=" GSCHEM_BITMAP_UNDO_SMALL">
            <text:p><text:s/>GSCHEM_BITMAP_UNDO_SMALL</text:p>
          </table:table-cell>
          <table:table-cell table:formula="of:=CHAR(34)&amp;[def_data.B312]&amp;CHAR(34)" office:value-type="string" office:string-value="&quot;gschem_undo.xpm&quot;">
            <text:p>"gschem_undo.xpm"</text:p>
          </table:table-cell>
        </table:table-row>
        <table:table-row table:style-name="ro2">
          <table:table-cell office:value-type="string">
            <text:p>#define</text:p>
          </table:table-cell>
          <table:table-cell table:formula="of:=IF([.A313]=&quot;#define&quot;;CHAR(32)&amp;[def_data.A313];&quot;&quot;)" office:value-type="string" office:string-value=" GSCHEM_BITMAP_WARNING_XXXLARGE">
            <text:p><text:s/>GSCHEM_BITMAP_WARNING_XXXLARGE</text:p>
          </table:table-cell>
          <table:table-cell table:formula="of:=CHAR(34)&amp;[def_data.B313]&amp;CHAR(34)" office:value-type="string" office:string-value="&quot;gschem_warning.png&quot;">
            <text:p>"gschem_warning.png"</text:p>
          </table:table-cell>
        </table:table-row>
      </table:table>
      <table:table table:name="default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4">
          <table:table-cell table:number-columns-repeated="2"/>
          <table:table-cell office:value-type="string">
            <text:p>#INSTRUCTIONS: Only 1 define for groups without color, can use either if green, don't define gray use pink instead!</text:p>
          </table:table-cell>
          <table:table-cell/>
        </table:table-row>
        <table:table-row table:style-name="ro4">
          <table:table-cell table:number-columns-repeated="2"/>
          <table:table-cell table:formula="of:=[data.B2]&amp;&quot;_&quot;&amp;[data.C2]&amp;&quot;_BITMAP&quot;" office:value-type="string" office:string-value="GAF_ADD_ATTRIBUTE_BITMAP">
            <text:p>GAF_ADD_ATTRIBUTE_BITMAP</text:p>
          </table:table-cell>
          <table:table-cell table:formula="of:=[def_data.A2]" office:value-type="string" office:string-value="GAF_BITMAP_ADD_ATTRIBUTE_TINY">
            <text:p>GAF_BITMAP_ADD_ATTRIBUTE_TINY</text:p>
          </table:table-cell>
        </table:table-row>
        <table:table-row table:style-name="ro4">
          <table:table-cell table:number-columns-repeated="2"/>
          <table:table-cell table:formula="of:=[data.B3]&amp;&quot;_&quot;&amp;[data.C3]&amp;&quot;_BITMAP&quot;" office:value-type="string" office:string-value="GAF_ADD_ATTRIBUTE_BITMAP">
            <text:p>GAF_ADD_ATTRIBUTE_BITMAP</text:p>
          </table:table-cell>
          <table:table-cell table:formula="of:=[def_data.A3]" office:value-type="string" office:string-value="GAF_BITMAP_ADD_ATTRIBUTE_SMALL">
            <text:p>GAF_BITMAP_ADD_ATTRIBUTE_SMALL</text:p>
          </table:table-cell>
        </table:table-row>
        <table:table-row table:style-name="ro4">
          <table:table-cell office:value-type="string">
            <text:p>#define</text:p>
          </table:table-cell>
          <table:table-cell/>
          <table:table-cell table:formula="of:=[data.B4]&amp;&quot;_&quot;&amp;[data.C4]&amp;&quot;_BITMAP&quot;" office:value-type="string" office:string-value="GAF_ADD_ATTRIBUTE_BITMAP">
            <text:p>GAF_ADD_ATTRIBUTE_BITMAP</text:p>
          </table:table-cell>
          <table:table-cell table:formula="of:=[def_data.A4]" office:value-type="string" office:string-value="GAF_BITMAP_ADD_ATTRIBUTE_MEDIUM">
            <text:p>GAF_BITMAP_ADD_ATTRIBUTE_MEDIUM</text:p>
          </table:table-cell>
        </table:table-row>
        <table:table-row table:style-name="ro4">
          <table:table-cell table:number-columns-repeated="2"/>
          <table:table-cell table:formula="of:=[data.B5]&amp;&quot;_&quot;&amp;[data.C5]&amp;&quot;_BITMAP&quot;" office:value-type="string" office:string-value="GAF_ADD_ATTRIBUTE_BITMAP">
            <text:p>GAF_ADD_ATTRIBUTE_BITMAP</text:p>
          </table:table-cell>
          <table:table-cell table:formula="of:=[def_data.A5]" office:value-type="string" office:string-value="GAF_BITMAP_ADD_ATTRIBUTE_LARGE">
            <text:p>GAF_BITMAP_ADD_ATTRIBUTE_LARGE</text:p>
          </table:table-cell>
        </table:table-row>
        <table:table-row table:style-name="ro4">
          <table:table-cell table:number-columns-repeated="2"/>
          <table:table-cell table:formula="of:=[data.B6]&amp;&quot;_&quot;&amp;[data.C6]&amp;&quot;_BITMAP&quot;" office:value-type="string" office:string-value="GAF_ADD_ATTRIBUTE_BITMAP">
            <text:p>GAF_ADD_ATTRIBUTE_BITMAP</text:p>
          </table:table-cell>
          <table:table-cell table:formula="of:=[def_data.A6]" office:value-type="string" office:string-value="GAF_BITMAP_ADD_ATTRIBUTE_XLARGE">
            <text:p>GAF_BITMAP_ADD_ATTRIBUTE_XLARGE</text:p>
          </table:table-cell>
        </table:table-row>
        <table:table-row table:style-name="ro4">
          <table:table-cell table:number-columns-repeated="2"/>
          <table:table-cell table:formula="of:=[data.B7]&amp;&quot;_&quot;&amp;[data.C7]&amp;&quot;_BITMAP&quot;" office:value-type="string" office:string-value="GAF_DEMOTE_BITMAP">
            <text:p>GAF_DEMOTE_BITMAP</text:p>
          </table:table-cell>
          <table:table-cell table:formula="of:=[def_data.A7]" office:value-type="string" office:string-value="GAF_BITMAP_DEMOTE_TINY">
            <text:p>GAF_BITMAP_DEMOTE_TINY</text:p>
          </table:table-cell>
        </table:table-row>
        <table:table-row table:style-name="ro4">
          <table:table-cell table:number-columns-repeated="2"/>
          <table:table-cell table:formula="of:=[data.B8]&amp;&quot;_&quot;&amp;[data.C8]&amp;&quot;_BITMAP&quot;" office:value-type="string" office:string-value="GAF_DEMOTE_BITMAP">
            <text:p>GAF_DEMOTE_BITMAP</text:p>
          </table:table-cell>
          <table:table-cell table:formula="of:=[def_data.A8]" office:value-type="string" office:string-value="GAF_BITMAP_DEMOTE_SMALL">
            <text:p>GAF_BITMAP_DEMOTE_SMALL</text:p>
          </table:table-cell>
        </table:table-row>
        <table:table-row table:style-name="ro4">
          <table:table-cell office:value-type="string">
            <text:p>#define</text:p>
          </table:table-cell>
          <table:table-cell/>
          <table:table-cell table:formula="of:=[data.B9]&amp;&quot;_&quot;&amp;[data.C9]&amp;&quot;_BITMAP&quot;" office:value-type="string" office:string-value="GAF_DEMOTE_BITMAP">
            <text:p>GAF_DEMOTE_BITMAP</text:p>
          </table:table-cell>
          <table:table-cell table:formula="of:=[def_data.A9]" office:value-type="string" office:string-value="GAF_BITMAP_DEMOTE_MEDIUM">
            <text:p>GAF_BITMAP_DEMOTE_MEDIUM</text:p>
          </table:table-cell>
        </table:table-row>
        <table:table-row table:style-name="ro4">
          <table:table-cell table:number-columns-repeated="2"/>
          <table:table-cell table:formula="of:=[data.B10]&amp;&quot;_&quot;&amp;[data.C10]&amp;&quot;_BITMAP&quot;" office:value-type="string" office:string-value="GAF_DEMOTE_BITMAP">
            <text:p>GAF_DEMOTE_BITMAP</text:p>
          </table:table-cell>
          <table:table-cell table:formula="of:=[def_data.A10]" office:value-type="string" office:string-value="GAF_BITMAP_DEMOTE_LARGE">
            <text:p>GAF_BITMAP_DEMOTE_LARGE</text:p>
          </table:table-cell>
        </table:table-row>
        <table:table-row table:style-name="ro4">
          <table:table-cell table:number-columns-repeated="2"/>
          <table:table-cell table:formula="of:=[data.B11]&amp;&quot;_&quot;&amp;[data.C11]&amp;&quot;_BITMAP&quot;" office:value-type="string" office:string-value="GAF_DEMOTE_BITMAP">
            <text:p>GAF_DEMOTE_BITMAP</text:p>
          </table:table-cell>
          <table:table-cell table:formula="of:=[def_data.A11]" office:value-type="string" office:string-value="GAF_BITMAP_DEMOTE_XLARGE">
            <text:p>GAF_BITMAP_DEMOTE_XLARGE</text:p>
          </table:table-cell>
        </table:table-row>
        <table:table-row table:style-name="ro2">
          <table:table-cell table:number-columns-repeated="2"/>
          <table:table-cell table:formula="of:=[data.B12]&amp;&quot;_&quot;&amp;[data.C12]&amp;&quot;_BITMAP&quot;" office:value-type="string" office:string-value="GAF_PDF_BITMAP">
            <text:p>GAF_PDF_BITMAP</text:p>
          </table:table-cell>
          <table:table-cell table:formula="of:=[def_data.A7]" office:value-type="string" office:string-value="GAF_BITMAP_DEMOTE_TINY">
            <text:p>GAF_BITMAP_DEMOTE_TINY</text:p>
          </table:table-cell>
        </table:table-row>
        <table:table-row table:style-name="ro2">
          <table:table-cell table:number-columns-repeated="2"/>
          <table:table-cell table:formula="of:=[data.B13]&amp;&quot;_&quot;&amp;[data.C13]&amp;&quot;_BITMAP&quot;" office:value-type="string" office:string-value="GAF_PDF_BITMAP">
            <text:p>GAF_PDF_BITMAP</text:p>
          </table:table-cell>
          <table:table-cell table:formula="of:=[def_data.A13]" office:value-type="string" office:string-value="GAF_BITMAP_PDF_SMALL">
            <text:p>GAF_BITMAP_PDF_SMALL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14]&amp;&quot;_&quot;&amp;[data.C14]&amp;&quot;_BITMAP&quot;" office:value-type="string" office:string-value="GAF_PDF_BITMAP">
            <text:p>GAF_PDF_BITMAP</text:p>
          </table:table-cell>
          <table:table-cell table:formula="of:=[def_data.A14]" office:value-type="string" office:string-value="GAF_BITMAP_PDF_MEDIUM">
            <text:p>GAF_BITMAP_PDF_MEDIUM</text:p>
          </table:table-cell>
        </table:table-row>
        <table:table-row table:style-name="ro2">
          <table:table-cell table:number-columns-repeated="2"/>
          <table:table-cell table:formula="of:=[data.B15]&amp;&quot;_&quot;&amp;[data.C15]&amp;&quot;_BITMAP&quot;" office:value-type="string" office:string-value="GAF_PDF_BITMAP">
            <text:p>GAF_PDF_BITMAP</text:p>
          </table:table-cell>
          <table:table-cell table:formula="of:=[def_data.A15]" office:value-type="string" office:string-value="GAF_BITMAP_PDF_LARGE">
            <text:p>GAF_BITMAP_PDF_LARGE</text:p>
          </table:table-cell>
        </table:table-row>
        <table:table-row table:style-name="ro2">
          <table:table-cell table:number-columns-repeated="2"/>
          <table:table-cell table:formula="of:=[data.B16]&amp;&quot;_&quot;&amp;[data.C16]&amp;&quot;_BITMAP&quot;" office:value-type="string" office:string-value="GAF_PDF_BITMAP">
            <text:p>GAF_PDF_BITMAP</text:p>
          </table:table-cell>
          <table:table-cell table:formula="of:=[def_data.A16]" office:value-type="string" office:string-value="GAF_BITMAP_PDF_XLARGE">
            <text:p>GAF_BITMAP_PDF_XLARGE</text:p>
          </table:table-cell>
        </table:table-row>
        <table:table-row table:style-name="ro2">
          <table:table-cell table:number-columns-repeated="2"/>
          <table:table-cell table:formula="of:=[data.B17]&amp;&quot;_&quot;&amp;[data.C17]&amp;&quot;_BITMAP&quot;" office:value-type="string" office:string-value="GAF_PDF_BITMAP">
            <text:p>GAF_PDF_BITMAP</text:p>
          </table:table-cell>
          <table:table-cell table:formula="of:=[def_data.A17]" office:value-type="string" office:string-value="GAF_BITMAP_PDF_JUMBO">
            <text:p>GAF_BITMAP_PDF_JUMBO</text:p>
          </table:table-cell>
        </table:table-row>
        <table:table-row table:style-name="ro2">
          <table:table-cell table:number-columns-repeated="2"/>
          <table:table-cell table:formula="of:=[data.B18]&amp;&quot;_&quot;&amp;[data.C18]&amp;&quot;_BITMAP&quot;" office:value-type="string" office:string-value="GAF_PROMOTE_BITMAP">
            <text:p>GAF_PROMOTE_BITMAP</text:p>
          </table:table-cell>
          <table:table-cell table:formula="of:=[def_data.A18]" office:value-type="string" office:string-value="GAF_BITMAP_PROMOTE_TINY">
            <text:p>GAF_BITMAP_PROMOTE_TINY</text:p>
          </table:table-cell>
        </table:table-row>
        <table:table-row table:style-name="ro2">
          <table:table-cell table:number-columns-repeated="2"/>
          <table:table-cell table:formula="of:=[data.B19]&amp;&quot;_&quot;&amp;[data.C19]&amp;&quot;_BITMAP&quot;" office:value-type="string" office:string-value="GAF_PROMOTE_BITMAP">
            <text:p>GAF_PROMOTE_BITMAP</text:p>
          </table:table-cell>
          <table:table-cell table:formula="of:=[def_data.A19]" office:value-type="string" office:string-value="GAF_BITMAP_PROMOTE_SMALL">
            <text:p>GAF_BITMAP_PROMOTE_SMALL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20]&amp;&quot;_&quot;&amp;[data.C20]&amp;&quot;_BITMAP&quot;" office:value-type="string" office:string-value="GAF_PROMOTE_BITMAP">
            <text:p>GAF_PROMOTE_BITMAP</text:p>
          </table:table-cell>
          <table:table-cell table:formula="of:=[def_data.A20]" office:value-type="string" office:string-value="GAF_BITMAP_PROMOTE_MEDIUM">
            <text:p>GAF_BITMAP_PROMOTE_MEDIUM</text:p>
          </table:table-cell>
        </table:table-row>
        <table:table-row table:style-name="ro2">
          <table:table-cell table:number-columns-repeated="2"/>
          <table:table-cell table:formula="of:=[data.B21]&amp;&quot;_&quot;&amp;[data.C21]&amp;&quot;_BITMAP&quot;" office:value-type="string" office:string-value="GAF_PROMOTE_BITMAP">
            <text:p>GAF_PROMOTE_BITMAP</text:p>
          </table:table-cell>
          <table:table-cell table:formula="of:=[def_data.A21]" office:value-type="string" office:string-value="GAF_BITMAP_PROMOTE_LARGE">
            <text:p>GAF_BITMAP_PROMOTE_LARGE</text:p>
          </table:table-cell>
        </table:table-row>
        <table:table-row table:style-name="ro2">
          <table:table-cell table:number-columns-repeated="2"/>
          <table:table-cell table:formula="of:=[data.B22]&amp;&quot;_&quot;&amp;[data.C22]&amp;&quot;_BITMAP&quot;" office:value-type="string" office:string-value="GAF_PROMOTE_BITMAP">
            <text:p>GAF_PROMOTE_BITMAP</text:p>
          </table:table-cell>
          <table:table-cell table:formula="of:=[def_data.A22]" office:value-type="string" office:string-value="GAF_BITMAP_PROMOTE_XLARGE">
            <text:p>GAF_BITMAP_PROMOTE_XLARGE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23]&amp;&quot;_&quot;&amp;[data.C23]&amp;&quot;_BITMAP&quot;" office:value-type="string" office:string-value="GAF_SEE_NOTES_BITMAP">
            <text:p>GAF_SEE_NOTES_BITMAP</text:p>
          </table:table-cell>
          <table:table-cell table:formula="of:=[def_data.A23]" office:value-type="string" office:string-value="GAF_BITMAP_SEE_NOTES_LARGE">
            <text:p>GAF_BITMAP_SEE_NOTES_LARGE</text:p>
          </table:table-cell>
        </table:table-row>
        <table:table-row table:style-name="ro2">
          <table:table-cell table:number-columns-repeated="2"/>
          <table:table-cell table:formula="of:=[data.B24]&amp;&quot;_&quot;&amp;[data.C24]&amp;&quot;_BITMAP&quot;" office:value-type="string" office:string-value="GAF_SEE_NOTES_BITMAP">
            <text:p>GAF_SEE_NOTES_BITMAP</text:p>
          </table:table-cell>
          <table:table-cell table:formula="of:=[def_data.A24]" office:value-type="string" office:string-value="GAF_BITMAP_SEE_NOTES_XLARGE">
            <text:p>GAF_BITMAP_SEE_NOTES_XLARGE</text:p>
          </table:table-cell>
        </table:table-row>
        <table:table-row table:style-name="ro2">
          <table:table-cell table:number-columns-repeated="2"/>
          <table:table-cell table:formula="of:=[data.B25]&amp;&quot;_&quot;&amp;[data.C25]&amp;&quot;_BITMAP&quot;" office:value-type="string" office:string-value="GAF_TOOLS_BITMAP">
            <text:p>GAF_TOOLS_BITMAP</text:p>
          </table:table-cell>
          <table:table-cell table:formula="of:=[def_data.A25]" office:value-type="string" office:string-value="GAF_BITMAP_TOOLS_TINY">
            <text:p>GAF_BITMAP_TOOLS_TINY</text:p>
          </table:table-cell>
        </table:table-row>
        <table:table-row table:style-name="ro2">
          <table:table-cell table:number-columns-repeated="2"/>
          <table:table-cell table:formula="of:=[data.B26]&amp;&quot;_&quot;&amp;[data.C26]&amp;&quot;_BITMAP&quot;" office:value-type="string" office:string-value="GAF_TOOLS_BITMAP">
            <text:p>GAF_TOOLS_BITMAP</text:p>
          </table:table-cell>
          <table:table-cell table:formula="of:=[def_data.A26]" office:value-type="string" office:string-value="GAF_BITMAP_TOOLS_SMALL">
            <text:p>GAF_BITMAP_TOOLS_SMALL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27]&amp;&quot;_&quot;&amp;[data.C27]&amp;&quot;_BITMAP&quot;" office:value-type="string" office:string-value="GAF_TOOLS_BITMAP">
            <text:p>GAF_TOOLS_BITMAP</text:p>
          </table:table-cell>
          <table:table-cell table:formula="of:=[def_data.A27]" office:value-type="string" office:string-value="GAF_BITMAP_TOOLS_MEDIUM">
            <text:p>GAF_BITMAP_TOOLS_MEDIUM</text:p>
          </table:table-cell>
        </table:table-row>
        <table:table-row table:style-name="ro2">
          <table:table-cell table:number-columns-repeated="2"/>
          <table:table-cell table:formula="of:=[data.B28]&amp;&quot;_&quot;&amp;[data.C28]&amp;&quot;_BITMAP&quot;" office:value-type="string" office:string-value="GAF_TOOLS_BITMAP">
            <text:p>GAF_TOOLS_BITMAP</text:p>
          </table:table-cell>
          <table:table-cell table:formula="of:=[def_data.A28]" office:value-type="string" office:string-value="GAF_BITMAP_TOOLS_LARGE">
            <text:p>GAF_BITMAP_TOOLS_LARGE</text:p>
          </table:table-cell>
        </table:table-row>
        <table:table-row table:style-name="ro2">
          <table:table-cell table:number-columns-repeated="2"/>
          <table:table-cell table:formula="of:=[data.B29]&amp;&quot;_&quot;&amp;[data.C29]&amp;&quot;_BITMAP&quot;" office:value-type="string" office:string-value="GAF_TOOLS_BITMAP">
            <text:p>GAF_TOOLS_BITMAP</text:p>
          </table:table-cell>
          <table:table-cell table:formula="of:=[def_data.A29]" office:value-type="string" office:string-value="GAF_BITMAP_TOOLS_XLARGE">
            <text:p>GAF_BITMAP_TOOLS_XLARGE</text:p>
          </table:table-cell>
        </table:table-row>
        <table:table-row table:style-name="ro2">
          <table:table-cell table:number-columns-repeated="2"/>
          <table:table-cell table:formula="of:=[data.B30]&amp;&quot;_&quot;&amp;[data.C30]&amp;&quot;_BITMAP&quot;" office:value-type="string" office:string-value="GAF_TOOLS_BITMAP">
            <text:p>GAF_TOOLS_BITMAP</text:p>
          </table:table-cell>
          <table:table-cell table:formula="of:=[def_data.A30]" office:value-type="string" office:string-value="GAF_BITMAP_TOOLS_JUMBO">
            <text:p>GAF_BITMAP_TOOLS_JUMBO</text:p>
          </table:table-cell>
        </table:table-row>
        <table:table-row table:style-name="ro2">
          <table:table-cell table:number-columns-repeated="2"/>
          <table:table-cell table:formula="of:=[data.B31]&amp;&quot;_&quot;&amp;[data.C31]&amp;&quot;_BITMAP&quot;" office:value-type="string" office:string-value="GEDA_ARC_BITMAP">
            <text:p>GEDA_ARC_BITMAP</text:p>
          </table:table-cell>
          <table:table-cell table:formula="of:=[def_data.A31]" office:value-type="string" office:string-value="GEDA_BITMAP_ARC_TINY">
            <text:p>GEDA_BITMAP_ARC_TINY</text:p>
          </table:table-cell>
        </table:table-row>
        <table:table-row table:style-name="ro2">
          <table:table-cell table:number-columns-repeated="2"/>
          <table:table-cell table:formula="of:=[data.B32]&amp;&quot;_&quot;&amp;[data.C32]&amp;&quot;_BITMAP&quot;" office:value-type="string" office:string-value="GEDA_ARC_BITMAP">
            <text:p>GEDA_ARC_BITMAP</text:p>
          </table:table-cell>
          <table:table-cell table:formula="of:=[def_data.A32]" office:value-type="string" office:string-value="GEDA_BITMAP_ARC_SMALL">
            <text:p>GEDA_BITMAP_ARC_SMALL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33]&amp;&quot;_&quot;&amp;[data.C33]&amp;&quot;_BITMAP&quot;" office:value-type="string" office:string-value="GEDA_ARC_BITMAP">
            <text:p>GEDA_ARC_BITMAP</text:p>
          </table:table-cell>
          <table:table-cell table:formula="of:=[def_data.A33]" office:value-type="string" office:string-value="GEDA_BITMAP_ARC_MEDIUM">
            <text:p>GEDA_BITMAP_ARC_MEDIUM</text:p>
          </table:table-cell>
        </table:table-row>
        <table:table-row table:style-name="ro2">
          <table:table-cell table:number-columns-repeated="2"/>
          <table:table-cell table:formula="of:=[data.B34]&amp;&quot;_&quot;&amp;[data.C34]&amp;&quot;_BITMAP&quot;" office:value-type="string" office:string-value="GEDA_ARC_BITMAP">
            <text:p>GEDA_ARC_BITMAP</text:p>
          </table:table-cell>
          <table:table-cell table:formula="of:=[def_data.A34]" office:value-type="string" office:string-value="GEDA_BITMAP_ARC_LARGE">
            <text:p>GEDA_BITMAP_ARC_LARGE</text:p>
          </table:table-cell>
        </table:table-row>
        <table:table-row table:style-name="ro2">
          <table:table-cell table:number-columns-repeated="2"/>
          <table:table-cell table:formula="of:=[data.B35]&amp;&quot;_&quot;&amp;[data.C35]&amp;&quot;_BITMAP&quot;" office:value-type="string" office:string-value="GEDA_ARC_BITMAP">
            <text:p>GEDA_ARC_BITMAP</text:p>
          </table:table-cell>
          <table:table-cell table:formula="of:=[def_data.A35]" office:value-type="string" office:string-value="GEDA_BITMAP_ARC_XLARGE">
            <text:p>GEDA_BITMAP_ARC_XLARGE</text:p>
          </table:table-cell>
        </table:table-row>
        <table:table-row table:style-name="ro2">
          <table:table-cell table:number-columns-repeated="2"/>
          <table:table-cell table:formula="of:=[data.B36]&amp;&quot;_&quot;&amp;[data.C36]&amp;&quot;_BITMAP&quot;" office:value-type="string" office:string-value="GEDA_COPY_BITMAP">
            <text:p>GEDA_COPY_BITMAP</text:p>
          </table:table-cell>
          <table:table-cell table:formula="of:=[def_data.A36]" office:value-type="string" office:string-value="GEDA_BITMAP_COPY_TINY">
            <text:p>GEDA_BITMAP_COPY_TINY</text:p>
          </table:table-cell>
        </table:table-row>
        <table:table-row table:style-name="ro2">
          <table:table-cell table:number-columns-repeated="2"/>
          <table:table-cell table:formula="of:=[data.B37]&amp;&quot;_&quot;&amp;[data.C37]&amp;&quot;_BITMAP&quot;" office:value-type="string" office:string-value="GEDA_COPY_BITMAP">
            <text:p>GEDA_COPY_BITMAP</text:p>
          </table:table-cell>
          <table:table-cell table:formula="of:=[def_data.A37]" office:value-type="string" office:string-value="GEDA_BITMAP_COPY_SMALL">
            <text:p>GEDA_BITMAP_COPY_SMALL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38]&amp;&quot;_&quot;&amp;[data.C38]&amp;&quot;_BITMAP&quot;" office:value-type="string" office:string-value="GEDA_COPY_BITMAP">
            <text:p>GEDA_COPY_BITMAP</text:p>
          </table:table-cell>
          <table:table-cell table:formula="of:=[def_data.A38]" office:value-type="string" office:string-value="GEDA_BITMAP_COPY_MEDIUM">
            <text:p>GEDA_BITMAP_COPY_MEDIUM</text:p>
          </table:table-cell>
        </table:table-row>
        <table:table-row table:style-name="ro2">
          <table:table-cell table:number-columns-repeated="2"/>
          <table:table-cell table:formula="of:=[data.B39]&amp;&quot;_&quot;&amp;[data.C39]&amp;&quot;_BITMAP&quot;" office:value-type="string" office:string-value="GEDA_COPY_BITMAP">
            <text:p>GEDA_COPY_BITMAP</text:p>
          </table:table-cell>
          <table:table-cell table:formula="of:=[def_data.A39]" office:value-type="string" office:string-value="GEDA_BITMAP_COPY_LARGE">
            <text:p>GEDA_BITMAP_COPY_LARGE</text:p>
          </table:table-cell>
        </table:table-row>
        <table:table-row table:style-name="ro2">
          <table:table-cell table:number-columns-repeated="2"/>
          <table:table-cell table:formula="of:=[data.B40]&amp;&quot;_&quot;&amp;[data.C40]&amp;&quot;_BITMAP&quot;" office:value-type="string" office:string-value="GEDA_COPY_BITMAP">
            <text:p>GEDA_COPY_BITMAP</text:p>
          </table:table-cell>
          <table:table-cell table:formula="of:=[def_data.A40]" office:value-type="string" office:string-value="GEDA_BITMAP_COPY_XLARGE">
            <text:p>GEDA_BITMAP_COPY_XLARGE</text:p>
          </table:table-cell>
        </table:table-row>
        <table:table-row table:style-name="ro2">
          <table:table-cell table:number-columns-repeated="2"/>
          <table:table-cell table:formula="of:=[data.B41]&amp;&quot;_&quot;&amp;[data.C41]&amp;&quot;_BITMAP&quot;" office:value-type="string" office:string-value="GEDA_BOX_BITMAP">
            <text:p>GEDA_BOX_BITMAP</text:p>
          </table:table-cell>
          <table:table-cell table:formula="of:=[def_data.A41]" office:value-type="string" office:string-value="GEDA_BITMAP_BOX_TINY">
            <text:p>GEDA_BITMAP_BOX_TINY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42]&amp;&quot;_&quot;&amp;[data.C42]&amp;&quot;_BITMAP&quot;" office:value-type="string" office:string-value="GEDA_BOX_BITMAP">
            <text:p>GEDA_BOX_BITMAP</text:p>
          </table:table-cell>
          <table:table-cell table:formula="of:=[def_data.A42]" office:value-type="string" office:string-value="GEDA_BITMAP_BOX_SMALL">
            <text:p>GEDA_BITMAP_BOX_SMALL</text:p>
          </table:table-cell>
        </table:table-row>
        <table:table-row table:style-name="ro2">
          <table:table-cell table:number-columns-repeated="2"/>
          <table:table-cell table:formula="of:=[data.B43]&amp;&quot;_&quot;&amp;[data.C43]&amp;&quot;_BITMAP&quot;" office:value-type="string" office:string-value="GEDA_BOX_BITMAP">
            <text:p>GEDA_BOX_BITMAP</text:p>
          </table:table-cell>
          <table:table-cell table:formula="of:=[def_data.A43]" office:value-type="string" office:string-value="GEDA_BITMAP_BOX_MEDIUM">
            <text:p>GEDA_BITMAP_BOX_MEDIUM</text:p>
          </table:table-cell>
        </table:table-row>
        <table:table-row table:style-name="ro2">
          <table:table-cell table:number-columns-repeated="2"/>
          <table:table-cell table:formula="of:=[data.B44]&amp;&quot;_&quot;&amp;[data.C44]&amp;&quot;_BITMAP&quot;" office:value-type="string" office:string-value="GEDA_BOX_BITMAP">
            <text:p>GEDA_BOX_BITMAP</text:p>
          </table:table-cell>
          <table:table-cell table:formula="of:=[def_data.A44]" office:value-type="string" office:string-value="GEDA_BITMAP_BOX_LARGE">
            <text:p>GEDA_BITMAP_BOX_LARGE</text:p>
          </table:table-cell>
        </table:table-row>
        <table:table-row table:style-name="ro2">
          <table:table-cell table:number-columns-repeated="2"/>
          <table:table-cell table:formula="of:=[data.B45]&amp;&quot;_&quot;&amp;[data.C45]&amp;&quot;_BITMAP&quot;" office:value-type="string" office:string-value="GEDA_BOX_BITMAP">
            <text:p>GEDA_BOX_BITMAP</text:p>
          </table:table-cell>
          <table:table-cell table:formula="of:=[def_data.A45]" office:value-type="string" office:string-value="GEDA_BITMAP_BOX_XLARGE">
            <text:p>GEDA_BITMAP_BOX_XLARGE</text:p>
          </table:table-cell>
        </table:table-row>
        <table:table-row table:style-name="ro2">
          <table:table-cell table:style-name="ce36" table:number-columns-repeated="2"/>
          <table:table-cell table:style-name="ce36" table:formula="of:=[data.B46]&amp;&quot;_&quot;&amp;[data.C46]&amp;&quot;_BITMAP&quot;" office:value-type="string" office:string-value="GEDA_BULB_BITMAP">
            <text:p>GEDA_BULB_BITMAP</text:p>
          </table:table-cell>
          <table:table-cell table:style-name="ce40" table:formula="of:=[def_data.A46]" office:value-type="string" office:string-value="GEDA_BITMAP_BULB_OFF">
            <text:p>GEDA_BITMAP_BULB_OFF</text:p>
          </table:table-cell>
        </table:table-row>
        <table:table-row table:style-name="ro2">
          <table:table-cell table:style-name="ce36" table:number-columns-repeated="2"/>
          <table:table-cell table:style-name="ce36" table:formula="of:=[data.B47]&amp;&quot;_&quot;&amp;[data.C47]&amp;&quot;_BITMAP&quot;" office:value-type="string" office:string-value="GEDA_BULB_BITMAP">
            <text:p>GEDA_BULB_BITMAP</text:p>
          </table:table-cell>
          <table:table-cell table:style-name="ce40" table:formula="of:=[def_data.A47]" office:value-type="string" office:string-value="GEDA_BITMAP_BULB_ON">
            <text:p>GEDA_BITMAP_BULB_ON</text:p>
          </table:table-cell>
        </table:table-row>
        <table:table-row table:style-name="ro2">
          <table:table-cell table:number-columns-repeated="2"/>
          <table:table-cell table:formula="of:=[data.B48]&amp;&quot;_&quot;&amp;[data.C48]&amp;&quot;_BITMAP&quot;" office:value-type="string" office:string-value="GEDA_CIRCLE_BITMAP">
            <text:p>GEDA_CIRCLE_BITMAP</text:p>
          </table:table-cell>
          <table:table-cell table:formula="of:=[def_data.A48]" office:value-type="string" office:string-value="GEDA_BITMAP_CIRCLE_TINY">
            <text:p>GEDA_BITMAP_CIRCLE_TINY</text:p>
          </table:table-cell>
        </table:table-row>
        <table:table-row table:style-name="ro2">
          <table:table-cell table:number-columns-repeated="2"/>
          <table:table-cell table:formula="of:=[data.B49]&amp;&quot;_&quot;&amp;[data.C49]&amp;&quot;_BITMAP&quot;" office:value-type="string" office:string-value="GEDA_CIRCLE_BITMAP">
            <text:p>GEDA_CIRCLE_BITMAP</text:p>
          </table:table-cell>
          <table:table-cell table:formula="of:=[def_data.A49]" office:value-type="string" office:string-value="GEDA_BITMAP_CIRCLE_SMALL">
            <text:p>GEDA_BITMAP_CIRCLE_SMALL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50]&amp;&quot;_&quot;&amp;[data.C50]&amp;&quot;_BITMAP&quot;" office:value-type="string" office:string-value="GEDA_CIRCLE_BITMAP">
            <text:p>GEDA_CIRCLE_BITMAP</text:p>
          </table:table-cell>
          <table:table-cell table:formula="of:=[def_data.A50]" office:value-type="string" office:string-value="GEDA_BITMAP_CIRCLE_MEDIUM">
            <text:p>GEDA_BITMAP_CIRCLE_MEDIUM</text:p>
          </table:table-cell>
        </table:table-row>
        <table:table-row table:style-name="ro2">
          <table:table-cell table:number-columns-repeated="2"/>
          <table:table-cell table:formula="of:=[data.B51]&amp;&quot;_&quot;&amp;[data.C51]&amp;&quot;_BITMAP&quot;" office:value-type="string" office:string-value="GEDA_CIRCLE_BITMAP">
            <text:p>GEDA_CIRCLE_BITMAP</text:p>
          </table:table-cell>
          <table:table-cell table:formula="of:=[def_data.A51]" office:value-type="string" office:string-value="GEDA_BITMAP_CIRCLE_LARGE">
            <text:p>GEDA_BITMAP_CIRCLE_LARGE</text:p>
          </table:table-cell>
        </table:table-row>
        <table:table-row table:style-name="ro2">
          <table:table-cell table:number-columns-repeated="2"/>
          <table:table-cell table:formula="of:=[data.B52]&amp;&quot;_&quot;&amp;[data.C52]&amp;&quot;_BITMAP&quot;" office:value-type="string" office:string-value="GEDA_CIRCLE_BITMAP">
            <text:p>GEDA_CIRCLE_BITMAP</text:p>
          </table:table-cell>
          <table:table-cell table:formula="of:=[def_data.A52]" office:value-type="string" office:string-value="GEDA_BITMAP_CIRCLE_XLARGE">
            <text:p>GEDA_BITMAP_CIRCLE_XLARGE</text:p>
          </table:table-cell>
        </table:table-row>
        <table:table-row table:style-name="ro2">
          <table:table-cell table:number-columns-repeated="2"/>
          <table:table-cell table:formula="of:=[data.B53]&amp;&quot;_&quot;&amp;[data.C53]&amp;&quot;_BITMAP&quot;" office:value-type="string" office:string-value="GEDA_CIRCLES_BITMAP">
            <text:p>GEDA_CIRCLES_BITMAP</text:p>
          </table:table-cell>
          <table:table-cell table:formula="of:=[def_data.A53]" office:value-type="string" office:string-value="GEDA_BITMAP_CIRCLES_TINY">
            <text:p>GEDA_BITMAP_CIRCLES_TINY</text:p>
          </table:table-cell>
        </table:table-row>
        <table:table-row table:style-name="ro2">
          <table:table-cell table:number-columns-repeated="2"/>
          <table:table-cell table:formula="of:=[data.B54]&amp;&quot;_&quot;&amp;[data.C54]&amp;&quot;_BITMAP&quot;" office:value-type="string" office:string-value="GEDA_CIRCLES_BITMAP">
            <text:p>GEDA_CIRCLES_BITMAP</text:p>
          </table:table-cell>
          <table:table-cell table:formula="of:=[def_data.A54]" office:value-type="string" office:string-value="GEDA_BITMAP_CIRCLES_SMALL">
            <text:p>GEDA_BITMAP_CIRCLES_SMALL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55]&amp;&quot;_&quot;&amp;[data.C55]&amp;&quot;_BITMAP&quot;" office:value-type="string" office:string-value="GEDA_CIRCLES_BITMAP">
            <text:p>GEDA_CIRCLES_BITMAP</text:p>
          </table:table-cell>
          <table:table-cell table:formula="of:=[def_data.A55]" office:value-type="string" office:string-value="GEDA_BITMAP_CIRCLES_MEDIUM">
            <text:p>GEDA_BITMAP_CIRCLES_MEDIUM</text:p>
          </table:table-cell>
        </table:table-row>
        <table:table-row table:style-name="ro2">
          <table:table-cell table:number-columns-repeated="2"/>
          <table:table-cell table:formula="of:=[data.B56]&amp;&quot;_&quot;&amp;[data.C56]&amp;&quot;_BITMAP&quot;" office:value-type="string" office:string-value="GEDA_CIRCLES_BITMAP">
            <text:p>GEDA_CIRCLES_BITMAP</text:p>
          </table:table-cell>
          <table:table-cell table:formula="of:=[def_data.A56]" office:value-type="string" office:string-value="GEDA_BITMAP_CIRCLES_LARGE">
            <text:p>GEDA_BITMAP_CIRCLES_LARGE</text:p>
          </table:table-cell>
        </table:table-row>
        <table:table-row table:style-name="ro2">
          <table:table-cell table:number-columns-repeated="2"/>
          <table:table-cell table:formula="of:=[data.B57]&amp;&quot;_&quot;&amp;[data.C57]&amp;&quot;_BITMAP&quot;" office:value-type="string" office:string-value="GEDA_CIRCLES_BITMAP">
            <text:p>GEDA_CIRCLES_BITMAP</text:p>
          </table:table-cell>
          <table:table-cell table:formula="of:=[def_data.A57]" office:value-type="string" office:string-value="GEDA_BITMAP_CIRCLES_XLARGE">
            <text:p>GEDA_BITMAP_CIRCLES_XLARGE</text:p>
          </table:table-cell>
        </table:table-row>
        <table:table-row table:style-name="ro2">
          <table:table-cell table:number-columns-repeated="2"/>
          <table:table-cell table:formula="of:=[data.B58]&amp;&quot;_&quot;&amp;[data.C58]&amp;&quot;_BITMAP&quot;" office:value-type="string" office:string-value="GEDA_DEMOTE_BITMAP">
            <text:p>GEDA_DEMOTE_BITMAP</text:p>
          </table:table-cell>
          <table:table-cell table:formula="of:=[def_data.A58]" office:value-type="string" office:string-value="GEDA_BITMAP_DEMOTE_TINY">
            <text:p>GEDA_BITMAP_DEMOTE_TINY</text:p>
          </table:table-cell>
        </table:table-row>
        <table:table-row table:style-name="ro2">
          <table:table-cell table:number-columns-repeated="2"/>
          <table:table-cell table:formula="of:=[data.B59]&amp;&quot;_&quot;&amp;[data.C59]&amp;&quot;_BITMAP&quot;" office:value-type="string" office:string-value="GEDA_DEMOTE_BITMAP">
            <text:p>GEDA_DEMOTE_BITMAP</text:p>
          </table:table-cell>
          <table:table-cell table:formula="of:=[def_data.A59]" office:value-type="string" office:string-value="GEDA_BITMAP_DEMOTE_SMALL">
            <text:p>GEDA_BITMAP_DEMOTE_SMALL</text:p>
          </table:table-cell>
        </table:table-row>
        <table:table-row table:style-name="ro2">
          <table:table-cell table:number-columns-repeated="2"/>
          <table:table-cell table:formula="of:=[data.B60]&amp;&quot;_&quot;&amp;[data.C60]&amp;&quot;_BITMAP&quot;" office:value-type="string" office:string-value="GEDA_DEMOTE_BITMAP">
            <text:p>GEDA_DEMOTE_BITMAP</text:p>
          </table:table-cell>
          <table:table-cell table:formula="of:=[def_data.A60]" office:value-type="string" office:string-value="GEDA_BITMAP_DEMOTE_MEDIUM">
            <text:p>GEDA_BITMAP_DEMOTE_MEDIUM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61]&amp;&quot;_&quot;&amp;[data.C61]&amp;&quot;_BITMAP&quot;" office:value-type="string" office:string-value="GEDA_DEMOTE_BITMAP">
            <text:p>GEDA_DEMOTE_BITMAP</text:p>
          </table:table-cell>
          <table:table-cell table:formula="of:=[def_data.A61]" office:value-type="string" office:string-value="GEDA_BITMAP_DEMOTE_LARGE">
            <text:p>GEDA_BITMAP_DEMOTE_LARGE</text:p>
          </table:table-cell>
        </table:table-row>
        <table:table-row table:style-name="ro2">
          <table:table-cell table:number-columns-repeated="2"/>
          <table:table-cell table:formula="of:=[data.B62]&amp;&quot;_&quot;&amp;[data.C62]&amp;&quot;_BITMAP&quot;" office:value-type="string" office:string-value="GEDA_DEMOTE_BITMAP">
            <text:p>GEDA_DEMOTE_BITMAP</text:p>
          </table:table-cell>
          <table:table-cell table:formula="of:=[def_data.A62]" office:value-type="string" office:string-value="GEDA_BITMAP_DEMOTE_XLARGE">
            <text:p>GEDA_BITMAP_DEMOTE_XLARGE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63]&amp;&quot;_&quot;&amp;[data.C63]&amp;&quot;_BITMAP&quot;" office:value-type="string" office:string-value="GEDA_DESELECT_BITMAP">
            <text:p>GEDA_DESELECT_BITMAP</text:p>
          </table:table-cell>
          <table:table-cell table:formula="of:=[def_data.A63]" office:value-type="string" office:string-value="GEDA_BITMAP_DESELECT_TINY">
            <text:p>GEDA_BITMAP_DESELECT_TINY</text:p>
          </table:table-cell>
        </table:table-row>
        <table:table-row table:style-name="ro2">
          <table:table-cell table:number-columns-repeated="2"/>
          <table:table-cell table:formula="of:=[data.B64]&amp;&quot;_&quot;&amp;[data.C64]&amp;&quot;_BITMAP&quot;" office:value-type="string" office:string-value="GEDA_DESELECT_BITMAP">
            <text:p>GEDA_DESELECT_BITMAP</text:p>
          </table:table-cell>
          <table:table-cell table:formula="of:=[def_data.A64]" office:value-type="string" office:string-value="GEDA_BITMAP_DESELECT_SMALL">
            <text:p>GEDA_BITMAP_DESELECT_SMALL</text:p>
          </table:table-cell>
        </table:table-row>
        <table:table-row table:style-name="ro2">
          <table:table-cell table:number-columns-repeated="2"/>
          <table:table-cell table:formula="of:=[data.B65]&amp;&quot;_&quot;&amp;[data.C65]&amp;&quot;_BITMAP&quot;" office:value-type="string" office:string-value="GEDA_DESELECT_BITMAP">
            <text:p>GEDA_DESELECT_BITMAP</text:p>
          </table:table-cell>
          <table:table-cell table:formula="of:=[def_data.A65]" office:value-type="string" office:string-value="GEDA_BITMAP_DESELECT_MEDIUM">
            <text:p>GEDA_BITMAP_DESELECT_MEDIUM</text:p>
          </table:table-cell>
        </table:table-row>
        <table:table-row table:style-name="ro2">
          <table:table-cell table:number-columns-repeated="2"/>
          <table:table-cell table:formula="of:=[data.B66]&amp;&quot;_&quot;&amp;[data.C66]&amp;&quot;_BITMAP&quot;" office:value-type="string" office:string-value="GEDA_DESELECT_BITMAP">
            <text:p>GEDA_DESELECT_BITMAP</text:p>
          </table:table-cell>
          <table:table-cell table:formula="of:=[def_data.A66]" office:value-type="string" office:string-value="GEDA_BITMAP_DESELECT_LARGE">
            <text:p>GEDA_BITMAP_DESELECT_LARGE</text:p>
          </table:table-cell>
        </table:table-row>
        <table:table-row table:style-name="ro2">
          <table:table-cell table:number-columns-repeated="2"/>
          <table:table-cell table:formula="of:=[data.B67]&amp;&quot;_&quot;&amp;[data.C67]&amp;&quot;_BITMAP&quot;" office:value-type="string" office:string-value="GEDA_DESELECT_BITMAP">
            <text:p>GEDA_DESELECT_BITMAP</text:p>
          </table:table-cell>
          <table:table-cell table:formula="of:=[def_data.A67]" office:value-type="string" office:string-value="GEDA_BITMAP_DESELECT_XLARGE">
            <text:p>GEDA_BITMAP_DESELECT_XLARGE</text:p>
          </table:table-cell>
        </table:table-row>
        <table:table-row table:style-name="ro2">
          <table:table-cell table:number-columns-repeated="2"/>
          <table:table-cell table:formula="of:=[data.B68]&amp;&quot;_&quot;&amp;[data.C68]&amp;&quot;_BITMAP&quot;" office:value-type="string" office:string-value="GEDA_DISPLAY_COLOR_BITMAP">
            <text:p>GEDA_DISPLAY_COLOR_BITMAP</text:p>
          </table:table-cell>
          <table:table-cell table:formula="of:=[def_data.A68]" office:value-type="string" office:string-value="GEDA_BITMAP_DISPLAY_COLOR_TINY">
            <text:p>GEDA_BITMAP_DISPLAY_COLOR_TINY</text:p>
          </table:table-cell>
        </table:table-row>
        <table:table-row table:style-name="ro2">
          <table:table-cell table:number-columns-repeated="2"/>
          <table:table-cell table:formula="of:=[data.B69]&amp;&quot;_&quot;&amp;[data.C69]&amp;&quot;_BITMAP&quot;" office:value-type="string" office:string-value="GEDA_DISPLAY_COLOR_BITMAP">
            <text:p>GEDA_DISPLAY_COLOR_BITMAP</text:p>
          </table:table-cell>
          <table:table-cell table:formula="of:=[def_data.A69]" office:value-type="string" office:string-value="GEDA_BITMAP_DISPLAY_COLOR_SMALL">
            <text:p>GEDA_BITMAP_DISPLAY_COLOR_SMALL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70]&amp;&quot;_&quot;&amp;[data.C70]&amp;&quot;_BITMAP&quot;" office:value-type="string" office:string-value="GEDA_DISPLAY_COLOR_BITMAP">
            <text:p>GEDA_DISPLAY_COLOR_BITMAP</text:p>
          </table:table-cell>
          <table:table-cell table:formula="of:=[def_data.A70]" office:value-type="string" office:string-value="GEDA_BITMAP_DISPLAY_COLOR_MEDIUM">
            <text:p>GEDA_BITMAP_DISPLAY_COLOR_MEDIUM</text:p>
          </table:table-cell>
        </table:table-row>
        <table:table-row table:style-name="ro2">
          <table:table-cell table:number-columns-repeated="2"/>
          <table:table-cell table:formula="of:=[data.B71]&amp;&quot;_&quot;&amp;[data.C71]&amp;&quot;_BITMAP&quot;" office:value-type="string" office:string-value="GEDA_DISPLAY_COLOR_BITMAP">
            <text:p>GEDA_DISPLAY_COLOR_BITMAP</text:p>
          </table:table-cell>
          <table:table-cell table:formula="of:=[def_data.A71]" office:value-type="string" office:string-value="GEDA_BITMAP_DISPLAY_COLOR_LARGE">
            <text:p>GEDA_BITMAP_DISPLAY_COLOR_LARGE</text:p>
          </table:table-cell>
        </table:table-row>
        <table:table-row table:style-name="ro2">
          <table:table-cell table:number-columns-repeated="2"/>
          <table:table-cell table:formula="of:=[data.B72]&amp;&quot;_&quot;&amp;[data.C72]&amp;&quot;_BITMAP&quot;" office:value-type="string" office:string-value="GEDA_DISPLAY_COLOR_BITMAP">
            <text:p>GEDA_DISPLAY_COLOR_BITMAP</text:p>
          </table:table-cell>
          <table:table-cell table:formula="of:=[def_data.A72]" office:value-type="string" office:string-value="GEDA_BITMAP_DISPLAY_COLOR_XLARGE">
            <text:p>GEDA_BITMAP_DISPLAY_COLOR_XLARGE</text:p>
          </table:table-cell>
        </table:table-row>
        <table:table-row table:style-name="ro2">
          <table:table-cell table:number-columns-repeated="2"/>
          <table:table-cell table:formula="of:=[data.B73]&amp;&quot;_&quot;&amp;[data.C73]&amp;&quot;_BITMAP&quot;" office:value-type="string" office:string-value="GEDA_DISPLAY_COLOR_BITMAP">
            <text:p>GEDA_DISPLAY_COLOR_BITMAP</text:p>
          </table:table-cell>
          <table:table-cell table:formula="of:=[def_data.A73]" office:value-type="string" office:string-value="GEDA_BITMAP_DISPLAY_COLOR_JUMBO">
            <text:p>GEDA_BITMAP_DISPLAY_COLOR_JUMBO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74]&amp;&quot;_&quot;&amp;[data.C74]&amp;&quot;_BITMAP&quot;" office:value-type="string" office:string-value="GEDA_EYE_GLASSES_BITMAP">
            <text:p>GEDA_EYE_GLASSES_BITMAP</text:p>
          </table:table-cell>
          <table:table-cell table:formula="of:=[def_data.A74]" office:value-type="string" office:string-value="GEDA_BITMAP_EYE_GLASSES_MEDIUM">
            <text:p>GEDA_BITMAP_EYE_GLASSES_MEDIUM</text:p>
          </table:table-cell>
        </table:table-row>
        <table:table-row table:style-name="ro2">
          <table:table-cell table:number-columns-repeated="2"/>
          <table:table-cell table:formula="of:=[data.B75]&amp;&quot;_&quot;&amp;[data.C75]&amp;&quot;_BITMAP&quot;" office:value-type="string" office:string-value="GEDA_EYE_GLASSES_BITMAP">
            <text:p>GEDA_EYE_GLASSES_BITMAP</text:p>
          </table:table-cell>
          <table:table-cell table:formula="of:=[def_data.A75]" office:value-type="string" office:string-value="GEDA_BITMAP_EYE_GLASSES_LARGE">
            <text:p>GEDA_BITMAP_EYE_GLASSES_LARGE</text:p>
          </table:table-cell>
        </table:table-row>
        <table:table-row table:style-name="ro2">
          <table:table-cell table:number-columns-repeated="2"/>
          <table:table-cell table:formula="of:=[data.B76]&amp;&quot;_&quot;&amp;[data.C76]&amp;&quot;_BITMAP&quot;" office:value-type="string" office:string-value="GEDA_EYE_GLASSES_BITMAP">
            <text:p>GEDA_EYE_GLASSES_BITMAP</text:p>
          </table:table-cell>
          <table:table-cell table:formula="of:=[def_data.A76]" office:value-type="string" office:string-value="GEDA_BITMAP_EYE_GLASSES_XLARGE">
            <text:p>GEDA_BITMAP_EYE_GLASSES_XLARGE</text:p>
          </table:table-cell>
        </table:table-row>
        <table:table-row table:style-name="ro2">
          <table:table-cell table:number-columns-repeated="2"/>
          <table:table-cell table:formula="of:=[data.B77]&amp;&quot;_&quot;&amp;[data.C77]&amp;&quot;_BITMAP&quot;" office:value-type="string" office:string-value="GEDA_FILM_ROLL_BITMAP">
            <text:p>GEDA_FILM_ROLL_BITMAP</text:p>
          </table:table-cell>
          <table:table-cell table:formula="of:=[def_data.A77]" office:value-type="string" office:string-value="GEDA_BITMAP_FILM_ROLL_JUMBO">
            <text:p>GEDA_BITMAP_FILM_ROLL_JUMBO</text:p>
          </table:table-cell>
        </table:table-row>
        <table:table-row table:style-name="ro2">
          <table:table-cell table:number-columns-repeated="2"/>
          <table:table-cell table:formula="of:=[data.B78]&amp;&quot;_&quot;&amp;[data.C78]&amp;&quot;_BITMAP&quot;" office:value-type="string" office:string-value="GEDA_FILM_ROLL_BITMAP">
            <text:p>GEDA_FILM_ROLL_BITMAP</text:p>
          </table:table-cell>
          <table:table-cell table:formula="of:=[def_data.A78]" office:value-type="string" office:string-value="GEDA_BITMAP_FILM_ROLL_SMALL">
            <text:p>GEDA_BITMAP_FILM_ROLL_SMALL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79]&amp;&quot;_&quot;&amp;[data.C79]&amp;&quot;_BITMAP&quot;" office:value-type="string" office:string-value="GEDA_FILM_ROLL_BITMAP">
            <text:p>GEDA_FILM_ROLL_BITMAP</text:p>
          </table:table-cell>
          <table:table-cell table:formula="of:=[def_data.A79]" office:value-type="string" office:string-value="GEDA_BITMAP_FILM_ROLL_MEDIUM">
            <text:p>GEDA_BITMAP_FILM_ROLL_MEDIUM</text:p>
          </table:table-cell>
        </table:table-row>
        <table:table-row table:style-name="ro2">
          <table:table-cell table:number-columns-repeated="2"/>
          <table:table-cell table:formula="of:=[data.B80]&amp;&quot;_&quot;&amp;[data.C80]&amp;&quot;_BITMAP&quot;" office:value-type="string" office:string-value="GEDA_FILM_ROLL_BITMAP">
            <text:p>GEDA_FILM_ROLL_BITMAP</text:p>
          </table:table-cell>
          <table:table-cell table:formula="of:=[def_data.A80]" office:value-type="string" office:string-value="GEDA_BITMAP_FILM_ROLL_LARGE">
            <text:p>GEDA_BITMAP_FILM_ROLL_LARGE</text:p>
          </table:table-cell>
        </table:table-row>
        <table:table-row table:style-name="ro2">
          <table:table-cell table:number-columns-repeated="2"/>
          <table:table-cell table:formula="of:=[data.B81]&amp;&quot;_&quot;&amp;[data.C81]&amp;&quot;_BITMAP&quot;" office:value-type="string" office:string-value="GEDA_FILM_ROLL_BITMAP">
            <text:p>GEDA_FILM_ROLL_BITMAP</text:p>
          </table:table-cell>
          <table:table-cell table:formula="of:=[def_data.A81]" office:value-type="string" office:string-value="GEDA_BITMAP_FILM_ROLL_XLARGE">
            <text:p>GEDA_BITMAP_FILM_ROLL_XLARGE</text:p>
          </table:table-cell>
        </table:table-row>
        <table:table-row table:style-name="ro2">
          <table:table-cell table:number-columns-repeated="2"/>
          <table:table-cell table:formula="of:=[data.B82]&amp;&quot;_&quot;&amp;[data.C82]&amp;&quot;_BITMAP&quot;" office:value-type="string" office:string-value="GEDA_FIND_BITMAP">
            <text:p>GEDA_FIND_BITMAP</text:p>
          </table:table-cell>
          <table:table-cell table:formula="of:=[def_data.A82]" office:value-type="string" office:string-value="GEDA_BITMAP_FIND_JUMBO">
            <text:p>GEDA_BITMAP_FIND_JUMBO</text:p>
          </table:table-cell>
        </table:table-row>
        <table:table-row table:style-name="ro2">
          <table:table-cell table:number-columns-repeated="2"/>
          <table:table-cell table:formula="of:=[data.B83]&amp;&quot;_&quot;&amp;[data.C83]&amp;&quot;_BITMAP&quot;" office:value-type="string" office:string-value="GEDA_FIND_BITMAP">
            <text:p>GEDA_FIND_BITMAP</text:p>
          </table:table-cell>
          <table:table-cell table:formula="of:=[def_data.A83]" office:value-type="string" office:string-value="GEDA_BITMAP_FIND_MINI">
            <text:p>GEDA_BITMAP_FIND_MINI</text:p>
          </table:table-cell>
        </table:table-row>
        <table:table-row table:style-name="ro2">
          <table:table-cell table:number-columns-repeated="2"/>
          <table:table-cell table:formula="of:=[data.B84]&amp;&quot;_&quot;&amp;[data.C84]&amp;&quot;_BITMAP&quot;" office:value-type="string" office:string-value="GEDA_FIND_BITMAP">
            <text:p>GEDA_FIND_BITMAP</text:p>
          </table:table-cell>
          <table:table-cell table:formula="of:=[def_data.A84]" office:value-type="string" office:string-value="GEDA_BITMAP_FIND_TINY">
            <text:p>GEDA_BITMAP_FIND_TINY</text:p>
          </table:table-cell>
        </table:table-row>
        <table:table-row table:style-name="ro2">
          <table:table-cell table:number-columns-repeated="2"/>
          <table:table-cell table:formula="of:=[data.B85]&amp;&quot;_&quot;&amp;[data.C85]&amp;&quot;_BITMAP&quot;" office:value-type="string" office:string-value="GEDA_FIND_BITMAP">
            <text:p>GEDA_FIND_BITMAP</text:p>
          </table:table-cell>
          <table:table-cell table:formula="of:=[def_data.A85]" office:value-type="string" office:string-value="GEDA_BITMAP_FIND_SMALL">
            <text:p>GEDA_BITMAP_FIND_SMALL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86]&amp;&quot;_&quot;&amp;[data.C86]&amp;&quot;_BITMAP&quot;" office:value-type="string" office:string-value="GEDA_FIND_BITMAP">
            <text:p>GEDA_FIND_BITMAP</text:p>
          </table:table-cell>
          <table:table-cell table:formula="of:=[def_data.A86]" office:value-type="string" office:string-value="GEDA_BITMAP_FIND_MEDIUM">
            <text:p>GEDA_BITMAP_FIND_MEDIUM</text:p>
          </table:table-cell>
        </table:table-row>
        <table:table-row table:style-name="ro2">
          <table:table-cell table:number-columns-repeated="2"/>
          <table:table-cell table:formula="of:=[data.B87]&amp;&quot;_&quot;&amp;[data.C87]&amp;&quot;_BITMAP&quot;" office:value-type="string" office:string-value="GEDA_FIND_BITMAP">
            <text:p>GEDA_FIND_BITMAP</text:p>
          </table:table-cell>
          <table:table-cell table:formula="of:=[def_data.A87]" office:value-type="string" office:string-value="GEDA_BITMAP_FIND_LARGE">
            <text:p>GEDA_BITMAP_FIND_LARGE</text:p>
          </table:table-cell>
        </table:table-row>
        <table:table-row table:style-name="ro2">
          <table:table-cell table:number-columns-repeated="2"/>
          <table:table-cell table:formula="of:=[data.B88]&amp;&quot;_&quot;&amp;[data.C88]&amp;&quot;_BITMAP&quot;" office:value-type="string" office:string-value="GEDA_FIND_BITMAP">
            <text:p>GEDA_FIND_BITMAP</text:p>
          </table:table-cell>
          <table:table-cell table:formula="of:=[def_data.A88]" office:value-type="string" office:string-value="GEDA_BITMAP_FIND_XLARGE">
            <text:p>GEDA_BITMAP_FIND_XLARGE</text:p>
          </table:table-cell>
        </table:table-row>
        <table:table-row table:style-name="ro2">
          <table:table-cell table:number-columns-repeated="2"/>
          <table:table-cell table:formula="of:=[data.B89]&amp;&quot;_&quot;&amp;[data.C89]&amp;&quot;_BITMAP&quot;" office:value-type="string" office:string-value="GEDA_FIND_BITMAP">
            <text:p>GEDA_FIND_BITMAP</text:p>
          </table:table-cell>
          <table:table-cell table:formula="of:=[def_data.A89]" office:value-type="string" office:string-value="GEDA_BITMAP_FIND_XXLARGE">
            <text:p>GEDA_BITMAP_FIND_XXLARGE</text:p>
          </table:table-cell>
        </table:table-row>
        <table:table-row table:style-name="ro2">
          <table:table-cell table:number-columns-repeated="2"/>
          <table:table-cell table:formula="of:=[data.B90]&amp;&quot;_&quot;&amp;[data.C90]&amp;&quot;_BITMAP&quot;" office:value-type="string" office:string-value="GEDA_FIND_BITMAP">
            <text:p>GEDA_FIND_BITMAP</text:p>
          </table:table-cell>
          <table:table-cell table:formula="of:=[def_data.A90]" office:value-type="string" office:string-value="GEDA_BITMAP_FIND_XXXLARGE">
            <text:p>GEDA_BITMAP_FIND_XXXLARGE</text:p>
          </table:table-cell>
        </table:table-row>
        <table:table-row table:style-name="ro2">
          <table:table-cell table:number-columns-repeated="2"/>
          <table:table-cell table:formula="of:=[data.B91]&amp;&quot;_&quot;&amp;[data.C91]&amp;&quot;_BITMAP&quot;" office:value-type="string" office:string-value="GEDA_FIND_BITMAP">
            <text:p>GEDA_FIND_BITMAP</text:p>
          </table:table-cell>
          <table:table-cell table:formula="of:=[def_data.A91]" office:value-type="string" office:string-value="GEDA_BITMAP_FIND_HUGE">
            <text:p>GEDA_BITMAP_FIND_HUGE</text:p>
          </table:table-cell>
        </table:table-row>
        <table:table-row table:style-name="ro2">
          <table:table-cell table:number-columns-repeated="2"/>
          <table:table-cell table:formula="of:=[data.B92]&amp;&quot;_&quot;&amp;[data.C92]&amp;&quot;_BITMAP&quot;" office:value-type="string" office:string-value="GEDA_FIND_BITMAP">
            <text:p>GEDA_FIND_BITMAP</text:p>
          </table:table-cell>
          <table:table-cell table:formula="of:=[def_data.A92]" office:value-type="string" office:string-value="GEDA_BITMAP_FIND_XHUGE">
            <text:p>GEDA_BITMAP_FIND_XHUGE</text:p>
          </table:table-cell>
        </table:table-row>
        <table:table-row table:style-name="ro2">
          <table:table-cell table:number-columns-repeated="2"/>
          <table:table-cell table:formula="of:=[data.B93]&amp;&quot;_&quot;&amp;[data.C93]&amp;&quot;_BITMAP&quot;" office:value-type="string" office:string-value="GEDA_FIND_REPLACE_BITMAP">
            <text:p>GEDA_FIND_REPLACE_BITMAP</text:p>
          </table:table-cell>
          <table:table-cell table:formula="of:=[def_data.A93]" office:value-type="string" office:string-value="GEDA_BITMAP_FIND_REPLACE_JUMBO">
            <text:p>GEDA_BITMAP_FIND_REPLACE_JUMBO</text:p>
          </table:table-cell>
        </table:table-row>
        <table:table-row table:style-name="ro2">
          <table:table-cell table:number-columns-repeated="2"/>
          <table:table-cell table:formula="of:=[data.B94]&amp;&quot;_&quot;&amp;[data.C94]&amp;&quot;_BITMAP&quot;" office:value-type="string" office:string-value="GEDA_FIND_REPLACE_BITMAP">
            <text:p>GEDA_FIND_REPLACE_BITMAP</text:p>
          </table:table-cell>
          <table:table-cell table:formula="of:=[def_data.A94]" office:value-type="string" office:string-value="GEDA_BITMAP_FIND_REPLACE_MINI">
            <text:p>GEDA_BITMAP_FIND_REPLACE_MINI</text:p>
          </table:table-cell>
        </table:table-row>
        <table:table-row table:style-name="ro2">
          <table:table-cell table:number-columns-repeated="2"/>
          <table:table-cell table:formula="of:=[data.B95]&amp;&quot;_&quot;&amp;[data.C95]&amp;&quot;_BITMAP&quot;" office:value-type="string" office:string-value="GEDA_FIND_REPLACE_BITMAP">
            <text:p>GEDA_FIND_REPLACE_BITMAP</text:p>
          </table:table-cell>
          <table:table-cell table:formula="of:=[def_data.A95]" office:value-type="string" office:string-value="GEDA_BITMAP_FIND_REPLACE_TINY">
            <text:p>GEDA_BITMAP_FIND_REPLACE_TINY</text:p>
          </table:table-cell>
        </table:table-row>
        <table:table-row table:style-name="ro2">
          <table:table-cell table:number-columns-repeated="2"/>
          <table:table-cell table:formula="of:=[data.B96]&amp;&quot;_&quot;&amp;[data.C96]&amp;&quot;_BITMAP&quot;" office:value-type="string" office:string-value="GEDA_FIND_REPLACE_BITMAP">
            <text:p>GEDA_FIND_REPLACE_BITMAP</text:p>
          </table:table-cell>
          <table:table-cell table:formula="of:=[def_data.A96]" office:value-type="string" office:string-value="GEDA_BITMAP_FIND_REPLACE_SMALL">
            <text:p>GEDA_BITMAP_FIND_REPLACE_SMALL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97]&amp;&quot;_&quot;&amp;[data.C97]&amp;&quot;_BITMAP&quot;" office:value-type="string" office:string-value="GEDA_FIND_REPLACE_BITMAP">
            <text:p>GEDA_FIND_REPLACE_BITMAP</text:p>
          </table:table-cell>
          <table:table-cell table:formula="of:=[def_data.A97]" office:value-type="string" office:string-value="GEDA_BITMAP_FIND_REPLACE_MEDIUM">
            <text:p>GEDA_BITMAP_FIND_REPLACE_MEDIUM</text:p>
          </table:table-cell>
        </table:table-row>
        <table:table-row table:style-name="ro2">
          <table:table-cell table:number-columns-repeated="2"/>
          <table:table-cell table:formula="of:=[data.B98]&amp;&quot;_&quot;&amp;[data.C98]&amp;&quot;_BITMAP&quot;" office:value-type="string" office:string-value="GEDA_FIND_REPLACE_BITMAP">
            <text:p>GEDA_FIND_REPLACE_BITMAP</text:p>
          </table:table-cell>
          <table:table-cell table:formula="of:=[def_data.A98]" office:value-type="string" office:string-value="GEDA_BITMAP_FIND_REPLACE_LARGE">
            <text:p>GEDA_BITMAP_FIND_REPLACE_LARGE</text:p>
          </table:table-cell>
        </table:table-row>
        <table:table-row table:style-name="ro2">
          <table:table-cell table:number-columns-repeated="2"/>
          <table:table-cell table:formula="of:=[data.B99]&amp;&quot;_&quot;&amp;[data.C99]&amp;&quot;_BITMAP&quot;" office:value-type="string" office:string-value="GEDA_FIND_REPLACE_BITMAP">
            <text:p>GEDA_FIND_REPLACE_BITMAP</text:p>
          </table:table-cell>
          <table:table-cell table:formula="of:=[def_data.A99]" office:value-type="string" office:string-value="GEDA_BITMAP_FIND_REPLACE_XLARGE">
            <text:p>GEDA_BITMAP_FIND_REPLACE_XLARGE</text:p>
          </table:table-cell>
        </table:table-row>
        <table:table-row table:style-name="ro2">
          <table:table-cell table:number-columns-repeated="2"/>
          <table:table-cell table:formula="of:=[data.B100]&amp;&quot;_&quot;&amp;[data.C100]&amp;&quot;_BITMAP&quot;" office:value-type="string" office:string-value="GEDA_FIND_REPLACE_BITMAP">
            <text:p>GEDA_FIND_REPLACE_BITMAP</text:p>
          </table:table-cell>
          <table:table-cell table:formula="of:=[def_data.A100]" office:value-type="string" office:string-value="GEDA_BITMAP_FIND_REPLACE_XXLARGE">
            <text:p>GEDA_BITMAP_FIND_REPLACE_XXLARGE</text:p>
          </table:table-cell>
        </table:table-row>
        <table:table-row table:style-name="ro2">
          <table:table-cell table:number-columns-repeated="2"/>
          <table:table-cell table:formula="of:=[data.B101]&amp;&quot;_&quot;&amp;[data.C101]&amp;&quot;_BITMAP&quot;" office:value-type="string" office:string-value="GEDA_FIND_REPLACE_BITMAP">
            <text:p>GEDA_FIND_REPLACE_BITMAP</text:p>
          </table:table-cell>
          <table:table-cell table:formula="of:=[def_data.A101]" office:value-type="string" office:string-value="GEDA_BITMAP_FIND_REPLACE_XXXLARGE">
            <text:p>GEDA_BITMAP_FIND_REPLACE_XXXLARGE</text:p>
          </table:table-cell>
        </table:table-row>
        <table:table-row table:style-name="ro2">
          <table:table-cell table:number-columns-repeated="2"/>
          <table:table-cell table:formula="of:=[data.B102]&amp;&quot;_&quot;&amp;[data.C102]&amp;&quot;_BITMAP&quot;" office:value-type="string" office:string-value="GEDA_FIND_REPLACE_BITMAP">
            <text:p>GEDA_FIND_REPLACE_BITMAP</text:p>
          </table:table-cell>
          <table:table-cell table:formula="of:=[def_data.A102]" office:value-type="string" office:string-value="GEDA_BITMAP_FIND_REPLACE_HUGE">
            <text:p>GEDA_BITMAP_FIND_REPLACE_HUGE</text:p>
          </table:table-cell>
        </table:table-row>
        <table:table-row table:style-name="ro2">
          <table:table-cell table:number-columns-repeated="2"/>
          <table:table-cell table:formula="of:=[data.B103]&amp;&quot;_&quot;&amp;[data.C103]&amp;&quot;_BITMAP&quot;" office:value-type="string" office:string-value="GEDA_FIND_REPLACE_BITMAP">
            <text:p>GEDA_FIND_REPLACE_BITMAP</text:p>
          </table:table-cell>
          <table:table-cell table:formula="of:=[def_data.A103]" office:value-type="string" office:string-value="GEDA_BITMAP_FIND_REPLACE_XHUGE">
            <text:p>GEDA_BITMAP_FIND_REPLACE_XHUGE</text:p>
          </table:table-cell>
        </table:table-row>
        <table:table-row table:style-name="ro2">
          <table:table-cell table:number-columns-repeated="2"/>
          <table:table-cell table:formula="of:=[data.B104]&amp;&quot;_&quot;&amp;[data.C104]&amp;&quot;_BITMAP&quot;" office:value-type="string" office:string-value="GEDA_FIND_ATTRIBUTE_BITMAP">
            <text:p>GEDA_FIND_ATTRIBUTE_BITMAP</text:p>
          </table:table-cell>
          <table:table-cell table:formula="of:=[def_data.A104]" office:value-type="string" office:string-value="GEDA_BITMAP_FIND_ATTRIBUTE_TINY">
            <text:p>GEDA_BITMAP_FIND_ATTRIBUTE_TINY</text:p>
          </table:table-cell>
        </table:table-row>
        <table:table-row table:style-name="ro2">
          <table:table-cell table:number-columns-repeated="2"/>
          <table:table-cell table:formula="of:=[data.B105]&amp;&quot;_&quot;&amp;[data.C105]&amp;&quot;_BITMAP&quot;" office:value-type="string" office:string-value="GEDA_FIND_ATTRIBUTE_BITMAP">
            <text:p>GEDA_FIND_ATTRIBUTE_BITMAP</text:p>
          </table:table-cell>
          <table:table-cell table:formula="of:=[def_data.A105]" office:value-type="string" office:string-value="GEDA_BITMAP_FIND_ATTRIBUTE_SMALL">
            <text:p>GEDA_BITMAP_FIND_ATTRIBUTE_SMALL</text:p>
          </table:table-cell>
        </table:table-row>
        <table:table-row table:style-name="ro2">
          <table:table-cell table:number-columns-repeated="2"/>
          <table:table-cell table:formula="of:=[data.B106]&amp;&quot;_&quot;&amp;[data.C106]&amp;&quot;_BITMAP&quot;" office:value-type="string" office:string-value="GEDA_FIND_ATTRIBUTE_BITMAP">
            <text:p>GEDA_FIND_ATTRIBUTE_BITMAP</text:p>
          </table:table-cell>
          <table:table-cell table:formula="of:=[def_data.A106]" office:value-type="string" office:string-value="GEDA_BITMAP_FIND_ATTRIBUTE_MEDIUM">
            <text:p>GEDA_BITMAP_FIND_ATTRIBUTE_MEDIUM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107]&amp;&quot;_&quot;&amp;[data.C107]&amp;&quot;_BITMAP&quot;" office:value-type="string" office:string-value="GEDA_FIND_ATTRIBUTE_BITMAP">
            <text:p>GEDA_FIND_ATTRIBUTE_BITMAP</text:p>
          </table:table-cell>
          <table:table-cell table:formula="of:=[def_data.A107]" office:value-type="string" office:string-value="GEDA_BITMAP_FIND_ATTRIBUTE_LARGE">
            <text:p>GEDA_BITMAP_FIND_ATTRIBUTE_LARGE</text:p>
          </table:table-cell>
        </table:table-row>
        <table:table-row table:style-name="ro2">
          <table:table-cell table:number-columns-repeated="2"/>
          <table:table-cell table:formula="of:=[data.B108]&amp;&quot;_&quot;&amp;[data.C108]&amp;&quot;_BITMAP&quot;" office:value-type="string" office:string-value="GEDA_FIND_ATTRIBUTE_BITMAP">
            <text:p>GEDA_FIND_ATTRIBUTE_BITMAP</text:p>
          </table:table-cell>
          <table:table-cell table:formula="of:=[def_data.A108]" office:value-type="string" office:string-value="GEDA_BITMAP_FIND_ATTRIBUTE_XLARGE">
            <text:p>GEDA_BITMAP_FIND_ATTRIBUTE_XLARGE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109]&amp;&quot;_&quot;&amp;[data.C109]&amp;&quot;_BITMAP&quot;" office:value-type="string" office:string-value="GEDA_LINE_BITMAP">
            <text:p>GEDA_LINE_BITMAP</text:p>
          </table:table-cell>
          <table:table-cell table:formula="of:=[def_data.A109]" office:value-type="string" office:string-value="GEDA_BITMAP_LINE_TINY">
            <text:p>GEDA_BITMAP_LINE_TINY</text:p>
          </table:table-cell>
        </table:table-row>
        <table:table-row table:style-name="ro2">
          <table:table-cell table:number-columns-repeated="2"/>
          <table:table-cell table:formula="of:=[data.B110]&amp;&quot;_&quot;&amp;[data.C110]&amp;&quot;_BITMAP&quot;" office:value-type="string" office:string-value="GEDA_LINE_BITMAP">
            <text:p>GEDA_LINE_BITMAP</text:p>
          </table:table-cell>
          <table:table-cell table:formula="of:=[def_data.A110]" office:value-type="string" office:string-value="GEDA_BITMAP_LINE_SMALL">
            <text:p>GEDA_BITMAP_LINE_SMALL</text:p>
          </table:table-cell>
        </table:table-row>
        <table:table-row table:style-name="ro2">
          <table:table-cell table:number-columns-repeated="2"/>
          <table:table-cell table:formula="of:=[data.B111]&amp;&quot;_&quot;&amp;[data.C111]&amp;&quot;_BITMAP&quot;" office:value-type="string" office:string-value="GEDA_LINE_BITMAP">
            <text:p>GEDA_LINE_BITMAP</text:p>
          </table:table-cell>
          <table:table-cell table:formula="of:=[def_data.A111]" office:value-type="string" office:string-value="GEDA_BITMAP_LINE_MEDIUM">
            <text:p>GEDA_BITMAP_LINE_MEDIUM</text:p>
          </table:table-cell>
        </table:table-row>
        <table:table-row table:style-name="ro2">
          <table:table-cell table:number-columns-repeated="2"/>
          <table:table-cell table:formula="of:=[data.B112]&amp;&quot;_&quot;&amp;[data.C112]&amp;&quot;_BITMAP&quot;" office:value-type="string" office:string-value="GEDA_LINE_BITMAP">
            <text:p>GEDA_LINE_BITMAP</text:p>
          </table:table-cell>
          <table:table-cell table:formula="of:=[def_data.A112]" office:value-type="string" office:string-value="GEDA_BITMAP_LINE_LARGE">
            <text:p>GEDA_BITMAP_LINE_LARGE</text:p>
          </table:table-cell>
        </table:table-row>
        <table:table-row table:style-name="ro2">
          <table:table-cell table:number-columns-repeated="2"/>
          <table:table-cell table:formula="of:=[data.B113]&amp;&quot;_&quot;&amp;[data.C113]&amp;&quot;_BITMAP&quot;" office:value-type="string" office:string-value="GEDA_LINE_BITMAP">
            <text:p>GEDA_LINE_BITMAP</text:p>
          </table:table-cell>
          <table:table-cell table:formula="of:=[def_data.A113]" office:value-type="string" office:string-value="GEDA_BITMAP_LINE_XLARGE">
            <text:p>GEDA_BITMAP_LINE_XLARGE</text:p>
          </table:table-cell>
        </table:table-row>
        <table:table-row table:style-name="ro2">
          <table:table-cell table:number-columns-repeated="2"/>
          <table:table-cell table:formula="of:=[data.B114]&amp;&quot;_&quot;&amp;[data.C114]&amp;&quot;_BITMAP&quot;" office:value-type="string" office:string-value="GEDA_LINE_TYPE_BITMAP">
            <text:p>GEDA_LINE_TYPE_BITMAP</text:p>
          </table:table-cell>
          <table:table-cell table:formula="of:=[def_data.A114]" office:value-type="string" office:string-value="GEDA_BITMAP_LINE_TYPE_TINY">
            <text:p>GEDA_BITMAP_LINE_TYPE_TINY</text:p>
          </table:table-cell>
        </table:table-row>
        <table:table-row table:style-name="ro2">
          <table:table-cell table:number-columns-repeated="2"/>
          <table:table-cell table:formula="of:=[data.B115]&amp;&quot;_&quot;&amp;[data.C115]&amp;&quot;_BITMAP&quot;" office:value-type="string" office:string-value="GEDA_LINE_TYPE_BITMAP">
            <text:p>GEDA_LINE_TYPE_BITMAP</text:p>
          </table:table-cell>
          <table:table-cell table:formula="of:=[def_data.A115]" office:value-type="string" office:string-value="GEDA_BITMAP_LINE_TYPE_SMALL">
            <text:p>GEDA_BITMAP_LINE_TYPE_SMALL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116]&amp;&quot;_&quot;&amp;[data.C116]&amp;&quot;_BITMAP&quot;" office:value-type="string" office:string-value="GEDA_LINE_TYPE_BITMAP">
            <text:p>GEDA_LINE_TYPE_BITMAP</text:p>
          </table:table-cell>
          <table:table-cell table:formula="of:=[def_data.A116]" office:value-type="string" office:string-value="GEDA_BITMAP_LINE_TYPE_MEDIUM">
            <text:p>GEDA_BITMAP_LINE_TYPE_MEDIUM</text:p>
          </table:table-cell>
        </table:table-row>
        <table:table-row table:style-name="ro2">
          <table:table-cell table:number-columns-repeated="2"/>
          <table:table-cell table:formula="of:=[data.B117]&amp;&quot;_&quot;&amp;[data.C117]&amp;&quot;_BITMAP&quot;" office:value-type="string" office:string-value="GEDA_LINE_TYPE_BITMAP">
            <text:p>GEDA_LINE_TYPE_BITMAP</text:p>
          </table:table-cell>
          <table:table-cell table:formula="of:=[def_data.A117]" office:value-type="string" office:string-value="GEDA_BITMAP_LINE_TYPE_LARGE">
            <text:p>GEDA_BITMAP_LINE_TYPE_LARGE</text:p>
          </table:table-cell>
        </table:table-row>
        <table:table-row table:style-name="ro2">
          <table:table-cell table:number-columns-repeated="2"/>
          <table:table-cell table:formula="of:=[data.B118]&amp;&quot;_&quot;&amp;[data.C118]&amp;&quot;_BITMAP&quot;" office:value-type="string" office:string-value="GEDA_LINE_TYPE_BITMAP">
            <text:p>GEDA_LINE_TYPE_BITMAP</text:p>
          </table:table-cell>
          <table:table-cell table:formula="of:=[def_data.A118]" office:value-type="string" office:string-value="GEDA_BITMAP_LINE_TYPE_XLARGE">
            <text:p>GEDA_BITMAP_LINE_TYPE_XLARGE</text:p>
          </table:table-cell>
        </table:table-row>
        <table:table-row table:style-name="ro2">
          <table:table-cell table:number-columns-repeated="2"/>
          <table:table-cell table:formula="of:=[data.B119]&amp;&quot;_&quot;&amp;[data.C119]&amp;&quot;_BITMAP&quot;" office:value-type="string" office:string-value="GEDA_LOCATE_REFERENCE_BITMAP">
            <text:p>GEDA_LOCATE_REFERENCE_BITMAP</text:p>
          </table:table-cell>
          <table:table-cell table:formula="of:=[def_data.A119]" office:value-type="string" office:string-value="GEDA_BITMAP_LOCATE_REFERENCE_TINY">
            <text:p>GEDA_BITMAP_LOCATE_REFERENCE_TINY</text:p>
          </table:table-cell>
        </table:table-row>
        <table:table-row table:style-name="ro2">
          <table:table-cell table:number-columns-repeated="2"/>
          <table:table-cell table:formula="of:=[data.B120]&amp;&quot;_&quot;&amp;[data.C120]&amp;&quot;_BITMAP&quot;" office:value-type="string" office:string-value="GEDA_LOCATE_REFERENCE_BITMAP">
            <text:p>GEDA_LOCATE_REFERENCE_BITMAP</text:p>
          </table:table-cell>
          <table:table-cell table:formula="of:=[def_data.A120]" office:value-type="string" office:string-value="GEDA_BITMAP_LOCATE_REFERENCE_SMALL">
            <text:p>GEDA_BITMAP_LOCATE_REFERENCE_SMALL</text:p>
          </table:table-cell>
        </table:table-row>
        <table:table-row table:style-name="ro2">
          <table:table-cell table:number-columns-repeated="2"/>
          <table:table-cell table:formula="of:=[data.B121]&amp;&quot;_&quot;&amp;[data.C121]&amp;&quot;_BITMAP&quot;" office:value-type="string" office:string-value="GEDA_LOCATE_REFERENCE_BITMAP">
            <text:p>GEDA_LOCATE_REFERENCE_BITMAP</text:p>
          </table:table-cell>
          <table:table-cell table:formula="of:=[def_data.A121]" office:value-type="string" office:string-value="GEDA_BITMAP_LOCATE_REFERENCE_MEDIUM">
            <text:p>GEDA_BITMAP_LOCATE_REFERENCE_MEDIUM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122]&amp;&quot;_&quot;&amp;[data.C122]&amp;&quot;_BITMAP&quot;" office:value-type="string" office:string-value="GEDA_LOCATE_REFERENCE_BITMAP">
            <text:p>GEDA_LOCATE_REFERENCE_BITMAP</text:p>
          </table:table-cell>
          <table:table-cell table:formula="of:=[def_data.A122]" office:value-type="string" office:string-value="GEDA_BITMAP_LOCATE_REFERENCE_LARGE">
            <text:p>GEDA_BITMAP_LOCATE_REFERENCE_LARGE</text:p>
          </table:table-cell>
        </table:table-row>
        <table:table-row table:style-name="ro2">
          <table:table-cell table:number-columns-repeated="2"/>
          <table:table-cell table:formula="of:=[data.B123]&amp;&quot;_&quot;&amp;[data.C123]&amp;&quot;_BITMAP&quot;" office:value-type="string" office:string-value="GEDA_LOCATE_REFERENCE_BITMAP">
            <text:p>GEDA_LOCATE_REFERENCE_BITMAP</text:p>
          </table:table-cell>
          <table:table-cell table:formula="of:=[def_data.A123]" office:value-type="string" office:string-value="GEDA_BITMAP_LOCATE_REFERENCE_XLARGE">
            <text:p>GEDA_BITMAP_LOCATE_REFERENCE_XLARGE</text:p>
          </table:table-cell>
        </table:table-row>
        <table:table-row table:style-name="ro2">
          <table:table-cell table:number-columns-repeated="2"/>
          <table:table-cell table:formula="of:=[data.B124]&amp;&quot;_&quot;&amp;[data.C124]&amp;&quot;_BITMAP&quot;" office:value-type="string" office:string-value="GEDA_LOCK_BITMAP">
            <text:p>GEDA_LOCK_BITMAP</text:p>
          </table:table-cell>
          <table:table-cell table:formula="of:=[def_data.A124]" office:value-type="string" office:string-value="GEDA_BITMAP_LOCK_TINY">
            <text:p>GEDA_BITMAP_LOCK_TINY</text:p>
          </table:table-cell>
        </table:table-row>
        <table:table-row table:style-name="ro2">
          <table:table-cell table:number-columns-repeated="2"/>
          <table:table-cell table:formula="of:=[data.B125]&amp;&quot;_&quot;&amp;[data.C125]&amp;&quot;_BITMAP&quot;" office:value-type="string" office:string-value="GEDA_LOCK_BITMAP">
            <text:p>GEDA_LOCK_BITMAP</text:p>
          </table:table-cell>
          <table:table-cell table:formula="of:=[def_data.A125]" office:value-type="string" office:string-value="GEDA_BITMAP_LOCK_SMALL">
            <text:p>GEDA_BITMAP_LOCK_SMALL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126]&amp;&quot;_&quot;&amp;[data.C126]&amp;&quot;_BITMAP&quot;" office:value-type="string" office:string-value="GEDA_LOCK_BITMAP">
            <text:p>GEDA_LOCK_BITMAP</text:p>
          </table:table-cell>
          <table:table-cell table:formula="of:=[def_data.A126]" office:value-type="string" office:string-value="GEDA_BITMAP_LOCK_MEDIUM">
            <text:p>GEDA_BITMAP_LOCK_MEDIUM</text:p>
          </table:table-cell>
        </table:table-row>
        <table:table-row table:style-name="ro2">
          <table:table-cell table:number-columns-repeated="2"/>
          <table:table-cell table:formula="of:=[data.B127]&amp;&quot;_&quot;&amp;[data.C127]&amp;&quot;_BITMAP&quot;" office:value-type="string" office:string-value="GEDA_LOCK_BITMAP">
            <text:p>GEDA_LOCK_BITMAP</text:p>
          </table:table-cell>
          <table:table-cell table:formula="of:=[def_data.A127]" office:value-type="string" office:string-value="GEDA_BITMAP_LOCK_LARGE">
            <text:p>GEDA_BITMAP_LOCK_LARGE</text:p>
          </table:table-cell>
        </table:table-row>
        <table:table-row table:style-name="ro2">
          <table:table-cell table:number-columns-repeated="2"/>
          <table:table-cell table:formula="of:=[data.B128]&amp;&quot;_&quot;&amp;[data.C128]&amp;&quot;_BITMAP&quot;" office:value-type="string" office:string-value="GEDA_LOCK_BITMAP">
            <text:p>GEDA_LOCK_BITMAP</text:p>
          </table:table-cell>
          <table:table-cell table:formula="of:=[def_data.A128]" office:value-type="string" office:string-value="GEDA_BITMAP_LOCK_XLARGE">
            <text:p>GEDA_BITMAP_LOCK_XLARGE</text:p>
          </table:table-cell>
        </table:table-row>
        <table:table-row table:style-name="ro2">
          <table:table-cell table:number-columns-repeated="2"/>
          <table:table-cell table:formula="of:=[data.B129]&amp;&quot;_&quot;&amp;[data.C129]&amp;&quot;_BITMAP&quot;" office:value-type="string" office:string-value="GEDA_MESH_BITMAP">
            <text:p>GEDA_MESH_BITMAP</text:p>
          </table:table-cell>
          <table:table-cell table:formula="of:=[def_data.A129]" office:value-type="string" office:string-value="GEDA_BITMAP_MESH_TINY">
            <text:p>GEDA_BITMAP_MESH_TINY</text:p>
          </table:table-cell>
        </table:table-row>
        <table:table-row table:style-name="ro2">
          <table:table-cell table:number-columns-repeated="2"/>
          <table:table-cell table:formula="of:=[data.B130]&amp;&quot;_&quot;&amp;[data.C130]&amp;&quot;_BITMAP&quot;" office:value-type="string" office:string-value="GEDA_MESH_BITMAP">
            <text:p>GEDA_MESH_BITMAP</text:p>
          </table:table-cell>
          <table:table-cell table:formula="of:=[def_data.A130]" office:value-type="string" office:string-value="GEDA_BITMAP_MESH_SMALL">
            <text:p>GEDA_BITMAP_MESH_SMALL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131]&amp;&quot;_&quot;&amp;[data.C131]&amp;&quot;_BITMAP&quot;" office:value-type="string" office:string-value="GEDA_MESH_BITMAP">
            <text:p>GEDA_MESH_BITMAP</text:p>
          </table:table-cell>
          <table:table-cell table:formula="of:=[def_data.A131]" office:value-type="string" office:string-value="GEDA_BITMAP_MESH_MEDIUM">
            <text:p>GEDA_BITMAP_MESH_MEDIUM</text:p>
          </table:table-cell>
        </table:table-row>
        <table:table-row table:style-name="ro2">
          <table:table-cell table:number-columns-repeated="2"/>
          <table:table-cell table:formula="of:=[data.B132]&amp;&quot;_&quot;&amp;[data.C132]&amp;&quot;_BITMAP&quot;" office:value-type="string" office:string-value="GEDA_MESH_BITMAP">
            <text:p>GEDA_MESH_BITMAP</text:p>
          </table:table-cell>
          <table:table-cell table:formula="of:=[def_data.A132]" office:value-type="string" office:string-value="GEDA_BITMAP_MESH_LARGE">
            <text:p>GEDA_BITMAP_MESH_LARGE</text:p>
          </table:table-cell>
        </table:table-row>
        <table:table-row table:style-name="ro2">
          <table:table-cell table:number-columns-repeated="2"/>
          <table:table-cell table:formula="of:=[data.B133]&amp;&quot;_&quot;&amp;[data.C133]&amp;&quot;_BITMAP&quot;" office:value-type="string" office:string-value="GEDA_MESH_BITMAP">
            <text:p>GEDA_MESH_BITMAP</text:p>
          </table:table-cell>
          <table:table-cell table:formula="of:=[def_data.A133]" office:value-type="string" office:string-value="GEDA_BITMAP_MESH_XLARGE">
            <text:p>GEDA_BITMAP_MESH_XLARGE</text:p>
          </table:table-cell>
        </table:table-row>
        <table:table-row table:style-name="ro2">
          <table:table-cell table:number-columns-repeated="2"/>
          <table:table-cell table:formula="of:=[data.B134]&amp;&quot;_&quot;&amp;[data.C134]&amp;&quot;_BITMAP&quot;" office:value-type="string" office:string-value="GEDA_MIRROR_BITMAP">
            <text:p>GEDA_MIRROR_BITMAP</text:p>
          </table:table-cell>
          <table:table-cell table:formula="of:=[def_data.A134]" office:value-type="string" office:string-value="GEDA_BITMAP_MIRROR_TINY">
            <text:p>GEDA_BITMAP_MIRROR_TINY</text:p>
          </table:table-cell>
        </table:table-row>
        <table:table-row table:style-name="ro2">
          <table:table-cell table:number-columns-repeated="2"/>
          <table:table-cell table:formula="of:=[data.B135]&amp;&quot;_&quot;&amp;[data.C135]&amp;&quot;_BITMAP&quot;" office:value-type="string" office:string-value="GEDA_MIRROR_BITMAP">
            <text:p>GEDA_MIRROR_BITMAP</text:p>
          </table:table-cell>
          <table:table-cell table:formula="of:=[def_data.A135]" office:value-type="string" office:string-value="GEDA_BITMAP_MIRROR_SMALL">
            <text:p>GEDA_BITMAP_MIRROR_SMALL</text:p>
          </table:table-cell>
        </table:table-row>
        <table:table-row table:style-name="ro2">
          <table:table-cell table:number-columns-repeated="2"/>
          <table:table-cell table:formula="of:=[data.B136]&amp;&quot;_&quot;&amp;[data.C136]&amp;&quot;_BITMAP&quot;" office:value-type="string" office:string-value="GEDA_MIRROR_BITMAP">
            <text:p>GEDA_MIRROR_BITMAP</text:p>
          </table:table-cell>
          <table:table-cell table:formula="of:=[def_data.A136]" office:value-type="string" office:string-value="GEDA_BITMAP_MIRROR_MEDIUM">
            <text:p>GEDA_BITMAP_MIRROR_MEDIUM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137]&amp;&quot;_&quot;&amp;[data.C137]&amp;&quot;_BITMAP&quot;" office:value-type="string" office:string-value="GEDA_MIRROR_BITMAP">
            <text:p>GEDA_MIRROR_BITMAP</text:p>
          </table:table-cell>
          <table:table-cell table:formula="of:=[def_data.A137]" office:value-type="string" office:string-value="GEDA_BITMAP_MIRROR_LARGE">
            <text:p>GEDA_BITMAP_MIRROR_LARGE</text:p>
          </table:table-cell>
        </table:table-row>
        <table:table-row table:style-name="ro2">
          <table:table-cell table:number-columns-repeated="2"/>
          <table:table-cell table:formula="of:=[data.B138]&amp;&quot;_&quot;&amp;[data.C138]&amp;&quot;_BITMAP&quot;" office:value-type="string" office:string-value="GEDA_MIRROR_BITMAP">
            <text:p>GEDA_MIRROR_BITMAP</text:p>
          </table:table-cell>
          <table:table-cell table:formula="of:=[def_data.A138]" office:value-type="string" office:string-value="GEDA_BITMAP_MIRROR_XLARGE">
            <text:p>GEDA_BITMAP_MIRROR_XLARGE</text:p>
          </table:table-cell>
        </table:table-row>
        <table:table-row table:style-name="ro2">
          <table:table-cell table:number-columns-repeated="2"/>
          <table:table-cell table:formula="of:=[data.B139]&amp;&quot;_&quot;&amp;[data.C139]&amp;&quot;_BITMAP&quot;" office:value-type="string" office:string-value="GEDA_MOVE_BITMAP">
            <text:p>GEDA_MOVE_BITMAP</text:p>
          </table:table-cell>
          <table:table-cell table:formula="of:=[def_data.A139]" office:value-type="string" office:string-value="GEDA_BITMAP_MOVE_TINY">
            <text:p>GEDA_BITMAP_MOVE_TINY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140]&amp;&quot;_&quot;&amp;[data.C140]&amp;&quot;_BITMAP&quot;" office:value-type="string" office:string-value="GEDA_MOVE_BITMAP">
            <text:p>GEDA_MOVE_BITMAP</text:p>
          </table:table-cell>
          <table:table-cell table:formula="of:=[def_data.A140]" office:value-type="string" office:string-value="GEDA_BITMAP_MOVE_SMALL">
            <text:p>GEDA_BITMAP_MOVE_SMALL</text:p>
          </table:table-cell>
        </table:table-row>
        <table:table-row table:style-name="ro2">
          <table:table-cell table:number-columns-repeated="2"/>
          <table:table-cell table:formula="of:=[data.B141]&amp;&quot;_&quot;&amp;[data.C141]&amp;&quot;_BITMAP&quot;" office:value-type="string" office:string-value="GEDA_MOVE_BITMAP">
            <text:p>GEDA_MOVE_BITMAP</text:p>
          </table:table-cell>
          <table:table-cell table:formula="of:=[def_data.A141]" office:value-type="string" office:string-value="GEDA_BITMAP_MOVE_MEDIUM">
            <text:p>GEDA_BITMAP_MOVE_MEDIUM</text:p>
          </table:table-cell>
        </table:table-row>
        <table:table-row table:style-name="ro2">
          <table:table-cell table:number-columns-repeated="2"/>
          <table:table-cell table:formula="of:=[data.B142]&amp;&quot;_&quot;&amp;[data.C142]&amp;&quot;_BITMAP&quot;" office:value-type="string" office:string-value="GEDA_MOVE_BITMAP">
            <text:p>GEDA_MOVE_BITMAP</text:p>
          </table:table-cell>
          <table:table-cell table:formula="of:=[def_data.A142]" office:value-type="string" office:string-value="GEDA_BITMAP_MOVE_LARGE">
            <text:p>GEDA_BITMAP_MOVE_LARGE</text:p>
          </table:table-cell>
        </table:table-row>
        <table:table-row table:style-name="ro2">
          <table:table-cell table:number-columns-repeated="2"/>
          <table:table-cell table:formula="of:=[data.B143]&amp;&quot;_&quot;&amp;[data.C143]&amp;&quot;_BITMAP&quot;" office:value-type="string" office:string-value="GEDA_MOVE_BITMAP">
            <text:p>GEDA_MOVE_BITMAP</text:p>
          </table:table-cell>
          <table:table-cell table:formula="of:=[def_data.A143]" office:value-type="string" office:string-value="GEDA_BITMAP_MOVE_XLARGE">
            <text:p>GEDA_BITMAP_MOVE_XLARGE</text:p>
          </table:table-cell>
        </table:table-row>
        <table:table-row table:style-name="ro2">
          <table:table-cell table:number-columns-repeated="2"/>
          <table:table-cell table:formula="of:=[data.B144]&amp;&quot;_&quot;&amp;[data.C144]&amp;&quot;_BITMAP&quot;" office:value-type="string" office:string-value="GEDA_MULTI_BITMAP">
            <text:p>GEDA_MULTI_BITMAP</text:p>
          </table:table-cell>
          <table:table-cell table:formula="of:=[def_data.A144]" office:value-type="string" office:string-value="GEDA_BITMAP_MULTI_TINY">
            <text:p>GEDA_BITMAP_MULTI_TINY</text:p>
          </table:table-cell>
        </table:table-row>
        <table:table-row table:style-name="ro2">
          <table:table-cell table:number-columns-repeated="2"/>
          <table:table-cell table:formula="of:=[data.B145]&amp;&quot;_&quot;&amp;[data.C145]&amp;&quot;_BITMAP&quot;" office:value-type="string" office:string-value="GEDA_MULTI_BITMAP">
            <text:p>GEDA_MULTI_BITMAP</text:p>
          </table:table-cell>
          <table:table-cell table:formula="of:=[def_data.A145]" office:value-type="string" office:string-value="GEDA_BITMAP_MULTI_SMALL">
            <text:p>GEDA_BITMAP_MULTI_SMALL</text:p>
          </table:table-cell>
        </table:table-row>
        <table:table-row table:style-name="ro2">
          <table:table-cell table:number-columns-repeated="2"/>
          <table:table-cell table:formula="of:=[data.B146]&amp;&quot;_&quot;&amp;[data.C146]&amp;&quot;_BITMAP&quot;" office:value-type="string" office:string-value="GEDA_MULTI_BITMAP">
            <text:p>GEDA_MULTI_BITMAP</text:p>
          </table:table-cell>
          <table:table-cell table:formula="of:=[def_data.A146]" office:value-type="string" office:string-value="GEDA_BITMAP_MULTI_MEDIUM">
            <text:p>GEDA_BITMAP_MULTI_MEDIUM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147]&amp;&quot;_&quot;&amp;[data.C147]&amp;&quot;_BITMAP&quot;" office:value-type="string" office:string-value="GEDA_MULTI_BITMAP">
            <text:p>GEDA_MULTI_BITMAP</text:p>
          </table:table-cell>
          <table:table-cell table:formula="of:=[def_data.A147]" office:value-type="string" office:string-value="GEDA_BITMAP_MULTI_LARGE">
            <text:p>GEDA_BITMAP_MULTI_LARGE</text:p>
          </table:table-cell>
        </table:table-row>
        <table:table-row table:style-name="ro2">
          <table:table-cell table:number-columns-repeated="2"/>
          <table:table-cell table:formula="of:=[data.B148]&amp;&quot;_&quot;&amp;[data.C148]&amp;&quot;_BITMAP&quot;" office:value-type="string" office:string-value="GEDA_MULTI_BITMAP">
            <text:p>GEDA_MULTI_BITMAP</text:p>
          </table:table-cell>
          <table:table-cell table:formula="of:=[def_data.A148]" office:value-type="string" office:string-value="GEDA_BITMAP_MULTI_XLARGE">
            <text:p>GEDA_BITMAP_MULTI_XLARGE</text:p>
          </table:table-cell>
        </table:table-row>
        <table:table-row table:style-name="ro2">
          <table:table-cell table:number-columns-repeated="2"/>
          <table:table-cell table:formula="of:=[data.B149]&amp;&quot;_&quot;&amp;[data.C149]&amp;&quot;_BITMAP&quot;" office:value-type="string" office:string-value="GEDA_NAME_TAG_BITMAP">
            <text:p>GEDA_NAME_TAG_BITMAP</text:p>
          </table:table-cell>
          <table:table-cell table:formula="of:=[def_data.A149]" office:value-type="string" office:string-value="GEDA_BITMAP_NAME_TAG_MINI">
            <text:p>GEDA_BITMAP_NAME_TAG_MINI</text:p>
          </table:table-cell>
        </table:table-row>
        <table:table-row table:style-name="ro2">
          <table:table-cell table:number-columns-repeated="2"/>
          <table:table-cell table:formula="of:=[data.B150]&amp;&quot;_&quot;&amp;[data.C150]&amp;&quot;_BITMAP&quot;" office:value-type="string" office:string-value="GEDA_NAME_TAG_BITMAP">
            <text:p>GEDA_NAME_TAG_BITMAP</text:p>
          </table:table-cell>
          <table:table-cell table:formula="of:=[def_data.A150]" office:value-type="string" office:string-value="GEDA_BITMAP_NAME_TAG_TINY">
            <text:p>GEDA_BITMAP_NAME_TAG_TINY</text:p>
          </table:table-cell>
        </table:table-row>
        <table:table-row table:style-name="ro2">
          <table:table-cell table:number-columns-repeated="2"/>
          <table:table-cell table:formula="of:=[data.B151]&amp;&quot;_&quot;&amp;[data.C151]&amp;&quot;_BITMAP&quot;" office:value-type="string" office:string-value="GEDA_NAME_TAG_BITMAP">
            <text:p>GEDA_NAME_TAG_BITMAP</text:p>
          </table:table-cell>
          <table:table-cell table:formula="of:=[def_data.A151]" office:value-type="string" office:string-value="GEDA_BITMAP_NAME_TAG_SMALL">
            <text:p>GEDA_BITMAP_NAME_TAG_SMALL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152]&amp;&quot;_&quot;&amp;[data.C152]&amp;&quot;_BITMAP&quot;" office:value-type="string" office:string-value="GEDA_NAME_TAG_BITMAP">
            <text:p>GEDA_NAME_TAG_BITMAP</text:p>
          </table:table-cell>
          <table:table-cell table:formula="of:=[def_data.A152]" office:value-type="string" office:string-value="GEDA_BITMAP_NAME_TAG_MEDIUM">
            <text:p>GEDA_BITMAP_NAME_TAG_MEDIUM</text:p>
          </table:table-cell>
        </table:table-row>
        <table:table-row table:style-name="ro2">
          <table:table-cell table:number-columns-repeated="2"/>
          <table:table-cell table:formula="of:=[data.B153]&amp;&quot;_&quot;&amp;[data.C153]&amp;&quot;_BITMAP&quot;" office:value-type="string" office:string-value="GEDA_NAME_TAG_BITMAP">
            <text:p>GEDA_NAME_TAG_BITMAP</text:p>
          </table:table-cell>
          <table:table-cell table:formula="of:=[def_data.A153]" office:value-type="string" office:string-value="GEDA_BITMAP_NAME_TAG_LARGE">
            <text:p>GEDA_BITMAP_NAME_TAG_LARGE</text:p>
          </table:table-cell>
        </table:table-row>
        <table:table-row table:style-name="ro2">
          <table:table-cell table:number-columns-repeated="2"/>
          <table:table-cell table:formula="of:=[data.B154]&amp;&quot;_&quot;&amp;[data.C154]&amp;&quot;_BITMAP&quot;" office:value-type="string" office:string-value="GEDA_NAME_TAG_BITMAP">
            <text:p>GEDA_NAME_TAG_BITMAP</text:p>
          </table:table-cell>
          <table:table-cell table:formula="of:=[def_data.A154]" office:value-type="string" office:string-value="GEDA_BITMAP_NAME_TAG_XLARGE">
            <text:p>GEDA_BITMAP_NAME_TAG_XLARGE</text:p>
          </table:table-cell>
        </table:table-row>
        <table:table-row table:style-name="ro2">
          <table:table-cell table:number-columns-repeated="2"/>
          <table:table-cell table:formula="of:=[data.B155]&amp;&quot;_&quot;&amp;[data.C155]&amp;&quot;_BITMAP&quot;" office:value-type="string" office:string-value="GEDA_NAME_TAG_BITMAP">
            <text:p>GEDA_NAME_TAG_BITMAP</text:p>
          </table:table-cell>
          <table:table-cell table:formula="of:=[def_data.A155]" office:value-type="string" office:string-value="GEDA_BITMAP_NAME_TAG_XXLARGE">
            <text:p>GEDA_BITMAP_NAME_TAG_XXLARGE</text:p>
          </table:table-cell>
        </table:table-row>
        <table:table-row table:style-name="ro2">
          <table:table-cell table:number-columns-repeated="2"/>
          <table:table-cell table:formula="of:=[data.B156]&amp;&quot;_&quot;&amp;[data.C156]&amp;&quot;_BITMAP&quot;" office:value-type="string" office:string-value="GEDA_NAME_VALUE_BITMAP">
            <text:p>GEDA_NAME_VALUE_BITMAP</text:p>
          </table:table-cell>
          <table:table-cell table:formula="of:=[def_data.A156]" office:value-type="string" office:string-value="GEDA_BITMAP_NAME_VALUE_TINY">
            <text:p>GEDA_BITMAP_NAME_VALUE_TINY</text:p>
          </table:table-cell>
        </table:table-row>
        <table:table-row table:style-name="ro2">
          <table:table-cell table:number-columns-repeated="2"/>
          <table:table-cell table:formula="of:=[data.B157]&amp;&quot;_&quot;&amp;[data.C157]&amp;&quot;_BITMAP&quot;" office:value-type="string" office:string-value="GEDA_NAME_VALUE_BITMAP">
            <text:p>GEDA_NAME_VALUE_BITMAP</text:p>
          </table:table-cell>
          <table:table-cell table:formula="of:=[def_data.A157]" office:value-type="string" office:string-value="GEDA_BITMAP_NAME_VALUE_SMALL">
            <text:p>GEDA_BITMAP_NAME_VALUE_SMALL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158]&amp;&quot;_&quot;&amp;[data.C158]&amp;&quot;_BITMAP&quot;" office:value-type="string" office:string-value="GEDA_NAME_VALUE_BITMAP">
            <text:p>GEDA_NAME_VALUE_BITMAP</text:p>
          </table:table-cell>
          <table:table-cell table:formula="of:=[def_data.A158]" office:value-type="string" office:string-value="GEDA_BITMAP_NAME_VALUE_MEDIUM">
            <text:p>GEDA_BITMAP_NAME_VALUE_MEDIUM</text:p>
          </table:table-cell>
        </table:table-row>
        <table:table-row table:style-name="ro2">
          <table:table-cell table:number-columns-repeated="2"/>
          <table:table-cell table:formula="of:=[data.B159]&amp;&quot;_&quot;&amp;[data.C159]&amp;&quot;_BITMAP&quot;" office:value-type="string" office:string-value="GEDA_NAME_VALUE_BITMAP">
            <text:p>GEDA_NAME_VALUE_BITMAP</text:p>
          </table:table-cell>
          <table:table-cell table:formula="of:=[def_data.A159]" office:value-type="string" office:string-value="GEDA_BITMAP_NAME_VALUE_LARGE">
            <text:p>GEDA_BITMAP_NAME_VALUE_LARGE</text:p>
          </table:table-cell>
        </table:table-row>
        <table:table-row table:style-name="ro2">
          <table:table-cell table:number-columns-repeated="2"/>
          <table:table-cell table:formula="of:=[data.B160]&amp;&quot;_&quot;&amp;[data.C160]&amp;&quot;_BITMAP&quot;" office:value-type="string" office:string-value="GEDA_NAME_VALUE_BITMAP">
            <text:p>GEDA_NAME_VALUE_BITMAP</text:p>
          </table:table-cell>
          <table:table-cell table:formula="of:=[def_data.A160]" office:value-type="string" office:string-value="GEDA_BITMAP_NAME_VALUE_XLARGE">
            <text:p>GEDA_BITMAP_NAME_VALUE_XLARGE</text:p>
          </table:table-cell>
        </table:table-row>
        <table:table-row table:style-name="ro2">
          <table:table-cell table:number-columns-repeated="2"/>
          <table:table-cell table:formula="of:=[data.B161]&amp;&quot;_&quot;&amp;[data.C161]&amp;&quot;_BITMAP&quot;" office:value-type="string" office:string-value="GEDA_NAME_VALUE_BITMAP">
            <text:p>GEDA_NAME_VALUE_BITMAP</text:p>
          </table:table-cell>
          <table:table-cell table:formula="of:=[def_data.A161]" office:value-type="string" office:string-value="GEDA_BITMAP_NAME_VALUE_XXLARGE">
            <text:p>GEDA_BITMAP_NAME_VALUE_XXLARGE</text:p>
          </table:table-cell>
        </table:table-row>
        <table:table-row table:style-name="ro2">
          <table:table-cell table:number-columns-repeated="2"/>
          <table:table-cell table:formula="of:=[data.B162]&amp;&quot;_&quot;&amp;[data.C162]&amp;&quot;_BITMAP&quot;" office:value-type="string" office:string-value="GEDA_NUMBER_BITMAP">
            <text:p>GEDA_NUMBER_BITMAP</text:p>
          </table:table-cell>
          <table:table-cell table:formula="of:=[def_data.A162]" office:value-type="string" office:string-value="GEDA_BITMAP_NUMBER_TINY">
            <text:p>GEDA_BITMAP_NUMBER_TINY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163]&amp;&quot;_&quot;&amp;[data.C163]&amp;&quot;_BITMAP&quot;" office:value-type="string" office:string-value="GEDA_NUMBER_BITMAP">
            <text:p>GEDA_NUMBER_BITMAP</text:p>
          </table:table-cell>
          <table:table-cell table:formula="of:=[def_data.A163]" office:value-type="string" office:string-value="GEDA_BITMAP_NUMBER_SMALL">
            <text:p>GEDA_BITMAP_NUMBER_SMALL</text:p>
          </table:table-cell>
        </table:table-row>
        <table:table-row table:style-name="ro2">
          <table:table-cell table:number-columns-repeated="2"/>
          <table:table-cell table:formula="of:=[data.B164]&amp;&quot;_&quot;&amp;[data.C164]&amp;&quot;_BITMAP&quot;" office:value-type="string" office:string-value="GEDA_NUMBER_BITMAP">
            <text:p>GEDA_NUMBER_BITMAP</text:p>
          </table:table-cell>
          <table:table-cell table:formula="of:=[def_data.A164]" office:value-type="string" office:string-value="GEDA_BITMAP_NUMBER_MEDIUM">
            <text:p>GEDA_BITMAP_NUMBER_MEDIUM</text:p>
          </table:table-cell>
        </table:table-row>
        <table:table-row table:style-name="ro2">
          <table:table-cell table:number-columns-repeated="2"/>
          <table:table-cell table:formula="of:=[data.B165]&amp;&quot;_&quot;&amp;[data.C165]&amp;&quot;_BITMAP&quot;" office:value-type="string" office:string-value="GEDA_NUMBER_BITMAP">
            <text:p>GEDA_NUMBER_BITMAP</text:p>
          </table:table-cell>
          <table:table-cell table:formula="of:=[def_data.A165]" office:value-type="string" office:string-value="GEDA_BITMAP_NUMBER_LARGE">
            <text:p>GEDA_BITMAP_NUMBER_LARGE</text:p>
          </table:table-cell>
        </table:table-row>
        <table:table-row table:style-name="ro2">
          <table:table-cell table:number-columns-repeated="2"/>
          <table:table-cell table:formula="of:=[data.B166]&amp;&quot;_&quot;&amp;[data.C166]&amp;&quot;_BITMAP&quot;" office:value-type="string" office:string-value="GEDA_NUMBER_BITMAP">
            <text:p>GEDA_NUMBER_BITMAP</text:p>
          </table:table-cell>
          <table:table-cell table:formula="of:=[def_data.A166]" office:value-type="string" office:string-value="GEDA_BITMAP_NUMBER_XLARGE">
            <text:p>GEDA_BITMAP_NUMBER_XLARGE</text:p>
          </table:table-cell>
        </table:table-row>
        <table:table-row table:style-name="ro2">
          <table:table-cell table:number-columns-repeated="2"/>
          <table:table-cell table:formula="of:=[data.B167]&amp;&quot;_&quot;&amp;[data.C167]&amp;&quot;_BITMAP&quot;" office:value-type="string" office:string-value="GEDA_PIN_BITMAP">
            <text:p>GEDA_PIN_BITMAP</text:p>
          </table:table-cell>
          <table:table-cell table:formula="of:=[def_data.A167]" office:value-type="string" office:string-value="GEDA_BITMAP_PIN_TINY">
            <text:p>GEDA_BITMAP_PIN_TINY</text:p>
          </table:table-cell>
        </table:table-row>
        <table:table-row table:style-name="ro2">
          <table:table-cell table:number-columns-repeated="2"/>
          <table:table-cell table:formula="of:=[data.B168]&amp;&quot;_&quot;&amp;[data.C168]&amp;&quot;_BITMAP&quot;" office:value-type="string" office:string-value="GEDA_PIN_BITMAP">
            <text:p>GEDA_PIN_BITMAP</text:p>
          </table:table-cell>
          <table:table-cell table:formula="of:=[def_data.A168]" office:value-type="string" office:string-value="GEDA_BITMAP_PIN_SMALL">
            <text:p>GEDA_BITMAP_PIN_SMALL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169]&amp;&quot;_&quot;&amp;[data.C169]&amp;&quot;_BITMAP&quot;" office:value-type="string" office:string-value="GEDA_PIN_BITMAP">
            <text:p>GEDA_PIN_BITMAP</text:p>
          </table:table-cell>
          <table:table-cell table:formula="of:=[def_data.A169]" office:value-type="string" office:string-value="GEDA_BITMAP_PIN_MEDIUM">
            <text:p>GEDA_BITMAP_PIN_MEDIUM</text:p>
          </table:table-cell>
        </table:table-row>
        <table:table-row table:style-name="ro2">
          <table:table-cell table:number-columns-repeated="2"/>
          <table:table-cell table:formula="of:=[data.B170]&amp;&quot;_&quot;&amp;[data.C170]&amp;&quot;_BITMAP&quot;" office:value-type="string" office:string-value="GEDA_PIN_BITMAP">
            <text:p>GEDA_PIN_BITMAP</text:p>
          </table:table-cell>
          <table:table-cell table:formula="of:=[def_data.A170]" office:value-type="string" office:string-value="GEDA_BITMAP_PIN_LARGE">
            <text:p>GEDA_BITMAP_PIN_LARGE</text:p>
          </table:table-cell>
        </table:table-row>
        <table:table-row table:style-name="ro2">
          <table:table-cell table:number-columns-repeated="2"/>
          <table:table-cell table:formula="of:=[data.B171]&amp;&quot;_&quot;&amp;[data.C171]&amp;&quot;_BITMAP&quot;" office:value-type="string" office:string-value="GEDA_PIN_BITMAP">
            <text:p>GEDA_PIN_BITMAP</text:p>
          </table:table-cell>
          <table:table-cell table:formula="of:=[def_data.A171]" office:value-type="string" office:string-value="GEDA_BITMAP_PIN_XLARGE">
            <text:p>GEDA_BITMAP_PIN_XLARGE</text:p>
          </table:table-cell>
        </table:table-row>
        <table:table-row table:style-name="ro2">
          <table:table-cell table:number-columns-repeated="2"/>
          <table:table-cell table:formula="of:=[data.B172]&amp;&quot;_&quot;&amp;[data.C172]&amp;&quot;_BITMAP&quot;" office:value-type="string" office:string-value="GEDA_PIN_BITMAP">
            <text:p>GEDA_PIN_BITMAP</text:p>
          </table:table-cell>
          <table:table-cell table:formula="of:=[def_data.A172]" office:value-type="string" office:string-value="GEDA_BITMAP_PIN_XXXLARGE">
            <text:p>GEDA_BITMAP_PIN_XXXLARGE</text:p>
          </table:table-cell>
        </table:table-row>
        <table:table-row table:style-name="ro2">
          <table:table-cell table:number-columns-repeated="2"/>
          <table:table-cell table:formula="of:=[data.B173]&amp;&quot;_&quot;&amp;[data.C173]&amp;&quot;_BITMAP&quot;" office:value-type="string" office:string-value="GEDA_PROMOTE_BITMAP">
            <text:p>GEDA_PROMOTE_BITMAP</text:p>
          </table:table-cell>
          <table:table-cell table:formula="of:=[def_data.A173]" office:value-type="string" office:string-value="GEDA_BITMAP_PROMOTE_TINY">
            <text:p>GEDA_BITMAP_PROMOTE_TINY</text:p>
          </table:table-cell>
        </table:table-row>
        <table:table-row table:style-name="ro2">
          <table:table-cell table:number-columns-repeated="2"/>
          <table:table-cell table:formula="of:=[data.B174]&amp;&quot;_&quot;&amp;[data.C174]&amp;&quot;_BITMAP&quot;" office:value-type="string" office:string-value="GEDA_PROMOTE_BITMAP">
            <text:p>GEDA_PROMOTE_BITMAP</text:p>
          </table:table-cell>
          <table:table-cell table:formula="of:=[def_data.A174]" office:value-type="string" office:string-value="GEDA_BITMAP_PROMOTE_SMALL">
            <text:p>GEDA_BITMAP_PROMOTE_SMALL</text:p>
          </table:table-cell>
        </table:table-row>
        <table:table-row table:style-name="ro2">
          <table:table-cell table:number-columns-repeated="2"/>
          <table:table-cell table:formula="of:=[data.B175]&amp;&quot;_&quot;&amp;[data.C175]&amp;&quot;_BITMAP&quot;" office:value-type="string" office:string-value="GEDA_PROMOTE_BITMAP">
            <text:p>GEDA_PROMOTE_BITMAP</text:p>
          </table:table-cell>
          <table:table-cell table:formula="of:=[def_data.A175]" office:value-type="string" office:string-value="GEDA_BITMAP_PROMOTE_MEDIUM">
            <text:p>GEDA_BITMAP_PROMOTE_MEDIUM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176]&amp;&quot;_&quot;&amp;[data.C176]&amp;&quot;_BITMAP&quot;" office:value-type="string" office:string-value="GEDA_PROMOTE_BITMAP">
            <text:p>GEDA_PROMOTE_BITMAP</text:p>
          </table:table-cell>
          <table:table-cell table:formula="of:=[def_data.A176]" office:value-type="string" office:string-value="GEDA_BITMAP_PROMOTE_LARGE">
            <text:p>GEDA_BITMAP_PROMOTE_LARGE</text:p>
          </table:table-cell>
        </table:table-row>
        <table:table-row table:style-name="ro2">
          <table:table-cell table:number-columns-repeated="2"/>
          <table:table-cell table:formula="of:=[data.B177]&amp;&quot;_&quot;&amp;[data.C177]&amp;&quot;_BITMAP&quot;" office:value-type="string" office:string-value="GEDA_PROMOTE_BITMAP">
            <text:p>GEDA_PROMOTE_BITMAP</text:p>
          </table:table-cell>
          <table:table-cell table:formula="of:=[def_data.A177]" office:value-type="string" office:string-value="GEDA_BITMAP_PROMOTE_XLARGE">
            <text:p>GEDA_BITMAP_PROMOTE_XLARGE</text:p>
          </table:table-cell>
        </table:table-row>
        <table:table-row table:style-name="ro2">
          <table:table-cell table:number-columns-repeated="2"/>
          <table:table-cell table:formula="of:=[data.B178]&amp;&quot;_&quot;&amp;[data.C178]&amp;&quot;_BITMAP&quot;" office:value-type="string" office:string-value="GEDA_REDCROSS_BITMAP">
            <text:p>GEDA_REDCROSS_BITMAP</text:p>
          </table:table-cell>
          <table:table-cell table:formula="of:=[def_data.A178]" office:value-type="string" office:string-value="GEDA_BITMAP_REDCROSS_JUMBO">
            <text:p>GEDA_BITMAP_REDCROSS_JUMBO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179]&amp;&quot;_&quot;&amp;[data.C179]&amp;&quot;_BITMAP&quot;" office:value-type="string" office:string-value="GEDA_REDCROSS_BITMAP">
            <text:p>GEDA_REDCROSS_BITMAP</text:p>
          </table:table-cell>
          <table:table-cell table:formula="of:=[def_data.A179]" office:value-type="string" office:string-value="GEDA_BITMAP_REDCROSS_TINY">
            <text:p>GEDA_BITMAP_REDCROSS_TINY</text:p>
          </table:table-cell>
        </table:table-row>
        <table:table-row table:style-name="ro2">
          <table:table-cell table:number-columns-repeated="2"/>
          <table:table-cell table:formula="of:=[data.B180]&amp;&quot;_&quot;&amp;[data.C180]&amp;&quot;_BITMAP&quot;" office:value-type="string" office:string-value="GEDA_REDCROSS_BITMAP">
            <text:p>GEDA_REDCROSS_BITMAP</text:p>
          </table:table-cell>
          <table:table-cell table:formula="of:=[def_data.A180]" office:value-type="string" office:string-value="GEDA_BITMAP_REDCROSS_SMALL">
            <text:p>GEDA_BITMAP_REDCROSS_SMALL</text:p>
          </table:table-cell>
        </table:table-row>
        <table:table-row table:style-name="ro2">
          <table:table-cell table:number-columns-repeated="2"/>
          <table:table-cell table:formula="of:=[data.B181]&amp;&quot;_&quot;&amp;[data.C181]&amp;&quot;_BITMAP&quot;" office:value-type="string" office:string-value="GEDA_REDCROSS_BITMAP">
            <text:p>GEDA_REDCROSS_BITMAP</text:p>
          </table:table-cell>
          <table:table-cell table:formula="of:=[def_data.A181]" office:value-type="string" office:string-value="GEDA_BITMAP_REDCROSS_MEDIUM">
            <text:p>GEDA_BITMAP_REDCROSS_MEDIUM</text:p>
          </table:table-cell>
        </table:table-row>
        <table:table-row table:style-name="ro2">
          <table:table-cell table:number-columns-repeated="2"/>
          <table:table-cell table:formula="of:=[data.B182]&amp;&quot;_&quot;&amp;[data.C182]&amp;&quot;_BITMAP&quot;" office:value-type="string" office:string-value="GEDA_REDCROSS_BITMAP">
            <text:p>GEDA_REDCROSS_BITMAP</text:p>
          </table:table-cell>
          <table:table-cell table:formula="of:=[def_data.A182]" office:value-type="string" office:string-value="GEDA_BITMAP_REDCROSS_LARGE">
            <text:p>GEDA_BITMAP_REDCROSS_LARGE</text:p>
          </table:table-cell>
        </table:table-row>
        <table:table-row table:style-name="ro2">
          <table:table-cell table:number-columns-repeated="2"/>
          <table:table-cell table:formula="of:=[data.B183]&amp;&quot;_&quot;&amp;[data.C183]&amp;&quot;_BITMAP&quot;" office:value-type="string" office:string-value="GEDA_REDCROSS_BITMAP">
            <text:p>GEDA_REDCROSS_BITMAP</text:p>
          </table:table-cell>
          <table:table-cell table:formula="of:=[def_data.A183]" office:value-type="string" office:string-value="GEDA_BITMAP_REDCROSS_XLARGE">
            <text:p>GEDA_BITMAP_REDCROSS_XLARGE</text:p>
          </table:table-cell>
        </table:table-row>
        <table:table-row table:style-name="ro2">
          <table:table-cell table:number-columns-repeated="2"/>
          <table:table-cell table:formula="of:=[data.B184]&amp;&quot;_&quot;&amp;[data.C184]&amp;&quot;_BITMAP&quot;" office:value-type="string" office:string-value="GEDA_REDCROSS_BITMAP">
            <text:p>GEDA_REDCROSS_BITMAP</text:p>
          </table:table-cell>
          <table:table-cell table:formula="of:=[def_data.A184]" office:value-type="string" office:string-value="GEDA_BITMAP_REDCROSS_XXLARGE">
            <text:p>GEDA_BITMAP_REDCROSS_XXLARGE</text:p>
          </table:table-cell>
        </table:table-row>
        <table:table-row table:style-name="ro2">
          <table:table-cell table:number-columns-repeated="2"/>
          <table:table-cell table:formula="of:=[data.B185]&amp;&quot;_&quot;&amp;[data.C185]&amp;&quot;_BITMAP&quot;" office:value-type="string" office:string-value="GEDA_REDCROSS_BITMAP">
            <text:p>GEDA_REDCROSS_BITMAP</text:p>
          </table:table-cell>
          <table:table-cell table:formula="of:=[def_data.A185]" office:value-type="string" office:string-value="GEDA_BITMAP_REDCROSS_XXXLARGE">
            <text:p>GEDA_BITMAP_REDCROSS_XXXLARGE</text:p>
          </table:table-cell>
        </table:table-row>
        <table:table-row table:style-name="ro2">
          <table:table-cell table:number-columns-repeated="2"/>
          <table:table-cell table:formula="of:=[data.B186]&amp;&quot;_&quot;&amp;[data.C186]&amp;&quot;_BITMAP&quot;" office:value-type="string" office:string-value="GEDA_REDCROSS_BITMAP">
            <text:p>GEDA_REDCROSS_BITMAP</text:p>
          </table:table-cell>
          <table:table-cell table:formula="of:=[def_data.A186]" office:value-type="string" office:string-value="GEDA_BITMAP_REDCROSS_HUGE">
            <text:p>GEDA_BITMAP_REDCROSS_HUGE</text:p>
          </table:table-cell>
        </table:table-row>
        <table:table-row table:style-name="ro2">
          <table:table-cell table:number-columns-repeated="2"/>
          <table:table-cell table:formula="of:=[data.B187]&amp;&quot;_&quot;&amp;[data.C187]&amp;&quot;_BITMAP&quot;" office:value-type="string" office:string-value="GEDA_REDCROSS_BITMAP">
            <text:p>GEDA_REDCROSS_BITMAP</text:p>
          </table:table-cell>
          <table:table-cell table:formula="of:=[def_data.A187]" office:value-type="string" office:string-value="GEDA_BITMAP_REDCROSS_XHUGE">
            <text:p>GEDA_BITMAP_REDCROSS_XHUGE</text:p>
          </table:table-cell>
        </table:table-row>
        <table:table-row table:style-name="ro2">
          <table:table-cell table:number-columns-repeated="2"/>
          <table:table-cell table:formula="of:=[data.B188]&amp;&quot;_&quot;&amp;[data.C188]&amp;&quot;_BITMAP&quot;" office:value-type="string" office:string-value="GEDA_ROTATE_BITMAP">
            <text:p>GEDA_ROTATE_BITMAP</text:p>
          </table:table-cell>
          <table:table-cell table:formula="of:=[def_data.A188]" office:value-type="string" office:string-value="GEDA_BITMAP_ROTATE_TINY">
            <text:p>GEDA_BITMAP_ROTATE_TINY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189]&amp;&quot;_&quot;&amp;[data.C189]&amp;&quot;_BITMAP&quot;" office:value-type="string" office:string-value="GEDA_ROTATE_BITMAP">
            <text:p>GEDA_ROTATE_BITMAP</text:p>
          </table:table-cell>
          <table:table-cell table:formula="of:=[def_data.A189]" office:value-type="string" office:string-value="GEDA_BITMAP_ROTATE_SMALL">
            <text:p>GEDA_BITMAP_ROTATE_SMALL</text:p>
          </table:table-cell>
        </table:table-row>
        <table:table-row table:style-name="ro2">
          <table:table-cell table:number-columns-repeated="2"/>
          <table:table-cell table:formula="of:=[data.B190]&amp;&quot;_&quot;&amp;[data.C190]&amp;&quot;_BITMAP&quot;" office:value-type="string" office:string-value="GEDA_ROTATE_BITMAP">
            <text:p>GEDA_ROTATE_BITMAP</text:p>
          </table:table-cell>
          <table:table-cell table:formula="of:=[def_data.A190]" office:value-type="string" office:string-value="GEDA_BITMAP_ROTATE_MEDIUM">
            <text:p>GEDA_BITMAP_ROTATE_MEDIUM</text:p>
          </table:table-cell>
        </table:table-row>
        <table:table-row table:style-name="ro2">
          <table:table-cell table:number-columns-repeated="2"/>
          <table:table-cell table:formula="of:=[data.B191]&amp;&quot;_&quot;&amp;[data.C191]&amp;&quot;_BITMAP&quot;" office:value-type="string" office:string-value="GEDA_ROTATE_BITMAP">
            <text:p>GEDA_ROTATE_BITMAP</text:p>
          </table:table-cell>
          <table:table-cell table:formula="of:=[def_data.A191]" office:value-type="string" office:string-value="GEDA_BITMAP_ROTATE_LARGE">
            <text:p>GEDA_BITMAP_ROTATE_LARGE</text:p>
          </table:table-cell>
        </table:table-row>
        <table:table-row table:style-name="ro2">
          <table:table-cell table:number-columns-repeated="2"/>
          <table:table-cell table:formula="of:=[data.B192]&amp;&quot;_&quot;&amp;[data.C192]&amp;&quot;_BITMAP&quot;" office:value-type="string" office:string-value="GEDA_ROTATE_BITMAP">
            <text:p>GEDA_ROTATE_BITMAP</text:p>
          </table:table-cell>
          <table:table-cell table:formula="of:=[def_data.A192]" office:value-type="string" office:string-value="GEDA_BITMAP_ROTATE_XLARGE">
            <text:p>GEDA_BITMAP_ROTATE_XLARGE</text:p>
          </table:table-cell>
        </table:table-row>
        <table:table-row table:style-name="ro2">
          <table:table-cell table:number-columns-repeated="2"/>
          <table:table-cell table:formula="of:=[data.B193]&amp;&quot;_&quot;&amp;[data.C193]&amp;&quot;_BITMAP&quot;" office:value-type="string" office:string-value="GEDA_SHEETS_BITMAP">
            <text:p>GEDA_SHEETS_BITMAP</text:p>
          </table:table-cell>
          <table:table-cell table:formula="of:=[def_data.A193]" office:value-type="string" office:string-value="GEDA_BITMAP_SHEETS_TINY">
            <text:p>GEDA_BITMAP_SHEETS_TINY</text:p>
          </table:table-cell>
        </table:table-row>
        <table:table-row table:style-name="ro2">
          <table:table-cell table:number-columns-repeated="2"/>
          <table:table-cell table:formula="of:=[data.B194]&amp;&quot;_&quot;&amp;[data.C194]&amp;&quot;_BITMAP&quot;" office:value-type="string" office:string-value="GEDA_SHEETS_BITMAP">
            <text:p>GEDA_SHEETS_BITMAP</text:p>
          </table:table-cell>
          <table:table-cell table:formula="of:=[def_data.A194]" office:value-type="string" office:string-value="GEDA_BITMAP_SHEETS_SMALL">
            <text:p>GEDA_BITMAP_SHEETS_SMALL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195]&amp;&quot;_&quot;&amp;[data.C195]&amp;&quot;_BITMAP&quot;" office:value-type="string" office:string-value="GEDA_SHEETS_BITMAP">
            <text:p>GEDA_SHEETS_BITMAP</text:p>
          </table:table-cell>
          <table:table-cell table:formula="of:=[def_data.A195]" office:value-type="string" office:string-value="GEDA_BITMAP_SHEETS_MEDIUM">
            <text:p>GEDA_BITMAP_SHEETS_MEDIUM</text:p>
          </table:table-cell>
        </table:table-row>
        <table:table-row table:style-name="ro2">
          <table:table-cell table:number-columns-repeated="2"/>
          <table:table-cell table:formula="of:=[data.B196]&amp;&quot;_&quot;&amp;[data.C196]&amp;&quot;_BITMAP&quot;" office:value-type="string" office:string-value="GEDA_SHEETS_BITMAP">
            <text:p>GEDA_SHEETS_BITMAP</text:p>
          </table:table-cell>
          <table:table-cell table:formula="of:=[def_data.A196]" office:value-type="string" office:string-value="GEDA_BITMAP_SHEETS_LARGE">
            <text:p>GEDA_BITMAP_SHEETS_LARGE</text:p>
          </table:table-cell>
        </table:table-row>
        <table:table-row table:style-name="ro2">
          <table:table-cell table:number-columns-repeated="2"/>
          <table:table-cell table:formula="of:=[data.B197]&amp;&quot;_&quot;&amp;[data.C197]&amp;&quot;_BITMAP&quot;" office:value-type="string" office:string-value="GEDA_SHEETS_BITMAP">
            <text:p>GEDA_SHEETS_BITMAP</text:p>
          </table:table-cell>
          <table:table-cell table:formula="of:=[def_data.A197]" office:value-type="string" office:string-value="GEDA_BITMAP_SHEETS_XLARGE">
            <text:p>GEDA_BITMAP_SHEETS_XLARGE</text:p>
          </table:table-cell>
        </table:table-row>
        <table:table-row table:style-name="ro2">
          <table:table-cell table:number-columns-repeated="2"/>
          <table:table-cell table:formula="of:=[data.B198]&amp;&quot;_&quot;&amp;[data.C198]&amp;&quot;_BITMAP&quot;" office:value-type="string" office:string-value="GEDA_SELECT_BITMAP">
            <text:p>GEDA_SELECT_BITMAP</text:p>
          </table:table-cell>
          <table:table-cell table:formula="of:=[def_data.A198]" office:value-type="string" office:string-value="GEDA_BITMAP_SELECT_TINY">
            <text:p>GEDA_BITMAP_SELECT_TINY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199]&amp;&quot;_&quot;&amp;[data.C199]&amp;&quot;_BITMAP&quot;" office:value-type="string" office:string-value="GEDA_SELECT_BITMAP">
            <text:p>GEDA_SELECT_BITMAP</text:p>
          </table:table-cell>
          <table:table-cell table:formula="of:=[def_data.A199]" office:value-type="string" office:string-value="GEDA_BITMAP_SELECT_SMALL">
            <text:p>GEDA_BITMAP_SELECT_SMALL</text:p>
          </table:table-cell>
        </table:table-row>
        <table:table-row table:style-name="ro2">
          <table:table-cell table:number-columns-repeated="2"/>
          <table:table-cell table:formula="of:=[data.B200]&amp;&quot;_&quot;&amp;[data.C200]&amp;&quot;_BITMAP&quot;" office:value-type="string" office:string-value="GEDA_SELECT_BITMAP">
            <text:p>GEDA_SELECT_BITMAP</text:p>
          </table:table-cell>
          <table:table-cell table:formula="of:=[def_data.A200]" office:value-type="string" office:string-value="GEDA_BITMAP_SELECT_MEDIUM">
            <text:p>GEDA_BITMAP_SELECT_MEDIUM</text:p>
          </table:table-cell>
        </table:table-row>
        <table:table-row table:style-name="ro2">
          <table:table-cell table:number-columns-repeated="2"/>
          <table:table-cell table:formula="of:=[data.B201]&amp;&quot;_&quot;&amp;[data.C201]&amp;&quot;_BITMAP&quot;" office:value-type="string" office:string-value="GEDA_SELECT_BITMAP">
            <text:p>GEDA_SELECT_BITMAP</text:p>
          </table:table-cell>
          <table:table-cell table:formula="of:=[def_data.A201]" office:value-type="string" office:string-value="GEDA_BITMAP_SELECT_LARGE">
            <text:p>GEDA_BITMAP_SELECT_LARGE</text:p>
          </table:table-cell>
        </table:table-row>
        <table:table-row table:style-name="ro2">
          <table:table-cell table:number-columns-repeated="2"/>
          <table:table-cell table:formula="of:=[data.B202]&amp;&quot;_&quot;&amp;[data.C202]&amp;&quot;_BITMAP&quot;" office:value-type="string" office:string-value="GEDA_SELECT_BITMAP">
            <text:p>GEDA_SELECT_BITMAP</text:p>
          </table:table-cell>
          <table:table-cell table:formula="of:=[def_data.A202]" office:value-type="string" office:string-value="GEDA_BITMAP_SELECT_XLARGE">
            <text:p>GEDA_BITMAP_SELECT_XLARGE</text:p>
          </table:table-cell>
        </table:table-row>
        <table:table-row table:style-name="ro2">
          <table:table-cell table:style-name="ce36" table:number-columns-repeated="2"/>
          <table:table-cell table:style-name="ce36" table:formula="of:=[data.B203]&amp;&quot;_&quot;&amp;[data.C203]&amp;&quot;_BITMAP&quot;" office:value-type="string" office:string-value="GEDA_SWITCH_BITMAP">
            <text:p>GEDA_SWITCH_BITMAP</text:p>
          </table:table-cell>
          <table:table-cell table:style-name="ce40" table:formula="of:=[def_data.A203]" office:value-type="string" office:string-value="GEDA_BITMAP_SWITCH_OFF">
            <text:p>GEDA_BITMAP_SWITCH_OFF</text:p>
          </table:table-cell>
        </table:table-row>
        <table:table-row table:style-name="ro2">
          <table:table-cell table:style-name="ce36" table:number-columns-repeated="2"/>
          <table:table-cell table:style-name="ce36" table:formula="of:=[data.B204]&amp;&quot;_&quot;&amp;[data.C204]&amp;&quot;_BITMAP&quot;" office:value-type="string" office:string-value="GEDA_SWITCH_BITMAP">
            <text:p>GEDA_SWITCH_BITMAP</text:p>
          </table:table-cell>
          <table:table-cell table:style-name="ce40" table:formula="of:=[def_data.A204]" office:value-type="string" office:string-value="GEDA_BITMAP_SWITCH_ON">
            <text:p>GEDA_BITMAP_SWITCH_ON</text:p>
          </table:table-cell>
        </table:table-row>
        <table:table-row table:style-name="ro2">
          <table:table-cell table:number-columns-repeated="2"/>
          <table:table-cell table:formula="of:=[data.B205]&amp;&quot;_&quot;&amp;[data.C205]&amp;&quot;_BITMAP&quot;" office:value-type="string" office:string-value="GEDA_TOOLS_BITMAP">
            <text:p>GEDA_TOOLS_BITMAP</text:p>
          </table:table-cell>
          <table:table-cell table:formula="of:=[def_data.A205]" office:value-type="string" office:string-value="GEDA_BITMAP_TOOLS_TINY">
            <text:p>GEDA_BITMAP_TOOLS_TINY</text:p>
          </table:table-cell>
        </table:table-row>
        <table:table-row table:style-name="ro2">
          <table:table-cell table:number-columns-repeated="2"/>
          <table:table-cell table:formula="of:=[data.B206]&amp;&quot;_&quot;&amp;[data.C206]&amp;&quot;_BITMAP&quot;" office:value-type="string" office:string-value="GEDA_TOOLS_BITMAP">
            <text:p>GEDA_TOOLS_BITMAP</text:p>
          </table:table-cell>
          <table:table-cell table:formula="of:=[def_data.A206]" office:value-type="string" office:string-value="GEDA_BITMAP_TOOLS_SMALL">
            <text:p>GEDA_BITMAP_TOOLS_SMALL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207]&amp;&quot;_&quot;&amp;[data.C207]&amp;&quot;_BITMAP&quot;" office:value-type="string" office:string-value="GEDA_TOOLS_BITMAP">
            <text:p>GEDA_TOOLS_BITMAP</text:p>
          </table:table-cell>
          <table:table-cell table:formula="of:=[def_data.A207]" office:value-type="string" office:string-value="GEDA_BITMAP_TOOLS_MEDIUM">
            <text:p>GEDA_BITMAP_TOOLS_MEDIUM</text:p>
          </table:table-cell>
        </table:table-row>
        <table:table-row table:style-name="ro2">
          <table:table-cell table:number-columns-repeated="2"/>
          <table:table-cell table:formula="of:=[data.B208]&amp;&quot;_&quot;&amp;[data.C208]&amp;&quot;_BITMAP&quot;" office:value-type="string" office:string-value="GEDA_TOOLS_BITMAP">
            <text:p>GEDA_TOOLS_BITMAP</text:p>
          </table:table-cell>
          <table:table-cell table:formula="of:=[def_data.A208]" office:value-type="string" office:string-value="GEDA_BITMAP_TOOLS_LARGE">
            <text:p>GEDA_BITMAP_TOOLS_LARGE</text:p>
          </table:table-cell>
        </table:table-row>
        <table:table-row table:style-name="ro2">
          <table:table-cell table:number-columns-repeated="2"/>
          <table:table-cell table:formula="of:=[data.B209]&amp;&quot;_&quot;&amp;[data.C209]&amp;&quot;_BITMAP&quot;" office:value-type="string" office:string-value="GEDA_TOOLS_BITMAP">
            <text:p>GEDA_TOOLS_BITMAP</text:p>
          </table:table-cell>
          <table:table-cell table:formula="of:=[def_data.A209]" office:value-type="string" office:string-value="GEDA_BITMAP_TOOLS_XLARGE">
            <text:p>GEDA_BITMAP_TOOLS_XLARGE</text:p>
          </table:table-cell>
        </table:table-row>
        <table:table-row table:style-name="ro2">
          <table:table-cell table:number-columns-repeated="2"/>
          <table:table-cell table:formula="of:=[data.B210]&amp;&quot;_&quot;&amp;[data.C210]&amp;&quot;_BITMAP&quot;" office:value-type="string" office:string-value="GEDA_TOOLS_BITMAP">
            <text:p>GEDA_TOOLS_BITMAP</text:p>
          </table:table-cell>
          <table:table-cell table:formula="of:=[def_data.A210]" office:value-type="string" office:string-value="GEDA_BITMAP_TOOLS_JUMBO">
            <text:p>GEDA_BITMAP_TOOLS_JUMBO</text:p>
          </table:table-cell>
        </table:table-row>
        <table:table-row table:style-name="ro2">
          <table:table-cell table:number-columns-repeated="2"/>
          <table:table-cell table:formula="of:=[data.B211]&amp;&quot;_&quot;&amp;[data.C211]&amp;&quot;_BITMAP&quot;" office:value-type="string" office:string-value="GEDA_UNLOCK_BITMAP">
            <text:p>GEDA_UNLOCK_BITMAP</text:p>
          </table:table-cell>
          <table:table-cell table:formula="of:=[def_data.A211]" office:value-type="string" office:string-value="GEDA_BITMAP_UNLOCK_TINY">
            <text:p>GEDA_BITMAP_UNLOCK_TINY</text:p>
          </table:table-cell>
        </table:table-row>
        <table:table-row table:style-name="ro2">
          <table:table-cell table:number-columns-repeated="2"/>
          <table:table-cell table:formula="of:=[data.B212]&amp;&quot;_&quot;&amp;[data.C212]&amp;&quot;_BITMAP&quot;" office:value-type="string" office:string-value="GEDA_UNLOCK_BITMAP">
            <text:p>GEDA_UNLOCK_BITMAP</text:p>
          </table:table-cell>
          <table:table-cell table:formula="of:=[def_data.A212]" office:value-type="string" office:string-value="GEDA_BITMAP_UNLOCK_SMALL">
            <text:p>GEDA_BITMAP_UNLOCK_SMALL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213]&amp;&quot;_&quot;&amp;[data.C213]&amp;&quot;_BITMAP&quot;" office:value-type="string" office:string-value="GEDA_UNLOCK_BITMAP">
            <text:p>GEDA_UNLOCK_BITMAP</text:p>
          </table:table-cell>
          <table:table-cell table:formula="of:=[def_data.A213]" office:value-type="string" office:string-value="GEDA_BITMAP_UNLOCK_MEDIUM">
            <text:p>GEDA_BITMAP_UNLOCK_MEDIUM</text:p>
          </table:table-cell>
        </table:table-row>
        <table:table-row table:style-name="ro2">
          <table:table-cell table:number-columns-repeated="2"/>
          <table:table-cell table:formula="of:=[data.B214]&amp;&quot;_&quot;&amp;[data.C214]&amp;&quot;_BITMAP&quot;" office:value-type="string" office:string-value="GEDA_UNLOCK_BITMAP">
            <text:p>GEDA_UNLOCK_BITMAP</text:p>
          </table:table-cell>
          <table:table-cell table:formula="of:=[def_data.A214]" office:value-type="string" office:string-value="GEDA_BITMAP_UNLOCK_LARGE">
            <text:p>GEDA_BITMAP_UNLOCK_LARGE</text:p>
          </table:table-cell>
        </table:table-row>
        <table:table-row table:style-name="ro2">
          <table:table-cell table:number-columns-repeated="2"/>
          <table:table-cell table:formula="of:=[data.B215]&amp;&quot;_&quot;&amp;[data.C215]&amp;&quot;_BITMAP&quot;" office:value-type="string" office:string-value="GEDA_UNLOCK_BITMAP">
            <text:p>GEDA_UNLOCK_BITMAP</text:p>
          </table:table-cell>
          <table:table-cell table:formula="of:=[def_data.A215]" office:value-type="string" office:string-value="GEDA_BITMAP_UNLOCK_XLARGE">
            <text:p>GEDA_BITMAP_UNLOCK_XLARGE</text:p>
          </table:table-cell>
        </table:table-row>
        <table:table-row table:style-name="ro2">
          <table:table-cell table:number-columns-repeated="2"/>
          <table:table-cell table:formula="of:=[data.B216]&amp;&quot;_&quot;&amp;[data.C216]&amp;&quot;_BITMAP&quot;" office:value-type="string" office:string-value="GEDA_VALUE_BITMAP">
            <text:p>GEDA_VALUE_BITMAP</text:p>
          </table:table-cell>
          <table:table-cell table:formula="of:=[def_data.A216]" office:value-type="string" office:string-value="GEDA_BITMAP_VALUE_MINI">
            <text:p>GEDA_BITMAP_VALUE_MINI</text:p>
          </table:table-cell>
        </table:table-row>
        <table:table-row table:style-name="ro2">
          <table:table-cell table:number-columns-repeated="2"/>
          <table:table-cell table:formula="of:=[data.B217]&amp;&quot;_&quot;&amp;[data.C217]&amp;&quot;_BITMAP&quot;" office:value-type="string" office:string-value="GEDA_VALUE_BITMAP">
            <text:p>GEDA_VALUE_BITMAP</text:p>
          </table:table-cell>
          <table:table-cell table:formula="of:=[def_data.A217]" office:value-type="string" office:string-value="GEDA_BITMAP_VALUE_TINY">
            <text:p>GEDA_BITMAP_VALUE_TINY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218]&amp;&quot;_&quot;&amp;[data.C218]&amp;&quot;_BITMAP&quot;" office:value-type="string" office:string-value="GEDA_VALUE_BITMAP">
            <text:p>GEDA_VALUE_BITMAP</text:p>
          </table:table-cell>
          <table:table-cell table:formula="of:=[def_data.A218]" office:value-type="string" office:string-value="GEDA_BITMAP_VALUE_SMALL">
            <text:p>GEDA_BITMAP_VALUE_SMALL</text:p>
          </table:table-cell>
        </table:table-row>
        <table:table-row table:style-name="ro2">
          <table:table-cell table:number-columns-repeated="2"/>
          <table:table-cell table:formula="of:=[data.B219]&amp;&quot;_&quot;&amp;[data.C219]&amp;&quot;_BITMAP&quot;" office:value-type="string" office:string-value="GEDA_VALUE_BITMAP">
            <text:p>GEDA_VALUE_BITMAP</text:p>
          </table:table-cell>
          <table:table-cell table:formula="of:=[def_data.A219]" office:value-type="string" office:string-value="GEDA_BITMAP_VALUE_MEDIUM">
            <text:p>GEDA_BITMAP_VALUE_MEDIUM</text:p>
          </table:table-cell>
        </table:table-row>
        <table:table-row table:style-name="ro2">
          <table:table-cell table:number-columns-repeated="2"/>
          <table:table-cell table:formula="of:=[data.B220]&amp;&quot;_&quot;&amp;[data.C220]&amp;&quot;_BITMAP&quot;" office:value-type="string" office:string-value="GEDA_VALUE_BITMAP">
            <text:p>GEDA_VALUE_BITMAP</text:p>
          </table:table-cell>
          <table:table-cell table:formula="of:=[def_data.A220]" office:value-type="string" office:string-value="GEDA_BITMAP_VALUE_LARGE">
            <text:p>GEDA_BITMAP_VALUE_LARGE</text:p>
          </table:table-cell>
        </table:table-row>
        <table:table-row table:style-name="ro2">
          <table:table-cell table:number-columns-repeated="2"/>
          <table:table-cell table:formula="of:=[data.B221]&amp;&quot;_&quot;&amp;[data.C221]&amp;&quot;_BITMAP&quot;" office:value-type="string" office:string-value="GEDA_VALUE_BITMAP">
            <text:p>GEDA_VALUE_BITMAP</text:p>
          </table:table-cell>
          <table:table-cell table:formula="of:=[def_data.A221]" office:value-type="string" office:string-value="GEDA_BITMAP_VALUE_XLARGE">
            <text:p>GEDA_BITMAP_VALUE_XLARGE</text:p>
          </table:table-cell>
        </table:table-row>
        <table:table-row table:style-name="ro2">
          <table:table-cell table:number-columns-repeated="2"/>
          <table:table-cell table:formula="of:=[data.B222]&amp;&quot;_&quot;&amp;[data.C222]&amp;&quot;_BITMAP&quot;" office:value-type="string" office:string-value="GEDA_VALUE_BITMAP">
            <text:p>GEDA_VALUE_BITMAP</text:p>
          </table:table-cell>
          <table:table-cell table:formula="of:=[def_data.A222]" office:value-type="string" office:string-value="GEDA_BITMAP_VALUE_XXLARGE">
            <text:p>GEDA_BITMAP_VALUE_XXLARGE</text:p>
          </table:table-cell>
        </table:table-row>
        <table:table-row table:style-name="ro2">
          <table:table-cell table:number-columns-repeated="2"/>
          <table:table-cell table:formula="of:=[data.B223]&amp;&quot;_&quot;&amp;[data.C223]&amp;&quot;_BITMAP&quot;" office:value-type="string" office:string-value="GEDA_VALUE_BITMAP">
            <text:p>GEDA_VALUE_BITMAP</text:p>
          </table:table-cell>
          <table:table-cell table:formula="of:=[def_data.A223]" office:value-type="string" office:string-value="GEDA_BITMAP_VALUE_256x256">
            <text:p>GEDA_BITMAP_VALUE_256x256</text:p>
          </table:table-cell>
        </table:table-row>
        <table:table-row table:style-name="ro2">
          <table:table-cell table:number-columns-repeated="2"/>
          <table:table-cell table:formula="of:=[data.B224]&amp;&quot;_&quot;&amp;[data.C224]&amp;&quot;_BITMAP&quot;" office:value-type="string" office:string-value="GEDA_VIEW_REDRAW_BITMAP">
            <text:p>GEDA_VIEW_REDRAW_BITMAP</text:p>
          </table:table-cell>
          <table:table-cell table:formula="of:=[def_data.A224]" office:value-type="string" office:string-value="GEDA_BITMAP_VIEW_REDRAW_TINY">
            <text:p>GEDA_BITMAP_VIEW_REDRAW_TINY</text:p>
          </table:table-cell>
        </table:table-row>
        <table:table-row table:style-name="ro2">
          <table:table-cell table:number-columns-repeated="2"/>
          <table:table-cell table:formula="of:=[data.B225]&amp;&quot;_&quot;&amp;[data.C225]&amp;&quot;_BITMAP&quot;" office:value-type="string" office:string-value="GEDA_VIEW_REDRAW_BITMAP">
            <text:p>GEDA_VIEW_REDRAW_BITMAP</text:p>
          </table:table-cell>
          <table:table-cell table:formula="of:=[def_data.A225]" office:value-type="string" office:string-value="GEDA_BITMAP_VIEW_REDRAW_SMALL">
            <text:p>GEDA_BITMAP_VIEW_REDRAW_SMALL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226]&amp;&quot;_&quot;&amp;[data.C226]&amp;&quot;_BITMAP&quot;" office:value-type="string" office:string-value="GEDA_VIEW_REDRAW_BITMAP">
            <text:p>GEDA_VIEW_REDRAW_BITMAP</text:p>
          </table:table-cell>
          <table:table-cell table:formula="of:=[def_data.A226]" office:value-type="string" office:string-value="GEDA_BITMAP_VIEW_REDRAW_MEDIUM">
            <text:p>GEDA_BITMAP_VIEW_REDRAW_MEDIUM</text:p>
          </table:table-cell>
        </table:table-row>
        <table:table-row table:style-name="ro2">
          <table:table-cell table:number-columns-repeated="2"/>
          <table:table-cell table:formula="of:=[data.B227]&amp;&quot;_&quot;&amp;[data.C227]&amp;&quot;_BITMAP&quot;" office:value-type="string" office:string-value="GEDA_VIEW_REDRAW_BITMAP">
            <text:p>GEDA_VIEW_REDRAW_BITMAP</text:p>
          </table:table-cell>
          <table:table-cell table:formula="of:=[def_data.A227]" office:value-type="string" office:string-value="GEDA_BITMAP_VIEW_REDRAW_LARGE">
            <text:p>GEDA_BITMAP_VIEW_REDRAW_LARGE</text:p>
          </table:table-cell>
        </table:table-row>
        <table:table-row table:style-name="ro2">
          <table:table-cell table:number-columns-repeated="2"/>
          <table:table-cell table:formula="of:=[data.B228]&amp;&quot;_&quot;&amp;[data.C228]&amp;&quot;_BITMAP&quot;" office:value-type="string" office:string-value="GEDA_VIEW_REDRAW_BITMAP">
            <text:p>GEDA_VIEW_REDRAW_BITMAP</text:p>
          </table:table-cell>
          <table:table-cell table:formula="of:=[def_data.A228]" office:value-type="string" office:string-value="GEDA_BITMAP_VIEW_REDRAW_XLARGE">
            <text:p>GEDA_BITMAP_VIEW_REDRAW_XLARGE</text:p>
          </table:table-cell>
        </table:table-row>
        <table:table-row table:style-name="ro2">
          <table:table-cell table:number-columns-repeated="2"/>
          <table:table-cell table:formula="of:=[data.B229]&amp;&quot;_&quot;&amp;[data.C229]&amp;&quot;_BITMAP&quot;" office:value-type="string" office:string-value="GEDA_ZOOM_BOX_BITMAP">
            <text:p>GEDA_ZOOM_BOX_BITMAP</text:p>
          </table:table-cell>
          <table:table-cell table:formula="of:=[def_data.A229]" office:value-type="string" office:string-value="GEDA_BITMAP_ZOOM_BOX_TINY">
            <text:p>GEDA_BITMAP_ZOOM_BOX_TINY</text:p>
          </table:table-cell>
        </table:table-row>
        <table:table-row table:style-name="ro2">
          <table:table-cell table:number-columns-repeated="2"/>
          <table:table-cell table:formula="of:=[data.B230]&amp;&quot;_&quot;&amp;[data.C230]&amp;&quot;_BITMAP&quot;" office:value-type="string" office:string-value="GEDA_ZOOM_BOX_BITMAP">
            <text:p>GEDA_ZOOM_BOX_BITMAP</text:p>
          </table:table-cell>
          <table:table-cell table:formula="of:=[def_data.A230]" office:value-type="string" office:string-value="GEDA_BITMAP_ZOOM_BOX_SMALL">
            <text:p>GEDA_BITMAP_ZOOM_BOX_SMALL</text:p>
          </table:table-cell>
        </table:table-row>
        <table:table-row table:style-name="ro2">
          <table:table-cell table:number-columns-repeated="2"/>
          <table:table-cell table:formula="of:=[data.B231]&amp;&quot;_&quot;&amp;[data.C231]&amp;&quot;_BITMAP&quot;" office:value-type="string" office:string-value="GEDA_ZOOM_BOX_BITMAP">
            <text:p>GEDA_ZOOM_BOX_BITMAP</text:p>
          </table:table-cell>
          <table:table-cell table:formula="of:=[def_data.A231]" office:value-type="string" office:string-value="GEDA_BITMAP_ZOOM_BOX_MEDIUM">
            <text:p>GEDA_BITMAP_ZOOM_BOX_MEDIUM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232]&amp;&quot;_&quot;&amp;[data.C232]&amp;&quot;_BITMAP&quot;" office:value-type="string" office:string-value="GEDA_ZOOM_BOX_BITMAP">
            <text:p>GEDA_ZOOM_BOX_BITMAP</text:p>
          </table:table-cell>
          <table:table-cell table:formula="of:=[def_data.A232]" office:value-type="string" office:string-value="GEDA_BITMAP_ZOOM_BOX_LARGE">
            <text:p>GEDA_BITMAP_ZOOM_BOX_LARGE</text:p>
          </table:table-cell>
        </table:table-row>
        <table:table-row table:style-name="ro2">
          <table:table-cell table:number-columns-repeated="2"/>
          <table:table-cell table:formula="of:=[data.B233]&amp;&quot;_&quot;&amp;[data.C233]&amp;&quot;_BITMAP&quot;" office:value-type="string" office:string-value="GEDA_ZOOM_BOX_BITMAP">
            <text:p>GEDA_ZOOM_BOX_BITMAP</text:p>
          </table:table-cell>
          <table:table-cell table:formula="of:=[def_data.A233]" office:value-type="string" office:string-value="GEDA_BITMAP_ZOOM_BOX_XLARGE">
            <text:p>GEDA_BITMAP_ZOOM_BOX_XLARGE</text:p>
          </table:table-cell>
        </table:table-row>
        <table:table-row table:style-name="ro2">
          <table:table-cell table:number-columns-repeated="2"/>
          <table:table-cell table:formula="of:=[data.B234]&amp;&quot;_&quot;&amp;[data.C234]&amp;&quot;_BITMAP&quot;" office:value-type="string" office:string-value="GEDA_ZOOM_EXTENTS_BITMAP">
            <text:p>GEDA_ZOOM_EXTENTS_BITMAP</text:p>
          </table:table-cell>
          <table:table-cell table:formula="of:=[def_data.A234]" office:value-type="string" office:string-value="GEDA_BITMAP_ZOOM_EXTENTS_TINY">
            <text:p>GEDA_BITMAP_ZOOM_EXTENTS_TINY</text:p>
          </table:table-cell>
        </table:table-row>
        <table:table-row table:style-name="ro2">
          <table:table-cell table:number-columns-repeated="2"/>
          <table:table-cell table:formula="of:=[data.B235]&amp;&quot;_&quot;&amp;[data.C235]&amp;&quot;_BITMAP&quot;" office:value-type="string" office:string-value="GEDA_ZOOM_EXTENTS_BITMAP">
            <text:p>GEDA_ZOOM_EXTENTS_BITMAP</text:p>
          </table:table-cell>
          <table:table-cell table:formula="of:=[def_data.A235]" office:value-type="string" office:string-value="GEDA_BITMAP_ZOOM_EXTENTS_SMALL">
            <text:p>GEDA_BITMAP_ZOOM_EXTENTS_SMALL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236]&amp;&quot;_&quot;&amp;[data.C236]&amp;&quot;_BITMAP&quot;" office:value-type="string" office:string-value="GEDA_ZOOM_EXTENTS_BITMAP">
            <text:p>GEDA_ZOOM_EXTENTS_BITMAP</text:p>
          </table:table-cell>
          <table:table-cell table:formula="of:=[def_data.A236]" office:value-type="string" office:string-value="GEDA_BITMAP_ZOOM_EXTENTS_MEDIUM">
            <text:p>GEDA_BITMAP_ZOOM_EXTENTS_MEDIUM</text:p>
          </table:table-cell>
        </table:table-row>
        <table:table-row table:style-name="ro2">
          <table:table-cell table:number-columns-repeated="2"/>
          <table:table-cell table:formula="of:=[data.B237]&amp;&quot;_&quot;&amp;[data.C237]&amp;&quot;_BITMAP&quot;" office:value-type="string" office:string-value="GEDA_ZOOM_EXTENTS_BITMAP">
            <text:p>GEDA_ZOOM_EXTENTS_BITMAP</text:p>
          </table:table-cell>
          <table:table-cell table:formula="of:=[def_data.A237]" office:value-type="string" office:string-value="GEDA_BITMAP_ZOOM_EXTENTS_LARGE">
            <text:p>GEDA_BITMAP_ZOOM_EXTENTS_LARGE</text:p>
          </table:table-cell>
        </table:table-row>
        <table:table-row table:style-name="ro2">
          <table:table-cell table:number-columns-repeated="2"/>
          <table:table-cell table:formula="of:=[data.B238]&amp;&quot;_&quot;&amp;[data.C238]&amp;&quot;_BITMAP&quot;" office:value-type="string" office:string-value="GEDA_ZOOM_EXTENTS_BITMAP">
            <text:p>GEDA_ZOOM_EXTENTS_BITMAP</text:p>
          </table:table-cell>
          <table:table-cell table:formula="of:=[def_data.A238]" office:value-type="string" office:string-value="GEDA_BITMAP_ZOOM_EXTENTS_XLARGE">
            <text:p>GEDA_BITMAP_ZOOM_EXTENTS_XLARGE</text:p>
          </table:table-cell>
        </table:table-row>
        <table:table-row table:style-name="ro2">
          <table:table-cell table:number-columns-repeated="2"/>
          <table:table-cell table:formula="of:=[data.B239]&amp;&quot;_&quot;&amp;[data.C239]&amp;&quot;_BITMAP&quot;" office:value-type="string" office:string-value="GEDA_ZOOM_IN_BITMAP">
            <text:p>GEDA_ZOOM_IN_BITMAP</text:p>
          </table:table-cell>
          <table:table-cell table:formula="of:=[def_data.A239]" office:value-type="string" office:string-value="GEDA_BITMAP_ZOOM_IN_TINY">
            <text:p>GEDA_BITMAP_ZOOM_IN_TINY</text:p>
          </table:table-cell>
        </table:table-row>
        <table:table-row table:style-name="ro2">
          <table:table-cell table:number-columns-repeated="2"/>
          <table:table-cell table:formula="of:=[data.B240]&amp;&quot;_&quot;&amp;[data.C240]&amp;&quot;_BITMAP&quot;" office:value-type="string" office:string-value="GEDA_ZOOM_IN_BITMAP">
            <text:p>GEDA_ZOOM_IN_BITMAP</text:p>
          </table:table-cell>
          <table:table-cell table:formula="of:=[def_data.A240]" office:value-type="string" office:string-value="GEDA_BITMAP_ZOOM_IN_SMALL">
            <text:p>GEDA_BITMAP_ZOOM_IN_SMALL</text:p>
          </table:table-cell>
        </table:table-row>
        <table:table-row table:style-name="ro2">
          <table:table-cell table:number-columns-repeated="2"/>
          <table:table-cell table:formula="of:=[data.B241]&amp;&quot;_&quot;&amp;[data.C241]&amp;&quot;_BITMAP&quot;" office:value-type="string" office:string-value="GEDA_ZOOM_IN_BITMAP">
            <text:p>GEDA_ZOOM_IN_BITMAP</text:p>
          </table:table-cell>
          <table:table-cell table:formula="of:=[def_data.A241]" office:value-type="string" office:string-value="GEDA_BITMAP_ZOOM_IN_MEDIUM">
            <text:p>GEDA_BITMAP_ZOOM_IN_MEDIUM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242]&amp;&quot;_&quot;&amp;[data.C242]&amp;&quot;_BITMAP&quot;" office:value-type="string" office:string-value="GEDA_ZOOM_IN_BITMAP">
            <text:p>GEDA_ZOOM_IN_BITMAP</text:p>
          </table:table-cell>
          <table:table-cell table:formula="of:=[def_data.A242]" office:value-type="string" office:string-value="GEDA_BITMAP_ZOOM_IN_LARGE">
            <text:p>GEDA_BITMAP_ZOOM_IN_LARGE</text:p>
          </table:table-cell>
        </table:table-row>
        <table:table-row table:style-name="ro2">
          <table:table-cell table:number-columns-repeated="2"/>
          <table:table-cell table:formula="of:=[data.B243]&amp;&quot;_&quot;&amp;[data.C243]&amp;&quot;_BITMAP&quot;" office:value-type="string" office:string-value="GEDA_ZOOM_IN_BITMAP">
            <text:p>GEDA_ZOOM_IN_BITMAP</text:p>
          </table:table-cell>
          <table:table-cell table:formula="of:=[def_data.A243]" office:value-type="string" office:string-value="GEDA_BITMAP_ZOOM_IN_XLARGE">
            <text:p>GEDA_BITMAP_ZOOM_IN_XLARGE</text:p>
          </table:table-cell>
        </table:table-row>
        <table:table-row table:style-name="ro2">
          <table:table-cell table:number-columns-repeated="2"/>
          <table:table-cell table:formula="of:=[data.B244]&amp;&quot;_&quot;&amp;[data.C244]&amp;&quot;_BITMAP&quot;" office:value-type="string" office:string-value="GEDA_ZOOM_LIMITS_BITMAP">
            <text:p>GEDA_ZOOM_LIMITS_BITMAP</text:p>
          </table:table-cell>
          <table:table-cell table:formula="of:=[def_data.A244]" office:value-type="string" office:string-value="GEDA_BITMAP_ZOOM_LIMITS_TINY">
            <text:p>GEDA_BITMAP_ZOOM_LIMITS_TINY</text:p>
          </table:table-cell>
        </table:table-row>
        <table:table-row table:style-name="ro2">
          <table:table-cell table:number-columns-repeated="2"/>
          <table:table-cell table:formula="of:=[data.B245]&amp;&quot;_&quot;&amp;[data.C245]&amp;&quot;_BITMAP&quot;" office:value-type="string" office:string-value="GEDA_ZOOM_LIMITS_BITMAP">
            <text:p>GEDA_ZOOM_LIMITS_BITMAP</text:p>
          </table:table-cell>
          <table:table-cell table:formula="of:=[def_data.A245]" office:value-type="string" office:string-value="GEDA_BITMAP_ZOOM_LIMITS_SMALL">
            <text:p>GEDA_BITMAP_ZOOM_LIMITS_SMALL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246]&amp;&quot;_&quot;&amp;[data.C246]&amp;&quot;_BITMAP&quot;" office:value-type="string" office:string-value="GEDA_ZOOM_LIMITS_BITMAP">
            <text:p>GEDA_ZOOM_LIMITS_BITMAP</text:p>
          </table:table-cell>
          <table:table-cell table:formula="of:=[def_data.A246]" office:value-type="string" office:string-value="GEDA_BITMAP_ZOOM_LIMITS_MEDIUM">
            <text:p>GEDA_BITMAP_ZOOM_LIMITS_MEDIUM</text:p>
          </table:table-cell>
        </table:table-row>
        <table:table-row table:style-name="ro2">
          <table:table-cell table:number-columns-repeated="2"/>
          <table:table-cell table:formula="of:=[data.B247]&amp;&quot;_&quot;&amp;[data.C247]&amp;&quot;_BITMAP&quot;" office:value-type="string" office:string-value="GEDA_ZOOM_LIMITS_BITMAP">
            <text:p>GEDA_ZOOM_LIMITS_BITMAP</text:p>
          </table:table-cell>
          <table:table-cell table:formula="of:=[def_data.A247]" office:value-type="string" office:string-value="GEDA_BITMAP_ZOOM_LIMITS_LARGE">
            <text:p>GEDA_BITMAP_ZOOM_LIMITS_LARGE</text:p>
          </table:table-cell>
        </table:table-row>
        <table:table-row table:style-name="ro2">
          <table:table-cell table:number-columns-repeated="2"/>
          <table:table-cell table:formula="of:=[data.B248]&amp;&quot;_&quot;&amp;[data.C248]&amp;&quot;_BITMAP&quot;" office:value-type="string" office:string-value="GEDA_ZOOM_LIMITS_BITMAP">
            <text:p>GEDA_ZOOM_LIMITS_BITMAP</text:p>
          </table:table-cell>
          <table:table-cell table:formula="of:=[def_data.A248]" office:value-type="string" office:string-value="GEDA_BITMAP_ZOOM_LIMITS_XLARGE">
            <text:p>GEDA_BITMAP_ZOOM_LIMITS_XLARGE</text:p>
          </table:table-cell>
        </table:table-row>
        <table:table-row table:style-name="ro2">
          <table:table-cell table:number-columns-repeated="2"/>
          <table:table-cell table:formula="of:=[data.B249]&amp;&quot;_&quot;&amp;[data.C249]&amp;&quot;_BITMAP&quot;" office:value-type="string" office:string-value="GEDA_ZOOM_OUT_BITMAP">
            <text:p>GEDA_ZOOM_OUT_BITMAP</text:p>
          </table:table-cell>
          <table:table-cell table:formula="of:=[def_data.A249]" office:value-type="string" office:string-value="GEDA_BITMAP_ZOOM_OUT_TINY">
            <text:p>GEDA_BITMAP_ZOOM_OUT_TINY</text:p>
          </table:table-cell>
        </table:table-row>
        <table:table-row table:style-name="ro2">
          <table:table-cell table:number-columns-repeated="2"/>
          <table:table-cell table:formula="of:=[data.B250]&amp;&quot;_&quot;&amp;[data.C250]&amp;&quot;_BITMAP&quot;" office:value-type="string" office:string-value="GEDA_ZOOM_OUT_BITMAP">
            <text:p>GEDA_ZOOM_OUT_BITMAP</text:p>
          </table:table-cell>
          <table:table-cell table:formula="of:=[def_data.A250]" office:value-type="string" office:string-value="GEDA_BITMAP_ZOOM_OUT_SMALL">
            <text:p>GEDA_BITMAP_ZOOM_OUT_SMALL</text:p>
          </table:table-cell>
        </table:table-row>
        <table:table-row table:style-name="ro2">
          <table:table-cell table:number-columns-repeated="2"/>
          <table:table-cell table:formula="of:=[data.B251]&amp;&quot;_&quot;&amp;[data.C251]&amp;&quot;_BITMAP&quot;" office:value-type="string" office:string-value="GEDA_ZOOM_OUT_BITMAP">
            <text:p>GEDA_ZOOM_OUT_BITMAP</text:p>
          </table:table-cell>
          <table:table-cell table:formula="of:=[def_data.A251]" office:value-type="string" office:string-value="GEDA_BITMAP_ZOOM_OUT_MEDIUM">
            <text:p>GEDA_BITMAP_ZOOM_OUT_MEDIUM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252]&amp;&quot;_&quot;&amp;[data.C252]&amp;&quot;_BITMAP&quot;" office:value-type="string" office:string-value="GEDA_ZOOM_OUT_BITMAP">
            <text:p>GEDA_ZOOM_OUT_BITMAP</text:p>
          </table:table-cell>
          <table:table-cell table:formula="of:=[def_data.A252]" office:value-type="string" office:string-value="GEDA_BITMAP_ZOOM_OUT_LARGE">
            <text:p>GEDA_BITMAP_ZOOM_OUT_LARGE</text:p>
          </table:table-cell>
        </table:table-row>
        <table:table-row table:style-name="ro2">
          <table:table-cell table:number-columns-repeated="2"/>
          <table:table-cell table:formula="of:=[data.B253]&amp;&quot;_&quot;&amp;[data.C253]&amp;&quot;_BITMAP&quot;" office:value-type="string" office:string-value="GEDA_ZOOM_OUT_BITMAP">
            <text:p>GEDA_ZOOM_OUT_BITMAP</text:p>
          </table:table-cell>
          <table:table-cell table:formula="of:=[def_data.A253]" office:value-type="string" office:string-value="GEDA_BITMAP_ZOOM_OUT_XLARGE">
            <text:p>GEDA_BITMAP_ZOOM_OUT_XLARGE</text:p>
          </table:table-cell>
        </table:table-row>
        <table:table-row table:style-name="ro2">
          <table:table-cell table:number-columns-repeated="2"/>
          <table:table-cell table:formula="of:=[data.B254]&amp;&quot;_&quot;&amp;[data.C254]&amp;&quot;_BITMAP&quot;" office:value-type="string" office:string-value="GEDA_ZOOM_PAN_BITMAP">
            <text:p>GEDA_ZOOM_PAN_BITMAP</text:p>
          </table:table-cell>
          <table:table-cell table:formula="of:=[def_data.A254]" office:value-type="string" office:string-value="GEDA_BITMAP_ZOOM_PAN_TINY">
            <text:p>GEDA_BITMAP_ZOOM_PAN_TINY</text:p>
          </table:table-cell>
        </table:table-row>
        <table:table-row table:style-name="ro2">
          <table:table-cell table:number-columns-repeated="2"/>
          <table:table-cell table:formula="of:=[data.B255]&amp;&quot;_&quot;&amp;[data.C255]&amp;&quot;_BITMAP&quot;" office:value-type="string" office:string-value="GEDA_ZOOM_PAN_BITMAP">
            <text:p>GEDA_ZOOM_PAN_BITMAP</text:p>
          </table:table-cell>
          <table:table-cell table:formula="of:=[def_data.A255]" office:value-type="string" office:string-value="GEDA_BITMAP_ZOOM_PAN_SMALL">
            <text:p>GEDA_BITMAP_ZOOM_PAN_SMALL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256]&amp;&quot;_&quot;&amp;[data.C256]&amp;&quot;_BITMAP&quot;" office:value-type="string" office:string-value="GEDA_ZOOM_PAN_BITMAP">
            <text:p>GEDA_ZOOM_PAN_BITMAP</text:p>
          </table:table-cell>
          <table:table-cell table:formula="of:=[def_data.A256]" office:value-type="string" office:string-value="GEDA_BITMAP_ZOOM_PAN_MEDIUM">
            <text:p>GEDA_BITMAP_ZOOM_PAN_MEDIUM</text:p>
          </table:table-cell>
        </table:table-row>
        <table:table-row table:style-name="ro2">
          <table:table-cell table:number-columns-repeated="2"/>
          <table:table-cell table:formula="of:=[data.B257]&amp;&quot;_&quot;&amp;[data.C257]&amp;&quot;_BITMAP&quot;" office:value-type="string" office:string-value="GEDA_ZOOM_PAN_BITMAP">
            <text:p>GEDA_ZOOM_PAN_BITMAP</text:p>
          </table:table-cell>
          <table:table-cell table:formula="of:=[def_data.A257]" office:value-type="string" office:string-value="GEDA_BITMAP_ZOOM_PAN_LARGE">
            <text:p>GEDA_BITMAP_ZOOM_PAN_LARGE</text:p>
          </table:table-cell>
        </table:table-row>
        <table:table-row table:style-name="ro2">
          <table:table-cell table:number-columns-repeated="2"/>
          <table:table-cell table:formula="of:=[data.B258]&amp;&quot;_&quot;&amp;[data.C258]&amp;&quot;_BITMAP&quot;" office:value-type="string" office:string-value="GEDA_ZOOM_PAN_BITMAP">
            <text:p>GEDA_ZOOM_PAN_BITMAP</text:p>
          </table:table-cell>
          <table:table-cell table:formula="of:=[def_data.A258]" office:value-type="string" office:string-value="GEDA_BITMAP_ZOOM_PAN_XLARGE">
            <text:p>GEDA_BITMAP_ZOOM_PAN_XLARGE</text:p>
          </table:table-cell>
        </table:table-row>
        <table:table-row table:style-name="ro2">
          <table:table-cell table:number-columns-repeated="2"/>
          <table:table-cell table:formula="of:=[data.B259]&amp;&quot;_&quot;&amp;[data.C259]&amp;&quot;_BITMAP&quot;" office:value-type="string" office:string-value="GEDA_GHOST_INVISIBLE_BITMAP">
            <text:p>GEDA_GHOST_INVISIBLE_BITMAP</text:p>
          </table:table-cell>
          <table:table-cell table:formula="of:=[def_data.A259]" office:value-type="string" office:string-value="GEDA_BITMAP_GHOST_INVISIBLE_TINY">
            <text:p>GEDA_BITMAP_GHOST_INVISIBLE_TINY</text:p>
          </table:table-cell>
        </table:table-row>
        <table:table-row table:style-name="ro2">
          <table:table-cell table:number-columns-repeated="2"/>
          <table:table-cell table:formula="of:=[data.B260]&amp;&quot;_&quot;&amp;[data.C260]&amp;&quot;_BITMAP&quot;" office:value-type="string" office:string-value="GEDA_GHOST_INVISIBLE_BITMAP">
            <text:p>GEDA_GHOST_INVISIBLE_BITMAP</text:p>
          </table:table-cell>
          <table:table-cell table:formula="of:=[def_data.A260]" office:value-type="string" office:string-value="GEDA_BITMAP_GHOST_INVISIBLE_SMALL">
            <text:p>GEDA_BITMAP_GHOST_INVISIBLE_SMALL</text:p>
          </table:table-cell>
        </table:table-row>
        <table:table-row table:style-name="ro2">
          <table:table-cell table:number-columns-repeated="2"/>
          <table:table-cell table:formula="of:=[data.B261]&amp;&quot;_&quot;&amp;[data.C261]&amp;&quot;_BITMAP&quot;" office:value-type="string" office:string-value="GEDA_GHOST_INVISIBLE_BITMAP">
            <text:p>GEDA_GHOST_INVISIBLE_BITMAP</text:p>
          </table:table-cell>
          <table:table-cell table:formula="of:=[def_data.A261]" office:value-type="string" office:string-value="GEDA_BITMAP_GHOST_INVISIBLE_256x256">
            <text:p>GEDA_BITMAP_GHOST_INVISIBLE_256x256</text:p>
          </table:table-cell>
        </table:table-row>
        <table:table-row table:style-name="ro2">
          <table:table-cell table:number-columns-repeated="2"/>
          <table:table-cell table:formula="of:=[data.B262]&amp;&quot;_&quot;&amp;[data.C262]&amp;&quot;_BITMAP&quot;" office:value-type="string" office:string-value="GEDA_GHOST_INVISIBLE_BITMAP">
            <text:p>GEDA_GHOST_INVISIBLE_BITMAP</text:p>
          </table:table-cell>
          <table:table-cell table:formula="of:=[def_data.A262]" office:value-type="string" office:string-value="GEDA_BITMAP_GHOST_INVISIBLE_MEDIUM">
            <text:p>GEDA_BITMAP_GHOST_INVISIBLE_MEDIUM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263]&amp;&quot;_&quot;&amp;[data.C263]&amp;&quot;_BITMAP&quot;" office:value-type="string" office:string-value="GEDA_GHOST_INVISIBLE_BITMAP">
            <text:p>GEDA_GHOST_INVISIBLE_BITMAP</text:p>
          </table:table-cell>
          <table:table-cell table:formula="of:=[def_data.A263]" office:value-type="string" office:string-value="GEDA_BITMAP_GHOST_INVISIBLE_LARGE">
            <text:p>GEDA_BITMAP_GHOST_INVISIBLE_LARGE</text:p>
          </table:table-cell>
        </table:table-row>
        <table:table-row table:style-name="ro2">
          <table:table-cell table:number-columns-repeated="2"/>
          <table:table-cell table:formula="of:=[data.B264]&amp;&quot;_&quot;&amp;[data.C264]&amp;&quot;_BITMAP&quot;" office:value-type="string" office:string-value="GEDA_GHOST_INVISIBLE_BITMAP">
            <text:p>GEDA_GHOST_INVISIBLE_BITMAP</text:p>
          </table:table-cell>
          <table:table-cell table:formula="of:=[def_data.A264]" office:value-type="string" office:string-value="GEDA_BITMAP_GHOST_INVISIBLE_XLARGE">
            <text:p>GEDA_BITMAP_GHOST_INVISIBLE_XLARGE</text:p>
          </table:table-cell>
        </table:table-row>
        <table:table-row table:style-name="ro2">
          <table:table-cell office:value-type="string">
            <text:p>#define</text:p>
          </table:table-cell>
          <table:table-cell/>
          <table:table-cell table:formula="of:=[data.B265]&amp;&quot;_&quot;&amp;[data.C265]&amp;&quot;_BITMAP&quot;" office:value-type="string" office:string-value="GSCHEM_ABOUT_LOGO_BITMAP">
            <text:p>GSCHEM_ABOUT_LOGO_BITMAP</text:p>
          </table:table-cell>
          <table:table-cell table:formula="of:=[def_data.A265]" office:value-type="string" office:string-value="GSCHEM_BITMAP_ABOUT_LOGO_PNG">
            <text:p>GSCHEM_BITMAP_ABOUT_LOGO_PNG</text:p>
          </table:table-cell>
        </table:table-row>
        <table:table-row table:style-name="ro2">
          <table:table-cell table:number-columns-repeated="2"/>
          <table:table-cell table:formula="of:=[data.B266]&amp;&quot;_&quot;&amp;[data.C266]&amp;&quot;_BITMAP&quot;" office:value-type="string" office:string-value="GSCHEM_ABOUT_LOGO_BITMAP">
            <text:p>GSCHEM_ABOUT_LOGO_BITMAP</text:p>
          </table:table-cell>
          <table:table-cell table:formula="of:=[def_data.A266]" office:value-type="string" office:string-value="GSCHEM_BITMAP_ABOUT_LOGO_XCF">
            <text:p>GSCHEM_BITMAP_ABOUT_LOGO_XCF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267]&amp;&quot;_&quot;&amp;[data.C267]&amp;&quot;_BITMAP&quot;" office:value-type="string" office:string-value="GSCHEM_ALIGN_BOTTOM_CENTER_BITMAP">
            <text:p>GSCHEM_ALIGN_BOTTOM_CENTER_BITMAP</text:p>
          </table:table-cell>
          <table:table-cell table:style-name="ce37" table:formula="of:=[def_data.A267]" office:value-type="string" office:string-value="GSCHEM_BITMAP_ALIGN_BOTTOM_CENTER_XLARGE">
            <text:p>GSCHEM_BITMAP_ALIGN_BOTTOM_CENTER_XLARGE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268]&amp;&quot;_&quot;&amp;[data.C268]&amp;&quot;_BITMAP&quot;" office:value-type="string" office:string-value="GSCHEM_ALIGN_BOTTOM_LEFT_BITMAP">
            <text:p>GSCHEM_ALIGN_BOTTOM_LEFT_BITMAP</text:p>
          </table:table-cell>
          <table:table-cell table:style-name="ce37" table:formula="of:=[def_data.A268]" office:value-type="string" office:string-value="GSCHEM_BITMAP_ALIGN_BOTTOM_LEFT_XLARGE">
            <text:p>GSCHEM_BITMAP_ALIGN_BOTTOM_LEFT_XLARGE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269]&amp;&quot;_&quot;&amp;[data.C269]&amp;&quot;_BITMAP&quot;" office:value-type="string" office:string-value="GSCHEM_ALIGN_BOTTOM_RIGHT_BITMAP">
            <text:p>GSCHEM_ALIGN_BOTTOM_RIGHT_BITMAP</text:p>
          </table:table-cell>
          <table:table-cell table:style-name="ce37" table:formula="of:=[def_data.A269]" office:value-type="string" office:string-value="GSCHEM_BITMAP_ALIGN_BOTTOM_RIGHT_XLARGE">
            <text:p>GSCHEM_BITMAP_ALIGN_BOTTOM_RIGHT_XLARGE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270]&amp;&quot;_&quot;&amp;[data.C270]&amp;&quot;_BITMAP&quot;" office:value-type="string" office:string-value="GSCHEM_ALIGN_MIDDLE_CENTER_BITMAP">
            <text:p>GSCHEM_ALIGN_MIDDLE_CENTER_BITMAP</text:p>
          </table:table-cell>
          <table:table-cell table:style-name="ce37" table:formula="of:=[def_data.A270]" office:value-type="string" office:string-value="GSCHEM_BITMAP_ALIGN_MIDDLE_CENTER_XLARGE">
            <text:p>GSCHEM_BITMAP_ALIGN_MIDDLE_CENTER_XLARGE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271]&amp;&quot;_&quot;&amp;[data.C271]&amp;&quot;_BITMAP&quot;" office:value-type="string" office:string-value="GSCHEM_ALIGN_MIDDLE_LEFT_BITMAP">
            <text:p>GSCHEM_ALIGN_MIDDLE_LEFT_BITMAP</text:p>
          </table:table-cell>
          <table:table-cell table:style-name="ce37" table:formula="of:=[def_data.A271]" office:value-type="string" office:string-value="GSCHEM_BITMAP_ALIGN_MIDDLE_LEFT_XLARGE">
            <text:p>GSCHEM_BITMAP_ALIGN_MIDDLE_LEFT_XLARGE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272]&amp;&quot;_&quot;&amp;[data.C272]&amp;&quot;_BITMAP&quot;" office:value-type="string" office:string-value="GSCHEM_ALIGN_MIDDLE_RIGHT_BITMAP">
            <text:p>GSCHEM_ALIGN_MIDDLE_RIGHT_BITMAP</text:p>
          </table:table-cell>
          <table:table-cell table:style-name="ce37" table:formula="of:=[def_data.A272]" office:value-type="string" office:string-value="GSCHEM_BITMAP_ALIGN_MIDDLE_RIGHT_XLARGE">
            <text:p>GSCHEM_BITMAP_ALIGN_MIDDLE_RIGHT_XLARGE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273]&amp;&quot;_&quot;&amp;[data.C273]&amp;&quot;_BITMAP&quot;" office:value-type="string" office:string-value="GSCHEM_ALIGN_TOP_CENTER_BITMAP">
            <text:p>GSCHEM_ALIGN_TOP_CENTER_BITMAP</text:p>
          </table:table-cell>
          <table:table-cell table:style-name="ce37" table:formula="of:=[def_data.A273]" office:value-type="string" office:string-value="GSCHEM_BITMAP_ALIGN_TOP_CENTER_XLARGE">
            <text:p>GSCHEM_BITMAP_ALIGN_TOP_CENTER_XLARGE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274]&amp;&quot;_&quot;&amp;[data.C274]&amp;&quot;_BITMAP&quot;" office:value-type="string" office:string-value="GSCHEM_ALIGN_TOP_LEFT_BITMAP">
            <text:p>GSCHEM_ALIGN_TOP_LEFT_BITMAP</text:p>
          </table:table-cell>
          <table:table-cell table:style-name="ce37" table:formula="of:=[def_data.A274]" office:value-type="string" office:string-value="GSCHEM_BITMAP_ALIGN_TOP_LEFT_XLARGE">
            <text:p>GSCHEM_BITMAP_ALIGN_TOP_LEFT_XLARGE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275]&amp;&quot;_&quot;&amp;[data.C275]&amp;&quot;_BITMAP&quot;" office:value-type="string" office:string-value="GSCHEM_ALIGN_TOP_RIGHT_BITMAP">
            <text:p>GSCHEM_ALIGN_TOP_RIGHT_BITMAP</text:p>
          </table:table-cell>
          <table:table-cell table:style-name="ce37" table:formula="of:=[def_data.A275]" office:value-type="string" office:string-value="GSCHEM_BITMAP_ALIGN_TOP_RIGHT_XLARGE">
            <text:p>GSCHEM_BITMAP_ALIGN_TOP_RIGHT_XLARGE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276]&amp;&quot;_&quot;&amp;[data.C276]&amp;&quot;_BITMAP&quot;" office:value-type="string" office:string-value="GSCHEM_ALIGN_UNCHANGED_BITMAP">
            <text:p>GSCHEM_ALIGN_UNCHANGED_BITMAP</text:p>
          </table:table-cell>
          <table:table-cell table:style-name="ce37" table:formula="of:=[def_data.A276]" office:value-type="string" office:string-value="GSCHEM_BITMAP_ALIGN_UNCHANGED_XLARGE">
            <text:p>GSCHEM_BITMAP_ALIGN_UNCHANGED_XLARGE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277]&amp;&quot;_&quot;&amp;[data.C277]&amp;&quot;_BITMAP&quot;" office:value-type="string" office:string-value="GSCHEM_ALIGN_BOTTOM_2_TOP_BITMAP">
            <text:p>GSCHEM_ALIGN_BOTTOM_2_TOP_BITMAP</text:p>
          </table:table-cell>
          <table:table-cell table:style-name="ce37" table:formula="of:=[def_data.A277]" office:value-type="string" office:string-value="GSCHEM_BITMAP_ALIGN_BOTTOM_2_TOP_XLARGE">
            <text:p>GSCHEM_BITMAP_ALIGN_BOTTOM_2_TOP_XLARGE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278]&amp;&quot;_&quot;&amp;[data.C278]&amp;&quot;_BITMAP&quot;" office:value-type="string" office:string-value="GSCHEM_BUS_BITMAP">
            <text:p>GSCHEM_BUS_BITMAP</text:p>
          </table:table-cell>
          <table:table-cell table:style-name="ce37" table:formula="of:=[def_data.A278]" office:value-type="string" office:string-value="GSCHEM_BITMAP_BUS_SMALL">
            <text:p>GSCHEM_BITMAP_BUS_SMALL</text:p>
          </table:table-cell>
        </table:table-row>
        <table:table-row table:style-name="ro2">
          <table:table-cell table:style-name="ce38" table:number-columns-repeated="2"/>
          <table:table-cell table:style-name="ce38" table:formula="of:=[data.B279]&amp;&quot;_&quot;&amp;[data.C279]&amp;&quot;_BITMAP&quot;" office:value-type="string" office:string-value="GSCHEM_COMP_BITMAP">
            <text:p>GSCHEM_COMP_BITMAP</text:p>
          </table:table-cell>
          <table:table-cell table:style-name="ce38" table:formula="of:=[def_data.A279]" office:value-type="string" office:string-value="GSCHEM_BITMAP_COMP_SMALL">
            <text:p>GSCHEM_BITMAP_COMP_SMALL</text:p>
          </table:table-cell>
        </table:table-row>
        <table:table-row table:style-name="ro2">
          <table:table-cell table:style-name="ce38" office:value-type="string">
            <text:p>#define</text:p>
          </table:table-cell>
          <table:table-cell table:style-name="ce38"/>
          <table:table-cell table:style-name="ce38" table:formula="of:=[data.B280]&amp;&quot;_&quot;&amp;[data.C280]&amp;&quot;_BITMAP&quot;" office:value-type="string" office:string-value="GSCHEM_COMP_BITMAP">
            <text:p>GSCHEM_COMP_BITMAP</text:p>
          </table:table-cell>
          <table:table-cell table:style-name="ce38" table:formula="of:=[def_data.A280]" office:value-type="string" office:string-value="GSCHEM_BITMAP_COMP_MEDIUM">
            <text:p>GSCHEM_BITMAP_COMP_MEDIUM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281]&amp;&quot;_&quot;&amp;[data.C281]&amp;&quot;_BITMAP&quot;" office:value-type="string" office:string-value="GSCHEM_COPY_BITMAP">
            <text:p>GSCHEM_COPY_BITMAP</text:p>
          </table:table-cell>
          <table:table-cell table:style-name="ce37" table:formula="of:=[def_data.A281]" office:value-type="string" office:string-value="GSCHEM_BITMAP_COPY_SMALL">
            <text:p>GSCHEM_BITMAP_COPY_SMALL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282]&amp;&quot;_&quot;&amp;[data.C282]&amp;&quot;_BITMAP&quot;" office:value-type="string" office:string-value="GSCHEM_DELETE_BITMAP">
            <text:p>GSCHEM_DELETE_BITMAP</text:p>
          </table:table-cell>
          <table:table-cell table:style-name="ce37" table:formula="of:=[def_data.A282]" office:value-type="string" office:string-value="GSCHEM_BITMAP_DELETE_SMALL">
            <text:p>GSCHEM_BITMAP_DELETE_SMALL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283]&amp;&quot;_&quot;&amp;[data.C283]&amp;&quot;_BITMAP&quot;" office:value-type="string" office:string-value="GSCHEM_DIAGONAL_BITMAP">
            <text:p>GSCHEM_DIAGONAL_BITMAP</text:p>
          </table:table-cell>
          <table:table-cell table:style-name="ce37" table:formula="of:=[def_data.A283]" office:value-type="string" office:string-value="GSCHEM_BITMAP_DIAGONAL_XLARGE">
            <text:p>GSCHEM_BITMAP_DIAGONAL_XLARGE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284]&amp;&quot;_&quot;&amp;[data.C284]&amp;&quot;_BITMAP&quot;" office:value-type="string" office:string-value="GSCHEM_EDIT_BITMAP">
            <text:p>GSCHEM_EDIT_BITMAP</text:p>
          </table:table-cell>
          <table:table-cell table:style-name="ce37" table:formula="of:=[def_data.A284]" office:value-type="string" office:string-value="GSCHEM_BITMAP_EDIT_SMALL">
            <text:p>GSCHEM_BITMAP_EDIT_SMALL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285]&amp;&quot;_&quot;&amp;[data.C285]&amp;&quot;_BITMAP&quot;" office:value-type="string" office:string-value="GSCHEM_FILE_ORDER_BITMAP">
            <text:p>GSCHEM_FILE_ORDER_BITMAP</text:p>
          </table:table-cell>
          <table:table-cell table:style-name="ce37" table:formula="of:=[def_data.A285]" office:value-type="string" office:string-value="GSCHEM_BITMAP_FILE_ORDER_XLARGE">
            <text:p>GSCHEM_BITMAP_FILE_ORDER_XLARGE</text:p>
          </table:table-cell>
        </table:table-row>
        <table:table-row table:style-name="ro2">
          <table:table-cell table:style-name="ce36" table:number-columns-repeated="2"/>
          <table:table-cell table:style-name="ce36" table:formula="of:=[data.B286]&amp;&quot;_&quot;&amp;[data.C286]&amp;&quot;_BITMAP&quot;" office:value-type="string" office:string-value="GSCHEM_FILL_TYPE_BITMAP">
            <text:p>GSCHEM_FILL_TYPE_BITMAP</text:p>
          </table:table-cell>
          <table:table-cell table:style-name="ce36" table:formula="of:=[def_data.A286]" office:value-type="string" office:string-value="GSCHEM_BITMAP_FILL_TYPE_">
            <text:p>GSCHEM_BITMAP_FILL_TYPE_</text:p>
          </table:table-cell>
        </table:table-row>
        <table:table-row table:style-name="ro2">
          <table:table-cell table:style-name="ce36" table:number-columns-repeated="2"/>
          <table:table-cell table:style-name="ce36" table:formula="of:=[data.B287]&amp;&quot;_&quot;&amp;[data.C287]&amp;&quot;_BITMAP&quot;" office:value-type="string" office:string-value="GSCHEM_FILL_TYPE_BITMAP">
            <text:p>GSCHEM_FILL_TYPE_BITMAP</text:p>
          </table:table-cell>
          <table:table-cell table:style-name="ce36" table:formula="of:=[def_data.A287]" office:value-type="string" office:string-value="GSCHEM_BITMAP_FILL_TYPE_">
            <text:p>GSCHEM_BITMAP_FILL_TYPE_</text:p>
          </table:table-cell>
        </table:table-row>
        <table:table-row table:style-name="ro2">
          <table:table-cell table:style-name="ce36" table:number-columns-repeated="2"/>
          <table:table-cell table:style-name="ce36" table:formula="of:=[data.B288]&amp;&quot;_&quot;&amp;[data.C288]&amp;&quot;_BITMAP&quot;" office:value-type="string" office:string-value="GSCHEM_FILL_TYPE_BITMAP">
            <text:p>GSCHEM_FILL_TYPE_BITMAP</text:p>
          </table:table-cell>
          <table:table-cell table:style-name="ce36" table:formula="of:=[def_data.A288]" office:value-type="string" office:string-value="GSCHEM_BITMAP_FILL_TYPE_">
            <text:p>GSCHEM_BITMAP_FILL_TYPE_</text:p>
          </table:table-cell>
        </table:table-row>
        <table:table-row table:style-name="ro2">
          <table:table-cell table:style-name="ce39" table:number-columns-repeated="2"/>
          <table:table-cell table:style-name="ce39" table:formula="of:=[data.B289]&amp;&quot;_&quot;&amp;[data.C289]&amp;&quot;_MESH_BITMAP&quot;" office:value-type="string" office:string-value="GSCHEM_FILL_TYPE_MESH_BITMAP">
            <text:p>GSCHEM_FILL_TYPE_MESH_BITMAP</text:p>
          </table:table-cell>
          <table:table-cell table:style-name="ce39" table:formula="of:=[def_data.A289]" office:value-type="string" office:string-value="GSCHEM_BITMAP_FILL_TYPE_">
            <text:p>GSCHEM_BITMAP_FILL_TYPE_</text:p>
          </table:table-cell>
        </table:table-row>
        <table:table-row table:style-name="ro2">
          <table:table-cell table:style-name="ce39" table:number-columns-repeated="2"/>
          <table:table-cell table:style-name="ce39" table:formula="of:=[data.B290]&amp;&quot;_&quot;&amp;[data.C290]&amp;&quot;_MESH_BITMAP&quot;" office:value-type="string" office:string-value="GSCHEM_FILL_TYPE_MESH_BITMAP">
            <text:p>GSCHEM_FILL_TYPE_MESH_BITMAP</text:p>
          </table:table-cell>
          <table:table-cell table:style-name="ce39" table:formula="of:=[def_data.A290]" office:value-type="string" office:string-value="GSCHEM_BITMAP_FILL_TYPE_">
            <text:p>GSCHEM_BITMAP_FILL_TYPE_</text:p>
          </table:table-cell>
        </table:table-row>
        <table:table-row table:style-name="ro2">
          <table:table-cell table:style-name="ce39" office:value-type="string">
            <text:p>#define</text:p>
          </table:table-cell>
          <table:table-cell table:style-name="ce39"/>
          <table:table-cell table:style-name="ce39" table:formula="of:=[data.B291]&amp;&quot;_&quot;&amp;[data.C291]&amp;&quot;_MESH_BITMAP&quot;" office:value-type="string" office:string-value="GSCHEM_FILL_TYPE_MESH_BITMAP">
            <text:p>GSCHEM_FILL_TYPE_MESH_BITMAP</text:p>
          </table:table-cell>
          <table:table-cell table:style-name="ce39" table:formula="of:=[def_data.A291]" office:value-type="string" office:string-value="GSCHEM_BITMAP_FILL_TYPE_">
            <text:p>GSCHEM_BITMAP_FILL_TYPE_</text:p>
          </table:table-cell>
        </table:table-row>
        <table:table-row table:style-name="ro2">
          <table:table-cell table:style-name="ce39" table:number-columns-repeated="2"/>
          <table:table-cell table:style-name="ce39" table:formula="of:=[data.B292]&amp;&quot;_&quot;&amp;[data.C292]&amp;&quot;_MESH_BITMAP&quot;" office:value-type="string" office:string-value="GSCHEM_FILL_TYPE_MESH_BITMAP">
            <text:p>GSCHEM_FILL_TYPE_MESH_BITMAP</text:p>
          </table:table-cell>
          <table:table-cell table:style-name="ce39" table:formula="of:=[def_data.A292]" office:value-type="string" office:string-value="GSCHEM_BITMAP_FILL_TYPE_">
            <text:p>GSCHEM_BITMAP_FILL_TYPE_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293]&amp;&quot;_&quot;&amp;[data.C293]&amp;&quot;_BITMAP&quot;" office:value-type="string" office:string-value="GSCHEM_LEFT_2_RIGHT_BITMAP">
            <text:p>GSCHEM_LEFT_2_RIGHT_BITMAP</text:p>
          </table:table-cell>
          <table:table-cell table:style-name="ce37" table:formula="of:=[def_data.A293]" office:value-type="string" office:string-value="GSCHEM_BITMAP_LEFT_2_RIGHT_XLARGE">
            <text:p>GSCHEM_BITMAP_LEFT_2_RIGHT_XLARGE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294]&amp;&quot;_&quot;&amp;[data.C294]&amp;&quot;_BITMAP&quot;" office:value-type="string" office:string-value="GSCHEM_MIRROR_BITMAP">
            <text:p>GSCHEM_MIRROR_BITMAP</text:p>
          </table:table-cell>
          <table:table-cell table:style-name="ce37" table:formula="of:=[def_data.A294]" office:value-type="string" office:string-value="GSCHEM_BITMAP_MIRROR_SMALL">
            <text:p>GSCHEM_BITMAP_MIRROR_SMALL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295]&amp;&quot;_&quot;&amp;[data.C295]&amp;&quot;_BITMAP&quot;" office:value-type="string" office:string-value="GSCHEM_MOVE_BITMAP">
            <text:p>GSCHEM_MOVE_BITMAP</text:p>
          </table:table-cell>
          <table:table-cell table:style-name="ce37" table:formula="of:=[def_data.A295]" office:value-type="string" office:string-value="GSCHEM_BITMAP_MOVE_SMALL">
            <text:p>GSCHEM_BITMAP_MOVE_SMALL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296]&amp;&quot;_&quot;&amp;[data.C296]&amp;&quot;_BITMAP&quot;" office:value-type="string" office:string-value="GSCHEM_NET_BITMAP">
            <text:p>GSCHEM_NET_BITMAP</text:p>
          </table:table-cell>
          <table:table-cell table:style-name="ce37" table:formula="of:=[def_data.A296]" office:value-type="string" office:string-value="GSCHEM_BITMAP_NET_SMALL">
            <text:p>GSCHEM_BITMAP_NET_SMALL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297]&amp;&quot;_&quot;&amp;[data.C297]&amp;&quot;_BITMAP&quot;" office:value-type="string" office:string-value="GSCHEM_NEW_BITMAP">
            <text:p>GSCHEM_NEW_BITMAP</text:p>
          </table:table-cell>
          <table:table-cell table:style-name="ce37" table:formula="of:=[def_data.A297]" office:value-type="string" office:string-value="GSCHEM_BITMAP_NEW_SMALL">
            <text:p>GSCHEM_BITMAP_NEW_SMALL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298]&amp;&quot;_&quot;&amp;[data.C298]&amp;&quot;_BITMAP&quot;" office:value-type="string" office:string-value="GSCHEM_OPEN_BITMAP">
            <text:p>GSCHEM_OPEN_BITMAP</text:p>
          </table:table-cell>
          <table:table-cell table:style-name="ce37" table:formula="of:=[def_data.A298]" office:value-type="string" office:string-value="GSCHEM_BITMAP_OPEN_SMALL">
            <text:p>GSCHEM_BITMAP_OPEN_SMALL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299]&amp;&quot;_&quot;&amp;[data.C299]&amp;&quot;_BITMAP&quot;" office:value-type="string" office:string-value="GSCHEM_REDO_BITMAP">
            <text:p>GSCHEM_REDO_BITMAP</text:p>
          </table:table-cell>
          <table:table-cell table:style-name="ce37" table:formula="of:=[def_data.A299]" office:value-type="string" office:string-value="GSCHEM_BITMAP_REDO_SMALL">
            <text:p>GSCHEM_BITMAP_REDO_SMALL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300]&amp;&quot;_&quot;&amp;[data.C300]&amp;&quot;_BITMAP&quot;" office:value-type="string" office:string-value="GSCHEM_RIGHT_2_LEFT_BITMAP">
            <text:p>GSCHEM_RIGHT_2_LEFT_BITMAP</text:p>
          </table:table-cell>
          <table:table-cell table:style-name="ce37" table:formula="of:=[def_data.A300]" office:value-type="string" office:string-value="GSCHEM_BITMAP_RIGHT_2_LEFT_XLARGE">
            <text:p>GSCHEM_BITMAP_RIGHT_2_LEFT_XLARGE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301]&amp;&quot;_&quot;&amp;[data.C301]&amp;&quot;_BITMAP&quot;" office:value-type="string" office:string-value="GSCHEM_ROTATE_BITMAP">
            <text:p>GSCHEM_ROTATE_BITMAP</text:p>
          </table:table-cell>
          <table:table-cell table:style-name="ce37" table:formula="of:=[def_data.A301]" office:value-type="string" office:string-value="GSCHEM_BITMAP_ROTATE_SMALL">
            <text:p>GSCHEM_BITMAP_ROTATE_SMALL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302]&amp;&quot;_&quot;&amp;[data.C302]&amp;&quot;_BITMAP&quot;" office:value-type="string" office:string-value="GSCHEM_SAVE_BITMAP">
            <text:p>GSCHEM_SAVE_BITMAP</text:p>
          </table:table-cell>
          <table:table-cell table:style-name="ce37" table:formula="of:=[def_data.A302]" office:value-type="string" office:string-value="GSCHEM_BITMAP_SAVE_SMALL">
            <text:p>GSCHEM_BITMAP_SAVE_SMALL</text:p>
          </table:table-cell>
        </table:table-row>
        <table:table-row table:style-name="ro2">
          <table:table-cell table:style-name="ce38" office:value-type="string">
            <text:p>#define</text:p>
          </table:table-cell>
          <table:table-cell table:style-name="ce38"/>
          <table:table-cell table:formula="of:=[data.B303]&amp;&quot;_&quot;&amp;[data.C303]&amp;&quot;_BITMAP&quot;" office:value-type="string" office:string-value="GSCHEM_SELECT_BITMAP">
            <text:p>GSCHEM_SELECT_BITMAP</text:p>
          </table:table-cell>
          <table:table-cell table:formula="of:=[def_data.A303]" office:value-type="string" office:string-value="GSCHEM_BITMAP_SELECT_TINY">
            <text:p>GSCHEM_BITMAP_SELECT_TINY</text:p>
          </table:table-cell>
        </table:table-row>
        <table:table-row table:style-name="ro2">
          <table:table-cell table:style-name="ce38" table:number-columns-repeated="2"/>
          <table:table-cell table:formula="of:=[data.B304]&amp;&quot;_&quot;&amp;[data.C304]&amp;&quot;_BITMAP&quot;" office:value-type="string" office:string-value="GSCHEM_SELECT_BITMAP">
            <text:p>GSCHEM_SELECT_BITMAP</text:p>
          </table:table-cell>
          <table:table-cell table:formula="of:=[def_data.A304]" office:value-type="string" office:string-value="GSCHEM_BITMAP_SELECT_SMALL">
            <text:p>GSCHEM_BITMAP_SELECT_SMALL</text:p>
          </table:table-cell>
        </table:table-row>
        <table:table-row table:style-name="ro2">
          <table:table-cell table:style-name="ce38" table:number-columns-repeated="2"/>
          <table:table-cell table:formula="of:=[data.B305]&amp;&quot;_&quot;&amp;[data.C305]&amp;&quot;_BITMAP&quot;" office:value-type="string" office:string-value="GSCHEM_SELECT_BITMAP">
            <text:p>GSCHEM_SELECT_BITMAP</text:p>
          </table:table-cell>
          <table:table-cell table:formula="of:=[def_data.A305]" office:value-type="string" office:string-value="GSCHEM_BITMAP_SELECT_MEDIUM">
            <text:p>GSCHEM_BITMAP_SELECT_MEDIUM</text:p>
          </table:table-cell>
        </table:table-row>
        <table:table-row table:style-name="ro2">
          <table:table-cell table:style-name="ce36" table:number-columns-repeated="2"/>
          <table:table-cell table:style-name="ce36" table:formula="of:=[data.B306]&amp;&quot;_&quot;&amp;[data.C306]&amp;&quot;_BITMAP&quot;" office:value-type="string" office:string-value="GSCHEM_SELECT_BITMAP">
            <text:p>GSCHEM_SELECT_BITMAP</text:p>
          </table:table-cell>
          <table:table-cell table:style-name="ce36" table:formula="of:=[def_data.A306]" office:value-type="string" office:string-value="GSCHEM_BITMAP_SELECT_">
            <text:p>GSCHEM_BITMAP_SELECT_</text:p>
          </table:table-cell>
        </table:table-row>
        <table:table-row table:style-name="ro2">
          <table:table-cell table:style-name="ce38" office:value-type="string">
            <text:p>#define</text:p>
          </table:table-cell>
          <table:table-cell table:style-name="ce38"/>
          <table:table-cell table:formula="of:=[data.B307]&amp;&quot;_&quot;&amp;[data.C307]&amp;&quot;_BITMAP&quot;" office:value-type="string" office:string-value="GSCHEM_TEXT_BITMAP">
            <text:p>GSCHEM_TEXT_BITMAP</text:p>
          </table:table-cell>
          <table:table-cell table:formula="of:=[def_data.A307]" office:value-type="string" office:string-value="GSCHEM_BITMAP_TEXT_SMALL">
            <text:p>GSCHEM_BITMAP_TEXT_SMALL</text:p>
          </table:table-cell>
        </table:table-row>
        <table:table-row table:style-name="ro2">
          <table:table-cell table:style-name="ce38" table:number-columns-repeated="2"/>
          <table:table-cell table:formula="of:=[data.B308]&amp;&quot;_&quot;&amp;[data.C308]&amp;&quot;_BITMAP&quot;" office:value-type="string" office:string-value="GSCHEM_TEXT_BITMAP">
            <text:p>GSCHEM_TEXT_BITMAP</text:p>
          </table:table-cell>
          <table:table-cell table:formula="of:=[def_data.A308]" office:value-type="string" office:string-value="GSCHEM_BITMAP_TEXT_MEDIUM">
            <text:p>GSCHEM_BITMAP_TEXT_MEDIUM</text:p>
          </table:table-cell>
        </table:table-row>
        <table:table-row table:style-name="ro2">
          <table:table-cell table:style-name="ce38" office:value-type="string">
            <text:p>#define</text:p>
          </table:table-cell>
          <table:table-cell table:style-name="ce38"/>
          <table:table-cell table:formula="of:=[data.B309]&amp;&quot;_&quot;&amp;[data.C309]&amp;&quot;_BITMAP&quot;" office:value-type="string" office:string-value="GSCHEM_TRANSISTOR_BITMAP">
            <text:p>GSCHEM_TRANSISTOR_BITMAP</text:p>
          </table:table-cell>
          <table:table-cell table:formula="of:=[def_data.A309]" office:value-type="string" office:string-value="GSCHEM_BITMAP_TRANSISTOR_LARGE">
            <text:p>GSCHEM_BITMAP_TRANSISTOR_LARGE</text:p>
          </table:table-cell>
        </table:table-row>
        <table:table-row table:style-name="ro2">
          <table:table-cell table:style-name="ce38" table:number-columns-repeated="2"/>
          <table:table-cell table:formula="of:=[data.B310]&amp;&quot;_&quot;&amp;[data.C310]&amp;&quot;_BITMAP&quot;" office:value-type="string" office:string-value="GSCHEM_TRANSISTOR_BITMAP">
            <text:p>GSCHEM_TRANSISTOR_BITMAP</text:p>
          </table:table-cell>
          <table:table-cell table:formula="of:=[def_data.A310]" office:value-type="string" office:string-value="GSCHEM_BITMAP_TRANSISTOR_XLARGE">
            <text:p>GSCHEM_BITMAP_TRANSISTOR_XLARGE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311]&amp;&quot;_&quot;&amp;[data.C311]&amp;&quot;_BITMAP&quot;" office:value-type="string" office:string-value="GSCHEM_TOP_2_BOTTOM_BITMAP">
            <text:p>GSCHEM_TOP_2_BOTTOM_BITMAP</text:p>
          </table:table-cell>
          <table:table-cell table:style-name="ce37" table:formula="of:=[def_data.A311]" office:value-type="string" office:string-value="GSCHEM_BITMAP_TOP_2_BOTTOM_XLARGE">
            <text:p>GSCHEM_BITMAP_TOP_2_BOTTOM_XLARGE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312]&amp;&quot;_&quot;&amp;[data.C312]&amp;&quot;_BITMAP&quot;" office:value-type="string" office:string-value="GSCHEM_UNDO_BITMAP">
            <text:p>GSCHEM_UNDO_BITMAP</text:p>
          </table:table-cell>
          <table:table-cell table:style-name="ce37" table:formula="of:=[def_data.A312]" office:value-type="string" office:string-value="GSCHEM_BITMAP_UNDO_SMALL">
            <text:p>GSCHEM_BITMAP_UNDO_SMALL</text:p>
          </table:table-cell>
        </table:table-row>
        <table:table-row table:style-name="ro2">
          <table:table-cell table:style-name="ce37" office:value-type="string">
            <text:p>#define</text:p>
          </table:table-cell>
          <table:table-cell table:style-name="ce37"/>
          <table:table-cell table:style-name="ce37" table:formula="of:=[data.B313]&amp;&quot;_&quot;&amp;[data.C313]&amp;&quot;_BITMAP&quot;" office:value-type="string" office:string-value="GSCHEM_WARNING_BITMAP">
            <text:p>GSCHEM_WARNING_BITMAP</text:p>
          </table:table-cell>
          <table:table-cell table:style-name="ce37" table:formula="of:=[def_data.A313]" office:value-type="string" office:string-value="GSCHEM_BITMAP_WARNING_XXXLARGE">
            <text:p>GSCHEM_BITMAP_WARNING_XXXLARGE</text:p>
          </table:table-cell>
        </table:table-row>
        <table:table-row table:style-name="ro2" table:number-rows-repeated="1048262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3" table:target-range-address="quote.A1:quote.A1" table:contains-header="false" table:orientation="column"/>
        <table:database-range table:name="__Anonymous_Sheet_DB__4" table:target-range-address="default.A1:default.A31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7T19:40:12</meta:creation-date>
    <dc:date>2012-12-25T03:27:15</dc:date>
    <meta:editing-duration>P4DT8H56M34S</meta:editing-duration>
    <meta:editing-cycles>55</meta:editing-cycles>
    <meta:generator>LibreOffice/3.5$Linux_x86 LibreOffice_project/350m1$Build-2</meta:generator>
    <meta:document-statistic meta:table-count="5" meta:cell-count="4796" meta:object-count="0"/>
  </office:meta>
</office:document-meta>
</file>